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Sheet4.xml" manifest:media-type="text/xml"/>
  <manifest:file-entry manifest:full-path="Basic/VBAProject/Module3.xml" manifest:media-type="text/xml"/>
  <manifest:file-entry manifest:full-path="Basic/VBAProject/Module4.xml" manifest:media-type="text/xml"/>
  <manifest:file-entry manifest:full-path="Basic/Standard/script-lb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돋움" svg:font-family="돋움"/>
    <style:font-face style:name="굴림체" svg:font-family="굴림체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9pt"/>
    </style:style>
    <style:style style:name="co2" style:family="table-column">
      <style:table-column-properties fo:break-before="auto" style:column-width="75.46pt"/>
    </style:style>
    <style:style style:name="co3" style:family="table-column">
      <style:table-column-properties fo:break-before="auto" style:column-width="372.56pt"/>
    </style:style>
    <style:style style:name="co4" style:family="table-column">
      <style:table-column-properties fo:break-before="auto" style:column-width="91.76pt"/>
    </style:style>
    <style:style style:name="co5" style:family="table-column">
      <style:table-column-properties fo:break-before="auto" style:column-width="495.44pt"/>
    </style:style>
    <style:style style:name="co6" style:family="table-column">
      <style:table-column-properties fo:break-before="auto" style:column-width="62.79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8.65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ro5" style:family="table-row">
      <style:table-row-properties style:row-height="38.24pt" fo:break-before="auto" style:use-optimal-row-height="false"/>
    </style:style>
    <style:style style:name="ro6" style:family="table-row">
      <style:table-row-properties style:row-height="26.25pt" fo:break-before="auto" style:use-optimal-row-height="false"/>
    </style:style>
    <style:style style:name="ro7" style:family="table-row">
      <style:table-row-properties style:row-height="37.5pt" fo:break-before="auto" style:use-optimal-row-height="false"/>
    </style:style>
    <style:style style:name="ro8" style:family="table-row">
      <style:table-row-properties style:row-height="51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6.01pt" fo:break-before="auto" style:use-optimal-row-height="false"/>
    </style:style>
    <style:style style:name="ro11" style:family="table-row">
      <style:table-row-properties style:row-height="15pt" fo:break-before="auto" style:use-optimal-row-height="false"/>
    </style:style>
    <style:style style:name="ta1" style:family="table" style:master-page-name="PageStyle_5f_Word_20_Smart_20_-_20_1">
      <style:table-properties table:display="true" style:writing-mode="lr-tb"/>
    </style:style>
    <style:style style:name="ta2" style:family="table" style:master-page-name="PageStyle_5f_Wordsmart_20_-_20_II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바탕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바탕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dashed #2c2c2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dashed #2c2c2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굴림체" fo:font-size="10pt" fo:font-style="normal" fo:text-shadow="none" style:text-underline-style="none" fo:font-weight="normal" style:font-size-asian="10pt" style:font-style-asian="normal" style:font-weight-asian="normal" style:font-name-complex="굴림체" style:font-size-complex="10pt" style:font-style-complex="normal" style:font-weight-complex="normal"/>
    </style:style>
    <style:style style:name="T1" style:family="text">
      <style:text-properties style:font-name="바탕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바탕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/>
    </style:style>
    <style:style style:name="T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Times New Roman"/>
    </style:style>
    <style:style style:name="T4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바탕"/>
    </style:style>
    <style:style style:name="T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바탕"/>
    </style:style>
    <style:style style:name="T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Times New Roman"/>
    </style:style>
    <style:style style:name="T7" style:family="text">
      <style:text-properties style:font-name="바탕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바탕"/>
    </style:style>
    <style:style style:name="T10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style:font-name="바탕" fo:text-shadow="none" style:text-position="0%" style:font-size-asian="10pt" style:font-size-complex="10pt" style:font-weight-asian="normal" style:font-weight-complex="normal" style:font-style-complex="normal"/>
    </style:style>
    <style:style style:name="T11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complex="normal" style:font-name="Times New Roman"/>
    </style:style>
    <style:style style:name="T12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complex="normal" style:font-name="바탕"/>
    </style:style>
    <style:style style:name="T13" style:family="text">
      <style:text-properties style:font-name="바탕" fo:font-size="10pt" fo:font-weight="normal" style:text-underline-style="none" style:text-underline-color="font-color" style:text-line-through-type="none" fo:font-style="normal" style:text-outline="false" fo:text-shadow="none" style:font-style-complex="normal" style:text-position="0%" style:font-size-asian="10pt" style:font-size-complex="10pt" style:font-weight-asian="normal" style:font-weight-complex="normal" style:font-style-asian="normal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font-style-complex="normal" style:text-position="0%" style:font-size-asian="10pt" style:font-size-complex="10pt" style:font-weight-asian="normal" style:font-weight-complex="normal" style:font-style-asian="normal" style:font-name="Times New Roman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font-style-complex="normal" style:text-position="0%" style:font-size-asian="10pt" style:font-size-complex="10pt" style:font-weight-asian="normal" style:font-weight-complex="normal" style:font-style-asian="normal" style:font-name="바탕"/>
    </style:style>
    <style:style style:name="T16" style:family="text">
      <style:text-properties style:font-name="바탕" style:font-style-asian="normal" style:font-weight-complex="normal" style:font-weight-asian="normal" style:font-size-complex="10pt" style:font-size-asian="10pt" style:text-position="0%" fo:text-shadow="none" style:font-style-complex="normal" style:text-outline="false" fo:font-style="normal" style:text-line-through-type="none" style:text-underline-style="none" style:text-underline-color="font-color" fo:font-weight="normal" fo:font-size="10pt"/>
    </style:style>
    <style:style style:name="T17" style:family="text">
      <style:text-properties style:font-style-asian="normal" style:font-weight-complex="normal" style:font-weight-asian="normal" style:font-size-complex="10pt" style:font-size-asian="10pt" style:text-position="0%" fo:text-shadow="none" style:font-style-complex="normal" style:text-outline="false" fo:font-style="normal" style:text-line-through-type="none" style:text-underline-style="none" style:text-underline-color="font-color" fo:font-weight="normal" fo:font-size="10pt" style:font-name="Times New Roman"/>
    </style:style>
    <style:style style:name="T18" style:family="text">
      <style:text-properties style:font-style-asian="normal" style:font-weight-complex="normal" style:font-weight-asian="normal" style:font-size-complex="10pt" style:font-size-asian="10pt" style:text-position="0%" fo:text-shadow="none" style:font-style-complex="normal" style:text-outline="false" fo:font-style="normal" style:text-line-through-type="none" style:text-underline-style="none" style:text-underline-color="font-color" fo:font-weight="normal" fo:font-size="10pt" style:font-name="바탕"/>
    </style:style>
    <style:style style:name="T19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style:font-name="Times New Roman" fo:text-shadow="none" style:text-position="0%" style:font-size-asian="10pt" style:font-size-complex="10pt" style:font-weight-asian="normal" style:font-weight-complex="normal" style:font-style-complex="normal"/>
    </style:style>
    <style:style style:name="T20" style:family="text">
      <style:text-properties style:text-position="0%" style:font-style-complex="normal" style:font-name="바탕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position="0%" style:font-style-complex="norm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name="Times New Roman"/>
    </style:style>
    <style:style style:name="T22" style:family="text">
      <style:text-properties style:text-position="0%" style:font-style-complex="norm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name="바탕"/>
    </style:style>
    <style:style style:name="T23" style:family="text">
      <style:text-properties fo:font-weight="normal" style:font-weight-complex="normal" style:font-size-asian="10pt" style:text-position="0%" fo:font-size="10pt" style:font-weight-asian="normal" style:text-line-through-type="none" fo:text-shadow="none" style:font-size-complex="10pt" fo:font-style="normal" style:font-style-asian="normal" style:font-name="바탕" style:font-style-complex="normal" style:text-outline="false" style:text-underline-style="none" style:text-underline-color="font-color"/>
    </style:style>
    <style:style style:name="T24" style:family="text">
      <style:text-properties fo:font-weight="normal" style:font-weight-complex="normal" style:font-size-asian="10pt" style:text-position="0%" fo:font-size="10pt" style:font-weight-asian="normal" style:text-line-through-type="none" fo:text-shadow="none" style:font-size-complex="10pt" fo:font-style="normal" style:font-style-asian="normal" style:font-style-complex="normal" style:text-outline="false" style:text-underline-style="none" style:text-underline-color="font-color" style:font-name="Times New Roman"/>
    </style:style>
    <style:style style:name="T25" style:family="text">
      <style:text-properties fo:font-weight="normal" style:font-weight-complex="normal" style:font-size-asian="10pt" style:text-position="0%" fo:font-size="10pt" style:font-weight-asian="normal" style:text-line-through-type="none" fo:text-shadow="none" style:font-size-complex="10pt" fo:font-style="normal" style:font-style-asian="normal" style:font-style-complex="normal" style:text-outline="false" style:text-underline-style="none" style:text-underline-color="font-color" style:font-name="바탕"/>
    </style:style>
    <style:style style:name="T26" style:family="text">
      <style:text-properties fo:font-weight="normal" style:font-weight-complex="normal" style:font-weight-asian="normal" style:font-size-asian="10pt" style:text-position="0%" fo:font-size="10pt" style:text-line-through-type="none" fo:text-shadow="none" style:font-size-complex="10pt" style:font-style-asian="normal" style:font-name="바탕" style:font-style-complex="normal" style:text-outline="false" fo:font-style="normal" style:text-underline-style="none" style:text-underline-color="font-color"/>
    </style:style>
    <style:style style:name="T27" style:family="text">
      <style:text-properties fo:font-weight="normal" style:font-weight-complex="normal" style:font-weight-asian="normal" style:font-size-asian="10pt" style:text-position="0%" fo:font-size="10pt" style:text-line-through-type="none" fo:text-shadow="none" style:font-size-complex="10pt" style:font-style-asian="normal" style:font-style-complex="normal" style:text-outline="false" fo:font-style="normal" style:text-underline-style="none" style:text-underline-color="font-color" style:font-name="Times New Roman"/>
    </style:style>
    <style:style style:name="T28" style:family="text">
      <style:text-properties fo:font-weight="normal" style:font-weight-complex="normal" style:font-weight-asian="normal" style:font-size-asian="10pt" style:text-position="0%" fo:font-size="10pt" style:text-line-through-type="none" fo:text-shadow="none" style:font-size-complex="10pt" style:font-style-asian="normal" style:font-style-complex="normal" style:text-outline="false" fo:font-style="normal" style:text-underline-style="none" style:text-underline-color="font-color" style:font-name="바탕"/>
    </style:style>
    <style:style style:name="T29" style:family="text">
      <style:text-properties style:font-name="바탕" fo:font-size="10pt" fo:font-weight="normal" style:text-underline-style="none" style:text-underline-color="font-color" fo:font-style="normal" style:text-outline="false" style:font-style-complex="normal" style:text-line-through-type="none" fo:text-shadow="none" style:font-size-complex="10pt" style:text-position="0%" style:font-size-asian="10pt" style:font-weight-asian="normal" style:font-weight-complex="normal" style:font-style-asian="normal"/>
    </style:style>
    <style:style style:name="T30" style:family="text">
      <style:text-properties fo:font-size="10pt" fo:font-weight="normal" style:text-underline-style="none" style:text-underline-color="font-color" fo:font-style="normal" style:text-outline="false" style:font-style-complex="normal" style:text-line-through-type="none" fo:text-shadow="none" style:font-size-complex="10pt" style:text-position="0%" style:font-size-asian="10pt" style:font-weight-asian="normal" style:font-weight-complex="normal" style:font-style-asian="normal" style:font-name="Times New Roman"/>
    </style:style>
    <style:style style:name="T31" style:family="text">
      <style:text-properties fo:font-size="10pt" fo:font-weight="normal" style:text-underline-style="none" style:text-underline-color="font-color" fo:font-style="normal" style:text-outline="false" style:font-style-complex="normal" style:text-line-through-type="none" fo:text-shadow="none" style:font-size-complex="10pt" style:text-position="0%" style:font-size-asian="10pt" style:font-weight-asian="normal" style:font-weight-complex="normal" style:font-style-asian="normal" style:font-name="바탕"/>
    </style:style>
    <style:style style:name="T3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Arial"/>
    </style:style>
    <style:style style:name="T3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바탕체"/>
    </style:style>
    <style:style style:name="T34" style:family="text">
      <style:text-properties style:font-weight-asian="normal" style:text-underline-style="none" style:text-underline-color="font-color" fo:font-size="10pt" fo:text-shadow="none" style:font-weight-complex="normal" style:font-size-complex="10pt" style:text-outline="false" style:font-size-asian="10pt" style:text-position="0%" style:font-style-asian="normal" fo:font-weight="normal" style:font-name="Arial" fo:font-style="normal" style:text-line-through-type="none" style:font-style-complex="normal"/>
    </style:style>
    <style:style style:name="T35" style:family="text">
      <style:text-properties style:font-weight-asian="normal" style:text-underline-style="none" style:text-underline-color="font-color" fo:font-size="10pt" fo:text-shadow="none" style:font-weight-complex="normal" style:font-size-complex="10pt" style:text-outline="false" style:font-size-asian="10pt" style:text-position="0%" style:font-style-asian="normal" fo:font-weight="normal" fo:font-style="normal" style:text-line-through-type="none" style:font-style-complex="normal" style:font-name="Times New Roman"/>
    </style:style>
    <style:style style:name="T36" style:family="text">
      <style:text-properties style:font-weight-asian="normal" style:text-underline-style="none" style:text-underline-color="font-color" fo:font-size="10pt" fo:text-shadow="none" style:font-weight-complex="normal" style:font-size-complex="10pt" style:text-outline="false" style:font-size-asian="10pt" style:text-position="0%" style:font-style-asian="normal" fo:font-weight="normal" fo:font-style="normal" style:text-line-through-type="none" style:font-style-complex="normal" style:font-name="Arial"/>
    </style:style>
    <style:style style:name="T37" style:family="text">
      <style:text-properties style:font-weight-asian="normal" style:text-underline-style="none" style:text-underline-color="font-color" fo:font-size="10pt" fo:text-shadow="none" style:font-weight-complex="normal" style:font-size-complex="10pt" style:text-outline="false" style:font-size-asian="10pt" style:text-position="0%" style:font-style-asian="normal" fo:font-weight="normal" fo:font-style="normal" style:text-line-through-type="none" style:font-style-complex="normal" style:font-name="바탕체"/>
    </style:style>
    <style:style style:name="T38" style:family="text">
      <style:text-properties style:text-position="0%" style:font-style-complex="normal" style:font-name="Arial" style:font-style-asian="normal" style:font-weight-complex="normal" style:font-weight-asian="normal" style:font-size-asian="10pt" style:text-line-through-type="none" fo:text-shadow="none" style:font-size-complex="10pt" style:text-outline="false" fo:font-style="normal" style:text-underline-style="none" style:text-underline-color="font-color" fo:font-weight="normal" fo:font-size="10pt"/>
    </style:style>
    <style:style style:name="T39" style:family="text">
      <style:text-properties style:text-position="0%" style:font-style-complex="normal" style:font-style-asian="normal" style:font-weight-complex="normal" style:font-weight-asian="normal" style:font-size-asian="10pt" style:text-line-through-type="none" fo:text-shadow="none" style:font-size-complex="10pt" style:text-outline="false" fo:font-style="normal" style:text-underline-style="none" style:text-underline-color="font-color" fo:font-weight="normal" fo:font-size="10pt" style:font-name="Times New Roman"/>
    </style:style>
    <style:style style:name="T40" style:family="text">
      <style:text-properties style:text-position="0%" style:font-style-complex="normal" style:font-style-asian="normal" style:font-weight-complex="normal" style:font-weight-asian="normal" style:font-size-asian="10pt" style:text-line-through-type="none" fo:text-shadow="none" style:font-size-complex="10pt" style:text-outline="false" fo:font-style="normal" style:text-underline-style="none" style:text-underline-color="font-color" fo:font-weight="normal" fo:font-size="10pt" style:font-name="Arial"/>
    </style:style>
    <style:style style:name="T41" style:family="text">
      <style:text-properties style:text-position="0%" style:font-style-complex="normal" style:font-style-asian="normal" style:font-weight-complex="normal" style:font-weight-asian="normal" style:font-size-asian="10pt" style:text-line-through-type="none" fo:text-shadow="none" style:font-size-complex="10pt" style:text-outline="false" fo:font-style="normal" style:text-underline-style="none" style:text-underline-color="font-color" fo:font-weight="normal" fo:font-size="10pt" style:font-name="바탕"/>
    </style:style>
    <style:style style:name="T42" style:family="text">
      <style:text-properties style:font-weight-asian="normal" fo:font-weight="normal" style:text-position="0%" fo:text-shadow="none" style:text-line-through-type="none" style:font-size-asian="10pt" fo:font-size="10pt" style:font-weight-complex="normal" style:font-style-complex="normal" style:font-name="Arial" style:font-style-asian="normal" style:text-underline-style="none" style:text-underline-color="font-color" style:text-outline="false" style:font-size-complex="10pt" fo:font-style="normal"/>
    </style:style>
    <style:style style:name="T43" style:family="text">
      <style:text-properties style:font-weight-asian="normal" fo:font-weight="normal" style:text-position="0%" fo:text-shadow="none" style:text-line-through-type="none" style:font-size-asian="10pt" fo:font-size="10pt" style:font-weight-complex="normal" style:font-style-complex="normal" style:font-style-asian="normal" style:text-underline-style="none" style:text-underline-color="font-color" style:text-outline="false" style:font-size-complex="10pt" fo:font-style="normal" style:font-name="Times New Roman"/>
    </style:style>
    <style:style style:name="T44" style:family="text">
      <style:text-properties style:font-weight-asian="normal" fo:font-weight="normal" style:text-position="0%" fo:text-shadow="none" style:text-line-through-type="none" style:font-size-asian="10pt" fo:font-size="10pt" style:font-weight-complex="normal" style:font-style-complex="normal" style:font-style-asian="normal" style:text-underline-style="none" style:text-underline-color="font-color" style:text-outline="false" style:font-size-complex="10pt" fo:font-style="normal" style:font-name="Arial"/>
    </style:style>
    <style:style style:name="T45" style:family="text">
      <style:text-properties style:font-weight-asian="normal" fo:font-weight="normal" style:text-position="0%" fo:text-shadow="none" style:text-line-through-type="none" style:font-size-asian="10pt" fo:font-size="10pt" style:font-weight-complex="normal" style:font-style-complex="normal" style:font-style-asian="normal" style:text-underline-style="none" style:text-underline-color="font-color" style:text-outline="false" style:font-size-complex="10pt" fo:font-style="normal" style:font-name="바탕체"/>
    </style:style>
    <style:style style:name="T46" style:family="text">
      <style:text-properties style:text-position="0%" style:font-style-complex="normal" style:font-name="Ari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7" style:family="text">
      <style:text-properties style:text-position="0%" style:font-style-complex="norm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48" style:family="text">
      <style:text-properties style:font-weight-asian="normal" fo:font-style="normal" style:text-outline="false" style:font-style-complex="normal" style:font-name="Arial" style:font-style-asian="normal" style:font-weight-complex="normal" style:text-line-through-type="none" fo:text-shadow="none" style:font-size-complex="10pt" style:text-underline-style="none" style:text-underline-color="font-color" fo:font-weight="normal" fo:font-size="10pt" style:text-position="0%" style:font-size-asian="10pt"/>
    </style:style>
    <style:style style:name="T49" style:family="text">
      <style:text-properties style:font-weight-asian="normal" fo:font-style="normal" style:text-outline="false" style:font-style-complex="normal" style:font-style-asian="normal" style:font-weight-complex="normal" style:text-line-through-type="none" fo:text-shadow="none" style:font-size-complex="10pt" style:text-underline-style="none" style:text-underline-color="font-color" fo:font-weight="normal" fo:font-size="10pt" style:text-position="0%" style:font-size-asian="10pt" style:font-name="Times New Roman"/>
    </style:style>
    <style:style style:name="T50" style:family="text">
      <style:text-properties style:font-weight-asian="normal" fo:font-style="normal" style:text-outline="false" style:font-style-complex="normal" style:font-style-asian="normal" style:font-weight-complex="normal" style:text-line-through-type="none" fo:text-shadow="none" style:font-size-complex="10pt" style:text-underline-style="none" style:text-underline-color="font-color" fo:font-weight="normal" fo:font-size="10pt" style:text-position="0%" style:font-size-asian="10pt" style:font-name="Arial"/>
    </style:style>
    <style:style style:name="T51" style:family="text">
      <style:text-properties style:font-weight-asian="normal" fo:font-style="normal" style:text-outline="false" style:font-style-complex="normal" style:font-style-asian="normal" style:font-weight-complex="normal" style:text-line-through-type="none" fo:text-shadow="none" style:font-size-complex="10pt" style:text-underline-style="none" style:text-underline-color="font-color" fo:font-weight="normal" fo:font-size="10pt" style:text-position="0%" style:font-size-asian="10pt" style:font-name="바탕"/>
    </style:style>
    <style:style style:name="T52" style:family="text">
      <style:text-properties style:font-weight-asian="normal" fo:font-weight="normal" style:text-line-through-type="none" fo:text-shadow="none" style:text-position="0%" style:font-weight-complex="normal" fo:font-size="10pt" style:font-size-asian="10pt" style:text-underline-style="none" style:text-underline-color="font-color" style:font-style-asian="normal" style:font-name="Arial" style:font-style-complex="normal" fo:font-style="normal" style:font-size-complex="10pt" style:text-outline="false"/>
    </style:style>
    <style:style style:name="T53" style:family="text">
      <style:text-properties style:font-weight-asian="normal" fo:font-weight="normal" style:text-line-through-type="none" fo:text-shadow="none" style:text-position="0%" style:font-weight-complex="normal" fo:font-size="10pt" style:font-size-asian="10pt" style:text-underline-style="none" style:text-underline-color="font-color" style:font-style-asian="normal" style:font-style-complex="normal" fo:font-style="normal" style:font-size-complex="10pt" style:text-outline="false" style:font-name="Times New Roman"/>
    </style:style>
    <style:style style:name="T54" style:family="text">
      <style:text-properties style:font-weight-asian="normal" fo:font-weight="normal" style:text-line-through-type="none" fo:text-shadow="none" style:text-position="0%" style:font-weight-complex="normal" fo:font-size="10pt" style:font-size-asian="10pt" style:text-underline-style="none" style:text-underline-color="font-color" style:font-style-asian="normal" style:font-style-complex="normal" fo:font-style="normal" style:font-size-complex="10pt" style:text-outline="false" style:font-name="Arial"/>
    </style:style>
    <style:style style:name="T55" style:family="text">
      <style:text-properties style:font-weight-asian="normal" fo:font-weight="normal" style:text-line-through-type="none" fo:text-shadow="none" style:text-position="0%" style:font-weight-complex="normal" fo:font-size="10pt" style:font-size-asian="10pt" style:text-underline-style="none" style:text-underline-color="font-color" style:font-style-asian="normal" style:font-style-complex="normal" fo:font-style="normal" style:font-size-complex="10pt" style:text-outline="false" style:font-name="바탕체"/>
    </style:style>
    <style:style style:name="T56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style:font-name="Arial" fo:text-shadow="none" style:text-position="0%" style:font-size-asian="10pt" style:font-size-complex="10pt" style:font-weight-asian="normal" style:font-weight-complex="normal" style:font-style-complex="normal"/>
    </style:style>
    <style:style style:name="T57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complex="normal" style:font-name="Arial"/>
    </style:style>
    <style:style style:name="T58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complex="normal" style:font-name="바탕체"/>
    </style:style>
    <style:style style:name="T59" style:family="text">
      <style:text-properties style:text-position="0%" style:font-style-complex="norm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name="바탕체"/>
    </style:style>
    <style:style style:name="T60" style:family="text">
      <style:text-properties fo:color="#000000" style:font-name="바탕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61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 style:font-name="Times New Roman"/>
    </style:style>
    <style:style style:name="T6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 style:font-name="바탕"/>
    </style:style>
    <style:style style:name="T63" style:family="text">
      <style:text-properties style:text-position="0%" style:font-name="굴림체" fo:font-size="10pt" fo:font-weight="normal" style:text-underline-style="none" style:text-underline-color="font-color" style:text-line-through-type="none" fo:font-style="normal" style:text-outline="false" style:font-name-complex="굴림체" style:font-size-asian="10pt" style:font-size-complex="10pt" style:font-weight-asian="normal" style:font-weight-complex="normal" style:font-style-asian="normal" style:font-style-complex="normal" fo:text-shadow="none"/>
    </style:style>
    <style:style style:name="T64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style:font-size-asian="10pt" style:font-size-complex="10pt" style:font-weight-asian="normal" style:font-weight-complex="normal" style:font-style-asian="normal" style:font-style-complex="normal" fo:text-shadow="none" style:font-name="Times New Roman"/>
    </style:style>
    <style:style style:name="T65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style:font-size-asian="10pt" style:font-size-complex="10pt" style:font-weight-asian="normal" style:font-weight-complex="normal" style:font-style-asian="normal" style:font-style-complex="normal" fo:text-shadow="none" style:font-name="굴림체" style:font-name-complex="굴림체"/>
    </style:style>
    <style:style style:name="T66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text-shadow="none" style:font-name-complex="굴림체" style:font-size-asian="10pt" style:font-size-complex="10pt" style:font-weight-asian="normal" style:font-weight-complex="normal" style:font-style-asian="normal" style:font-name="굴림체"/>
    </style:style>
    <style:style style:name="T67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name="Times New Roman"/>
    </style:style>
    <style:style style:name="T68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name="굴림체" style:font-name-complex="굴림체"/>
    </style:style>
    <style:style style:name="T69" style:family="text">
      <style:text-properties style:font-name-complex="굴림체" fo:text-shadow="none" style:font-weight-complex="normal" style:font-weight-asian="normal" style:font-size-complex="10pt" style:font-size-asian="10pt" style:font-style-asian="normal" fo:font-style="normal" style:text-outline="false" style:font-style-complex="normal" style:font-name="굴림체" style:text-line-through-type="none" style:text-underline-style="none" style:text-underline-color="font-color" fo:font-weight="normal" fo:font-size="10pt" style:text-position="0%"/>
    </style:style>
    <style:style style:name="T70" style:family="text">
      <style:text-properties fo:text-shadow="none" style:font-weight-complex="normal" style:font-weight-asian="normal" style:font-size-complex="10pt" style:font-size-asian="10pt" style:font-style-asian="normal" fo:font-style="normal" style:text-outline="false" style:font-style-complex="normal" style:text-line-through-type="none" style:text-underline-style="none" style:text-underline-color="font-color" fo:font-weight="normal" fo:font-size="10pt" style:text-position="0%" style:font-name="Times New Roman"/>
    </style:style>
    <style:style style:name="T71" style:family="text">
      <style:text-properties fo:text-shadow="none" style:font-weight-complex="normal" style:font-weight-asian="normal" style:font-size-complex="10pt" style:font-size-asian="10pt" style:font-style-asian="normal" fo:font-style="normal" style:text-outline="false" style:font-style-complex="normal" style:text-line-through-type="none" style:text-underline-style="none" style:text-underline-color="font-color" fo:font-weight="normal" fo:font-size="10pt" style:text-position="0%" style:font-name="굴림체" style:font-name-complex="굴림체"/>
    </style:style>
    <style:style style:name="T72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complex="normal" style:font-name="굴림체" style:font-name-complex="굴림체"/>
    </style:style>
    <style:style style:name="T73" style:family="text">
      <style:text-properties style:font-name="Times New Roman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/>
    </style:style>
    <style:style style:name="T74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굴림체" style:font-name-complex="굴림체"/>
    </style:style>
    <style:style style:name="T7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7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굴림체" style:font-name-complex="굴림체"/>
    </style:style>
    <style:style style:name="T77" style:family="text">
      <style:text-properties style:font-style-complex="normal" style:text-position="0%" style:font-name="굴림체" fo:font-size="10pt" fo:font-weight="normal" style:text-underline-style="none" style:text-underline-color="font-color" style:text-line-through-type="none" fo:font-style="normal" fo:text-shadow="none" style:text-outline="false" style:font-name-complex="굴림체" style:font-size-asian="10pt" style:font-size-complex="10pt" style:font-weight-asian="normal" style:font-weight-complex="normal" style:font-style-asian="normal"/>
    </style:style>
    <style:style style:name="T78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fo:text-shadow="none" style:text-outline="false" style:font-size-asian="10pt" style:font-size-complex="10pt" style:font-weight-asian="normal" style:font-weight-complex="normal" style:font-style-asian="normal" style:font-name="Times New Roman"/>
    </style:style>
    <style:style style:name="T79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fo:text-shadow="none" style:text-outline="false" style:font-size-asian="10pt" style:font-size-complex="10pt" style:font-weight-asian="normal" style:font-weight-complex="normal" style:font-style-asian="normal" style:font-name="굴림체" style:font-name-complex="굴림체"/>
    </style:style>
    <style:style style:name="T80" style:family="text">
      <style:text-properties fo:text-shadow="none" style:text-outline="false" style:text-position="0%" style:font-name="굴림체" fo:font-size="10pt" fo:font-weight="normal" style:text-underline-style="none" style:text-underline-color="font-color" style:text-line-through-type="none" fo:font-style="normal" style:font-size-asian="10pt" style:font-size-complex="10pt" style:font-weight-asian="normal" style:font-weight-complex="normal" style:font-style-asian="normal" style:font-style-complex="normal" style:font-name-complex="굴림체"/>
    </style:style>
    <style:style style:name="T81" style:family="text">
      <style:text-properties fo:text-shadow="none" style:text-outline="false" style:text-position="0%" fo:font-size="10pt" fo:font-weight="normal" style:text-underline-style="none" style:text-underline-color="font-color" style:text-line-through-type="none" fo:font-style="normal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82" style:family="text">
      <style:text-properties fo:text-shadow="none" style:text-outline="false" style:text-position="0%" fo:font-size="10pt" fo:font-weight="normal" style:text-underline-style="none" style:text-underline-color="font-color" style:text-line-through-type="none" fo:font-style="normal" style:font-size-asian="10pt" style:font-size-complex="10pt" style:font-weight-asian="normal" style:font-weight-complex="normal" style:font-style-asian="normal" style:font-style-complex="normal" style:font-name="굴림체" style:font-name-complex="굴림체"/>
    </style:style>
    <style:style style:name="T83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font-style-complex="normal" style:text-position="0%" style:font-size-asian="10pt" style:font-size-complex="10pt" style:font-weight-asian="normal" style:font-weight-complex="normal" style:font-style-asian="normal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font-style-complex="normal" style:text-position="0%" style:font-size-asian="10pt" style:font-size-complex="10pt" style:font-weight-asian="normal" style:font-weight-complex="normal" style:font-style-asian="normal" style:font-name="굴림체" style:font-name-complex="굴림체"/>
    </style:style>
    <style:style style:name="T85" style:family="text">
      <style:text-properties style:font-style-complex="normal" style:text-position="0%" style:font-style-asian="normal" style:font-weight-complex="normal" style:font-weight-asian="normal" style:font-size-complex="10pt" style:font-size-asian="10pt" style:font-name-complex="굴림체" fo:text-shadow="none" style:text-outline="false" fo:font-style="normal" style:text-line-through-type="none" style:text-underline-style="none" style:text-underline-color="font-color" fo:font-weight="normal" fo:font-size="10pt" style:font-name="굴림체"/>
    </style:style>
    <style:style style:name="T86" style:family="text">
      <style:text-properties style:font-style-complex="normal" style:text-position="0%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name="Times New Roman"/>
    </style:style>
    <style:style style:name="T87" style:family="text">
      <style:text-properties style:font-style-complex="normal" style:text-position="0%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name="굴림체" style:font-name-complex="굴림체"/>
    </style:style>
    <style:style style:name="T88" style:family="text">
      <style:text-properties style:font-name-complex="굴림체" fo:font-style="normal" fo:text-shadow="none" style:text-position="0%" style:font-name="굴림체" fo:font-size="10pt" fo:font-weight="normal" style:text-underline-style="none" style:text-underline-color="font-color" style:text-line-through-type="none" style:font-size-complex="10pt" style:font-weight-asian="normal" style:font-weight-complex="normal" style:font-style-asian="normal" style:font-style-complex="normal" style:text-outline="false" style:font-size-asian="10pt"/>
    </style:style>
    <style:style style:name="T89" style:family="text">
      <style:text-properties fo:font-style="normal" fo:text-shadow="none" style:text-position="0%" fo:font-size="10pt" fo:font-weight="normal" style:text-underline-style="none" style:text-underline-color="font-color" style:text-line-through-type="none" style:font-size-complex="10pt" style:font-weight-asian="normal" style:font-weight-complex="normal" style:font-style-asian="normal" style:font-style-complex="normal" style:text-outline="false" style:font-size-asian="10pt" style:font-name="Times New Roman"/>
    </style:style>
    <style:style style:name="T90" style:family="text">
      <style:text-properties fo:font-style="normal" fo:text-shadow="none" style:text-position="0%" fo:font-size="10pt" fo:font-weight="normal" style:text-underline-style="none" style:text-underline-color="font-color" style:text-line-through-type="none" style:font-size-complex="10pt" style:font-weight-asian="normal" style:font-weight-complex="normal" style:font-style-asian="normal" style:font-style-complex="normal" style:text-outline="false" style:font-size-asian="10pt" style:font-name="굴림체" style:font-name-complex="굴림체"/>
    </style:style>
    <style:style style:name="T91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굴림체" style:font-name-complex="굴림체"/>
    </style:style>
    <style:style style:name="T92" style:family="text">
      <style:text-properties style:font-name="Times New Roman" style:font-style-asian="normal" style:font-weight-complex="normal" style:text-line-through-type="none" fo:font-style="normal" style:text-outline="false" fo:text-shadow="none" style:text-underline-style="none" style:text-underline-color="font-color" style:font-style-complex="normal" style:text-position="0%" style:font-size-asian="10pt" style:font-size-complex="10pt" style:font-weight-asian="normal" fo:font-weight="normal" fo:font-size="10pt"/>
    </style:style>
    <style:style style:name="T93" style:family="text">
      <style:text-properties style:font-style-asian="normal" style:font-weight-complex="normal" style:text-line-through-type="none" fo:font-style="normal" style:text-outline="false" fo:text-shadow="none" style:text-underline-style="none" style:text-underline-color="font-color" style:font-style-complex="normal" style:text-position="0%" style:font-size-asian="10pt" style:font-size-complex="10pt" style:font-weight-asian="normal" fo:font-weight="normal" fo:font-size="10pt" style:font-name="굴림체" style:font-name-complex="굴림체"/>
    </style:style>
    <style:style style:name="T94" style:family="text">
      <style:text-properties style:font-style-asian="normal" style:font-weight-complex="normal" style:text-line-through-type="none" fo:font-style="normal" style:text-outline="false" fo:text-shadow="none" style:text-underline-style="none" style:text-underline-color="font-color" style:font-style-complex="normal" style:text-position="0%" style:font-size-asian="10pt" style:font-size-complex="10pt" style:font-weight-asian="normal" fo:font-weight="normal" fo:font-size="10pt" style:font-name="Times New Roman"/>
    </style:style>
    <style:style style:name="T95" style:family="text">
      <style:text-properties style:text-underline-style="none" style:text-underline-color="font-color" style:font-size-asian="10pt" style:font-name-complex="굴림체" style:text-position="0%" style:font-name="굴림체" fo:font-size="10pt" fo:font-weight="normal" fo:font-style="normal" style:text-outline="false" style:font-style-complex="normal" style:font-size-complex="10pt" style:font-weight-asian="normal" style:font-weight-complex="normal" style:font-style-asian="normal" fo:text-shadow="none" style:text-line-through-type="none"/>
    </style:style>
    <style:style style:name="T96" style:family="text">
      <style:text-properties style:text-underline-style="none" style:text-underline-color="font-color" style:font-size-asian="10pt" style:text-position="0%" fo:font-size="10pt" fo:font-weight="normal" fo:font-style="normal" style:text-outline="false" style:font-style-complex="normal" style:font-size-complex="10pt" style:font-weight-asian="normal" style:font-weight-complex="normal" style:font-style-asian="normal" fo:text-shadow="none" style:text-line-through-type="none" style:font-name="Times New Roman"/>
    </style:style>
    <style:style style:name="T97" style:family="text">
      <style:text-properties style:text-underline-style="none" style:text-underline-color="font-color" style:font-size-asian="10pt" style:text-position="0%" fo:font-size="10pt" fo:font-weight="normal" fo:font-style="normal" style:text-outline="false" style:font-style-complex="normal" style:font-size-complex="10pt" style:font-weight-asian="normal" style:font-weight-complex="normal" style:font-style-asian="normal" fo:text-shadow="none" style:text-line-through-type="none" style:font-name="굴림체" style:font-name-complex="굴림체"/>
    </style:style>
    <style:style style:name="T98" style:family="text">
      <style:text-properties fo:text-shadow="none" style:font-style-complex="normal" style:font-style-asian="normal" style:font-weight-complex="normal" style:font-weight-asian="normal" style:font-size-complex="10pt" style:font-size-asian="10pt" style:font-name-complex="굴림체" fo:font-style="normal" style:text-line-through-type="none" style:text-underline-style="none" style:text-underline-color="font-color" fo:font-weight="normal" fo:font-size="10pt" style:font-name="굴림체" style:text-position="0%" style:text-outline="false"/>
    </style:style>
    <style:style style:name="T99" style:family="text">
      <style:text-properties fo:text-shadow="none" style:font-style-complex="normal" style:font-style-asian="normal" style:font-weight-complex="normal" style:font-weight-asian="normal" style:font-size-complex="10pt" style:font-size-asian="10pt" fo:font-style="normal" style:text-line-through-type="none" style:text-underline-style="none" style:text-underline-color="font-color" fo:font-weight="normal" fo:font-size="10pt" style:text-position="0%" style:text-outline="false" style:font-name="Times New Roman"/>
    </style:style>
    <style:style style:name="T100" style:family="text">
      <style:text-properties fo:text-shadow="none" style:font-style-complex="normal" style:font-style-asian="normal" style:font-weight-complex="normal" style:font-weight-asian="normal" style:font-size-complex="10pt" style:font-size-asian="10pt" fo:font-style="normal" style:text-line-through-type="none" style:text-underline-style="none" style:text-underline-color="font-color" fo:font-weight="normal" fo:font-size="10pt" style:text-position="0%" style:text-outline="false" style:font-name="굴림체" style:font-name-complex="굴림체"/>
    </style:style>
    <style:style style:name="T101" style:family="text">
      <style:text-properties style:font-weight-asian="normal" style:text-line-through-type="none" fo:font-style="normal" fo:text-shadow="none" fo:font-size="10pt" fo:font-weight="normal" style:font-size-asian="10pt" style:text-underline-style="none" style:text-underline-color="font-color" style:text-outline="false" style:font-weight-complex="normal" style:font-style-asian="normal" style:font-name="Times New Roman" style:font-style-complex="normal" style:text-position="0%" style:font-size-complex="10pt"/>
    </style:style>
    <style:style style:name="T102" style:family="text">
      <style:text-properties style:font-weight-asian="normal" style:text-line-through-type="none" fo:font-style="normal" fo:text-shadow="none" fo:font-size="10pt" fo:font-weight="normal" style:font-size-asian="10pt" style:text-underline-style="none" style:text-underline-color="font-color" style:text-outline="false" style:font-weight-complex="normal" style:font-style-asian="normal" style:font-style-complex="normal" style:text-position="0%" style:font-size-complex="10pt" style:font-name="굴림체" style:font-name-complex="굴림체"/>
    </style:style>
    <style:style style:name="T103" style:family="text">
      <style:text-properties style:font-weight-asian="normal" style:text-line-through-type="none" fo:font-style="normal" fo:text-shadow="none" fo:font-size="10pt" fo:font-weight="normal" style:font-size-asian="10pt" style:text-underline-style="none" style:text-underline-color="font-color" style:text-outline="false" style:font-weight-complex="normal" style:font-style-asian="normal" style:font-style-complex="normal" style:text-position="0%" style:font-size-complex="10pt" style:font-name="Times New Roman"/>
    </style:style>
    <style:style style:name="T104" style:family="text">
      <style:text-properties style:font-style-asian="normal" style:font-name="굴림체" fo:font-size="10pt" fo:font-weight="normal" style:text-underline-style="none" style:text-underline-color="font-color" style:text-line-through-type="none" fo:font-style="normal" fo:text-shadow="none" style:text-outline="false" style:font-style-complex="normal" style:text-position="0%" style:font-name-complex="굴림체" style:font-size-asian="10pt" style:font-size-complex="10pt" style:font-weight-asian="normal" style:font-weight-complex="normal"/>
    </style:style>
    <style:style style:name="T105" style:family="text">
      <style:text-properties style:font-style-asian="normal" fo:font-size="10pt" fo:font-weight="normal" style:text-underline-style="none" style:text-underline-color="font-color" style:text-line-through-type="none" fo:font-style="normal" fo:text-shadow="none" style:text-outline="false" style:font-style-complex="normal" style:text-position="0%" style:font-size-asian="10pt" style:font-size-complex="10pt" style:font-weight-asian="normal" style:font-weight-complex="normal" style:font-name="Times New Roman"/>
    </style:style>
    <style:style style:name="T106" style:family="text">
      <style:text-properties style:font-style-asian="normal" fo:font-size="10pt" fo:font-weight="normal" style:text-underline-style="none" style:text-underline-color="font-color" style:text-line-through-type="none" fo:font-style="normal" fo:text-shadow="none" style:text-outline="false" style:font-style-complex="normal" style:text-position="0%" style:font-size-asian="10pt" style:font-size-complex="10pt" style:font-weight-asian="normal" style:font-weight-complex="normal" style:font-name="굴림체" style:font-name-complex="굴림체"/>
    </style:style>
    <style:style style:name="T107" style:family="text">
      <style:text-properties style:text-position="0%" style:font-name="굴림체" fo:font-size="10pt" fo:font-weight="normal" style:text-underline-style="none" style:text-underline-color="font-color" style:text-line-through-type="none" fo:font-style="normal" style:text-outline="false" fo:text-shadow="none" style:font-name-complex="굴림체" style:font-size-asian="10pt" style:font-size-complex="10pt" style:font-weight-asian="normal" style:font-weight-complex="normal" style:font-style-asian="normal" style:font-style-complex="normal"/>
    </style:style>
    <style:style style:name="T108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109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굴림체" style:font-name-complex="굴림체"/>
    </style:style>
    <style:style style:name="T110" style:family="text">
      <style:text-properties fo:font-size="10pt" style:font-style-asian="normal" style:font-weight-complex="normal" fo:font-style="normal" fo:text-shadow="none" style:text-line-through-type="none" style:font-size-asian="10pt" style:text-underline-style="none" style:text-underline-color="font-color" style:text-outline="false" style:font-size-complex="10pt" style:font-name="Times New Roman" style:font-style-complex="normal" style:text-position="0%" style:font-weight-asian="normal" fo:font-weight="normal"/>
    </style:style>
    <style:style style:name="T111" style:family="text">
      <style:text-properties fo:font-size="10pt" style:font-style-asian="normal" style:font-weight-complex="normal" fo:font-style="normal" fo:text-shadow="none" style:text-line-through-type="none" style:font-size-asian="10pt" style:text-underline-style="none" style:text-underline-color="font-color" style:text-outline="false" style:font-size-complex="10pt" style:font-style-complex="normal" style:text-position="0%" style:font-weight-asian="normal" fo:font-weight="normal" style:font-name="굴림체" style:font-name-complex="굴림체"/>
    </style:style>
    <style:style style:name="T112" style:family="text">
      <style:text-properties fo:font-size="10pt" style:font-style-asian="normal" style:font-weight-complex="normal" fo:font-style="normal" fo:text-shadow="none" style:text-line-through-type="none" style:font-size-asian="10pt" style:text-underline-style="none" style:text-underline-color="font-color" style:text-outline="false" style:font-size-complex="10pt" style:font-style-complex="normal" style:text-position="0%" style:font-weight-asian="normal" fo:font-weight="normal" style:font-name="Times New Roman"/>
    </style:style>
    <style:style style:name="T113" style:family="text">
      <style:text-properties style:font-name-complex="굴림체" fo:text-shadow="none" style:font-style-asian="normal" style:font-weight-complex="normal" style:font-weight-asian="normal" style:font-size-complex="10pt" style:font-size-asian="10pt" fo:font-style="normal" style:text-outline="false" style:font-style-complex="normal" style:text-line-through-type="none" style:text-underline-style="none" style:text-underline-color="font-color" fo:font-weight="normal" fo:font-size="10pt" style:font-name="굴림체" style:text-position="0%"/>
    </style:style>
    <style:style style:name="T114" style:family="text">
      <style:text-properties fo:text-shadow="none" style:font-style-asian="normal" style:font-weight-complex="normal" style:font-weight-asian="normal" style:font-size-complex="10pt" style:font-size-asian="10pt" fo:font-style="normal" style:text-outline="false" style:font-style-complex="normal" style:text-line-through-type="none" style:text-underline-style="none" style:text-underline-color="font-color" fo:font-weight="normal" fo:font-size="10pt" style:text-position="0%" style:font-name="Times New Roman"/>
    </style:style>
    <style:style style:name="T115" style:family="text">
      <style:text-properties fo:text-shadow="none" style:font-style-asian="normal" style:font-weight-complex="normal" style:font-weight-asian="normal" style:font-size-complex="10pt" style:font-size-asian="10pt" fo:font-style="normal" style:text-outline="false" style:font-style-complex="normal" style:text-line-through-type="none" style:text-underline-style="none" style:text-underline-color="font-color" fo:font-weight="normal" fo:font-size="10pt" style:text-position="0%" style:font-name="굴림체" style:font-name-complex="굴림체"/>
    </style:style>
    <style:style style:name="T116" style:family="text">
      <style:text-properties style:text-position="0%" style:font-style-asian="normal" style:font-weight-complex="normal" style:font-weight-asian="normal" style:font-size-complex="10pt" style:font-size-asian="10pt" style:font-name-complex="굴림체" style:text-outline="false" style:font-style-complex="normal" fo:text-shadow="none" fo:font-style="normal" style:text-line-through-type="none" style:text-underline-style="none" style:text-underline-color="font-color" fo:font-weight="normal" fo:font-size="10pt" style:font-name="굴림체"/>
    </style:style>
    <style:style style:name="T117" style:family="text">
      <style:text-properties style:text-position="0%" style:font-style-asian="normal" style:font-weight-complex="normal" style:font-weight-asian="normal" style:font-size-complex="10pt" style:font-size-asian="10pt" style:text-outline="false" style:font-style-complex="normal" fo:text-shadow="none" fo:font-style="normal" style:text-line-through-type="none" style:text-underline-style="none" style:text-underline-color="font-color" fo:font-weight="normal" fo:font-size="10pt" style:font-name="Times New Roman"/>
    </style:style>
    <style:style style:name="T118" style:family="text">
      <style:text-properties style:text-position="0%" style:font-style-asian="normal" style:font-weight-complex="normal" style:font-weight-asian="normal" style:font-size-complex="10pt" style:font-size-asian="10pt" style:text-outline="false" style:font-style-complex="normal" fo:text-shadow="none" fo:font-style="normal" style:text-line-through-type="none" style:text-underline-style="none" style:text-underline-color="font-color" fo:font-weight="normal" fo:font-size="10pt" style:font-name="굴림체" style:font-name-complex="굴림체"/>
    </style:style>
    <style:style style:name="T119" style:family="text">
      <style:text-properties fo:font-style="normal" style:text-position="0%" style:font-style-complex="normal" style:font-name="Times New Roman" style:font-style-asian="normal" style:font-weight-complex="normal" style:text-line-through-type="none" style:font-size-asian="10pt" style:text-underline-style="none" style:text-underline-color="font-color" style:text-outline="false" style:font-size-complex="10pt" style:font-weight-asian="normal" fo:font-weight="normal" fo:font-size="10pt" fo:text-shadow="none"/>
    </style:style>
    <style:style style:name="T120" style:family="text">
      <style:text-properties fo:font-style="normal" style:text-position="0%" style:font-style-complex="normal" style:font-style-asian="normal" style:font-weight-complex="normal" style:text-line-through-type="none" style:font-size-asian="10pt" style:text-underline-style="none" style:text-underline-color="font-color" style:text-outline="false" style:font-size-complex="10pt" style:font-weight-asian="normal" fo:font-weight="normal" fo:font-size="10pt" fo:text-shadow="none" style:font-name="굴림체" style:font-name-complex="굴림체"/>
    </style:style>
    <style:style style:name="T121" style:family="text">
      <style:text-properties fo:font-style="normal" style:text-position="0%" style:font-style-complex="normal" style:font-style-asian="normal" style:font-weight-complex="normal" style:text-line-through-type="none" style:font-size-asian="10pt" style:text-underline-style="none" style:text-underline-color="font-color" style:text-outline="false" style:font-size-complex="10pt" style:font-weight-asian="normal" fo:font-weight="normal" fo:font-size="10pt" fo:text-shadow="none" style:font-name="Times New Roman"/>
    </style:style>
    <style:style style:name="T122" style:family="text">
      <style:text-properties style:font-style-asian="normal" style:font-name="굴림체" fo:font-size="10pt" fo:font-weight="normal" style:text-underline-style="none" style:text-underline-color="font-color" style:text-line-through-type="none" fo:font-style="normal" fo:text-shadow="none" style:font-style-complex="normal" style:text-position="0%" style:text-outline="false" style:font-name-complex="굴림체" style:font-size-asian="10pt" style:font-size-complex="10pt" style:font-weight-asian="normal" style:font-weight-complex="normal"/>
    </style:style>
    <style:style style:name="T123" style:family="text">
      <style:text-properties style:font-style-asian="normal" fo:font-size="10pt" fo:font-weight="normal" style:text-underline-style="none" style:text-underline-color="font-color" style:text-line-through-type="none" fo:font-style="normal" fo:text-shadow="none" style:font-style-complex="normal" style:text-position="0%" style:text-outline="false" style:font-size-asian="10pt" style:font-size-complex="10pt" style:font-weight-asian="normal" style:font-weight-complex="normal" style:font-name="Times New Roman"/>
    </style:style>
    <style:style style:name="T124" style:family="text">
      <style:text-properties style:font-style-asian="normal" fo:font-size="10pt" fo:font-weight="normal" style:text-underline-style="none" style:text-underline-color="font-color" style:text-line-through-type="none" fo:font-style="normal" fo:text-shadow="none" style:font-style-complex="normal" style:text-position="0%" style:text-outline="false" style:font-size-asian="10pt" style:font-size-complex="10pt" style:font-weight-asian="normal" style:font-weight-complex="normal" style:font-name="굴림체" style:font-name-complex="굴림체"/>
    </style:style>
    <style:style style:name="T125" style:family="text">
      <style:text-properties style:text-outline="false" style:font-name-complex="굴림체" style:font-style-complex="normal" style:font-style-asian="normal" style:font-weight-complex="normal" style:font-weight-asian="normal" style:font-size-complex="10pt" style:font-size-asian="10pt" style:text-line-through-type="none" style:text-underline-style="none" style:text-underline-color="font-color" fo:font-weight="normal" fo:font-size="10pt" style:font-name="굴림체" style:text-position="0%" fo:text-shadow="none" fo:font-style="normal"/>
    </style:style>
    <style:style style:name="T126" style:family="text">
      <style:text-properties style:text-outline="false" style:font-style-complex="normal" style:font-style-asian="normal" style:font-weight-complex="normal" style:font-weight-asian="normal" style:font-size-complex="10pt" style:font-size-asian="10pt" style:text-line-through-type="none" style:text-underline-style="none" style:text-underline-color="font-color" fo:font-weight="normal" fo:font-size="10pt" style:text-position="0%" fo:text-shadow="none" fo:font-style="normal" style:font-name="Times New Roman"/>
    </style:style>
    <style:style style:name="T127" style:family="text">
      <style:text-properties style:text-outline="false" style:font-style-complex="normal" style:font-style-asian="normal" style:font-weight-complex="normal" style:font-weight-asian="normal" style:font-size-complex="10pt" style:font-size-asian="10pt" style:text-line-through-type="none" style:text-underline-style="none" style:text-underline-color="font-color" fo:font-weight="normal" fo:font-size="10pt" style:text-position="0%" fo:text-shadow="none" fo:font-style="normal" style:font-name="굴림체" style:font-name-complex="굴림체"/>
    </style:style>
    <style:style style:name="T128" style:family="text">
      <style:text-properties fo:text-shadow="none" style:text-position="0%" fo:font-size="10pt" fo:font-weight="normal" style:text-underline-style="none" style:text-underline-color="font-color" style:text-line-through-type="none" style:font-style-asian="normal" fo:font-style="normal" style:text-outline="false" style:font-style-complex="normal" style:font-name="굴림체" style:font-name-complex="굴림체" style:font-size-asian="10pt" style:font-size-complex="10pt" style:font-weight-asian="normal" style:font-weight-complex="normal"/>
    </style:style>
    <style:style style:name="T129" style:family="text">
      <style:text-properties fo:text-shadow="none" style:text-position="0%" fo:font-size="10pt" fo:font-weight="normal" style:text-underline-style="none" style:text-underline-color="font-color" style:text-line-through-type="none" style:font-style-asian="normal" fo:font-style="normal" style:text-outline="false" style:font-style-complex="normal" style:font-size-asian="10pt" style:font-size-complex="10pt" style:font-weight-asian="normal" style:font-weight-complex="normal" style:font-name="Times New Roman"/>
    </style:style>
    <style:style style:name="T130" style:family="text">
      <style:text-properties fo:text-shadow="none" style:text-position="0%" fo:font-size="10pt" fo:font-weight="normal" style:text-underline-style="none" style:text-underline-color="font-color" style:text-line-through-type="none" style:font-style-asian="normal" fo:font-style="normal" style:text-outline="false" style:font-style-complex="normal" style:font-size-asian="10pt" style:font-size-complex="10pt" style:font-weight-asian="normal" style:font-weight-complex="normal" style:font-name="굴림체" style:font-name-complex="굴림체"/>
    </style:style>
    <style:style style:name="T131" style:family="text">
      <style:text-properties style:font-weight-asian="normal" fo:font-weight="normal" style:text-underline-style="none" style:text-underline-color="font-color" style:text-line-through-type="none" fo:text-shadow="none" style:font-style-asian="normal" style:font-weight-complex="normal" fo:font-style="normal" style:text-outline="false" style:font-style-complex="normal" fo:font-size="10pt" style:font-name="굴림체" style:text-position="0%" style:font-name-complex="굴림체" style:font-size-asian="10pt" style:font-size-complex="10pt"/>
    </style:style>
    <style:style style:name="T132" style:family="text">
      <style:text-properties style:font-weight-asian="normal" fo:font-weight="normal" style:text-underline-style="none" style:text-underline-color="font-color" style:text-line-through-type="none" fo:text-shadow="none" style:font-style-asian="normal" style:font-weight-complex="normal" fo:font-style="normal" style:text-outline="false" style:font-style-complex="normal" fo:font-size="10pt" style:text-position="0%" style:font-size-asian="10pt" style:font-size-complex="10pt" style:font-name="Times New Roman"/>
    </style:style>
    <style:style style:name="T133" style:family="text">
      <style:text-properties style:font-weight-asian="normal" fo:font-weight="normal" style:text-underline-style="none" style:text-underline-color="font-color" style:text-line-through-type="none" fo:text-shadow="none" style:font-style-asian="normal" style:font-weight-complex="normal" fo:font-style="normal" style:text-outline="false" style:font-style-complex="normal" fo:font-size="10pt" style:text-position="0%" style:font-size-asian="10pt" style:font-size-complex="10pt" style:font-name="굴림체" style:font-name-complex="굴림체"/>
    </style:style>
    <style:style style:name="T134" style:family="text">
      <style:text-properties style:font-name="굴림체" style:font-weight-complex="normal" style:font-weight-asian="normal" style:font-size-complex="10pt" style:font-size-asian="10pt" style:font-name-complex="굴림체" style:text-outline="false" style:text-position="0%" style:font-style-asian="normal" style:font-style-complex="normal" fo:text-shadow="none" fo:font-style="normal" style:text-line-through-type="none" style:text-underline-style="none" style:text-underline-color="font-color" fo:font-weight="normal" fo:font-size="10pt"/>
    </style:style>
    <style:style style:name="T135" style:family="text">
      <style:text-properties style:font-weight-complex="normal" style:font-weight-asian="normal" style:font-size-complex="10pt" style:font-size-asian="10pt" style:text-outline="false" style:text-position="0%" style:font-style-asian="normal" style:font-style-complex="normal" fo:text-shadow="none" fo:font-style="normal" style:text-line-through-type="none" style:text-underline-style="none" style:text-underline-color="font-color" fo:font-weight="normal" fo:font-size="10pt" style:font-name="Times New Roman"/>
    </style:style>
    <style:style style:name="T136" style:family="text">
      <style:text-properties style:font-weight-complex="normal" style:font-weight-asian="normal" style:font-size-complex="10pt" style:font-size-asian="10pt" style:text-outline="false" style:text-position="0%" style:font-style-asian="normal" style:font-style-complex="normal" fo:text-shadow="none" fo:font-style="normal" style:text-line-through-type="none" style:text-underline-style="none" style:text-underline-color="font-color" fo:font-weight="normal" fo:font-size="10pt" style:font-name="굴림체" style:font-name-complex="굴림체"/>
    </style:style>
    <style:style style:name="T137" style:family="text">
      <style:text-properties fo:font-weight="normal" style:font-size-complex="10pt" style:font-size-asian="10pt" style:font-name-complex="굴림체" style:text-position="0%" fo:font-size="10pt" style:font-style-asian="normal" fo:font-style="normal" style:text-outline="false" style:font-style-complex="normal" style:font-name="굴림체" style:font-weight-asian="normal" style:font-weight-complex="normal" fo:text-shadow="none" style:text-line-through-type="none" style:text-underline-style="none" style:text-underline-color="font-color"/>
    </style:style>
    <style:style style:name="T138" style:family="text">
      <style:text-properties fo:font-weight="normal" style:font-size-complex="10pt" style:font-size-asian="10pt" style:text-position="0%" fo:font-size="10pt" style:font-style-asian="normal" fo:font-style="normal" style:text-outline="false" style:font-style-complex="normal" style:font-weight-asian="normal" style:font-weight-complex="normal" fo:text-shadow="none" style:text-line-through-type="none" style:text-underline-style="none" style:text-underline-color="font-color" style:font-name="Times New Roman"/>
    </style:style>
    <style:style style:name="T139" style:family="text">
      <style:text-properties fo:font-weight="normal" style:font-size-complex="10pt" style:font-size-asian="10pt" style:text-position="0%" fo:font-size="10pt" style:font-style-asian="normal" fo:font-style="normal" style:text-outline="false" style:font-style-complex="normal" style:font-weight-asian="normal" style:font-weight-complex="normal" fo:text-shadow="none" style:text-line-through-type="none" style:text-underline-style="none" style:text-underline-color="font-color" style:font-name="굴림체" style:font-name-complex="굴림체"/>
    </style:style>
    <style:style style:name="T140" style:family="text">
      <style:text-properties style:font-style-complex="normal" fo:font-size="10pt" fo:font-weight="normal" style:font-weight-asian="normal" style:font-size-complex="10pt" style:font-size-asian="10pt" style:text-position="0%" style:text-underline-style="none" style:text-underline-color="font-color" fo:text-shadow="none" style:text-outline="false" fo:font-style="normal" style:text-line-through-type="none" style:font-weight-complex="normal" style:font-style-asian="normal" style:font-name="Times New Roman"/>
    </style:style>
    <style:style style:name="T141" style:family="text">
      <style:text-properties style:font-style-complex="normal" fo:font-size="10pt" fo:font-weight="normal" style:font-weight-asian="normal" style:font-size-complex="10pt" style:font-size-asian="10pt" style:text-position="0%" style:text-underline-style="none" style:text-underline-color="font-color" fo:text-shadow="none" style:text-outline="false" fo:font-style="normal" style:text-line-through-type="none" style:font-weight-complex="normal" style:font-style-asian="normal" style:font-name="굴림체" style:font-name-complex="굴림체"/>
    </style:style>
    <style:style style:name="T142" style:family="text">
      <style:text-properties fo:font-style="normal" style:font-style-complex="normal" style:font-size-asian="10pt" style:font-name-complex="굴림체" fo:font-weight="normal" style:text-position="0%" fo:font-size="10pt" style:font-size-complex="10pt" style:font-name="굴림체" style:text-underline-style="none" style:text-underline-color="font-color" style:text-outline="false" style:text-line-through-type="none" fo:text-shadow="none" style:font-weight-asian="normal" style:font-weight-complex="normal" style:font-style-asian="normal"/>
    </style:style>
    <style:style style:name="T143" style:family="text">
      <style:text-properties fo:font-style="normal" style:font-style-complex="normal" style:font-size-asian="10pt" fo:font-weight="normal" style:text-position="0%" fo:font-size="10pt" style:font-size-complex="10pt" style:text-underline-style="none" style:text-underline-color="font-color" style:text-outline="false" style:text-line-through-type="none" fo:text-shadow="none" style:font-weight-asian="normal" style:font-weight-complex="normal" style:font-style-asian="normal" style:font-name="Times New Roman"/>
    </style:style>
    <style:style style:name="T144" style:family="text">
      <style:text-properties fo:font-style="normal" style:font-style-complex="normal" style:font-size-asian="10pt" fo:font-weight="normal" style:text-position="0%" fo:font-size="10pt" style:font-size-complex="10pt" style:text-underline-style="none" style:text-underline-color="font-color" style:text-outline="false" style:text-line-through-type="none" fo:text-shadow="none" style:font-weight-asian="normal" style:font-weight-complex="normal" style:font-style-asian="normal" style:font-name="굴림체" style:font-name-complex="굴림체"/>
    </style:style>
    <style:style style:name="T145" style:family="text">
      <style:text-properties style:font-name="굴림체" style:font-style-complex="normal" fo:font-size="10pt" fo:font-weight="normal" style:text-underline-style="none" style:text-underline-color="font-color" style:text-line-through-type="none" fo:font-style="normal" style:text-outline="false" fo:text-shadow="none" style:font-name-complex="굴림체" style:font-size-asian="10pt" style:font-size-complex="10pt" style:font-weight-asian="normal" style:font-weight-complex="normal" style:font-style-asian="normal" style:text-position="0%"/>
    </style:style>
    <style:style style:name="T14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text-position="0%" style:font-name="Times New Roman"/>
    </style:style>
    <style:style style:name="T147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text-position="0%" style:font-name="굴림체" style:font-name-complex="굴림체"/>
    </style:style>
    <style:style style:name="T148" style:family="text">
      <style:text-properties style:font-style-asian="normal" style:text-position="0%" fo:text-shadow="none" style:text-underline-style="none" style:text-underline-color="font-color" style:text-line-through-type="none" style:font-name="Times New Roman" style:text-outline="false" fo:font-weight="normal" style:font-weight-complex="normal" fo:font-style="normal" style:font-style-complex="normal" fo:font-size="10pt" style:font-size-complex="10pt" style:font-size-asian="10pt" style:font-weight-asian="normal"/>
    </style:style>
    <style:style style:name="T149" style:family="text">
      <style:text-properties style:font-style-asian="normal" style:text-position="0%" fo:text-shadow="none" style:text-underline-style="none" style:text-underline-color="font-color" style:text-line-through-type="none" style:text-outline="false" fo:font-weight="normal" style:font-weight-complex="normal" fo:font-style="normal" style:font-style-complex="normal" fo:font-size="10pt" style:font-size-complex="10pt" style:font-size-asian="10pt" style:font-weight-asian="normal" style:font-name="굴림체" style:font-name-complex="굴림체"/>
    </style:style>
    <style:style style:name="T150" style:family="text">
      <style:text-properties style:font-style-asian="normal" style:text-position="0%" fo:text-shadow="none" style:text-underline-style="none" style:text-underline-color="font-color" style:text-line-through-type="none" style:text-outline="false" fo:font-weight="normal" style:font-weight-complex="normal" fo:font-style="normal" style:font-style-complex="normal" fo:font-size="10pt" style:font-size-complex="10pt" style:font-size-asian="10pt" style:font-weight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Word Smart -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1" table:number-columns-repeated="254" table:default-cell-style-name="ce4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#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bash</text:p>
          </table:table-cell>
          <table:table-cell table:style-name="ce6" office:value-type="string" calcext:value-type="string">
            <text:p>To make ashamed; to embarrass <text:span text:style-name="T2">당혹스럽게</text:span><text:span text:style-name="T3"> </text:span><text:span text:style-name="T4">하다</text:span><text:span text:style-name="T3">, </text:span><text:span text:style-name="T4">얼떨떨하게</text:span><text:span text:style-name="T3"> </text:span><text:span text:style-name="T4">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bate</text:p>
          </table:table-cell>
          <table:table-cell table:style-name="ce6" office:value-type="string" calcext:value-type="string">
            <text:p>To subside; to reduce <text:span text:style-name="T5">감소시키다</text:span><text:span text:style-name="T6">, </text:span><text:span text:style-name="T5">무효로</text:span><text:span text:style-name="T6"> </text:span><text:span text:style-name="T5">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bdicate</text:p>
          </table:table-cell>
          <table:table-cell table:style-name="ce6" office:value-type="string" calcext:value-type="string">
            <text:p>To step down from a position of power or responsibility <text:span text:style-name="T5">포기하다</text:span><text:span text:style-name="T6">, </text:span><text:span text:style-name="T5">퇴위하다</text:span><text:span text:style-name="T6">, </text:span><text:span text:style-name="T5">사퇴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berration</text:p>
          </table:table-cell>
          <table:table-cell table:style-name="ce6" office:value-type="string" calcext:value-type="string">
            <text:p>Something not typical; a deviation from the standard <text:span text:style-name="T2">탈선</text:span><text:span text:style-name="T3">, </text:span><text:span text:style-name="T4">정신이상</text:span><text:span text:style-name="T3"> 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bhor</text:p>
          </table:table-cell>
          <table:table-cell table:style-name="ce6" office:value-type="string" calcext:value-type="string">
            <text:p>To hate very, very much; to detest <text:span text:style-name="T5">몹시</text:span><text:span text:style-name="T6"> </text:span><text:span text:style-name="T5">싫어하다</text:span><text:span text:style-name="T6">, </text:span><text:span text:style-name="T5">혐오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bject</text:p>
          </table:table-cell>
          <table:table-cell table:style-name="ce6" office:value-type="string" calcext:value-type="string">
            <text:p>Hopeless; extremely sad and servile; defeated; utterly bummed out  <text:span text:style-name="T5">비천한</text:span><text:span text:style-name="T6">, </text:span><text:span text:style-name="T5">비열한</text:span><text:span text:style-name="T6">, </text:span><text:span text:style-name="T5">비굴한</text:span><text:span text:style-name="T6">(</text:span><text:span text:style-name="T5">사람</text:span><text:span text:style-name="T6">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bnegate</text:p>
          </table:table-cell>
          <table:table-cell table:style-name="ce6" office:value-type="string" calcext:value-type="string">
            <text:p>To deny oneself things; to reject; to renounce <text:span text:style-name="T5">포기하다</text:span><text:span text:style-name="T6">, </text:span><text:span text:style-name="T5">버리다</text:span><text:span text:style-name="T6">, </text:span><text:span text:style-name="T5">자제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bortive</text:p>
          </table:table-cell>
          <table:table-cell table:style-name="ce6" office:value-type="string" calcext:value-type="string">
            <text:p>Unsuccessful <text:span text:style-name="T5">실패한</text:span><text:span text:style-name="T6">; </text:span><text:span text:style-name="T5">유산의</text:span><text:span text:style-name="T6">, </text:span><text:span text:style-name="T5">발육부진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bridge</text:p>
          </table:table-cell>
          <table:table-cell table:style-name="ce6" office:value-type="string" calcext:value-type="string">
            <text:p>To shorten; to condense <text:span text:style-name="T2">요약하다</text:span><text:span text:style-name="T3">; </text:span><text:span text:style-name="T4">축소하다</text:span><text:span text:style-name="T3">, </text:span><text:span text:style-name="T4">단축하다</text:span><text:span text:style-name="T3">; </text:span><text:span text:style-name="T4">제거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bsolute</text:p>
          </table:table-cell>
          <table:table-cell table:style-name="ce6" office:value-type="string" calcext:value-type="string">
            <text:p>Total; unlimited; perfect <text:span text:style-name="T5">절대의</text:span><text:span text:style-name="T6">, </text:span><text:span text:style-name="T5">무조건의</text:span><text:span text:style-name="T6">, </text:span><text:span text:style-name="T5">전체적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bsolve</text:p>
          </table:table-cell>
          <table:table-cell table:style-name="ce6" office:value-type="string" calcext:value-type="string">
            <text:p>To forgive or free from blame; to free from sin; to free from an obligation <text:span text:style-name="T7">용서하다</text:span><text:span text:style-name="T8">, </text:span><text:span text:style-name="T9">사면하다</text:span><text:span text:style-name="T8">, </text:span><text:span text:style-name="T9">방면하다</text:span><text:span text:style-name="T8"> 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2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Abstinent</text:p>
          </table:table-cell>
          <table:table-cell table:style-name="ce6" office:value-type="string" calcext:value-type="string">
            <text:p>Abstaining; voluntarily not doing something, especially something pleasant that is bad for you or has a bad reputation <text:span text:style-name="T7">절제하는</text:span><text:span text:style-name="T8">, </text:span><text:span text:style-name="T9">금욕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bstract</text:p>
          </table:table-cell>
          <table:table-cell table:style-name="ce6" office:value-type="string" calcext:value-type="string">
            <text:p>Theoretical; impersonal <text:span text:style-name="T5">추상적인</text:span><text:span text:style-name="T6">, </text:span><text:span text:style-name="T5">이상적인</text:span><text:span text:style-name="T6">, </text:span><text:span text:style-name="T5">난해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bstruse</text:p>
          </table:table-cell>
          <table:table-cell table:style-name="ce6" office:value-type="string" calcext:value-type="string">
            <text:p>Hard to understand <text:span text:style-name="T7">난해한</text:span><text:span text:style-name="T8">, </text:span><text:span text:style-name="T9">심오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bysmal</text:p>
          </table:table-cell>
          <table:table-cell table:style-name="ce6" office:value-type="string" calcext:value-type="string">
            <text:p>Extremely hopeless or wretched; bottomless <text:span text:style-name="T5">심연의</text:span><text:span text:style-name="T6">, </text:span><text:span text:style-name="T5">끝없이</text:span><text:span text:style-name="T6"> </text:span><text:span text:style-name="T5">깊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ccolade</text:p>
          </table:table-cell>
          <table:table-cell table:style-name="ce6" office:value-type="string" calcext:value-type="string">
            <text:p>An award; an honor <text:span text:style-name="T2">나이트작</text:span><text:span text:style-name="T3"> </text:span><text:span text:style-name="T4">수여식</text:span><text:span text:style-name="T3">; </text:span><text:span text:style-name="T4">명예</text:span><text:span text:style-name="T3">, </text:span><text:span text:style-name="T4">표창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ccost</text:p>
          </table:table-cell>
          <table:table-cell table:style-name="ce6" office:value-type="string" calcext:value-type="string">
            <text:p>To approach and speak to someone <text:span text:style-name="T5">다가가서</text:span><text:span text:style-name="T6"> </text:span><text:span text:style-name="T5">말을</text:span><text:span text:style-name="T6"> </text:span><text:span text:style-name="T5">걸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cerbic</text:p>
          </table:table-cell>
          <table:table-cell table:style-name="ce6" office:value-type="string" calcext:value-type="string">
            <text:p>Bitter; sour; severe [<text:span text:style-name="T5">맛이</text:span><text:span text:style-name="T6">] </text:span><text:span text:style-name="T5">신</text:span><text:span text:style-name="T6">, </text:span><text:span text:style-name="T5">신랄한</text:span>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acquiesce</text:p>
          </table:table-cell>
          <table:table-cell table:style-name="ce6" office:value-type="string" calcext:value-type="string">
            <text:p>To comply passively; to accept; to assent; to agree <text:span text:style-name="T5">묵인하다</text:span><text:span text:style-name="T6">; </text:span><text:span text:style-name="T5">묵묵히</text:span><text:span text:style-name="T6"> </text:span><text:span text:style-name="T5">따르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crid</text:p>
          </table:table-cell>
          <table:table-cell table:style-name="ce6" office:value-type="string" calcext:value-type="string">
            <text:p>Harsh; like acid <text:span text:style-name="T5">매운</text:span><text:span text:style-name="T6">, </text:span><text:span text:style-name="T5">신랄한</text:span><text:span text:style-name="T6">, </text:span><text:span text:style-name="T5">가혹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crimonious</text:p>
          </table:table-cell>
          <table:table-cell table:style-name="ce6" office:value-type="string" calcext:value-type="string">
            <text:p>Full of spite; bitter; nasty <text:span text:style-name="T5">신랄한</text:span><text:span text:style-name="T6">, </text:span><text:span text:style-name="T5">엄한</text:span><text:span text:style-name="T6">, </text:span><text:span text:style-name="T5">호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cumen</text:p>
          </table:table-cell>
          <table:table-cell table:style-name="ce6" office:value-type="string" calcext:value-type="string">
            <text:p>Keenness of judgment; mental sharpness <text:span text:style-name="T5">예민</text:span><text:span text:style-name="T6">, </text:span><text:span text:style-name="T5">날카로운</text:span><text:span text:style-name="T6"> </text:span><text:span text:style-name="T5">통찰력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3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acute</text:p>
          </table:table-cell>
          <table:table-cell table:style-name="ce6" office:value-type="string" calcext:value-type="string">
            <text:p>Sharp; shrewd <text:span text:style-name="T7">날카로운</text:span><text:span text:style-name="T8">, </text:span><text:span text:style-name="T9">민감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amant</text:p>
          </table:table-cell>
          <table:table-cell table:style-name="ce6" office:value-type="string" calcext:value-type="string">
            <text:p>Stubborn; unyielding; completely inflexible <text:span text:style-name="T5">단단한</text:span><text:span text:style-name="T6">, </text:span><text:span text:style-name="T5">견고한</text:span><text:span text:style-name="T6">, </text:span><text:span text:style-name="T5">굳센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To speak to; to direct ones attention to [...<text:span text:style-name="T10">에게</text:span><text:span text:style-name="T11">] </text:span><text:span text:style-name="T12">말을</text:span><text:span text:style-name="T11"> </text:span><text:span text:style-name="T12">걸다</text:span><text:span text:style-name="T11">, </text:span><text:span text:style-name="T12">연설하다</text:span><text:span text:style-name="T11">' [</text:span><text:span text:style-name="T12">항의</text:span><text:span text:style-name="T11"> </text:span><text:span text:style-name="T12">등을</text:span><text:span text:style-name="T11">]</text:span><text:span text:style-name="T12">제기</text:span><text:span text:style-name="T11">/</text:span><text:span text:style-name="T12">제출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herent</text:p>
          </table:table-cell>
          <table:table-cell table:style-name="ce6" office:value-type="string" calcext:value-type="string">
            <text:p>Follower; supporter; believer <text:span text:style-name="T10">지지자</text:span><text:span text:style-name="T11">, </text:span><text:span text:style-name="T12">당원</text:span><text:span text:style-name="T11">, </text:span><text:span text:style-name="T12">신자</text:span><text:span text:style-name="T11">; </text:span><text:span text:style-name="T12">부착력</text:span><text:span text:style-name="T11"> </text:span><text:span text:style-name="T12">있는</text:span><text:span text:style-name="T11">, </text:span><text:span text:style-name="T12">들러붙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monish</text:p>
          </table:table-cell>
          <table:table-cell table:style-name="ce6" office:value-type="string" calcext:value-type="string">
            <text:p>To scold gently; to warn <text:span text:style-name="T5">훈계하다</text:span><text:span text:style-name="T6">, </text:span><text:span text:style-name="T5">충고하다</text:span><text:span text:style-name="T6">; </text:span><text:span text:style-name="T5">경고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roit</text:p>
          </table:table-cell>
          <table:table-cell table:style-name="ce6" office:value-type="string" calcext:value-type="string">
            <text:p>Skillful; dexterous; clever; shrewd; socially at ease  <text:span text:style-name="T2">교묘한</text:span><text:span text:style-name="T3">, </text:span><text:span text:style-name="T4">솜씨있는</text:span><text:span text:style-name="T3">; </text:span><text:span text:style-name="T4">기민한</text:span><text:span text:style-name="T3">, </text:span><text:span text:style-name="T4">영리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ulation</text:p>
          </table:table-cell>
          <table:table-cell table:style-name="ce6" office:value-type="string" calcext:value-type="string">
            <text:p>Wild or excessive admiration; flattery <text:span text:style-name="T7">아첨</text:span><text:span text:style-name="T8">, </text:span><text:span text:style-name="T9">추종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4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ulterate</text:p>
          </table:table-cell>
          <table:table-cell table:style-name="ce6" office:value-type="string" calcext:value-type="string">
            <text:p>To contaminate; to make impure <text:span text:style-name="T7">오염시키다</text:span><text:span text:style-name="T8">, </text:span><text:span text:style-name="T9">더럽히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verse</text:p>
          </table:table-cell>
          <table:table-cell table:style-name="ce6" office:value-type="string" calcext:value-type="string">
            <text:p>Unfavorable; antagonistic <text:span text:style-name="T2">반대의</text:span><text:span text:style-name="T3">, </text:span><text:span text:style-name="T4">거스르는</text:span><text:span text:style-name="T3">, </text:span><text:span text:style-name="T4">어긋나는</text:span><text:span text:style-name="T3">, </text:span><text:span text:style-name="T4">불리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esthetic</text:p>
          </table:table-cell>
          <table:table-cell table:style-name="ce6" office:value-type="string" calcext:value-type="string">
            <text:p>Having to do with artistic beauty; artistic <text:span text:style-name="T7">미의</text:span><text:span text:style-name="T8">, </text:span><text:span text:style-name="T9">심미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ffable</text:p>
          </table:table-cell>
          <table:table-cell table:style-name="ce6" office:value-type="string" calcext:value-type="string">
            <text:p>Easy to talk to; friendly <text:span text:style-name="T2">상냥한</text:span><text:span text:style-name="T3">, </text:span><text:span text:style-name="T4">사근사근한</text:span><text:span text:style-name="T3">, </text:span><text:span text:style-name="T4">붙임성</text:span><text:span text:style-name="T3"> </text:span><text:span text:style-name="T4">있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ffectation</text:p>
          </table:table-cell>
          <table:table-cell table:style-name="ce6" office:value-type="string" calcext:value-type="string">
            <text:p>Unnatural or artificial behavior, usually intended to impress  <text:span text:style-name="T2">애정</text:span><text:span text:style-name="T3">, </text:span><text:span text:style-name="T4">감정</text:span><text:span text:style-name="T3">; </text:span><text:span text:style-name="T4">병</text:span><text:span text:style-name="T3">, </text:span><text:span text:style-name="T4">성질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ffinity</text:p>
          </table:table-cell>
          <table:table-cell table:style-name="ce6" office:value-type="string" calcext:value-type="string">
            <text:p>Sympathy; attraction; kinship; similarity <text:span text:style-name="T5">유사</text:span><text:span text:style-name="T6">, </text:span><text:span text:style-name="T5">친화력</text:span><text:span text:style-name="T6">, </text:span><text:span text:style-name="T5">좋아함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ffluent</text:p>
          </table:table-cell>
          <table:table-cell table:style-name="ce6" office:value-type="string" calcext:value-type="string">
            <text:p>Rich; prosperous <text:span text:style-name="T7">풍부한</text:span><text:span text:style-name="T8">, </text:span><text:span text:style-name="T9">부유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genda</text:p>
          </table:table-cell>
          <table:table-cell table:style-name="ce6" office:value-type="string" calcext:value-type="string">
            <text:p>Program; the things to be done <text:span text:style-name="T7">안건</text:span><text:span text:style-name="T8">, </text:span><text:span text:style-name="T9">의사일정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Agrarian</text:p>
          </table:table-cell>
          <table:table-cell table:style-name="ce6" office:value-type="string" calcext:value-type="string">
            <text:p>Relating to land; relating to the management or farming of land  <text:span text:style-name="T5">토지의</text:span><text:span text:style-name="T6">, </text:span><text:span text:style-name="T5">경작지의</text:span><text:span text:style-name="T6">, </text:span><text:span text:style-name="T5">농업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5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4">
          <table:table-cell/>
          <table:table-cell table:style-name="ce2" office:value-type="string" calcext:value-type="string">
            <text:p>aggregate</text:p>
          </table:table-cell>
          <table:table-cell table:style-name="ce6" office:value-type="string" calcext:value-type="string">
            <text:p>Sum total; a collection of separate things mixed together  <text:span text:style-name="T7">모으다</text:span><text:span text:style-name="T8">, </text:span><text:span text:style-name="T9">집합하다</text:span><text:span text:style-name="T8">, </text:span><text:span text:style-name="T9">총계가</text:span><text:span text:style-name="T8"> ...</text:span><text:span text:style-name="T9">이</text:span><text:span text:style-name="T8"> </text:span><text:span text:style-name="T9">되다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agnostic</text:p>
          </table:table-cell>
          <table:table-cell table:style-name="ce6" office:value-type="string" calcext:value-type="string">
            <text:p>One who believes that the existence of a god can be neither proven nor disproven <text:span text:style-name="T7">불가지론자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lacrity</text:p>
          </table:table-cell>
          <table:table-cell table:style-name="ce6" office:value-type="string" calcext:value-type="string">
            <text:p>Cheerful eagerness or readiness to respond <text:span text:style-name="T2">민첩</text:span><text:span text:style-name="T3">, </text:span><text:span text:style-name="T4">기민</text:span><text:span text:style-name="T3">, </text:span><text:span text:style-name="T4">경쾌</text:span><text:span text:style-name="T3">, </text:span><text:span text:style-name="T4">소탈함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llege</text:p>
          </table:table-cell>
          <table:table-cell table:style-name="ce6" office:value-type="string" calcext:value-type="string">
            <text:p>To assert without proof <text:span text:style-name="T2">단언하다</text:span><text:span text:style-name="T3">; </text:span><text:span text:style-name="T4">변명하다</text:span><text:span text:style-name="T3">, </text:span><text:span text:style-name="T4">우겨대다</text:span><text:span text:style-name="T3">; </text:span><text:span text:style-name="T4">진술하다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alleviate</text:p>
          </table:table-cell>
          <table:table-cell table:style-name="ce6" office:value-type="string" calcext:value-type="string">
            <text:p>To relieve, usually temporarily or incompletely; to make bearable; to lessen <text:span text:style-name="T7">완화하다</text:span><text:span text:style-name="T8">, </text:span><text:span text:style-name="T9">경감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llocate</text:p>
          </table:table-cell>
          <table:table-cell table:style-name="ce6" office:value-type="string" calcext:value-type="string">
            <text:p>To distribute; to assign; to allot <text:span text:style-name="T7">할당하다</text:span><text:span text:style-name="T8">, </text:span><text:span text:style-name="T9">배분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lloy</text:p>
          </table:table-cell>
          <table:table-cell table:style-name="ce6" office:value-type="string" calcext:value-type="string">
            <text:p>A combination of two or more things, usually metals <text:span text:style-name="T7">합금</text:span><text:span text:style-name="T8">, </text:span><text:span text:style-name="T9">혼합물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6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llusion</text:p>
          </table:table-cell>
          <table:table-cell table:style-name="ce6" office:value-type="string" calcext:value-type="string">
            <text:p>An indirect reference (often to a literary work); a hint <text:span text:style-name="T7">암시</text:span><text:span text:style-name="T8">, </text:span><text:span text:style-name="T9">빗댐</text:span><text:span text:style-name="T8">, </text:span><text:span text:style-name="T9">언급</text:span><text:span text:style-name="T8">(hint)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loof</text:p>
          </table:table-cell>
          <table:table-cell table:style-name="ce6" office:value-type="string" calcext:value-type="string">
            <text:p>Uninvolved; standing off; keeping ones distance <text:span text:style-name="T10">멀리</text:span><text:span text:style-name="T11"> </text:span><text:span text:style-name="T12">떨어져서</text:span><text:span text:style-name="T11">, </text:span><text:span text:style-name="T12">초연히</text:span><text:span text:style-name="T11">; </text:span><text:span text:style-name="T12">무관심한</text:span><text:span text:style-name="T11">, </text:span><text:span text:style-name="T12">쌀쌀한</text:span><text:span text:style-name="T11">, </text:span><text:span text:style-name="T12">냉담함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ltruism</text:p>
          </table:table-cell>
          <table:table-cell table:style-name="ce6" office:value-type="string" calcext:value-type="string">
            <text:p>Selflessness; generosity; devotion to the interests of others <text:span text:style-name="T7">애타주의</text:span><text:span text:style-name="T8"> </text:span><text:span text:style-name="T9">이타주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mbience</text:p>
          </table:table-cell>
          <table:table-cell table:style-name="ce6" office:value-type="string" calcext:value-type="string">
            <text:p>Atmosphere; mood; feeling <text:span text:style-name="T2">환경</text:span><text:span text:style-name="T3">, </text:span><text:span text:style-name="T4">분위기</text:span><text:span text:style-name="T3">(mood)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mbiguous</text:p>
          </table:table-cell>
          <table:table-cell table:style-name="ce6" office:value-type="string" calcext:value-type="string">
            <text:p>Unclear in meaning; confusing; capable of being interpreted in different ways <text:span text:style-name="T10">중의적인</text:span><text:span text:style-name="T11">, </text:span><text:span text:style-name="T12">두</text:span><text:span text:style-name="T11"> </text:span><text:span text:style-name="T12">가지</text:span><text:span text:style-name="T11"> </text:span><text:span text:style-name="T12">뜻으로</text:span><text:span text:style-name="T11"> </text:span><text:span text:style-name="T12">풀이되는</text:span><text:span text:style-name="T11">; </text:span><text:span text:style-name="T12">분명하지</text:span><text:span text:style-name="T11"> </text:span><text:span text:style-name="T12">않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mbivalent</text:p>
          </table:table-cell>
          <table:table-cell table:style-name="ce6" office:value-type="string" calcext:value-type="string">
            <text:p>Undecided; neutral; wishy-washy <text:span text:style-name="T10">아직</text:span><text:span text:style-name="T11"> </text:span><text:span text:style-name="T12">결정되지</text:span><text:span text:style-name="T11"> </text:span><text:span text:style-name="T12">않은</text:span><text:span text:style-name="T11">; </text:span><text:span text:style-name="T12">중성의</text:span><text:span text:style-name="T11">, </text:span><text:span text:style-name="T12">중립의</text:span><text:span text:style-name="T11">; </text:span><text:span text:style-name="T12">묽은</text:span><text:span text:style-name="T11">, </text:span><text:span text:style-name="T12">시시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7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Ameliorate</text:p>
          </table:table-cell>
          <table:table-cell table:style-name="ce6" office:value-type="string" calcext:value-type="string">
            <text:p>To make better or more tolerable <text:span text:style-name="T5">개선하다</text:span><text:span text:style-name="T6">, </text:span><text:span text:style-name="T5">개량하다</text:span><text:span text:style-name="T6">; </text:span><text:span text:style-name="T5">좋아지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menable</text:p>
          </table:table-cell>
          <table:table-cell table:style-name="ce6" office:value-type="string" calcext:value-type="string">
            <text:p>Obedient; willing to give in to the wishes of another; agreeable <text:span text:style-name="T7">순종하는</text:span><text:span text:style-name="T8">, </text:span><text:span text:style-name="T9">기꺼이</text:span><text:span text:style-name="T8"> </text:span><text:span text:style-name="T9">따르는</text:span><text:span text:style-name="T8">; </text:span><text:span text:style-name="T9">쉽게</text:span><text:span text:style-name="T8"> </text:span><text:span text:style-name="T9">좌우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menity</text:p>
          </table:table-cell>
          <table:table-cell table:style-name="ce6" office:value-type="string" calcext:value-type="string">
            <text:p>Pleasantness; attractive or comfortable feature <text:span text:style-name="T2">쾌적함</text:span><text:span text:style-name="T3">, </text:span><text:span text:style-name="T4">즐거움</text:span><text:span text:style-name="T3">, </text:span><text:span text:style-name="T4">쾌락</text:span><text:span text:style-name="T3">; </text:span><text:span text:style-name="T4">부드러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miable</text:p>
          </table:table-cell>
          <table:table-cell table:style-name="ce6" office:value-type="string" calcext:value-type="string">
            <text:p>Friendly; agreeable <text:span text:style-name="T7">호감을</text:span><text:span text:style-name="T8"> </text:span><text:span text:style-name="T9">주는</text:span><text:span text:style-name="T8">, </text:span><text:span text:style-name="T9">상냥한</text:span><text:span text:style-name="T8">, </text:span><text:span text:style-name="T9">애교</text:span><text:span text:style-name="T8"> </text:span><text:span text:style-name="T9">있는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mnesty</text:p>
          </table:table-cell>
          <table:table-cell table:style-name="ce6" office:value-type="string" calcext:value-type="string">
            <text:p>An official pardon for a group of people who have violated a law or policy <text:span text:style-name="T2">사면</text:span><text:span text:style-name="T3">, </text:span><text:span text:style-name="T4">대사</text:span><text:span text:style-name="T3">, </text:span><text:span text:style-name="T4">특사</text:span><text:span text:style-name="T3">; </text:span><text:span text:style-name="T4">사면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moral</text:p>
          </table:table-cell>
          <table:table-cell table:style-name="ce6" office:value-type="string" calcext:value-type="string">
            <text:p>Lacking a sense of right and wrong; neither good nor bad, neither moral nor immoral; without moral feelings <text:span text:style-name="T5">초도덕의</text:span><text:span text:style-name="T6">, </text:span><text:span text:style-name="T5">도덕과</text:span><text:span text:style-name="T6"> </text:span><text:span text:style-name="T5">관계없는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amorous</text:p>
          </table:table-cell>
          <table:table-cell table:style-name="ce6" office:value-type="string" calcext:value-type="string">
            <text:p>Feeling loving, especially in a sexual sense; in love relating to love <text:span text:style-name="T2">호색의</text:span><text:span text:style-name="T3">, </text:span><text:span text:style-name="T4">요염한</text:span><text:span text:style-name="T3">; </text:span><text:span text:style-name="T4">반해</text:span><text:span text:style-name="T3"> </text:span><text:span text:style-name="T4">있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morphous</text:p>
          </table:table-cell>
          <table:table-cell table:style-name="ce6" office:value-type="string" calcext:value-type="string">
            <text:p>Shapeless; without a regular or stable shape; bloblike  <text:span text:style-name="T2">무정형의</text:span><text:span text:style-name="T3">, </text:span><text:span text:style-name="T4">일정한</text:span><text:span text:style-name="T3"> </text:span><text:span text:style-name="T4">형태가</text:span><text:span text:style-name="T3"> </text:span><text:span text:style-name="T4">없는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anachronism</text:p>
          </table:table-cell>
          <table:table-cell table:style-name="ce6" office:value-type="string" calcext:value-type="string">
            <text:p>Something out of place in time or history; an incongruity  <text:span text:style-name="T2">시대착오</text:span><text:span text:style-name="T3">, </text:span><text:span text:style-name="T4">시대에</text:span><text:span text:style-name="T3"> </text:span><text:span text:style-name="T4">뒤떨어진</text:span><text:span text:style-name="T3"> </text:span><text:span text:style-name="T4">사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nalogy</text:p>
          </table:table-cell>
          <table:table-cell table:style-name="ce6" office:value-type="string" calcext:value-type="string">
            <text:p>A comparison of one thing to another; similarity <text:span text:style-name="T2">유사</text:span><text:span text:style-name="T3">, </text:span><text:span text:style-name="T4">유추</text:span><text:span text:style-name="T3">(similarity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8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narchy</text:p>
          </table:table-cell>
          <table:table-cell table:style-name="ce6" office:value-type="string" calcext:value-type="string">
            <text:p>Absence of government or control; lawlessness; disorder <text:span text:style-name="T7">무정부</text:span><text:span text:style-name="T8">, </text:span><text:span text:style-name="T9">무질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necdote</text:p>
          </table:table-cell>
          <table:table-cell table:style-name="ce6" office:value-type="string" calcext:value-type="string">
            <text:p>A short account of a humorous or revealing incident <text:span text:style-name="T5">일화</text:span><text:span text:style-name="T6">, </text:span><text:span text:style-name="T5">기담</text:span><text:span text:style-name="T6">; </text:span><text:span text:style-name="T5">비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nguish</text:p>
          </table:table-cell>
          <table:table-cell table:style-name="ce6" office:value-type="string" calcext:value-type="string">
            <text:p>Agonizing physical or mental pain <text:span text:style-name="T2">고통</text:span><text:span text:style-name="T3">, </text:span><text:span text:style-name="T4">번민</text:span><text:span text:style-name="T3">, </text:span><text:span text:style-name="T4">고뇌</text:span><text:span text:style-name="T3">; </text:span><text:span text:style-name="T4">괴로워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nimosity</text:p>
          </table:table-cell>
          <table:table-cell table:style-name="ce6" office:value-type="string" calcext:value-type="string">
            <text:p>Resentment; hostility; ill will <text:span text:style-name="T5">적의</text:span><text:span text:style-name="T6">, </text:span><text:span text:style-name="T5">원한</text:span><text:span text:style-name="T6">, </text:span><text:span text:style-name="T5">악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nomaly</text:p>
          </table:table-cell>
          <table:table-cell table:style-name="ce6" office:value-type="string" calcext:value-type="string">
            <text:p>An aberration; an irregularity; a deviation <text:span text:style-name="T2">변칙</text:span><text:span text:style-name="T3">, </text:span><text:span text:style-name="T4">이상</text:span><text:span text:style-name="T3">; </text:span><text:span text:style-name="T4">예외</text:span><text:span text:style-name="T3">, </text:span><text:span text:style-name="T4">이례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ntecedent</text:p>
          </table:table-cell>
          <table:table-cell table:style-name="ce6" office:value-type="string" calcext:value-type="string">
            <text:p>Someone or something that went before; something that provides a model for something that came after it <text:span text:style-name="T7">선행자</text:span><text:span text:style-name="T8">, </text:span><text:span text:style-name="T9">선례</text:span><text:span text:style-name="T8">; </text:span><text:span text:style-name="T9">조상</text:span><text:span text:style-name="T8">; </text:span><text:span text:style-name="T9">앞서는</text:span><text:span text:style-name="T8">, </text:span><text:span text:style-name="T9">전제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ntipathy</text:p>
          </table:table-cell>
          <table:table-cell table:style-name="ce6" office:value-type="string" calcext:value-type="string">
            <text:p>Firm dislike; a dislike (<text:span text:style-name="T10">↔</text:span><text:span text:style-name="T11">sympathy)</text:span><text:span text:style-name="T12">반감</text:span><text:span text:style-name="T11">, </text:span><text:span text:style-name="T12">혐오</text:span><text:span text:style-name="T11">, </text:span><text:span text:style-name="T12">불일치</text:span><text:span text:style-name="T11">; </text:span><text:span text:style-name="T12">싫어하는</text:span><text:span text:style-name="T11"> </text:span><text:span text:style-name="T12">사람이나</text:span><text:span text:style-name="T11"> </text:span><text:span text:style-name="T12">물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ntithesis</text:p>
          </table:table-cell>
          <table:table-cell table:style-name="ce6" office:value-type="string" calcext:value-type="string">
            <text:p>The direct opposite <text:span text:style-name="T7">정반대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apartheid</text:p>
          </table:table-cell>
          <table:table-cell table:style-name="ce6" office:value-type="string" calcext:value-type="string">
            <text:p>The abhorrent policy of racial segregation and oppression in the Repubic of South Africa <text:span text:style-name="T7">인종차별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9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pathy</text:p>
          </table:table-cell>
          <table:table-cell table:style-name="ce6" office:value-type="string" calcext:value-type="string">
            <text:p>Lack of interest; lack of feeling <text:span text:style-name="T7">냉담</text:span><text:span text:style-name="T8">, </text:span><text:span text:style-name="T9">무관심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phorism</text:p>
          </table:table-cell>
          <table:table-cell table:style-name="ce6" office:value-type="string" calcext:value-type="string">
            <text:p>A brief, often witty saying; a proverb <text:span text:style-name="T7">격언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apocalypse</text:p>
          </table:table-cell>
          <table:table-cell table:style-name="ce6" office:value-type="string" calcext:value-type="string">
            <text:p>A prophetic revelation, especially one concerning the end of the world  <text:span text:style-name="T7">묵시</text:span><text:span text:style-name="T8">, </text:span><text:span text:style-name="T9">요한계시록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pocryphal</text:p>
          </table:table-cell>
          <table:table-cell table:style-name="ce6" office:value-type="string" calcext:value-type="string">
            <text:p>Of dubious authenticity; fictitious; spurious [<text:span text:style-name="T10">저자</text:span><text:span text:style-name="T11">, </text:span><text:span text:style-name="T12">작품</text:span><text:span text:style-name="T11"> </text:span><text:span text:style-name="T12">등의</text:span><text:span text:style-name="T11">]</text:span><text:span text:style-name="T12">작자나</text:span><text:span text:style-name="T11"> </text:span><text:span text:style-name="T12">전거가</text:span><text:span text:style-name="T11"> </text:span><text:span text:style-name="T12">의심스러운</text:span><text:span text:style-name="T11">; [</text:span><text:span text:style-name="T12">일반적으로</text:span><text:span text:style-name="T11">] </text:span><text:span text:style-name="T12">가짜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potheosis</text:p>
          </table:table-cell>
          <table:table-cell table:style-name="ce6" office:value-type="string" calcext:value-type="string">
            <text:p>Elevation to divine status; the perfect example of something <text:span text:style-name="T7">신격화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appease</text:p>
          </table:table-cell>
          <table:table-cell table:style-name="ce6" office:value-type="string" calcext:value-type="string">
            <text:p>To soothe; to pacify by giving in to  <text:span text:style-name="T10">진정시키다</text:span><text:span text:style-name="T11">, </text:span><text:span text:style-name="T12">달래다</text:span><text:span text:style-name="T11">, </text:span><text:span text:style-name="T12">유화하다</text:span><text:span text:style-name="T11">; </text:span><text:span text:style-name="T12">갈등을</text:span><text:span text:style-name="T11"> </text:span><text:span text:style-name="T12">풀다</text:span><text:span text:style-name="T11">, </text:span><text:span text:style-name="T12">양보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ppreciate</text:p>
          </table:table-cell>
          <table:table-cell table:style-name="ce6" office:value-type="string" calcext:value-type="string">
            <text:p>To increase in value <text:span text:style-name="T10">가격이</text:span><text:span text:style-name="T11"> </text:span><text:span text:style-name="T12">오르다</text:span><text:span text:style-name="T11">, </text:span><text:span text:style-name="T12">시세가</text:span><text:span text:style-name="T11"> </text:span><text:span text:style-name="T12">오르다</text:span><text:span text:style-name="T11">; </text:span><text:span text:style-name="T12">감사</text:span><text:span text:style-name="T11">(</text:span><text:span text:style-name="T12">평가</text:span><text:span text:style-name="T11">)</text:span><text:span text:style-name="T12">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pprehensive</text:p>
          </table:table-cell>
          <table:table-cell table:style-name="ce6" office:value-type="string" calcext:value-type="string">
            <text:p>Worried; anxious <text:span text:style-name="T7">염려하는</text:span><text:span text:style-name="T8">, </text:span><text:span text:style-name="T9">걱정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10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Approbation</text:p>
          </table:table-cell>
          <table:table-cell table:style-name="ce6" office:value-type="string" calcext:value-type="string">
            <text:p>Approval; praise <text:span text:style-name="T5">허가</text:span><text:span text:style-name="T6">, </text:span><text:span text:style-name="T5">인가</text:span><text:span text:style-name="T6">, </text:span><text:span text:style-name="T5">면허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ppropriate</text:p>
          </table:table-cell>
          <table:table-cell table:style-name="ce6" office:value-type="string" calcext:value-type="string">
            <text:p>To take without permission; to set aside for a particular use  <text:span text:style-name="T7">적당한</text:span><text:span text:style-name="T8">, </text:span><text:span text:style-name="T9">어울리는</text:span><text:span text:style-name="T8">, </text:span><text:span text:style-name="T9">특정한</text:span><text:span text:style-name="T8">; </text:span><text:span text:style-name="T9">전유하다</text:span><text:span text:style-name="T8">, </text:span><text:span text:style-name="T9">충당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ptitude</text:p>
          </table:table-cell>
          <table:table-cell table:style-name="ce6" office:value-type="string" calcext:value-type="string">
            <text:p>Capacity for learning; natural ability <text:span text:style-name="T2">적성</text:span><text:span text:style-name="T3">, </text:span><text:span text:style-name="T4">소질</text:span><text:span text:style-name="T3">, </text:span><text:span text:style-name="T4">재능</text:span><text:span text:style-name="T3">; </text:span><text:span text:style-name="T4">적절함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rbiter</text:p>
          </table:table-cell>
          <table:table-cell table:style-name="ce6" office:value-type="string" calcext:value-type="string">
            <text:p>One who decides; a judge <text:span text:style-name="T2">중재인</text:span><text:span text:style-name="T3">, </text:span><text:span text:style-name="T4">조정자</text:span><text:span text:style-name="T3">; </text:span><text:span text:style-name="T4">결정적</text:span><text:span text:style-name="T3"> </text:span><text:span text:style-name="T4">요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rbitrary</text:p>
          </table:table-cell>
          <table:table-cell table:style-name="ce6" office:value-type="string" calcext:value-type="string">
            <text:p>Random; capricious <text:span text:style-name="T2">임의의</text:span><text:span text:style-name="T3">, </text:span><text:span text:style-name="T4">독단적인</text:span><text:span text:style-name="T3">(random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rcane</text:p>
          </table:table-cell>
          <table:table-cell table:style-name="ce6" office:value-type="string" calcext:value-type="string">
            <text:p>Mysterious; known only to a select few <text:span text:style-name="T2">비밀의</text:span><text:span text:style-name="T3">, </text:span><text:span text:style-name="T4">불가사이의</text:span><text:span text:style-name="T3">(mysterious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rchaic</text:p>
          </table:table-cell>
          <table:table-cell table:style-name="ce6" office:value-type="string" calcext:value-type="string">
            <text:p>Extremely old; ancient; outdated <text:span text:style-name="T7">고풍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11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Archetype</text:p>
          </table:table-cell>
          <table:table-cell table:style-name="ce6" office:value-type="string" calcext:value-type="string">
            <text:p>An original model or pattern     <text:span text:style-name="T7">원형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rdent</text:p>
          </table:table-cell>
          <table:table-cell table:style-name="ce6" office:value-type="string" calcext:value-type="string">
            <text:p>Passionate <text:span text:style-name="T10">열</text:span><text:span text:style-name="T11"> </text:span><text:span text:style-name="T12">렬한</text:span><text:span text:style-name="T11">, </text:span><text:span text:style-name="T12">열심인</text:span><text:span text:style-name="T11">, </text:span><text:span text:style-name="T12">타는</text:span><text:span text:style-name="T11"> </text:span><text:span text:style-name="T12">듯한</text:span><text:span text:style-name="T11">(</text:span><text:span text:style-name="T12">↔</text:span><text:span text:style-name="T11">half-hearted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rduous</text:p>
          </table:table-cell>
          <table:table-cell table:style-name="ce6" office:value-type="string" calcext:value-type="string">
            <text:p>Hard; difficult <text:span text:style-name="T7">힘드는</text:span><text:span text:style-name="T8">, </text:span><text:span text:style-name="T9">고난의</text:span><text:span text:style-name="T8">; </text:span><text:span text:style-name="T9">끈기</text:span><text:span text:style-name="T8"> </text:span><text:span text:style-name="T9">있는</text:span><text:span text:style-name="T8">, </text:span><text:span text:style-name="T9">노력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ristocratic</text:p>
          </table:table-cell>
          <table:table-cell table:style-name="ce6" office:value-type="string" calcext:value-type="string">
            <text:p>Of noble birth; snobbish  <text:span text:style-name="T7">귀족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rtful</text:p>
          </table:table-cell>
          <table:table-cell table:style-name="ce6" office:value-type="string" calcext:value-type="string">
            <text:p>Wily; sly <text:span text:style-name="T5">교묘한</text:span><text:span text:style-name="T6">, </text:span><text:span text:style-name="T5">능수</text:span><text:span text:style-name="T6"> </text:span><text:span text:style-name="T5">능란한</text:span><text:span text:style-name="T6">; </text:span><text:span text:style-name="T5">인위적인</text:span><text:span text:style-name="T6">(=crafty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rtifice</text:p>
          </table:table-cell>
          <table:table-cell table:style-name="ce6" office:value-type="string" calcext:value-type="string">
            <text:p>A clever trick; cunning <text:span text:style-name="T7">고안</text:span><text:span text:style-name="T8">, </text:span><text:span text:style-name="T9">기술</text:span><text:span text:style-name="T8">, </text:span><text:span text:style-name="T9">궁리</text:span><text:span text:style-name="T8">; </text:span><text:span text:style-name="T9">대책</text:span><text:span text:style-name="T8">, </text:span><text:span text:style-name="T9">술책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scendancy</text:p>
          </table:table-cell>
          <table:table-cell table:style-name="ce6" office:value-type="string" calcext:value-type="string">
            <text:p>Supremacy; domination <text:span text:style-name="T5">우월</text:span><text:span text:style-name="T6">, </text:span><text:span text:style-name="T5">지배권</text:span><text:span text:style-name="T6">, </text:span><text:span text:style-name="T5">주도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scetic</text:p>
          </table:table-cell>
          <table:table-cell table:style-name="ce6" office:value-type="string" calcext:value-type="string">
            <text:p>Hermitlike; practicing self-denial  <text:span text:style-name="T7">금욕주의자</text:span><text:span text:style-name="T8">, </text:span><text:span text:style-name="T9">금욕주의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ssiduous</text:p>
          </table:table-cell>
          <table:table-cell table:style-name="ce6" office:value-type="string" calcext:value-type="string">
            <text:p>Hardworking; busy; quite diligent <text:span text:style-name="T2">근면한</text:span><text:span text:style-name="T3">, </text:span><text:span text:style-name="T4">꾸준히</text:span><text:span text:style-name="T3"> </text:span><text:span text:style-name="T4">힘쓰는</text:span><text:span text:style-name="T3">, </text:span><text:span text:style-name="T4">부지런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12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4">
          <table:table-cell/>
          <table:table-cell table:style-name="ce2" office:value-type="string" calcext:value-type="string">
            <text:p>assimilate</text:p>
          </table:table-cell>
          <table:table-cell table:style-name="ce6" office:value-type="string" calcext:value-type="string">
            <text:p>To take in; to absorb; to learn thoroughly  <text:span text:style-name="T7">동화하는</text:span><text:span text:style-name="T8">, </text:span><text:span text:style-name="T9">동질화하다</text:span><text:span text:style-name="T8">, </text:span><text:span text:style-name="T9">소화하다</text:span><text:span text:style-name="T8">, </text:span><text:span text:style-name="T9">이해하다</text:span><text:span text:style-name="T8">; </text:span><text:span text:style-name="T9">흡수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ssuage</text:p>
          </table:table-cell>
          <table:table-cell table:style-name="ce6" office:value-type="string" calcext:value-type="string">
            <text:p>To soothe; to pacify; to ease the pain of; to relieve <text:span text:style-name="T7">진정시키다</text:span><text:span text:style-name="T8">, </text:span><text:span text:style-name="T9">누그러뜨리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stute</text:p>
          </table:table-cell>
          <table:table-cell table:style-name="ce6" office:value-type="string" calcext:value-type="string">
            <text:p>Shrewd; keen in judgment <text:span text:style-name="T5">기민한</text:span><text:span text:style-name="T6">, </text:span><text:span text:style-name="T5">빈틈없는</text:span><text:span text:style-name="T6">; </text:span><text:span text:style-name="T5">교활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ttrition</text:p>
          </table:table-cell>
          <table:table-cell table:style-name="ce6" office:value-type="string" calcext:value-type="string">
            <text:p>Gradual wearing away, weakening, or loss; a natural or expected decrease in numbers of size <text:span text:style-name="T7">마멸</text:span><text:span text:style-name="T8">, </text:span><text:span text:style-name="T9">마찰</text:span><text:span text:style-name="T8">, </text:span><text:span text:style-name="T9">마손</text:span><text:span text:style-name="T8">, </text:span><text:span text:style-name="T9">감소</text:span><text:span text:style-name="T8">, </text:span><text:span text:style-name="T9">축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udacity</text:p>
          </table:table-cell>
          <table:table-cell table:style-name="ce6" office:value-type="string" calcext:value-type="string">
            <text:p>Boldness; reckless daring; impertinence <text:span text:style-name="T5">대담</text:span><text:span text:style-name="T6">; </text:span><text:span text:style-name="T5">대담한</text:span><text:span text:style-name="T6"> </text:span><text:span text:style-name="T5">행위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ugment</text:p>
          </table:table-cell>
          <table:table-cell table:style-name="ce6" office:value-type="string" calcext:value-type="string">
            <text:p>To make bigger; to add to; to increase <text:span text:style-name="T2">증가시키다</text:span><text:span text:style-name="T3">, </text:span><text:span text:style-name="T4">늘리다</text:span><text:span text:style-name="T3">; </text:span><text:span text:style-name="T4">늘다</text:span><text:span text:style-name="T3">, </text:span><text:span text:style-name="T4">증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uspicious</text:p>
          </table:table-cell>
          <table:table-cell table:style-name="ce6" office:value-type="string" calcext:value-type="string">
            <text:p>Favorable; promising; pointing to a good result <text:span text:style-name="T7">길조의</text:span><text:span text:style-name="T8">, </text:span><text:span text:style-name="T9">경사스런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austere</text:p>
          </table:table-cell>
          <table:table-cell table:style-name="ce6" office:value-type="string" calcext:value-type="string">
            <text:p>Unadorned; stern; forbidding; without excess <text:span text:style-name="T10">꾸밈이</text:span><text:span text:style-name="T11"> </text:span><text:span text:style-name="T12">없는</text:span><text:span text:style-name="T11">, </text:span><text:span text:style-name="T12">간소한</text:span><text:span text:style-name="T11">, </text:span><text:span text:style-name="T12">엄한</text:span><text:span text:style-name="T11">, </text:span><text:span text:style-name="T12">준엄한</text:span><text:span text:style-name="T11">, </text:span><text:span text:style-name="T12">엄격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utocratic</text:p>
          </table:table-cell>
          <table:table-cell table:style-name="ce6" office:value-type="string" calcext:value-type="string">
            <text:p>Ruling with absolute authority; extremely bossy <text:span text:style-name="T7">독재적인</text:span><text:span text:style-name="T8"> </text:span><text:span text:style-name="T9">꾸밈이</text:span><text:span text:style-name="T8"> </text:span><text:span text:style-name="T9">없는</text:span><text:span text:style-name="T8">, 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13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autonomous</text:p>
          </table:table-cell>
          <table:table-cell table:style-name="ce6" office:value-type="string" calcext:value-type="string">
            <text:p>Acting independently <text:span text:style-name="T5">자율의</text:span><text:span text:style-name="T6">, </text:span><text:span text:style-name="T5">자치의</text:span><text:span text:style-name="T6">, </text:span><text:span text:style-name="T5">자주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varice</text:p>
          </table:table-cell>
          <table:table-cell table:style-name="ce6" office:value-type="string" calcext:value-type="string">
            <text:p>Greed; excessive love of riches <text:span text:style-name="T7">탐욕</text:span><text:span text:style-name="T8">, </text:span><text:span text:style-name="T9">허욕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vow</text:p>
          </table:table-cell>
          <table:table-cell table:style-name="ce6" office:value-type="string" calcext:value-type="string">
            <text:p>To claim; to declare boldly; to admit <text:span text:style-name="T5">공언하다</text:span><text:span text:style-name="T6">, </text:span><text:span text:style-name="T5">솔직히</text:span><text:span text:style-name="T6"> </text:span><text:span text:style-name="T5">인정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vuncular</text:p>
          </table:table-cell>
          <table:table-cell table:style-name="ce6" office:value-type="string" calcext:value-type="string">
            <text:p>Like an uncle, especially a nice uncle <text:span text:style-name="T2">백부</text:span><text:span text:style-name="T3">(</text:span><text:span text:style-name="T4">숙부</text:span><text:span text:style-name="T3">)</text:span><text:span text:style-name="T4">의</text:span><text:span text:style-name="T3">; </text:span><text:span text:style-name="T4">삼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wry</text:p>
          </table:table-cell>
          <table:table-cell table:style-name="ce6" office:value-type="string" calcext:value-type="string">
            <text:p>Off course; twisted to one side <text:span text:style-name="T2">굽어서</text:span><text:span text:style-name="T3">; </text:span><text:span text:style-name="T4">잘못되어</text:span><text:span text:style-name="T3">; </text:span><text:span text:style-name="T4">휘어서</text:span><text:span text:style-name="T3">; </text:span><text:span text:style-name="T4">틀려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xiom</text:p>
          </table:table-cell>
          <table:table-cell table:style-name="ce6" office:value-type="string" calcext:value-type="string">
            <text:p>Self-evident rule or truth; a widely accepted saying <text:span text:style-name="T2">원리</text:span><text:span text:style-name="T3">, </text:span><text:span text:style-name="T4">이치</text:span><text:span text:style-name="T3">, </text:span><text:span text:style-name="T4">공리</text:span><text:span text:style-name="T3">, </text:span><text:span text:style-name="T4">격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14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banal</text:p>
          </table:table-cell>
          <table:table-cell table:style-name="ce6" office:value-type="string" calcext:value-type="string">
            <text:p>Unoriginal; ordinary <text:span text:style-name="T7">평범한</text:span><text:span text:style-name="T8">, </text:span><text:span text:style-name="T9">진부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ane</text:p>
          </table:table-cell>
          <table:table-cell table:style-name="ce6" office:value-type="string" calcext:value-type="string">
            <text:p>Poison; torment; cause of harm <text:span text:style-name="T2">독</text:span><text:span text:style-name="T3">, </text:span><text:span text:style-name="T4">해악</text:span><text:span text:style-name="T3">, </text:span><text:span text:style-name="T4">파멸의</text:span><text:span text:style-name="T3">, </text:span><text:span text:style-name="T4">원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astion</text:p>
          </table:table-cell>
          <table:table-cell table:style-name="ce6" office:value-type="string" calcext:value-type="string">
            <text:p>Stronghold; fortress; fortified place <text:span text:style-name="T5">요새</text:span><text:span text:style-name="T6">(</text:span><text:span text:style-name="T5">본거지</text:span><text:span text:style-name="T6">), </text:span><text:span text:style-name="T5">능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eget</text:p>
          </table:table-cell>
          <table:table-cell table:style-name="ce6" office:value-type="string" calcext:value-type="string">
            <text:p>To give birth to; to create; to lead to; to cause <text:span text:style-name="T2">아이를</text:span><text:span text:style-name="T3"> </text:span><text:span text:style-name="T4">낳다</text:span><text:span text:style-name="T3">, </text:span><text:span text:style-name="T4">생기게</text:span><text:span text:style-name="T3"> </text:span><text:span text:style-name="T4">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elabor</text:p>
          </table:table-cell>
          <table:table-cell table:style-name="ce6" office:value-type="string" calcext:value-type="string">
            <text:p>To go over repeatedly or to an absurd extent  <text:span text:style-name="T10">세게</text:span><text:span text:style-name="T11"> </text:span><text:span text:style-name="T12">때리다</text:span><text:span text:style-name="T11">, </text:span><text:span text:style-name="T12">공격하다</text:span><text:span text:style-name="T11">, </text:span><text:span text:style-name="T12">호되게</text:span><text:span text:style-name="T11"> </text:span><text:span text:style-name="T12">꾸짖다</text:span><text:span text:style-name="T11">, </text:span><text:span text:style-name="T12">욕하다</text:span><text:span text:style-name="T11">, </text:span><text:span text:style-name="T12">조롱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eleaguer</text:p>
          </table:table-cell>
          <table:table-cell table:style-name="ce6" office:value-type="string" calcext:value-type="string">
            <text:p>To surround; to besiege; to harass <text:span text:style-name="T5">에워싸다</text:span><text:span text:style-name="T6">, </text:span><text:span text:style-name="T5">포위하다</text:span><text:span text:style-name="T6">, </text:span><text:span text:style-name="T5">괴롭히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elie</text:p>
          </table:table-cell>
          <table:table-cell table:style-name="ce6" office:value-type="string" calcext:value-type="string">
            <text:p>To give a false impression of; to contradict <text:span text:style-name="T2">거짓</text:span><text:span text:style-name="T3"> </text:span><text:span text:style-name="T4">전하다</text:span><text:span text:style-name="T3">, </text:span><text:span text:style-name="T4">속이다</text:span><text:span text:style-name="T3">, </text:span><text:span text:style-name="T4">숨기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elittle</text:p>
          </table:table-cell>
          <table:table-cell table:style-name="ce6" office:value-type="string" calcext:value-type="string">
            <text:p>To make to seem little; to put someone down  <text:span text:style-name="T2">작게</text:span><text:span text:style-name="T3"> </text:span><text:span text:style-name="T4">하다</text:span><text:span text:style-name="T3">, </text:span><text:span text:style-name="T4">경시하다</text:span><text:span text:style-name="T3">, </text:span><text:span text:style-name="T4">과소평가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15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belligerent</text:p>
          </table:table-cell>
          <table:table-cell table:style-name="ce6" office:value-type="string" calcext:value-type="string">
            <text:p>Combative; quarrelsome; waging war  <text:span text:style-name="T10">교전중인</text:span><text:span text:style-name="T11">, </text:span><text:span text:style-name="T12">호전적인</text:span><text:span text:style-name="T11">, </text:span><text:span text:style-name="T12">싸우기</text:span><text:span text:style-name="T11"> </text:span><text:span text:style-name="T12">좋아하는</text:span><text:span text:style-name="T11">; </text:span><text:span text:style-name="T12">교전국</text:span><text:span text:style-name="T11">, </text:span><text:span text:style-name="T12">싸움</text:span><text:span text:style-name="T11"> </text:span><text:span text:style-name="T12">상대</text:span><text:span text:style-name="T11">, </text:span><text:span text:style-name="T12">적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emused</text:p>
          </table:table-cell>
          <table:table-cell table:style-name="ce6" office:value-type="string" calcext:value-type="string">
            <text:p>Confused; bewildered <text:span text:style-name="T7">멍하게</text:span><text:span text:style-name="T8"> </text:span><text:span text:style-name="T9">하다</text:span><text:span text:style-name="T8">, ...</text:span><text:span text:style-name="T9">의</text:span><text:span text:style-name="T8"> </text:span><text:span text:style-name="T9">마음을</text:span><text:span text:style-name="T8"> </text:span><text:span text:style-name="T9">사로잡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enefactor</text:p>
          </table:table-cell>
          <table:table-cell table:style-name="ce6" office:value-type="string" calcext:value-type="string">
            <text:p>One who provides help, especially in the form of a gift or donation  <text:span text:style-name="T2">은인</text:span><text:span text:style-name="T3">, </text:span><text:span text:style-name="T4">후원자</text:span><text:span text:style-name="T3">, </text:span><text:span text:style-name="T4">기부하는</text:span><text:span text:style-name="T3"> </text:span><text:span text:style-name="T4">사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enevolent</text:p>
          </table:table-cell>
          <table:table-cell table:style-name="ce6" office:value-type="string" calcext:value-type="string">
            <text:p>Generous; kind; doing good deeds <text:span text:style-name="T7">인정이</text:span><text:span text:style-name="T8"> </text:span><text:span text:style-name="T9">많은</text:span><text:span text:style-name="T8">, </text:span><text:span text:style-name="T9">자비로운</text:span><text:span text:style-name="T8">, </text:span><text:span text:style-name="T9">선의의</text:span><text:span text:style-name="T8">, </text:span><text:span text:style-name="T9">호전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enign</text:p>
          </table:table-cell>
          <table:table-cell table:style-name="ce6" office:value-type="string" calcext:value-type="string">
            <text:p>Gentle; not harmful; kind; mild <text:span text:style-name="T2">온화한</text:span><text:span text:style-name="T3">, </text:span><text:span text:style-name="T4">친절한</text:span><text:span text:style-name="T3">, </text:span><text:span text:style-name="T4">자비로운</text:span><text:span text:style-name="T3">, </text:span><text:span text:style-name="T4">자상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16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bequest</text:p>
          </table:table-cell>
          <table:table-cell table:style-name="ce6" office:value-type="string" calcext:value-type="string">
            <text:p>Something left to someone in a will <text:span text:style-name="T5">유산</text:span><text:span text:style-name="T6">, </text:span><text:span text:style-name="T5">유물</text:span><text:span text:style-name="T6">, </text:span><text:span text:style-name="T5">유증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ereaved</text:p>
          </table:table-cell>
          <table:table-cell table:style-name="ce6" office:value-type="string" calcext:value-type="string">
            <text:p>Deprived or left desolate, especially through death [<text:span text:style-name="T10">죽음을</text:span><text:span text:style-name="T11"> </text:span><text:span text:style-name="T12">통하여</text:span><text:span text:style-name="T11"> </text:span><text:span text:style-name="T12">생명</text:span><text:span text:style-name="T11">, </text:span><text:span text:style-name="T12">희망</text:span><text:span text:style-name="T11"> </text:span><text:span text:style-name="T12">등을</text:span><text:span text:style-name="T11">]</text:span><text:span text:style-name="T12">빼앗기다</text:span><text:span text:style-name="T11">, </text:span><text:span text:style-name="T12">황량해지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eset</text:p>
          </table:table-cell>
          <table:table-cell table:style-name="ce6" office:value-type="string" calcext:value-type="string">
            <text:p>Harass; to surround <text:span text:style-name="T5">에워싸다</text:span><text:span text:style-name="T6">, </text:span><text:span text:style-name="T5">포위하다</text:span><text:span text:style-name="T6">; </text:span><text:span text:style-name="T5">괴롭히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lasphemy</text:p>
          </table:table-cell>
          <table:table-cell table:style-name="ce6" office:value-type="string" calcext:value-type="string">
            <text:p>Irreverence; an insult to something held sacred; profanity <text:span text:style-name="T7">신성모독</text:span><text:span text:style-name="T8">, </text:span><text:span text:style-name="T9">불경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latant</text:p>
          </table:table-cell>
          <table:table-cell table:style-name="ce6" office:value-type="string" calcext:value-type="string">
            <text:p>Unpleasantly or offensively noisy; glaring  <text:span text:style-name="T2">소란스러운</text:span><text:span text:style-name="T3">, </text:span><text:span text:style-name="T4">몹시</text:span><text:span text:style-name="T3"> </text:span><text:span text:style-name="T4">떠들썩한</text:span><text:span text:style-name="T3">, </text:span><text:span text:style-name="T4">뻔뻔스러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17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blight</text:p>
          </table:table-cell>
          <table:table-cell table:style-name="ce6" office:value-type="string" calcext:value-type="string">
            <text:p>Disease in plants; anything that injures or destroys  <text:span text:style-name="T7">식물의</text:span><text:span text:style-name="T8"> </text:span><text:span text:style-name="T9">고조병</text:span><text:span text:style-name="T8">, </text:span><text:span text:style-name="T9">충해</text:span><text:span text:style-name="T8">; </text:span><text:span text:style-name="T9">악화</text:span><text:span text:style-name="T8">, </text:span><text:span text:style-name="T9">황폐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lithe</text:p>
          </table:table-cell>
          <table:table-cell table:style-name="ce6" office:value-type="string" calcext:value-type="string">
            <text:p>Carefree; cheerful <text:span text:style-name="T5">즐거운</text:span><text:span text:style-name="T6">, </text:span><text:span text:style-name="T5">명랑한</text:span><text:span text:style-name="T6">, </text:span><text:span text:style-name="T5">경솔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ourgeois</text:p>
          </table:table-cell>
          <table:table-cell table:style-name="ce6" office:value-type="string" calcext:value-type="string">
            <text:p>Middle class, usually in a pejorative sense; boringly conventional <text:span text:style-name="T10">중산계급</text:span><text:span text:style-name="T11">, </text:span><text:span text:style-name="T12">자본가</text:span><text:span text:style-name="T11">, </text:span><text:span text:style-name="T12">부르조아</text:span><text:span text:style-name="T11">; </text:span><text:span text:style-name="T12">고상하지</text:span><text:span text:style-name="T11"> </text:span><text:span text:style-name="T12">못한</text:span><text:span text:style-name="T11">, </text:span><text:span text:style-name="T12">속물적인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ovine</text:p>
          </table:table-cell>
          <table:table-cell table:style-name="ce6" office:value-type="string" calcext:value-type="string">
            <text:p>Cow related; cowlike  cf)canine, equine, feline, piscine, porcine, ursine <text:span text:style-name="T7">소의</text:span><text:span text:style-name="T8">, </text:span><text:span text:style-name="T9">소</text:span><text:span text:style-name="T8"> </text:span><text:span text:style-name="T9">같은</text:span><text:span text:style-name="T8">; </text:span><text:span text:style-name="T9">둔한</text:span><text:span text:style-name="T8">, </text:span><text:span text:style-name="T9">둔감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revity</text:p>
          </table:table-cell>
          <table:table-cell table:style-name="ce6" office:value-type="string" calcext:value-type="string">
            <text:p>Briefness <text:span text:style-name="T5">간결</text:span><text:span text:style-name="T6">, </text:span><text:span text:style-name="T5">간략</text:span><text:span text:style-name="T6">, </text:span><text:span text:style-name="T5">짧음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roach</text:p>
          </table:table-cell>
          <table:table-cell table:style-name="ce6" office:value-type="string" calcext:value-type="string">
            <text:p>To open up a subject for discussion, often a delicate subject <text:span text:style-name="T7">끄집어내다</text:span><text:span text:style-name="T8">, </text:span><text:span text:style-name="T9">화제</text:span><text:span text:style-name="T8"> </text:span><text:span text:style-name="T9">등을</text:span><text:span text:style-name="T8"> </text:span><text:span text:style-name="T9">입밖에</text:span><text:span text:style-name="T8"> </text:span><text:span text:style-name="T9">내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ucolic</text:p>
          </table:table-cell>
          <table:table-cell table:style-name="ce6" office:value-type="string" calcext:value-type="string">
            <text:p>Charmingly rural; rustic; countrylike <text:span text:style-name="T7">목가적인</text:span><text:span text:style-name="T8">, </text:span><text:span text:style-name="T9">양치기의</text:span><text:span text:style-name="T8">, </text:span><text:span text:style-name="T9">소박한</text:span><text:span text:style-name="T8">; </text:span><text:span text:style-name="T9">목가</text:span><text:span text:style-name="T8">, </text:span><text:span text:style-name="T9">전원시</text:span></text:p>
          </table:table-cell>
          <table:table-cell table:number-columns-repeated="1021"/>
        </table:table-row>
        <table:table-row table:style-name="ro5">
          <table:table-cell/>
          <table:table-cell table:style-name="ce2" office:value-type="string" calcext:value-type="string">
            <text:p>bureaucracy</text:p>
          </table:table-cell>
          <table:table-cell table:style-name="ce6" office:value-type="string" calcext:value-type="string">
            <text:p>A system of government administration consisting of numerous bureaus or offices, especially one run according to inflexible and inefficient rules; any large administrative system characterized by inefficiency, lots of rules, and red tape <text:span text:style-name="T7">관료정치</text:span><text:span text:style-name="T8">(</text:span><text:span text:style-name="T9">제도</text:span><text:span text:style-name="T8">, </text:span><text:span text:style-name="T9">주의</text:span><text:span text:style-name="T8">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urgeon</text:p>
          </table:table-cell>
          <table:table-cell table:style-name="ce6" office:value-type="string" calcext:value-type="string">
            <text:p>To expand; to flourish <text:span text:style-name="T5">성장하다</text:span><text:span text:style-name="T6">, </text:span><text:span text:style-name="T5">갑자기</text:span><text:span text:style-name="T6"> </text:span><text:span text:style-name="T5">커지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urlesque</text:p>
          </table:table-cell>
          <table:table-cell table:style-name="ce6" office:value-type="string" calcext:value-type="string">
            <text:p>A ludicrous, mocking, or exaggerated imitation  <text:span text:style-name="T7">광시</text:span><text:span text:style-name="T8">, </text:span><text:span text:style-name="T9">해학극</text:span><text:span text:style-name="T8">, </text:span><text:span text:style-name="T9">익살극</text:span><text:span text:style-name="T8">, </text:span><text:span text:style-name="T9">풍자문</text:span><text:span text:style-name="T8">, </text:span><text:span text:style-name="T9">풍자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18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cacophony</text:p>
          </table:table-cell>
          <table:table-cell table:style-name="ce6" office:value-type="string" calcext:value-type="string">
            <text:p>Harsh-sounding mixture of words, voices, or sounds  <text:span text:style-name="T2">불협화음</text:span><text:span text:style-name="T3">, </text:span><text:span text:style-name="T4">불쾌한</text:span><text:span text:style-name="T3"> </text:span><text:span text:style-name="T4">음조</text:span><text:span text:style-name="T3">, </text:span><text:span text:style-name="T4">소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adence</text:p>
          </table:table-cell>
          <table:table-cell table:style-name="ce6" office:value-type="string" calcext:value-type="string">
            <text:p>Rhythm, the rise and fall of sounds <text:span text:style-name="T5">운율</text:span><text:span text:style-name="T6">, </text:span><text:span text:style-name="T5">억양</text:span><text:span text:style-name="T6">, </text:span><text:span text:style-name="T5">가락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ajole</text:p>
          </table:table-cell>
          <table:table-cell table:style-name="ce6" office:value-type="string" calcext:value-type="string">
            <text:p>To persuade someone to do something he or she doesnt want to do <text:span text:style-name="T2">부추기다</text:span><text:span text:style-name="T3">; </text:span><text:span text:style-name="T4">감언이설로</text:span><text:span text:style-name="T3"> </text:span><text:span text:style-name="T4">속이다</text:span><text:span text:style-name="T3">, </text:span><text:span text:style-name="T4">꾀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allow</text:p>
          </table:table-cell>
          <table:table-cell table:style-name="ce6" office:value-type="string" calcext:value-type="string">
            <text:p>Immature <text:span text:style-name="T7">아직</text:span><text:span text:style-name="T8"> </text:span><text:span text:style-name="T9">깃털이</text:span><text:span text:style-name="T8"> </text:span><text:span text:style-name="T9">나지</text:span><text:span text:style-name="T8"> </text:span><text:span text:style-name="T9">않은</text:span><text:span text:style-name="T8">, </text:span><text:span text:style-name="T9">풋내기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andor</text:p>
          </table:table-cell>
          <table:table-cell table:style-name="ce6" office:value-type="string" calcext:value-type="string">
            <text:p>Truthfulness; sincere honesty <text:span text:style-name="T7">정직</text:span><text:span text:style-name="T8">, </text:span><text:span text:style-name="T9">공평무사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apitalism</text:p>
          </table:table-cell>
          <table:table-cell table:style-name="ce6" office:value-type="string" calcext:value-type="string">
            <text:p>Free enterprise <text:span text:style-name="T7">자본주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apitulate</text:p>
          </table:table-cell>
          <table:table-cell table:style-name="ce6" office:value-type="string" calcext:value-type="string">
            <text:p>To surrender; to give up or give in <text:span text:style-name="T2">항복하다</text:span><text:span text:style-name="T3">, </text:span><text:span text:style-name="T4">성을</text:span><text:span text:style-name="T3"> </text:span><text:span text:style-name="T4">내어</text:span><text:span text:style-name="T3"> </text:span><text:span text:style-name="T4">주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apricious</text:p>
          </table:table-cell>
          <table:table-cell table:style-name="ce6" office:value-type="string" calcext:value-type="string">
            <text:p>Unpredictable; like to change at any moment  <text:span text:style-name="T7">변덕스런</text:span><text:span text:style-name="T8">, </text:span><text:span text:style-name="T9">마음이</text:span><text:span text:style-name="T8"> </text:span><text:span text:style-name="T9">변하기</text:span><text:span text:style-name="T8"> </text:span><text:span text:style-name="T9">쉬운</text:span><text:span text:style-name="T8">, </text:span><text:span text:style-name="T9">불규칙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aricature</text:p>
          </table:table-cell>
          <table:table-cell table:style-name="ce6" office:value-type="string" calcext:value-type="string">
            <text:p>A portrait or description that is purposely distorted or exaggerated, often to prove some point about its subject <text:span text:style-name="T2">만화</text:span><text:span text:style-name="T3">, </text:span><text:span text:style-name="T4">풍자만화</text:span><text:span text:style-name="T3">, </text:span><text:span text:style-name="T4">풍자한</text:span><text:span text:style-name="T3"> </text:span><text:span text:style-name="T4">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astigate</text:p>
          </table:table-cell>
          <table:table-cell table:style-name="ce6" office:value-type="string" calcext:value-type="string">
            <text:p>To criticize severely; to chastise  <text:span text:style-name="T7">가책하다</text:span><text:span text:style-name="T8">, </text:span><text:span text:style-name="T9">혹평하다</text:span><text:span text:style-name="T8">; </text:span><text:span text:style-name="T9">징계하다</text:span><text:span text:style-name="T8">; </text:span><text:span text:style-name="T9">고치다</text:span><text:span text:style-name="T8">, </text:span><text:span text:style-name="T9">첨삭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atalyst</text:p>
          </table:table-cell>
          <table:table-cell table:style-name="ce6" office:value-type="string" calcext:value-type="string">
            <text:p>In chemistry,~; anyone or anything that makes something happen without being directly involved in it <text:span text:style-name="T7">촉매</text:span><text:span text:style-name="T8">, </text:span><text:span text:style-name="T9">촉진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19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categorical</text:p>
          </table:table-cell>
          <table:table-cell table:style-name="ce6" office:value-type="string" calcext:value-type="string">
            <text:p>Unconditional; absolute <text:span text:style-name="T10">절대적인</text:span><text:span text:style-name="T11">, </text:span><text:span text:style-name="T12">무조건의</text:span><text:span text:style-name="T11"> </text:span><text:span text:style-name="T12">단언적인</text:span><text:span text:style-name="T11">; </text:span><text:span text:style-name="T12">범주에</text:span><text:span text:style-name="T11"> </text:span><text:span text:style-name="T12">속하는</text:span><text:span text:style-name="T11">, </text:span><text:span text:style-name="T12">분류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atharsis</text:p>
          </table:table-cell>
          <table:table-cell table:style-name="ce6" office:value-type="string" calcext:value-type="string">
            <text:p>Purification that brings emotional relief or renewal <text:span text:style-name="T7">정화</text:span><text:span text:style-name="T8">, </text:span><text:span text:style-name="T9">카타르시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atholic</text:p>
          </table:table-cell>
          <table:table-cell table:style-name="ce6" office:value-type="string" calcext:value-type="string">
            <text:p>Universal; embracing everything [<text:span text:style-name="T10">관심</text:span><text:span text:style-name="T11">, </text:span><text:span text:style-name="T12">흥미</text:span><text:span text:style-name="T11">, </text:span><text:span text:style-name="T12">취미가</text:span><text:span text:style-name="T11">] </text:span><text:span text:style-name="T12">광범위한</text:span><text:span text:style-name="T11">, </text:span><text:span text:style-name="T12">보편적인</text:span><text:span text:style-name="T11">; </text:span><text:span text:style-name="T12">관대한</text:span><text:span text:style-name="T11">, </text:span><text:span text:style-name="T12">마음이</text:span><text:span text:style-name="T11"> </text:span><text:span text:style-name="T12">넓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austic</text:p>
          </table:table-cell>
          <table:table-cell table:style-name="ce6" office:value-type="string" calcext:value-type="string">
            <text:p>Like acid; corrosive <text:span text:style-name="T5">부식성의</text:span><text:span text:style-name="T6">, </text:span><text:span text:style-name="T5">신랄한</text:span><text:span text:style-name="T6">, </text:span><text:span text:style-name="T5">통렬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elibacy</text:p>
          </table:table-cell>
          <table:table-cell table:style-name="ce6" office:value-type="string" calcext:value-type="string">
            <text:p>Abstinence from sex <text:span text:style-name="T5">독신</text:span><text:span text:style-name="T6">, </text:span><text:span text:style-name="T5">독신생활</text:span><text:span text:style-name="T6">, </text:span><text:span text:style-name="T5">금욕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censure</text:p>
          </table:table-cell>
          <table:table-cell table:style-name="ce6" office:value-type="string" calcext:value-type="string">
            <text:p>To condemn severely for doing something bad  <text:span text:style-name="T2">비난하다</text:span><text:span text:style-name="T3">, </text:span><text:span text:style-name="T4">나무라다</text:span><text:span text:style-name="T3">, </text:span><text:span text:style-name="T4">혹평하다</text:span><text:span text:style-name="T3">, </text:span><text:span text:style-name="T4">견책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erebral</text:p>
          </table:table-cell>
          <table:table-cell table:style-name="ce6" office:value-type="string" calcext:value-type="string">
            <text:p>Brainy; intellectually refined <text:span text:style-name="T7">대뇌의</text:span><text:span text:style-name="T8">, </text:span><text:span text:style-name="T9">뇌리</text:span><text:span text:style-name="T8">; </text:span><text:span text:style-name="T9">지적인</text:span><text:span text:style-name="T8">, </text:span><text:span text:style-name="T9">지성에</text:span><text:span text:style-name="T8"> </text:span><text:span text:style-name="T9">호소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agrin</text:p>
          </table:table-cell>
          <table:table-cell table:style-name="ce6" office:value-type="string" calcext:value-type="string">
            <text:p>Humiliation; embarrassed disappointment <text:span text:style-name="T5">유감</text:span><text:span text:style-name="T6">, </text:span><text:span text:style-name="T5">원통함</text:span><text:span text:style-name="T6">, </text:span><text:span text:style-name="T5">부함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harisma</text:p>
          </table:table-cell>
          <table:table-cell table:style-name="ce6" office:value-type="string" calcext:value-type="string">
            <text:p>A magical-seeming ability to attract followers or inspire loyalty  <text:span text:style-name="T7">재능</text:span><text:span text:style-name="T8">, </text:span><text:span text:style-name="T9">권능</text:span><text:span text:style-name="T8">; </text:span><text:span text:style-name="T9">권위</text:span><text:span text:style-name="T8">, </text:span><text:span text:style-name="T9">비상한</text:span><text:span text:style-name="T8"> </text:span><text:span text:style-name="T9">매력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20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charlatan</text:p>
          </table:table-cell>
          <table:table-cell table:style-name="ce6" office:value-type="string" calcext:value-type="string">
            <text:p>Fraud; quack; con man <text:span text:style-name="T7">지독한</text:span><text:span text:style-name="T8"> </text:span><text:span text:style-name="T9">허풍선이</text:span><text:span text:style-name="T8">, </text:span><text:span text:style-name="T9">엉터리의</text:span><text:span text:style-name="T8">; </text:span><text:span text:style-name="T9">돌팔이</text:span><text:span text:style-name="T8"> </text:span><text:span text:style-name="T9">의사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asm</text:p>
          </table:table-cell>
          <table:table-cell table:style-name="ce6" office:value-type="string" calcext:value-type="string">
            <text:p>A deep, gaping hole; a gorge <text:span text:style-name="T13">깊게</text:span><text:span text:style-name="T14"> </text:span><text:span text:style-name="T15">갈라진</text:span><text:span text:style-name="T14"> </text:span><text:span text:style-name="T15">틈</text:span><text:span text:style-name="T14">, </text:span><text:span text:style-name="T15">금</text:span><text:span text:style-name="T14">, </text:span><text:span text:style-name="T15">균열</text:span><text:span text:style-name="T14">; </text:span><text:span text:style-name="T15">단절</text:span><text:span text:style-name="T14">, </text:span><text:span text:style-name="T15">결합</text:span><text:span text:style-name="T14">; </text:span><text:span text:style-name="T15">차이</text:span><text:span text:style-name="T14">, </text:span><text:span text:style-name="T15">불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astise</text:p>
          </table:table-cell>
          <table:table-cell table:style-name="ce6" office:value-type="string" calcext:value-type="string">
            <text:p>To inflict punishment on; to discipline <text:span text:style-name="T2">응징하다</text:span><text:span text:style-name="T3">, </text:span><text:span text:style-name="T4">징벌하다</text:span><text:span text:style-name="T3">; </text:span><text:span text:style-name="T4">몹시</text:span><text:span text:style-name="T3"> </text:span><text:span text:style-name="T4">비난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icanery</text:p>
          </table:table-cell>
          <table:table-cell table:style-name="ce6" office:value-type="string" calcext:value-type="string">
            <text:p>Trickery; deceitfulness; artifice; especially legal or political <text:span text:style-name="T5">꾸며댐</text:span><text:span text:style-name="T6">, </text:span><text:span text:style-name="T5">발뺌</text:span><text:span text:style-name="T6">, </text:span><text:span text:style-name="T5">속임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imera</text:p>
          </table:table-cell>
          <table:table-cell table:style-name="ce6" office:value-type="string" calcext:value-type="string">
            <text:p>An illusion; a foolish fancy <text:span text:style-name="T7">망상</text:span><text:span text:style-name="T8">, </text:span><text:span text:style-name="T9">괴물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oleric</text:p>
          </table:table-cell>
          <table:table-cell table:style-name="ce6" office:value-type="string" calcext:value-type="string">
            <text:p>Hot-tempered; quick to anger <text:span text:style-name="T2">성마른</text:span><text:span text:style-name="T3">, </text:span><text:span text:style-name="T4">화</text:span><text:span text:style-name="T3"> </text:span><text:span text:style-name="T4">잘</text:span><text:span text:style-name="T3"> </text:span><text:span text:style-name="T4">내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ronic</text:p>
          </table:table-cell>
          <table:table-cell table:style-name="ce6" office:value-type="string" calcext:value-type="string">
            <text:p>Constant; lasting a long time; inveterate <text:span text:style-name="T2">만성의</text:span><text:span text:style-name="T3"> </text:span><text:span text:style-name="T4">고질적인</text:span><text:span text:style-name="T3">, </text:span><text:span text:style-name="T4">오래</text:span><text:span text:style-name="T3"> </text:span><text:span text:style-name="T4">끄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ronicle</text:p>
          </table:table-cell>
          <table:table-cell table:style-name="ce6" office:value-type="string" calcext:value-type="string">
            <text:p>A record of events in order of time; a history <text:span text:style-name="T5">연대</text:span><text:span text:style-name="T6">, </text:span><text:span text:style-name="T5">편년사</text:span><text:span text:style-name="T6">, </text:span><text:span text:style-name="T5">기록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21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circuitous</text:p>
          </table:table-cell>
          <table:table-cell table:style-name="ce6" office:value-type="string" calcext:value-type="string">
            <text:p>Roundabout; not following a direct path <text:span text:style-name="T5">우회의</text:span><text:span text:style-name="T6">, </text:span><text:span text:style-name="T5">에두르는</text:span><text:span text:style-name="T6">, </text:span><text:span text:style-name="T5">완곡한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circumlocution</text:p>
          </table:table-cell>
          <table:table-cell table:style-name="ce6" office:value-type="string" calcext:value-type="string">
            <text:p>An indirect expression; use of wordy or evasive language  <text:span text:style-name="T10">완곡한</text:span><text:span text:style-name="T11"> </text:span><text:span text:style-name="T12">표현</text:span><text:span text:style-name="T11">, </text:span><text:span text:style-name="T12">넌지시</text:span><text:span text:style-name="T11"> </text:span><text:span text:style-name="T12">하는</text:span><text:span text:style-name="T11"> </text:span><text:span text:style-name="T12">말</text:span><text:span text:style-name="T11">, </text:span><text:span text:style-name="T12">핑계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ircumscribe</text:p>
          </table:table-cell>
          <table:table-cell table:style-name="ce6" office:value-type="string" calcext:value-type="string">
            <text:p>To draw a line around; to set the limits; to define; to restrict. ..<text:span text:style-name="T16">의</text:span><text:span text:style-name="T17"> </text:span><text:span text:style-name="T18">둘레에</text:span><text:span text:style-name="T17"> </text:span><text:span text:style-name="T18">선을</text:span><text:span text:style-name="T17"> </text:span><text:span text:style-name="T18">긋다</text:span><text:span text:style-name="T17">, </text:span><text:span text:style-name="T18">경계선을</text:span><text:span text:style-name="T17"> </text:span><text:span text:style-name="T18">긋다</text:span><text:span text:style-name="T17">; </text:span><text:span text:style-name="T18">제한하다</text:span><text:span text:style-name="T17">, </text:span><text:span text:style-name="T18">한계를</text:span><text:span text:style-name="T17"> </text:span><text:span text:style-name="T18">정하다</text:span><text:span text:style-name="T17">; </text:span><text:span text:style-name="T18">외접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ircumspect</text:p>
          </table:table-cell>
          <table:table-cell table:style-name="ce6" office:value-type="string" calcext:value-type="string">
            <text:p>Cautious <text:span text:style-name="T2">신중한</text:span><text:span text:style-name="T3">, </text:span><text:span text:style-name="T4">용의주도한</text:span><text:span text:style-name="T3">, </text:span><text:span text:style-name="T4">주의</text:span><text:span text:style-name="T3"> </text:span><text:span text:style-name="T4">깊은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ircumvent</text:p>
          </table:table-cell>
          <table:table-cell table:style-name="ce6" office:value-type="string" calcext:value-type="string">
            <text:p>To frustrate as though by surrounding  <text:span text:style-name="T10">우회하다</text:span><text:span text:style-name="T11">, </text:span><text:span text:style-name="T12">교묘하게</text:span><text:span text:style-name="T11"> </text:span><text:span text:style-name="T12">회피하다</text:span><text:span text:style-name="T11">; </text:span><text:span text:style-name="T12">앞지르다</text:span><text:span text:style-name="T11">, </text:span><text:span text:style-name="T12">선수치다</text:span><text:span text:style-name="T11">; </text:span><text:span text:style-name="T12">포위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ivil</text:p>
          </table:table-cell>
          <table:table-cell table:style-name="ce6" office:value-type="string" calcext:value-type="string">
            <text:p>Polite; civilized; courteous <text:span text:style-name="T7">시민의</text:span><text:span text:style-name="T8">, </text:span><text:span text:style-name="T9">민간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lemency</text:p>
          </table:table-cell>
          <table:table-cell table:style-name="ce6" office:value-type="string" calcext:value-type="string">
            <text:p>Mercy; forgiveness; mildness(<text:span text:style-name="T2">기후의</text:span><text:span text:style-name="T3">) </text:span><text:span text:style-name="T4">온화</text:span><text:span text:style-name="T3">; </text:span><text:span text:style-name="T4">관대</text:span><text:span text:style-name="T3">, </text:span><text:span text:style-name="T4">인정많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lich<text:span text:style-name="T1">  </text:span></text:p>
          </table:table-cell>
          <table:table-cell table:style-name="ce6" office:value-type="string" calcext:value-type="string">
            <text:p>An overused saying or idea <text:span text:style-name="T2">진부한</text:span><text:span text:style-name="T3"> </text:span><text:span text:style-name="T4">표현</text:span><text:span text:style-name="T3">, </text:span><text:span text:style-name="T4">상투적인</text:span><text:span text:style-name="T3"> </text:span><text:span text:style-name="T4">문구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lique</text:p>
          </table:table-cell>
          <table:table-cell table:style-name="ce6" office:value-type="string" calcext:value-type="string">
            <text:p>An exclusive group bound together by  some shared quality or interest <text:span text:style-name="T7">도당</text:span><text:span text:style-name="T8">, </text:span><text:span text:style-name="T9">파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22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coalesce</text:p>
          </table:table-cell>
          <table:table-cell table:style-name="ce6" office:value-type="string" calcext:value-type="string">
            <text:p>To come together as one; to fuse; to unite <text:span text:style-name="T5">연합하다</text:span><text:span text:style-name="T6">, </text:span><text:span text:style-name="T5">유착하다</text:span><text:span text:style-name="T6">; </text:span><text:span text:style-name="T5">연합시키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erce</text:p>
          </table:table-cell>
          <table:table-cell table:style-name="ce6" office:value-type="string" calcext:value-type="string">
            <text:p>To force someone to do or not to do something <text:span text:style-name="T5">지배하다</text:span><text:span text:style-name="T6">, </text:span><text:span text:style-name="T5">강제하다</text:span><text:span text:style-name="T6">, </text:span><text:span text:style-name="T5">강요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gent</text:p>
          </table:table-cell>
          <table:table-cell table:style-name="ce6" office:value-type="string" calcext:value-type="string">
            <text:p>Powerfully convincing <text:span text:style-name="T5">유력한</text:span><text:span text:style-name="T6">, </text:span><text:span text:style-name="T5">사람을</text:span><text:span text:style-name="T6"> </text:span><text:span text:style-name="T5">수긍시키는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ognitive</text:p>
          </table:table-cell>
          <table:table-cell table:style-name="ce6" office:value-type="string" calcext:value-type="string">
            <text:p>Dealing with how we know the world around us through our senses; mental <text:span text:style-name="T5">인식의</text:span><text:span text:style-name="T6">, </text:span><text:span text:style-name="T5">인식력이</text:span><text:span text:style-name="T6"> </text:span><text:span text:style-name="T5">있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gnizant</text:p>
          </table:table-cell>
          <table:table-cell table:style-name="ce6" office:value-type="string" calcext:value-type="string">
            <text:p>Aware; conscious <text:span text:style-name="T2">인식하고</text:span><text:span text:style-name="T3"> </text:span><text:span text:style-name="T4">있는</text:span><text:span text:style-name="T3">, </text:span><text:span text:style-name="T4">알고</text:span><text:span text:style-name="T3"> </text:span><text:span text:style-name="T4">있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herent</text:p>
          </table:table-cell>
          <table:table-cell table:style-name="ce6" office:value-type="string" calcext:value-type="string">
            <text:p>Holding together; making sense <text:span text:style-name="T7">일관된</text:span><text:span text:style-name="T8">, </text:span><text:span text:style-name="T9">조리가</text:span><text:span text:style-name="T8"> </text:span><text:span text:style-name="T9">서는</text:span><text:span text:style-name="T8">; </text:span><text:span text:style-name="T9">응집성의</text:span><text:span text:style-name="T8">, </text:span><text:span text:style-name="T9">밀착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lloquial</text:p>
          </table:table-cell>
          <table:table-cell table:style-name="ce6" office:value-type="string" calcext:value-type="string">
            <text:p>Conversational; informal in language <text:span text:style-name="T7">구어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llusion</text:p>
          </table:table-cell>
          <table:table-cell table:style-name="ce6" office:value-type="string" calcext:value-type="string">
            <text:p>Conspiracy; secret cooperation <text:span text:style-name="T7">공모</text:span><text:span text:style-name="T8">, </text:span><text:span text:style-name="T9">결탁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mmensurate</text:p>
          </table:table-cell>
          <table:table-cell table:style-name="ce6" office:value-type="string" calcext:value-type="string">
            <text:p>Equal; proportionate <text:span text:style-name="T10">같은</text:span><text:span text:style-name="T11"> </text:span><text:span text:style-name="T12">양의</text:span><text:span text:style-name="T11">, </text:span><text:span text:style-name="T12">같은</text:span><text:span text:style-name="T11"> </text:span><text:span text:style-name="T12">시간의</text:span><text:span text:style-name="T11">; </text:span><text:span text:style-name="T12">균형</text:span><text:span text:style-name="T11"> </text:span><text:span text:style-name="T12">잡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mpelling</text:p>
          </table:table-cell>
          <table:table-cell table:style-name="ce6" office:value-type="string" calcext:value-type="string">
            <text:p>Forceful; causing to yield...<text:span text:style-name="T7">하지</text:span><text:span text:style-name="T8"> </text:span><text:span text:style-name="T9">않을</text:span><text:span text:style-name="T8"> </text:span><text:span text:style-name="T9">수</text:span><text:span text:style-name="T8"> </text:span><text:span text:style-name="T9">없는</text:span><text:span text:style-name="T8">, </text:span><text:span text:style-name="T9">강제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mpendium</text:p>
          </table:table-cell>
          <table:table-cell table:style-name="ce6" office:value-type="string" calcext:value-type="string">
            <text:p>A summary; an abridgment <text:span text:style-name="T5">개략</text:span><text:span text:style-name="T6">, </text:span><text:span text:style-name="T5">요약</text:span><text:span text:style-name="T6">, </text:span><text:span text:style-name="T5">일람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23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complacent</text:p>
          </table:table-cell>
          <table:table-cell table:style-name="ce6" office:value-type="string" calcext:value-type="string">
            <text:p>Self-satisfied; overly pleased with oneself; contented to a fault <text:span text:style-name="T7">자기</text:span><text:span text:style-name="T8"> </text:span><text:span text:style-name="T9">만족의</text:span><text:span text:style-name="T8">, </text:span><text:span text:style-name="T9">은근한</text:span><text:span text:style-name="T8">, </text:span><text:span text:style-name="T9">마음에</text:span><text:span text:style-name="T8"> </text:span><text:span text:style-name="T9">흡족한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complement</text:p>
          </table:table-cell>
          <table:table-cell table:style-name="ce6" office:value-type="string" calcext:value-type="string">
            <text:p>To complete or fill up; to be the perfect counterpart  <text:span text:style-name="T2">보충하여</text:span><text:span text:style-name="T3"> </text:span><text:span text:style-name="T4">완전케하다</text:span><text:span text:style-name="T3">, </text:span><text:span text:style-name="T4">보완하다</text:span><text:span text:style-name="T3">, </text:span><text:span text:style-name="T4">보충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mplicity</text:p>
          </table:table-cell>
          <table:table-cell table:style-name="ce6" office:value-type="string" calcext:value-type="string">
            <text:p>Participation in wrongdoing; the act of being an accomplice <text:span text:style-name="T5">공모</text:span><text:span text:style-name="T6">, </text:span><text:span text:style-name="T5">연루</text:span><text:span text:style-name="T6">, </text:span><text:span text:style-name="T5">공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mprehensive</text:p>
          </table:table-cell>
          <table:table-cell table:style-name="ce6" office:value-type="string" calcext:value-type="string">
            <text:p>Covering or including everything <text:span text:style-name="T10">포괄적인</text:span><text:span text:style-name="T11">, </text:span><text:span text:style-name="T12">넓은</text:span><text:span text:style-name="T11">; </text:span><text:span text:style-name="T12">이해력이</text:span><text:span text:style-name="T11"> </text:span><text:span text:style-name="T12">있는</text:span><text:span text:style-name="T11">, </text:span><text:span text:style-name="T12">이해가</text:span><text:span text:style-name="T11"> </text:span><text:span text:style-name="T12">빠른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omprise</text:p>
          </table:table-cell>
          <table:table-cell table:style-name="ce6" office:value-type="string" calcext:value-type="string">
            <text:p>To consist of; to be composed of cf) constitute, compose <text:span text:style-name="T7">포함하다</text:span><text:span text:style-name="T8">, </text:span><text:span text:style-name="T9">품다</text:span><text:span text:style-name="T8">, </text:span><text:span text:style-name="T9">의미하다</text:span><text:span text:style-name="T8">; </text:span><text:span text:style-name="T9">구성되다</text:span><text:span text:style-name="T8">, </text:span><text:span text:style-name="T9">성립되다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conciliatory</text:p>
          </table:table-cell>
          <table:table-cell table:style-name="ce6" office:value-type="string" calcext:value-type="string">
            <text:p>Making peace; attempting to resolve a dispute through goodwill <text:span text:style-name="T5">타협적인</text:span><text:span text:style-name="T6">, </text:span><text:span text:style-name="T5">융화적인</text:span><text:span text:style-name="T6">, </text:span><text:span text:style-name="T5">회유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ncise</text:p>
          </table:table-cell>
          <table:table-cell table:style-name="ce6" office:value-type="string" calcext:value-type="string">
            <text:p>Brief and to the point; succinct <text:span text:style-name="T7">간결한</text:span><text:span text:style-name="T8">, </text:span><text:span text:style-name="T9">간명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24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concord</text:p>
          </table:table-cell>
          <table:table-cell table:style-name="ce6" office:value-type="string" calcext:value-type="string">
            <text:p>Harmony; agreement <text:span text:style-name="T7">의견의</text:span><text:span text:style-name="T8"> </text:span><text:span text:style-name="T9">일치</text:span><text:span text:style-name="T8">, </text:span><text:span text:style-name="T9">화합</text:span><text:span text:style-name="T8">, </text:span><text:span text:style-name="T9">협조</text:span><text:span text:style-name="T8">; </text:span><text:span text:style-name="T9">협정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ncurrent</text:p>
          </table:table-cell>
          <table:table-cell table:style-name="ce6" office:value-type="string" calcext:value-type="string">
            <text:p>Happening at the same time; parallel <text:span text:style-name="T5">동시에</text:span><text:span text:style-name="T6"> </text:span><text:span text:style-name="T5">일어나는</text:span><text:span text:style-name="T6">, </text:span><text:span text:style-name="T5">협동의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ondescend</text:p>
          </table:table-cell>
          <table:table-cell table:style-name="ce6" office:value-type="string" calcext:value-type="string">
            <text:p>To stoop to someone elses level, usually in an offensive way; to patronize <text:span text:style-name="T2">겸손하게</text:span><text:span text:style-name="T3"> </text:span><text:span text:style-name="T4">굴다</text:span><text:span text:style-name="T3">, </text:span><text:span text:style-name="T4">자신을</text:span><text:span text:style-name="T3"> </text:span><text:span text:style-name="T4">낮추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ndone</text:p>
          </table:table-cell>
          <table:table-cell table:style-name="ce6" office:value-type="string" calcext:value-type="string">
            <text:p>To overlook; to permit to happen <text:span text:style-name="T7">용서하다</text:span><text:span text:style-name="T8">, </text:span><text:span text:style-name="T9">묵과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nducive</text:p>
          </table:table-cell>
          <table:table-cell table:style-name="ce6" office:value-type="string" calcext:value-type="string">
            <text:p>Promoting <text:span text:style-name="T5">도움이</text:span><text:span text:style-name="T6"> </text:span><text:span text:style-name="T5">되는</text:span><text:span text:style-name="T6">, </text:span><text:span text:style-name="T5">이바지하는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onfluence</text:p>
          </table:table-cell>
          <table:table-cell table:style-name="ce6" office:value-type="string" calcext:value-type="string">
            <text:p>A flowing together, especially of rivers; place where they begin to flow together <text:span text:style-name="T7">합류</text:span><text:span text:style-name="T8">, (</text:span><text:span text:style-name="T9">사람</text:span><text:span text:style-name="T8"> </text:span><text:span text:style-name="T9">등의</text:span><text:span text:style-name="T8">) </text:span><text:span text:style-name="T9">집합</text:span><text:span text:style-name="T8">, </text:span><text:span text:style-name="T9">군중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ngenial</text:p>
          </table:table-cell>
          <table:table-cell table:style-name="ce6" office:value-type="string" calcext:value-type="string">
            <text:p>Agreeably suitable; pleasant <text:span text:style-name="T10">같은</text:span><text:span text:style-name="T11"> </text:span><text:span text:style-name="T12">성질의</text:span><text:span text:style-name="T11">, </text:span><text:span text:style-name="T12">마음에</text:span><text:span text:style-name="T11"> </text:span><text:span text:style-name="T12">맞는</text:span><text:span text:style-name="T11">, </text:span><text:span text:style-name="T12">적합한</text:span><text:span text:style-name="T11">, </text:span><text:span text:style-name="T12">붙임성</text:span><text:span text:style-name="T11"> </text:span><text:span text:style-name="T12">있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ngenital</text:p>
          </table:table-cell>
          <table:table-cell table:style-name="ce6" office:value-type="string" calcext:value-type="string">
            <text:p>A trait or condition acquired between conception and birth; innate <text:span text:style-name="T7">선천적인</text:span><text:span text:style-name="T8">, </text:span><text:span text:style-name="T9">타고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25</text:p>
          </table:table-cell>
          <table:table-cell table:style-name="ce3" table:number-columns-repeated="2"/>
          <table:table-cell table:number-columns-repeated="253"/>
          <table:table-cell table:style-name="ce4" table:number-columns-repeated="767"/>
        </table:table-row>
        <table:table-row table:style-name="ro4">
          <table:table-cell/>
          <table:table-cell table:style-name="ce2" office:value-type="string" calcext:value-type="string">
            <text:p>conjecture</text:p>
          </table:table-cell>
          <table:table-cell table:style-name="ce6" office:value-type="string" calcext:value-type="string">
            <text:p>To guess; to deduce or infer on slight evidence  <text:span text:style-name="T7">추측하다</text:span><text:span text:style-name="T8">, </text:span><text:span text:style-name="T9">짐작으로</text:span><text:span text:style-name="T8"> </text:span><text:span text:style-name="T9">말하다</text:span><text:span text:style-name="T8">; </text:span><text:span text:style-name="T9">억측</text:span><text:span text:style-name="T8">/</text:span><text:span text:style-name="T9">판독하다</text:span>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njure</text:p>
          </table:table-cell>
          <table:table-cell table:style-name="ce6" office:value-type="string" calcext:value-type="string">
            <text:p>To summon or bring into being as if by magic <text:span text:style-name="T10">마술로</text:span><text:span text:style-name="T11"> ...</text:span><text:span text:style-name="T12">하다</text:span><text:span text:style-name="T11">, </text:span><text:span text:style-name="T12">마음속에</text:span><text:span text:style-name="T11"> </text:span><text:span text:style-name="T12">그려내다</text:span><text:span text:style-name="T11">, (</text:span><text:span text:style-name="T12">영혼을</text:span><text:span text:style-name="T11">)</text:span><text:span text:style-name="T12">불러내다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nnoisseur</text:p>
          </table:table-cell>
          <table:table-cell table:style-name="ce6" office:value-type="string" calcext:value-type="string">
            <text:p>An expert, particularly in matter of art or taste (<text:span text:style-name="T2">미술품</text:span><text:span text:style-name="T3"> </text:span><text:span text:style-name="T4">등의</text:span><text:span text:style-name="T3">) </text:span><text:span text:style-name="T4">감정가</text:span><text:span text:style-name="T3">, </text:span><text:span text:style-name="T4">가식가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nsecrate</text:p>
          </table:table-cell>
          <table:table-cell table:style-name="ce6" office:value-type="string" calcext:value-type="string">
            <text:p>To make or declare sacred <text:span text:style-name="T7">신성하게</text:span><text:span text:style-name="T8"> </text:span><text:span text:style-name="T9">하다</text:span><text:span text:style-name="T8">, </text:span><text:span text:style-name="T9">정화하다</text:span><text:span text:style-name="T8">, </text:span><text:span text:style-name="T9">전념하다</text:span><text:span text:style-name="T8">, </text:span><text:span text:style-name="T9">봉헌하다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nsensus</text:p>
          </table:table-cell>
          <table:table-cell table:style-name="ce6" office:value-type="string" calcext:value-type="string">
            <text:p>Unanimity or general agreement <text:span text:style-name="T5">일치</text:span><text:span text:style-name="T6">, </text:span><text:span text:style-name="T5">여론</text:span><text:span text:style-name="T6">, </text:span><text:span text:style-name="T5">교감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nsonant</text:p>
          </table:table-cell>
          <table:table-cell table:style-name="ce6" office:value-type="string" calcext:value-type="string">
            <text:p>Harmonious; in agreement <text:span text:style-name="T5">조화하는</text:span><text:span text:style-name="T6">, </text:span><text:span text:style-name="T5">일치하는</text:span><text:span text:style-name="T6">; </text:span><text:span text:style-name="T5">협화음의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#26</text:p>
          </table:table-cell>
          <table:table-cell table:style-name="ce3" table:number-columns-repeated="2"/>
          <table:table-cell table:number-columns-repeated="253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construe</text:p>
          </table:table-cell>
          <table:table-cell table:style-name="ce6" office:value-type="string" calcext:value-type="string">
            <text:p>To interpret <text:span text:style-name="T7">해석하다</text:span><text:span text:style-name="T8">, </text:span><text:span text:style-name="T9">추론하다</text:span></text:p>
          </table:table-cell>
          <table:table-cell table:style-name="ce6"/>
          <table:table-cell table:number-columns-repeated="1020"/>
        </table:table-row>
        <table:table-row table:style-name="ro6">
          <table:table-cell/>
          <table:table-cell table:style-name="ce2" office:value-type="string" calcext:value-type="string">
            <text:p>consummate</text:p>
          </table:table-cell>
          <table:table-cell table:style-name="ce6" office:value-type="string" calcext:value-type="string">
            <text:p>Perfect; complete; supremely skillful  <text:span text:style-name="T10">완성한</text:span><text:span text:style-name="T11">, </text:span><text:span text:style-name="T12">완성된</text:span><text:span text:style-name="T11">, </text:span><text:span text:style-name="T12">순전한</text:span><text:span text:style-name="T11">; </text:span><text:span text:style-name="T12">터무니없는</text:span><text:span text:style-name="T11">, </text:span><text:span text:style-name="T12">엄청난</text:span><text:span text:style-name="T11">; </text:span><text:span text:style-name="T12">완성하다</text:span><text:span text:style-name="T11">, </text:span><text:span text:style-name="T12">성취하다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ntentious</text:p>
          </table:table-cell>
          <table:table-cell table:style-name="ce6" office:value-type="string" calcext:value-type="string">
            <text:p>Argumentative; quarrelsome <text:span text:style-name="T7">다투기</text:span><text:span text:style-name="T8"> </text:span><text:span text:style-name="T9">좋아하는</text:span><text:span text:style-name="T8">, </text:span><text:span text:style-name="T9">논쟁을</text:span><text:span text:style-name="T8"> </text:span><text:span text:style-name="T9">불러일으키는</text:span><text:span text:style-name="T8">; </text:span><text:span text:style-name="T9">소송의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ntiguous</text:p>
          </table:table-cell>
          <table:table-cell table:style-name="ce6" office:value-type="string" calcext:value-type="string">
            <text:p>Side by side; adjoining <text:span text:style-name="T5">접촉하는</text:span><text:span text:style-name="T6">, </text:span><text:span text:style-name="T5">인접하는</text:span><text:span text:style-name="T6">, </text:span><text:span text:style-name="T5">근접한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ntingent</text:p>
          </table:table-cell>
          <table:table-cell table:style-name="ce6" office:value-type="string" calcext:value-type="string">
            <text:p>Dependent; possible <text:span text:style-name="T10">불시의</text:span><text:span text:style-name="T11">, </text:span><text:span text:style-name="T12">우연의</text:span><text:span text:style-name="T11">; ...</text:span><text:span text:style-name="T12">조건으로</text:span><text:span text:style-name="T11"> </text:span><text:span text:style-name="T12">하는</text:span><text:span text:style-name="T11">, </text:span><text:span text:style-name="T12">불확실한</text:span><text:span text:style-name="T11">, </text:span><text:span text:style-name="T12">있을</text:span><text:span text:style-name="T11"> </text:span><text:span text:style-name="T12">수</text:span><text:span text:style-name="T11"> </text:span><text:span text:style-name="T12">있는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ntrite</text:p>
          </table:table-cell>
          <table:table-cell table:style-name="ce6" office:value-type="string" calcext:value-type="string">
            <text:p>Admitting guilt; especially feeling remorseful <text:span text:style-name="T7">회개한</text:span><text:span text:style-name="T8">, </text:span><text:span text:style-name="T9">회한의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ntrived</text:p>
          </table:table-cell>
          <table:table-cell table:style-name="ce6" office:value-type="string" calcext:value-type="string">
            <text:p>Artificial; labored <text:span text:style-name="T7">고안한</text:span><text:span text:style-name="T8">, </text:span><text:span text:style-name="T9">발명한</text:span></text:p>
          </table:table-cell>
          <table:table-cell table:style-name="ce6"/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onventional</text:p>
          </table:table-cell>
          <table:table-cell table:style-name="ce6" office:value-type="string" calcext:value-type="string">
            <text:p>common; customary; unexceptional  <text:span text:style-name="T7">전통적인</text:span><text:span text:style-name="T8">, </text:span><text:span text:style-name="T9">인습적인</text:span><text:span text:style-name="T8">; </text:span><text:span text:style-name="T9">협정상의</text:span><text:span text:style-name="T8">; </text:span><text:span text:style-name="T9">형식적인</text:span><text:span text:style-name="T8">, </text:span><text:span text:style-name="T9">상투적인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nvivial</text:p>
          </table:table-cell>
          <table:table-cell table:style-name="ce6" office:value-type="string" calcext:value-type="string">
            <text:p>Fond of partying; festive <text:span text:style-name="T5">환락의</text:span><text:span text:style-name="T6">, </text:span><text:span text:style-name="T5">연회의</text:span><text:span text:style-name="T6">; </text:span><text:span text:style-name="T5">명랑한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pious</text:p>
          </table:table-cell>
          <table:table-cell table:style-name="ce6" office:value-type="string" calcext:value-type="string">
            <text:p>Abundant; plentiful <text:span text:style-name="T2">풍부한</text:span><text:span text:style-name="T3">, </text:span><text:span text:style-name="T4">지식이</text:span><text:span text:style-name="T3"> </text:span><text:span text:style-name="T4">풍부한</text:span><text:span text:style-name="T3">; </text:span><text:span text:style-name="T4">대량의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#27</text:p>
          </table:table-cell>
          <table:table-cell table:style-name="ce3" table:number-columns-repeated="2"/>
          <table:table-cell table:number-columns-repeated="253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corollary</text:p>
          </table:table-cell>
          <table:table-cell table:style-name="ce6" office:value-type="string" calcext:value-type="string">
            <text:p>something that follows; a natural consequence <text:span text:style-name="T5">추론</text:span><text:span text:style-name="T6">, </text:span><text:span text:style-name="T5">당연한</text:span><text:span text:style-name="T6"> </text:span><text:span text:style-name="T5">결과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rroborate</text:p>
          </table:table-cell>
          <table:table-cell table:style-name="ce6" office:value-type="string" calcext:value-type="string">
            <text:p>to confirm; to back up with evidence <text:span text:style-name="T2">확실히</text:span><text:span text:style-name="T3"> </text:span><text:span text:style-name="T4">하다</text:span><text:span text:style-name="T3">, </text:span><text:span text:style-name="T4">입증하다</text:span><text:span text:style-name="T3">; </text:span><text:span text:style-name="T4">확인하다</text:span>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smopolitan</text:p>
          </table:table-cell>
          <table:table-cell table:style-name="ce6" office:value-type="string" calcext:value-type="string">
            <text:p>at home in many places or situations; internationally sophisticated <text:span text:style-name="T7">전</text:span><text:span text:style-name="T8"> </text:span><text:span text:style-name="T9">세계적인</text:span><text:span text:style-name="T8">, </text:span><text:span text:style-name="T9">세계주의의</text:span><text:span text:style-name="T8">, </text:span><text:span text:style-name="T9">전세계적으로</text:span><text:span text:style-name="T8"> </text:span><text:span text:style-name="T9">분포하는</text:span>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untenance</text:p>
          </table:table-cell>
          <table:table-cell table:style-name="ce6" office:value-type="string" calcext:value-type="string">
            <text:p>face; facial expression, especially an encouraging one <text:span text:style-name="T10">용모</text:span><text:span text:style-name="T11">, </text:span><text:span text:style-name="T12">생김새</text:span><text:span text:style-name="T11">, </text:span><text:span text:style-name="T12">안색</text:span><text:span text:style-name="T11">, </text:span><text:span text:style-name="T12">표정</text:span><text:span text:style-name="T11">; </text:span><text:span text:style-name="T12">후원</text:span><text:span text:style-name="T11">, </text:span><text:span text:style-name="T12">지지</text:span><text:span text:style-name="T11">; </text:span><text:span text:style-name="T12">냉정</text:span><text:span text:style-name="T11">, </text:span><text:span text:style-name="T12">침착</text:span>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up</text:p>
          </table:table-cell>
          <table:table-cell table:style-name="ce6" office:value-type="string" calcext:value-type="string">
            <text:p>a brilliant victory or accomplishment; the violent overthrow of a government by a small internal group <text:span text:style-name="T7">쿠데타</text:span><text:span text:style-name="T8">, </text:span><text:span text:style-name="T9">타격</text:span><text:span text:style-name="T8">; </text:span><text:span text:style-name="T9">대성공</text:span><text:span text:style-name="T8">, </text:span><text:span text:style-name="T9">큰</text:span><text:span text:style-name="T8"> </text:span><text:span text:style-name="T9">히트</text:span>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venant</text:p>
          </table:table-cell>
          <table:table-cell table:style-name="ce6" office:value-type="string" calcext:value-type="string">
            <text:p>a solemn agreement; a contract; a pledge  <text:span text:style-name="T13">계약</text:span><text:span text:style-name="T14">, </text:span><text:span text:style-name="T15">서약</text:span><text:span text:style-name="T14">, </text:span><text:span text:style-name="T15">맹약</text:span><text:span text:style-name="T14">; </text:span><text:span text:style-name="T15">계약의</text:span><text:span text:style-name="T14"> </text:span><text:span text:style-name="T15">부대</text:span><text:span text:style-name="T14"> </text:span><text:span text:style-name="T15">조항</text:span><text:span text:style-name="T14">, </text:span><text:span text:style-name="T15">날인</text:span><text:span text:style-name="T14"> </text:span><text:span text:style-name="T15">증서</text:span><text:span text:style-name="T14">(</text:span><text:span text:style-name="T15">계약</text:span><text:span text:style-name="T14">)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vert</text:p>
          </table:table-cell>
          <table:table-cell table:style-name="ce6" office:value-type="string" calcext:value-type="string">
            <text:p>secret; hidden <text:span text:style-name="T10">비밀의</text:span><text:span text:style-name="T11">, </text:span><text:span text:style-name="T12">암암리의</text:span><text:span text:style-name="T11">, </text:span><text:span text:style-name="T12">덮여</text:span><text:span text:style-name="T11"> </text:span><text:span text:style-name="T12">있는</text:span><text:span text:style-name="T11">, </text:span><text:span text:style-name="T12">사람</text:span><text:span text:style-name="T11"> </text:span><text:span text:style-name="T12">눈에</text:span><text:span text:style-name="T11"> </text:span><text:span text:style-name="T12">띄지</text:span><text:span text:style-name="T11"> </text:span><text:span text:style-name="T12">않는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vet</text:p>
          </table:table-cell>
          <table:table-cell table:style-name="ce6" office:value-type="string" calcext:value-type="string">
            <text:p>to wish for enviously <text:span text:style-name="T2">탐내다</text:span><text:span text:style-name="T3">, </text:span><text:span text:style-name="T4">선망하다</text:span><text:span text:style-name="T3">; </text:span><text:span text:style-name="T4">갈망하다</text:span><text:span text:style-name="T3">, </text:span><text:span text:style-name="T4">열망하다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#28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credulous</text:p>
          </table:table-cell>
          <table:table-cell table:style-name="ce6" office:value-type="string" calcext:value-type="string">
            <text:p>eager to believe; gullible  <text:span text:style-name="T10">쉽게</text:span><text:span text:style-name="T11"> </text:span><text:span text:style-name="T12">믿는</text:span><text:span text:style-name="T11">, </text:span><text:span text:style-name="T12">겸손하게</text:span><text:span text:style-name="T11"> </text:span><text:span text:style-name="T12">믿어</text:span><text:span text:style-name="T11"> </text:span><text:span text:style-name="T12">버리는</text:span><text:span text:style-name="T11">, </text:span><text:span text:style-name="T12">속아넘어가기</text:span><text:span text:style-name="T11"> </text:span><text:span text:style-name="T12">쉬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riterion</text:p>
          </table:table-cell>
          <table:table-cell table:style-name="ce6" office:value-type="string" calcext:value-type="string">
            <text:p>standard;basis for judgment <text:span text:style-name="T5">표준</text:span><text:span text:style-name="T6">, </text:span><text:span text:style-name="T5">기준</text:span><text:span text:style-name="T6"> </text:span><text:span text:style-name="T5">규범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ryptic</text:p>
          </table:table-cell>
          <table:table-cell table:style-name="ce6" office:value-type="string" calcext:value-type="string">
            <text:p>mysterious; mystifying  <text:span text:style-name="T10">비밀의</text:span><text:span text:style-name="T11">, </text:span><text:span text:style-name="T12">수수께끼같은</text:span><text:span text:style-name="T11">, </text:span><text:span text:style-name="T12">신비스러운</text:span><text:span text:style-name="T11">(mysterious); </text:span><text:span text:style-name="T12">몸을</text:span><text:span text:style-name="T11"> </text:span><text:span text:style-name="T12">숨기기에</text:span><text:span text:style-name="T11"> </text:span><text:span text:style-name="T12">알맞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ulinary</text:p>
          </table:table-cell>
          <table:table-cell table:style-name="ce6" office:value-type="string" calcext:value-type="string">
            <text:p>relating to cooking or the kitchen <text:span text:style-name="T7">요리용의</text:span><text:span text:style-name="T8">, </text:span><text:span text:style-name="T9">주방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ulminate</text:p>
          </table:table-cell>
          <table:table-cell table:style-name="ce6" office:value-type="string" calcext:value-type="string">
            <text:p>to climax; to reach full effect  <text:span text:style-name="T10">정점에</text:span><text:span text:style-name="T11"> </text:span><text:span text:style-name="T12">이르다</text:span><text:span text:style-name="T11">, </text:span><text:span text:style-name="T12">자오선상에</text:span><text:span text:style-name="T11"> </text:span><text:span text:style-name="T12">이르다</text:span><text:span text:style-name="T11">, </text:span><text:span text:style-name="T12">끝나게</text:span><text:span text:style-name="T11"> </text:span><text:span text:style-name="T12">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29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culpable</text:p>
          </table:table-cell>
          <table:table-cell table:style-name="ce6" office:value-type="string" calcext:value-type="string">
            <text:p>deserving blame; guilty <text:span text:style-name="T10">비난할</text:span><text:span text:style-name="T11"> </text:span><text:span text:style-name="T12">만한</text:span><text:span text:style-name="T11">, </text:span><text:span text:style-name="T12">과실이</text:span><text:span text:style-name="T11"> </text:span><text:span text:style-name="T12">있는</text:span><text:span text:style-name="T11">, </text:span><text:span text:style-name="T12">유죄의</text:span><text:span text:style-name="T11">, </text:span><text:span text:style-name="T12">괘씸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ursory</text:p>
          </table:table-cell>
          <table:table-cell table:style-name="ce6" office:value-type="string" calcext:value-type="string">
            <text:p>hasty; superficial <text:span text:style-name="T5">엉성한</text:span><text:span text:style-name="T6">, </text:span><text:span text:style-name="T5">피상적인</text:span><text:span text:style-name="T6">, </text:span><text:span text:style-name="T5">대강대강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urtail</text:p>
          </table:table-cell>
          <table:table-cell table:style-name="ce6" office:value-type="string" calcext:value-type="string">
            <text:p>to shorten; to cut short <text:span text:style-name="T10">간략하게</text:span><text:span text:style-name="T11"> </text:span><text:span text:style-name="T12">하다</text:span><text:span text:style-name="T11">, </text:span><text:span text:style-name="T12">절감하다</text:span><text:span text:style-name="T11">, ...</text:span><text:span text:style-name="T12">에게서</text:span><text:span text:style-name="T11"> </text:span><text:span text:style-name="T12">일부를</text:span><text:span text:style-name="T11"> </text:span><text:span text:style-name="T12">빼앗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ynic</text:p>
          </table:table-cell>
          <table:table-cell table:style-name="ce6" office:value-type="string" calcext:value-type="string">
            <text:p>one who deeply distrusts human nature; one who believes humans are motivated only by selfishness <text:span text:style-name="T10">냉소하는</text:span><text:span text:style-name="T11"> </text:span><text:span text:style-name="T12">사람</text:span><text:span text:style-name="T11">, </text:span><text:span text:style-name="T12">비고는</text:span><text:span text:style-name="T11"> </text:span><text:span text:style-name="T12">사람</text:span><text:span text:style-name="T11">, </text:span><text:span text:style-name="T12">빈정대는</text:span><text:span text:style-name="T11"> </text:span><text:span text:style-name="T12">사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30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 table:formula="of:=IF([#REF!]=[$'Word Smart - 1'.B264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aunt</text:p>
          </table:table-cell>
          <table:table-cell table:style-name="ce6" office:value-type="string" calcext:value-type="string">
            <text:p>to make fearful; to intimidate...<text:span text:style-name="T10">의</text:span><text:span text:style-name="T11"> </text:span><text:span text:style-name="T12">기세를</text:span><text:span text:style-name="T11"> </text:span><text:span text:style-name="T12">꺾다</text:span><text:span text:style-name="T11">, </text:span><text:span text:style-name="T12">으르다</text:span><text:span text:style-name="T11">, </text:span><text:span text:style-name="T12">주춤하게</text:span><text:span text:style-name="T11"> </text:span><text:span text:style-name="T12">하다</text:span></text:p>
          </table:table-cell>
          <table:table-cell table:number-columns-repeated="1021"/>
        </table:table-row>
        <table:table-row table:style-name="ro1">
          <table:table-cell table:formula="of:=IF([#REF!]=[$'Word Smart - 1'.B265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arth</text:p>
          </table:table-cell>
          <table:table-cell table:style-name="ce6" office:value-type="string" calcext:value-type="string">
            <text:p>lack; scarcity <text:span text:style-name="T5">부족</text:span><text:span text:style-name="T6">, </text:span><text:span text:style-name="T5">결핍</text:span><text:span text:style-name="T6">; </text:span><text:span text:style-name="T5">기근</text:span></text:p>
          </table:table-cell>
          <table:table-cell table:number-columns-repeated="1021"/>
        </table:table-row>
        <table:table-row table:style-name="ro2">
          <table:table-cell table:formula="of:=IF([#REF!]=[$'Word Smart - 1'.B266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bacle</text:p>
          </table:table-cell>
          <table:table-cell table:style-name="ce6" office:value-type="string" calcext:value-type="string">
            <text:p>violent breakdown; sudden overthrow; overwhelming defeat  <text:span text:style-name="T10">강</text:span><text:span text:style-name="T11"> </text:span><text:span text:style-name="T12">얼음의</text:span><text:span text:style-name="T11"> </text:span><text:span text:style-name="T12">깨짐</text:span><text:span text:style-name="T11">, </text:span><text:span text:style-name="T12">시세의</text:span><text:span text:style-name="T11"> </text:span><text:span text:style-name="T12">폭락</text:span><text:span text:style-name="T11">, </text:span><text:span text:style-name="T12">와해</text:span><text:span text:style-name="T11">, </text:span><text:span text:style-name="T12">패주</text:span><text:span text:style-name="T11">; </text:span><text:span text:style-name="T12">대홍수</text:span></text:p>
          </table:table-cell>
          <table:table-cell table:number-columns-repeated="1021"/>
        </table:table-row>
        <table:table-row table:style-name="ro1">
          <table:table-cell table:formula="of:=IF([#REF!]=[$'Word Smart - 1'.B267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bauchery</text:p>
          </table:table-cell>
          <table:table-cell table:style-name="ce6" office:value-type="string" calcext:value-type="string">
            <text:p>wild living; excessive intemperance  <text:span text:style-name="T10">방탕</text:span><text:span text:style-name="T11">, </text:span><text:span text:style-name="T12">도락</text:span><text:span text:style-name="T11">, </text:span><text:span text:style-name="T12">주색에</text:span><text:span text:style-name="T11"> </text:span><text:span text:style-name="T12">빠짐</text:span><text:span text:style-name="T11">; </text:span><text:span text:style-name="T12">유흥</text:span><text:span text:style-name="T11">, </text:span><text:span text:style-name="T12">야단법석</text:span><text:span text:style-name="T11">, </text:span><text:span text:style-name="T12">난행</text:span></text:p>
          </table:table-cell>
          <table:table-cell table:number-columns-repeated="1021"/>
        </table:table-row>
        <table:table-row table:style-name="ro1">
          <table:table-cell table:formula="of:=IF([#REF!]=[$'Word Smart - 1'.B268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bilitate</text:p>
          </table:table-cell>
          <table:table-cell table:style-name="ce6" office:value-type="string" calcext:value-type="string">
            <text:p>to weaken; to cripple <text:span text:style-name="T7">쇠약하게</text:span><text:span text:style-name="T8"> </text:span><text:span text:style-name="T9">하다</text:span></text:p>
          </table:table-cell>
          <table:table-cell table:number-columns-repeated="1021"/>
        </table:table-row>
        <table:table-row table:style-name="ro1">
          <table:table-cell table:formula="of:=IF([#REF!]=[$'Word Smart - 1'.B269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cadent</text:p>
          </table:table-cell>
          <table:table-cell table:style-name="ce6" office:value-type="string" calcext:value-type="string">
            <text:p>decaying or decayed, especially in terms of morals  <text:span text:style-name="T5">쇠퇴기에</text:span><text:span text:style-name="T6"> </text:span><text:span text:style-name="T5">접어든</text:span><text:span text:style-name="T6">, </text:span><text:span text:style-name="T5">퇴폐적인</text:span></text:p>
          </table:table-cell>
          <table:table-cell table:number-columns-repeated="1021"/>
        </table:table-row>
        <table:table-row table:style-name="ro1">
          <table:table-cell table:formula="of:=IF([#REF!]=[$'Word Smart - 1'.B270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cimate</text:p>
          </table:table-cell>
          <table:table-cell table:style-name="ce6" office:value-type="string" calcext:value-type="string">
            <text:p>to kill or destroy a large part of <text:span text:style-name="T10">많은</text:span><text:span text:style-name="T11"> </text:span><text:span text:style-name="T12">사람을</text:span><text:span text:style-name="T11"> </text:span><text:span text:style-name="T12">죽이다</text:span><text:span text:style-name="T11">; 10</text:span><text:span text:style-name="T12">분의</text:span><text:span text:style-name="T11"> 1</text:span><text:span text:style-name="T12">을</text:span><text:span text:style-name="T11"> </text:span><text:span text:style-name="T12">제거하다</text:span></text:p>
          </table:table-cell>
          <table:table-cell table:number-columns-repeated="1021"/>
        </table:table-row>
        <table:table-row table:style-name="ro1">
          <table:table-cell table:formula="of:=IF([#REF!]=[$'Word Smart - 1'.B271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corous</text:p>
          </table:table-cell>
          <table:table-cell table:style-name="ce6" office:value-type="string" calcext:value-type="string">
            <text:p>proper; in good taste; orderly  <text:span text:style-name="T10">예의</text:span><text:span text:style-name="T11"> </text:span><text:span text:style-name="T12">바른</text:span><text:span text:style-name="T11">, </text:span><text:span text:style-name="T12">점잖은</text:span><text:span text:style-name="T11">; </text:span><text:span text:style-name="T12">단정한</text:span><text:span text:style-name="T11">; </text:span><text:span text:style-name="T12">기품이</text:span><text:span text:style-name="T11"> </text:span><text:span text:style-name="T12">있는</text:span><text:span text:style-name="T11">, </text:span><text:span text:style-name="T12">근엄한</text:span></text:p>
          </table:table-cell>
          <table:table-cell table:number-columns-repeated="1021"/>
        </table:table-row>
        <table:table-row table:style-name="ro1">
          <table:table-cell table:formula="of:=IF([#REF!]=[$'Word Smart - 1'.B272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duce</text:p>
          </table:table-cell>
          <table:table-cell table:style-name="ce6" office:value-type="string" calcext:value-type="string">
            <text:p>to conclude from evidence; to infer  <text:span text:style-name="T10">연역하다</text:span><text:span text:style-name="T11">, </text:span><text:span text:style-name="T12">추론하다</text:span><text:span text:style-name="T11">; </text:span><text:span text:style-name="T12">유래를</text:span><text:span text:style-name="T11"> </text:span><text:span text:style-name="T12">찾다</text:span><text:span text:style-name="T11">, </text:span><text:span text:style-name="T12">가계를</text:span><text:span text:style-name="T11"> </text:span><text:span text:style-name="T12">더듬다</text:span></text:p>
          </table:table-cell>
          <table:table-cell table:number-columns-repeated="1021"/>
        </table:table-row>
        <table:table-row table:style-name="ro1">
          <table:table-cell table:formula="of:=IF([#REF!]=[$'Word Smart - 1'.B273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fame</text:p>
          </table:table-cell>
          <table:table-cell table:style-name="ce6" office:value-type="string" calcext:value-type="string">
            <text:p>to libel or slander; to ruin the good name of <text:span text:style-name="T5">명예를</text:span><text:span text:style-name="T6"> </text:span><text:span text:style-name="T5">훼손하다</text:span><text:span text:style-name="T6">, </text:span><text:span text:style-name="T5">비방하다</text:span></text:p>
          </table:table-cell>
          <table:table-cell table:number-columns-repeated="1021"/>
        </table:table-row>
        <table:table-row table:style-name="ro1">
          <table:table-cell table:formula="of:=IF([#REF!]=[$'Word Smart - 1'.B274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#31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 table:formula="of:=IF([#REF!]=[$'Word Smart - 1'.B275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ference</text:p>
          </table:table-cell>
          <table:table-cell table:style-name="ce6" office:value-type="string" calcext:value-type="string">
            <text:p>submission to anothers will; respect; courtesy <text:span text:style-name="T5">복종</text:span><text:span text:style-name="T6">, </text:span><text:span text:style-name="T5">존경</text:span><text:span text:style-name="T6">, </text:span><text:span text:style-name="T5">경의</text:span></text:p>
          </table:table-cell>
          <table:table-cell table:number-columns-repeated="1021"/>
        </table:table-row>
        <table:table-row table:style-name="ro1">
          <table:table-cell table:formula="of:=IF([#REF!]=[$'Word Smart - 1'.B276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finitive</text:p>
          </table:table-cell>
          <table:table-cell table:style-name="ce6" office:value-type="string" calcext:value-type="string">
            <text:p>conclusive; providing the last word  <text:span text:style-name="T7">결정적인</text:span><text:span text:style-name="T8">, </text:span><text:span text:style-name="T9">최후적인</text:span><text:span text:style-name="T8">; </text:span><text:span text:style-name="T9">일정한</text:span><text:span text:style-name="T8">, </text:span><text:span text:style-name="T9">명확한</text:span><text:span text:style-name="T8">; </text:span><text:span text:style-name="T9">한정된</text:span></text:p>
          </table:table-cell>
          <table:table-cell table:number-columns-repeated="1021"/>
        </table:table-row>
        <table:table-row table:style-name="ro1">
          <table:table-cell table:formula="of:=IF([#REF!]=[$'Word Smart - 1'.B277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generate </text:p>
          </table:table-cell>
          <table:table-cell table:style-name="ce6" office:value-type="string" calcext:value-type="string">
            <text:p>to break down; to deteriorate  <text:span text:style-name="T7">퇴보하다</text:span><text:span text:style-name="T8">, </text:span><text:span text:style-name="T9">나빠지다</text:span><text:span text:style-name="T8">; </text:span><text:span text:style-name="T9">타락하다</text:span><text:span text:style-name="T8">; </text:span><text:span text:style-name="T9">퇴화하다</text:span><text:span text:style-name="T8">; </text:span><text:span text:style-name="T9">변질하다</text:span></text:p>
          </table:table-cell>
          <table:table-cell table:number-columns-repeated="1021"/>
        </table:table-row>
        <table:table-row table:style-name="ro1">
          <table:table-cell table:formula="of:=IF([#REF!]=[$'Word Smart - 1'.B278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leterious</text:p>
          </table:table-cell>
          <table:table-cell table:style-name="ce6" office:value-type="string" calcext:value-type="string">
            <text:p>harmful <text:span text:style-name="T7">해로운</text:span><text:span text:style-name="T8">, </text:span><text:span text:style-name="T9">유독한</text:span></text:p>
          </table:table-cell>
          <table:table-cell table:number-columns-repeated="1021"/>
        </table:table-row>
        <table:table-row table:style-name="ro1">
          <table:table-cell table:formula="of:=IF([#REF!]=[$'Word Smart - 1'.B279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lineate</text:p>
          </table:table-cell>
          <table:table-cell table:style-name="ce6" office:value-type="string" calcext:value-type="string">
            <text:p>to describe accurately; to draw in outline <text:span text:style-name="T5">윤곽을</text:span><text:span text:style-name="T6"> </text:span><text:span text:style-name="T5">그리다</text:span><text:span text:style-name="T6">, </text:span><text:span text:style-name="T5">묘사하다</text:span></text:p>
          </table:table-cell>
          <table:table-cell table:number-columns-repeated="1021"/>
        </table:table-row>
        <table:table-row table:style-name="ro1">
          <table:table-cell table:formula="of:=IF([#REF!]=[$'Word Smart - 1'.B280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lude</text:p>
          </table:table-cell>
          <table:table-cell table:style-name="ce6" office:value-type="string" calcext:value-type="string">
            <text:p>to deceive <text:span text:style-name="T10">속이다</text:span><text:span text:style-name="T11">, </text:span><text:span text:style-name="T12">속이어</text:span><text:span text:style-name="T11"> ...</text:span><text:span text:style-name="T12">시키다</text:span><text:span text:style-name="T11">; </text:span><text:span text:style-name="T12">속여서</text:span><text:span text:style-name="T11"> </text:span><text:span text:style-name="T12">믿게</text:span><text:span text:style-name="T11"> </text:span><text:span text:style-name="T12">만들다</text:span></text:p>
          </table:table-cell>
          <table:table-cell table:number-columns-repeated="1021"/>
        </table:table-row>
        <table:table-row table:style-name="ro1">
          <table:table-cell table:formula="of:=IF([#REF!]=[$'Word Smart - 1'.B281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luge</text:p>
          </table:table-cell>
          <table:table-cell table:style-name="ce6" office:value-type="string" calcext:value-type="string">
            <text:p>a flood; an inundation <text:span text:style-name="T10">대홍수</text:span><text:span text:style-name="T11">, </text:span><text:span text:style-name="T12">범람</text:span><text:span text:style-name="T11">, </text:span><text:span text:style-name="T12">호우</text:span><text:span text:style-name="T11">; (</text:span><text:span text:style-name="T12">방문객</text:span><text:span text:style-name="T11">, </text:span><text:span text:style-name="T12">편지</text:span><text:span text:style-name="T11"> </text:span><text:span text:style-name="T12">등의</text:span><text:span text:style-name="T11">)</text:span><text:span text:style-name="T12">쇄도</text:span></text:p>
          </table:table-cell>
          <table:table-cell table:number-columns-repeated="1021"/>
        </table:table-row>
        <table:table-row table:style-name="ro1">
          <table:table-cell table:formula="of:=IF([#REF!]=[$'Word Smart - 1'.B282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magogue</text:p>
          </table:table-cell>
          <table:table-cell table:style-name="ce6" office:value-type="string" calcext:value-type="string">
            <text:p>a leader of the people, but more a rabble rouser <text:span text:style-name="T5">선동자</text:span><text:span text:style-name="T6">, </text:span><text:span text:style-name="T5">선동</text:span><text:span text:style-name="T6"> </text:span><text:span text:style-name="T5">정치가</text:span></text:p>
          </table:table-cell>
          <table:table-cell table:number-columns-repeated="1021"/>
        </table:table-row>
        <table:table-row table:style-name="ro1">
          <table:table-cell table:formula="of:=IF([#REF!]=[$'Word Smart - 1'.B283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nizen</text:p>
          </table:table-cell>
          <table:table-cell table:style-name="ce6" office:value-type="string" calcext:value-type="string">
            <text:p>inhabitant <text:span text:style-name="T10">주민</text:span><text:span text:style-name="T11">, </text:span><text:span text:style-name="T12">거주자</text:span><text:span text:style-name="T11">; </text:span><text:span text:style-name="T12">귀화인</text:span><text:span text:style-name="T11">, </text:span><text:span text:style-name="T12">국적</text:span><text:span text:style-name="T11"> </text:span><text:span text:style-name="T12">취득자</text:span><text:span text:style-name="T11">, </text:span><text:span text:style-name="T12">서식</text:span><text:span text:style-name="T11"> </text:span><text:span text:style-name="T12">동물</text:span></text:p>
          </table:table-cell>
          <table:table-cell table:number-columns-repeated="1021"/>
        </table:table-row>
        <table:table-row table:style-name="ro1">
          <table:table-cell table:formula="of:=IF([#REF!]=[$'Word Smart - 1'.B284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pravity</text:p>
          </table:table-cell>
          <table:table-cell table:style-name="ce6" office:value-type="string" calcext:value-type="string">
            <text:p>extreme wickedness or corruption <text:span text:style-name="T5">부패</text:span><text:span text:style-name="T6">, </text:span><text:span text:style-name="T5">악행</text:span><text:span text:style-name="T6">, </text:span><text:span text:style-name="T5">비행</text:span></text:p>
          </table:table-cell>
          <table:table-cell table:number-columns-repeated="1021"/>
        </table:table-row>
        <table:table-row table:style-name="ro1">
          <table:table-cell table:formula="of:=IF([#REF!]=[$'Word Smart - 1'.B285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precate</text:p>
          </table:table-cell>
          <table:table-cell table:style-name="ce6" office:value-type="string" calcext:value-type="string">
            <text:p>to express disapproval of <text:span text:style-name="T2">비난하다</text:span><text:span text:style-name="T3">, </text:span><text:span text:style-name="T4">반대하다</text:span><text:span text:style-name="T3">, </text:span><text:span text:style-name="T4">불찬성을</text:span><text:span text:style-name="T3"> </text:span><text:span text:style-name="T4">주장하다</text:span></text:p>
          </table:table-cell>
          <table:table-cell table:number-columns-repeated="1021"/>
        </table:table-row>
        <table:table-row table:style-name="ro1">
          <table:table-cell table:formula="of:=IF([#REF!]=[$'Word Smart - 1'.B286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ride</text:p>
          </table:table-cell>
          <table:table-cell table:style-name="ce6" office:value-type="string" calcext:value-type="string">
            <text:p>to ridicule; to laugh at contemptuously <text:span text:style-name="T7">조롱하다</text:span><text:span text:style-name="T8">, </text:span><text:span text:style-name="T9">비웃다</text:span></text:p>
          </table:table-cell>
          <table:table-cell table:number-columns-repeated="1021"/>
        </table:table-row>
        <table:table-row table:style-name="ro1">
          <table:table-cell table:formula="of:=IF([#REF!]=[$'Word Smart - 1'.B287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#32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 table:formula="of:=IF([#REF!]=[$'Word Smart - 1'.B288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rogatory</text:p>
          </table:table-cell>
          <table:table-cell table:style-name="ce6" office:value-type="string" calcext:value-type="string">
            <text:p>disapproving; degrading <text:span text:style-name="T2">손상시키는</text:span><text:span text:style-name="T3">, </text:span><text:span text:style-name="T4">가치를</text:span><text:span text:style-name="T3"> </text:span><text:span text:style-name="T4">떨어뜨리는</text:span><text:span text:style-name="T3">; </text:span><text:span text:style-name="T4">경멸적인</text:span></text:p>
          </table:table-cell>
          <table:table-cell table:number-columns-repeated="1021"/>
        </table:table-row>
        <table:table-row table:style-name="ro1">
          <table:table-cell table:formula="of:=IF([#REF!]=[$'Word Smart - 1'.B289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siccate</text:p>
          </table:table-cell>
          <table:table-cell table:style-name="ce6" office:value-type="string" calcext:value-type="string">
            <text:p>to dry out <text:span text:style-name="T5">건조시키다</text:span><text:span text:style-name="T6">, </text:span><text:span text:style-name="T5">말려서</text:span><text:span text:style-name="T6"> </text:span><text:span text:style-name="T5">보존하다</text:span></text:p>
          </table:table-cell>
          <table:table-cell table:number-columns-repeated="1021"/>
        </table:table-row>
        <table:table-row table:style-name="ro1">
          <table:table-cell table:formula="of:=IF([#REF!]=[$'Word Smart - 1'.B290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spondent</text:p>
          </table:table-cell>
          <table:table-cell table:style-name="ce6" office:value-type="string" calcext:value-type="string">
            <text:p>extremely depressed; full of despair <text:span text:style-name="T7">낙담한</text:span><text:span text:style-name="T8">, </text:span><text:span text:style-name="T9">기운없는</text:span></text:p>
          </table:table-cell>
          <table:table-cell table:number-columns-repeated="1021"/>
        </table:table-row>
        <table:table-row table:style-name="ro1">
          <table:table-cell table:formula="of:=IF([#REF!]=[$'Word Smart - 1'.B291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spot</text:p>
          </table:table-cell>
          <table:table-cell table:style-name="ce6" office:value-type="string" calcext:value-type="string">
            <text:p>an absolute ruler; an autocrat <text:span text:style-name="T5">독재자</text:span><text:span text:style-name="T6">, </text:span><text:span text:style-name="T5">폭군</text:span><text:span text:style-name="T6">, </text:span><text:span text:style-name="T5">전체군주</text:span></text:p>
          </table:table-cell>
          <table:table-cell table:number-columns-repeated="1021"/>
        </table:table-row>
        <table:table-row table:style-name="ro1">
          <table:table-cell table:formula="of:=IF([#REF!]=[$'Word Smart - 1'.B292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stitute</text:p>
          </table:table-cell>
          <table:table-cell table:style-name="ce6" office:value-type="string" calcext:value-type="string">
            <text:p>extremely poor; utterly lacking <text:span text:style-name="T7">빈곤한</text:span><text:span text:style-name="T8">, </text:span><text:span text:style-name="T9">결핍한</text:span></text:p>
          </table:table-cell>
          <table:table-cell table:number-columns-repeated="1021"/>
        </table:table-row>
        <table:table-row table:style-name="ro2">
          <table:table-cell table:formula="of:=IF([#REF!]=[$'Word Smart - 1'.B293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esultory</text:p>
          </table:table-cell>
          <table:table-cell table:style-name="ce6" office:value-type="string" calcext:value-type="string">
            <text:p>without a plan or purpose; disconnected; random  <text:span text:style-name="T10">산만한</text:span><text:span text:style-name="T11">, </text:span><text:span text:style-name="T12">일관성</text:span><text:span text:style-name="T11"> </text:span><text:span text:style-name="T12">없는</text:span><text:span text:style-name="T11">; </text:span><text:span text:style-name="T12">탈선적인</text:span><text:span text:style-name="T11">, </text:span><text:span text:style-name="T12">주제를</text:span><text:span text:style-name="T11"> </text:span><text:span text:style-name="T12">벗어난</text:span></text:p>
          </table:table-cell>
          <table:table-cell table:number-columns-repeated="1021"/>
        </table:table-row>
        <table:table-row table:style-name="ro2">
          <table:table-cell table:formula="of:=IF([#REF!]=[$'Word Smart - 1'.B294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alectical</text:p>
          </table:table-cell>
          <table:table-cell table:style-name="ce6" office:value-type="string" calcext:value-type="string">
            <text:p>relating to discussions; relating to the rules and methods of reasoning; approaching truth in the middle of opposing extremes <text:span text:style-name="T7">방언의</text:span><text:span text:style-name="T8">, </text:span><text:span text:style-name="T9">변증법의</text:span></text:p>
          </table:table-cell>
          <table:table-cell table:number-columns-repeated="1021"/>
        </table:table-row>
        <table:table-row table:style-name="ro1">
          <table:table-cell table:formula="of:=IF([#REF!]=[$'Word Smart - 1'.B295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ctum</text:p>
          </table:table-cell>
          <table:table-cell table:style-name="ce6" office:value-type="string" calcext:value-type="string">
            <text:p>an authoritative saying; an adage; a maxim; a proverb  <text:span text:style-name="T7">격언</text:span><text:span text:style-name="T8">, </text:span><text:span text:style-name="T9">금언</text:span><text:span text:style-name="T8">; </text:span><text:span text:style-name="T9">공식</text:span><text:span text:style-name="T8"> </text:span><text:span text:style-name="T9">견해</text:span><text:span text:style-name="T8">, </text:span><text:span text:style-name="T9">언명</text:span></text:p>
          </table:table-cell>
          <table:table-cell table:number-columns-repeated="1021"/>
        </table:table-row>
        <table:table-row table:style-name="ro1">
          <table:table-cell table:formula="of:=IF([#REF!]=[$'Word Smart - 1'.B296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dactic</text:p>
          </table:table-cell>
          <table:table-cell table:style-name="ce6" office:value-type="string" calcext:value-type="string">
            <text:p>intended to teach; morally instructive; pedantic  <text:span text:style-name="T5">가르치기</text:span><text:span text:style-name="T6"> </text:span><text:span text:style-name="T5">위한</text:span><text:span text:style-name="T6">, </text:span><text:span text:style-name="T5">교훈적인</text:span></text:p>
          </table:table-cell>
          <table:table-cell table:number-columns-repeated="1021"/>
        </table:table-row>
        <table:table-row table:style-name="ro1">
          <table:table-cell table:formula="of:=IF([#REF!]=[$'Word Smart - 1'.B297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ffident</text:p>
          </table:table-cell>
          <table:table-cell table:style-name="ce6" office:value-type="string" calcext:value-type="string">
            <text:p>timid; lacking in self-confidence <text:span text:style-name="T10">자신</text:span><text:span text:style-name="T11"> </text:span><text:span text:style-name="T12">없는</text:span><text:span text:style-name="T11">, </text:span><text:span text:style-name="T12">사양하는</text:span><text:span text:style-name="T11">; </text:span><text:span text:style-name="T12">겂많은</text:span><text:span text:style-name="T11">, </text:span><text:span text:style-name="T12">내성적인</text:span><text:span text:style-name="T11">, </text:span><text:span text:style-name="T12">수줍은</text:span></text:p>
          </table:table-cell>
          <table:table-cell table:number-columns-repeated="1021"/>
        </table:table-row>
        <table:table-row table:style-name="ro1">
          <table:table-cell table:formula="of:=IF([#REF!]=[$'Word Smart - 1'.B298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gress</text:p>
          </table:table-cell>
          <table:table-cell table:style-name="ce6" office:value-type="string" calcext:value-type="string">
            <text:p>to stray from the main subject  <text:span text:style-name="T7">본제를</text:span><text:span text:style-name="T8"> </text:span><text:span text:style-name="T9">벗어나다</text:span><text:span text:style-name="T8">, </text:span><text:span text:style-name="T9">지엽으로</text:span><text:span text:style-name="T8"> </text:span><text:span text:style-name="T9">흐르다</text:span><text:span text:style-name="T8">, </text:span><text:span text:style-name="T9">탈선하다</text:span></text:p>
          </table:table-cell>
          <table:table-cell table:number-columns-repeated="1021"/>
        </table:table-row>
        <table:table-row table:style-name="ro2">
          <table:table-cell table:formula="of:=IF([#REF!]=[$'Word Smart - 1'.B299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lettante</text:p>
          </table:table-cell>
          <table:table-cell table:style-name="ce6" office:value-type="string" calcext:value-type="string">
            <text:p>someone with superficial knowledge of the arts; an amateur; a dabbler <text:span text:style-name="T10">아마추어</text:span><text:span text:style-name="T11"> </text:span><text:span text:style-name="T12">애호가</text:span><text:span text:style-name="T11">, </text:span><text:span text:style-name="T12">어설픈</text:span><text:span text:style-name="T11"> </text:span><text:span text:style-name="T12">지식을</text:span><text:span text:style-name="T11"> </text:span><text:span text:style-name="T12">가진</text:span><text:span text:style-name="T11"> </text:span><text:span text:style-name="T12">사람</text:span></text:p>
          </table:table-cell>
          <table:table-cell table:number-columns-repeated="1021"/>
        </table:table-row>
        <table:table-row table:style-name="ro1">
          <table:table-cell table:formula="of:=IF([#REF!]=[$'Word Smart - 1'.B300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#33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 table:formula="of:=IF([#REF!]=[$'Word Smart - 1'.B301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cern</text:p>
          </table:table-cell>
          <table:table-cell table:style-name="ce6" office:value-type="string" calcext:value-type="string">
            <text:p>to have insight; to see things clearly, to discriminate; to differentiate <text:span text:style-name="T5">분별하다</text:span><text:span text:style-name="T6">, </text:span><text:span text:style-name="T5">식별하다</text:span><text:span text:style-name="T6">, </text:span><text:span text:style-name="T5">인식하다</text:span></text:p>
          </table:table-cell>
          <table:table-cell table:number-columns-repeated="1021"/>
        </table:table-row>
        <table:table-row table:style-name="ro1">
          <table:table-cell table:formula="of:=IF([#REF!]=[$'Word Smart - 1'.B302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creet</text:p>
          </table:table-cell>
          <table:table-cell table:style-name="ce6" office:value-type="string" calcext:value-type="string">
            <text:p>prudent; judiciously reserved <text:span text:style-name="T5">분별있는</text:span><text:span text:style-name="T6">, </text:span><text:span text:style-name="T5">생각이</text:span><text:span text:style-name="T6"> </text:span><text:span text:style-name="T5">깊은</text:span></text:p>
          </table:table-cell>
          <table:table-cell table:number-columns-repeated="1021"/>
        </table:table-row>
        <table:table-row table:style-name="ro1">
          <table:table-cell table:formula="of:=IF([#REF!]=[$'Word Smart - 1'.B303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crete</text:p>
          </table:table-cell>
          <table:table-cell table:style-name="ce6" office:value-type="string" calcext:value-type="string">
            <text:p>unconnected; separate; distinct  <text:span text:style-name="T10">별개의</text:span><text:span text:style-name="T11">, </text:span><text:span text:style-name="T12">구별된</text:span><text:span text:style-name="T11">, </text:span><text:span text:style-name="T12">떨어져</text:span><text:span text:style-name="T11"> </text:span><text:span text:style-name="T12">있는</text:span><text:span text:style-name="T11">, </text:span><text:span text:style-name="T12">불연속성의</text:span><text:span text:style-name="T11">, </text:span><text:span text:style-name="T12">개별의</text:span></text:p>
          </table:table-cell>
          <table:table-cell table:number-columns-repeated="1021"/>
        </table:table-row>
        <table:table-row table:style-name="ro2">
          <table:table-cell table:formula="of:=IF([#REF!]=[$'Word Smart - 1'.B304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criminate</text:p>
          </table:table-cell>
          <table:table-cell table:style-name="ce6" office:value-type="string" calcext:value-type="string">
            <text:p>to notice or point out the difference between two or more things; to discern; to differentiate <text:span text:style-name="T5">구별하다</text:span><text:span text:style-name="T6">, </text:span><text:span text:style-name="T5">판별하다</text:span><text:span text:style-name="T6">; </text:span><text:span text:style-name="T5">차별하다</text:span></text:p>
          </table:table-cell>
          <table:table-cell table:number-columns-repeated="1021"/>
        </table:table-row>
        <table:table-row table:style-name="ro1">
          <table:table-cell table:formula="of:=IF([#REF!]=[$'Word Smart - 1'.B305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dain</text:p>
          </table:table-cell>
          <table:table-cell table:style-name="ce6" office:value-type="string" calcext:value-type="string">
            <text:p>arrogant scorn; contempt <text:span text:style-name="T5">경멸</text:span><text:span text:style-name="T6">, </text:span><text:span text:style-name="T5">모멸</text:span><text:span text:style-name="T6">, </text:span><text:span text:style-name="T5">오만</text:span></text:p>
          </table:table-cell>
          <table:table-cell table:number-columns-repeated="1021"/>
        </table:table-row>
        <table:table-row table:style-name="ro1">
          <table:table-cell table:formula="of:=IF([#REF!]=[$'Word Smart - 1'.B306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interested</text:p>
          </table:table-cell>
          <table:table-cell table:style-name="ce6" office:value-type="string" calcext:value-type="string">
            <text:p>not taking sides; unbiased  <text:span text:style-name="T10">무관심한</text:span><text:span text:style-name="T11">, </text:span><text:span text:style-name="T12">냉담한</text:span><text:span text:style-name="T11">; </text:span><text:span text:style-name="T12">사욕이</text:span><text:span text:style-name="T11"> </text:span><text:span text:style-name="T12">없는</text:span><text:span text:style-name="T11">, </text:span><text:span text:style-name="T12">청렴한</text:span><text:span text:style-name="T11">; </text:span><text:span text:style-name="T12">공평무사한</text:span></text:p>
          </table:table-cell>
          <table:table-cell table:number-columns-repeated="1021"/>
        </table:table-row>
        <table:table-row table:style-name="ro2">
          <table:table-cell table:formula="of:=IF([#REF!]=[$'Word Smart - 1'.B307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parage</text:p>
          </table:table-cell>
          <table:table-cell table:style-name="ce6" office:value-type="string" calcext:value-type="string">
            <text:p>to belittle; to say uncomplimentary things about, usually in a somewhat indirect way <text:span text:style-name="T7">얕보다</text:span><text:span text:style-name="T8">, </text:span><text:span text:style-name="T9">깔보다</text:span><text:span text:style-name="T8">; </text:span><text:span text:style-name="T9">비방하다</text:span><text:span text:style-name="T8">, </text:span><text:span text:style-name="T9">명예를</text:span><text:span text:style-name="T8"> </text:span><text:span text:style-name="T9">해치다</text:span></text:p>
          </table:table-cell>
          <table:table-cell table:number-columns-repeated="1021"/>
        </table:table-row>
        <table:table-row table:style-name="ro1">
          <table:table-cell table:formula="of:=IF([#REF!]=[$'Word Smart - 1'.B308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#34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 table:formula="of:=IF([#REF!]=[$'Word Smart - 1'.B309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parate</text:p>
          </table:table-cell>
          <table:table-cell table:style-name="ce6" office:value-type="string" calcext:value-type="string">
            <text:p>different; incompatible; unequal <text:span text:style-name="T2">본질적으로</text:span><text:span text:style-name="T3"> </text:span><text:span text:style-name="T4">다른</text:span><text:span text:style-name="T3">, </text:span><text:span text:style-name="T4">공통점이</text:span><text:span text:style-name="T3"> </text:span><text:span text:style-name="T4">없는</text:span></text:p>
          </table:table-cell>
          <table:table-cell table:number-columns-repeated="1021"/>
        </table:table-row>
        <table:table-row table:style-name="ro2">
          <table:table-cell table:formula="of:=IF([#REF!]=[$'Word Smart - 1'.B310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seminate</text:p>
          </table:table-cell>
          <table:table-cell table:style-name="ce6" office:value-type="string" calcext:value-type="string">
            <text:p>to spread the seeds of something; to scatter; to make widely known <text:span text:style-name="T7">선전하다</text:span><text:span text:style-name="T8">, </text:span><text:span text:style-name="T9">널리</text:span><text:span text:style-name="T8"> </text:span><text:span text:style-name="T9">흩뿌리다</text:span><text:span text:style-name="T8">; </text:span><text:span text:style-name="T9">보급하다</text:span><text:span text:style-name="T8">, </text:span><text:span text:style-name="T9">퍼뜨리다</text:span></text:p>
          </table:table-cell>
          <table:table-cell table:number-columns-repeated="1021"/>
        </table:table-row>
        <table:table-row table:style-name="ro2">
          <table:table-cell table:formula="of:=IF([#REF!]=[$'Word Smart - 1'.B311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sipate</text:p>
          </table:table-cell>
          <table:table-cell table:style-name="ce6" office:value-type="string" calcext:value-type="string">
            <text:p>to thin out, drift away, or dissolve; to cause to thin out, drift away, or dissolve; to waste or squander  <text:span text:style-name="T2">흩뜨리다</text:span><text:span text:style-name="T3">, </text:span><text:span text:style-name="T4">방산하다</text:span><text:span text:style-name="T3">, </text:span><text:span text:style-name="T4">낭비하다</text:span><text:span text:style-name="T3">, </text:span><text:span text:style-name="T4">일소하다</text:span></text:p>
          </table:table-cell>
          <table:table-cell table:number-columns-repeated="1021"/>
        </table:table-row>
        <table:table-row table:style-name="ro1">
          <table:table-cell table:formula="of:=IF([#REF!]=[$'Word Smart - 1'.B312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solution</text:p>
          </table:table-cell>
          <table:table-cell table:style-name="ce6" office:value-type="string" calcext:value-type="string">
            <text:p>the breaking up or dissolving of something into parts; disintegration</text:p>
          </table:table-cell>
          <table:table-cell table:number-columns-repeated="1021"/>
        </table:table-row>
        <table:table-row table:style-name="ro4">
          <table:table-cell table:formula="of:=IF([#REF!]=[$'Word Smart - 1'.B313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tend</text:p>
          </table:table-cell>
          <table:table-cell table:style-name="ce3" office:value-type="string" calcext:value-type="string">
            <text:p>용해<text:span text:style-name="T19">, </text:span><text:span text:style-name="T12">분해</text:span><text:span text:style-name="T11">; </text:span><text:span text:style-name="T12">해산</text:span><text:span text:style-name="T11">, </text:span><text:span text:style-name="T12">소멸</text:span><text:span text:style-name="T11">, </text:span><text:span text:style-name="T12">사멸</text:span><text:span text:style-name="T11"> to swell; to extend a great deal </text:span><text:span text:style-name="T12">부풀리다</text:span><text:span text:style-name="T11">, </text:span><text:span text:style-name="T12">팽창시키다</text:span><text:span text:style-name="T11">; </text:span><text:span text:style-name="T12">과장시키다</text:span></text:p>
          </table:table-cell>
          <table:table-cell table:number-columns-repeated="254"/>
          <table:table-cell table:style-name="ce4" table:number-columns-repeated="767"/>
        </table:table-row>
        <table:table-row table:style-name="ro1">
          <table:table-cell table:formula="of:=IF([#REF!]=[$'Word Smart - 1'.B314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istinguish</text:p>
          </table:table-cell>
          <table:table-cell table:style-name="ce6" office:value-type="string" calcext:value-type="string">
            <text:p>to tell apart; to cause to stand out  <text:span text:style-name="T7">구별하다</text:span><text:span text:style-name="T8">, </text:span><text:span text:style-name="T9">분별하다</text:span><text:span text:style-name="T8">; </text:span><text:span text:style-name="T9">눈에</text:span><text:span text:style-name="T8"> </text:span><text:span text:style-name="T9">띄게</text:span><text:span text:style-name="T8"> </text:span><text:span text:style-name="T9">하다</text:span></text:p>
          </table:table-cell>
          <table:table-cell table:number-columns-repeated="1021"/>
        </table:table-row>
        <table:table-row table:style-name="ro4">
          <table:table-cell table:formula="of:=IF([#REF!]=[$'Word Smart - 1'.B315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ocile</text:p>
          </table:table-cell>
          <table:table-cell table:style-name="ce6" office:value-type="string" calcext:value-type="string">
            <text:p>easily taught; obedient; easy to handle  <text:span text:style-name="T10">유순한</text:span><text:span text:style-name="T11">, </text:span><text:span text:style-name="T12">온순한</text:span><text:span text:style-name="T11">, </text:span><text:span text:style-name="T12">착한</text:span><text:span text:style-name="T11">; </text:span><text:span text:style-name="T12">가르치기</text:span><text:span text:style-name="T11"> </text:span><text:span text:style-name="T12">쉬운</text:span><text:span text:style-name="T11">, </text:span><text:span text:style-name="T12">다루기</text:span><text:span text:style-name="T11"> </text:span><text:span text:style-name="T12">쉬운</text:span></text:p>
          </table:table-cell>
          <table:table-cell table:number-columns-repeated="1021"/>
        </table:table-row>
        <table:table-row table:style-name="ro2">
          <table:table-cell table:formula="of:=IF([#REF!]=[$'Word Smart - 1'.B316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octrinaire</text:p>
          </table:table-cell>
          <table:table-cell table:style-name="ce6" office:value-type="string" calcext:value-type="string">
            <text:p>inflexibly committed to a doctrine or theory without regard to its practicality; dogmatic <text:span text:style-name="T7">공론적인</text:span><text:span text:style-name="T8">, </text:span><text:span text:style-name="T9">교조주의의</text:span></text:p>
          </table:table-cell>
          <table:table-cell table:number-columns-repeated="1021"/>
        </table:table-row>
        <table:table-row table:style-name="ro2">
          <table:table-cell table:formula="of:=IF([#REF!]=[$'Word Smart - 1'.B317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ogmatic</text:p>
          </table:table-cell>
          <table:table-cell table:style-name="ce6" office:value-type="string" calcext:value-type="string">
            <text:p>arrogantly assertive of unproven ideas; stubbornly claiming that something (often a system of beliefs) is beyond dispute <text:span text:style-name="T2">독단적인</text:span><text:span text:style-name="T3">, </text:span><text:span text:style-name="T4">고압적인</text:span><text:span text:style-name="T3">; </text:span><text:span text:style-name="T4">교의의</text:span><text:span text:style-name="T3">, </text:span><text:span text:style-name="T4">교리의</text:span></text:p>
          </table:table-cell>
          <table:table-cell table:number-columns-repeated="1021"/>
        </table:table-row>
        <table:table-row table:style-name="ro2">
          <table:table-cell table:formula="of:=IF([#REF!]=[$'Word Smart - 1'.B318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omestic</text:p>
          </table:table-cell>
          <table:table-cell table:style-name="ce6" office:value-type="string" calcext:value-type="string">
            <text:p>having to do with the household or family; not foreign  <text:span text:style-name="T10">가정의</text:span><text:span text:style-name="T11">, </text:span><text:span text:style-name="T12">집의</text:span><text:span text:style-name="T11">; </text:span><text:span text:style-name="T12">국내의</text:span><text:span text:style-name="T11">, </text:span><text:span text:style-name="T12">자국의</text:span><text:span text:style-name="T11">; </text:span><text:span text:style-name="T12">국산의</text:span><text:span text:style-name="T11">; </text:span><text:span text:style-name="T12">길들여진</text:span></text:p>
          </table:table-cell>
          <table:table-cell table:number-columns-repeated="1021"/>
        </table:table-row>
        <table:table-row table:style-name="ro1">
          <table:table-cell table:formula="of:=IF([#REF!]=[$'Word Smart - 1'.B319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#35</text:p>
          </table:table-cell>
          <table:table-cell table:style-name="ce3" table:number-columns-repeated="3"/>
          <table:table-cell table:number-columns-repeated="252"/>
          <table:table-cell table:style-name="ce4" table:number-columns-repeated="767"/>
        </table:table-row>
        <table:table-row table:style-name="ro2">
          <table:table-cell table:formula="of:=IF([#REF!]=[$'Word Smart - 1'.B320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ormant</text:p>
          </table:table-cell>
          <table:table-cell table:style-name="ce6" office:value-type="string" calcext:value-type="string">
            <text:p>A  inactive; as though asleep; asleep <text:span text:style-name="T10">잠자는</text:span><text:span text:style-name="T11">, </text:span><text:span text:style-name="T12">동면의</text:span><text:span text:style-name="T11">, </text:span><text:span text:style-name="T12">잠복의</text:span><text:span text:style-name="T11">, </text:span><text:span text:style-name="T12">휴지한</text:span><text:span text:style-name="T11">, </text:span><text:span text:style-name="T12">놀고있는</text:span><text:span text:style-name="T11"> ~volcano, ~window</text:span>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2">
          <table:table-cell table:formula="of:=IF([#REF!]=[$'Word Smart - 1'.B321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ubious</text:p>
          </table:table-cell>
          <table:table-cell table:style-name="ce6" office:value-type="string" calcext:value-type="string">
            <text:p>A  full of doubt; uncertain <text:span text:style-name="T10">의심스러운</text:span><text:span text:style-name="T11">, </text:span><text:span text:style-name="T12">수상한</text:span><text:span text:style-name="T11">, </text:span><text:span text:style-name="T12">미결정의</text:span><text:span text:style-name="T11">, </text:span><text:span text:style-name="T12">모호한</text:span><text:span text:style-name="T11"> </text:span><text:span text:style-name="T12">가치</text:span><text:span text:style-name="T11">, </text:span><text:span text:style-name="T12">진실성이</text:span><text:span text:style-name="T11"> </text:span><text:span text:style-name="T12">불확실한</text:span><text:span text:style-name="T11">, a ~ friend, be ~ about  cf) dubitable</text:span>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2">
          <table:table-cell table:formula="of:=IF([#REF!]=[$'Word Smart - 1'.B322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duplicity</text:p>
          </table:table-cell>
          <table:table-cell table:style-name="ce6" office:value-type="string" calcext:value-type="string">
            <text:p>N  the act of being two-faced; double-dealing; deception <text:span text:style-name="T10">표리부동</text:span><text:span text:style-name="T11">, </text:span><text:span text:style-name="T12">불성실</text:span><text:span text:style-name="T11">, </text:span><text:span text:style-name="T12">사기</text:span><text:span text:style-name="T11">, </text:span><text:span text:style-name="T12">이중</text:span><text:span text:style-name="T11">, </text:span><text:span text:style-name="T12">중복</text:span><text:span text:style-name="T11"> cf) duplication </text:span><text:span text:style-name="T12">복제</text:span><text:span text:style-name="T11">, duplicate a</text:span><text:span text:style-name="T12">복사의</text:span><text:span text:style-name="T11"> n</text:span><text:span text:style-name="T12">사본</text:span><text:span text:style-name="T11"> v</text:span>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formula="of:=IF([#REF!]=[$'Word Smart - 1'.B323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#36</text:p>
          </table:table-cell>
          <table:table-cell table:style-name="ce1"/>
          <table:table-cell table:style-name="ce3" table:number-columns-repeated="2"/>
          <table:table-cell table:number-columns-repeated="252"/>
          <table:table-cell table:style-name="ce4" table:number-columns-repeated="767"/>
        </table:table-row>
        <table:table-row table:style-name="ro2">
          <table:table-cell table:formula="of:=IF([#REF!]=[$'Word Smart - 1'.B324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bullient</text:p>
          </table:table-cell>
          <table:table-cell table:style-name="ce6" office:value-type="string" calcext:value-type="string">
            <text:p>A  boiling; bubbling with excitement; exuberant;  <text:span text:style-name="T10">비등하는</text:span><text:span text:style-name="T11">, </text:span><text:span text:style-name="T12">원기왕성한</text:span><text:span text:style-name="T11">, </text:span><text:span text:style-name="T12">열광한</text:span><text:span text:style-name="T11"> n ebullience,-cy  n ebullition </text:span><text:span text:style-name="T12">비등</text:span><text:span text:style-name="T11">, </text:span><text:span text:style-name="T12">감정의</text:span><text:span text:style-name="T11"> </text:span><text:span text:style-name="T12">격발</text:span><text:span text:style-name="T11">, </text:span><text:span text:style-name="T12">전쟁의</text:span><text:span text:style-name="T11"> </text:span><text:span text:style-name="T12">돌발</text:span></text:p>
          </table:table-cell>
          <table:table-cell table:style-name="ce1"/>
          <table:table-cell table:number-columns-repeated="1020"/>
        </table:table-row>
        <table:table-row table:style-name="ro2">
          <table:table-cell table:formula="of:=IF([#REF!]=[$'Word Smart - 1'.B325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ccentric</text:p>
          </table:table-cell>
          <table:table-cell table:style-name="ce6" office:value-type="string" calcext:value-type="string">
            <text:p>A  not conventional; a little kooky; irregular  <text:span text:style-name="T20">보통과</text:span><text:span text:style-name="T21"> </text:span><text:span text:style-name="T22">다른</text:span><text:span text:style-name="T21">, </text:span><text:span text:style-name="T22">괴상한</text:span><text:span text:style-name="T21">; </text:span><text:span text:style-name="T22">편심의</text:span><text:span text:style-name="T21">; (</text:span><text:span text:style-name="T22">기계</text:span><text:span text:style-name="T21">)</text:span><text:span text:style-name="T22">편심률</text:span><text:span text:style-name="T21">  N </text:span><text:span text:style-name="T22">괴짜</text:span><text:span text:style-name="T21">, </text:span><text:span text:style-name="T22">기인</text:span><text:span text:style-name="T21">; </text:span><text:span text:style-name="T22">이심원</text:span><text:span text:style-name="T21">; (</text:span><text:span text:style-name="T22">천문</text:span><text:span text:style-name="T21">) </text:span><text:span text:style-name="T22">이심권</text:span></text:p>
          </table:table-cell>
          <table:table-cell table:style-name="ce1"/>
          <table:table-cell table:number-columns-repeated="1020"/>
        </table:table-row>
        <table:table-row table:style-name="ro2">
          <table:table-cell table:formula="of:=IF([#REF!]=[$'Word Smart - 1'.B326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clectic</text:p>
          </table:table-cell>
          <table:table-cell table:style-name="ce6" office:value-type="string" calcext:value-type="string">
            <text:p>A  choosing the best from many sources; drawn from many sources  <text:span text:style-name="T5">취사선택하는</text:span><text:span text:style-name="T6">, </text:span><text:span text:style-name="T5">절충하는</text:span><text:span text:style-name="T6"> n </text:span><text:span text:style-name="T5">절충주의자</text:span><text:span text:style-name="T6">  cf) eclecticism </text:span><text:span text:style-name="T5">절충학파</text:span><text:span text:style-name="T6"> </text:span></text:p>
          </table:table-cell>
          <table:table-cell table:style-name="ce1"/>
          <table:table-cell table:number-columns-repeated="1020"/>
        </table:table-row>
        <table:table-row table:style-name="ro2">
          <table:table-cell table:formula="of:=IF([#REF!]=[$'Word Smart - 1'.B327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dify</text:p>
          </table:table-cell>
          <table:table-cell table:style-name="ce6" office:value-type="string" calcext:value-type="string">
            <text:p>Vt  to enlighten; to instruct, especially in moral or religious matters <text:span text:style-name="T10">교화</text:span><text:span text:style-name="T11">(</text:span><text:span text:style-name="T12">훈도</text:span><text:span text:style-name="T11">)</text:span><text:span text:style-name="T12">하다</text:span><text:span text:style-name="T11">;  cf)edifying </text:span><text:span text:style-name="T12">교훈이</text:span><text:span text:style-name="T11"> </text:span><text:span text:style-name="T12">되는</text:span><text:span text:style-name="T11">, </text:span><text:span text:style-name="T12">유익한</text:span><text:span text:style-name="T11"> </text:span></text:p>
          </table:table-cell>
          <table:table-cell table:style-name="ce1"/>
          <table:table-cell table:number-columns-repeated="1020"/>
        </table:table-row>
        <table:table-row table:style-name="ro2">
          <table:table-cell table:formula="of:=IF([#REF!]=[$'Word Smart - 1'.B328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fface</text:p>
          </table:table-cell>
          <table:table-cell table:style-name="ce6" office:value-type="string" calcext:value-type="string">
            <text:p>Vt  to erase; to rub away the features of <text:span text:style-name="T2">지우다</text:span><text:span text:style-name="T3">, </text:span><text:span text:style-name="T4">말살하다</text:span><text:span text:style-name="T3">, eclipse Cf ) effaceable, effacement</text:span></text:p>
          </table:table-cell>
          <table:table-cell table:style-name="ce1"/>
          <table:table-cell table:number-columns-repeated="1020"/>
        </table:table-row>
        <table:table-row table:style-name="ro2">
          <table:table-cell table:formula="of:=IF([#REF!]=[$'Word Smart - 1'.B329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ffusion</text:p>
          </table:table-cell>
          <table:table-cell table:style-name="ce6" office:value-type="string" calcext:value-type="string">
            <text:p>N  a pouring forth <text:span text:style-name="T23">유출</text:span><text:span text:style-name="T24">(</text:span><text:span text:style-name="T25">물</text:span><text:span text:style-name="T24">), </text:span><text:span text:style-name="T25">스며나옴</text:span><text:span text:style-name="T24">, </text:span><text:span text:style-name="T25">심정의</text:span><text:span text:style-name="T24"> </text:span><text:span text:style-name="T25">토로</text:span><text:span text:style-name="T24">, </text:span><text:span text:style-name="T25">토로한</text:span><text:span text:style-name="T24"> </text:span><text:span text:style-name="T25">말</text:span><text:span text:style-name="T24">(</text:span><text:span text:style-name="T25">시문</text:span><text:span text:style-name="T24">) Effuse v </text:span><text:span text:style-name="T25">발산</text:span><text:span text:style-name="T24">(</text:span><text:span text:style-name="T25">유출</text:span><text:span text:style-name="T24">)</text:span><text:span text:style-name="T25">하다</text:span><text:span text:style-name="T24">  Effusive a </text:span><text:span text:style-name="T25">과장된</text:span><text:span text:style-name="T24">, </text:span><text:span text:style-name="T25">쏟아져나오는</text:span><text:span text:style-name="T24">, </text:span><text:span text:style-name="T25">넘치는</text:span></text:p>
          </table:table-cell>
          <table:table-cell table:style-name="ce1"/>
          <table:table-cell table:number-columns-repeated="1020"/>
        </table:table-row>
        <table:table-row table:style-name="ro4">
          <table:table-cell table:formula="of:=IF([#REF!]=[$'Word Smart - 1'.B330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galitarian</text:p>
          </table:table-cell>
          <table:table-cell table:style-name="ce7" office:value-type="string" calcext:value-type="string">
            <text:p>A  believing in the social and economic equality of all people <text:span text:style-name="T7">평등주의의</text:span><text:span text:style-name="T8"> / N </text:span><text:span text:style-name="T9">평등주의자</text:span></text:p>
          </table:table-cell>
          <table:table-cell table:style-name="ce1"/>
          <table:table-cell table:number-columns-repeated="1020"/>
        </table:table-row>
        <table:table-row table:style-name="ro2">
          <table:table-cell table:formula="of:=IF([#REF!]=[$'Word Smart - 1'.B331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gocentric</text:p>
          </table:table-cell>
          <table:table-cell table:style-name="ce6" office:value-type="string" calcext:value-type="string">
            <text:p>A  selfish; believing that one is the center of everything <text:span text:style-name="T7">자기중심의</text:span><text:span text:style-name="T8">, </text:span><text:span text:style-name="T9">이기주의적인</text:span><text:span text:style-name="T8">, n </text:span><text:span text:style-name="T9">이기주의자</text:span><text:span text:style-name="T8"> egoism </text:span><text:span text:style-name="T9">이기주의</text:span><text:span text:style-name="T8"> egoistic, -tical </text:span><text:span text:style-name="T9">이기적인</text:span>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IF([#REF!]=[$'Word Smart - 1'.B332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gregious</text:p>
          </table:table-cell>
          <table:table-cell table:style-name="ce6" office:value-type="string" calcext:value-type="string">
            <text:p>A  extremely bad; flagrant <text:span text:style-name="T10">엄청난</text:span><text:span text:style-name="T11">, </text:span><text:span text:style-name="T12">터무니없는</text:span><text:span text:style-name="T11">, </text:span><text:span text:style-name="T12">엉터리없는</text:span><text:span text:style-name="T11"> (</text:span><text:span text:style-name="T12">옛</text:span><text:span text:style-name="T11">) </text:span><text:span text:style-name="T12">뛰어난</text:span><text:span text:style-name="T11"> </text:span>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IF([#REF!]=[$'Word Smart - 1'.B333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#37</text:p>
          </table:table-cell>
          <table:table-cell table:style-name="ce1" table:number-columns-repeated="2"/>
          <table:table-cell table:style-name="ce3"/>
          <table:table-cell table:number-columns-repeated="252"/>
          <table:table-cell table:style-name="ce4" table:number-columns-repeated="767"/>
        </table:table-row>
        <table:table-row table:style-name="ro2">
          <table:table-cell table:formula="of:=IF([#REF!]=[$'Word Smart - 1'.B334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licit</text:p>
          </table:table-cell>
          <table:table-cell table:style-name="ce7" office:value-type="string" calcext:value-type="string">
            <text:p>Vt  to bring out; to call forth <text:span text:style-name="T2">이끌어내다</text:span><text:span text:style-name="T3">, </text:span><text:span text:style-name="T4">유도해내다</text:span><text:span text:style-name="T3">, ~a laugh from,  ~a reply  elicitation n</text:span></text:p>
          </table:table-cell>
          <table:table-cell table:style-name="ce1"/>
          <table:table-cell table:number-columns-repeated="1020"/>
        </table:table-row>
        <table:table-row table:style-name="ro2">
          <table:table-cell table:formula="of:=IF([#REF!]=[$'Word Smart - 1'.B335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lliptical</text:p>
          </table:table-cell>
          <table:table-cell table:style-name="ce6" office:value-type="string" calcext:value-type="string">
            <text:p>Adj  oval; missing a word or words; obscure <text:span text:style-name="T10">타원의</text:span><text:span text:style-name="T11"> (</text:span><text:span text:style-name="T12">문법</text:span><text:span text:style-name="T11">) </text:span><text:span text:style-name="T12">생략의</text:span><text:span text:style-name="T11">  Ellipsis (</text:span><text:span text:style-name="T12">문법</text:span><text:span text:style-name="T11">) </text:span><text:span text:style-name="T12">생략</text:span><text:span text:style-name="T11">   ellipsoid (</text:span><text:span text:style-name="T12">수학</text:span><text:span text:style-name="T11">) </text:span><text:span text:style-name="T12">타원</text:span></text:p>
          </table:table-cell>
          <table:table-cell table:style-name="ce1"/>
          <table:table-cell table:number-columns-repeated="1020"/>
        </table:table-row>
        <table:table-row table:style-name="ro2">
          <table:table-cell table:formula="of:=IF([#REF!]=[$'Word Smart - 1'.B336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lusive</text:p>
          </table:table-cell>
          <table:table-cell table:style-name="ce6" office:value-type="string" calcext:value-type="string">
            <text:p>Adj  hard to pin down; evasive <text:span text:style-name="T26">교묘히</text:span><text:span text:style-name="T27"> </text:span><text:span text:style-name="T28">빠지는</text:span><text:span text:style-name="T27">, </text:span><text:span text:style-name="T28">도피하는</text:span><text:span text:style-name="T27">, </text:span><text:span text:style-name="T28">잘</text:span><text:span text:style-name="T27"> </text:span><text:span text:style-name="T28">잊는</text:span><text:span text:style-name="T27">, </text:span><text:span text:style-name="T28">알</text:span><text:span text:style-name="T27"> </text:span><text:span text:style-name="T28">수</text:span><text:span text:style-name="T27"> </text:span><text:span text:style-name="T28">없는</text:span><text:span text:style-name="T27"> elude V  elusion </text:span><text:span text:style-name="T28">속임수</text:span><text:span text:style-name="T27">, </text:span><text:span text:style-name="T28">회피</text:span><text:span text:style-name="T27">, </text:span><text:span text:style-name="T28">핑계</text:span><text:span text:style-name="T27">, </text:span><text:span text:style-name="T28">발뺌</text:span><text:span text:style-name="T27"> </text:span></text:p>
          </table:table-cell>
          <table:table-cell table:style-name="ce1"/>
          <table:table-cell table:number-columns-repeated="1020"/>
        </table:table-row>
        <table:table-row table:style-name="ro2">
          <table:table-cell table:formula="of:=IF([#REF!]=[$'Word Smart - 1'.B337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migrate</text:p>
          </table:table-cell>
          <table:table-cell table:style-name="ce6" office:value-type="string" calcext:value-type="string">
            <text:p>V  to move to a new country; to move a new place to live; to expatriate <text:span text:style-name="T10">타국으로</text:span><text:span text:style-name="T11"> </text:span><text:span text:style-name="T12">이주하다</text:span><text:span text:style-name="T11">   emigrant a </text:span><text:span text:style-name="T12">이민의</text:span><text:span text:style-name="T11">, n </text:span><text:span text:style-name="T12">이민</text:span><text:span text:style-name="T11">, </text:span><text:span text:style-name="T12">이주민</text:span><text:span text:style-name="T11"> opps immigrate</text:span></text:p>
          </table:table-cell>
          <table:table-cell table:style-name="ce1"/>
          <table:table-cell table:number-columns-repeated="1020"/>
        </table:table-row>
        <table:table-row table:style-name="ro7">
          <table:table-cell table:formula="of:=IF([#REF!]=[$'Word Smart - 1'.B338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mpirical</text:p>
          </table:table-cell>
          <table:table-cell table:style-name="ce6" office:value-type="string" calcext:value-type="string">
            <text:p>Adj  relying on experience or observation; not merely theoretical <text:span text:style-name="T20">경험의</text:span><text:span text:style-name="T21">, </text:span><text:span text:style-name="T22">경험적인</text:span><text:span text:style-name="T21">, </text:span><text:span text:style-name="T22">실험</text:span><text:span text:style-name="T21"> </text:span><text:span text:style-name="T22">관찰에</text:span><text:span text:style-name="T21"> </text:span><text:span text:style-name="T22">의한</text:span><text:span text:style-name="T21">; </text:span><text:span text:style-name="T22">돌팔이</text:span><text:span text:style-name="T21"> </text:span><text:span text:style-name="T22">의사같은</text:span><text:span text:style-name="T21">  ~philosophy </text:span><text:span text:style-name="T22">경험철학</text:span><text:span text:style-name="T21"> Empiricism </text:span><text:span text:style-name="T22">경험주의</text:span><text:span text:style-name="T21"> (</text:span><text:span text:style-name="T22">철</text:span><text:span text:style-name="T21">) </text:span><text:span text:style-name="T22">경험론</text:span>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IF([#REF!]=[$'Word Smart - 1'.B339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#38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5">
          <table:table-cell table:formula="of:=IF([#REF!]=[$'Word Smart - 1'.B340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mulate</text:p>
          </table:table-cell>
          <table:table-cell table:style-name="ce6" office:value-type="string" calcext:value-type="string">
            <text:p>Vt  to strive to equal or excel, usually through imitation <text:span text:style-name="T29">우열을</text:span><text:span text:style-name="T30"> </text:span><text:span text:style-name="T31">다투다</text:span><text:span text:style-name="T30">, </text:span><text:span text:style-name="T31">겨루다</text:span><text:span text:style-name="T30">, </text:span><text:span text:style-name="T31">열심히</text:span><text:span text:style-name="T30"> </text:span><text:span text:style-name="T31">흉내내다</text:span><text:span text:style-name="T30">, </text:span><text:span text:style-name="T31">에</text:span><text:span text:style-name="T30"> </text:span><text:span text:style-name="T31">필적하다</text:span><text:span text:style-name="T30"> emulator </text:span><text:span text:style-name="T31">경쟁자</text:span><text:span text:style-name="T30">, emulation </text:span><text:span text:style-name="T31">경쟁</text:span><text:span text:style-name="T30"> emulous </text:span><text:span text:style-name="T31">경쟁적인</text:span><text:span text:style-name="T30">  be emulous of </text:span><text:span text:style-name="T31">을</text:span><text:span text:style-name="T30"> </text:span><text:span text:style-name="T31">열심히</text:span><text:span text:style-name="T30"> </text:span><text:span text:style-name="T31">모방하다</text:span></text:p>
          </table:table-cell>
          <table:table-cell table:number-columns-repeated="1021"/>
        </table:table-row>
        <table:table-row table:style-name="ro2">
          <table:table-cell table:formula="of:=IF([#REF!]=[$'Word Smart - 1'.B341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ncroach</text:p>
          </table:table-cell>
          <table:table-cell table:style-name="ce6" office:value-type="string" calcext:value-type="string">
            <text:p>Vi  to make gradual or stealthy inroads into; to trespass  <text:span text:style-name="T5">침입하다</text:span><text:span text:style-name="T6">, </text:span><text:span text:style-name="T5">잠식하다</text:span><text:span text:style-name="T6">(on, upon) </text:span><text:span text:style-name="T5">침식하다</text:span><text:span text:style-name="T6">, </text:span><text:span text:style-name="T5">빼앗다</text:span><text:span text:style-name="T6"> </text:span></text:p>
          </table:table-cell>
          <table:table-cell table:number-columns-repeated="1021"/>
        </table:table-row>
        <table:table-row table:style-name="ro2">
          <table:table-cell table:formula="of:=IF([#REF!]=[$'Word Smart - 1'.B342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ndemic</text:p>
          </table:table-cell>
          <table:table-cell table:style-name="ce6" office:value-type="string" calcext:value-type="string">
            <text:p>A  native; restricted to a particular region or era; indigenous  <text:span text:style-name="T10">한</text:span><text:span text:style-name="T11"> </text:span><text:span text:style-name="T12">지방의</text:span><text:span text:style-name="T11"> </text:span><text:span text:style-name="T12">고유한</text:span><text:span text:style-name="T11">, </text:span><text:span text:style-name="T12">풍토의</text:span><text:span text:style-name="T11">, </text:span><text:span text:style-name="T12">풍토병의</text:span><text:span text:style-name="T11"> n </text:span><text:span text:style-name="T12">풍토병</text:span><text:span text:style-name="T11">  endemicity </text:span><text:span text:style-name="T12">풍토성</text:span></text:p>
          </table:table-cell>
          <table:table-cell table:number-columns-repeated="1021"/>
        </table:table-row>
        <table:table-row table:style-name="ro2">
          <table:table-cell table:formula="of:=IF([#REF!]=[$'Word Smart - 1'.B343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nervate</text:p>
          </table:table-cell>
          <table:table-cell table:style-name="ce6" office:value-type="string" calcext:value-type="string">
            <text:p>V  to reduce the strength or energy of, especially to do so gradually  <text:span text:style-name="T10">원기를</text:span><text:span text:style-name="T11"> </text:span><text:span text:style-name="T12">빼앗다</text:span><text:span text:style-name="T11">, </text:span><text:span text:style-name="T12">쇠약하게</text:span><text:span text:style-name="T11"> </text:span><text:span text:style-name="T12">하다</text:span><text:span text:style-name="T11"> a </text:span><text:span text:style-name="T12">기운없는</text:span><text:span text:style-name="T11">, </text:span><text:span text:style-name="T12">힘없는</text:span><text:span text:style-name="T11"> </text:span><text:span text:style-name="T12">박력없는</text:span><text:span text:style-name="T11"> </text:span></text:p>
          </table:table-cell>
          <table:table-cell table:number-columns-repeated="1021"/>
        </table:table-row>
        <table:table-row table:style-name="ro2">
          <table:table-cell table:formula="of:=IF([#REF!]=[$'Word Smart - 1'.B344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nfranchise</text:p>
          </table:table-cell>
          <table:table-cell table:style-name="ce6" office:value-type="string" calcext:value-type="string">
            <text:p>V  to grant the privileges of citizenship, especially the right to vote  <text:span text:style-name="T10">선거권을</text:span><text:span text:style-name="T11"> </text:span><text:span text:style-name="T12">주다</text:span><text:span text:style-name="T11">; </text:span><text:span text:style-name="T12">도시에</text:span><text:span text:style-name="T11"> </text:span><text:span text:style-name="T12">자치권을</text:span><text:span text:style-name="T11"> </text:span><text:span text:style-name="T12">주다</text:span><text:span text:style-name="T11">; </text:span><text:span text:style-name="T12">해방하다</text:span><text:span text:style-name="T11"> ment </text:span><text:span text:style-name="T12">공민권의</text:span><text:span text:style-name="T11"> </text:span><text:span text:style-name="T12">부여</text:span></text:p>
          </table:table-cell>
          <table:table-cell table:number-columns-repeated="1021"/>
        </table:table-row>
        <table:table-row table:style-name="ro2">
          <table:table-cell table:formula="of:=IF([#REF!]=[$'Word Smart - 1'.B345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ngender</text:p>
          </table:table-cell>
          <table:table-cell table:style-name="ce6" office:value-type="string" calcext:value-type="string">
            <text:p>V  to bring into existence; to create; to cause <text:span text:style-name="T10">발생시키다</text:span><text:span text:style-name="T11">, </text:span><text:span text:style-name="T12">일으키다</text:span><text:span text:style-name="T11"> produce; </text:span><text:span text:style-name="T12">일어나다</text:span><text:span text:style-name="T11">; </text:span><text:span text:style-name="T12">아버지</text:span><text:span text:style-name="T11"> </text:span><text:span text:style-name="T12">자식을</text:span><text:span text:style-name="T11"> </text:span><text:span text:style-name="T12">얻다</text:span><text:span text:style-name="T11"> ment </text:span><text:span text:style-name="T12">초래</text:span><text:span text:style-name="T11">, </text:span><text:span text:style-name="T12">야기</text:span></text:p>
          </table:table-cell>
          <table:table-cell table:number-columns-repeated="1021"/>
        </table:table-row>
        <table:table-row table:style-name="ro1">
          <table:table-cell table:formula="of:=IF([#REF!]=[$'Word Smart - 1'.B346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nigma</text:p>
          </table:table-cell>
          <table:table-cell table:style-name="ce6" office:value-type="string" calcext:value-type="string">
            <text:p>N  a mystery <text:span text:style-name="T7">수수께끼</text:span><text:span text:style-name="T8">(riddle), </text:span><text:span text:style-name="T9">수수께끼</text:span><text:span text:style-name="T8"> </text:span><text:span text:style-name="T9">인물</text:span><text:span text:style-name="T8"> </text:span></text:p>
          </table:table-cell>
          <table:table-cell table:number-columns-repeated="1021"/>
        </table:table-row>
        <table:table-row table:style-name="ro1">
          <table:table-cell table:formula="of:=IF([#REF!]=[$'Word Smart - 1'.B347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normity</text:p>
          </table:table-cell>
          <table:table-cell table:style-name="ce6" office:value-type="string" calcext:value-type="string">
            <text:p>N  extreme evil; a hideous offense; immensity <text:span text:style-name="T5">무도</text:span><text:span text:style-name="T6">, </text:span><text:span text:style-name="T5">극악</text:span><text:span text:style-name="T6">, </text:span><text:span text:style-name="T5">흉행</text:span><text:span text:style-name="T6">, </text:span><text:span text:style-name="T5">범죄행위</text:span><text:span text:style-name="T6">  </text:span></text:p>
          </table:table-cell>
          <table:table-cell table:number-columns-repeated="1021"/>
        </table:table-row>
        <table:table-row table:style-name="ro1">
          <table:table-cell table:formula="of:=IF([#REF!]=[$'Word Smart - 1'.B348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phemeral</text:p>
          </table:table-cell>
          <table:table-cell table:style-name="ce6" office:value-type="string" calcext:value-type="string">
            <text:p>A  lasting a very short time <text:span text:style-name="T5">하루밖에</text:span><text:span text:style-name="T6"> </text:span><text:span text:style-name="T5">안가는</text:span><text:span text:style-name="T6">, </text:span><text:span text:style-name="T5">단명한</text:span><text:span text:style-name="T6">, </text:span><text:span text:style-name="T5">덧없는</text:span><text:span text:style-name="T6"> </text:span></text:p>
          </table:table-cell>
          <table:table-cell table:number-columns-repeated="1021"/>
        </table:table-row>
        <table:table-row table:style-name="ro1">
          <table:table-cell table:formula="of:=IF([#REF!]=[$'Word Smart - 1'.B349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#39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 table:formula="of:=IF([#REF!]=[$'Word Smart - 1'.B350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pigram</text:p>
          </table:table-cell>
          <table:table-cell table:style-name="ce6" office:value-type="string" calcext:value-type="string">
            <text:p>N  a brief and usually witty or satirical saying  <text:span text:style-name="T7">경구</text:span><text:span text:style-name="T8">, </text:span><text:span text:style-name="T9">풍자시</text:span></text:p>
          </table:table-cell>
          <table:table-cell table:number-columns-repeated="1021"/>
        </table:table-row>
        <table:table-row table:style-name="ro2">
          <table:table-cell table:formula="of:=IF([#REF!]=[$'Word Smart - 1'.B351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pitome</text:p>
          </table:table-cell>
          <table:table-cell table:style-name="ce6" office:value-type="string" calcext:value-type="string">
            <text:p>N  a brief summary that captures the meaning of the whole; the perfect example of something; a paradigm <text:span text:style-name="T7">개요</text:span><text:span text:style-name="T8">, </text:span><text:span text:style-name="T9">요약</text:span><text:span text:style-name="T8">, </text:span><text:span text:style-name="T9">축도</text:span><text:span text:style-name="T8">, </text:span><text:span text:style-name="T9">줄거리</text:span><text:span text:style-name="T8">; </text:span><text:span text:style-name="T9">발췌</text:span></text:p>
          </table:table-cell>
          <table:table-cell table:number-columns-repeated="1021"/>
        </table:table-row>
        <table:table-row table:style-name="ro1">
          <table:table-cell table:formula="of:=IF([#REF!]=[$'Word Smart - 1'.B352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quanimity</text:p>
          </table:table-cell>
          <table:table-cell table:style-name="ce6" office:value-type="string" calcext:value-type="string">
            <text:p>N  composure; calm  <text:span text:style-name="T7">냉정</text:span><text:span text:style-name="T8">, </text:span><text:span text:style-name="T9">침착</text:span></text:p>
          </table:table-cell>
          <table:table-cell table:number-columns-repeated="1021"/>
        </table:table-row>
        <table:table-row table:style-name="ro1">
          <table:table-cell table:formula="of:=IF([#REF!]=[$'Word Smart - 1'.B353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quitable</text:p>
          </table:table-cell>
          <table:table-cell table:style-name="ce6" office:value-type="string" calcext:value-type="string">
            <text:p>Adj  fair  <text:span text:style-name="T2">공정한</text:span><text:span text:style-name="T3">, </text:span><text:span text:style-name="T4">공평한</text:span><text:span text:style-name="T3">, </text:span><text:span text:style-name="T4">이치에</text:span><text:span text:style-name="T3"> </text:span><text:span text:style-name="T4">닿는</text:span></text:p>
          </table:table-cell>
          <table:table-cell table:number-columns-repeated="1021"/>
        </table:table-row>
        <table:table-row table:style-name="ro2">
          <table:table-cell table:formula="of:=IF([#REF!]=[$'Word Smart - 1'.B354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quivocal</text:p>
          </table:table-cell>
          <table:table-cell table:style-name="ce6" office:value-type="string" calcext:value-type="string">
            <text:p>Adj  ambiguous; intentionally confusing; capable of being interpreted in more than one way <text:span text:style-name="T2">모호한</text:span><text:span text:style-name="T3">, </text:span><text:span text:style-name="T4">의심스런</text:span><text:span text:style-name="T3">, </text:span><text:span text:style-name="T4">분명하지</text:span><text:span text:style-name="T3"> </text:span><text:span text:style-name="T4">않은</text:span></text:p>
          </table:table-cell>
          <table:table-cell table:number-columns-repeated="1021"/>
        </table:table-row>
        <table:table-row table:style-name="ro1">
          <table:table-cell table:formula="of:=IF([#REF!]=[$'Word Smart - 1'.B355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rudite</text:p>
          </table:table-cell>
          <table:table-cell table:style-name="ce6" office:value-type="string" calcext:value-type="string">
            <text:p>Adj  scholarly; deeply learned  <text:span text:style-name="T7">박식한</text:span><text:span text:style-name="T8">, </text:span><text:span text:style-name="T9">유식한</text:span><text:span text:style-name="T8">; </text:span><text:span text:style-name="T9">서적</text:span><text:span text:style-name="T8"> </text:span><text:span text:style-name="T9">등의</text:span><text:span text:style-name="T8"> </text:span><text:span text:style-name="T9">학문적인</text:span></text:p>
          </table:table-cell>
          <table:table-cell table:number-columns-repeated="1021"/>
        </table:table-row>
        <table:table-row table:style-name="ro1">
          <table:table-cell table:formula="of:=IF([#REF!]=[$'Word Smart - 1'.B356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#40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 table:formula="of:=IF([#REF!]=[$'Word Smart - 1'.B357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soteric</text:p>
          </table:table-cell>
          <table:table-cell table:style-name="ce6" office:value-type="string" calcext:value-type="string">
            <text:p>Adj  hard to understand; understood by only a select few; peculiar <text:span text:style-name="T2">심원한</text:span><text:span text:style-name="T3">, </text:span><text:span text:style-name="T4">난해한</text:span><text:span text:style-name="T3">, </text:span><text:span text:style-name="T4">비법의</text:span><text:span text:style-name="T3">, </text:span><text:span text:style-name="T4">비밀의</text:span></text:p>
          </table:table-cell>
          <table:table-cell table:number-columns-repeated="1021"/>
        </table:table-row>
        <table:table-row table:style-name="ro1">
          <table:table-cell table:formula="of:=IF([#REF!]=[$'Word Smart - 1'.B358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spouse</text:p>
          </table:table-cell>
          <table:table-cell table:style-name="ce6" office:value-type="string" calcext:value-type="string">
            <text:p>V  to support; to advocate  <text:span text:style-name="T7">지지하다</text:span><text:span text:style-name="T8">, </text:span><text:span text:style-name="T9">옹호하다</text:span></text:p>
          </table:table-cell>
          <table:table-cell table:number-columns-repeated="1021"/>
        </table:table-row>
        <table:table-row table:style-name="ro4">
          <table:table-cell table:formula="of:=IF([#REF!]=[$'Word Smart - 1'.B359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thereal</text:p>
          </table:table-cell>
          <table:table-cell table:style-name="ce6" office:value-type="string" calcext:value-type="string">
            <text:p>Adj  heavenly, as light and insubstantial as a gas or ether <text:span text:style-name="T5">천상의</text:span><text:span text:style-name="T6">(heavenly), </text:span><text:span text:style-name="T5">공기같은</text:span><text:span text:style-name="T6">, </text:span><text:span text:style-name="T5">가벼운</text:span></text:p>
          </table:table-cell>
          <table:table-cell table:number-columns-repeated="1021"/>
        </table:table-row>
        <table:table-row table:style-name="ro4">
          <table:table-cell table:formula="of:=IF([#REF!]=[$'Word Smart - 1'.B360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uphemism</text:p>
          </table:table-cell>
          <table:table-cell table:style-name="ce6" office:value-type="string" calcext:value-type="string">
            <text:p>N  a pleasant or inoffensive expression used in place of an unpleasant or offensive one  <text:span text:style-name="T7">완곡어법</text:span></text:p>
          </table:table-cell>
          <table:table-cell table:number-columns-repeated="1021"/>
        </table:table-row>
        <table:table-row table:style-name="ro1">
          <table:table-cell table:formula="of:=IF([#REF!]=[$'Word Smart - 1'.B361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vanescent</text:p>
          </table:table-cell>
          <table:table-cell table:style-name="ce6" office:value-type="string" calcext:value-type="string">
            <text:p>Adj  fleeting; vanishing; happening for only the briefest period <text:span text:style-name="T5">차츰</text:span><text:span text:style-name="T6"> </text:span><text:span text:style-name="T5">사라지는</text:span><text:span text:style-name="T6">, </text:span><text:span text:style-name="T5">덧없는</text:span></text:p>
          </table:table-cell>
          <table:table-cell table:number-columns-repeated="1021"/>
        </table:table-row>
        <table:table-row table:style-name="ro1">
          <table:table-cell table:formula="of:=IF([#REF!]=[$'Word Smart - 1'.B362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xacerbate</text:p>
          </table:table-cell>
          <table:table-cell table:style-name="ce6" office:value-type="string" calcext:value-type="string">
            <text:p>V  to make worse <text:span text:style-name="T10">병</text:span><text:span text:style-name="T11"> </text:span><text:span text:style-name="T12">등을</text:span><text:span text:style-name="T11"> </text:span><text:span text:style-name="T12">악화시키다</text:span><text:span text:style-name="T11">, </text:span><text:span text:style-name="T12">더하게</text:span><text:span text:style-name="T11"> </text:span><text:span text:style-name="T12">하다</text:span><text:span text:style-name="T11">; </text:span><text:span text:style-name="T12">신경질나게</text:span><text:span text:style-name="T11"> </text:span><text:span text:style-name="T12">하다</text:span></text:p>
          </table:table-cell>
          <table:table-cell table:number-columns-repeated="1021"/>
        </table:table-row>
        <table:table-row table:style-name="ro4">
          <table:table-cell table:formula="of:=IF([#REF!]=[$'Word Smart - 1'.B363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xacting</text:p>
          </table:table-cell>
          <table:table-cell table:style-name="ce6" office:value-type="string" calcext:value-type="string">
            <text:p>Adj  extremely demanding; difficult; requiring great skill or care <text:span text:style-name="T2">엄한</text:span><text:span text:style-name="T3">,</text:span><text:span text:style-name="T4">가혹한</text:span><text:span text:style-name="T3">,</text:span><text:span text:style-name="T4">착취적인</text:span><text:span text:style-name="T3">,</text:span><text:span text:style-name="T4">힘든</text:span></text:p>
          </table:table-cell>
          <table:table-cell table:number-columns-repeated="1021"/>
        </table:table-row>
        <table:table-row table:style-name="ro1">
          <table:table-cell table:formula="of:=IF([#REF!]=[$'Word Smart - 1'.B364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xalt</text:p>
          </table:table-cell>
          <table:table-cell table:style-name="ce6" office:value-type="string" calcext:value-type="string">
            <text:p>V  to raise high; to glorify  <text:span text:style-name="T7">높이다</text:span><text:span text:style-name="T8">, </text:span><text:span text:style-name="T9">승진시키다</text:span><text:span text:style-name="T8">, </text:span><text:span text:style-name="T9">칭찬하다</text:span><text:span text:style-name="T8">, </text:span><text:span text:style-name="T9">강렬하게</text:span><text:span text:style-name="T8"> </text:span><text:span text:style-name="T9">하다</text:span></text:p>
          </table:table-cell>
          <table:table-cell table:number-columns-repeated="1021"/>
        </table:table-row>
        <table:table-row table:style-name="ro2">
          <table:table-cell table:formula="of:=IF([#REF!]=[$'Word Smart - 1'.B365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xasperate</text:p>
          </table:table-cell>
          <table:table-cell table:style-name="ce6" office:value-type="string" calcext:value-type="string">
            <text:p>V  to annoy thoroughly; to make very angry; to try the patience of <text:span text:style-name="T10">노하게</text:span><text:span text:style-name="T11"> </text:span><text:span text:style-name="T12">하다</text:span><text:span text:style-name="T11">, </text:span><text:span text:style-name="T12">분개시키다</text:span><text:span text:style-name="T11">, </text:span><text:span text:style-name="T12">약화시키다</text:span><text:span text:style-name="T11">, </text:span><text:span text:style-name="T12">더하게</text:span><text:span text:style-name="T11"> </text:span><text:span text:style-name="T12">하다</text:span></text:p>
          </table:table-cell>
          <table:table-cell table:number-columns-repeated="1021"/>
        </table:table-row>
        <table:table-row table:style-name="ro1">
          <table:table-cell table:formula="of:=IF([#REF!]=[$'Word Smart - 1'.B366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xemplify</text:p>
          </table:table-cell>
          <table:table-cell table:style-name="ce6" office:value-type="string" calcext:value-type="string">
            <text:p>V  to illustrate by example; to serve as a good example <text:span text:style-name="T2">예증하다</text:span><text:span text:style-name="T3">, ...</text:span><text:span text:style-name="T4">의</text:span><text:span text:style-name="T3"> </text:span><text:span text:style-name="T4">모범이</text:span><text:span text:style-name="T3"> </text:span><text:span text:style-name="T4">되다</text:span></text:p>
          </table:table-cell>
          <table:table-cell table:number-columns-repeated="1021"/>
        </table:table-row>
        <table:table-row table:style-name="ro2">
          <table:table-cell table:formula="of:=IF([#REF!]=[$'Word Smart - 1'.B367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xhaustive</text:p>
          </table:table-cell>
          <table:table-cell table:style-name="ce6" office:value-type="string" calcext:value-type="string">
            <text:p>Adj  thorough; rigorous; complete; painstaking  <text:span text:style-name="T10">전부를</text:span><text:span text:style-name="T11"> </text:span><text:span text:style-name="T12">다하는</text:span><text:span text:style-name="T11">, </text:span><text:span text:style-name="T12">철저한</text:span><text:span text:style-name="T11">, </text:span><text:span text:style-name="T12">포괄적인</text:span><text:span text:style-name="T11">, </text:span><text:span text:style-name="T12">소모적인</text:span><text:span text:style-name="T11">, </text:span><text:span text:style-name="T12">고갈시키는</text:span></text:p>
          </table:table-cell>
          <table:table-cell table:number-columns-repeated="1021"/>
        </table:table-row>
        <table:table-row table:style-name="ro1">
          <table:table-cell table:formula="of:=IF([#REF!]=[$'Word Smart - 1'.B368];&quot; &quot;;&quot;X&quot;)" office:value-type="string" office:string-value="" calcext:value-type="error">
            <text:p>#REF!</text:p>
          </table:table-cell>
          <table:table-cell table:style-name="ce2" office:value-type="string" calcext:value-type="string">
            <text:p>exhort</text:p>
          </table:table-cell>
          <table:table-cell table:style-name="ce6" office:value-type="string" calcext:value-type="string">
            <text:p>V  to urge strongly; to give a serious warning to <text:span text:style-name="T2">간곡히</text:span><text:span text:style-name="T3"> </text:span><text:span text:style-name="T4">타이르다</text:span><text:span text:style-name="T3">, </text:span><text:span text:style-name="T4">권하다</text:span><text:span text:style-name="T3">, </text:span><text:span text:style-name="T4">훈계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41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exigency</text:p>
          </table:table-cell>
          <table:table-cell table:style-name="ce6" office:value-type="string" calcext:value-type="string">
            <text:p>N  an emergency; an urgency <text:span text:style-name="T5">위급</text:span><text:span text:style-name="T6">, </text:span><text:span text:style-name="T5">긴급한</text:span><text:span text:style-name="T6"> </text:span><text:span text:style-name="T5">상태</text:span></text:p>
          </table:table-cell>
          <table:table-cell table:number-columns-repeated="1021"/>
        </table:table-row>
        <table:table-row table:style-name="ro8">
          <table:table-cell/>
          <table:table-cell table:style-name="ce2" office:value-type="string" calcext:value-type="string">
            <text:p>existential</text:p>
          </table:table-cell>
          <table:table-cell table:style-name="ce6" office:value-type="string" calcext:value-type="string">
            <text:p>Adj  having to do with existence; having to do with the body of thought called existentialism, which basically holds that human beings are responsible for their own actions but is otherwise too complicated to summarize in a single sentence <text:span text:style-name="T2">존재에</text:span><text:span text:style-name="T3"> </text:span><text:span text:style-name="T4">관한</text:span><text:span text:style-name="T3">, </text:span><text:span text:style-name="T4">실존의</text:span><text:span text:style-name="T3">, </text:span><text:span text:style-name="T4">실존주의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xonerate</text:p>
          </table:table-cell>
          <table:table-cell table:style-name="ce6" office:value-type="string" calcext:value-type="string">
            <text:p>V  to free completely from blame; to exculpate <text:span text:style-name="T2">용서하다</text:span><text:span text:style-name="T3">, </text:span><text:span text:style-name="T4">구하다</text:span><text:span text:style-name="T3">, </text:span><text:span text:style-name="T4">무죄로</text:span><text:span text:style-name="T3"> </text:span><text:span text:style-name="T4">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xpatriate</text:p>
          </table:table-cell>
          <table:table-cell table:style-name="ce6" office:value-type="string" calcext:value-type="string">
            <text:p>V  to throw (someone) out of his or her native land; to move away from ones native land; to emigrate <text:span text:style-name="T2">국외로</text:span><text:span text:style-name="T3"> </text:span><text:span text:style-name="T4">추방하다</text:span><text:span text:style-name="T3">, </text:span><text:span text:style-name="T4">조국을</text:span><text:span text:style-name="T3"> </text:span><text:span text:style-name="T4">버리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xpedient</text:p>
          </table:table-cell>
          <table:table-cell table:style-name="ce6" office:value-type="string" calcext:value-type="string">
            <text:p>Adj  providing an immediate advantage; serving ones immediate self-interest; practical <text:span text:style-name="T2">편리한</text:span><text:span text:style-name="T3">, </text:span><text:span text:style-name="T4">유리한</text:span><text:span text:style-name="T3">, </text:span><text:span text:style-name="T4">임시</text:span><text:span text:style-name="T3"> </text:span><text:span text:style-name="T4">방편의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xpedite</text:p>
          </table:table-cell>
          <table:table-cell table:style-name="ce6" office:value-type="string" calcext:value-type="string">
            <text:p>V  to speed up or ease the progress of <text:span text:style-name="T10">재촉하다</text:span><text:span text:style-name="T11">, </text:span><text:span text:style-name="T12">촉진하다</text:span><text:span text:style-name="T11">; </text:span><text:span text:style-name="T12">군대</text:span><text:span text:style-name="T11"> </text:span><text:span text:style-name="T12">등을</text:span><text:span text:style-name="T11"> </text:span><text:span text:style-name="T12">파견하다</text:span><text:span text:style-name="T11">, </text:span><text:span text:style-name="T12">공문</text:span><text:span text:style-name="T11"> </text:span><text:span text:style-name="T12">등을</text:span><text:span text:style-name="T11"> </text:span><text:span text:style-name="T12">급송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xplicit</text:p>
          </table:table-cell>
          <table:table-cell table:style-name="ce6" office:value-type="string" calcext:value-type="string">
            <text:p>Adj  clearly and directly expressed  <text:span text:style-name="T7">명백한</text:span><text:span text:style-name="T8">, </text:span><text:span text:style-name="T9">뚜렷한</text:span><text:span text:style-name="T8">; </text:span><text:span text:style-name="T9">노골적인</text:span><text:span text:style-name="T8">, </text:span><text:span text:style-name="T9">솔직한</text:span><text:span text:style-name="T8">, </text:span><text:span text:style-name="T9">터놓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xtol</text:p>
          </table:table-cell>
          <table:table-cell table:style-name="ce6" office:value-type="string" calcext:value-type="string">
            <text:p>V  to praise highly; to laud  <text:span text:style-name="T7">칭찬하다</text:span><text:span text:style-name="T8">, </text:span><text:span text:style-name="T9">극찬하다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extraneous</text:p>
          </table:table-cell>
          <table:table-cell table:style-name="ce6" office:value-type="string" calcext:value-type="string">
            <text:p>Adj  unnecessary; irrelevant; extra <text:span text:style-name="T10">불필요한</text:span><text:span text:style-name="T11">; </text:span><text:span text:style-name="T12">부적절한</text:span><text:span text:style-name="T11">; </text:span><text:span text:style-name="T12">밖의</text:span><text:span text:style-name="T11">, </text:span><text:span text:style-name="T12">외부로부터의</text:span><text:span text:style-name="T11">; </text:span><text:span text:style-name="T12">본질에서</text:span><text:span text:style-name="T11"> </text:span><text:span text:style-name="T12">벗어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xtrapolate</text:p>
          </table:table-cell>
          <table:table-cell table:style-name="ce6" office:value-type="string" calcext:value-type="string">
            <text:p>V  to protect or deduce from something known; to infer <text:span text:style-name="T10">통계에서</text:span><text:span text:style-name="T11"> </text:span><text:span text:style-name="T12">외삽법에</text:span><text:span text:style-name="T11"> </text:span><text:span text:style-name="T12">의해</text:span><text:span text:style-name="T11"> </text:span><text:span text:style-name="T12">추정하다</text:span><text:span text:style-name="T11">, </text:span><text:span text:style-name="T12">외삽법을</text:span><text:span text:style-name="T11"> </text:span><text:span text:style-name="T12">행하다</text:span><text:span text:style-name="T11">; </text:span><text:span text:style-name="T12">추론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xtricate</text:p>
          </table:table-cell>
          <table:table-cell table:style-name="ce6" office:value-type="string" calcext:value-type="string">
            <text:p>V  to free from difficulty  <text:span text:style-name="T5">구출하다</text:span><text:span text:style-name="T6">, </text:span><text:span text:style-name="T5">탈출하다</text:span><text:span text:style-name="T6">, </text:span><text:span text:style-name="T5">유리시키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xtrovert</text:p>
          </table:table-cell>
          <table:table-cell table:style-name="ce6" office:value-type="string" calcext:value-type="string">
            <text:p>N  an open, outgoing person; a person whose attention is focused on others rather than on himself or herself <text:span text:style-name="T7">외향적인</text:span><text:span text:style-name="T8"> </text:span><text:span text:style-name="T9">사람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exult</text:p>
          </table:table-cell>
          <table:table-cell table:style-name="ce6" office:value-type="string" calcext:value-type="string">
            <text:p>V  to rejoice; to celebrate  <text:span text:style-name="T13">크게</text:span><text:span text:style-name="T14"> </text:span><text:span text:style-name="T15">기뻐하다</text:span><text:span text:style-name="T14">, </text:span><text:span text:style-name="T15">기뻐</text:span><text:span text:style-name="T14"> </text:span><text:span text:style-name="T15">날뛰다</text:span><text:span text:style-name="T14">, </text:span><text:span text:style-name="T15">의기</text:span><text:span text:style-name="T14"> </text:span><text:span text:style-name="T15">양양히</text:span><text:span text:style-name="T14"> </text:span><text:span text:style-name="T15">하다</text:span><text:span text:style-name="T14">, ...</text:span><text:span text:style-name="T15">에게</text:span><text:span text:style-name="T14"> </text:span><text:span text:style-name="T15">승리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42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fabrication</text:p>
          </table:table-cell>
          <table:table-cell table:style-name="ce6" office:value-type="string" calcext:value-type="string">
            <text:p>N  a lie; something made up  <text:span text:style-name="T7">꾸밈</text:span><text:span text:style-name="T8">, </text:span><text:span text:style-name="T9">날조</text:span><text:span text:style-name="T8">; </text:span><text:span text:style-name="T9">제작</text:span><text:span text:style-name="T8">; </text:span><text:span text:style-name="T9">조립</text:span><text:span text:style-name="T8">, </text:span><text:span text:style-name="T9">조립부품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acetious</text:p>
          </table:table-cell>
          <table:table-cell table:style-name="ce6" office:value-type="string" calcext:value-type="string">
            <text:p>Adj  humorous; not serious; clumsily humorous <text:span text:style-name="T7">익살맞은</text:span><text:span text:style-name="T8">, </text:span><text:span text:style-name="T9">우스꽝스러운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facile</text:p>
          </table:table-cell>
          <table:table-cell table:style-name="ce6" office:value-type="string" calcext:value-type="string">
            <text:p>Adj  fluent; skillful in a superficial way; easy <text:span text:style-name="T10">손쉬운</text:span><text:span text:style-name="T11">, </text:span><text:span text:style-name="T12">용이한</text:span><text:span text:style-name="T11">, </text:span><text:span text:style-name="T12">간편한</text:span><text:span text:style-name="T11">; </text:span><text:span text:style-name="T12">경쾌한</text:span><text:span text:style-name="T11">, </text:span><text:span text:style-name="T12">씩씩한</text:span><text:span text:style-name="T11">; </text:span><text:span text:style-name="T12">솜씨좋은</text:span><text:span text:style-name="T11">, </text:span><text:span text:style-name="T12">피상적인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faction</text:p>
          </table:table-cell>
          <table:table-cell table:style-name="ce6" office:value-type="string" calcext:value-type="string">
            <text:p>N  a group, usually a small part of a larger group, united around some cause; disagreement within an organization <text:span text:style-name="T2">도당</text:span><text:span text:style-name="T3">, </text:span><text:span text:style-name="T4">파벌</text:span><text:span text:style-name="T3"> </text:span><text:span text:style-name="T4">싸움</text:span><text:span text:style-name="T3">, </text:span><text:span text:style-name="T4">당파성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arcical</text:p>
          </table:table-cell>
          <table:table-cell table:style-name="ce6" office:value-type="string" calcext:value-type="string">
            <text:p>Adj  absurd; ludicrous  <text:span text:style-name="T5">익살극의</text:span><text:span text:style-name="T6">, </text:span><text:span text:style-name="T5">익살맞은</text:span><text:span text:style-name="T6">, </text:span><text:span text:style-name="T5">바보스런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astidious</text:p>
          </table:table-cell>
          <table:table-cell table:style-name="ce6" office:value-type="string" calcext:value-type="string">
            <text:p>Adj  meticulous; demanding; finicky  <text:span text:style-name="T2">까다로운</text:span><text:span text:style-name="T3">, </text:span><text:span text:style-name="T4">세심한</text:span><text:span text:style-name="T3"> </text:span><text:span text:style-name="T4">주의가</text:span><text:span text:style-name="T3"> </text:span><text:span text:style-name="T4">필요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fatalist</text:p>
          </table:table-cell>
          <table:table-cell table:style-name="ce6" office:value-type="string" calcext:value-type="string">
            <text:p>N  someone who believes that future events are already determined and that humans are powerless to change them  <text:span text:style-name="T7">운명론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atuous</text:p>
          </table:table-cell>
          <table:table-cell table:style-name="ce6" office:value-type="string" calcext:value-type="string">
            <text:p>Adj  foolish; silly; idiotic <text:span text:style-name="T7">바보의</text:span><text:span text:style-name="T8">, </text:span><text:span text:style-name="T9">얼빠진</text:span><text:span text:style-name="T8">; </text:span><text:span text:style-name="T9">실체가</text:span><text:span text:style-name="T8"> </text:span><text:span text:style-name="T9">없는</text:span><text:span text:style-name="T8">, </text:span><text:span text:style-name="T9">공허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auna</text:p>
          </table:table-cell>
          <table:table-cell table:style-name="ce6" office:value-type="string" calcext:value-type="string">
            <text:p>N  animals  cf) flora <text:span text:style-name="T2">동물군</text:span><text:span text:style-name="T3">, </text:span><text:span text:style-name="T4">동물의</text:span><text:span text:style-name="T3">(animal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ecund</text:p>
          </table:table-cell>
          <table:table-cell table:style-name="ce6" office:value-type="string" calcext:value-type="string">
            <text:p>Adj  fertile; productive <text:span text:style-name="T7">다산의</text:span><text:span text:style-name="T8">, </text:span><text:span text:style-name="T9">상상력이</text:span><text:span text:style-name="T8"> </text:span><text:span text:style-name="T9">풍부한</text:span><text:span text:style-name="T8">, (</text:span><text:span text:style-name="T9">토지가</text:span><text:span text:style-name="T8">) </text:span><text:span text:style-name="T9">기름진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43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felicity</text:p>
          </table:table-cell>
          <table:table-cell table:style-name="ce6" office:value-type="string" calcext:value-type="string">
            <text:p>N  happiness; skillfulness, especially at expressing things; adeptness <text:span text:style-name="T10">지복</text:span><text:span text:style-name="T11">, </text:span><text:span text:style-name="T12">더</text:span><text:span text:style-name="T11"> </text:span><text:span text:style-name="T12">없는</text:span><text:span text:style-name="T11"> </text:span><text:span text:style-name="T12">행복</text:span><text:span text:style-name="T11">, </text:span><text:span text:style-name="T12">교묘함</text:span><text:span text:style-name="T11">, </text:span><text:span text:style-name="T12">멋들어진</text:span><text:span text:style-name="T11"> </text:span><text:span text:style-name="T12">표현</text:span><text:span text:style-name="T11">, </text:span><text:span text:style-name="T12">경사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ervor</text:p>
          </table:table-cell>
          <table:table-cell table:style-name="ce6" office:value-type="string" calcext:value-type="string">
            <text:p>N  great warmth or earnestness; ardor; zeal <text:span text:style-name="T7">열정</text:span><text:span text:style-name="T8">, </text:span><text:span text:style-name="T9">백열</text:span><text:span text:style-name="T8">, </text:span><text:span text:style-name="T9">염열</text:span><text:span text:style-name="T8">(ardor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etter</text:p>
          </table:table-cell>
          <table:table-cell table:style-name="ce6" office:value-type="string" calcext:value-type="string">
            <text:p>V  to restrain; to hamper  <text:span text:style-name="T5">속박하다</text:span><text:span text:style-name="T6">, </text:span><text:span text:style-name="T5">족쇄를</text:span><text:span text:style-name="T6"> </text:span><text:span text:style-name="T5">채우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idelity</text:p>
          </table:table-cell>
          <table:table-cell table:style-name="ce6" office:value-type="string" calcext:value-type="string">
            <text:p>N  faithfulness; loyalty  <text:span text:style-name="T5">충실</text:span><text:span text:style-name="T6">, </text:span><text:span text:style-name="T5">정절</text:span><text:span text:style-name="T6">, </text:span><text:span text:style-name="T5">신빙성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figurative</text:p>
          </table:table-cell>
          <table:table-cell table:style-name="ce6" office:value-type="string" calcext:value-type="string">
            <text:p>Adj  based on figures of speech; expressing something in terms usually for something else; metaphorical <text:span text:style-name="T10">비유적인</text:span><text:span text:style-name="T11">, </text:span><text:span text:style-name="T12">수식이</text:span><text:span text:style-name="T11"> </text:span><text:span text:style-name="T12">많은</text:span><text:span text:style-name="T11">; </text:span><text:span text:style-name="T12">상징적인</text:span><text:span text:style-name="T11">; </text:span><text:span text:style-name="T12">조형적인</text:span><text:span text:style-name="T11">, </text:span><text:span text:style-name="T12">구상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inesse</text:p>
          </table:table-cell>
          <table:table-cell table:style-name="ce6" office:value-type="string" calcext:value-type="string">
            <text:p>N  skillful maneuvering; subtlety; craftiness  <text:span text:style-name="T10">솜씨</text:span><text:span text:style-name="T11">, </text:span><text:span text:style-name="T12">교묘한</text:span><text:span text:style-name="T11"> </text:span><text:span text:style-name="T12">기교</text:span><text:span text:style-name="T11">, </text:span><text:span text:style-name="T12">술책</text:span><text:span text:style-name="T11">, </text:span><text:span text:style-name="T12">책략</text:span><text:span text:style-name="T11">, </text:span><text:span text:style-name="T12">예리함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lagrant</text:p>
          </table:table-cell>
          <table:table-cell table:style-name="ce6" office:value-type="string" calcext:value-type="string">
            <text:p>Adj  glaringly bad; notorious; scandalous <text:span text:style-name="T2">악명</text:span><text:span text:style-name="T3"> </text:span><text:span text:style-name="T4">높은</text:span><text:span text:style-name="T3">, </text:span><text:span text:style-name="T4">극악스런</text:span><text:span text:style-name="T3">, </text:span><text:span text:style-name="T4">명백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launt</text:p>
          </table:table-cell>
          <table:table-cell table:style-name="ce6" office:value-type="string" calcext:value-type="string">
            <text:p>V  show off; to display ostentatiously  <text:span text:style-name="T7">자랑하다</text:span><text:span text:style-name="T8">, </text:span><text:span text:style-name="T9">과시하다</text:span><text:span text:style-name="T8">; </text:span><text:span text:style-name="T9">우롱하다</text:span><text:span text:style-name="T8">; </text:span><text:span text:style-name="T9">허영을</text:span><text:span text:style-name="T8"> </text:span><text:span text:style-name="T9">부리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lout</text:p>
          </table:table-cell>
          <table:table-cell table:style-name="ce6" office:value-type="string" calcext:value-type="string">
            <text:p>V  to disregard something out of disrespect <text:span text:style-name="T7">비웃다</text:span><text:span text:style-name="T8">, </text:span><text:span text:style-name="T9">조롱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foible</text:p>
          </table:table-cell>
          <table:table-cell table:style-name="ce6" office:value-type="string" calcext:value-type="string">
            <text:p>N  a minor character flaw <text:span text:style-name="T26">약점</text:span><text:span text:style-name="T27">, </text:span><text:span text:style-name="T28">결점</text:span><text:span text:style-name="T27">; </text:span><text:span text:style-name="T28">자만하고</text:span><text:span text:style-name="T27"> </text:span><text:span text:style-name="T28">있는</text:span><text:span text:style-name="T27"> </text:span><text:span text:style-name="T28">점</text:span><text:span text:style-name="T27">; </text:span><text:span text:style-name="T28">칼이</text:span><text:span text:style-name="T27"> </text:span><text:span text:style-name="T28">휘는</text:span><text:span text:style-name="T27"> </text:span><text:span text:style-name="T28">부분</text:span><text:span text:style-name="T27">(</text:span><text:span text:style-name="T28">칼의</text:span><text:span text:style-name="T27"> </text:span><text:span text:style-name="T28">가운데서</text:span><text:span text:style-name="T27"> </text:span><text:span text:style-name="T28">칼</text:span><text:span text:style-name="T27"> </text:span><text:span text:style-name="T28">끝까지</text:span><text:span text:style-name="T27">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oment</text:p>
          </table:table-cell>
          <table:table-cell table:style-name="ce6" office:value-type="string" calcext:value-type="string">
            <text:p>V  to stir up; to instigate  <text:span text:style-name="T5">찜질하다</text:span><text:span text:style-name="T6">, </text:span><text:span text:style-name="T5">조장하다</text:span><text:span text:style-name="T6">, </text:span><text:span text:style-name="T5">선동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44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forbear</text:p>
          </table:table-cell>
          <table:table-cell table:style-name="ce6" office:value-type="string" calcext:value-type="string">
            <text:p>v  to refrain from ; to abstain <text:span text:style-name="T10">억제하다</text:span><text:span text:style-name="T11">, </text:span><text:span text:style-name="T12">참다</text:span><text:span text:style-name="T11">, </text:span><text:span text:style-name="T12">아끼다</text:span><text:span text:style-name="T11">; </text:span><text:span text:style-name="T12">삼가다</text:span><text:span text:style-name="T11">, </text:span><text:span text:style-name="T12">몸을</text:span><text:span text:style-name="T11"> </text:span><text:span text:style-name="T12">사리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orgo</text:p>
          </table:table-cell>
          <table:table-cell table:style-name="ce6" office:value-type="string" calcext:value-type="string">
            <text:p>v  to do without ; to forbear <text:span text:style-name="T2">보류하다</text:span><text:span text:style-name="T3">, ...</text:span><text:span text:style-name="T4">없이</text:span><text:span text:style-name="T3"> </text:span><text:span text:style-name="T4">지내다</text:span><text:span text:style-name="T3">, </text:span><text:span text:style-name="T4">무시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orsake</text:p>
          </table:table-cell>
          <table:table-cell table:style-name="ce6" office:value-type="string" calcext:value-type="string">
            <text:p>v  to abandon ; to renounce ; to relinquish <text:span text:style-name="T2">버리다</text:span><text:span text:style-name="T3">, </text:span><text:span text:style-name="T4">버리고</text:span><text:span text:style-name="T3"> </text:span><text:span text:style-name="T4">돌보지</text:span><text:span text:style-name="T3"> </text:span><text:span text:style-name="T4">않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ortuitous</text:p>
          </table:table-cell>
          <table:table-cell table:style-name="ce6" office:value-type="string" calcext:value-type="string">
            <text:p>a  accidental ; occurring by chance <text:span text:style-name="T7">우연의</text:span><text:span text:style-name="T8"> </text:span><text:span text:style-name="T9">행운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ounder</text:p>
          </table:table-cell>
          <table:table-cell table:style-name="ce6" office:value-type="string" calcext:value-type="string">
            <text:p>v  to fail ; to collapse ; to sink  <text:span text:style-name="T7">배가</text:span><text:span text:style-name="T8"> </text:span><text:span text:style-name="T9">침몰하다</text:span><text:span text:style-name="T8">, </text:span><text:span text:style-name="T9">좌절하다</text:span><text:span text:style-name="T8">, </text:span><text:span text:style-name="T9">실패하다</text:span><text:span text:style-name="T8">, </text:span><text:span text:style-name="T9">침수시키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raternal</text:p>
          </table:table-cell>
          <table:table-cell table:style-name="ce6" office:value-type="string" calcext:value-type="string">
            <text:p>a  like brothers <text:span text:style-name="T7">형제의</text:span><text:span text:style-name="T8">, </text:span><text:span text:style-name="T9">우애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renetic</text:p>
          </table:table-cell>
          <table:table-cell table:style-name="ce6" office:value-type="string" calcext:value-type="string">
            <text:p>a  frantic ;  frenzied <text:span text:style-name="T7">발광한</text:span><text:span text:style-name="T8">, </text:span><text:span text:style-name="T9">열광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rugal</text:p>
          </table:table-cell>
          <table:table-cell table:style-name="ce6" office:value-type="string" calcext:value-type="string">
            <text:p>a  economical ; penny-pinching  <text:span text:style-name="T10">검약한</text:span><text:span text:style-name="T11">, </text:span><text:span text:style-name="T12">검소한</text:span><text:span text:style-name="T11">; </text:span><text:span text:style-name="T12">비용이</text:span><text:span text:style-name="T11"> </text:span><text:span text:style-name="T12">들지</text:span><text:span text:style-name="T11"> </text:span><text:span text:style-name="T12">않는</text:span><text:span text:style-name="T11">, </text:span><text:span text:style-name="T12">간소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urtive</text:p>
          </table:table-cell>
          <table:table-cell table:style-name="ce6" office:value-type="string" calcext:value-type="string">
            <text:p>a  secretive ; sly  <text:span text:style-name="T5">은밀한</text:span><text:span text:style-name="T6">, </text:span><text:span text:style-name="T5">교활한</text:span><text:span text:style-name="T6">, </text:span><text:span text:style-name="T5">수상쩍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45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futile</text:p>
          </table:table-cell>
          <table:table-cell table:style-name="ce6" office:value-type="string" calcext:value-type="string">
            <text:p>a  useless ; hopeless  <text:span text:style-name="T10">쓸데없는</text:span><text:span text:style-name="T11">, </text:span><text:span text:style-name="T12">효과</text:span><text:span text:style-name="T11"> </text:span><text:span text:style-name="T12">없는</text:span><text:span text:style-name="T11">; </text:span><text:span text:style-name="T12">알맹이</text:span><text:span text:style-name="T11"> </text:span><text:span text:style-name="T12">없는</text:span><text:span text:style-name="T11">, </text:span><text:span text:style-name="T12">시시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arrulous</text:p>
          </table:table-cell>
          <table:table-cell table:style-name="ce6" office:value-type="string" calcext:value-type="string">
            <text:p>a  talkative; chatty  <text:span text:style-name="T10">수다스러운</text:span><text:span text:style-name="T11">, </text:span><text:span text:style-name="T12">장황한</text:span><text:span text:style-name="T11">, </text:span><text:span text:style-name="T12">졸졸한</text:span><text:span text:style-name="T11"> </text:span><text:span text:style-name="T12">소리를</text:span><text:span text:style-name="T11"> </text:span><text:span text:style-name="T12">내는</text:span><text:span text:style-name="T11">, </text:span><text:span text:style-name="T12">시끄럽게</text:span><text:span text:style-name="T11"> </text:span><text:span text:style-name="T12">지저귀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enre</text:p>
          </table:table-cell>
          <table:table-cell table:style-name="ce6" office:value-type="string" calcext:value-type="string">
            <text:p>n  a type or category, especially of art or writing <text:span text:style-name="T2">장르</text:span><text:span text:style-name="T3">, </text:span><text:span text:style-name="T4">유형</text:span><text:span text:style-name="T3">, </text:span><text:span text:style-name="T4">약식</text:span><text:span text:style-name="T3">; </text:span><text:span text:style-name="T4">풍속화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genteel</text:p>
          </table:table-cell>
          <table:table-cell table:style-name="ce6" office:value-type="string" calcext:value-type="string">
            <text:p>a  refined ; polite ; aristocratic ; affecting refinement <text:span text:style-name="T10">품위</text:span><text:span text:style-name="T11"> </text:span><text:span text:style-name="T12">있는</text:span><text:span text:style-name="T11">, </text:span><text:span text:style-name="T12">우아한</text:span><text:span text:style-name="T11">; </text:span><text:span text:style-name="T12">유행을</text:span><text:span text:style-name="T11"> </text:span><text:span text:style-name="T12">쫓는</text:span><text:span text:style-name="T11">; </text:span><text:span text:style-name="T12">집안이</text:span><text:span text:style-name="T11"> </text:span><text:span text:style-name="T12">좋은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gesticulate</text:p>
          </table:table-cell>
          <table:table-cell table:style-name="ce6" office:value-type="string" calcext:value-type="string">
            <text:p>v  to make gestures, especially when speaking or in place of speaking <text:span text:style-name="T10">손짓으로</text:span><text:span text:style-name="T11"> </text:span><text:span text:style-name="T12">의사소통하다</text:span><text:span text:style-name="T11">, </text:span><text:span text:style-name="T12">손짓을</text:span><text:span text:style-name="T11"> </text:span><text:span text:style-name="T12">통해</text:span><text:span text:style-name="T11"> </text:span><text:span text:style-name="T12">의사소통을</text:span><text:span text:style-name="T11"> </text:span><text:span text:style-name="T12">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lut</text:p>
          </table:table-cell>
          <table:table-cell table:style-name="ce6" office:value-type="string" calcext:value-type="string">
            <text:p>n  surplus ; an overabundance <text:span text:style-name="T10">너무</text:span><text:span text:style-name="T11"> </text:span><text:span text:style-name="T12">많은</text:span><text:span text:style-name="T11">, </text:span><text:span text:style-name="T12">차고</text:span><text:span text:style-name="T11"> </text:span><text:span text:style-name="T12">넘침</text:span><text:span text:style-name="T11">, </text:span><text:span text:style-name="T12">포만</text:span><text:span text:style-name="T11">, </text:span><text:span text:style-name="T12">과식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grandiloquent</text:p>
          </table:table-cell>
          <table:table-cell table:style-name="ce6" office:value-type="string" calcext:value-type="string">
            <text:p>a  pompous ; using a lot of big, fancy words in an attempt to sound impressive <text:span text:style-name="T5">호언</text:span><text:span text:style-name="T6"> </text:span><text:span text:style-name="T5">장담하는</text:span><text:span text:style-name="T6">, </text:span><text:span text:style-name="T5">과장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randiose</text:p>
          </table:table-cell>
          <table:table-cell table:style-name="ce6" office:value-type="string" calcext:value-type="string">
            <text:p>a  absurdly exaggerated  <text:span text:style-name="T7">웅장한</text:span><text:span text:style-name="T8">, </text:span><text:span text:style-name="T9">장엄한</text:span><text:span text:style-name="T8">, </text:span><text:span text:style-name="T9">젠체하는</text:span><text:span text:style-name="T8"> </text:span><text:span text:style-name="T9">거드름</text:span><text:span text:style-name="T8"> </text:span><text:span text:style-name="T9">피우는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gratuitous</text:p>
          </table:table-cell>
          <table:table-cell table:style-name="ce6" office:value-type="string" calcext:value-type="string">
            <text:p>a  given freely (said of something bad) ; unjustified ; unprovoked ; uncalled for  <text:span text:style-name="T2">무료의</text:span><text:span text:style-name="T3">, </text:span><text:span text:style-name="T4">무보수의</text:span><text:span text:style-name="T3">; </text:span><text:span text:style-name="T4">이유없는</text:span><text:span text:style-name="T3">, </text:span><text:span text:style-name="T4">불필요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ravity</text:p>
          </table:table-cell>
          <table:table-cell table:style-name="ce6" office:value-type="string" calcext:value-type="string">
            <text:p>n  seriousness  <text:span text:style-name="T7">진지함</text:span><text:span text:style-name="T8">, </text:span><text:span text:style-name="T9">위엄</text:span><text:span text:style-name="T8">, </text:span><text:span text:style-name="T9">장중함</text:span><text:span text:style-name="T8">; </text:span><text:span text:style-name="T9">중대함</text:span><text:span text:style-name="T8">; </text:span><text:span text:style-name="T9">중력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gregarious</text:p>
          </table:table-cell>
          <table:table-cell table:style-name="ce6" office:value-type="string" calcext:value-type="string">
            <text:p>a  sociable ; enjoying the company of others <text:span text:style-name="T7">군거하는</text:span><text:span text:style-name="T8">, </text:span><text:span text:style-name="T9">군립성의</text:span><text:span text:style-name="T8">; </text:span><text:span text:style-name="T9">사교적인</text:span><text:span text:style-name="T8">; </text:span><text:span text:style-name="T9">무리의</text:span><text:span text:style-name="T8">, </text:span><text:span text:style-name="T9">군집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uile</text:p>
          </table:table-cell>
          <table:table-cell table:style-name="ce6" office:value-type="string" calcext:value-type="string">
            <text:p>n  cunning ; duplicity ; artfulness <text:span text:style-name="T7">교활</text:span><text:span text:style-name="T8">, </text:span><text:span text:style-name="T9">음흉한</text:span><text:span text:style-name="T8"> </text:span><text:span text:style-name="T9">꾀</text:span><text:span text:style-name="T8">, </text:span><text:span text:style-name="T9">배반심</text:span><text:span text:style-name="T8">, </text:span><text:span text:style-name="T9">책략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46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hackneyed</text:p>
          </table:table-cell>
          <table:table-cell table:style-name="ce6" office:value-type="string" calcext:value-type="string">
            <text:p>a  overused ; trite ; stale  <text:span text:style-name="T7">낡아빠진</text:span><text:span text:style-name="T8">, </text:span><text:span text:style-name="T9">진부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apless</text:p>
          </table:table-cell>
          <table:table-cell table:style-name="ce6" office:value-type="string" calcext:value-type="string">
            <text:p>a  unlucky <text:span text:style-name="T7">운이</text:span><text:span text:style-name="T8"> </text:span><text:span text:style-name="T9">나쁜</text:span><text:span text:style-name="T8">, </text:span><text:span text:style-name="T9">불행한</text:span><text:span text:style-name="T8">(unlucky) 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arbinger</text:p>
          </table:table-cell>
          <table:table-cell table:style-name="ce6" office:value-type="string" calcext:value-type="string">
            <text:p>n  a forerunner ; a signal of <text:span text:style-name="T2">선구자</text:span><text:span text:style-name="T3">, </text:span><text:span text:style-name="T4">전조</text:span><text:span text:style-name="T3">; </text:span><text:span text:style-name="T4">선구가</text:span><text:span text:style-name="T3"> </text:span><text:span text:style-name="T4">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edonism</text:p>
          </table:table-cell>
          <table:table-cell table:style-name="ce6" office:value-type="string" calcext:value-type="string">
            <text:p>n  the pursuit of pleasure as a way of life  <text:span text:style-name="T7">쾌락주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egemony</text:p>
          </table:table-cell>
          <table:table-cell table:style-name="ce6" office:value-type="string" calcext:value-type="string">
            <text:p>n  leadership, especially of one nation over another <text:span text:style-name="T7">패권</text:span><text:span text:style-name="T8"> </text:span><text:span text:style-name="T9">주도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eresy</text:p>
          </table:table-cell>
          <table:table-cell table:style-name="ce6" office:value-type="string" calcext:value-type="string">
            <text:p>n  any belief that is strongly opposed to established beliefs <text:span text:style-name="T7">이단</text:span><text:span text:style-name="T8">, </text:span><text:span text:style-name="T9">이교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hermetic</text:p>
          </table:table-cell>
          <table:table-cell table:style-name="ce6" office:value-type="string" calcext:value-type="string">
            <text:p>a  impervious to external influence ; airtight  <text:span text:style-name="T7">밀봉한</text:span><text:span text:style-name="T8">, </text:span><text:span text:style-name="T9">밀폐한</text:span><text:span text:style-name="T8">, </text:span><text:span text:style-name="T9">연금술의</text:span><text:span text:style-name="T8">, </text:span><text:span text:style-name="T9">신비한</text:span><text:span text:style-name="T8">, </text:span><text:span text:style-name="T9">연금술사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eyday</text:p>
          </table:table-cell>
          <table:table-cell table:style-name="ce6" office:value-type="string" calcext:value-type="string">
            <text:p>n  golden age ; prime <text:span text:style-name="T5">전성기</text:span><text:span text:style-name="T6">(prime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iatus</text:p>
          </table:table-cell>
          <table:table-cell table:style-name="ce6" office:value-type="string" calcext:value-type="string">
            <text:p>n  a break or interruption, often from work <text:span text:style-name="T2">틈</text:span><text:span text:style-name="T3">, </text:span><text:span text:style-name="T4">갈라진</text:span><text:span text:style-name="T3"> </text:span><text:span text:style-name="T4">틈</text:span><text:span text:style-name="T3">; </text:span><text:span text:style-name="T4">탈락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hierarchy</text:p>
          </table:table-cell>
          <table:table-cell table:style-name="ce6" office:value-type="string" calcext:value-type="string">
            <text:p>n  an organization based on rank or degree ; pecking order <text:span text:style-name="T10">성직자</text:span><text:span text:style-name="T11"> </text:span><text:span text:style-name="T12">계급제도</text:span><text:span text:style-name="T11">, </text:span><text:span text:style-name="T12">성직자</text:span><text:span text:style-name="T11"> </text:span><text:span text:style-name="T12">정치</text:span><text:span text:style-name="T11">; </text:span><text:span text:style-name="T12">분류</text:span><text:span text:style-name="T11"> </text:span><text:span text:style-name="T12">체계</text:span><text:span text:style-name="T11">, </text:span><text:span text:style-name="T12">계층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istrionic</text:p>
          </table:table-cell>
          <table:table-cell table:style-name="ce6" office:value-type="string" calcext:value-type="string">
            <text:p>a  overly dramatic ; theatrical  <text:span text:style-name="T7">연극의</text:span><text:span text:style-name="T8">, </text:span><text:span text:style-name="T9">연극</text:span><text:span text:style-name="T8"> </text:span><text:span text:style-name="T9">배우의</text:span><text:span text:style-name="T8">; </text:span><text:span text:style-name="T9">배우</text:span><text:span text:style-name="T8">, </text:span><text:span text:style-name="T9">연극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omily</text:p>
          </table:table-cell>
          <table:table-cell table:style-name="ce6" office:value-type="string" calcext:value-type="string">
            <text:p>n  a sermon <text:span text:style-name="T7">훈계</text:span><text:span text:style-name="T8">, </text:span><text:span text:style-name="T9">설교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omogeneous</text:p>
          </table:table-cell>
          <table:table-cell table:style-name="ce6" office:value-type="string" calcext:value-type="string">
            <text:p>a  uniform ; made entirely of one thing  <text:span text:style-name="T7">동질의</text:span><text:span text:style-name="T8">, </text:span><text:span text:style-name="T9">같은</text:span><text:span text:style-name="T8"> </text:span><text:span text:style-name="T9">종류의</text:span><text:span text:style-name="T8">(uniform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usbandry</text:p>
          </table:table-cell>
          <table:table-cell table:style-name="ce6" office:value-type="string" calcext:value-type="string">
            <text:p>n  thrifty management of resources ; livestock farming  <text:span text:style-name="T7">농업</text:span><text:span text:style-name="T8">, </text:span><text:span text:style-name="T9">절약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hyperbole</text:p>
          </table:table-cell>
          <table:table-cell table:style-name="ce6" office:value-type="string" calcext:value-type="string">
            <text:p>n  an exaggeration used as a figure of speech ; exaggeration <text:span text:style-name="T10">과장법</text:span><text:span text:style-name="T11">; </text:span><text:span text:style-name="T12">과장</text:span><text:span text:style-name="T11">, </text:span><text:span text:style-name="T12">과대</text:span><text:span text:style-name="T11">, </text:span><text:span text:style-name="T12">과장된</text:span><text:span text:style-name="T11"> </text:span><text:span text:style-name="T12">표현</text:span><text:span text:style-name="T11">(exaggeration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ypothetical</text:p>
          </table:table-cell>
          <table:table-cell table:style-name="ce6" office:value-type="string" calcext:value-type="string">
            <text:p>a  uncertain ; unproven  <text:span text:style-name="T7">가설의</text:span><text:span text:style-name="T8">, </text:span><text:span text:style-name="T9">가정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47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iconoclast</text:p>
          </table:table-cell>
          <table:table-cell table:style-name="ce6" office:value-type="string" calcext:value-type="string">
            <text:p>n  one who attacks popular beliefs or institutions <text:span text:style-name="T5">우상타파주의자</text:span><text:span text:style-name="T6">, </text:span><text:span text:style-name="T5">구습</text:span><text:span text:style-name="T6"> </text:span><text:span text:style-name="T5">타파주의자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deology</text:p>
          </table:table-cell>
          <table:table-cell table:style-name="ce6" office:value-type="string" calcext:value-type="string">
            <text:p>n  a system of social or political ideas <text:span text:style-name="T5">관념론</text:span><text:span text:style-name="T6">, </text:span><text:span text:style-name="T5">이데올로기</text:span><text:span text:style-name="T6">, </text:span><text:span text:style-name="T5">관념형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diosyncrasy</text:p>
          </table:table-cell>
          <table:table-cell table:style-name="ce6" office:value-type="string" calcext:value-type="string">
            <text:p>n  a peculiarity ; an eccentricity <text:span text:style-name="T10">특질</text:span><text:span text:style-name="T11">, </text:span><text:span text:style-name="T12">개성</text:span><text:span text:style-name="T11">, </text:span><text:span text:style-name="T12">특이성</text:span><text:span text:style-name="T11">, </text:span><text:span text:style-name="T12">특유의</text:span><text:span text:style-name="T11"> </text:span><text:span text:style-name="T12">표현법</text:span><text:span text:style-name="T11">, </text:span><text:span text:style-name="T12">특이체질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dyllic</text:p>
          </table:table-cell>
          <table:table-cell table:style-name="ce6" office:value-type="string" calcext:value-type="string">
            <text:p>a  charming in a rustic way ; naturally peaceful  <text:span text:style-name="T5">전원시의</text:span><text:span text:style-name="T6">, </text:span><text:span text:style-name="T5">목가적인</text:span><text:span text:style-name="T6">, </text:span><text:span text:style-name="T5">한가로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gnominy</text:p>
          </table:table-cell>
          <table:table-cell table:style-name="ce6" office:value-type="string" calcext:value-type="string">
            <text:p>n  deep disgrace  <text:span text:style-name="T7">모욕</text:span><text:span text:style-name="T8">, </text:span><text:span text:style-name="T9">불명예</text:span><text:span text:style-name="T8">, </text:span><text:span text:style-name="T9">수치스러운</text:span><text:span text:style-name="T8"> </text:span><text:span text:style-name="T9">행위</text:span><text:span text:style-name="T8">, </text:span><text:span text:style-name="T9">추행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llicit</text:p>
          </table:table-cell>
          <table:table-cell table:style-name="ce6" office:value-type="string" calcext:value-type="string">
            <text:p>a  illegal ; not permitted <text:span text:style-name="T5">불법의</text:span><text:span text:style-name="T6">, </text:span><text:span text:style-name="T5">불의의</text:span><text:span text:style-name="T6">, </text:span><text:span text:style-name="T5">불륜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mminent</text:p>
          </table:table-cell>
          <table:table-cell table:style-name="ce6" office:value-type="string" calcext:value-type="string">
            <text:p>a  just about to happen <text:span text:style-name="T5">절박한</text:span><text:span text:style-name="T6">, </text:span><text:span text:style-name="T5">촉박한</text:span><text:span text:style-name="T6">, </text:span><text:span text:style-name="T5">긴급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mmutable</text:p>
          </table:table-cell>
          <table:table-cell table:style-name="ce6" office:value-type="string" calcext:value-type="string">
            <text:p>a  unchangeable <text:span text:style-name="T5">불변의</text:span><text:span text:style-name="T6">, </text:span><text:span text:style-name="T5">변경되지</text:span><text:span text:style-name="T6"> </text:span><text:span text:style-name="T5">않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mpartial</text:p>
          </table:table-cell>
          <table:table-cell table:style-name="ce6" office:value-type="string" calcext:value-type="string">
            <text:p>a  fair ; not favoring one side or the other ; unbiased <text:span text:style-name="T5">공평한</text:span><text:span text:style-name="T6">, </text:span><text:span text:style-name="T5">치우치지</text:span><text:span text:style-name="T6"> </text:span><text:span text:style-name="T5">않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mpeccable</text:p>
          </table:table-cell>
          <table:table-cell table:style-name="ce6" office:value-type="string" calcext:value-type="string">
            <text:p>a  flawless ; entirely without sin  <text:span text:style-name="T10">결함</text:span><text:span text:style-name="T11"> </text:span><text:span text:style-name="T12">없는</text:span><text:span text:style-name="T11">, </text:span><text:span text:style-name="T12">죄가</text:span><text:span text:style-name="T11"> </text:span><text:span text:style-name="T12">없는</text:span><text:span text:style-name="T11">, </text:span><text:span text:style-name="T12">비난의</text:span><text:span text:style-name="T11"> </text:span><text:span text:style-name="T12">여지가</text:span><text:span text:style-name="T11"> </text:span><text:span text:style-name="T12">없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mperial`</text:p>
          </table:table-cell>
          <table:table-cell table:style-name="ce6" office:value-type="string" calcext:value-type="string">
            <text:p>a  like an emperor or an empire <text:span text:style-name="T10">제국의</text:span><text:span text:style-name="T11">, </text:span><text:span text:style-name="T12">황제의</text:span><text:span text:style-name="T11">, </text:span><text:span text:style-name="T12">황실의</text:span><text:span text:style-name="T11">, </text:span><text:span text:style-name="T12">장엄한</text:span><text:span text:style-name="T11">; </text:span><text:span text:style-name="T12">거만한</text:span><text:span text:style-name="T11">, </text:span><text:span text:style-name="T12">건방진</text:span><text:span text:style-name="T11">; </text:span><text:span text:style-name="T12">우수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48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impervious</text:p>
          </table:table-cell>
          <table:table-cell table:style-name="ce6" office:value-type="string" calcext:value-type="string">
            <text:p>a  not allowing anything to pass through ; impenetrable <text:span text:style-name="T13">물이나</text:span><text:span text:style-name="T14"> </text:span><text:span text:style-name="T15">공기</text:span><text:span text:style-name="T14">, </text:span><text:span text:style-name="T15">혹은</text:span><text:span text:style-name="T14"> </text:span><text:span text:style-name="T15">광선</text:span><text:span text:style-name="T14"> </text:span><text:span text:style-name="T15">따위가</text:span><text:span text:style-name="T14"> </text:span><text:span text:style-name="T15">통과하지</text:span><text:span text:style-name="T14"> </text:span><text:span text:style-name="T15">않는</text:span><text:span text:style-name="T14">; </text:span><text:span text:style-name="T15">무감각한</text:span><text:span text:style-name="T14">, </text:span><text:span text:style-name="T15">둔감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mpetuous</text:p>
          </table:table-cell>
          <table:table-cell table:style-name="ce6" office:value-type="string" calcext:value-type="string">
            <text:p>a  impulsive ; extremely impatient <text:span text:style-name="T5">격렬한</text:span><text:span text:style-name="T6">, </text:span><text:span text:style-name="T5">맹렬한</text:span><text:span text:style-name="T6">; </text:span><text:span text:style-name="T5">성급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mplement</text:p>
          </table:table-cell>
          <table:table-cell table:style-name="ce6" office:value-type="string" calcext:value-type="string">
            <text:p>v  to carry out  <text:span text:style-name="T10">약속</text:span><text:span text:style-name="T11"> </text:span><text:span text:style-name="T12">따위를</text:span><text:span text:style-name="T11"> </text:span><text:span text:style-name="T12">이행하다</text:span><text:span text:style-name="T11">(to carry out), </text:span><text:span text:style-name="T12">도구를</text:span><text:span text:style-name="T11"> </text:span><text:span text:style-name="T12">주다</text:span><text:span text:style-name="T11">, </text:span><text:span text:style-name="T12">필요한</text:span><text:span text:style-name="T11"> </text:span><text:span text:style-name="T12">권한을</text:span><text:span text:style-name="T11"> </text:span><text:span text:style-name="T12">주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mpotent</text:p>
          </table:table-cell>
          <table:table-cell table:style-name="ce6" office:value-type="string" calcext:value-type="string">
            <text:p>a  powerless ; helpless ; unable to perform sexual intercourse <text:span text:style-name="T7">무기력한</text:span><text:span text:style-name="T8">, </text:span><text:span text:style-name="T9">허약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mpugn </text:p>
          </table:table-cell>
          <table:table-cell table:style-name="ce6" office:value-type="string" calcext:value-type="string">
            <text:p>v  to attack, especially to attack the truth or integrity of something <text:span text:style-name="T7">비난하다</text:span><text:span text:style-name="T8">, </text:span><text:span text:style-name="T9">공격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ane</text:p>
          </table:table-cell>
          <table:table-cell table:style-name="ce6" office:value-type="string" calcext:value-type="string">
            <text:p>a  silly ; senseless  <text:span text:style-name="T5">공허한</text:span><text:span text:style-name="T6">, </text:span><text:span text:style-name="T5">어리석은</text:span><text:span text:style-name="T6">, </text:span><text:span text:style-name="T5">텅빈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naugurate</text:p>
          </table:table-cell>
          <table:table-cell table:style-name="ce6" office:value-type="string" calcext:value-type="string">
            <text:p>v  to begin officially ; to induct  formally into office <text:span text:style-name="T10">취임식을</text:span><text:span text:style-name="T11"> </text:span><text:span text:style-name="T12">거행하다</text:span><text:span text:style-name="T11">, </text:span><text:span text:style-name="T12">취임시키다</text:span><text:span text:style-name="T11">; </text:span><text:span text:style-name="T12">새로운</text:span><text:span text:style-name="T11"> </text:span><text:span text:style-name="T12">시대를</text:span><text:span text:style-name="T11"> </text:span><text:span text:style-name="T12">열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49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incandescent</text:p>
          </table:table-cell>
          <table:table-cell table:style-name="ce6" office:value-type="string" calcext:value-type="string">
            <text:p>a  brilliant ; giving off heat or light <text:span text:style-name="T2">백열의</text:span><text:span text:style-name="T3">, </text:span><text:span text:style-name="T4">빛나는</text:span><text:span text:style-name="T3">, </text:span><text:span text:style-name="T4">벽열광을</text:span><text:span text:style-name="T3"> </text:span><text:span text:style-name="T4">내는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ncantation</text:p>
          </table:table-cell>
          <table:table-cell table:style-name="ce6" office:value-type="string" calcext:value-type="string">
            <text:p>n  a chant ; the repetition  of statements or phrases in a way reminiscent of a chant  <text:span text:style-name="T10">자주</text:span><text:span text:style-name="T11"> </text:span><text:span text:style-name="T12">반복하는</text:span><text:span text:style-name="T11"> </text:span><text:span text:style-name="T12">문구</text:span><text:span text:style-name="T11">(</text:span><text:span text:style-name="T12">슬로건</text:span><text:span text:style-name="T11">)(chant); </text:span><text:span text:style-name="T12">주문</text:span><text:span text:style-name="T11">; </text:span><text:span text:style-name="T12">주문을</text:span><text:span text:style-name="T11"> </text:span><text:span text:style-name="T12">욈</text:span><text:span text:style-name="T11">, </text:span><text:span text:style-name="T12">마술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cense</text:p>
          </table:table-cell>
          <table:table-cell table:style-name="ce6" office:value-type="string" calcext:value-type="string">
            <text:p>a  make very angry <text:span text:style-name="T5">몹시</text:span><text:span text:style-name="T6"> </text:span><text:span text:style-name="T5">화나게</text:span><text:span text:style-name="T6"> </text:span><text:span text:style-name="T5">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cessant</text:p>
          </table:table-cell>
          <table:table-cell table:style-name="ce6" office:value-type="string" calcext:value-type="string">
            <text:p>a  unceasing  <text:span text:style-name="T7">끊임없는</text:span><text:span text:style-name="T8">, </text:span><text:span text:style-name="T9">간단없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cipient</text:p>
          </table:table-cell>
          <table:table-cell table:style-name="ce6" office:value-type="string" calcext:value-type="string">
            <text:p>a  beginning ; emerging  <text:span text:style-name="T7">처음의</text:span><text:span text:style-name="T8">, </text:span><text:span text:style-name="T9">발단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cisive</text:p>
          </table:table-cell>
          <table:table-cell table:style-name="ce6" office:value-type="string" calcext:value-type="string">
            <text:p>a  cutting right to the heart of the matter  <text:span text:style-name="T7">날카로운</text:span><text:span text:style-name="T8">, </text:span><text:span text:style-name="T9">가시</text:span><text:span text:style-name="T8"> </text:span><text:span text:style-name="T9">돋친</text:span><text:span text:style-name="T8">, </text:span><text:span text:style-name="T9">예리한</text:span><text:span text:style-name="T8">, </text:span><text:span text:style-name="T9">신랄한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incongruous</text:p>
          </table:table-cell>
          <table:table-cell table:style-name="ce6" office:value-type="string" calcext:value-type="string">
            <text:p>a  not harmonious ; not consistent ; not appropriate  not fitting in <text:span text:style-name="T5">어울리지</text:span><text:span text:style-name="T6"> </text:span><text:span text:style-name="T5">않는</text:span><text:span text:style-name="T6">, </text:span><text:span text:style-name="T5">부조화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corrigible</text:p>
          </table:table-cell>
          <table:table-cell table:style-name="ce6" office:value-type="string" calcext:value-type="string">
            <text:p>a  incapable of being reformed  <text:span text:style-name="T10">선도할</text:span><text:span text:style-name="T11"> </text:span><text:span text:style-name="T12">수</text:span><text:span text:style-name="T11"> </text:span><text:span text:style-name="T12">없는</text:span><text:span text:style-name="T11">, </text:span><text:span text:style-name="T12">어쩔</text:span><text:span text:style-name="T11"> </text:span><text:span text:style-name="T12">수</text:span><text:span text:style-name="T11"> </text:span><text:span text:style-name="T12">없는</text:span><text:span text:style-name="T11">, </text:span><text:span text:style-name="T12">제멋대로의</text:span><text:span text:style-name="T11">, </text:span><text:span text:style-name="T12">뿌리깊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crement </text:p>
          </table:table-cell>
          <table:table-cell table:style-name="ce6" office:value-type="string" calcext:value-type="string">
            <text:p>n  an increase ; one in a series of increases <text:span text:style-name="T2">증가</text:span><text:span text:style-name="T3">, </text:span><text:span text:style-name="T4">증진</text:span><text:span text:style-name="T3">, </text:span><text:span text:style-name="T4">이자</text:span><text:span text:style-name="T3">, </text:span><text:span text:style-name="T4">이득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ndifferent</text:p>
          </table:table-cell>
          <table:table-cell table:style-name="ce6" office:value-type="string" calcext:value-type="string">
            <text:p>a  not caring one way or the other ; apathetic ; mediocre <text:span text:style-name="T10">무관심한</text:span><text:span text:style-name="T11">, </text:span><text:span text:style-name="T12">아랑곳하지</text:span><text:span text:style-name="T11"> </text:span><text:span text:style-name="T12">않는</text:span><text:span text:style-name="T11">; </text:span><text:span text:style-name="T12">대수롭지</text:span><text:span text:style-name="T11"> </text:span><text:span text:style-name="T12">않은</text:span><text:span text:style-name="T11">, </text:span><text:span text:style-name="T12">관계없는</text:span><text:span text:style-name="T11">; </text:span><text:span text:style-name="T12">평범한</text:span><text:span text:style-name="T11">, </text:span><text:span text:style-name="T12">공평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50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indigenous</text:p>
          </table:table-cell>
          <table:table-cell table:style-name="ce6" office:value-type="string" calcext:value-type="string">
            <text:p>a  native ; originating in that area <text:span text:style-name="T5">토착의</text:span><text:span text:style-name="T6">, </text:span><text:span text:style-name="T5">국산의</text:span><text:span text:style-name="T6">, </text:span><text:span text:style-name="T5">타고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digent</text:p>
          </table:table-cell>
          <table:table-cell table:style-name="ce6" office:value-type="string" calcext:value-type="string">
            <text:p>a  poor  <text:span text:style-name="T7">가난한</text:span><text:span text:style-name="T8">, </text:span><text:span text:style-name="T9">빈곤한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indignant</text:p>
          </table:table-cell>
          <table:table-cell table:style-name="ce6" office:value-type="string" calcext:value-type="string">
            <text:p>a  angry, especially as a result of something unjust or unworthy ; insulted <text:span text:style-name="T5">화난</text:span><text:span text:style-name="T6">, </text:span><text:span text:style-name="T5">분개한</text:span><text:span text:style-name="T6">, </text:span><text:span text:style-name="T5">성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dolent</text:p>
          </table:table-cell>
          <table:table-cell table:style-name="ce6" office:value-type="string" calcext:value-type="string">
            <text:p>a  lazy <text:span text:style-name="T2">게으른</text:span><text:span text:style-name="T3">, </text:span><text:span text:style-name="T4">나태한</text:span><text:span text:style-name="T3">; </text:span><text:span text:style-name="T4">통증이</text:span><text:span text:style-name="T3"> </text:span><text:span text:style-name="T4">없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dulgent</text:p>
          </table:table-cell>
          <table:table-cell table:style-name="ce6" office:value-type="string" calcext:value-type="string">
            <text:p>lenient ; yielding to desire <text:span text:style-name="T10">멋대로</text:span><text:span text:style-name="T11"> </text:span><text:span text:style-name="T12">하게</text:span><text:span text:style-name="T11"> </text:span><text:span text:style-name="T12">하는</text:span><text:span text:style-name="T11"> </text:span><text:span text:style-name="T12">관대한</text:span><text:span text:style-name="T11">, </text:span><text:span text:style-name="T12">엄하지</text:span><text:span text:style-name="T11"> </text:span><text:span text:style-name="T12">않은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neffable</text:p>
          </table:table-cell>
          <table:table-cell table:style-name="ce6" office:value-type="string" calcext:value-type="string">
            <text:p>a  incapable of being expressed or described <text:span text:style-name="T20">말로</text:span><text:span text:style-name="T21"> </text:span><text:span text:style-name="T22">표현할</text:span><text:span text:style-name="T21"> </text:span><text:span text:style-name="T22">수</text:span><text:span text:style-name="T21"> </text:span><text:span text:style-name="T22">없는</text:span><text:span text:style-name="T21">, </text:span><text:span text:style-name="T22">이루</text:span><text:span text:style-name="T21"> </text:span><text:span text:style-name="T22">말할</text:span><text:span text:style-name="T21"> </text:span><text:span text:style-name="T22">수</text:span><text:span text:style-name="T21"> </text:span><text:span text:style-name="T22">없는</text:span><text:span text:style-name="T21">, </text:span><text:span text:style-name="T22">말하기에도</text:span><text:span text:style-name="T21"> </text:span><text:span text:style-name="T22">너무</text:span><text:span text:style-name="T21"> </text:span><text:span text:style-name="T22">신성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ept</text:p>
          </table:table-cell>
          <table:table-cell table:style-name="ce6" office:value-type="string" calcext:value-type="string">
            <text:p>a  clumsy ; incompetent ; gauche <text:span text:style-name="T2">부적당한</text:span><text:span text:style-name="T3">, </text:span><text:span text:style-name="T4">바보</text:span><text:span text:style-name="T3"> </text:span><text:span text:style-name="T4">같은</text:span><text:span text:style-name="T3">, </text:span><text:span text:style-name="T4">어리석은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nert</text:p>
          </table:table-cell>
          <table:table-cell table:style-name="ce6" office:value-type="string" calcext:value-type="string">
            <text:p>a  inactive ; sluggish ; not reacting chemically <text:span text:style-name="T10">활발하지</text:span><text:span text:style-name="T11"> </text:span><text:span text:style-name="T12">못한</text:span><text:span text:style-name="T11">, </text:span><text:span text:style-name="T12">생기가</text:span><text:span text:style-name="T11"> </text:span><text:span text:style-name="T12">없는</text:span><text:span text:style-name="T11">, </text:span><text:span text:style-name="T12">둔한</text:span><text:span text:style-name="T11">; </text:span><text:span text:style-name="T12">활성이</text:span><text:span text:style-name="T11"> </text:span><text:span text:style-name="T12">없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exorable</text:p>
          </table:table-cell>
          <table:table-cell table:style-name="ce6" office:value-type="string" calcext:value-type="string">
            <text:p>a  relentless ; inevitable ; unavoidable <text:span text:style-name="T5">용서없는</text:span><text:span text:style-name="T6">, </text:span><text:span text:style-name="T5">무정한</text:span><text:span text:style-name="T6">, </text:span><text:span text:style-name="T5">냉혹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nfamous</text:p>
          </table:table-cell>
          <table:table-cell table:style-name="ce6" office:value-type="string" calcext:value-type="string">
            <text:p>a  shamefully wicked ; having an extremely bad reputation ; disgraceful <text:span text:style-name="T10">수치스러운</text:span><text:span text:style-name="T11">, </text:span><text:span text:style-name="T12">파렴치한</text:span><text:span text:style-name="T11">, </text:span><text:span text:style-name="T12">악명</text:span><text:span text:style-name="T11"> </text:span><text:span text:style-name="T12">높은</text:span><text:span text:style-name="T11">; </text:span><text:span text:style-name="T12">지독한</text:span><text:span text:style-name="T11">; </text:span><text:span text:style-name="T12">형편없는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nfatuated</text:p>
          </table:table-cell>
          <table:table-cell table:style-name="ce6" office:value-type="string" calcext:value-type="string">
            <text:p>a  foolish ; foolishly passionate or attracted ; made foolish ; foolishly in love <text:span text:style-name="T5">얼빠진</text:span><text:span text:style-name="T6">, </text:span><text:span text:style-name="T5">열중한</text:span><text:span text:style-name="T6">, </text:span><text:span text:style-name="T5">현혹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51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infer</text:p>
          </table:table-cell>
          <table:table-cell table:style-name="ce6" office:value-type="string" calcext:value-type="string">
            <text:p>v  to conclude ; to deduce <text:span text:style-name="T5">추리하다</text:span><text:span text:style-name="T6">, </text:span><text:span text:style-name="T5">나타내다</text:span><text:span text:style-name="T6">, </text:span><text:span text:style-name="T5">암시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finitesimal</text:p>
          </table:table-cell>
          <table:table-cell table:style-name="ce6" office:value-type="string" calcext:value-type="string">
            <text:p>a  very, very, very small ; infinitely small <text:span text:style-name="T2">극히</text:span><text:span text:style-name="T3"> </text:span><text:span text:style-name="T4">작은</text:span><text:span text:style-name="T3">, </text:span><text:span text:style-name="T4">무한소의</text:span><text:span text:style-name="T3">; </text:span><text:span text:style-name="T4">극소량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ingenuous</text:p>
          </table:table-cell>
          <table:table-cell table:style-name="ce6" office:value-type="string" calcext:value-type="string">
            <text:p>a  frank ; without deception ; simple ; artless ; charmingly na<text:span text:style-name="T2">  </text:span><text:span text:style-name="T3">ve </text:span><text:span text:style-name="T4">솔직한</text:span><text:span text:style-name="T3">, </text:span><text:span text:style-name="T4">꾸밈없는</text:span><text:span text:style-name="T3">; </text:span><text:span text:style-name="T4">순진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herent</text:p>
          </table:table-cell>
          <table:table-cell table:style-name="ce6" office:value-type="string" calcext:value-type="string">
            <text:p>a  part of the essential nature of something ; intrinsic <text:span text:style-name="T5">천부의</text:span><text:span text:style-name="T6">, </text:span><text:span text:style-name="T5">고유의</text:span><text:span text:style-name="T6">, </text:span><text:span text:style-name="T5">타고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junction</text:p>
          </table:table-cell>
          <table:table-cell table:style-name="ce6" office:value-type="string" calcext:value-type="string">
            <text:p>n  a command or order, especially a court order <text:span text:style-name="T7">명령</text:span><text:span text:style-name="T8">, </text:span><text:span text:style-name="T9">훈령</text:span><text:span text:style-name="T8">, </text:span><text:span text:style-name="T9">지령</text:span><text:span text:style-name="T8">, </text:span><text:span text:style-name="T9">금지</text:span><text:span text:style-name="T8"> </text:span><text:span text:style-name="T9">명령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nate</text:p>
          </table:table-cell>
          <table:table-cell table:style-name="ce6" office:value-type="string" calcext:value-type="string">
            <text:p>a  existing since birth ; inborn ; inherent <text:span text:style-name="T7">타고난</text:span><text:span text:style-name="T8">, </text:span><text:span text:style-name="T9">천성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nocuous</text:p>
          </table:table-cell>
          <table:table-cell table:style-name="ce6" office:value-type="string" calcext:value-type="string">
            <text:p>a  harmless ; banal <text:span text:style-name="T2">해가</text:span><text:span text:style-name="T3"> </text:span><text:span text:style-name="T4">없는</text:span><text:span text:style-name="T3">, </text:span><text:span text:style-name="T4">독이</text:span><text:span text:style-name="T3"> </text:span><text:span text:style-name="T4">없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ordinate</text:p>
          </table:table-cell>
          <table:table-cell table:style-name="ce6" office:value-type="string" calcext:value-type="string">
            <text:p>a  excessive ; unreasonable  <text:span text:style-name="T7">지나친</text:span><text:span text:style-name="T8">, </text:span><text:span text:style-name="T9">과도한</text:span><text:span text:style-name="T8">; </text:span><text:span text:style-name="T9">무절제한</text:span><text:span text:style-name="T8">, </text:span><text:span text:style-name="T9">불규칙한</text:span><text:span text:style-name="T8">, </text:span><text:span text:style-name="T9">난폭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satiable</text:p>
          </table:table-cell>
          <table:table-cell table:style-name="ce6" office:value-type="string" calcext:value-type="string">
            <text:p>a  hard or impossible to satisfy ; greedy ; avaricious <text:span text:style-name="T2">만족할</text:span><text:span text:style-name="T3"> </text:span><text:span text:style-name="T4">줄</text:span><text:span text:style-name="T3"> </text:span><text:span text:style-name="T4">모르는</text:span><text:span text:style-name="T3">, </text:span><text:span text:style-name="T4">탐욕스러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52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insidious</text:p>
          </table:table-cell>
          <table:table-cell table:style-name="ce6" office:value-type="string" calcext:value-type="string">
            <text:p>a  treacherous ; sneaky  <text:span text:style-name="T7">교활한</text:span><text:span text:style-name="T8">, </text:span><text:span text:style-name="T9">방심할</text:span><text:span text:style-name="T8"> </text:span><text:span text:style-name="T9">수</text:span><text:span text:style-name="T8"> </text:span><text:span text:style-name="T9">없는</text:span><text:span text:style-name="T8">; </text:span><text:span text:style-name="T9">잠행성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sinuate</text:p>
          </table:table-cell>
          <table:table-cell table:style-name="ce6" office:value-type="string" calcext:value-type="string">
            <text:p>v  to hint ; to creep in <text:span text:style-name="T5">넌지시</text:span><text:span text:style-name="T6"> </text:span><text:span text:style-name="T5">비치다</text:span><text:span text:style-name="T6">, </text:span><text:span text:style-name="T5">빗대어</text:span><text:span text:style-name="T6"> </text:span><text:span text:style-name="T5">말하다</text:span><text:span text:style-name="T6">(hind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sipid</text:p>
          </table:table-cell>
          <table:table-cell table:style-name="ce6" office:value-type="string" calcext:value-type="string">
            <text:p>a  dull ; bland ; banal <text:span text:style-name="T7">김빠진</text:span><text:span text:style-name="T8">, </text:span><text:span text:style-name="T9">싱거운</text:span><text:span text:style-name="T8">, </text:span><text:span text:style-name="T9">활기</text:span><text:span text:style-name="T8"> </text:span><text:span text:style-name="T9">없는</text:span><text:span text:style-name="T8"> </text:span><text:span text:style-name="T9">무미건조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solent</text:p>
          </table:table-cell>
          <table:table-cell table:style-name="ce6" office:value-type="string" calcext:value-type="string">
            <text:p>a  arrogant ; insulting  <text:span text:style-name="T5">거만한</text:span><text:span text:style-name="T6">, </text:span><text:span text:style-name="T5">오만한</text:span><text:span text:style-name="T6">, </text:span><text:span text:style-name="T5">거드럭거리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stigate</text:p>
          </table:table-cell>
          <table:table-cell table:style-name="ce6" office:value-type="string" calcext:value-type="string">
            <text:p>v  to provoke ; to stir up  <text:span text:style-name="T5">총돌질하다</text:span><text:span text:style-name="T6">, </text:span><text:span text:style-name="T5">선동하다</text:span><text:span text:style-name="T6">, </text:span><text:span text:style-name="T5">부추기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sular</text:p>
          </table:table-cell>
          <table:table-cell table:style-name="ce6" office:value-type="string" calcext:value-type="string">
            <text:p>a  like an island ; isolated  <text:span text:style-name="T2">섬의</text:span><text:span text:style-name="T3">, </text:span><text:span text:style-name="T4">섬나라</text:span><text:span text:style-name="T3"> </text:span><text:span text:style-name="T4">근성의</text:span><text:span text:style-name="T3">, </text:span><text:span text:style-name="T4">편협한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insurgent</text:p>
          </table:table-cell>
          <table:table-cell table:style-name="ce6" office:value-type="string" calcext:value-type="string">
            <text:p>n  a rebel ; someone who revolts against a government <text:span text:style-name="T7">반란자</text:span><text:span text:style-name="T8">, </text:span><text:span text:style-name="T9">모반자</text:span><text:span text:style-name="T8">, </text:span><text:span text:style-name="T9">폭도</text:span><text:span text:style-name="T8">, </text:span><text:span text:style-name="T9">반정부</text:span><text:span text:style-name="T8"> </text:span><text:span text:style-name="T9">운동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tegral</text:p>
          </table:table-cell>
          <table:table-cell table:style-name="ce6" office:value-type="string" calcext:value-type="string">
            <text:p>a  essential  <text:span text:style-name="T7">완전한</text:span><text:span text:style-name="T8">, </text:span><text:span text:style-name="T9">완전한</text:span><text:span text:style-name="T8"> </text:span><text:span text:style-name="T9">것을</text:span><text:span text:style-name="T8"> </text:span><text:span text:style-name="T9">이루는데</text:span><text:span text:style-name="T8"> </text:span><text:span text:style-name="T9">필수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tractable</text:p>
          </table:table-cell>
          <table:table-cell table:style-name="ce6" office:value-type="string" calcext:value-type="string">
            <text:p>a  uncontrollable ; stubborn ; disobedient  <text:span text:style-name="T2">다루기</text:span><text:span text:style-name="T3"> </text:span><text:span text:style-name="T4">힘든</text:span><text:span text:style-name="T3">, </text:span><text:span text:style-name="T4">억척스러운</text:span><text:span text:style-name="T3">, </text:span><text:span text:style-name="T4">고집센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transigent</text:p>
          </table:table-cell>
          <table:table-cell table:style-name="ce6" office:value-type="string" calcext:value-type="string">
            <text:p>a  uncompromising ; stubborn <text:span text:style-name="T7">정치상</text:span><text:span text:style-name="T8"> </text:span><text:span text:style-name="T9">비타협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53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Intrinsic</text:p>
          </table:table-cell>
          <table:table-cell table:style-name="ce6" office:value-type="string" calcext:value-type="string">
            <text:p>a  part of the essential nature of something ; inherent  <text:span text:style-name="T7">본질적인</text:span><text:span text:style-name="T8">, </text:span><text:span text:style-name="T9">고유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trospective</text:p>
          </table:table-cell>
          <table:table-cell table:style-name="ce6" office:value-type="string" calcext:value-type="string">
            <text:p>a  tending to think about oneself ; examining ones feelings <text:span text:style-name="T5">자기</text:span><text:span text:style-name="T6"> </text:span><text:span text:style-name="T5">반성의</text:span><text:span text:style-name="T6">, </text:span><text:span text:style-name="T5">내성적인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nundate</text:p>
          </table:table-cell>
          <table:table-cell table:style-name="ce6" office:value-type="string" calcext:value-type="string">
            <text:p>v  to flood ; to cover completely with water ; to overwhelm <text:span text:style-name="T2">범람시키다</text:span><text:span text:style-name="T3">, </text:span><text:span text:style-name="T4">침수시키다</text:span><text:span text:style-name="T3">, </text:span><text:span text:style-name="T4">밀어닥치다</text:span><text:span text:style-name="T3">, </text:span><text:span text:style-name="T4">쇄도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vective</text:p>
          </table:table-cell>
          <table:table-cell table:style-name="ce6" office:value-type="string" calcext:value-type="string">
            <text:p>n  insulting or abusive speech <text:span text:style-name="T5">욕설</text:span><text:span text:style-name="T6">, </text:span><text:span text:style-name="T5">악담</text:span><text:span text:style-name="T6">, </text:span><text:span text:style-name="T5">비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veterate</text:p>
          </table:table-cell>
          <table:table-cell table:style-name="ce6" office:value-type="string" calcext:value-type="string">
            <text:p>a  habitual ; firm in habit ; deeply rooted <text:span text:style-name="T5">뿌리깊은</text:span><text:span text:style-name="T6">, </text:span><text:span text:style-name="T5">상습적인</text:span><text:span text:style-name="T6">, </text:span><text:span text:style-name="T5">만성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rascible</text:p>
          </table:table-cell>
          <table:table-cell table:style-name="ce6" office:value-type="string" calcext:value-type="string">
            <text:p>a  easily angered or provoked ; irritable <text:span text:style-name="T2">성급한</text:span><text:span text:style-name="T3">, </text:span><text:span text:style-name="T4">성을</text:span><text:span text:style-name="T3"> </text:span><text:span text:style-name="T4">잘</text:span><text:span text:style-name="T3"> </text:span><text:span text:style-name="T4">내는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ronic</text:p>
          </table:table-cell>
          <table:table-cell table:style-name="ce6" office:value-type="string" calcext:value-type="string">
            <text:p>a  meaning the opposite of what you seem to say ; using words to mean something other than what they seem to mean <text:span text:style-name="T5">비꼬는</text:span><text:span text:style-name="T6">, </text:span><text:span text:style-name="T5">풍자적인</text:span><text:span text:style-name="T6">, </text:span><text:span text:style-name="T5">반어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rrevocable</text:p>
          </table:table-cell>
          <table:table-cell table:style-name="ce6" office:value-type="string" calcext:value-type="string">
            <text:p>a  irreversible  <text:span text:style-name="T10">취소할</text:span><text:span text:style-name="T11"> </text:span><text:span text:style-name="T12">수</text:span><text:span text:style-name="T11"> </text:span><text:span text:style-name="T12">없는</text:span><text:span text:style-name="T11">, </text:span><text:span text:style-name="T12">되부를</text:span><text:span text:style-name="T11"> </text:span><text:span text:style-name="T12">수</text:span><text:span text:style-name="T11"> </text:span><text:span text:style-name="T12">없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tinerant</text:p>
          </table:table-cell>
          <table:table-cell table:style-name="ce6" office:value-type="string" calcext:value-type="string">
            <text:p>a  moving from place to place   <text:span text:style-name="T7">순회하는</text:span><text:span text:style-name="T8">, </text:span><text:span text:style-name="T9">순방하는</text:span><text:span text:style-name="T8">, </text:span><text:span text:style-name="T9">편력중인</text:span><text:span text:style-name="T8">, </text:span><text:span text:style-name="T9">지방</text:span><text:span text:style-name="T8"> </text:span><text:span text:style-name="T9">순회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54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Judicious</text:p>
          </table:table-cell>
          <table:table-cell table:style-name="ce6" office:value-type="string" calcext:value-type="string">
            <text:p>a  exercising sound judgment   <text:span text:style-name="T10">분별이</text:span><text:span text:style-name="T11"> </text:span><text:span text:style-name="T12">있는</text:span><text:span text:style-name="T11">, </text:span><text:span text:style-name="T12">사리</text:span><text:span text:style-name="T11"> </text:span><text:span text:style-name="T12">분별력이</text:span><text:span text:style-name="T11"> </text:span><text:span text:style-name="T12">있는</text:span><text:span text:style-name="T11">, </text:span><text:span text:style-name="T12">현명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Juxtapose</text:p>
          </table:table-cell>
          <table:table-cell table:style-name="ce6" office:value-type="string" calcext:value-type="string">
            <text:p>v  to place side by side  <text:span text:style-name="T5">병렬하다</text:span><text:span text:style-name="T6">, </text:span><text:span text:style-name="T5">나란히</text:span><text:span text:style-name="T6"> </text:span><text:span text:style-name="T5">놓다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Kinetic</text:p>
          </table:table-cell>
          <table:table-cell table:style-name="ce6" office:value-type="string" calcext:value-type="string">
            <text:p>a  having to do with motion ; lively ; active  <text:span text:style-name="T10">운동의</text:span><text:span text:style-name="T11">, </text:span><text:span text:style-name="T12">운동에</text:span><text:span text:style-name="T11"> </text:span><text:span text:style-name="T12">의해</text:span><text:span text:style-name="T11"> </text:span><text:span text:style-name="T12">생기는</text:span><text:span text:style-name="T11">; </text:span><text:span text:style-name="T12">활동적인</text:span><text:span text:style-name="T11">, </text:span><text:span text:style-name="T12">정력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abyrinth</text:p>
          </table:table-cell>
          <table:table-cell table:style-name="ce6" office:value-type="string" calcext:value-type="string">
            <text:p>n  a maze ; something like a maze  <text:span text:style-name="T2">미궁</text:span><text:span text:style-name="T3">(maze), </text:span><text:span text:style-name="T4">미로</text:span><text:span text:style-name="T3">, </text:span><text:span text:style-name="T4">뒤얽힌</text:span><text:span text:style-name="T3"> </text:span><text:span text:style-name="T4">사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aconic</text:p>
          </table:table-cell>
          <table:table-cell table:style-name="ce6" office:value-type="string" calcext:value-type="string">
            <text:p>a  using few words, especially to the point of seeming rude <text:span text:style-name="T7">간결한</text:span><text:span text:style-name="T8">, </text:span><text:span text:style-name="T9">말수</text:span><text:span text:style-name="T8"> </text:span><text:span text:style-name="T9">적은</text:span><text:span text:style-name="T8"> 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ament</text:p>
          </table:table-cell>
          <table:table-cell table:style-name="ce6" office:value-type="string" calcext:value-type="string">
            <text:p>v  to mourn <text:span text:style-name="T5">슬퍼하다</text:span><text:span text:style-name="T6">, </text:span><text:span text:style-name="T5">애도하다</text:span><text:span text:style-name="T6">, </text:span><text:span text:style-name="T5">한탄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ampoon</text:p>
          </table:table-cell>
          <table:table-cell table:style-name="ce6" office:value-type="string" calcext:value-type="string">
            <text:p>v  to satirize ; to mock ; to parody  <text:span text:style-name="T7">풍자하다</text:span><text:span text:style-name="T8">, </text:span><text:span text:style-name="T9">비아냥거리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Languish</text:p>
          </table:table-cell>
          <table:table-cell table:style-name="ce6" office:value-type="string" calcext:value-type="string">
            <text:p>v  to become weak, listless, or depressed <text:span text:style-name="T10">약해지다</text:span><text:span text:style-name="T11">, </text:span><text:span text:style-name="T12">나른해지다</text:span><text:span text:style-name="T11">, </text:span><text:span text:style-name="T12">쇠해지다</text:span><text:span text:style-name="T11">; </text:span><text:span text:style-name="T12">동경하다</text:span><text:span text:style-name="T11">; </text:span><text:span text:style-name="T12">괴로워하다</text:span><text:span text:style-name="T11">; </text:span><text:span text:style-name="T12">고달픈</text:span><text:span text:style-name="T11"> </text:span><text:span text:style-name="T12">생활을</text:span><text:span text:style-name="T11"> </text:span><text:span text:style-name="T12">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Largess</text:p>
          </table:table-cell>
          <table:table-cell table:style-name="ce6" office:value-type="string" calcext:value-type="string">
            <text:p>n  generous giving of gifts (or the gifts themselves) ; generosity ; philanthropy <text:span text:style-name="T2">증여</text:span><text:span text:style-name="T3">, (</text:span><text:span text:style-name="T4">아낌없이</text:span><text:span text:style-name="T3"> </text:span><text:span text:style-name="T4">주는</text:span><text:span text:style-name="T3">) </text:span><text:span text:style-name="T4">선물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Latent</text:p>
          </table:table-cell>
          <table:table-cell table:style-name="ce6" office:value-type="string" calcext:value-type="string">
            <text:p>a  present but not visible or apparent ; potential  <text:span text:style-name="T7">숨어</text:span><text:span text:style-name="T8"> </text:span><text:span text:style-name="T9">잇는</text:span><text:span text:style-name="T8">, </text:span><text:span text:style-name="T9">잠복기의</text:span><text:span text:style-name="T8">; </text:span><text:span text:style-name="T9">잠재적인</text:span><text:span text:style-name="T8">, </text:span><text:span text:style-name="T9">잠재성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aud</text:p>
          </table:table-cell>
          <table:table-cell table:style-name="ce6" office:value-type="string" calcext:value-type="string">
            <text:p>v  to praise ; to applaud ; to extol ; to celebrate <text:span text:style-name="T7">찬양하다</text:span><text:span text:style-name="T8">, </text:span><text:span text:style-name="T9">기리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egacy</text:p>
          </table:table-cell>
          <table:table-cell table:style-name="ce6" office:value-type="string" calcext:value-type="string">
            <text:p>n  something handed down from the past ; a bequest <text:span text:style-name="T7">유산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Lethargy</text:p>
          </table:table-cell>
          <table:table-cell table:style-name="ce6" office:value-type="string" calcext:value-type="string">
            <text:p>n  sluggishness ; laziness ; drowsiness ; indifference <text:span text:style-name="T7">혼수상태</text:span><text:span text:style-name="T8">; </text:span><text:span text:style-name="T9">무감각</text:span><text:span text:style-name="T8">, </text:span><text:span text:style-name="T9">무기력</text:span><text:span text:style-name="T8">, </text:span><text:span text:style-name="T9">활발치</text:span><text:span text:style-name="T8"> </text:span><text:span text:style-name="T9">못함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evity</text:p>
          </table:table-cell>
          <table:table-cell table:style-name="ce6" office:value-type="string" calcext:value-type="string">
            <text:p>n  lightness ; frivolity  ; unseriousness <text:span text:style-name="T2">경솔</text:span><text:span text:style-name="T3">, </text:span><text:span text:style-name="T4">경솔한</text:span><text:span text:style-name="T3"> </text:span><text:span text:style-name="T4">행위</text:span><text:span text:style-name="T3">, </text:span><text:span text:style-name="T4">경거망동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55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Libel</text:p>
          </table:table-cell>
          <table:table-cell table:style-name="ce6" office:value-type="string" calcext:value-type="string">
            <text:p>n  a written or published falsehood that injures the reputation of, or defames, someone <text:span text:style-name="T10">명예</text:span><text:span text:style-name="T11"> </text:span><text:span text:style-name="T12">훼손</text:span><text:span text:style-name="T11">, </text:span><text:span text:style-name="T12">중상</text:span><text:span text:style-name="T11">; </text:span><text:span text:style-name="T12">모욕이</text:span><text:span text:style-name="T11"> </text:span><text:span text:style-name="T12">되는</text:span><text:span text:style-name="T11"> </text:span><text:span text:style-name="T12">것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Litigate</text:p>
          </table:table-cell>
          <table:table-cell table:style-name="ce6" office:value-type="string" calcext:value-type="string">
            <text:p>v  to try in court ; to engage in legal proceedings <text:span text:style-name="T7">소송하다</text:span><text:span text:style-name="T8">; </text:span><text:span text:style-name="T9">제소</text:span><text:span text:style-name="T8">/</text:span><text:span text:style-name="T9">논쟁하다</text:span><text:span text:style-name="T8">; </text:span><text:span text:style-name="T9">법정에서</text:span><text:span text:style-name="T8"> </text:span><text:span text:style-name="T9">다투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oquacious</text:p>
          </table:table-cell>
          <table:table-cell table:style-name="ce6" office:value-type="string" calcext:value-type="string">
            <text:p>a  talking a lot or too much  <text:span text:style-name="T10">말</text:span><text:span text:style-name="T11"> </text:span><text:span text:style-name="T12">많은</text:span><text:span text:style-name="T11">, </text:span><text:span text:style-name="T12">시끄럽게</text:span><text:span text:style-name="T11"> </text:span><text:span text:style-name="T12">지저귀는</text:span><text:span text:style-name="T11">, </text:span><text:span text:style-name="T12">시냇물이</text:span><text:span text:style-name="T11"> </text:span><text:span text:style-name="T12">졸졸</text:span><text:span text:style-name="T11"> </text:span><text:span text:style-name="T12">소리를</text:span><text:span text:style-name="T11"> </text:span><text:span text:style-name="T12">내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ucid</text:p>
          </table:table-cell>
          <table:table-cell table:style-name="ce6" office:value-type="string" calcext:value-type="string">
            <text:p>a  clear ; easy to understand <text:span text:style-name="T7">맑은</text:span><text:span text:style-name="T8">, </text:span><text:span text:style-name="T9">투명한</text:span><text:span text:style-name="T8">; </text:span><text:span text:style-name="T9">명료한</text:span><text:span text:style-name="T8">; </text:span><text:span text:style-name="T9">빛나는</text:span><text:span text:style-name="T8">; </text:span><text:span text:style-name="T9">명석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ugubrious</text:p>
          </table:table-cell>
          <table:table-cell table:style-name="ce6" office:value-type="string" calcext:value-type="string">
            <text:p>a  exaggeratedly mournful <text:span text:style-name="T5">슬퍼하는</text:span><text:span text:style-name="T6">; </text:span><text:span text:style-name="T5">가련한</text:span><text:span text:style-name="T6">; </text:span><text:span text:style-name="T5">애처로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uminous</text:p>
          </table:table-cell>
          <table:table-cell table:style-name="ce6" office:value-type="string" calcext:value-type="string">
            <text:p>a  giving off light ; glowing ; bright <text:span text:style-name="T10">빛을내는</text:span><text:span text:style-name="T11">, </text:span><text:span text:style-name="T12">명료한</text:span><text:span text:style-name="T11">, </text:span><text:span text:style-name="T12">이해가</text:span><text:span text:style-name="T11"> </text:span><text:span text:style-name="T12">쉬운</text:span><text:span text:style-name="T11">; </text:span><text:span text:style-name="T12">밝은</text:span><text:span text:style-name="T11">, </text:span><text:span text:style-name="T12">총명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56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Machination</text:p>
          </table:table-cell>
          <table:table-cell table:style-name="ce6" office:value-type="string" calcext:value-type="string">
            <text:p>n  scheming activity for an evil purpose <text:span text:style-name="T7">음모</text:span><text:span text:style-name="T8">, </text:span><text:span text:style-name="T9">책모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gnanimous</text:p>
          </table:table-cell>
          <table:table-cell table:style-name="ce6" office:value-type="string" calcext:value-type="string">
            <text:p>a  forgiving ; unresentful ; noble in spirit ; generous <text:span text:style-name="T7">관대한</text:span><text:span text:style-name="T8">, </text:span><text:span text:style-name="T9">아량이</text:span><text:span text:style-name="T8"> </text:span><text:span text:style-name="T9">있는</text:span><text:span text:style-name="T8">, </text:span><text:span text:style-name="T9">도량이</text:span><text:span text:style-name="T8"> </text:span><text:span text:style-name="T9">큰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gnate</text:p>
          </table:table-cell>
          <table:table-cell table:style-name="ce6" office:value-type="string" calcext:value-type="string">
            <text:p>n  a rich, powerful, or very successful businessperson <text:span text:style-name="T2">고관</text:span><text:span text:style-name="T3">, </text:span><text:span text:style-name="T4">부호</text:span><text:span text:style-name="T3">; </text:span><text:span text:style-name="T4">거물</text:span><text:span text:style-name="T3">, </text:span><text:span text:style-name="T4">유력자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laise</text:p>
          </table:table-cell>
          <table:table-cell table:style-name="ce6" office:value-type="string" calcext:value-type="string">
            <text:p>n  a feeling of depression, uneasiness, or queasiness <text:span text:style-name="T5">기분이</text:span><text:span text:style-name="T6"> </text:span><text:span text:style-name="T5">언짢은</text:span><text:span text:style-name="T6">, </text:span><text:span text:style-name="T5">불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lfeasance</text:p>
          </table:table-cell>
          <table:table-cell table:style-name="ce6" office:value-type="string" calcext:value-type="string">
            <text:p>n  an illegal act, especially by a public official <text:span text:style-name="T7">부정행위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linger</text:p>
          </table:table-cell>
          <table:table-cell table:style-name="ce6" office:value-type="string" calcext:value-type="string">
            <text:p>v  to pretend to be sick to avoid doing work <text:span text:style-name="T7">꾀병을</text:span><text:span text:style-name="T8"> </text:span><text:span text:style-name="T9">부리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lleable</text:p>
          </table:table-cell>
          <table:table-cell table:style-name="ce6" office:value-type="string" calcext:value-type="string">
            <text:p>a  easy to shape or bend  <text:span text:style-name="T10">펴</text:span><text:span text:style-name="T11"> </text:span><text:span text:style-name="T12">늘일</text:span><text:span text:style-name="T11"> </text:span><text:span text:style-name="T12">수</text:span><text:span text:style-name="T11"> </text:span><text:span text:style-name="T12">있는</text:span><text:span text:style-name="T11">, </text:span><text:span text:style-name="T12">유순한</text:span><text:span text:style-name="T11">, </text:span><text:span text:style-name="T12">온순한</text:span><text:span text:style-name="T11">, </text:span><text:span text:style-name="T12">가르치기</text:span><text:span text:style-name="T11"> </text:span><text:span text:style-name="T12">쉬운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Mandate</text:p>
          </table:table-cell>
          <table:table-cell table:style-name="ce6" office:value-type="string" calcext:value-type="string">
            <text:p>n  a command or authorization to do something ; the will of the voters as expressed by the results of an election <text:span text:style-name="T10">명령</text:span><text:span text:style-name="T11">, </text:span><text:span text:style-name="T12">지령</text:span><text:span text:style-name="T11">; </text:span><text:span text:style-name="T12">통치</text:span><text:span text:style-name="T11">, </text:span><text:span text:style-name="T12">위임</text:span><text:span text:style-name="T11">, </text:span><text:span text:style-name="T12">직무집행</text:span><text:span text:style-name="T11"> </text:span><text:span text:style-name="T12">영장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nifest</text:p>
          </table:table-cell>
          <table:table-cell table:style-name="ce6" office:value-type="string" calcext:value-type="string">
            <text:p>a  visible ; evident <text:span text:style-name="T7">명백한</text:span><text:span text:style-name="T8">, </text:span><text:span text:style-name="T9">분명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nifesto</text:p>
          </table:table-cell>
          <table:table-cell table:style-name="ce6" office:value-type="string" calcext:value-type="string">
            <text:p>n  a public declaration of beliefs or principles, usually political ones <text:span text:style-name="T7">성명서</text:span><text:span text:style-name="T8">, </text:span><text:span text:style-name="T9">선언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Marshal</text:p>
          </table:table-cell>
          <table:table-cell table:style-name="ce6" office:value-type="string" calcext:value-type="string">
            <text:p>v  to arrange in order ; to gather together for the purpose of doing something <text:span text:style-name="T2">정렬시키다</text:span><text:span text:style-name="T3">, </text:span><text:span text:style-name="T4">정돈시키다</text:span><text:span text:style-name="T3">; </text:span><text:span text:style-name="T4">연방</text:span><text:span text:style-name="T3"> </text:span><text:span text:style-name="T4">보안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rtial</text:p>
          </table:table-cell>
          <table:table-cell table:style-name="ce6" office:value-type="string" calcext:value-type="string">
            <text:p>a  warlike ; having to do with combat <text:span text:style-name="T7">전쟁의</text:span><text:span text:style-name="T8">, </text:span><text:span text:style-name="T9">군사의</text:span><text:span text:style-name="T8">; </text:span><text:span text:style-name="T9">군인다운</text:span><text:span text:style-name="T8">; </text:span><text:span text:style-name="T9">호전적인</text:span><text:span text:style-name="T8">, </text:span><text:span text:style-name="T9">용감한</text:span></text:p>
          </table:table-cell>
          <table:table-cell table:number-columns-repeated="1021"/>
        </table:table-row>
        <table:table-row table:style-name="ro5">
          <table:table-cell/>
          <table:table-cell table:style-name="ce2" office:value-type="string" calcext:value-type="string">
            <text:p>Martyr</text:p>
          </table:table-cell>
          <table:table-cell table:style-name="ce6" office:value-type="string" calcext:value-type="string">
            <text:p>n  someone who gives up his or her life in pursuit of a cause, especially a religious one ; one who suffers for a cause ; one who makes a show of suffering in order to arouse sympathy <text:span text:style-name="T2">순교자</text:span><text:span text:style-name="T3">, </text:span><text:span text:style-name="T4">희생자</text:span><text:span text:style-name="T3">; </text:span><text:span text:style-name="T4">박해하다</text:span><text:span text:style-name="T3">, </text:span><text:span text:style-name="T4">괴롭히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triculate</text:p>
          </table:table-cell>
          <table:table-cell table:style-name="ce6" office:value-type="string" calcext:value-type="string">
            <text:p>v  to enroll, especially at a college <text:span text:style-name="T5">입학을</text:span><text:span text:style-name="T6"> </text:span><text:span text:style-name="T5">허가하다</text:span><text:span text:style-name="T6">, </text:span><text:span text:style-name="T5">입학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57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Maudlin</text:p>
          </table:table-cell>
          <table:table-cell table:style-name="ce6" office:value-type="string" calcext:value-type="string">
            <text:p>a  silly and overly sentimental <text:span text:style-name="T7">눈물</text:span><text:span text:style-name="T8"> </text:span><text:span text:style-name="T9">잘</text:span><text:span text:style-name="T8"> </text:span><text:span text:style-name="T9">흘리는</text:span><text:span text:style-name="T8">, </text:span><text:span text:style-name="T9">감상적인</text:span><text:span text:style-name="T8">, </text:span><text:span text:style-name="T9">만취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verick</text:p>
          </table:table-cell>
          <table:table-cell table:style-name="ce6" office:value-type="string" calcext:value-type="string">
            <text:p>n  a nonconformist ; a rebel <text:span text:style-name="T10">독불장군</text:span><text:span text:style-name="T11">, </text:span><text:span text:style-name="T12">비순종주의자</text:span><text:span text:style-name="T11">, </text:span><text:span text:style-name="T12">무소속</text:span><text:span text:style-name="T11"> </text:span><text:span text:style-name="T12">정치가</text:span><text:span text:style-name="T11">, </text:span><text:span text:style-name="T12">고삐</text:span><text:span text:style-name="T11"> </text:span><text:span text:style-name="T12">풀린</text:span><text:span text:style-name="T11"> </text:span><text:span text:style-name="T12">망아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xim </text:p>
          </table:table-cell>
          <table:table-cell table:style-name="ce6" office:value-type="string" calcext:value-type="string">
            <text:p>n  a fundamental principle ; an old saying <text:span text:style-name="T5">격언</text:span><text:span text:style-name="T6">, </text:span><text:span text:style-name="T5">좌우명</text:span><text:span text:style-name="T6">, </text:span><text:span text:style-name="T5">격률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ediate</text:p>
          </table:table-cell>
          <table:table-cell table:style-name="ce6" office:value-type="string" calcext:value-type="string">
            <text:p>v  to help settle differences <text:span text:style-name="T7">중재하다</text:span><text:span text:style-name="T8">, </text:span><text:span text:style-name="T9">조정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ellifluous</text:p>
          </table:table-cell>
          <table:table-cell table:style-name="ce6" office:value-type="string" calcext:value-type="string">
            <text:p>a  sweetly flowing <text:span text:style-name="T7">감미로운</text:span><text:span text:style-name="T8">, </text:span><text:span text:style-name="T9">유창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endacious</text:p>
          </table:table-cell>
          <table:table-cell table:style-name="ce6" office:value-type="string" calcext:value-type="string">
            <text:p>a  lying ; dishonest <text:span text:style-name="T5">허위의</text:span><text:span text:style-name="T6">, </text:span><text:span text:style-name="T5">거짓말</text:span><text:span text:style-name="T6"> </text:span><text:span text:style-name="T5">잘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endicant</text:p>
          </table:table-cell>
          <table:table-cell table:style-name="ce6" office:value-type="string" calcext:value-type="string">
            <text:p>n  a beggar <text:span text:style-name="T5">거지</text:span><text:span text:style-name="T6">(beggar)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Mentor</text:p>
          </table:table-cell>
          <table:table-cell table:style-name="ce6" office:value-type="string" calcext:value-type="string">
            <text:p>n  a teacher, tutor, counselor, or coach ; especially in business, an experienced person who shows an inexperienced person the ropes <text:span text:style-name="T7">현명하고</text:span><text:span text:style-name="T8"> </text:span><text:span text:style-name="T9">성실한</text:span><text:span text:style-name="T8"> </text:span><text:span text:style-name="T9">조언자</text:span><text:span text:style-name="T8">(teacher, tutor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ercenary</text:p>
          </table:table-cell>
          <table:table-cell table:style-name="ce6" office:value-type="string" calcext:value-type="string">
            <text:p>n  a hired soldier ; someone who will do anything for money <text:span text:style-name="T5">용병</text:span><text:span text:style-name="T6">, </text:span><text:span text:style-name="T5">고용된</text:span><text:span text:style-name="T6"> </text:span><text:span text:style-name="T5">사람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Mercurial</text:p>
          </table:table-cell>
          <table:table-cell table:style-name="ce6" office:value-type="string" calcext:value-type="string">
            <text:p>a  emotionally unpredictable ; rapidly changing in mood <text:span text:style-name="T7">민활한</text:span><text:span text:style-name="T8">, </text:span><text:span text:style-name="T9">변덕스러운</text:span><text:span text:style-name="T8">; </text:span><text:span text:style-name="T9">명랑한</text:span><text:span text:style-name="T8">, </text:span><text:span text:style-name="T9">쾌활한</text:span><text:span text:style-name="T8">; </text:span><text:span text:style-name="T9">수은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etamorphosis</text:p>
          </table:table-cell>
          <table:table-cell table:style-name="ce6" office:value-type="string" calcext:value-type="string">
            <text:p>n  a magical change in form ; a striking or sudden change <text:span text:style-name="T7">형태의</text:span><text:span text:style-name="T8"> </text:span><text:span text:style-name="T9">변호</text:span><text:span text:style-name="T8">, </text:span><text:span text:style-name="T9">변태</text:span><text:span text:style-name="T8">, </text:span><text:span text:style-name="T9">변성</text:span><text:span text:style-name="T8">, </text:span><text:span text:style-name="T9">변질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58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Microcosm</text:p>
          </table:table-cell>
          <table:table-cell table:style-name="ce6" office:value-type="string" calcext:value-type="string">
            <text:p>n  the world in miniature <text:span text:style-name="T7">소우주</text:span><text:span text:style-name="T8">, </text:span><text:span text:style-name="T9">인간사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ilieu</text:p>
          </table:table-cell>
          <table:table-cell table:style-name="ce6" office:value-type="string" calcext:value-type="string">
            <text:p>n  environment ; surroundings <text:span text:style-name="T7">주위</text:span><text:span text:style-name="T8">, </text:span><text:span text:style-name="T9">환경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inuscule</text:p>
          </table:table-cell>
          <table:table-cell table:style-name="ce6" office:value-type="string" calcext:value-type="string">
            <text:p>a  very tiny <text:span text:style-name="T2">매우</text:span><text:span text:style-name="T3"> </text:span><text:span text:style-name="T4">작은</text:span><text:span text:style-name="T3"> 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isanthropic</text:p>
          </table:table-cell>
          <table:table-cell table:style-name="ce6" office:value-type="string" calcext:value-type="string">
            <text:p>a  hating mankind <text:span text:style-name="T7">염세적인</text:span><text:span text:style-name="T8">, </text:span><text:span text:style-name="T9">인간혐오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itigate</text:p>
          </table:table-cell>
          <table:table-cell table:style-name="ce6" office:value-type="string" calcext:value-type="string">
            <text:p>v  to moderate the effect of something  <text:span text:style-name="T2">누그러뜨리다</text:span><text:span text:style-name="T3">, </text:span><text:span text:style-name="T4">달래다</text:span><text:span text:style-name="T3">, </text:span><text:span text:style-name="T4">완화하다</text:span><text:span text:style-name="T3">; </text:span><text:span text:style-name="T4">경감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ollify</text:p>
          </table:table-cell>
          <table:table-cell table:style-name="ce6" office:value-type="string" calcext:value-type="string">
            <text:p>v  to soften ; to soothe ; to pacify  <text:span text:style-name="T2">완화하다</text:span><text:span text:style-name="T3">, </text:span><text:span text:style-name="T4">경감하다</text:span><text:span text:style-name="T3">, </text:span><text:span text:style-name="T4">진정시키다</text:span><text:span text:style-name="T3">, </text:span><text:span text:style-name="T4">달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onolithic</text:p>
          </table:table-cell>
          <table:table-cell table:style-name="ce6" office:value-type="string" calcext:value-type="string">
            <text:p>a  massive, solid, uniform, and unyielding  <text:span text:style-name="T2">단일적인</text:span><text:span text:style-name="T3">, </text:span><text:span text:style-name="T4">획일적인</text:span><text:span text:style-name="T3">; </text:span><text:span text:style-name="T4">완전히</text:span><text:span text:style-name="T3"> </text:span><text:span text:style-name="T4">통제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oribund</text:p>
          </table:table-cell>
          <table:table-cell table:style-name="ce6" office:value-type="string" calcext:value-type="string">
            <text:p>a  dying <text:span text:style-name="T5">죽어가는</text:span><text:span text:style-name="T6">, </text:span><text:span text:style-name="T5">소멸해</text:span><text:span text:style-name="T6"> </text:span><text:span text:style-name="T5">가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orose</text:p>
          </table:table-cell>
          <table:table-cell table:style-name="ce6" office:value-type="string" calcext:value-type="string">
            <text:p>a  gloomy ; sullen  <text:span text:style-name="T7">침울한</text:span><text:span text:style-name="T8">(gloomy, sullen), </text:span><text:span text:style-name="T9">뿌루퉁한</text:span><text:span text:style-name="T8">, </text:span><text:span text:style-name="T9">뚱한</text:span><text:span text:style-name="T8">, </text:span><text:span text:style-name="T9">기분이</text:span><text:span text:style-name="T8"> </text:span><text:span text:style-name="T9">언짢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ortify </text:p>
          </table:table-cell>
          <table:table-cell table:style-name="ce6" office:value-type="string" calcext:value-type="string">
            <text:p>a  to humiliate <text:span text:style-name="T10">억제하다</text:span><text:span text:style-name="T11">, </text:span><text:span text:style-name="T12">극복하다</text:span><text:span text:style-name="T11">, </text:span><text:span text:style-name="T12">굴욕감을</text:span><text:span text:style-name="T11"> </text:span><text:span text:style-name="T12">주다</text:span><text:span text:style-name="T11">, </text:span><text:span text:style-name="T12">분하게</text:span><text:span text:style-name="T11"> </text:span><text:span text:style-name="T12">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undane</text:p>
          </table:table-cell>
          <table:table-cell table:style-name="ce6" office:value-type="string" calcext:value-type="string">
            <text:p>a  ordinary ; pretty boring ; not heavenly and eternal <text:span text:style-name="T5">세속의</text:span><text:span text:style-name="T6">, </text:span><text:span text:style-name="T5">현세의</text:span><text:span text:style-name="T6">, </text:span><text:span text:style-name="T5">이승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unificent</text:p>
          </table:table-cell>
          <table:table-cell table:style-name="ce6" office:value-type="string" calcext:value-type="string">
            <text:p>a  very generous ; lavish <text:span text:style-name="T7">인색하지</text:span><text:span text:style-name="T8"> </text:span><text:span text:style-name="T9">않은</text:span><text:span text:style-name="T8">, </text:span><text:span text:style-name="T9">아낌없이</text:span><text:span text:style-name="T8"> </text:span><text:span text:style-name="T9">주는</text:span><text:span text:style-name="T8">(lavish), </text:span><text:span text:style-name="T9">대범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yopia</text:p>
          </table:table-cell>
          <table:table-cell table:style-name="ce6" office:value-type="string" calcext:value-type="string">
            <text:p>a  nearsightedness ; lack of foresight <text:span text:style-name="T5">근시안</text:span><text:span text:style-name="T6">; </text:span><text:span text:style-name="T5">선견지명이</text:span><text:span text:style-name="T6"> </text:span><text:span text:style-name="T5">부족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yriad</text:p>
          </table:table-cell>
          <table:table-cell table:style-name="ce6" office:value-type="string" calcext:value-type="string">
            <text:p>n  a huge number <text:span text:style-name="T5">무수한</text:span><text:span text:style-name="T6">; </text:span><text:span text:style-name="T5">무수한</text:span><text:span text:style-name="T6"> </text:span><text:span text:style-name="T5">사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59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Narcissism</text:p>
          </table:table-cell>
          <table:table-cell table:style-name="ce6" office:value-type="string" calcext:value-type="string">
            <text:p>n  excessive love of ones body or oneself <text:span text:style-name="T7">자기도취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ebulous</text:p>
          </table:table-cell>
          <table:table-cell table:style-name="ce6" office:value-type="string" calcext:value-type="string">
            <text:p>a  vague ; hazy ; indistinct <text:span text:style-name="T7">성운의</text:span><text:span text:style-name="T8">, </text:span><text:span text:style-name="T9">흐린</text:span><text:span text:style-name="T8">, </text:span><text:span text:style-name="T9">불투명한</text:span><text:span text:style-name="T8">; </text:span><text:span text:style-name="T9">애매한</text:span><text:span text:style-name="T8">, </text:span><text:span text:style-name="T9">막연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efarious</text:p>
          </table:table-cell>
          <table:table-cell table:style-name="ce6" office:value-type="string" calcext:value-type="string">
            <text:p>a  evil ; flagrantly wicked <text:span text:style-name="T5">못된</text:span><text:span text:style-name="T6">, </text:span><text:span text:style-name="T5">악당의</text:span><text:span text:style-name="T6">, </text:span><text:span text:style-name="T5">불법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eologism</text:p>
          </table:table-cell>
          <table:table-cell table:style-name="ce6" office:value-type="string" calcext:value-type="string">
            <text:p>n  a new word or phrase ; a new usage of a word  <text:span text:style-name="T5">신어</text:span><text:span text:style-name="T6">(new word), </text:span><text:span text:style-name="T5">신어</text:span><text:span text:style-name="T6"> </text:span><text:span text:style-name="T5">사용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Nepotism</text:p>
          </table:table-cell>
          <table:table-cell table:style-name="ce6" office:value-type="string" calcext:value-type="string">
            <text:p>n  showing favoritism to friends of family in business or politics <text:span text:style-name="T7">관직</text:span><text:span text:style-name="T8"> </text:span><text:span text:style-name="T9">임용의</text:span><text:span text:style-name="T8"> </text:span><text:span text:style-name="T9">친척</text:span><text:span text:style-name="T8">, </text:span><text:span text:style-name="T9">친구</text:span><text:span text:style-name="T8"> </text:span><text:span text:style-name="T9">편중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ihilism</text:p>
          </table:table-cell>
          <table:table-cell table:style-name="ce6" office:value-type="string" calcext:value-type="string">
            <text:p>n  the belief that there are no values or morals in the universe <text:span text:style-name="T7">허무주의</text:span><text:span text:style-name="T8">, </text:span><text:span text:style-name="T9">무정부주의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ominal</text:p>
          </table:table-cell>
          <table:table-cell table:style-name="ce6" office:value-type="string" calcext:value-type="string">
            <text:p>a  in name only ; insignificant ; A-OK (during rocket launches) <text:span text:style-name="T7">이름의</text:span><text:span text:style-name="T8">, </text:span><text:span text:style-name="T9">이름을</text:span><text:span text:style-name="T8"> </text:span><text:span text:style-name="T9">나타내는</text:span><text:span text:style-name="T8">, </text:span><text:span text:style-name="T9">이름뿐인</text:span><text:span text:style-name="T8">; </text:span><text:span text:style-name="T9">액면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stalgia</text:p>
          </table:table-cell>
          <table:table-cell table:style-name="ce6" office:value-type="string" calcext:value-type="string">
            <text:p>n  sentimental longing for the past ; homesickness <text:span text:style-name="T7">향수</text:span><text:span text:style-name="T8">; </text:span><text:span text:style-name="T9">과거의</text:span><text:span text:style-name="T8"> </text:span><text:span text:style-name="T9">동경</text:span><text:span text:style-name="T8">(homesickness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torious</text:p>
          </table:table-cell>
          <table:table-cell table:style-name="ce6" office:value-type="string" calcext:value-type="string">
            <text:p>a  famous for something bad <text:span text:style-name="T2">소문난</text:span><text:span text:style-name="T3">, </text:span><text:span text:style-name="T4">이름난</text:span><text:span text:style-name="T3">, </text:span><text:span text:style-name="T4">악명</text:span><text:span text:style-name="T3"> </text:span><text:span text:style-name="T4">높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vel </text:p>
          </table:table-cell>
          <table:table-cell table:style-name="ce6" office:value-type="string" calcext:value-type="string">
            <text:p>a  new ; original <text:span text:style-name="T2">신기한</text:span><text:span text:style-name="T3">, </text:span><text:span text:style-name="T4">희한한</text:span><text:span text:style-name="T3">; </text:span><text:span text:style-name="T4">새로운</text:span><text:span text:style-name="T3">, </text:span><text:span text:style-name="T4">참신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xious</text:p>
          </table:table-cell>
          <table:table-cell table:style-name="ce6" office:value-type="string" calcext:value-type="string">
            <text:p>a  harmful ; offensive <text:span text:style-name="T7">유해한</text:span><text:span text:style-name="T8">, </text:span><text:span text:style-name="T9">해로운</text:span><text:span text:style-name="T8">; </text:span><text:span text:style-name="T9">불건전한</text:span><text:span text:style-name="T8">, </text:span><text:span text:style-name="T9">정신적으로</text:span><text:span text:style-name="T8"> </text:span><text:span text:style-name="T9">유해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uance</text:p>
          </table:table-cell>
          <table:table-cell table:style-name="ce6" office:value-type="string" calcext:value-type="string">
            <text:p>n  a subtle difference or distinction  <text:span text:style-name="T10">색조</text:span><text:span text:style-name="T11">, </text:span><text:span text:style-name="T12">음영</text:span><text:span text:style-name="T11">, </text:span><text:span text:style-name="T12">농담</text:span><text:span text:style-name="T11">; </text:span><text:span text:style-name="T12">말뜻의</text:span><text:span text:style-name="T11"> </text:span><text:span text:style-name="T12">미묘한</text:span><text:span text:style-name="T11"> </text:span><text:span text:style-name="T12">차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60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Obdurate</text:p>
          </table:table-cell>
          <table:table-cell table:style-name="ce6" office:value-type="string" calcext:value-type="string">
            <text:p>a  stubborn and insensitive <text:span text:style-name="T5">고집센</text:span><text:span text:style-name="T6">, </text:span><text:span text:style-name="T5">완고한</text:span><text:span text:style-name="T6">, </text:span><text:span text:style-name="T5">냉혹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Obfuscate</text:p>
          </table:table-cell>
          <table:table-cell table:style-name="ce6" office:value-type="string" calcext:value-type="string">
            <text:p>v  to darken ; to confuse ; to make confusing <text:span text:style-name="T13">마음을</text:span><text:span text:style-name="T14"> </text:span><text:span text:style-name="T15">어둡게</text:span><text:span text:style-name="T14"> </text:span><text:span text:style-name="T15">하다</text:span><text:span text:style-name="T14">, </text:span><text:span text:style-name="T15">어지럽게</text:span><text:span text:style-name="T14"> </text:span><text:span text:style-name="T15">하다</text:span><text:span text:style-name="T14">; </text:span><text:span text:style-name="T15">당황하게</text:span><text:span text:style-name="T14"> </text:span><text:span text:style-name="T15">하다</text:span><text:span text:style-name="T14">, </text:span><text:span text:style-name="T15">난처하게</text:span><text:span text:style-name="T14"> </text:span><text:span text:style-name="T15">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Oblique</text:p>
          </table:table-cell>
          <table:table-cell table:style-name="ce6" office:value-type="string" calcext:value-type="string">
            <text:p>a  indirect ; at an angle <text:span text:style-name="T7">비스듬한</text:span><text:span text:style-name="T8">, </text:span><text:span text:style-name="T9">기울어진</text:span><text:span text:style-name="T8">, </text:span><text:span text:style-name="T9">사선의</text:span><text:span text:style-name="T8">; </text:span><text:span text:style-name="T9">굽은</text:span><text:span text:style-name="T8">, </text:span><text:span text:style-name="T9">완곡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Oblivion</text:p>
          </table:table-cell>
          <table:table-cell table:style-name="ce6" office:value-type="string" calcext:value-type="string">
            <text:p>n  total forgetfulness ; the state of being forgotten <text:span text:style-name="T5">망각</text:span><text:span text:style-name="T6">, </text:span><text:span text:style-name="T5">건망</text:span><text:span text:style-name="T6">; </text:span><text:span text:style-name="T5">대사면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Obscure</text:p>
          </table:table-cell>
          <table:table-cell table:style-name="ce6" office:value-type="string" calcext:value-type="string">
            <text:p>a  unknown ; hard to understand ; dark  <text:span text:style-name="T10">분명치</text:span><text:span text:style-name="T11"> </text:span><text:span text:style-name="T12">않은</text:span><text:span text:style-name="T11">, </text:span><text:span text:style-name="T12">모호한</text:span><text:span text:style-name="T11">; </text:span><text:span text:style-name="T12">눈에</text:span><text:span text:style-name="T11"> </text:span><text:span text:style-name="T12">띄지</text:span><text:span text:style-name="T11"> </text:span><text:span text:style-name="T12">않는</text:span><text:span text:style-name="T11">, </text:span><text:span text:style-name="T12">컴컴한</text:span><text:span text:style-name="T11">, </text:span><text:span text:style-name="T12">흐린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Obsequious</text:p>
          </table:table-cell>
          <table:table-cell table:style-name="ce6" office:value-type="string" calcext:value-type="string">
            <text:p>a  fawning ; subservient ; sucking up to <text:span text:style-name="T7">아첨하는</text:span><text:span text:style-name="T8">, </text:span><text:span text:style-name="T9">알랑거리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Obtuse</text:p>
          </table:table-cell>
          <table:table-cell table:style-name="ce6" office:value-type="string" calcext:value-type="string">
            <text:p>a  insensitive ; blockheaded <text:span text:style-name="T2">무딘</text:span><text:span text:style-name="T3">, </text:span><text:span text:style-name="T4">둔한</text:span><text:span text:style-name="T3">, </text:span><text:span text:style-name="T4">머리가</text:span><text:span text:style-name="T3"> </text:span><text:span text:style-name="T4">우둔한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Officious</text:p>
          </table:table-cell>
          <table:table-cell table:style-name="ce6" office:value-type="string" calcext:value-type="string">
            <text:p>a  annoyingly eager to help or advise <text:span text:style-name="T7">참견하기</text:span><text:span text:style-name="T8"> </text:span><text:span text:style-name="T9">좋아하는</text:span><text:span text:style-name="T8">, </text:span><text:span text:style-name="T9">부질없이</text:span><text:span text:style-name="T8"> </text:span><text:span text:style-name="T9">참견하는</text:span><text:span text:style-name="T8">, </text:span><text:span text:style-name="T9">비공식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Onerous</text:p>
          </table:table-cell>
          <table:table-cell table:style-name="ce6" office:value-type="string" calcext:value-type="string">
            <text:p>a  burdensome ; oppressive <text:span text:style-name="T7">성가신</text:span><text:span text:style-name="T8">, </text:span><text:span text:style-name="T9">귀찮은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Opaque</text:p>
          </table:table-cell>
          <table:table-cell table:style-name="ce6" office:value-type="string" calcext:value-type="string">
            <text:p>a  impossible to see through ; impossible to understand <text:span text:style-name="T2">불투명한</text:span><text:span text:style-name="T3">, </text:span><text:span text:style-name="T4">불분명한</text:span><text:span text:style-name="T3">; </text:span><text:span text:style-name="T4">우둔한</text:span><text:span text:style-name="T3">, </text:span><text:span text:style-name="T4">부전도성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Opulent</text:p>
          </table:table-cell>
          <table:table-cell table:style-name="ce6" office:value-type="string" calcext:value-type="string">
            <text:p>a  luxurious <text:span text:style-name="T7">부유한</text:span><text:span text:style-name="T8">, </text:span><text:span text:style-name="T9">풍부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Orthodox</text:p>
          </table:table-cell>
          <table:table-cell table:style-name="ce6" office:value-type="string" calcext:value-type="string">
            <text:p>a  conventional ; adhering to established principles or doctrines, especially in religion ; by the book  <text:span text:style-name="T7">전통의</text:span><text:span text:style-name="T8">, </text:span><text:span text:style-name="T9">정통파의</text:span><text:span text:style-name="T8">, </text:span><text:span text:style-name="T9">승인된</text:span><text:span text:style-name="T8">; </text:span><text:span text:style-name="T9">전통적인</text:span><text:span text:style-name="T8">, </text:span><text:span text:style-name="T9">인습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Ostensible</text:p>
          </table:table-cell>
          <table:table-cell table:style-name="ce6" office:value-type="string" calcext:value-type="string">
            <text:p>a  apparent (but misleading) ; professed <text:span text:style-name="T7">외면상의</text:span><text:span text:style-name="T8">, </text:span><text:span text:style-name="T9">겉치레의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Ostentatious</text:p>
          </table:table-cell>
          <table:table-cell table:style-name="ce6" office:value-type="string" calcext:value-type="string">
            <text:p>a  excessively conspicuous ; showing off <text:span text:style-name="T10">자랑삼아</text:span><text:span text:style-name="T11"> </text:span><text:span text:style-name="T12">드러내는</text:span><text:span text:style-name="T11">, </text:span><text:span text:style-name="T12">겉보기를</text:span><text:span text:style-name="T11"> </text:span><text:span text:style-name="T12">꾸미는</text:span><text:span text:style-name="T11">; </text:span><text:span text:style-name="T12">허식적인</text:span><text:span text:style-name="T11">, </text:span><text:span text:style-name="T12">화려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cify</text:p>
          </table:table-cell>
          <table:table-cell table:style-name="ce6" office:value-type="string" calcext:value-type="string">
            <text:p>v  to calm someone down ; to placate <text:span text:style-name="T5">달래다</text:span><text:span text:style-name="T6">, </text:span><text:span text:style-name="T5">만족시키다</text:span><text:span text:style-name="T6">, </text:span><text:span text:style-name="T5">진정시키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61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painstaking</text:p>
          </table:table-cell>
          <table:table-cell table:style-name="ce6" office:value-type="string" calcext:value-type="string">
            <text:p>a  extremely careful ; taking pains  <text:span text:style-name="T5">수고를</text:span><text:span text:style-name="T6"> </text:span><text:span text:style-name="T5">아끼지</text:span><text:span text:style-name="T6"> </text:span><text:span text:style-name="T5">않는</text:span><text:span text:style-name="T6">, </text:span><text:span text:style-name="T5">근면한</text:span><text:span text:style-name="T6">(=pains-taking = taking pains)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alliate</text:p>
          </table:table-cell>
          <table:table-cell table:style-name="ce6" office:value-type="string" calcext:value-type="string">
            <text:p>v  to relieve or alleviate something without getting rid of the problem ; to assuage ; to mitigate  <text:span text:style-name="T10">임시적으로</text:span><text:span text:style-name="T11"> </text:span><text:span text:style-name="T12">완화시키다</text:span><text:span text:style-name="T11">, </text:span><text:span text:style-name="T12">꾸며서</text:span><text:span text:style-name="T11"> </text:span><text:span text:style-name="T12">말하다</text:span><text:span text:style-name="T11">, </text:span><text:span text:style-name="T12">변명하다</text:span><text:span text:style-name="T11">; </text:span><text:span text:style-name="T12">변형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lpable</text:p>
          </table:table-cell>
          <table:table-cell table:style-name="ce6" office:value-type="string" calcext:value-type="string">
            <text:p>a  capable of being touched ; obvious ; tangible <text:span text:style-name="T7">만질</text:span><text:span text:style-name="T8"> </text:span><text:span text:style-name="T9">수</text:span><text:span text:style-name="T8"> </text:span><text:span text:style-name="T9">있는</text:span><text:span text:style-name="T8">, </text:span><text:span text:style-name="T9">뚜렷한</text:span><text:span text:style-name="T8">, </text:span><text:span text:style-name="T9">분명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ltry</text:p>
          </table:table-cell>
          <table:table-cell table:style-name="ce6" office:value-type="string" calcext:value-type="string">
            <text:p>a  insignificant ; worthless <text:span text:style-name="T7">하찮은</text:span><text:span text:style-name="T8">, </text:span><text:span text:style-name="T9">시시한</text:span><text:span text:style-name="T8">, </text:span><text:span text:style-name="T9">무가치한</text:span><text:span text:style-name="T8">, </text:span><text:span text:style-name="T9">얼마</text:span><text:span text:style-name="T8"> </text:span><text:span text:style-name="T9">안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nacea</text:p>
          </table:table-cell>
          <table:table-cell table:style-name="ce6" office:value-type="string" calcext:value-type="string">
            <text:p>n  something that cures everything <text:span text:style-name="T7">만병</text:span><text:span text:style-name="T8"> </text:span><text:span text:style-name="T9">통치약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radigm</text:p>
          </table:table-cell>
          <table:table-cell table:style-name="ce6" office:value-type="string" calcext:value-type="string">
            <text:p>n  a model or example <text:span text:style-name="T2">모범</text:span><text:span text:style-name="T3">, </text:span><text:span text:style-name="T4">보기</text:span><text:span text:style-name="T3">; </text:span><text:span text:style-name="T4">어형</text:span><text:span text:style-name="T3"> </text:span><text:span text:style-name="T4">변화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aradox</text:p>
          </table:table-cell>
          <table:table-cell table:style-name="ce6" office:value-type="string" calcext:value-type="string">
            <text:p>n  a true statement or phenomenon that nonetheless seems to contradict itself ; an untrue statement or phenomenon that nonetheless seems logical <text:span text:style-name="T7">역설</text:span><text:span text:style-name="T8">, </text:span><text:span text:style-name="T9">모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rochial</text:p>
          </table:table-cell>
          <table:table-cell table:style-name="ce6" office:value-type="string" calcext:value-type="string">
            <text:p>a  narrow or confined in point of view ; provincial  <text:span text:style-name="T5">편협한</text:span><text:span text:style-name="T6">; </text:span><text:span text:style-name="T5">교구의</text:span><text:span text:style-name="T6">, </text:span><text:span text:style-name="T5">지방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rody</text:p>
          </table:table-cell>
          <table:table-cell table:style-name="ce6" office:value-type="string" calcext:value-type="string">
            <text:p>n  a satirical imitation <text:span text:style-name="T10">풍자</text:span><text:span text:style-name="T11"> </text:span><text:span text:style-name="T12">섞인</text:span><text:span text:style-name="T11"> </text:span><text:span text:style-name="T12">개작</text:span><text:span text:style-name="T11"> </text:span><text:span text:style-name="T12">시문</text:span><text:span text:style-name="T11">, </text:span><text:span text:style-name="T12">서투른</text:span><text:span text:style-name="T11"> </text:span><text:span text:style-name="T12">모방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rsimonious</text:p>
          </table:table-cell>
          <table:table-cell table:style-name="ce6" office:value-type="string" calcext:value-type="string">
            <text:p>a  stingy <text:span text:style-name="T5">인색한</text:span><text:span text:style-name="T6">(=stingy) 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rtisan</text:p>
          </table:table-cell>
          <table:table-cell table:style-name="ce6" office:value-type="string" calcext:value-type="string">
            <text:p>n  one who supports a particular person, cause, or idea <text:span text:style-name="T2">도당</text:span><text:span text:style-name="T3">, </text:span><text:span text:style-name="T4">일당</text:span><text:span text:style-name="T3">, </text:span><text:span text:style-name="T4">한</text:span><text:span text:style-name="T3"> </text:span><text:span text:style-name="T4">동아리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62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patent</text:p>
          </table:table-cell>
          <table:table-cell table:style-name="ce6" office:value-type="string" calcext:value-type="string">
            <text:p>a  obvious <text:span text:style-name="T2">명백한</text:span><text:span text:style-name="T3">, </text:span><text:span text:style-name="T4">분명한</text:span><text:span text:style-name="T3">(=obvious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ternal</text:p>
          </table:table-cell>
          <table:table-cell table:style-name="ce6" office:value-type="string" calcext:value-type="string">
            <text:p>a  fatherly ; fatherlike <text:span text:style-name="T7">아버지의</text:span><text:span text:style-name="T8">, </text:span><text:span text:style-name="T9">세습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thology</text:p>
          </table:table-cell>
          <table:table-cell table:style-name="ce6" office:value-type="string" calcext:value-type="string">
            <text:p>n  the science of diseases <text:span text:style-name="T7">병리학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triarch</text:p>
          </table:table-cell>
          <table:table-cell table:style-name="ce6" office:value-type="string" calcext:value-type="string">
            <text:p>n  the male head of a family or tribe  <text:span text:style-name="T10">가족</text:span><text:span text:style-name="T11">, </text:span><text:span text:style-name="T12">족장</text:span><text:span text:style-name="T11">; </text:span><text:span text:style-name="T12">원로</text:span><text:span text:style-name="T11">, </text:span><text:span text:style-name="T12">장로</text:span><text:span text:style-name="T11">; </text:span><text:span text:style-name="T12">로마</text:span><text:span text:style-name="T11"> </text:span><text:span text:style-name="T12">교황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trician</text:p>
          </table:table-cell>
          <table:table-cell table:style-name="ce6" office:value-type="string" calcext:value-type="string">
            <text:p>n  a person of noble birth ; an aristocrat <text:span text:style-name="T7">귀족</text:span><text:span text:style-name="T8">, </text:span><text:span text:style-name="T9">문벌가</text:span><text:span text:style-name="T8">; </text:span><text:span text:style-name="T9">고대</text:span><text:span text:style-name="T8"> </text:span><text:span text:style-name="T9">로마</text:span><text:span text:style-name="T8"> </text:span><text:span text:style-name="T9">귀족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tronize</text:p>
          </table:table-cell>
          <table:table-cell table:style-name="ce6" office:value-type="string" calcext:value-type="string">
            <text:p>v  to treat as an inferior ; to condescend to  <text:span text:style-name="T5">보호하다</text:span><text:span text:style-name="T6">, </text:span><text:span text:style-name="T5">후원하다</text:span><text:span text:style-name="T6">; </text:span><text:span text:style-name="T5">찬조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ucity</text:p>
          </table:table-cell>
          <table:table-cell table:style-name="ce6" office:value-type="string" calcext:value-type="string">
            <text:p>n  scarcity <text:span text:style-name="T2">결핍</text:span><text:span text:style-name="T3">, </text:span><text:span text:style-name="T4">부족</text:span><text:span text:style-name="T3">(=scarcity), </text:span><text:span text:style-name="T4">소량</text:span><text:span text:style-name="T3">, </text:span><text:span text:style-name="T4">소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ccadillo</text:p>
          </table:table-cell>
          <table:table-cell table:style-name="ce6" office:value-type="string" calcext:value-type="string">
            <text:p>n  a minor offense <text:span text:style-name="T5">과오</text:span><text:span text:style-name="T6">, </text:span><text:span text:style-name="T5">조그만</text:span><text:span text:style-name="T6"> </text:span><text:span text:style-name="T5">결점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dantic</text:p>
          </table:table-cell>
          <table:table-cell table:style-name="ce6" office:value-type="string" calcext:value-type="string">
            <text:p>a  boringly scholarly or academic <text:span text:style-name="T5">현학적인</text:span><text:span text:style-name="T6">, </text:span><text:span text:style-name="T5">학자인</text:span><text:span text:style-name="T6"> </text:span><text:span text:style-name="T5">체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destrian</text:p>
          </table:table-cell>
          <table:table-cell table:style-name="ce6" office:value-type="string" calcext:value-type="string">
            <text:p>a  unimaginative ; banal  <text:span text:style-name="T5">상상력이</text:span><text:span text:style-name="T6"> </text:span><text:span text:style-name="T5">없는</text:span><text:span text:style-name="T6">(unimaginative), </text:span><text:span text:style-name="T5">평범한</text:span><text:span text:style-name="T6">, </text:span><text:span text:style-name="T5">진부한</text:span><text:span text:style-name="T6">(banal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jorative</text:p>
          </table:table-cell>
          <table:table-cell table:style-name="ce6" office:value-type="string" calcext:value-type="string">
            <text:p>a  negative ; disparaging <text:span text:style-name="T7">가치를</text:span><text:span text:style-name="T8"> </text:span><text:span text:style-name="T9">떨어뜨리는</text:span><text:span text:style-name="T8">(negative), </text:span><text:span text:style-name="T9">비난하는</text:span><text:span text:style-name="T8">(disparaging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nchant</text:p>
          </table:table-cell>
          <table:table-cell table:style-name="ce6" office:value-type="string" calcext:value-type="string">
            <text:p>n  a strong taste or liking for something ; a predilection  <text:span text:style-name="T5">기호</text:span><text:span text:style-name="T6">, </text:span><text:span text:style-name="T5">경향</text:span><text:span text:style-name="T6">, </text:span><text:span text:style-name="T5">취미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enitent</text:p>
          </table:table-cell>
          <table:table-cell table:style-name="ce6" office:value-type="string" calcext:value-type="string">
            <text:p>a  sorry ; repentant ; contrite <text:span text:style-name="T5">후회하는</text:span><text:span text:style-name="T6"> </text:span><text:span text:style-name="T5">참회하는</text:span><text:span text:style-name="T6">, </text:span><text:span text:style-name="T5">죄를</text:span><text:span text:style-name="T6"> </text:span><text:span text:style-name="T5">뉘우치는</text:span><text:span text:style-name="T6">(sorry, repentant, contrite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nsive</text:p>
          </table:table-cell>
          <table:table-cell table:style-name="ce6" office:value-type="string" calcext:value-type="string">
            <text:p>a  thoughtful and sad <text:span text:style-name="T2">생각에</text:span><text:span text:style-name="T3"> </text:span><text:span text:style-name="T4">잠긴</text:span><text:span text:style-name="T3">, </text:span><text:span text:style-name="T4">애수를</text:span><text:span text:style-name="T3"> </text:span><text:span text:style-name="T4">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63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peremptory</text:p>
          </table:table-cell>
          <table:table-cell table:style-name="ce6" office:value-type="string" calcext:value-type="string">
            <text:p>a  final ; categorical ; dictatorial <text:span text:style-name="T10">단호한</text:span><text:span text:style-name="T11">, </text:span><text:span text:style-name="T12">강압적인</text:span><text:span text:style-name="T11">; </text:span><text:span text:style-name="T12">엄연한</text:span><text:span text:style-name="T11">, </text:span><text:span text:style-name="T12">거만한</text:span><text:span text:style-name="T11">; </text:span><text:span text:style-name="T12">독단적인</text:span><text:span text:style-name="T11">, </text:span><text:span text:style-name="T12">단정적인</text:span><text:span text:style-name="T11">(categorical)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erennial</text:p>
          </table:table-cell>
          <table:table-cell table:style-name="ce6" office:value-type="string" calcext:value-type="string">
            <text:p>a  continual ; happening again and again or year after year <text:span text:style-name="T7">다년생의</text:span><text:span text:style-name="T8">, </text:span><text:span text:style-name="T9">여러해</text:span><text:span text:style-name="T8"> </text:span><text:span text:style-name="T9">계속하는</text:span><text:span text:style-name="T8">(continual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rfidy</text:p>
          </table:table-cell>
          <table:table-cell table:style-name="ce6" office:value-type="string" calcext:value-type="string">
            <text:p>n  treachery <text:span text:style-name="T2">불성실</text:span><text:span text:style-name="T3">, </text:span><text:span text:style-name="T4">배반</text:span><text:span text:style-name="T3">(treachery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rfunctory</text:p>
          </table:table-cell>
          <table:table-cell table:style-name="ce6" office:value-type="string" calcext:value-type="string">
            <text:p>a  unenthusiastic ; careless  <text:span text:style-name="T7">형식적인</text:span><text:span text:style-name="T8">(careless;</text:span><text:span text:style-name="T9">무관심한</text:span><text:span text:style-name="T8">), </text:span><text:span text:style-name="T9">겉치레의</text:span><text:span text:style-name="T8">(unenthusiastic)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eripatetic</text:p>
          </table:table-cell>
          <table:table-cell table:style-name="ce6" office:value-type="string" calcext:value-type="string">
            <text:p>a  wandering ; traveling continually ; itinerant <text:span text:style-name="T2">순회하는</text:span><text:span text:style-name="T3">(itinerant), </text:span><text:span text:style-name="T4">걸어다니는</text:span><text:span text:style-name="T3">(wandering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riphery</text:p>
          </table:table-cell>
          <table:table-cell table:style-name="ce6" office:value-type="string" calcext:value-type="string">
            <text:p>n  the outside edge of something <text:span text:style-name="T2">주의</text:span><text:span text:style-name="T3">, </text:span><text:span text:style-name="T4">주변</text:span><text:span text:style-name="T3">; </text:span><text:span text:style-name="T4">표면</text:span><text:span text:style-name="T3">, </text:span><text:span text:style-name="T4">외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rjury</text:p>
          </table:table-cell>
          <table:table-cell table:style-name="ce6" office:value-type="string" calcext:value-type="string">
            <text:p>n  lying under oath <text:span text:style-name="T2">위증</text:span><text:span text:style-name="T3">, </text:span><text:span text:style-name="T4">거짓</text:span><text:span text:style-name="T3"> </text:span><text:span text:style-name="T4">맹세</text:span><text:span text:style-name="T3">, </text:span><text:span text:style-name="T4">파약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rmeate</text:p>
          </table:table-cell>
          <table:table-cell table:style-name="ce6" office:value-type="string" calcext:value-type="string">
            <text:p>v  to spread or seep through ; to penetrate  <text:span text:style-name="T5">스며들다</text:span><text:span text:style-name="T6">, </text:span><text:span text:style-name="T5">침투하다</text:span><text:span text:style-name="T6">, </text:span><text:span text:style-name="T5">퍼지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rnicious</text:p>
          </table:table-cell>
          <table:table-cell table:style-name="ce6" office:value-type="string" calcext:value-type="string">
            <text:p>a  deadly ; extremely evil <text:span text:style-name="T7">유해한</text:span><text:span text:style-name="T8">; </text:span><text:span text:style-name="T9">파멸적인</text:span><text:span text:style-name="T8">, </text:span><text:span text:style-name="T9">치명적인</text:span><text:span text:style-name="T8">(deadly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rquisite</text:p>
          </table:table-cell>
          <table:table-cell table:style-name="ce6" office:value-type="string" calcext:value-type="string">
            <text:p>n  a privilege that goes along with a job ; a perk <text:span text:style-name="T2">부수입</text:span><text:span text:style-name="T3">, </text:span><text:span text:style-name="T4">팁</text:span><text:span text:style-name="T3">(=perk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rtinent </text:p>
          </table:table-cell>
          <table:table-cell table:style-name="ce6" office:value-type="string" calcext:value-type="string">
            <text:p>a  relevant ; dealing with the matter at hand <text:span text:style-name="T10">적당한</text:span><text:span text:style-name="T11">, </text:span><text:span text:style-name="T12">적절한</text:span><text:span text:style-name="T11">, ...</text:span><text:span text:style-name="T12">에</text:span><text:span text:style-name="T11"> </text:span><text:span text:style-name="T12">과한</text:span><text:span text:style-name="T11">, </text:span><text:span text:style-name="T12">관련된</text:span><text:span text:style-name="T11">(relevant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rturb</text:p>
          </table:table-cell>
          <table:table-cell table:style-name="ce6" office:value-type="string" calcext:value-type="string">
            <text:p>v  to disturb greatly  <text:span text:style-name="T7">교란하다</text:span><text:span text:style-name="T8">, </text:span><text:span text:style-name="T9">혼란시키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ruse</text:p>
          </table:table-cell>
          <table:table-cell table:style-name="ce6" office:value-type="string" calcext:value-type="string">
            <text:p>v  to read carefully <text:span text:style-name="T7">정독하다</text:span><text:span text:style-name="T8">, </text:span><text:span text:style-name="T9">숙독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64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pervade</text:p>
          </table:table-cell>
          <table:table-cell table:style-name="ce6" office:value-type="string" calcext:value-type="string">
            <text:p>v  to spread throughout <text:span text:style-name="T10">널리</text:span><text:span text:style-name="T11"> </text:span><text:span text:style-name="T12">퍼지다</text:span><text:span text:style-name="T11">, </text:span><text:span text:style-name="T12">보급하다</text:span><text:span text:style-name="T11">, </text:span><text:span text:style-name="T12">스며들다</text:span><text:span text:style-name="T11">, </text:span><text:span text:style-name="T12">고루</text:span><text:span text:style-name="T11"> </text:span><text:span text:style-name="T12">미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etulant</text:p>
          </table:table-cell>
          <table:table-cell table:style-name="ce6" office:value-type="string" calcext:value-type="string">
            <text:p>a  rude ; cranky ; ill-tempered  <text:span text:style-name="T10">잘</text:span><text:span text:style-name="T11"> </text:span><text:span text:style-name="T12">토라지는</text:span><text:span text:style-name="T11">, </text:span><text:span text:style-name="T12">화를</text:span><text:span text:style-name="T11"> </text:span><text:span text:style-name="T12">잘</text:span><text:span text:style-name="T11"> </text:span><text:span text:style-name="T12">내는</text:span><text:span text:style-name="T11">, </text:span><text:span text:style-name="T12">까다로운</text:span><text:span text:style-name="T11">(cranky, rude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hilanthropy</text:p>
          </table:table-cell>
          <table:table-cell table:style-name="ce6" office:value-type="string" calcext:value-type="string">
            <text:p>n  love of mankind, especially by doing good deeds  <text:span text:style-name="T10">박애</text:span><text:span text:style-name="T11">, </text:span><text:span text:style-name="T12">자선</text:span><text:span text:style-name="T11">; </text:span><text:span text:style-name="T12">자선</text:span><text:span text:style-name="T11"> </text:span><text:span text:style-name="T12">활동</text:span><text:span text:style-name="T11">, </text:span><text:span text:style-name="T12">자선</text:span><text:span text:style-name="T11"> </text:span><text:span text:style-name="T12">사업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hilistine</text:p>
          </table:table-cell>
          <table:table-cell table:style-name="ce6" office:value-type="string" calcext:value-type="string">
            <text:p>n  a smugly ignorant person with no appreciation of intellectual or artistic matters <text:span text:style-name="T2">속물</text:span><text:span text:style-name="T3">, </text:span><text:span text:style-name="T4">교양</text:span><text:span text:style-name="T3"> </text:span><text:span text:style-name="T4">없는</text:span><text:span text:style-name="T3"> </text:span><text:span text:style-name="T4">사람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lous</text:p>
          </table:table-cell>
          <table:table-cell table:style-name="ce6" office:value-type="string" calcext:value-type="string">
            <text:p>a  reverent or devout ; outwardly (and sometimes falsely) reverent or devout ; hypocritical  <text:span text:style-name="T10">신앙심이</text:span><text:span text:style-name="T11"> </text:span><text:span text:style-name="T12">깊은</text:span><text:span text:style-name="T11">, </text:span><text:span text:style-name="T12">경건한</text:span><text:span text:style-name="T11">; </text:span><text:span text:style-name="T12">종교적인</text:span><text:span text:style-name="T11">; </text:span><text:span text:style-name="T12">위선적인</text:span><text:span text:style-name="T11">, </text:span><text:span text:style-name="T12">종교를</text:span><text:span text:style-name="T11"> </text:span><text:span text:style-name="T12">구실로</text:span><text:span text:style-name="T11"> </text:span><text:span text:style-name="T12">삼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ivotal</text:p>
          </table:table-cell>
          <table:table-cell table:style-name="ce6" office:value-type="string" calcext:value-type="string">
            <text:p>a  crucial <text:span text:style-name="T7">축의</text:span><text:span text:style-name="T8">, </text:span><text:span text:style-name="T9">중추적인</text:span><text:span text:style-name="T8">, </text:span><text:span text:style-name="T9">중요한</text:span><text:span text:style-name="T8">(crucial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lacate</text:p>
          </table:table-cell>
          <table:table-cell table:style-name="ce6" office:value-type="string" calcext:value-type="string">
            <text:p>v  to pacify ; to appease ; to soothe  <text:span text:style-name="T7">회유하다</text:span><text:span text:style-name="T8">, </text:span><text:span text:style-name="T9">달래다</text:span><text:span text:style-name="T8">, </text:span><text:span text:style-name="T9">위로하다</text:span><text:span text:style-name="T8">; </text:span><text:span text:style-name="T9">가라앉히다</text:span><text:span text:style-name="T8">, </text:span><text:span text:style-name="T9">삭이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laintive</text:p>
          </table:table-cell>
          <table:table-cell table:style-name="ce6" office:value-type="string" calcext:value-type="string">
            <text:p>a  expressing sadness or sorrow <text:span text:style-name="T7">슬픈</text:span><text:span text:style-name="T8"> </text:span><text:span text:style-name="T9">듯한</text:span><text:span text:style-name="T8">, </text:span><text:span text:style-name="T9">구슬픈</text:span><text:span text:style-name="T8">, </text:span><text:span text:style-name="T9">불쌍한</text:span><text:span text:style-name="T8">, </text:span><text:span text:style-name="T9">애처로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latitude</text:p>
          </table:table-cell>
          <table:table-cell table:style-name="ce6" office:value-type="string" calcext:value-type="string">
            <text:p>n  a dull or trite remark ; a cliché <text:span text:style-name="T10">진부한</text:span><text:span text:style-name="T11">, </text:span><text:span text:style-name="T12">평범한</text:span><text:span text:style-name="T11">; </text:span><text:span text:style-name="T12">단조</text:span><text:span text:style-name="T11">; </text:span><text:span text:style-name="T12">진부한</text:span><text:span text:style-name="T11"> </text:span><text:span text:style-name="T12">말</text:span><text:span text:style-name="T11">, </text:span><text:span text:style-name="T12">흔해</text:span><text:span text:style-name="T11"> </text:span><text:span text:style-name="T12">빠진</text:span><text:span text:style-name="T11"> </text:span><text:span text:style-name="T12">발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lebeian</text:p>
          </table:table-cell>
          <table:table-cell table:style-name="ce6" office:value-type="string" calcext:value-type="string">
            <text:p>n  common ; vulgar ; low class ; bourgeois <text:span text:style-name="T2">보통의</text:span><text:span text:style-name="T3">, </text:span><text:span text:style-name="T4">평범한</text:span><text:span text:style-name="T3">; </text:span><text:span text:style-name="T4">속된</text:span><text:span text:style-name="T3">(vulgar), </text:span><text:span text:style-name="T4">천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lethora </text:p>
          </table:table-cell>
          <table:table-cell table:style-name="ce6" office:value-type="string" calcext:value-type="string">
            <text:p>n  an excess <text:span text:style-name="T7">과다</text:span><text:span text:style-name="T8">, </text:span><text:span text:style-name="T9">과잉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ignant</text:p>
          </table:table-cell>
          <table:table-cell table:style-name="ce6" office:value-type="string" calcext:value-type="string">
            <text:p>a  painfully emotional ; extremely moving ; sharp or astute <text:span text:style-name="T10">신랄한</text:span><text:span text:style-name="T11">, </text:span><text:span text:style-name="T12">날카로운</text:span><text:span text:style-name="T11">; </text:span><text:span text:style-name="T12">감동적인</text:span><text:span text:style-name="T11">, </text:span><text:span text:style-name="T12">마음에</text:span><text:span text:style-name="T11"> </text:span><text:span text:style-name="T12">강하게</text:span><text:span text:style-name="T11"> </text:span><text:span text:style-name="T12">호소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65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polarize</text:p>
          </table:table-cell>
          <table:table-cell table:style-name="ce6" office:value-type="string" calcext:value-type="string">
            <text:p>v  to break up into opposing factions or groupings <text:span text:style-name="T7">극성을</text:span><text:span text:style-name="T8"> </text:span><text:span text:style-name="T9">주다</text:span><text:span text:style-name="T8">, </text:span><text:span text:style-name="T9">양극화하다</text:span><text:span text:style-name="T8">; </text:span><text:span text:style-name="T9">대립시키다</text:span><text:span text:style-name="T8">, </text:span><text:span text:style-name="T9">분열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lemic</text:p>
          </table:table-cell>
          <table:table-cell table:style-name="ce6" office:value-type="string" calcext:value-type="string">
            <text:p>n  a powerful argument often make to attack or refute a controversial issue <text:span text:style-name="T7">논쟁</text:span><text:span text:style-name="T8">, </text:span><text:span text:style-name="T9">논법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nderous</text:p>
          </table:table-cell>
          <table:table-cell table:style-name="ce6" office:value-type="string" calcext:value-type="string">
            <text:p>a  so large as to be clumsy ; massive ; dull <text:span text:style-name="T10">아주</text:span><text:span text:style-name="T11"> </text:span><text:span text:style-name="T12">무거운</text:span><text:span text:style-name="T11">(massive),  </text:span><text:span text:style-name="T12">다루기에</text:span><text:span text:style-name="T11"> </text:span><text:span text:style-name="T12">불편한</text:span><text:span text:style-name="T11">, </text:span><text:span text:style-name="T12">답답한</text:span><text:span text:style-name="T11">, </text:span><text:span text:style-name="T12">지루한</text:span><text:span text:style-name="T11">(dull), </text:span><text:span text:style-name="T12">장황한</text:span><text:span text:style-name="T11">, </text:span><text:span text:style-name="T12">어색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rtent</text:p>
          </table:table-cell>
          <table:table-cell table:style-name="ce6" office:value-type="string" calcext:value-type="string">
            <text:p>n  an omen ; a sign of something coming in the future <text:span text:style-name="T10">전조</text:span><text:span text:style-name="T11">; </text:span><text:span text:style-name="T12">징조</text:span><text:span text:style-name="T11">; </text:span><text:span text:style-name="T12">경이적인</text:span><text:span text:style-name="T11"> </text:span><text:span text:style-name="T12">것</text:span><text:span text:style-name="T11">(</text:span><text:span text:style-name="T12">사람</text:span><text:span text:style-name="T11">)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ulate</text:p>
          </table:table-cell>
          <table:table-cell table:style-name="ce6" office:value-type="string" calcext:value-type="string">
            <text:p>n  something accepted as true without proof ; and axiom <text:span text:style-name="T10">가정</text:span><text:span text:style-name="T11">, </text:span><text:span text:style-name="T12">선결</text:span><text:span text:style-name="T11"> </text:span><text:span text:style-name="T12">조건</text:span><text:span text:style-name="T11">, </text:span><text:span text:style-name="T12">기본</text:span><text:span text:style-name="T11"> </text:span><text:span text:style-name="T12">원리</text:span><text:span text:style-name="T11">, </text:span><text:span text:style-name="T12">필요조건</text:span><text:span text:style-name="T11">; </text:span><text:span text:style-name="T12">원리</text:span><text:span text:style-name="T11">, </text:span><text:span text:style-name="T12">이치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pragmatic</text:p>
          </table:table-cell>
          <table:table-cell table:style-name="ce6" office:value-type="string" calcext:value-type="string">
            <text:p>a  practical ; down to earth ; based on experience rather than theory <text:span text:style-name="T7">실용적인</text:span><text:span text:style-name="T8">, </text:span><text:span text:style-name="T9">실용주의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edent</text:p>
          </table:table-cell>
          <table:table-cell table:style-name="ce6" office:value-type="string" calcext:value-type="string">
            <text:p>n  an earlier example or model of something <text:span text:style-name="T5">선례</text:span><text:span text:style-name="T6">, </text:span><text:span text:style-name="T5">관례</text:span><text:span text:style-name="T6">, </text:span><text:span text:style-name="T5">판례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cept</text:p>
          </table:table-cell>
          <table:table-cell table:style-name="ce6" office:value-type="string" calcext:value-type="string">
            <text:p>n  a rule to live by ; a principle establishing a certain kind of action or behavior ; a maxim <text:span text:style-name="T7">교훈</text:span><text:span text:style-name="T8">, </text:span><text:span text:style-name="T9">격언</text:span><text:span text:style-name="T8">(maxim); </text:span><text:span text:style-name="T9">법칙</text:span><text:span text:style-name="T8">, </text:span><text:span text:style-name="T9">영장</text:span><text:span text:style-name="T8">, </text:span><text:span text:style-name="T9">명령서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precipitate</text:p>
          </table:table-cell>
          <table:table-cell table:style-name="ce6" office:value-type="string" calcext:value-type="string">
            <text:p>v  to cause to happen abruptly  <text:span text:style-name="T10">갑자기</text:span><text:span text:style-name="T11"> </text:span><text:span text:style-name="T12">빠뜨리다</text:span><text:span text:style-name="T11">, </text:span><text:span text:style-name="T12">곤두박질치게</text:span><text:span text:style-name="T11"> </text:span><text:span text:style-name="T12">하다</text:span><text:span text:style-name="T11">, </text:span><text:span text:style-name="T12">촉진시키다</text:span><text:span text:style-name="T11">, </text:span><text:span text:style-name="T12">재촉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ipitous</text:p>
          </table:table-cell>
          <table:table-cell table:style-name="ce6" office:value-type="string" calcext:value-type="string">
            <text:p>a  steep <text:span text:style-name="T2">가파른</text:span><text:span text:style-name="T3">, </text:span><text:span text:style-name="T4">험한</text:span><text:span text:style-name="T3">(steep); </text:span><text:span text:style-name="T4">황급한</text:span><text:span text:style-name="T3">, </text:span><text:span text:style-name="T4">허둥대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66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4">
          <table:table-cell/>
          <table:table-cell table:style-name="ce2" office:value-type="string" calcext:value-type="string">
            <text:p>preclude</text:p>
          </table:table-cell>
          <table:table-cell table:style-name="ce6" office:value-type="string" calcext:value-type="string">
            <text:p>v  to prevent something from ever happening  <text:span text:style-name="T2">제외시키다</text:span><text:span text:style-name="T3">, </text:span><text:span text:style-name="T4">배제하다</text:span><text:span text:style-name="T3">; </text:span><text:span text:style-name="T4">방해하다</text:span><text:span text:style-name="T3">, </text:span><text:span text:style-name="T4">가로막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cursor</text:p>
          </table:table-cell>
          <table:table-cell table:style-name="ce6" office:value-type="string" calcext:value-type="string">
            <text:p>n  forerunner ; something that goes before and anticipates or paves the way for whatever it is that follows <text:span text:style-name="T2">선임자</text:span><text:span text:style-name="T3">, </text:span><text:span text:style-name="T4">선배</text:span><text:span text:style-name="T3">, </text:span><text:span text:style-name="T4">선구자</text:span><text:span text:style-name="T3">, </text:span><text:span text:style-name="T4">선각자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dilection</text:p>
          </table:table-cell>
          <table:table-cell table:style-name="ce6" office:value-type="string" calcext:value-type="string">
            <text:p>n  a natural preference for something <text:span text:style-name="T7">편애</text:span><text:span text:style-name="T8">, </text:span><text:span text:style-name="T9">역성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eminent</text:p>
          </table:table-cell>
          <table:table-cell table:style-name="ce6" office:value-type="string" calcext:value-type="string">
            <text:p>a  better than anyone else ; outstanding ; supreme  <text:span text:style-name="T2">탁월한</text:span><text:span text:style-name="T3">, </text:span><text:span text:style-name="T4">발군의</text:span><text:span text:style-name="T3">, </text:span><text:span text:style-name="T4">현저한</text:span><text:span text:style-name="T3">, </text:span><text:span text:style-name="T4">출중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empt</text:p>
          </table:table-cell>
          <table:table-cell table:style-name="ce6" office:value-type="string" calcext:value-type="string">
            <text:p>v  to seize something by prior right <text:span text:style-name="T5">선매권에</text:span><text:span text:style-name="T6"> </text:span><text:span text:style-name="T5">의해</text:span><text:span text:style-name="T6"> </text:span><text:span text:style-name="T5">얻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mise</text:p>
          </table:table-cell>
          <table:table-cell table:style-name="ce6" office:value-type="string" calcext:value-type="string">
            <text:p>n  an assumption ; the basis for a conclusion <text:span text:style-name="T10">전제</text:span><text:span text:style-name="T11">, </text:span><text:span text:style-name="T12">전술한</text:span><text:span text:style-name="T11"> </text:span><text:span text:style-name="T12">사항</text:span><text:span text:style-name="T11">, </text:span><text:span text:style-name="T12">근거</text:span><text:span text:style-name="T11">; </text:span><text:span text:style-name="T12">토지</text:span><text:span text:style-name="T11">, </text:span><text:span text:style-name="T12">부동산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possess</text:p>
          </table:table-cell>
          <table:table-cell table:style-name="ce6" office:value-type="string" calcext:value-type="string">
            <text:p>v  to preoccupy ; to influence beforehand or prejudice ; to make a good impression on beforehand  <text:span text:style-name="T13">선입관을</text:span><text:span text:style-name="T14"> </text:span><text:span text:style-name="T15">가지게</text:span><text:span text:style-name="T14"> </text:span><text:span text:style-name="T15">하다</text:span><text:span text:style-name="T14">; </text:span><text:span text:style-name="T15">좋은</text:span><text:span text:style-name="T14"> </text:span><text:span text:style-name="T15">이상을</text:span><text:span text:style-name="T14"> </text:span><text:span text:style-name="T15">주다</text:span><text:span text:style-name="T14">, </text:span><text:span text:style-name="T15">호감을</text:span><text:span text:style-name="T14"> </text:span><text:span text:style-name="T15">가지게</text:span><text:span text:style-name="T14"> </text:span><text:span text:style-name="T15">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rogative</text:p>
          </table:table-cell>
          <table:table-cell table:style-name="ce6" office:value-type="string" calcext:value-type="string">
            <text:p>n  a right or privilege connected exclusively with a position, a person, a class, a nation, or some other group or classification <text:span text:style-name="T2">특권</text:span><text:span text:style-name="T3">, </text:span><text:span text:style-name="T4">특전</text:span><text:span text:style-name="T3">; </text:span><text:span text:style-name="T4">우선</text:span><text:span text:style-name="T3"> </text:span><text:span text:style-name="T4">투표권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vail</text:p>
          </table:table-cell>
          <table:table-cell table:style-name="ce6" office:value-type="string" calcext:value-type="string">
            <text:p>v  to triumph ; to overcome rivals ; (with on, upon, or with) to persuade <text:span text:style-name="T7">우세하다</text:span><text:span text:style-name="T8">, </text:span><text:span text:style-name="T9">널리</text:span><text:span text:style-name="T8"> </text:span><text:span text:style-name="T9">보급하다</text:span><text:span text:style-name="T8">; </text:span><text:span text:style-name="T9">유력하다</text:span><text:span text:style-name="T8">, </text:span><text:span text:style-name="T9">압도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istine</text:p>
          </table:table-cell>
          <table:table-cell table:style-name="ce6" office:value-type="string" calcext:value-type="string">
            <text:p>a  original ; unspoiled ; pure <text:span text:style-name="T2">원시적인</text:span><text:span text:style-name="T3">, </text:span><text:span text:style-name="T4">옛날의</text:span><text:span text:style-name="T3">, </text:span><text:span text:style-name="T4">원래의</text:span><text:span text:style-name="T3">, </text:span><text:span text:style-name="T4">순박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digal</text:p>
          </table:table-cell>
          <table:table-cell table:style-name="ce6" office:value-type="string" calcext:value-type="string">
            <text:p>a  wastefully extravagant <text:span text:style-name="T2">풍부한</text:span><text:span text:style-name="T3">, </text:span><text:span text:style-name="T4">남아도는</text:span><text:span text:style-name="T3">; </text:span><text:span text:style-name="T4">낭비하는</text:span><text:span text:style-name="T3">, </text:span><text:span text:style-name="T4">방탕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67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prodigious</text:p>
          </table:table-cell>
          <table:table-cell table:style-name="ce6" office:value-type="string" calcext:value-type="string">
            <text:p>a<text:span text:style-name="T32">  </text:span><text:span text:style-name="T6">extraordinary;</text:span><text:span text:style-name="T32"> </text:span><text:span text:style-name="T6">enormous;</text:span><text:span text:style-name="T32"> </text:span><text:span text:style-name="T6">vast</text:span><text:span text:style-name="T32">   </text:span><text:span text:style-name="T33">거대한</text:span><text:span text:style-name="T6">,</text:span><text:span text:style-name="T32"> </text:span><text:span text:style-name="T33">막대한</text:span><text:span text:style-name="T6">;</text:span><text:span text:style-name="T32"> </text:span><text:span text:style-name="T33">비범한</text:span><text:span text:style-name="T6">,</text:span><text:span text:style-name="T32"> </text:span><text:span text:style-name="T33">유별난</text:span><text:span text:style-name="T6">,</text:span><text:span text:style-name="T32"> </text:span><text:span text:style-name="T33">비상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odigy</text:p>
          </table:table-cell>
          <table:table-cell table:style-name="ce6" office:value-type="string" calcext:value-type="string">
            <text:p>n<text:span text:style-name="T34">  </text:span><text:span text:style-name="T35">an</text:span><text:span text:style-name="T36"> </text:span><text:span text:style-name="T35">extremely</text:span><text:span text:style-name="T36"> </text:span><text:span text:style-name="T35">talented</text:span><text:span text:style-name="T36"> </text:span><text:span text:style-name="T35">child;</text:span><text:span text:style-name="T36"> </text:span><text:span text:style-name="T35">an</text:span><text:span text:style-name="T36"> </text:span><text:span text:style-name="T35">extraordinary</text:span><text:span text:style-name="T36"> </text:span><text:span text:style-name="T35">accomplishment</text:span><text:span text:style-name="T36"> </text:span><text:span text:style-name="T35">or</text:span><text:span text:style-name="T36"> </text:span><text:span text:style-name="T35">occurrence;</text:span><text:span text:style-name="T36"> </text:span><text:span text:style-name="T35">wonder</text:span><text:span text:style-name="T36">  </text:span><text:span text:style-name="T35">/</text:span><text:span text:style-name="T36"> </text:span><text:span text:style-name="T37">경이</text:span><text:span text:style-name="T35">,</text:span><text:span text:style-name="T36"> </text:span><text:span text:style-name="T37">비상한</text:span><text:span text:style-name="T36"> </text:span><text:span text:style-name="T37">일</text:span><text:span text:style-name="T35">,</text:span><text:span text:style-name="T36"> </text:span><text:span text:style-name="T37">이상한</text:span><text:span text:style-name="T36"> </text:span><text:span text:style-name="T37">조짐</text:span><text:span text:style-name="T35">,</text:span><text:span text:style-name="T36"> </text:span><text:span text:style-name="T37">전조</text:span><text:span text:style-name="T35">,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ofane</text:p>
          </table:table-cell>
          <table:table-cell table:style-name="ce6" office:value-type="string" calcext:value-type="string">
            <text:p>a<text:span text:style-name="T38">  </text:span><text:span text:style-name="T39">not</text:span><text:span text:style-name="T40"> </text:span><text:span text:style-name="T39">having</text:span><text:span text:style-name="T40"> </text:span><text:span text:style-name="T39">to</text:span><text:span text:style-name="T40"> </text:span><text:span text:style-name="T39">do</text:span><text:span text:style-name="T40"> </text:span><text:span text:style-name="T39">with</text:span><text:span text:style-name="T40"> </text:span><text:span text:style-name="T39">religion;</text:span><text:span text:style-name="T40"> </text:span><text:span text:style-name="T39">irreverent;</text:span><text:span text:style-name="T40"> </text:span><text:span text:style-name="T39">blasphemous</text:span><text:span text:style-name="T40">  </text:span><text:span text:style-name="T41">모독적인</text:span><text:span text:style-name="T40"> </text:span><text:span text:style-name="T41">신성을</text:span><text:span text:style-name="T40"> </text:span><text:span text:style-name="T41">더럽히는</text:span><text:span text:style-name="T40">; </text:span><text:span text:style-name="T41">세속의</text:span><text:span text:style-name="T40">, </text:span><text:span text:style-name="T41">야비한</text:span></text:p>
          </table:table-cell>
          <table:table-cell table:number-columns-repeated="1021"/>
        </table:table-row>
        <table:table-row table:style-name="ro5">
          <table:table-cell/>
          <table:table-cell table:style-name="ce2" office:value-type="string" calcext:value-type="string">
            <text:p>profess</text:p>
          </table:table-cell>
          <table:table-cell table:style-name="ce6" office:value-type="string" calcext:value-type="string">
            <text:p>v<text:span text:style-name="T42">  </text:span><text:span text:style-name="T43">to</text:span><text:span text:style-name="T44"> </text:span><text:span text:style-name="T43">declare;</text:span><text:span text:style-name="T44"> </text:span><text:span text:style-name="T43">to</text:span><text:span text:style-name="T44"> </text:span><text:span text:style-name="T43">declare</text:span><text:span text:style-name="T44"> </text:span><text:span text:style-name="T43">falsely</text:span><text:span text:style-name="T44"> </text:span><text:span text:style-name="T43">or</text:span><text:span text:style-name="T44"> </text:span><text:span text:style-name="T43">pretend;</text:span><text:span text:style-name="T44"> </text:span><text:span text:style-name="T45">공언하다</text:span><text:span text:style-name="T43">;</text:span><text:span text:style-name="T44"> </text:span><text:span text:style-name="T45">고백하다</text:span><text:span text:style-name="T43">;</text:span><text:span text:style-name="T44"> </text:span><text:span text:style-name="T45">칭하다</text:span><text:span text:style-name="T43">;</text:span><text:span text:style-name="T44"> </text:span><text:span text:style-name="T45">직업으로</text:span><text:span text:style-name="T44"> </text:span><text:span text:style-name="T45">하다</text:span><text:span text:style-name="T44">  </text:span><text:span text:style-name="T43">cf)</text:span><text:span text:style-name="T44"> </text:span><text:span text:style-name="T43">professed</text:span><text:span text:style-name="T44"> </text:span><text:span text:style-name="T45">공언한</text:span><text:span text:style-name="T43">,</text:span><text:span text:style-name="T44"> </text:span><text:span text:style-name="T45">전문적인</text:span><text:span text:style-name="T43">,</text:span><text:span text:style-name="T44"> </text:span><text:span text:style-name="T45">본직의</text:span><text:span text:style-name="T43">,</text:span><text:span text:style-name="T44"> </text:span><text:span text:style-name="T45">외양만의</text:span><text:span text:style-name="T43">,</text:span><text:span text:style-name="T44"> </text:span><text:span text:style-name="T45">자칭의</text:span><text:span text:style-name="T43">,</text:span><text:span text:style-name="T44"> </text:span><text:span text:style-name="T45">거짓의 </text:span><text:span text:style-name="T43">professional</text:span><text:span text:style-name="T44"> </text:span><text:span text:style-name="T43">a</text:span><text:span text:style-name="T44"> </text:span><text:span text:style-name="T45">직업의</text:span><text:span text:style-name="T43">,</text:span><text:span text:style-name="T45">전문직업의</text:span><text:span text:style-name="T44"> </text:span><text:span text:style-name="T43">n</text:span><text:span text:style-name="T44"> </text:span><text:span text:style-name="T45">지적</text:span><text:span text:style-name="T44"> </text:span><text:span text:style-name="T45">직업인</text:span><text:span text:style-name="T43">,</text:span><text:span text:style-name="T44"> </text:span><text:span text:style-name="T45">전문가</text:span><text:span text:style-name="T43">,</text:span><text:span text:style-name="T44"> </text:span><text:span text:style-name="T45">전문</text:span><text:span text:style-name="T44"> </text:span><text:span text:style-name="T45">선수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oficient</text:p>
          </table:table-cell>
          <table:table-cell table:style-name="ce6" office:value-type="string" calcext:value-type="string">
            <text:p>a<text:span text:style-name="T46">  </text:span><text:span text:style-name="T21">thoroughly</text:span><text:span text:style-name="T47"> </text:span><text:span text:style-name="T21">competent;</text:span><text:span text:style-name="T47"> </text:span><text:span text:style-name="T21">skillful;</text:span><text:span text:style-name="T47"> </text:span><text:span text:style-name="T21">very</text:span><text:span text:style-name="T47"> </text:span><text:span text:style-name="T21">good</text:span><text:span text:style-name="T47"> </text:span><text:span text:style-name="T21">(at</text:span><text:span text:style-name="T47"> </text:span><text:span text:style-name="T21">something)</text:span><text:span text:style-name="T47">  </text:span><text:span text:style-name="T22">숙달된</text:span><text:span text:style-name="T47">,</text:span><text:span text:style-name="T22">능숙한</text:span><text:span text:style-name="T47"> (at, in) n </text:span><text:span text:style-name="T22">명인</text:span><text:span text:style-name="T47">(expert)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ofligate</text:p>
          </table:table-cell>
          <table:table-cell table:style-name="ce6" office:value-type="string" calcext:value-type="string">
            <text:p>a<text:span text:style-name="T48">  </text:span><text:span text:style-name="T49">extravagantly</text:span><text:span text:style-name="T50"> </text:span><text:span text:style-name="T49">wasteful</text:span><text:span text:style-name="T50"> </text:span><text:span text:style-name="T49">and,</text:span><text:span text:style-name="T50"> </text:span><text:span text:style-name="T49">usually,</text:span><text:span text:style-name="T50"> </text:span><text:span text:style-name="T49">wildly</text:span><text:span text:style-name="T50"> </text:span><text:span text:style-name="T49">immoral</text:span><text:span text:style-name="T50">  a </text:span><text:span text:style-name="T51">방탕한</text:span><text:span text:style-name="T50">, </text:span><text:span text:style-name="T51">품행이</text:span><text:span text:style-name="T50"> </text:span><text:span text:style-name="T51">나쁜</text:span><text:span text:style-name="T50">    n </text:span><text:span text:style-name="T51">방탕아</text:span><text:span text:style-name="T50">, </text:span><text:span text:style-name="T51">난봉꾼</text:span><text:span text:style-name="T50"> </text:span></text:p>
          </table:table-cell>
          <table:table-cell table:number-columns-repeated="1021"/>
        </table:table-row>
        <table:table-row table:style-name="ro5">
          <table:table-cell/>
          <table:table-cell table:style-name="ce2" office:value-type="string" calcext:value-type="string">
            <text:p>profound</text:p>
          </table:table-cell>
          <table:table-cell table:style-name="ce6" office:value-type="string" calcext:value-type="string">
            <text:p>a<text:span text:style-name="T52">  </text:span><text:span text:style-name="T53">deep</text:span><text:span text:style-name="T54"> </text:span><text:span text:style-name="T53">(several</text:span><text:span text:style-name="T54"> </text:span><text:span text:style-name="T53">senses);</text:span><text:span text:style-name="T54"> </text:span><text:span text:style-name="T53">~sleep,</text:span><text:span text:style-name="T54"> </text:span><text:span text:style-name="T53">~knowledge,</text:span><text:span text:style-name="T54"> </text:span><text:span text:style-name="T53">~meaning,</text:span><text:span text:style-name="T54"> </text:span><text:span text:style-name="T53">~thanks,</text:span><text:span text:style-name="T54"> </text:span><text:span text:style-name="T53">~anxiety,</text:span><text:span text:style-name="T54"> </text:span><text:span text:style-name="T53">~bow</text:span><text:span text:style-name="T54">   </text:span><text:span text:style-name="T53">n</text:span><text:span text:style-name="T54"> </text:span><text:span text:style-name="T53">profundity,</text:span><text:span text:style-name="T54"> </text:span><text:span text:style-name="T53">profoundness</text:span><text:span text:style-name="T54"> </text:span><text:span text:style-name="T55">깊은</text:span><text:span text:style-name="T53">,</text:span><text:span text:style-name="T54"> </text:span><text:span text:style-name="T55">뿌리</text:span><text:span text:style-name="T54"> </text:span><text:span text:style-name="T55">깊은</text:span><text:span text:style-name="T53">;</text:span><text:span text:style-name="T54"> </text:span><text:span text:style-name="T55">심원한</text:span><text:span text:style-name="T53">,</text:span><text:span text:style-name="T54"> </text:span><text:span text:style-name="T55">해박한</text:span><text:span text:style-name="T53">,</text:span><text:span text:style-name="T54"> </text:span><text:span text:style-name="T55">난해한</text:span><text:span text:style-name="T54"> </text:span><text:span text:style-name="T53">,</text:span><text:span text:style-name="T54"> </text:span><text:span text:style-name="T55">충심에서의</text:span><text:span text:style-name="T53">,</text:span><text:span text:style-name="T54"> </text:span><text:span text:style-name="T55">정중한</text:span><text:span text:style-name="T54">  </text:span><text:span text:style-name="T53">n(</text:span><text:span text:style-name="T55">시어</text:span><text:span text:style-name="T53">)</text:span><text:span text:style-name="T54"> </text:span><text:span text:style-name="T55">심연</text:span><text:span text:style-name="T53">,</text:span><text:span text:style-name="T54"> </text:span><text:span text:style-name="T55">심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fuse</text:p>
          </table:table-cell>
          <table:table-cell table:style-name="ce6" office:value-type="string" calcext:value-type="string">
            <text:p>a<text:span text:style-name="T32">  </text:span><text:span text:style-name="T6">flowing;</text:span><text:span text:style-name="T32"> </text:span><text:span text:style-name="T6">extravagant</text:span><text:span text:style-name="T32">  </text:span><text:span text:style-name="T33">아낌없는</text:span><text:span text:style-name="T6">,</text:span><text:span text:style-name="T32"> </text:span><text:span text:style-name="T33">마음이</text:span><text:span text:style-name="T32"> </text:span><text:span text:style-name="T33">후한</text:span><text:span text:style-name="T6">;</text:span><text:span text:style-name="T32"> </text:span><text:span text:style-name="T33">풍부한</text:span><text:span text:style-name="T6">,</text:span><text:span text:style-name="T32"> </text:span><text:span text:style-name="T33">많은</text:span><text:span text:style-name="T6">;</text:span><text:span text:style-name="T32"> </text:span><text:span text:style-name="T33">과다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letariat</text:p>
          </table:table-cell>
          <table:table-cell table:style-name="ce6" office:value-type="string" calcext:value-type="string">
            <text:p>n<text:span text:style-name="T56">  </text:span><text:span text:style-name="T11">the</text:span><text:span text:style-name="T57"> </text:span><text:span text:style-name="T11">industrial</text:span><text:span text:style-name="T57"> </text:span><text:span text:style-name="T11">working</text:span><text:span text:style-name="T57"> </text:span><text:span text:style-name="T11">class</text:span><text:span text:style-name="T57"> </text:span><text:span text:style-name="T58">무산계급</text:span><text:span text:style-name="T11">,</text:span><text:span text:style-name="T57"> </text:span><text:span text:style-name="T58">최하층민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liferate</text:p>
          </table:table-cell>
          <table:table-cell table:style-name="ce6" office:value-type="string" calcext:value-type="string">
            <text:p>v<text:span text:style-name="T56">  </text:span><text:span text:style-name="T11">to</text:span><text:span text:style-name="T57"> </text:span><text:span text:style-name="T11">spread</text:span><text:span text:style-name="T57"> </text:span><text:span text:style-name="T11">or</text:span><text:span text:style-name="T57"> </text:span><text:span text:style-name="T11">grow</text:span><text:span text:style-name="T57"> </text:span><text:span text:style-name="T11">rapidly</text:span><text:span text:style-name="T57"> </text:span><text:span text:style-name="T58">증식하다</text:span><text:span text:style-name="T11">,</text:span><text:span text:style-name="T57"> </text:span><text:span text:style-name="T58">확산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lific</text:p>
          </table:table-cell>
          <table:table-cell table:style-name="ce6" office:value-type="string" calcext:value-type="string">
            <text:p>a<text:span text:style-name="T46">  </text:span><text:span text:style-name="T21">abundantly</text:span><text:span text:style-name="T47"> </text:span><text:span text:style-name="T21">productive;</text:span><text:span text:style-name="T47"> </text:span><text:span text:style-name="T21">fruitful</text:span><text:span text:style-name="T47"> </text:span><text:span text:style-name="T21">or</text:span><text:span text:style-name="T47"> </text:span><text:span text:style-name="T21">fertile</text:span><text:span text:style-name="T47"> </text:span><text:span text:style-name="T59">다산의</text:span><text:span text:style-name="T21">,</text:span><text:span text:style-name="T47"> </text:span><text:span text:style-name="T59">비옥한</text:span><text:span text:style-name="T21">,</text:span><text:span text:style-name="T47"> </text:span><text:span text:style-name="T59">다작의</text:span><text:span text:style-name="T21">,</text:span><text:span text:style-name="T47"> </text:span><text:span text:style-name="T59">풍부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68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Promulgate</text:p>
          </table:table-cell>
          <table:table-cell table:style-name="ce6" office:value-type="string" calcext:value-type="string">
            <text:p>v  to proclaim; to publicly or formally declare something <text:span text:style-name="T10">공포하다</text:span><text:span text:style-name="T11">, </text:span><text:span text:style-name="T12">터뜨리다</text:span><text:span text:style-name="T11">, </text:span><text:span text:style-name="T12">널리</text:span><text:span text:style-name="T11"> </text:span><text:span text:style-name="T12">펴다</text:span><text:span text:style-name="T11">, </text:span><text:span text:style-name="T12">선전하다</text:span><text:span text:style-name="T11">, </text:span><text:span text:style-name="T12">보급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pensity</text:p>
          </table:table-cell>
          <table:table-cell table:style-name="ce6" office:value-type="string" calcext:value-type="string">
            <text:p>n  a natural inclination or tendency; a predilection <text:span text:style-name="T2">경향</text:span><text:span text:style-name="T3">, </text:span><text:span text:style-name="T4">성향</text:span><text:span text:style-name="T3">, </text:span><text:span text:style-name="T4">성벽</text:span><text:span text:style-name="T3">, </text:span><text:span text:style-name="T4">성질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opitious</text:p>
          </table:table-cell>
          <table:table-cell table:style-name="ce6" office:value-type="string" calcext:value-type="string">
            <text:p>a  marked by favorable signs or conditions  <text:span text:style-name="T10">순조로운</text:span><text:span text:style-name="T11">, </text:span><text:span text:style-name="T12">상서로운</text:span><text:span text:style-name="T11">, </text:span><text:span text:style-name="T12">자비로운</text:span><text:span text:style-name="T11">; </text:span><text:span text:style-name="T12">좋은</text:span><text:span text:style-name="T11">, </text:span><text:span text:style-name="T12">호의를</text:span><text:span text:style-name="T11"> </text:span><text:span text:style-name="T12">가진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ponent</text:p>
          </table:table-cell>
          <table:table-cell table:style-name="ce6" office:value-type="string" calcext:value-type="string">
            <text:p>n  an advocate; a supporter of a position <text:span text:style-name="T2">옹호자</text:span><text:span text:style-name="T3">, </text:span><text:span text:style-name="T4">지지자</text:span><text:span text:style-name="T3">; </text:span><text:span text:style-name="T4">제안가</text:span><text:span text:style-name="T3">, </text:span><text:span text:style-name="T4">제의자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oprietary</text:p>
          </table:table-cell>
          <table:table-cell table:style-name="ce6" office:value-type="string" calcext:value-type="string">
            <text:p>a  characteristic of an owner of property; constituting property  <text:span text:style-name="T10">소유가의</text:span><text:span text:style-name="T11">, </text:span><text:span text:style-name="T12">독점의</text:span><text:span text:style-name="T11">, </text:span><text:span text:style-name="T12">점매</text:span><text:span text:style-name="T11"> </text:span><text:span text:style-name="T12">특허의</text:span><text:span text:style-name="T11">; </text:span><text:span text:style-name="T12">재산</text:span><text:span text:style-name="T11"> </text:span><text:span text:style-name="T12">있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priety</text:p>
          </table:table-cell>
          <table:table-cell table:style-name="ce6" office:value-type="string" calcext:value-type="string">
            <text:p>n   properness; good manners <text:span text:style-name="T2">타당</text:span><text:span text:style-name="T3">, </text:span><text:span text:style-name="T4">정당</text:span><text:span text:style-name="T3">; </text:span><text:span text:style-name="T4">예의바른</text:span><text:span text:style-name="T3">, </text:span><text:span text:style-name="T4">교양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saic</text:p>
          </table:table-cell>
          <table:table-cell table:style-name="ce6" office:value-type="string" calcext:value-type="string">
            <text:p>a  dull; unimaginative; like prose (as opposed to poetry) <text:span text:style-name="T5">산문적인</text:span><text:span text:style-name="T6">, </text:span><text:span text:style-name="T5">평범한</text:span><text:span text:style-name="T6">, </text:span><text:span text:style-name="T5">지루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scribe</text:p>
          </table:table-cell>
          <table:table-cell table:style-name="ce6" office:value-type="string" calcext:value-type="string">
            <text:p>v  to outlaw; to prohibit <text:span text:style-name="T7">금지하다</text:span><text:span text:style-name="T8">, </text:span><text:span text:style-name="T9">배척하다</text:span><text:span text:style-name="T8">, </text:span><text:span text:style-name="T9">추방하다</text:span><text:span text:style-name="T8">; </text:span><text:span text:style-name="T9">인권을</text:span><text:span text:style-name="T8"> </text:span><text:span text:style-name="T9">박탈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oselytize</text:p>
          </table:table-cell>
          <table:table-cell table:style-name="ce6" office:value-type="string" calcext:value-type="string">
            <text:p>v  to convert (someone) from one religion or doctrine to another; to recruit converts to a religion or doctrine <text:span text:style-name="T7">개종시키다</text:span><text:span text:style-name="T8">, </text:span><text:span text:style-name="T9">전향시키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otagonist</text:p>
          </table:table-cell>
          <table:table-cell table:style-name="ce6" office:value-type="string" calcext:value-type="string">
            <text:p>n  the leading character in a novel, play, or other work; a leader or champion <text:span text:style-name="T5">주인공</text:span><text:span text:style-name="T6">, </text:span><text:span text:style-name="T5">주역</text:span><text:span text:style-name="T6">, </text:span><text:span text:style-name="T5">주창자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tract</text:p>
          </table:table-cell>
          <table:table-cell table:style-name="ce6" office:value-type="string" calcext:value-type="string">
            <text:p>v  to prolong <text:span text:style-name="T10">오래</text:span><text:span text:style-name="T11"> </text:span><text:span text:style-name="T12">끌게</text:span><text:span text:style-name="T11"> </text:span><text:span text:style-name="T12">하다</text:span><text:span text:style-name="T11">, </text:span><text:span text:style-name="T12">연장하다</text:span><text:span text:style-name="T11">, </text:span><text:span text:style-name="T12">뻗다</text:span><text:span text:style-name="T11">, </text:span><text:span text:style-name="T12">내밀다</text:span><text:span text:style-name="T11">(prolong)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Provident</text:p>
          </table:table-cell>
          <table:table-cell table:style-name="ce6" office:value-type="string" calcext:value-type="string">
            <text:p>a  preparing for the future; providing for the future; frugal <text:span text:style-name="T2">신중한</text:span><text:span text:style-name="T3">, </text:span><text:span text:style-name="T4">선견지명이</text:span><text:span text:style-name="T3"> </text:span><text:span text:style-name="T4">있는</text:span><text:span text:style-name="T3">; </text:span><text:span text:style-name="T4">검소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69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Provincial</text:p>
          </table:table-cell>
          <table:table-cell table:style-name="ce6" office:value-type="string" calcext:value-type="string">
            <text:p>a  limited in outlook to ones own small corner of the world; narrow <text:span text:style-name="T7">편협한</text:span><text:span text:style-name="T8">; </text:span><text:span text:style-name="T9">지방의</text:span><text:span text:style-name="T8">, </text:span><text:span text:style-name="T9">시골의</text:span><text:span text:style-name="T8">; </text:span><text:span text:style-name="T9">옹졸한</text:span><text:span text:style-name="T8">, </text:span><text:span text:style-name="T9">투박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visional</text:p>
          </table:table-cell>
          <table:table-cell table:style-name="ce6" office:value-type="string" calcext:value-type="string">
            <text:p>a  conditional; temporary; tentative  <text:span text:style-name="T5">잠정적인</text:span><text:span text:style-name="T6">, </text:span><text:span text:style-name="T5">일시적인</text:span><text:span text:style-name="T6">, </text:span><text:span text:style-name="T5">임시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oximity</text:p>
          </table:table-cell>
          <table:table-cell table:style-name="ce6" office:value-type="string" calcext:value-type="string">
            <text:p>n  nearness <text:span text:style-name="T5">근접</text:span><text:span text:style-name="T6">, </text:span><text:span text:style-name="T5">인접</text:span><text:span text:style-name="T6">, </text:span><text:span text:style-name="T5">가까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udent</text:p>
          </table:table-cell>
          <table:table-cell table:style-name="ce6" office:value-type="string" calcext:value-type="string">
            <text:p>a  careful; having foresight <text:span text:style-name="T2">신중한</text:span><text:span text:style-name="T3">, </text:span><text:span text:style-name="T4">현명한</text:span><text:span text:style-name="T3">, </text:span><text:span text:style-name="T4">검약하는</text:span><text:span text:style-name="T3">, </text:span><text:span text:style-name="T4">빈틈없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urported</text:p>
          </table:table-cell>
          <table:table-cell table:style-name="ce6" office:value-type="string" calcext:value-type="string">
            <text:p>a  rumored; claimed <text:span text:style-name="T7">의미하다</text:span><text:span text:style-name="T8">, </text:span><text:span text:style-name="T9">뜻하다</text:span><text:span text:style-name="T8">; ,,,</text:span><text:span text:style-name="T9">라고</text:span><text:span text:style-name="T8"> </text:span><text:span text:style-name="T9">칭하다</text:span><text:span text:style-name="T8">, </text:span><text:span text:style-name="T9">주장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utative</text:p>
          </table:table-cell>
          <table:table-cell table:style-name="ce6" office:value-type="string" calcext:value-type="string">
            <text:p>a  commonly accepted; supposed; reputed <text:span text:style-name="T2">추정의</text:span><text:span text:style-name="T3">, </text:span><text:span text:style-name="T4">상상의</text:span><text:span text:style-name="T3">, </text:span><text:span text:style-name="T4">소문에</text:span><text:span text:style-name="T3"> </text:span><text:span text:style-name="T4">들리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70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Qualify</text:p>
          </table:table-cell>
          <table:table-cell table:style-name="ce6" office:value-type="string" calcext:value-type="string">
            <text:p>v  to modify or restrict  <text:span text:style-name="T10">제한하다</text:span><text:span text:style-name="T11">, </text:span><text:span text:style-name="T12">한정하다</text:span><text:span text:style-name="T11">, </text:span><text:span text:style-name="T12">완화하다</text:span><text:span text:style-name="T11">; </text:span><text:span text:style-name="T12">자격을</text:span><text:span text:style-name="T11"> </text:span><text:span text:style-name="T12">주다</text:span><text:span text:style-name="T11">, </text:span><text:span text:style-name="T12">권한을</text:span><text:span text:style-name="T11"> </text:span><text:span text:style-name="T12">부여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Qualitative</text:p>
          </table:table-cell>
          <table:table-cell table:style-name="ce6" office:value-type="string" calcext:value-type="string">
            <text:p>a  having to do with the quality or qualities of something (as opposed to the quantity) <text:span text:style-name="T5">질적인</text:span><text:span text:style-name="T6">, </text:span><text:span text:style-name="T5">질에</text:span><text:span text:style-name="T6"> </text:span><text:span text:style-name="T5">관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rulous</text:p>
          </table:table-cell>
          <table:table-cell table:style-name="ce6" office:value-type="string" calcext:value-type="string">
            <text:p>a  complaining; grumbling; whining <text:span text:style-name="T2">불평을</text:span><text:span text:style-name="T3"> </text:span><text:span text:style-name="T4">하는</text:span><text:span text:style-name="T3">, </text:span><text:span text:style-name="T4">투덜거리는</text:span><text:span text:style-name="T3">; </text:span><text:span text:style-name="T4">성마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ixotic</text:p>
          </table:table-cell>
          <table:table-cell table:style-name="ce6" office:value-type="string" calcext:value-type="string">
            <text:p>a  romantic or idealistic to a foolish or impractical degree <text:span text:style-name="T7">공상가의</text:span><text:span text:style-name="T8">, </text:span><text:span text:style-name="T9">비실행적인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71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Ramification</text:p>
          </table:table-cell>
          <table:table-cell table:style-name="ce6" office:value-type="string" calcext:value-type="string">
            <text:p>n  a consequence; a branching out <text:span text:style-name="T10">결과</text:span><text:span text:style-name="T11">, </text:span><text:span text:style-name="T12">귀추</text:span><text:span text:style-name="T11">; </text:span><text:span text:style-name="T12">가지</text:span><text:span text:style-name="T11">, </text:span><text:span text:style-name="T12">분기</text:span><text:span text:style-name="T11">, </text:span><text:span text:style-name="T12">분리</text:span><text:span text:style-name="T11">; </text:span><text:span text:style-name="T12">세부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ancor</text:p>
          </table:table-cell>
          <table:table-cell table:style-name="ce6" office:value-type="string" calcext:value-type="string">
            <text:p>n  bitter, long-lasting ill will or resentment <text:span text:style-name="T5">원한</text:span><text:span text:style-name="T6">, </text:span><text:span text:style-name="T5">증오</text:span><text:span text:style-name="T6">, </text:span><text:span text:style-name="T5">유감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apacious</text:p>
          </table:table-cell>
          <table:table-cell table:style-name="ce6" office:value-type="string" calcext:value-type="string">
            <text:p>a  greedy; plundering; avaricious <text:span text:style-name="T5">강탈하는</text:span><text:span text:style-name="T6">, </text:span><text:span text:style-name="T5">약탈하는</text:span><text:span text:style-name="T6">, </text:span><text:span text:style-name="T5">욕심많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buke</text:p>
          </table:table-cell>
          <table:table-cell table:style-name="ce6" office:value-type="string" calcext:value-type="string">
            <text:p>v  to criticize sharply <text:span text:style-name="T7">비난하다</text:span><text:span text:style-name="T8">, </text:span><text:span text:style-name="T9">억제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but</text:p>
          </table:table-cell>
          <table:table-cell table:style-name="ce6" office:value-type="string" calcext:value-type="string">
            <text:p>v  to contradict; to argue in opposition to; to prove to be false <text:span text:style-name="T7">논박하다</text:span><text:span text:style-name="T8">, </text:span><text:span text:style-name="T9">반증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calcitrant</text:p>
          </table:table-cell>
          <table:table-cell table:style-name="ce6" office:value-type="string" calcext:value-type="string">
            <text:p>a  stubbornly defiant of authority or control; disobedient <text:span text:style-name="T5">반항하는</text:span><text:span text:style-name="T6">, </text:span><text:span text:style-name="T5">고집센</text:span><text:span text:style-name="T6">, </text:span><text:span text:style-name="T5">완강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recant</text:p>
          </table:table-cell>
          <table:table-cell table:style-name="ce6" office:value-type="string" calcext:value-type="string">
            <text:p>v  to publicly take back and deny (something previously said or believed); to openly confess error <text:span text:style-name="T10">신앙이나</text:span><text:span text:style-name="T11"> </text:span><text:span text:style-name="T12">주장</text:span><text:span text:style-name="T11"> </text:span><text:span text:style-name="T12">등을</text:span><text:span text:style-name="T11"> </text:span><text:span text:style-name="T12">바꾸다</text:span><text:span text:style-name="T11">, </text:span><text:span text:style-name="T12">취소하다</text:span><text:span text:style-name="T11">, </text:span><text:span text:style-name="T12">철회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ciprocal</text:p>
          </table:table-cell>
          <table:table-cell table:style-name="ce6" office:value-type="string" calcext:value-type="string">
            <text:p>a  mutual; shared; interchangeable <text:span text:style-name="T2">상호간의</text:span><text:span text:style-name="T3">(mutual), </text:span><text:span text:style-name="T4">호혜적인</text:span><text:span text:style-name="T3">, </text:span><text:span text:style-name="T4">보복의</text:span><text:span text:style-name="T3">, </text:span><text:span text:style-name="T4">보답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clusive</text:p>
          </table:table-cell>
          <table:table-cell table:style-name="ce6" office:value-type="string" calcext:value-type="string">
            <text:p>a  hermitlike; withdrawn from society <text:span text:style-name="T2">세상을</text:span><text:span text:style-name="T3"> </text:span><text:span text:style-name="T4">버린</text:span><text:span text:style-name="T3">, </text:span><text:span text:style-name="T4">은둔한</text:span><text:span text:style-name="T3">, </text:span><text:span text:style-name="T4">쓸쓸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condite</text:p>
          </table:table-cell>
          <table:table-cell table:style-name="ce6" office:value-type="string" calcext:value-type="string">
            <text:p>a  hard to understand; over ones head <text:span text:style-name="T2">심오한</text:span><text:span text:style-name="T3">, </text:span><text:span text:style-name="T4">난해한</text:span><text:span text:style-name="T3">, </text:span><text:span text:style-name="T4">알기</text:span><text:span text:style-name="T3"> </text:span><text:span text:style-name="T4">어려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72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recrimination</text:p>
          </table:table-cell>
          <table:table-cell table:style-name="ce6" office:value-type="string" calcext:value-type="string">
            <text:p>n  a bitter counteraccusation, or the act of making a bitter counteraccusation <text:span text:style-name="T7">서로</text:span><text:span text:style-name="T8"> </text:span><text:span text:style-name="T9">책망함</text:span><text:span text:style-name="T8">, </text:span><text:span text:style-name="T9">빈소</text:span><text:span text:style-name="T8">, </text:span><text:span text:style-name="T9">전가</text:span><text:span text:style-name="T8">, </text:span><text:span text:style-name="T9">맞고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dolent</text:p>
          </table:table-cell>
          <table:table-cell table:style-name="ce6" office:value-type="string" calcext:value-type="string">
            <text:p>a  fragrant <text:span text:style-name="T5">향기로운</text:span><text:span text:style-name="T6">(fragrant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dundant</text:p>
          </table:table-cell>
          <table:table-cell table:style-name="ce6" office:value-type="string" calcext:value-type="string">
            <text:p>a  unnecessarily repetitive; excessive; excessively wordy <text:span text:style-name="T5">여분의</text:span><text:span text:style-name="T6">, </text:span><text:span text:style-name="T5">과다한</text:span><text:span text:style-name="T6">, </text:span><text:span text:style-name="T5">장황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fute</text:p>
          </table:table-cell>
          <table:table-cell table:style-name="ce6" office:value-type="string" calcext:value-type="string">
            <text:p>v  to prove to be false; to disprove <text:span text:style-name="T7">논박하다</text:span><text:span text:style-name="T8">, </text:span><text:span text:style-name="T9">반박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iterate</text:p>
          </table:table-cell>
          <table:table-cell table:style-name="ce6" office:value-type="string" calcext:value-type="string">
            <text:p>v  to say again; to repeat <text:span text:style-name="T7">되풀이하다</text:span><text:span text:style-name="T8">, </text:span><text:span text:style-name="T9">반복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legate</text:p>
          </table:table-cell>
          <table:table-cell table:style-name="ce6" office:value-type="string" calcext:value-type="string">
            <text:p>v  to banish; to send away <text:span text:style-name="T5">내쫓다</text:span><text:span text:style-name="T6">, </text:span><text:span text:style-name="T5">추방하다</text:span><text:span text:style-name="T6">, </text:span><text:span text:style-name="T5">물리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lentless</text:p>
          </table:table-cell>
          <table:table-cell table:style-name="ce6" office:value-type="string" calcext:value-type="string">
            <text:p>a  continuous; unstoppable <text:span text:style-name="T5">냉혹한</text:span><text:span text:style-name="T6">, </text:span><text:span text:style-name="T5">잔인한</text:span><text:span text:style-name="T6">, </text:span><text:span text:style-name="T5">사정없는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relinquish</text:p>
          </table:table-cell>
          <table:table-cell table:style-name="ce6" office:value-type="string" calcext:value-type="string">
            <text:p>v  to release or let go of; to surrender; to stop doing  <text:span text:style-name="T7">포기하다</text:span><text:span text:style-name="T8">, </text:span><text:span text:style-name="T9">단념하다</text:span><text:span text:style-name="T8">, </text:span><text:span text:style-name="T9">손을</text:span><text:span text:style-name="T8"> </text:span><text:span text:style-name="T9">떼다</text:span><text:span text:style-name="T8">, </text:span><text:span text:style-name="T9">그만두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monstrate</text:p>
          </table:table-cell>
          <table:table-cell table:style-name="ce6" office:value-type="string" calcext:value-type="string">
            <text:p>v  to argue against; to protest; to raise objections <text:span text:style-name="T2">항의하다</text:span><text:span text:style-name="T3">, </text:span><text:span text:style-name="T4">이의를</text:span><text:span text:style-name="T3"> </text:span><text:span text:style-name="T4">말하다</text:span><text:span text:style-name="T3">, </text:span><text:span text:style-name="T4">간언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naissance</text:p>
          </table:table-cell>
          <table:table-cell table:style-name="ce6" office:value-type="string" calcext:value-type="string">
            <text:p>n  a rebirth or revival <text:span text:style-name="T5">부활</text:span><text:span text:style-name="T6">, </text:span><text:span text:style-name="T5">신생</text:span><text:span text:style-name="T6">, </text:span><text:span text:style-name="T5">부흥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renounce</text:p>
          </table:table-cell>
          <table:table-cell table:style-name="ce6" office:value-type="string" calcext:value-type="string">
            <text:p>v  to give up formally or resign; to disown; to have nothing to do with anymore <text:span text:style-name="T5">포기하다</text:span><text:span text:style-name="T6"> </text:span><text:span text:style-name="T5">단념하다</text:span><text:span text:style-name="T6">, </text:span><text:span text:style-name="T5">중지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73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reparation</text:p>
          </table:table-cell>
          <table:table-cell table:style-name="ce6" office:value-type="string" calcext:value-type="string">
            <text:p>n  paying back; making amends; compensation  <text:span text:style-name="T2">보상</text:span><text:span text:style-name="T3">, </text:span><text:span text:style-name="T4">배상</text:span><text:span text:style-name="T3">; </text:span><text:span text:style-name="T4">수리</text:span><text:span text:style-name="T3">, </text:span><text:span text:style-name="T4">수선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percussion</text:p>
          </table:table-cell>
          <table:table-cell table:style-name="ce6" office:value-type="string" calcext:value-type="string">
            <text:p>n  a consequence; an indirect effect <text:span text:style-name="T7">되튀기</text:span><text:span text:style-name="T8">, </text:span><text:span text:style-name="T9">반사</text:span><text:span text:style-name="T8">, </text:span><text:span text:style-name="T9">반향</text:span><text:span text:style-name="T8">, </text:span><text:span text:style-name="T9">반동</text:span><text:span text:style-name="T8">, </text:span><text:span text:style-name="T9">반격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plenish</text:p>
          </table:table-cell>
          <table:table-cell table:style-name="ce6" office:value-type="string" calcext:value-type="string">
            <text:p>v  to fill again; to resupply; to restore <text:span text:style-name="T2">다시</text:span><text:span text:style-name="T3"> </text:span><text:span text:style-name="T4">채우다</text:span><text:span text:style-name="T3">, </text:span><text:span text:style-name="T4">새로</text:span><text:span text:style-name="T3"> </text:span><text:span text:style-name="T4">보충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plete</text:p>
          </table:table-cell>
          <table:table-cell table:style-name="ce6" office:value-type="string" calcext:value-type="string">
            <text:p>a  completely filled; abounding <text:span text:style-name="T7">가득찬</text:span><text:span text:style-name="T8">, </text:span><text:span text:style-name="T9">충만한</text:span><text:span text:style-name="T8">; </text:span><text:span text:style-name="T9">포식한</text:span><text:span text:style-name="T8">, </text:span><text:span text:style-name="T9">배부른</text:span><text:span text:style-name="T8">, </text:span><text:span text:style-name="T9">포만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prehensible</text:p>
          </table:table-cell>
          <table:table-cell table:style-name="ce6" office:value-type="string" calcext:value-type="string">
            <text:p>a  worthy of blame or censure <text:span text:style-name="T7">비난할</text:span><text:span text:style-name="T8"> </text:span><text:span text:style-name="T9">만한</text:span><text:span text:style-name="T8">, </text:span><text:span text:style-name="T9">꾸짖을</text:span><text:span text:style-name="T8"> </text:span><text:span text:style-name="T9">만한</text:span><text:span text:style-name="T8">, </text:span><text:span text:style-name="T9">괘씸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reprisal</text:p>
          </table:table-cell>
          <table:table-cell table:style-name="ce6" office:value-type="string" calcext:value-type="string">
            <text:p>n  a military action undertaken in revenge for another; an act of taking an eye for an eye <text:span text:style-name="T7">보복</text:span><text:span text:style-name="T8">, </text:span><text:span text:style-name="T9">앙갚음</text:span><text:span text:style-name="T8">, </text:span><text:span text:style-name="T9">복수</text:span><text:span text:style-name="T8">; </text:span><text:span text:style-name="T9">실력</text:span><text:span text:style-name="T8"> </text:span><text:span text:style-name="T9">행사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reproach</text:p>
          </table:table-cell>
          <table:table-cell table:style-name="ce6" office:value-type="string" calcext:value-type="string">
            <text:p>v  to scold, usually in disappointment; to blame; to disgrace <text:span text:style-name="T7">비난하다</text:span><text:span text:style-name="T8">, </text:span><text:span text:style-name="T9">나무라다</text:span><text:span text:style-name="T8">, </text:span><text:span text:style-name="T9">꾸짖다</text:span><text:span text:style-name="T8">; </text:span><text:span text:style-name="T9">체면을</text:span><text:span text:style-name="T8"> </text:span><text:span text:style-name="T9">손상시키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prove</text:p>
          </table:table-cell>
          <table:table-cell table:style-name="ce6" office:value-type="string" calcext:value-type="string">
            <text:p>v  to criticize mildly <text:span text:style-name="T2">비난하다</text:span><text:span text:style-name="T3">, </text:span><text:span text:style-name="T4">꾸짖다</text:span><text:span text:style-name="T3">, </text:span><text:span text:style-name="T4">타이르다</text:span><text:span text:style-name="T3">, </text:span><text:span text:style-name="T4">야단치다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repudiate</text:p>
          </table:table-cell>
          <table:table-cell table:style-name="ce6" office:value-type="string" calcext:value-type="string">
            <text:p>v  to reject; to renounce; to disown to have nothing to do with <text:span text:style-name="T5">거부하다</text:span><text:span text:style-name="T6">, </text:span><text:span text:style-name="T5">거절하다</text:span><text:span text:style-name="T6">, </text:span><text:span text:style-name="T5">부인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quisite</text:p>
          </table:table-cell>
          <table:table-cell table:style-name="ce6" office:value-type="string" calcext:value-type="string">
            <text:p> required necessary   <text:span text:style-name="T5">필요한</text:span><text:span text:style-name="T6">, </text:span><text:span text:style-name="T5">필수적인</text:span><text:span text:style-name="T6">, </text:span><text:span text:style-name="T5">필수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solute</text:p>
          </table:table-cell>
          <table:table-cell table:style-name="ce6" office:value-type="string" calcext:value-type="string">
            <text:p>determined; firm; unwavering <text:span text:style-name="T7">굳게</text:span><text:span text:style-name="T8"> </text:span><text:span text:style-name="T9">결심한</text:span><text:span text:style-name="T8">, </text:span><text:span text:style-name="T9">굳은</text:span><text:span text:style-name="T8">, </text:span><text:span text:style-name="T9">단호한</text:span><text:span text:style-name="T8">, </text:span><text:span text:style-name="T9">확고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74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Respite</text:p>
          </table:table-cell>
          <table:table-cell table:style-name="ce6" office:value-type="string" calcext:value-type="string">
            <text:p>n  a period of rest or relief <text:span text:style-name="T7">연기</text:span><text:span text:style-name="T8">, </text:span><text:span text:style-name="T9">일시적</text:span><text:span text:style-name="T8"> </text:span><text:span text:style-name="T9">중단</text:span><text:span text:style-name="T8">, </text:span><text:span text:style-name="T9">유예</text:span><text:span text:style-name="T8">; </text:span><text:span text:style-name="T9">휴식기간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reticent</text:p>
          </table:table-cell>
          <table:table-cell table:style-name="ce6" office:value-type="string" calcext:value-type="string">
            <text:p>a  quiet; restrained; reluctant to speak, especially about oneself <text:span text:style-name="T2">과묵한</text:span><text:span text:style-name="T3">, </text:span><text:span text:style-name="T4">입이</text:span><text:span text:style-name="T3"> </text:span><text:span text:style-name="T4">무거운</text:span><text:span text:style-name="T3">, </text:span><text:span text:style-name="T4">삼가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vere</text:p>
          </table:table-cell>
          <table:table-cell table:style-name="ce6" office:value-type="string" calcext:value-type="string">
            <text:p>v  to respect highly; to honor  <text:span text:style-name="T7">존경하다</text:span><text:span text:style-name="T8">, </text:span><text:span text:style-name="T9">숭배하다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rhetoric</text:p>
          </table:table-cell>
          <table:table-cell table:style-name="ce6" office:value-type="string" calcext:value-type="string">
            <text:p>n  the art of formal speaking or writing; inflated discourse  <text:span text:style-name="T2">수사학</text:span><text:span text:style-name="T3">, </text:span><text:span text:style-name="T4">웅변술</text:span><text:span text:style-name="T3">, </text:span><text:span text:style-name="T4">미사여구</text:span><text:span text:style-name="T3">, </text:span><text:span text:style-name="T4">작문법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igorous</text:p>
          </table:table-cell>
          <table:table-cell table:style-name="ce6" office:value-type="string" calcext:value-type="string">
            <text:p>a  strict; harsh; severe <text:span text:style-name="T7">엄격한</text:span><text:span text:style-name="T8">, </text:span><text:span text:style-name="T9">호된</text:span><text:span text:style-name="T8">, </text:span><text:span text:style-name="T9">엄한</text:span><text:span text:style-name="T8">; </text:span><text:span text:style-name="T9">엄밀한</text:span><text:span text:style-name="T8">, </text:span><text:span text:style-name="T9">정확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bust</text:p>
          </table:table-cell>
          <table:table-cell table:style-name="ce6" office:value-type="string" calcext:value-type="string">
            <text:p>a  strong and healthy; vigorous <text:span text:style-name="T2">건강한</text:span><text:span text:style-name="T3">, </text:span><text:span text:style-name="T4">튼튼한</text:span><text:span text:style-name="T3">, </text:span><text:span text:style-name="T4">강건한</text:span><text:span text:style-name="T3">, </text:span><text:span text:style-name="T4">건전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gue</text:p>
          </table:table-cell>
          <table:table-cell table:style-name="ce6" office:value-type="string" calcext:value-type="string">
            <text:p>n  a criminally dishonest persons; a scoundrel <text:span text:style-name="T2">건달</text:span><text:span text:style-name="T3">, </text:span><text:span text:style-name="T4">깡패</text:span><text:span text:style-name="T3">; </text:span><text:span text:style-name="T4">개구장이</text:span><text:span text:style-name="T3">, </text:span><text:span text:style-name="T4">부당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udimentary</text:p>
          </table:table-cell>
          <table:table-cell table:style-name="ce6" office:value-type="string" calcext:value-type="string">
            <text:p>a  basic; crude; unformed or undeveloped <text:span text:style-name="T2">기본의</text:span><text:span text:style-name="T3">, </text:span><text:span text:style-name="T4">초보의</text:span><text:span text:style-name="T3">; </text:span><text:span text:style-name="T4">미숙한</text:span><text:span text:style-name="T3">, </text:span><text:span text:style-name="T4">원형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uminate</text:p>
          </table:table-cell>
          <table:table-cell table:style-name="ce6" office:value-type="string" calcext:value-type="string">
            <text:p>v  to contemplate; to ponder; to mull over <text:span text:style-name="T5">반추하다</text:span><text:span text:style-name="T6">, </text:span><text:span text:style-name="T5">심사</text:span><text:span text:style-name="T6"> </text:span><text:span text:style-name="T5">숙고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rustic</text:p>
          </table:table-cell>
          <table:table-cell table:style-name="ce6" office:value-type="string" calcext:value-type="string">
            <text:p>a  rural lacking urban comforts or sophistication; primitive  <text:span text:style-name="T2">시골풍의</text:span><text:span text:style-name="T3">(rural), </text:span><text:span text:style-name="T4">시골의</text:span><text:span text:style-name="T3">, </text:span><text:span text:style-name="T4">소박한</text:span><text:span text:style-name="T3">, </text:span><text:span text:style-name="T4">단순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75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saccharine</text:p>
          </table:table-cell>
          <table:table-cell table:style-name="ce6" office:value-type="string" calcext:value-type="string">
            <text:p>a  sweet; excessively or disgustingly sweet <text:span text:style-name="T5">달콤한</text:span><text:span text:style-name="T6">, </text:span><text:span text:style-name="T5">설탕</text:span><text:span text:style-name="T6"> </text:span><text:span text:style-name="T5">같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acrilege</text:p>
          </table:table-cell>
          <table:table-cell table:style-name="ce6" office:value-type="string" calcext:value-type="string">
            <text:p>n  a violation of something sacred; blasphemy <text:span text:style-name="T7">신성</text:span><text:span text:style-name="T8"> </text:span><text:span text:style-name="T9">모독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acrosanct</text:p>
          </table:table-cell>
          <table:table-cell table:style-name="ce6" office:value-type="string" calcext:value-type="string">
            <text:p>a  sacred; held to be inviolable <text:span text:style-name="T5">신성한</text:span><text:span text:style-name="T6">, </text:span><text:span text:style-name="T5">신성</text:span><text:span text:style-name="T6"> </text:span><text:span text:style-name="T5">불가침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agacious</text:p>
          </table:table-cell>
          <table:table-cell table:style-name="ce6" office:value-type="string" calcext:value-type="string">
            <text:p>a  discerning; shrewd; keen in judgement; wise <text:span text:style-name="T5">현명한</text:span><text:span text:style-name="T6">, </text:span><text:span text:style-name="T5">기민한</text:span><text:span text:style-name="T6">, </text:span><text:span text:style-name="T5">총명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alient</text:p>
          </table:table-cell>
          <table:table-cell table:style-name="ce6" office:value-type="string" calcext:value-type="string">
            <text:p>a  sticking out; conspicuous; leaping <text:span text:style-name="T7">두드러진</text:span><text:span text:style-name="T8">, </text:span><text:span text:style-name="T9">현저한</text:span><text:span text:style-name="T8">; </text:span><text:span text:style-name="T9">돌출한</text:span><text:span text:style-name="T8">, </text:span><text:span text:style-name="T9">원기</text:span><text:span text:style-name="T8"> </text:span><text:span text:style-name="T9">왕성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alutary</text:p>
          </table:table-cell>
          <table:table-cell table:style-name="ce6" office:value-type="string" calcext:value-type="string">
            <text:p>a  healthful; remedial; curative <text:span text:style-name="T7">건전한</text:span><text:span text:style-name="T8">, </text:span><text:span text:style-name="T9">유익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anctimonious</text:p>
          </table:table-cell>
          <table:table-cell table:style-name="ce6" office:value-type="string" calcext:value-type="string">
            <text:p>a  pretending to be devout; affecting religious feeling <text:span text:style-name="T7">경건한</text:span><text:span text:style-name="T8"> </text:span><text:span text:style-name="T9">체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anguine</text:p>
          </table:table-cell>
          <table:table-cell table:style-name="ce6" office:value-type="string" calcext:value-type="string">
            <text:p>a  cheerful; optimistic; hopeful  <text:span text:style-name="T10">붉은</text:span><text:span text:style-name="T11"> </text:span><text:span text:style-name="T12">빛을</text:span><text:span text:style-name="T11"> </text:span><text:span text:style-name="T12">띤</text:span><text:span text:style-name="T11">, </text:span><text:span text:style-name="T12">다혈질의</text:span><text:span text:style-name="T11">, </text:span><text:span text:style-name="T12">혈색이</text:span><text:span text:style-name="T11"> </text:span><text:span text:style-name="T12">좋은</text:span><text:span text:style-name="T11">, </text:span><text:span text:style-name="T12">쾌활한</text:span><text:span text:style-name="T11">, </text:span><text:span text:style-name="T12">살벌한</text:span>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rdonic</text:p>
          </table:table-cell>
          <table:table-cell table:style-name="ce6" office:value-type="string" calcext:value-type="string">
            <text:p>a  mocking; scornful <text:span text:style-name="T2">냉소하는</text:span><text:span text:style-name="T3">, </text:span><text:span text:style-name="T4">빈정대는</text:span><text:span text:style-name="T3"> </text:span>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#76</text:p>
          </table:table-cell>
          <table:table-cell table:style-name="ce1" table:number-columns-repeated="2"/>
          <table:table-cell table:style-name="ce3"/>
          <table:table-cell table:number-columns-repeated="252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scintillate</text:p>
          </table:table-cell>
          <table:table-cell table:style-name="ce6" office:value-type="string" calcext:value-type="string">
            <text:p>v  to sparkle, either literally or figuratively <text:span text:style-name="T2">불꽃을</text:span><text:span text:style-name="T3"> </text:span><text:span text:style-name="T4">내다</text:span><text:span text:style-name="T3">, </text:span><text:span text:style-name="T4">재치가</text:span><text:span text:style-name="T3"> </text:span><text:span text:style-name="T4">번득이다</text:span></text:p>
          </table:table-cell>
          <table:table-cell table:style-name="ce1"/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crupulous</text:p>
          </table:table-cell>
          <table:table-cell table:style-name="ce6" office:value-type="string" calcext:value-type="string">
            <text:p>a  strict; careful; hesitant for ethical reasons  <text:span text:style-name="T7">빈틈없는</text:span><text:span text:style-name="T8">, </text:span><text:span text:style-name="T9">면밀한</text:span><text:span text:style-name="T8">; </text:span><text:span text:style-name="T9">양심적인</text:span><text:span text:style-name="T8">, </text:span><text:span text:style-name="T9">지조있는</text:span><text:span text:style-name="T8">, </text:span><text:span text:style-name="T9">신중한</text:span>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crutinize</text:p>
          </table:table-cell>
          <table:table-cell table:style-name="ce6" office:value-type="string" calcext:value-type="string">
            <text:p>v  to examine very carefully <text:span text:style-name="T2">자세히</text:span><text:span text:style-name="T3"> </text:span><text:span text:style-name="T4">조사하다</text:span><text:span text:style-name="T3">, </text:span><text:span text:style-name="T4">속속들이</text:span><text:span text:style-name="T3"> </text:span><text:span text:style-name="T4">알아보다</text:span>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ecular</text:p>
          </table:table-cell>
          <table:table-cell table:style-name="ce6" office:value-type="string" calcext:value-type="string">
            <text:p>a  having nothing to do with religion or spiritual concerns <text:span text:style-name="T7">세속의</text:span>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edition</text:p>
          </table:table-cell>
          <table:table-cell table:style-name="ce6" office:value-type="string" calcext:value-type="string">
            <text:p>n  treason; the incitement of public disorder or rebellion <text:span text:style-name="T7">반역죄</text:span><text:span text:style-name="T8">(treason); </text:span><text:span text:style-name="T9">치안</text:span><text:span text:style-name="T8"> </text:span><text:span text:style-name="T9">방해죄</text:span><text:span text:style-name="T8">, </text:span><text:span text:style-name="T9">동란</text:span><text:span text:style-name="T8"> </text:span><text:span text:style-name="T9">교사죄</text:span>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ensory</text:p>
          </table:table-cell>
          <table:table-cell table:style-name="ce6" office:value-type="string" calcext:value-type="string">
            <text:p>a  having to do with the senses or sensation <text:span text:style-name="T2">지각</text:span><text:span text:style-name="T3"> </text:span><text:span text:style-name="T4">기관의</text:span><text:span text:style-name="T3">, </text:span><text:span text:style-name="T4">감각을</text:span><text:span text:style-name="T3"> </text:span><text:span text:style-name="T4">전달하는</text:span>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entient</text:p>
          </table:table-cell>
          <table:table-cell table:style-name="ce6" office:value-type="string" calcext:value-type="string">
            <text:p>a  able to perceive by the senses; conscious <text:span text:style-name="T10">지각</text:span><text:span text:style-name="T11"> </text:span><text:span text:style-name="T12">있는</text:span><text:span text:style-name="T11">, ...</text:span><text:span text:style-name="T12">을</text:span><text:span text:style-name="T11"> </text:span><text:span text:style-name="T12">느낄</text:span><text:span text:style-name="T11"> </text:span><text:span text:style-name="T12">수</text:span><text:span text:style-name="T11"> </text:span><text:span text:style-name="T12">있는</text:span>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equester</text:p>
          </table:table-cell>
          <table:table-cell table:style-name="ce6" office:value-type="string" calcext:value-type="string">
            <text:p>v  to set or keep apart <text:span text:style-name="T2">은퇴시키다</text:span><text:span text:style-name="T3">, </text:span><text:span text:style-name="T4">고립시키다</text:span><text:span text:style-name="T3">; </text:span><text:span text:style-name="T4">몰수하다</text:span><text:span text:style-name="T3">, </text:span><text:span text:style-name="T4">가압류하다</text:span>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#77</text:p>
          </table:table-cell>
          <table:table-cell table:style-name="ce3" table:number-columns-repeated="3"/>
          <table:table-cell table:number-columns-repeated="252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serendipity</text:p>
          </table:table-cell>
          <table:table-cell table:style-name="ce6" office:value-type="string" calcext:value-type="string">
            <text:p>accidental good fortune; discovering good things without looking for them <text:span text:style-name="T10">뜻밖의</text:span><text:span text:style-name="T11"> </text:span><text:span text:style-name="T12">발견</text:span><text:span text:style-name="T11">, </text:span><text:span text:style-name="T12">재수</text:span><text:span text:style-name="T11"> </text:span><text:span text:style-name="T12">좋게</text:span><text:span text:style-name="T11"> </text:span><text:span text:style-name="T12">찾아</text:span><text:span text:style-name="T11"> </text:span><text:span text:style-name="T12">낸</text:span><text:span text:style-name="T11"> </text:span><text:span text:style-name="T12">것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ervile</text:p>
          </table:table-cell>
          <table:table-cell table:style-name="ce6" office:value-type="string" calcext:value-type="string">
            <text:p>submissive and subservient; like a servant <text:span text:style-name="T5">노예</text:span><text:span text:style-name="T6"> </text:span><text:span text:style-name="T5">근성의</text:span><text:span text:style-name="T6">, </text:span><text:span text:style-name="T5">비굴한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ingular</text:p>
          </table:table-cell>
          <table:table-cell table:style-name="ce6" office:value-type="string" calcext:value-type="string">
            <text:p>unique; superior; exceptional; strange <text:span text:style-name="T7">보통이</text:span><text:span text:style-name="T8"> </text:span><text:span text:style-name="T9">아닌</text:span><text:span text:style-name="T8">, </text:span><text:span text:style-name="T9">뛰어난</text:span><text:span text:style-name="T8">; </text:span><text:span text:style-name="T9">유일한</text:span><text:span text:style-name="T8">(unique), </text:span><text:span text:style-name="T9">유례없는</text:span></text:p>
          </table:table-cell>
          <table:table-cell/>
          <table:table-cell table:style-name="ce6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slander</text:p>
          </table:table-cell>
          <table:table-cell table:style-name="ce6" office:value-type="string" calcext:value-type="string">
            <text:p>to speak badly about someone publicly; to defame; to spread malicious rumor <text:span text:style-name="T5">중상하다</text:span><text:span text:style-name="T6">, </text:span><text:span text:style-name="T5">명예를</text:span><text:span text:style-name="T6"> </text:span><text:span text:style-name="T5">훼손하다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loth</text:p>
          </table:table-cell>
          <table:table-cell table:style-name="ce6" office:value-type="string" calcext:value-type="string">
            <text:p>laziness; sluggishness <text:span text:style-name="T7">게으름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obriety</text:p>
          </table:table-cell>
          <table:table-cell table:style-name="ce6" office:value-type="string" calcext:value-type="string">
            <text:p>the state of being sober; seriousness <text:span text:style-name="T2">절주</text:span><text:span text:style-name="T3">, </text:span><text:span text:style-name="T4">절제</text:span><text:span text:style-name="T3">, </text:span><text:span text:style-name="T4">제정신</text:span><text:span text:style-name="T3">, </text:span><text:span text:style-name="T4">온건</text:span></text:p>
          </table:table-cell>
          <table:table-cell/>
          <table:table-cell table:style-name="ce6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solicitous</text:p>
          </table:table-cell>
          <table:table-cell table:style-name="ce6" office:value-type="string" calcext:value-type="string">
            <text:p>eager and attentive, often to the point of hovering; anxiously caring or attentive <text:span text:style-name="T10">간절히</text:span><text:span text:style-name="T11"> ...</text:span><text:span text:style-name="T12">하려</text:span><text:span text:style-name="T11"> </text:span><text:span text:style-name="T12">하는</text:span><text:span text:style-name="T11">, </text:span><text:span text:style-name="T12">갈망하는</text:span><text:span text:style-name="T11">; </text:span><text:span text:style-name="T12">염려하는</text:span><text:span text:style-name="T11">, </text:span><text:span text:style-name="T12">걱정하는</text:span></text:p>
          </table:table-cell>
          <table:table-cell/>
          <table:table-cell table:style-name="ce6"/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solvent</text:p>
          </table:table-cell>
          <table:table-cell table:style-name="ce6" office:value-type="string" calcext:value-type="string">
            <text:p>not broke or bankrupt; able to pay ones bills  <text:span text:style-name="T10">지급</text:span><text:span text:style-name="T11"> </text:span><text:span text:style-name="T12">능력이</text:span><text:span text:style-name="T11"> </text:span><text:span text:style-name="T12">있는</text:span><text:span text:style-name="T11">, </text:span><text:span text:style-name="T12">감정을</text:span><text:span text:style-name="T11"> </text:span><text:span text:style-name="T12">누그러지게</text:span><text:span text:style-name="T11"> </text:span><text:span text:style-name="T12">하는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oporific</text:p>
          </table:table-cell>
          <table:table-cell table:style-name="ce6" office:value-type="string" calcext:value-type="string">
            <text:p>sleeping inducing; extremely boring; very sleepy <text:span text:style-name="T2">최면에</text:span><text:span text:style-name="T3"> </text:span><text:span text:style-name="T4">걸린</text:span><text:span text:style-name="T3">, </text:span><text:span text:style-name="T4">졸리게</text:span><text:span text:style-name="T3"> </text:span><text:span text:style-name="T4">하는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#78</text:p>
          </table:table-cell>
          <table:table-cell table:style-name="ce1"/>
          <table:table-cell table:style-name="ce3" table:number-columns-repeated="2"/>
          <table:table-cell table:number-columns-repeated="252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sordid</text:p>
          </table:table-cell>
          <table:table-cell table:style-name="ce6" office:value-type="string" calcext:value-type="string">
            <text:p>vile; filthy; squalid <text:span text:style-name="T5">지저분한</text:span><text:span text:style-name="T6">(filthy, squalid),  </text:span><text:span text:style-name="T5">누추한</text:span><text:span text:style-name="T6">, </text:span><text:span text:style-name="T5">탐욕스런</text:span><text:span text:style-name="T6">, </text:span><text:span text:style-name="T5">야비한</text:span><text:span text:style-name="T6">(vile)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pawn</text:p>
          </table:table-cell>
          <table:table-cell table:style-name="ce6" office:value-type="string" calcext:value-type="string">
            <text:p>to bring forth; to produce a large number <text:span text:style-name="T5">산란하다</text:span><text:span text:style-name="T6">, </text:span><text:span text:style-name="T5">대량</text:span><text:span text:style-name="T6"> </text:span><text:span text:style-name="T5">생산하다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pecious</text:p>
          </table:table-cell>
          <table:table-cell table:style-name="ce6" office:value-type="string" calcext:value-type="string">
            <text:p>deceptively plausible or attractive <text:span text:style-name="T7">허울</text:span><text:span text:style-name="T8"> </text:span><text:span text:style-name="T9">좋은</text:span><text:span text:style-name="T8">, </text:span><text:span text:style-name="T9">그럴듯한</text:span><text:span text:style-name="T8">, </text:span><text:span text:style-name="T9">겉만</text:span><text:span text:style-name="T8"> </text:span><text:span text:style-name="T9">번드레한</text:span></text:p>
          </table:table-cell>
          <table:table-cell/>
          <table:table-cell table:style-name="ce6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sporadic</text:p>
          </table:table-cell>
          <table:table-cell table:style-name="ce6" office:value-type="string" calcext:value-type="string">
            <text:p>stopping and starting; scattered; occurring in bursts every once in a while <text:span text:style-name="T2">때때로</text:span><text:span text:style-name="T3"> </text:span><text:span text:style-name="T4">일어나는</text:span><text:span text:style-name="T3">, </text:span><text:span text:style-name="T4">드문드문한</text:span><text:span text:style-name="T3">, </text:span><text:span text:style-name="T4">산발성의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purious</text:p>
          </table:table-cell>
          <table:table-cell table:style-name="ce6" office:value-type="string" calcext:value-type="string">
            <text:p>false; fake <text:span text:style-name="T5">가짜의</text:span><text:span text:style-name="T6">(false, fake)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qualor</text:p>
          </table:table-cell>
          <table:table-cell table:style-name="ce6" office:value-type="string" calcext:value-type="string">
            <text:p>filth; wretched, degraded, or repulsive living conditions  <text:span text:style-name="T2">불결함</text:span><text:span text:style-name="T3">, </text:span><text:span text:style-name="T4">더러움</text:span><text:span text:style-name="T3">; </text:span><text:span text:style-name="T4">천함</text:span><text:span text:style-name="T3">, </text:span><text:span text:style-name="T4">야비함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quander</text:p>
          </table:table-cell>
          <table:table-cell table:style-name="ce6" office:value-type="string" calcext:value-type="string">
            <text:p>to waste <text:span text:style-name="T7">헛되이</text:span><text:span text:style-name="T8"> </text:span><text:span text:style-name="T9">쓰다</text:span><text:span text:style-name="T8">, </text:span><text:span text:style-name="T9">탕진하다</text:span><text:span text:style-name="T8">, </text:span><text:span text:style-name="T9">낭비하다</text:span><text:span text:style-name="T8">, </text:span><text:span text:style-name="T9">분산시키다</text:span>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tagnation</text:p>
          </table:table-cell>
          <table:table-cell table:style-name="ce6" office:value-type="string" calcext:value-type="string">
            <text:p>motionlessness; inactivity <text:span text:style-name="T7">침체</text:span><text:span text:style-name="T8">, </text:span><text:span text:style-name="T9">불경기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tatic</text:p>
          </table:table-cell>
          <table:table-cell table:style-name="ce6" office:value-type="string" calcext:value-type="string">
            <text:p>stationary; not changing or moving <text:span text:style-name="T2">정적인</text:span><text:span text:style-name="T3">, </text:span><text:span text:style-name="T4">정지된</text:span><text:span text:style-name="T3">, </text:span><text:span text:style-name="T4">정지</text:span><text:span text:style-name="T3"> </text:span><text:span text:style-name="T4">상태의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taunch</text:p>
          </table:table-cell>
          <table:table-cell table:style-name="ce6" office:value-type="string" calcext:value-type="string">
            <text:p>firmly committed; firmly in favor of; steadfast <text:span text:style-name="T10">견고한</text:span><text:span text:style-name="T11">, </text:span><text:span text:style-name="T12">튼튼한</text:span><text:span text:style-name="T11">; </text:span><text:span text:style-name="T12">믿음직한</text:span><text:span text:style-name="T11">, </text:span><text:span text:style-name="T12">완고한</text:span><text:span text:style-name="T11">, </text:span><text:span text:style-name="T12">확고부동한</text:span><text:span text:style-name="T11">(steadfast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teadfast</text:p>
          </table:table-cell>
          <table:table-cell table:style-name="ce6" office:value-type="string" calcext:value-type="string">
            <text:p>loyal; faithful <text:span text:style-name="T5">충실한</text:span><text:span text:style-name="T6">(loyal, faithful), </text:span><text:span text:style-name="T5">확고부동한</text:span><text:span text:style-name="T6">, </text:span><text:span text:style-name="T5">불변의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stigmatize</text:p>
          </table:table-cell>
          <table:table-cell table:style-name="ce6" office:value-type="string" calcext:value-type="string">
            <text:p>to brand with disgrace; to set a mark of disgrace upon <text:span text:style-name="T7">비난하다</text:span><text:span text:style-name="T8">, </text:span><text:span text:style-name="T9">오명을</text:span><text:span text:style-name="T8"> </text:span><text:span text:style-name="T9">씌우다</text:span><text:span text:style-name="T8">, </text:span><text:span text:style-name="T9">낙인을</text:span><text:span text:style-name="T8"> </text:span><text:span text:style-name="T9">찍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tipulate</text:p>
          </table:table-cell>
          <table:table-cell table:style-name="ce6" office:value-type="string" calcext:value-type="string">
            <text:p>to require something as part of an agreement <text:span text:style-name="T7">규정하다</text:span><text:span text:style-name="T8">, </text:span><text:span text:style-name="T9">조건으로</text:span><text:span text:style-name="T8"> </text:span><text:span text:style-name="T9">요구</text:span><text:span text:style-name="T8">(</text:span><text:span text:style-name="T9">규명</text:span><text:span text:style-name="T8">)</text:span><text:span text:style-name="T9">하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toic</text:p>
          </table:table-cell>
          <table:table-cell table:style-name="ce6" office:value-type="string" calcext:value-type="string">
            <text:p>indifferent (at least outwardly) to pleasure or pain, to joy or grief, to fortune or misfortune <text:span text:style-name="T5">스토익학파의</text:span><text:span text:style-name="T6">; </text:span><text:span text:style-name="T5">금욕</text:span><text:span text:style-name="T6">/</text:span><text:span text:style-name="T5">극기주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tratum</text:p>
          </table:table-cell>
          <table:table-cell table:style-name="ce6" office:value-type="string" calcext:value-type="string">
            <text:p>a layer; a level <text:span text:style-name="T7">지층</text:span><text:span text:style-name="T8">, </text:span><text:span text:style-name="T9">사회의</text:span><text:span text:style-name="T8"> </text:span><text:span text:style-name="T9">계층</text:span><text:span text:style-name="T8">(layer, level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tricture</text:p>
          </table:table-cell>
          <table:table-cell table:style-name="ce6" office:value-type="string" calcext:value-type="string">
            <text:p>a restriction; a limitation; a negative criticism <text:span text:style-name="T5">구속</text:span><text:span text:style-name="T6">, </text:span><text:span text:style-name="T5">협착</text:span><text:span text:style-name="T6">; </text:span><text:span text:style-name="T5">혹평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79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strife</text:p>
          </table:table-cell>
          <table:table-cell table:style-name="ce6" office:value-type="string" calcext:value-type="string">
            <text:p>bitter conflict; discord; a struggle or clash  <text:span text:style-name="T7">투쟁</text:span><text:span text:style-name="T8">, </text:span><text:span text:style-name="T9">쟁의</text:span><text:span text:style-name="T8">, </text:span><text:span text:style-name="T9">불화</text:span><text:span text:style-name="T8">, </text:span><text:span text:style-name="T9">반목</text:span><text:span text:style-name="T8">, </text:span><text:span text:style-name="T9">싸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tringent</text:p>
          </table:table-cell>
          <table:table-cell table:style-name="ce6" office:value-type="string" calcext:value-type="string">
            <text:p>strict; restrictive <text:span text:style-name="T5">엄중한</text:span><text:span text:style-name="T6">, </text:span><text:span text:style-name="T5">절박한</text:span><text:span text:style-name="T6">, </text:span><text:span text:style-name="T5">그럴듯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tymie</text:p>
          </table:table-cell>
          <table:table-cell table:style-name="ce6" office:value-type="string" calcext:value-type="string">
            <text:p>to thwart; to get in the way of; to hinder <text:span text:style-name="T5">방해하다</text:span><text:span text:style-name="T6">, </text:span><text:span text:style-name="T5">방해구로</text:span><text:span text:style-name="T6"> </text:span><text:span text:style-name="T5">방해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bjugate</text:p>
          </table:table-cell>
          <table:table-cell table:style-name="ce6" office:value-type="string" calcext:value-type="string">
            <text:p>to subdue and dominate; to enslave <text:span text:style-name="T7">정복하다</text:span><text:span text:style-name="T8">, </text:span><text:span text:style-name="T9">가라앉히다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blime</text:p>
          </table:table-cell>
          <table:table-cell table:style-name="ce6" office:value-type="string" calcext:value-type="string">
            <text:p>awesome; extremely exalted; lofty; majestic <text:span text:style-name="T5">장엄한</text:span><text:span text:style-name="T6">(lofty), </text:span><text:span text:style-name="T5">탁월한</text:span><text:span text:style-name="T6">, </text:span><text:span text:style-name="T5">고상한</text:span><text:span text:style-name="T6">, </text:span><text:span text:style-name="T5">두려움</text:span><text:span text:style-name="T6">(awesome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bordinate</text:p>
          </table:table-cell>
          <table:table-cell table:style-name="ce6" office:value-type="string" calcext:value-type="string">
            <text:p>lower in importance, position, or rank; secondary <text:span text:style-name="T2">종속하는</text:span><text:span text:style-name="T3">, </text:span><text:span text:style-name="T4">부수하는</text:span><text:span text:style-name="T3">; </text:span><text:span text:style-name="T4">아래의</text:span><text:span text:style-name="T3">, </text:span><text:span text:style-name="T4">하위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bstantive</text:p>
          </table:table-cell>
          <table:table-cell table:style-name="ce6" office:value-type="string" calcext:value-type="string">
            <text:p>having substance; real; essential; solid; substantial <text:span text:style-name="T5">현실의</text:span><text:span text:style-name="T6">, </text:span><text:span text:style-name="T5">독립의</text:span><text:span text:style-name="T6">; </text:span><text:span text:style-name="T5">명사의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subtle</text:p>
          </table:table-cell>
          <table:table-cell table:style-name="ce6" office:value-type="string" calcext:value-type="string">
            <text:p>not obvious; able to make fine distinctions; ingenious; crafty <text:span text:style-name="T2">미묘한</text:span><text:span text:style-name="T3">, </text:span><text:span text:style-name="T4">예민한</text:span><text:span text:style-name="T3">, </text:span><text:span text:style-name="T4">교활한</text:span><text:span text:style-name="T3">, </text:span><text:span text:style-name="T4">교묘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bversive</text:p>
          </table:table-cell>
          <table:table-cell table:style-name="ce6" office:value-type="string" calcext:value-type="string">
            <text:p>corrupting; overthrowing; undermining; insurgent <text:span text:style-name="T7">파괴적인</text:span><text:span text:style-name="T8">, </text:span><text:span text:style-name="T9">전복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ccinct</text:p>
          </table:table-cell>
          <table:table-cell table:style-name="ce6" office:value-type="string" calcext:value-type="string">
            <text:p>brief and to the point; concise <text:span text:style-name="T7">간결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80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succumb</text:p>
          </table:table-cell>
          <table:table-cell table:style-name="ce6" office:value-type="string" calcext:value-type="string">
            <text:p>to yield or submit; to die <text:span text:style-name="T2">죽다</text:span><text:span text:style-name="T3">, </text:span><text:span text:style-name="T4">쓰러지다</text:span><text:span text:style-name="T3">; </text:span><text:span text:style-name="T4">굴복하다</text:span><text:span text:style-name="T3">, </text:span><text:span text:style-name="T4">지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percilious</text:p>
          </table:table-cell>
          <table:table-cell table:style-name="ce6" office:value-type="string" calcext:value-type="string">
            <text:p>haughty; patronizing <text:span text:style-name="T5">거드름을</text:span><text:span text:style-name="T6"> </text:span><text:span text:style-name="T5">피우는</text:span><text:span text:style-name="T6">, </text:span><text:span text:style-name="T5">거만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perficial</text:p>
          </table:table-cell>
          <table:table-cell table:style-name="ce6" office:value-type="string" calcext:value-type="string">
            <text:p>on the surface only; shallow; not thorough  <text:span text:style-name="T10">표면적인</text:span><text:span text:style-name="T11">, </text:span><text:span text:style-name="T12">외면의</text:span><text:span text:style-name="T11">; </text:span><text:span text:style-name="T12">피상적인</text:span><text:span text:style-name="T11">, </text:span><text:span text:style-name="T12">허울뿐인</text:span><text:span text:style-name="T11">; </text:span><text:span text:style-name="T12">영향이</text:span><text:span text:style-name="T11"> </text:span><text:span text:style-name="T12">적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perfluous</text:p>
          </table:table-cell>
          <table:table-cell table:style-name="ce6" office:value-type="string" calcext:value-type="string">
            <text:p>extra; unnecessary; redundant <text:span text:style-name="T7">남아도는</text:span><text:span text:style-name="T8">, </text:span><text:span text:style-name="T9">불필요한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surfeit</text:p>
          </table:table-cell>
          <table:table-cell table:style-name="ce6" office:value-type="string" calcext:value-type="string">
            <text:p>excess; an excessive amount; excess or overindulgence in eating or drinking <text:span text:style-name="T5">과식</text:span><text:span text:style-name="T6">, </text:span><text:span text:style-name="T5">과음</text:span><text:span text:style-name="T6">, </text:span><text:span text:style-name="T5">포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reptitious</text:p>
          </table:table-cell>
          <table:table-cell table:style-name="ce6" office:value-type="string" calcext:value-type="string">
            <text:p>sneaky; secret <text:span text:style-name="T5">은밀한</text:span><text:span text:style-name="T6">, </text:span><text:span text:style-name="T5">부정한</text:span><text:span text:style-name="T6">, </text:span><text:span text:style-name="T5">간교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rogate</text:p>
          </table:table-cell>
          <table:table-cell table:style-name="ce6" office:value-type="string" calcext:value-type="string">
            <text:p>substitute <text:span text:style-name="T7">대리의</text:span><text:span text:style-name="T8">, </text:span><text:span text:style-name="T9">대용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ycophant</text:p>
          </table:table-cell>
          <table:table-cell table:style-name="ce6" office:value-type="string" calcext:value-type="string">
            <text:p>one who sucks up to others <text:span text:style-name="T7">아첨꾼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ynthesis</text:p>
          </table:table-cell>
          <table:table-cell table:style-name="ce6" office:value-type="string" calcext:value-type="string">
            <text:p>the combing of parts to form a whole <text:span text:style-name="T5">통합</text:span><text:span text:style-name="T6">, </text:span><text:span text:style-name="T5">종합</text:span><text:span text:style-name="T6">; </text:span><text:span text:style-name="T5">합성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81</text:p>
          </table:table-cell>
          <table:table-cell table:style-name="ce3" table:number-columns-repeated="2"/>
          <table:table-cell table:number-columns-repeated="253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tacit</text:p>
          </table:table-cell>
          <table:table-cell table:style-name="ce6" office:value-type="string" calcext:value-type="string">
            <text:p>implied; not spoken <text:span text:style-name="T7">무언의</text:span><text:span text:style-name="T8">, </text:span><text:span text:style-name="T9">암묵적인</text:span><text:span text:style-name="T8">, </text:span><text:span text:style-name="T9">암시하는</text:span><text:span text:style-name="T8">(implied)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citurn</text:p>
          </table:table-cell>
          <table:table-cell table:style-name="ce6" office:value-type="string" calcext:value-type="string">
            <text:p>untalkative by nature <text:span text:style-name="T2">말없는</text:span><text:span text:style-name="T3">, </text:span><text:span text:style-name="T4">입이</text:span><text:span text:style-name="T3"> </text:span><text:span text:style-name="T4">무거운</text:span><text:span text:style-name="T3">, </text:span><text:span text:style-name="T4">무뚝뚝한</text:span>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ngential</text:p>
          </table:table-cell>
          <table:table-cell table:style-name="ce6" office:value-type="string" calcext:value-type="string">
            <text:p>only superficially related to the matter at hand; not especially relevant; peripheral <text:span text:style-name="T7">접선의</text:span><text:span text:style-name="T8">, </text:span><text:span text:style-name="T9">접하는</text:span><text:span text:style-name="T8">; </text:span><text:span text:style-name="T9">탈선적인</text:span><text:span text:style-name="T8">, </text:span><text:span text:style-name="T9">주제를</text:span><text:span text:style-name="T8"> </text:span><text:span text:style-name="T9">벗어난</text:span>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ngible</text:p>
          </table:table-cell>
          <table:table-cell table:style-name="ce6" office:value-type="string" calcext:value-type="string">
            <text:p>touchable; palpable <text:span text:style-name="T16">만질</text:span><text:span text:style-name="T17"> </text:span><text:span text:style-name="T18">수</text:span><text:span text:style-name="T17"> </text:span><text:span text:style-name="T18">있는</text:span><text:span text:style-name="T17">(touchable, palpable), </text:span><text:span text:style-name="T18">만져서</text:span><text:span text:style-name="T17"> </text:span><text:span text:style-name="T18">알</text:span><text:span text:style-name="T17"> </text:span><text:span text:style-name="T18">수</text:span><text:span text:style-name="T17"> </text:span><text:span text:style-name="T18">있는</text:span><text:span text:style-name="T17">, </text:span><text:span text:style-name="T18">실속있는</text:span><text:span text:style-name="T17">, </text:span><text:span text:style-name="T18">명백한</text:span><text:span text:style-name="T17">, </text:span><text:span text:style-name="T18">확실한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ntamount</text:p>
          </table:table-cell>
          <table:table-cell table:style-name="ce6" office:value-type="string" calcext:value-type="string">
            <text:p>equivalent to <text:span text:style-name="T7">동등한</text:span><text:span text:style-name="T8">, </text:span><text:span text:style-name="T9">상당하는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utological</text:p>
          </table:table-cell>
          <table:table-cell table:style-name="ce6" office:value-type="string" calcext:value-type="string">
            <text:p>redundant; circular <text:span text:style-name="T7">동의어의</text:span><text:span text:style-name="T8">, </text:span><text:span text:style-name="T9">중언부언의</text:span><text:span text:style-name="T8">; </text:span><text:span text:style-name="T9">과다한</text:span><text:span text:style-name="T8">(redundant)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emerity</text:p>
          </table:table-cell>
          <table:table-cell table:style-name="ce6" office:value-type="string" calcext:value-type="string">
            <text:p>boldness; recklessness; audacity <text:span text:style-name="T2">만용</text:span><text:span text:style-name="T3">, </text:span><text:span text:style-name="T4">무모</text:span><text:span text:style-name="T3">(boldness; recklessness; audacity)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emperate</text:p>
          </table:table-cell>
          <table:table-cell table:style-name="ce6" office:value-type="string" calcext:value-type="string">
            <text:p>mild; moderate; restrained <text:span text:style-name="T2">기온이</text:span><text:span text:style-name="T3"> </text:span><text:span text:style-name="T4">온화한</text:span><text:span text:style-name="T3">(mild), </text:span><text:span text:style-name="T4">온건한</text:span><text:span text:style-name="T3">, </text:span><text:span text:style-name="T4">절제하는</text:span>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enable</text:p>
          </table:table-cell>
          <table:table-cell table:style-name="ce6" office:value-type="string" calcext:value-type="string">
            <text:p>defensible, as in ones position in an argument; capable of being argued successfully; valid <text:span text:style-name="T20">공격에</text:span><text:span text:style-name="T21"> </text:span><text:span text:style-name="T22">견딜</text:span><text:span text:style-name="T21"> </text:span><text:span text:style-name="T22">수</text:span><text:span text:style-name="T21"> </text:span><text:span text:style-name="T22">있는</text:span><text:span text:style-name="T21">, </text:span><text:span text:style-name="T22">지지</text:span><text:span text:style-name="T21"> </text:span><text:span text:style-name="T22">받을</text:span><text:span text:style-name="T21"> </text:span><text:span text:style-name="T22">수</text:span><text:span text:style-name="T21"> </text:span><text:span text:style-name="T22">있는</text:span><text:span text:style-name="T21">, </text:span><text:span text:style-name="T22">유리할</text:span><text:span text:style-name="T21"> </text:span><text:span text:style-name="T22">수</text:span><text:span text:style-name="T21"> </text:span><text:span text:style-name="T22">있는</text:span></text:p>
          </table:table-cell>
          <table:table-cell table:style-name="ce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enacious</text:p>
          </table:table-cell>
          <table:table-cell table:style-name="ce6" office:value-type="string" calcext:value-type="string">
            <text:p>persistent; stubborn; not letting go  <text:span text:style-name="T5">고집센</text:span><text:span text:style-name="T6">(persistent), </text:span><text:span text:style-name="T5">몹시</text:span><text:span text:style-name="T6"> </text:span><text:span text:style-name="T5">집착하는</text:span><text:span text:style-name="T6">, </text:span><text:span text:style-name="T5">완고한</text:span><text:span text:style-name="T6">(stubborn)</text:span>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#82</text:p>
          </table:table-cell>
          <table:table-cell table:style-name="ce1"/>
          <table:table-cell table:style-name="ce3"/>
          <table:table-cell table:number-columns-repeated="253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tenet</text:p>
          </table:table-cell>
          <table:table-cell table:style-name="ce6" office:value-type="string" calcext:value-type="string">
            <text:p>a shared principle or belief <text:span text:style-name="T10">종교나</text:span><text:span text:style-name="T11"> </text:span><text:span text:style-name="T12">정치</text:span><text:span text:style-name="T11"> </text:span><text:span text:style-name="T12">혹은</text:span><text:span text:style-name="T11"> </text:span><text:span text:style-name="T12">철학</text:span><text:span text:style-name="T11"> </text:span><text:span text:style-name="T12">따위의</text:span><text:span text:style-name="T11"> </text:span><text:span text:style-name="T12">주의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tentative</text:p>
          </table:table-cell>
          <table:table-cell table:style-name="ce6" office:value-type="string" calcext:value-type="string">
            <text:p>experimental; temporary; uncertain  <text:span text:style-name="T7">잠정적인</text:span><text:span text:style-name="T8">, </text:span><text:span text:style-name="T9">시험적인</text:span><text:span text:style-name="T8">, </text:span><text:span text:style-name="T9">임시의</text:span><text:span text:style-name="T8">; </text:span><text:span text:style-name="T9">주저하는</text:span><text:span text:style-name="T8">, </text:span><text:span text:style-name="T9">머뭇거리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enuous</text:p>
          </table:table-cell>
          <table:table-cell table:style-name="ce6" office:value-type="string" calcext:value-type="string">
            <text:p>flimsy; extremely thin <text:span text:style-name="T5">얇은</text:span><text:span text:style-name="T6">, </text:span><text:span text:style-name="T5">희박한</text:span><text:span text:style-name="T6">, </text:span><text:span text:style-name="T5">가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erse</text:p>
          </table:table-cell>
          <table:table-cell table:style-name="ce6" office:value-type="string" calcext:value-type="string">
            <text:p>using no unnecessary words; succinct <text:span text:style-name="T5">간결한</text:span><text:span text:style-name="T6">(succinct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heology</text:p>
          </table:table-cell>
          <table:table-cell table:style-name="ce6" office:value-type="string" calcext:value-type="string">
            <text:p>the study of god or religion <text:span text:style-name="T5">신학</text:span><text:span text:style-name="T6">, </text:span><text:span text:style-name="T5">종교</text:span><text:span text:style-name="T6"> </text:span><text:span text:style-name="T5">심리학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irade</text:p>
          </table:table-cell>
          <table:table-cell table:style-name="ce6" office:value-type="string" calcext:value-type="string">
            <text:p>prolonged, bitter speech <text:span text:style-name="T5">장광설</text:span><text:span text:style-name="T6">, </text:span><text:span text:style-name="T5">신랄한</text:span><text:span text:style-name="T6"> </text:span><text:span text:style-name="T5">연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rpor</text:p>
          </table:table-cell>
          <table:table-cell table:style-name="ce6" office:value-type="string" calcext:value-type="string">
            <text:p>sluggishness; inactivity; apathy <text:span text:style-name="T5">무감각</text:span><text:span text:style-name="T6">, </text:span><text:span text:style-name="T5">둔한</text:span><text:span text:style-name="T6">, </text:span><text:span text:style-name="T5">동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uchstone</text:p>
          </table:table-cell>
          <table:table-cell table:style-name="ce6" office:value-type="string" calcext:value-type="string">
            <text:p>a standard; a test of authenticity or quality  <text:span text:style-name="T10">금이나</text:span><text:span text:style-name="T11"> </text:span><text:span text:style-name="T12">은의</text:span><text:span text:style-name="T11"> </text:span><text:span text:style-name="T12">순도를</text:span><text:span text:style-name="T11"> </text:span><text:span text:style-name="T12">판별하는</text:span><text:span text:style-name="T11"> </text:span><text:span text:style-name="T12">시금석</text:span><text:span text:style-name="T11">, </text:span><text:span text:style-name="T12">표준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out</text:p>
          </table:table-cell>
          <table:table-cell table:style-name="ce6" office:value-type="string" calcext:value-type="string">
            <text:p>to praise highly; to brag publicly about ...<text:span text:style-name="T10">을</text:span><text:span text:style-name="T11"> </text:span><text:span text:style-name="T12">극구</text:span><text:span text:style-name="T11"> </text:span><text:span text:style-name="T12">칭찬하다</text:span><text:span text:style-name="T11">, ...</text:span><text:span text:style-name="T12">에</text:span><text:span text:style-name="T11"> </text:span><text:span text:style-name="T12">대해</text:span><text:span text:style-name="T11"> </text:span><text:span text:style-name="T12">말하다</text:span><text:span text:style-name="T11">; </text:span><text:span text:style-name="T12">성가시게</text:span><text:span text:style-name="T11"> </text:span><text:span text:style-name="T12">권유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ranscend</text:p>
          </table:table-cell>
          <table:table-cell table:style-name="ce6" office:value-type="string" calcext:value-type="string">
            <text:p>to go beyond or above; to surpass <text:span text:style-name="T5">초월하다</text:span><text:span text:style-name="T6">, </text:span><text:span text:style-name="T5">능가하다</text:span><text:span text:style-name="T6">, </text:span><text:span text:style-name="T5">우수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ransgress</text:p>
          </table:table-cell>
          <table:table-cell table:style-name="ce6" office:value-type="string" calcext:value-type="string">
            <text:p>to violate (a law); to sin <text:span text:style-name="T2">범하다</text:span><text:span text:style-name="T3">, </text:span><text:span text:style-name="T4">어기다</text:span><text:span text:style-name="T3">(violate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ransient</text:p>
          </table:table-cell>
          <table:table-cell table:style-name="ce6" office:value-type="string" calcext:value-type="string">
            <text:p>not staying for a long time; temporary <text:span text:style-name="T5">일시적인</text:span><text:span text:style-name="T6">, </text:span><text:span text:style-name="T5">변하기</text:span><text:span text:style-name="T6"> </text:span><text:span text:style-name="T5">쉬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repidation</text:p>
          </table:table-cell>
          <table:table-cell table:style-name="ce6" office:value-type="string" calcext:value-type="string">
            <text:p>fear; apprehension; nervous trembling <text:span text:style-name="T2">공포</text:span><text:span text:style-name="T3">(fear), </text:span><text:span text:style-name="T4">전율</text:span><text:span text:style-name="T3">, </text:span><text:span text:style-name="T4">놀람</text:span><text:span text:style-name="T3">, </text:span><text:span text:style-name="T4">당황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urpitude</text:p>
          </table:table-cell>
          <table:table-cell table:style-name="ce6" office:value-type="string" calcext:value-type="string">
            <text:p>shameful wickedness; depravity <text:span text:style-name="T2">비열</text:span><text:span text:style-name="T3">, </text:span><text:span text:style-name="T4">타락</text:span><text:span text:style-name="T3">, </text:span><text:span text:style-name="T4">비열한</text:span><text:span text:style-name="T3"> </text:span><text:span text:style-name="T4">행위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83</text:p>
          </table:table-cell>
          <table:table-cell table:style-name="ce1"/>
          <table:table-cell table:style-name="ce3"/>
          <table:table-cell table:number-columns-repeated="253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ubiquitous</text:p>
          </table:table-cell>
          <table:table-cell table:style-name="ce6" office:value-type="string" calcext:value-type="string">
            <text:p>being everywhere at the same time <text:span text:style-name="T5">어디에나</text:span><text:span text:style-name="T6"> </text:span><text:span text:style-name="T5">있는</text:span><text:span text:style-name="T6">, </text:span><text:span text:style-name="T5">편재하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unconscionable</text:p>
          </table:table-cell>
          <table:table-cell table:style-name="ce6" office:value-type="string" calcext:value-type="string">
            <text:p>not controlled by conscience; unscrupulous <text:span text:style-name="T5">불합리한</text:span><text:span text:style-name="T6">, </text:span><text:span text:style-name="T5">터무니없는</text:span><text:span text:style-name="T6">, </text:span><text:span text:style-name="T5">비양심적인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unctuous</text:p>
          </table:table-cell>
          <table:table-cell table:style-name="ce6" office:value-type="string" calcext:value-type="string">
            <text:p>oily, both literally and figuratively; insincere  <text:span text:style-name="T10">기름</text:span><text:span text:style-name="T11"> </text:span><text:span text:style-name="T12">같은</text:span><text:span text:style-name="T11">, </text:span><text:span text:style-name="T12">매끈한</text:span><text:span text:style-name="T11">, </text:span><text:span text:style-name="T12">아주</text:span><text:span text:style-name="T11"> </text:span><text:span text:style-name="T12">감동한</text:span><text:span text:style-name="T11"> </text:span><text:span text:style-name="T12">체하는</text:span><text:span text:style-name="T11">, </text:span><text:span text:style-name="T12">상냥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uniform</text:p>
          </table:table-cell>
          <table:table-cell table:style-name="ce6" office:value-type="string" calcext:value-type="string">
            <text:p>consistent; unchanging; the same for everyone  <text:span text:style-name="T2">일정한</text:span><text:span text:style-name="T3">, </text:span><text:span text:style-name="T4">균일한</text:span><text:span text:style-name="T3">(consistent, unchanging)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unremitting</text:p>
          </table:table-cell>
          <table:table-cell table:style-name="ce6" office:value-type="string" calcext:value-type="string">
            <text:p>unceasing; unabated; relentless <text:span text:style-name="T7">간단없는</text:span><text:span text:style-name="T8">, </text:span><text:span text:style-name="T9">끈질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unwitting</text:p>
          </table:table-cell>
          <table:table-cell table:style-name="ce6" office:value-type="string" calcext:value-type="string">
            <text:p>unintentional; ignorant; not aware <text:span text:style-name="T5">무의식의</text:span><text:span text:style-name="T6">, </text:span><text:span text:style-name="T5">생각나지</text:span><text:span text:style-name="T6"> </text:span><text:span text:style-name="T5">않는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urbane</text:p>
          </table:table-cell>
          <table:table-cell table:style-name="ce6" office:value-type="string" calcext:value-type="string">
            <text:p>poised; sophisticated; refined <text:span text:style-name="T5">도시풍의</text:span><text:span text:style-name="T6">, </text:span><text:span text:style-name="T5">점잖은</text:span><text:span text:style-name="T6">, </text:span><text:span text:style-name="T5">세련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usurp</text:p>
          </table:table-cell>
          <table:table-cell table:style-name="ce6" office:value-type="string" calcext:value-type="string">
            <text:p>to seize wrongfully <text:span text:style-name="T7">권력이나</text:span><text:span text:style-name="T8"> </text:span><text:span text:style-name="T9">지위를</text:span><text:span text:style-name="T8"> </text:span><text:span text:style-name="T9">빼앗다</text:span><text:span text:style-name="T8">, </text:span><text:span text:style-name="T9">찬탈하다</text:span><text:span text:style-name="T8">, </text:span><text:span text:style-name="T9">침해하다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utilitarian</text:p>
          </table:table-cell>
          <table:table-cell table:style-name="ce6" office:value-type="string" calcext:value-type="string">
            <text:p>stressing usefulness or utility above all other qualities; pragmatic  <text:span text:style-name="T5">공리적인</text:span><text:span text:style-name="T6">, </text:span><text:span text:style-name="T5">실용적인</text:span><text:span text:style-name="T6">, </text:span><text:span text:style-name="T5">공리주의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utopia</text:p>
          </table:table-cell>
          <table:table-cell table:style-name="ce6" office:value-type="string" calcext:value-type="string">
            <text:p>an ideal society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84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1">
          <table:table-cell/>
          <table:table-cell table:style-name="ce2" office:value-type="string" calcext:value-type="string">
            <text:p>vacillate</text:p>
          </table:table-cell>
          <table:table-cell table:style-name="ce6" office:value-type="string" calcext:value-type="string">
            <text:p>to be indecisive; to waver <text:span text:style-name="T2">흔들리다</text:span><text:span text:style-name="T3">, </text:span><text:span text:style-name="T4">동요하다</text:span><text:span text:style-name="T3">; </text:span><text:span text:style-name="T4">주저하다</text:span><text:span text:style-name="T3">, </text:span><text:span text:style-name="T4">망설이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pid</text:p>
          </table:table-cell>
          <table:table-cell table:style-name="ce6" office:value-type="string" calcext:value-type="string">
            <text:p>without liveliness; dull; spiritless <text:span text:style-name="T5">맛없는</text:span><text:span text:style-name="T6">, </text:span><text:span text:style-name="T5">김빠진</text:span><text:span text:style-name="T6">, </text:span><text:span text:style-name="T5">지루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ehement</text:p>
          </table:table-cell>
          <table:table-cell table:style-name="ce6" office:value-type="string" calcext:value-type="string">
            <text:p>intense; forceful; violent <text:span text:style-name="T2">열심인</text:span><text:span text:style-name="T3">, </text:span><text:span text:style-name="T4">열렬한</text:span><text:span text:style-name="T3">, </text:span><text:span text:style-name="T4">열정적인</text:span><text:span text:style-name="T3">, </text:span><text:span text:style-name="T4">맹렬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venal</text:p>
          </table:table-cell>
          <table:table-cell table:style-name="ce6" office:value-type="string" calcext:value-type="string">
            <text:p>capable of being bribed; willing to do anything for money; corrupt <text:span text:style-name="T20">돈으로</text:span><text:span text:style-name="T21"> </text:span><text:span text:style-name="T22">좌우할</text:span><text:span text:style-name="T21"> </text:span><text:span text:style-name="T22">수</text:span><text:span text:style-name="T21"> </text:span><text:span text:style-name="T22">있는</text:span><text:span text:style-name="T21">, </text:span><text:span text:style-name="T22">매수할</text:span><text:span text:style-name="T21"> </text:span><text:span text:style-name="T22">수</text:span><text:span text:style-name="T21"> </text:span><text:span text:style-name="T22">있는</text:span><text:span text:style-name="T21">, </text:span><text:span text:style-name="T22">매수되기</text:span><text:span text:style-name="T21"> </text:span><text:span text:style-name="T22">쉬운</text:span><text:span text:style-name="T21">; </text:span><text:span text:style-name="T22">타락한</text:span><text:span text:style-name="T21">, </text:span><text:span text:style-name="T22">부패한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venerate</text:p>
          </table:table-cell>
          <table:table-cell table:style-name="ce6" office:value-type="string" calcext:value-type="string">
            <text:p>to revere; to treat as something holy, especially because of great age <text:span text:style-name="T7">존경하다</text:span><text:span text:style-name="T8">, </text:span><text:span text:style-name="T9">공경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eracity</text:p>
          </table:table-cell>
          <table:table-cell table:style-name="ce6" office:value-type="string" calcext:value-type="string">
            <text:p>truthfulness <text:span text:style-name="T5">진실</text:span><text:span text:style-name="T6">, </text:span><text:span text:style-name="T5">성실</text:span><text:span text:style-name="T6">, </text:span><text:span text:style-name="T5">정직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erbose</text:p>
          </table:table-cell>
          <table:table-cell table:style-name="ce6" office:value-type="string" calcext:value-type="string">
            <text:p>using too many words; not succinct; circumlocutory  <text:span text:style-name="T2">말이</text:span><text:span text:style-name="T3"> </text:span><text:span text:style-name="T4">많은</text:span><text:span text:style-name="T3">, </text:span><text:span text:style-name="T4">장광설의</text:span><text:span text:style-name="T3">, </text:span><text:span text:style-name="T4">장황한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verisimilitude</text:p>
          </table:table-cell>
          <table:table-cell table:style-name="ce6" office:value-type="string" calcext:value-type="string">
            <text:p>similarity to reality; the appearance of truth; looking like real thing <text:span text:style-name="T10">진실인</text:span><text:span text:style-name="T11"> </text:span><text:span text:style-name="T12">듯한</text:span><text:span text:style-name="T11">, </text:span><text:span text:style-name="T12">있을</text:span><text:span text:style-name="T11"> </text:span><text:span text:style-name="T12">법한</text:span><text:span text:style-name="T11">, </text:span><text:span text:style-name="T12">진짜인</text:span><text:span text:style-name="T11"> </text:span><text:span text:style-name="T12">것처럼</text:span><text:span text:style-name="T11"> </text:span><text:span text:style-name="T12">보이는</text:span><text:span text:style-name="T11">, </text:span><text:span text:style-name="T12">박진성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ernacular</text:p>
          </table:table-cell>
          <table:table-cell table:style-name="ce6" office:value-type="string" calcext:value-type="string">
            <text:p>everyday speech; slang; idio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estige</text:p>
          </table:table-cell>
          <table:table-cell table:style-name="ce6" office:value-type="string" calcext:value-type="string">
            <text:p>a remaining bit of something; a last trace <text:span text:style-name="T7">자취</text:span><text:span text:style-name="T8">, </text:span><text:span text:style-name="T9">흔적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ex</text:p>
          </table:table-cell>
          <table:table-cell table:style-name="ce6" office:value-type="string" calcext:value-type="string">
            <text:p>to annoy; to pester; to confuse <text:span text:style-name="T5">초조하게</text:span><text:span text:style-name="T6"> </text:span><text:span text:style-name="T5">하다</text:span><text:span text:style-name="T6">, </text:span><text:span text:style-name="T5">괴롭히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iable</text:p>
          </table:table-cell>
          <table:table-cell table:style-name="ce6" office:value-type="string" calcext:value-type="string">
            <text:p>capable of living; workable <text:span text:style-name="T10">생존할</text:span><text:span text:style-name="T11"> </text:span><text:span text:style-name="T12">수</text:span><text:span text:style-name="T11"> </text:span><text:span text:style-name="T12">있는</text:span><text:span text:style-name="T11">, </text:span><text:span text:style-name="T12">자랄</text:span><text:span text:style-name="T11"> </text:span><text:span text:style-name="T12">수</text:span><text:span text:style-name="T11"> </text:span><text:span text:style-name="T12">있는</text:span></text:p>
          </table:table-cell>
          <table:table-cell table:number-columns-repeated="1021"/>
        </table:table-row>
        <table:table-row table:style-name="ro5">
          <table:table-cell/>
          <table:table-cell table:style-name="ce2" office:value-type="string" calcext:value-type="string">
            <text:p>vicarious</text:p>
          </table:table-cell>
          <table:table-cell table:style-name="ce6" office:value-type="string" calcext:value-type="string">
            <text:p>experienced, performed, or suffered through someone else; living through the experiences of another as though they were ones own experiences <text:span text:style-name="T2">대리직의</text:span><text:span text:style-name="T3">, </text:span><text:span text:style-name="T4">대리의</text:span><text:span text:style-name="T3">, </text:span><text:span text:style-name="T4">대리하는</text:span><text:span text:style-name="T3">, </text:span><text:span text:style-name="T4">대신의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icissitude</text:p>
          </table:table-cell>
          <table:table-cell table:style-name="ce6" office:value-type="string" calcext:value-type="string">
            <text:p>upheaval; natural cange; change in fortune <text:span text:style-name="T7">변화</text:span><text:span text:style-name="T8">, </text:span><text:span text:style-name="T9">부침</text:span><text:span text:style-name="T8">, </text:span><text:span text:style-name="T9">흥망</text:span><text:span text:style-name="T8">; </text:span><text:span text:style-name="T9">변하기</text:span><text:span text:style-name="T8"> </text:span><text:span text:style-name="T9">쉬움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ilify</text:p>
          </table:table-cell>
          <table:table-cell table:style-name="ce6" office:value-type="string" calcext:value-type="string">
            <text:p>to say vile things about; to defame <text:span text:style-name="T5">헐뜯다</text:span><text:span text:style-name="T6">, </text:span><text:span text:style-name="T5">중상하다</text:span><text:span text:style-name="T6">; </text:span><text:span text:style-name="T5">타락시키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85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2">
          <table:table-cell/>
          <table:table-cell table:style-name="ce2" office:value-type="string" calcext:value-type="string">
            <text:p>vindicate</text:p>
          </table:table-cell>
          <table:table-cell table:style-name="ce6" office:value-type="string" calcext:value-type="string">
            <text:p>to clear from all blame or suspicion; to justify  <text:span text:style-name="T10">변호하다</text:span><text:span text:style-name="T11">, </text:span><text:span text:style-name="T12">옹호하다</text:span><text:span text:style-name="T11">, </text:span><text:span text:style-name="T12">진실을</text:span><text:span text:style-name="T11"> </text:span><text:span text:style-name="T12">밝히다</text:span><text:span text:style-name="T11">, </text:span><text:span text:style-name="T12">명예를</text:span><text:span text:style-name="T11"> </text:span><text:span text:style-name="T12">회복하다</text:span><text:span text:style-name="T11">; </text:span><text:span text:style-name="T12">논박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indictive</text:p>
          </table:table-cell>
          <table:table-cell table:style-name="ce6" office:value-type="string" calcext:value-type="string">
            <text:p>seeking revenge <text:span text:style-name="T2">앙심을</text:span><text:span text:style-name="T3"> </text:span><text:span text:style-name="T4">품은</text:span><text:span text:style-name="T3">, </text:span><text:span text:style-name="T4">복수심을</text:span><text:span text:style-name="T3"> </text:span><text:span text:style-name="T4">품은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virtuoso</text:p>
          </table:table-cell>
          <table:table-cell table:style-name="ce6" office:value-type="string" calcext:value-type="string">
            <text:p>a masterful musician; a masterful practitioner in some other field <text:span text:style-name="T10">예술의</text:span><text:span text:style-name="T11"> </text:span><text:span text:style-name="T12">거장</text:span><text:span text:style-name="T11">(</text:span><text:span text:style-name="T12">대가</text:span><text:span text:style-name="T11">), </text:span><text:span text:style-name="T12">미술에</text:span><text:span text:style-name="T11"> </text:span><text:span text:style-name="T12">정통한</text:span><text:span text:style-name="T11"> </text:span><text:span text:style-name="T12">사람</text:span><text:span text:style-name="T11">, </text:span><text:span text:style-name="T12">미술품</text:span><text:span text:style-name="T11"> </text:span><text:span text:style-name="T12">감정가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virulent</text:p>
          </table:table-cell>
          <table:table-cell table:style-name="ce6" office:value-type="string" calcext:value-type="string">
            <text:p>extremely poisonous; malignant; full of hate  <text:span text:style-name="T10">독이</text:span><text:span text:style-name="T11"> </text:span><text:span text:style-name="T12">있는</text:span><text:span text:style-name="T11">, </text:span><text:span text:style-name="T12">악의가</text:span><text:span text:style-name="T11"> </text:span><text:span text:style-name="T12">있는</text:span><text:span text:style-name="T11">; </text:span><text:span text:style-name="T12">심술궂은</text:span><text:span text:style-name="T11">, </text:span><text:span text:style-name="T12">악성</text:span><text:span text:style-name="T11">(</text:span><text:span text:style-name="T12">유독성</text:span><text:span text:style-name="T11">)</text:span><text:span text:style-name="T12">의</text:span>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visionary</text:p>
          </table:table-cell>
          <table:table-cell table:style-name="ce6" office:value-type="string" calcext:value-type="string">
            <text:p>a dreamer; someone with impractical goals or ideas about the future <text:span text:style-name="T2">공상가</text:span><text:span text:style-name="T3">, </text:span><text:span text:style-name="T4">환상을</text:span><text:span text:style-name="T3"> </text:span><text:span text:style-name="T4">쫓는</text:span><text:span text:style-name="T3"> </text:span><text:span text:style-name="T4">사람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itiate</text:p>
          </table:table-cell>
          <table:table-cell table:style-name="ce6" office:value-type="string" calcext:value-type="string">
            <text:p>to make impure; to pollute  ...<text:span text:style-name="T10">의</text:span><text:span text:style-name="T11"> </text:span><text:span text:style-name="T12">가치를</text:span><text:span text:style-name="T11"> </text:span><text:span text:style-name="T12">떨어뜨리다</text:span><text:span text:style-name="T11">, </text:span><text:span text:style-name="T12">손상시키다</text:span><text:span text:style-name="T11">, </text:span><text:span text:style-name="T12">해치다</text:span><text:span text:style-name="T11">; </text:span><text:span text:style-name="T12">무효로</text:span><text:span text:style-name="T11"> </text:span><text:span text:style-name="T12">하다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itriolic</text:p>
          </table:table-cell>
          <table:table-cell table:style-name="ce6" office:value-type="string" calcext:value-type="string">
            <text:p>caustic; full of bitterness <text:span text:style-name="T7">신랄한</text:span><text:span text:style-name="T8">, </text:span><text:span text:style-name="T9">통렬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ocation</text:p>
          </table:table-cell>
          <table:table-cell table:style-name="ce6" office:value-type="string" calcext:value-type="string">
            <text:p>an occupation; a job <text:span text:style-name="T10">소명</text:span><text:span text:style-name="T11">, </text:span><text:span text:style-name="T12">성직</text:span><text:span text:style-name="T11">, </text:span><text:span text:style-name="T12">천직</text:span><text:span text:style-name="T11">, </text:span><text:span text:style-name="T12">직업</text:span><text:span text:style-name="T11">; </text:span><text:span text:style-name="T12">적성</text:span><text:span text:style-name="T11">, </text:span><text:span text:style-name="T12">소질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ociferous</text:p>
          </table:table-cell>
          <table:table-cell table:style-name="ce6" office:value-type="string" calcext:value-type="string">
            <text:p>loud; noisy <text:span text:style-name="T2">큰</text:span><text:span text:style-name="T3"> </text:span><text:span text:style-name="T4">소리로</text:span><text:span text:style-name="T3"> </text:span><text:span text:style-name="T4">고함치는</text:span><text:span text:style-name="T3">, </text:span><text:span text:style-name="T4">시끄러운</text:span>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volatile</text:p>
          </table:table-cell>
          <table:table-cell table:style-name="ce6" office:value-type="string" calcext:value-type="string">
            <text:p>quick to evaporate; highly unstable; explosive  <text:span text:style-name="T10">휘발하는</text:span><text:span text:style-name="T11">, </text:span><text:span text:style-name="T12">휘발성의</text:span><text:span text:style-name="T11">; </text:span><text:span text:style-name="T12">변덕스러운</text:span><text:span text:style-name="T11">, </text:span><text:span text:style-name="T12">불안정한</text:span><text:span text:style-name="T11">; </text:span><text:span text:style-name="T12">경박한</text:span><text:span text:style-name="T11">, </text:span><text:span text:style-name="T12">민활한</text:span><text:span text:style-name="T11">, </text:span><text:span text:style-name="T12">쾌활한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olition</text:p>
          </table:table-cell>
          <table:table-cell table:style-name="ce6" office:value-type="string" calcext:value-type="string">
            <text:p>will; conscious choice <text:span text:style-name="T5">의지</text:span><text:span text:style-name="T6">, </text:span><text:span text:style-name="T5">결단력</text:span><text:span text:style-name="T6">, </text:span><text:span text:style-name="T5">의욕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#86</text:p>
          </table:table-cell>
          <table:table-cell table:style-name="ce3"/>
          <table:table-cell table:number-columns-repeated="254"/>
          <table:table-cell table:style-name="ce4" table:number-columns-repeated="767"/>
        </table:table-row>
        <table:table-row table:style-name="ro4">
          <table:table-cell/>
          <table:table-cell table:style-name="ce2" office:value-type="string" calcext:value-type="string">
            <text:p>wanton</text:p>
          </table:table-cell>
          <table:table-cell table:style-name="ce6" office:value-type="string" calcext:value-type="string">
            <text:p>malicious; unjustifiable; unprovoked  <text:span text:style-name="T10">방자한</text:span><text:span text:style-name="T11">, </text:span><text:span text:style-name="T12">무엄한</text:span><text:span text:style-name="T11">, </text:span><text:span text:style-name="T12">이유가</text:span><text:span text:style-name="T11"> </text:span><text:span text:style-name="T12">없는</text:span><text:span text:style-name="T11">, </text:span><text:span text:style-name="T12">터무니없는</text:span><text:span text:style-name="T11">, </text:span><text:span text:style-name="T12">변덕스러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willful</text:p>
          </table:table-cell>
          <table:table-cell table:style-name="ce6" office:value-type="string" calcext:value-type="string">
            <text:p>deliberate; obstinate; insistent on having ones way <text:span text:style-name="T5">계획적인</text:span><text:span text:style-name="T6">, </text:span><text:span text:style-name="T5">고의의</text:span><text:span text:style-name="T6">, </text:span><text:span text:style-name="T5">고집센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wistful</text:p>
          </table:table-cell>
          <table:table-cell table:style-name="ce6" office:value-type="string" calcext:value-type="string">
            <text:p>yearning; sadly longing <text:span text:style-name="T2">탐내는</text:span><text:span text:style-name="T3">, </text:span><text:span text:style-name="T4">동경하는</text:span><text:span text:style-name="T3">, </text:span><text:span text:style-name="T4">생각에</text:span><text:span text:style-name="T3"> </text:span><text:span text:style-name="T4">잠긴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zealous</text:p>
          </table:table-cell>
          <table:table-cell table:style-name="ce6" office:value-type="string" calcext:value-type="string">
            <text:p>enthusiastically devoted to something; fervent <text:span text:style-name="T7">열광적인</text:span><text:span text:style-name="T8">, </text:span><text:span text:style-name="T9">열광하는</text:span>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255"/>
          <table:table-cell table:style-name="ce4" table:number-columns-repeated="76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255"/>
          <table:table-cell table:style-name="ce4" table:number-columns-repeated="767"/>
        </table:table-row>
        <table:table-row table:style-name="ro1">
          <table:table-cell/>
          <table:table-cell table:style-name="ce3"/>
          <table:table-cell table:number-columns-repeated="255"/>
          <table:table-cell table:style-name="ce4" table:number-columns-repeated="767"/>
        </table:table-row>
        <table:table-row table:style-name="ro1" table:number-rows-repeated="10476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dsmart - II" table:style-name="ta2">
        <table:table-column table:style-name="co4" table:default-cell-style-name="ce11"/>
        <table:table-column table:style-name="co5" table:default-cell-style-name="ce14"/>
        <table:table-column table:style-name="co6" table:number-columns-repeated="1022" table:default-cell-style-name="Default"/>
        <table:table-header-rows>
          <table:table-row table:style-name="ro9">
            <table:table-cell table:style-name="ce8"/>
            <table:table-cell table:style-name="ce12" office:value-type="string" calcext:value-type="string">
              <text:p>Wordsmart - II</text:p>
            </table:table-cell>
            <table:table-cell table:number-columns-repeated="1022"/>
          </table:table-row>
          <table:table-row table:style-name="ro10">
            <table:table-cell table:style-name="ce9"/>
            <table:table-cell table:style-name="ce13"/>
            <table:table-cell table:number-columns-repeated="1022"/>
          </table:table-row>
        </table:table-header-rows>
        <table:table-row table:style-name="ro11">
          <table:table-cell table:style-name="ce10" office:value-type="string" calcext:value-type="string">
            <text:p>abase</text:p>
          </table:table-cell>
          <table:table-cell office:value-type="string" calcext:value-type="string">
            <text:p>[<text:span text:style-name="T63">직분</text:span><text:span text:style-name="T64">, </text:span><text:span text:style-name="T65">평가</text:span><text:span text:style-name="T64"> </text:span><text:span text:style-name="T65">따위</text:span><text:span text:style-name="T64">]</text:span><text:span text:style-name="T65">를</text:span><text:span text:style-name="T64"> </text:span><text:span text:style-name="T65">떨어뜨리다</text:span><text:span text:style-name="T64">, </text:span><text:span text:style-name="T65">격하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bet</text:p>
          </table:table-cell>
          <table:table-cell office:value-type="string" calcext:value-type="string">
            <text:p>...<text:span text:style-name="T66">을</text:span><text:span text:style-name="T67"> </text:span><text:span text:style-name="T68">부추기다</text:span><text:span text:style-name="T67">, </text:span><text:span text:style-name="T68">선동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beyance</text:p>
          </table:table-cell>
          <table:table-cell office:value-type="string" calcext:value-type="string">
            <text:p>[<text:span text:style-name="T63">잠정적</text:span><text:span text:style-name="T64">]</text:span><text:span text:style-name="T65">중지</text:span><text:span text:style-name="T64">(</text:span><text:span text:style-name="T65">상태</text:span><text:span text:style-name="T64">), </text:span><text:span text:style-name="T65">정지</text:span><text:span text:style-name="T64">, </text:span><text:span text:style-name="T65">휴지</text:span><text:span text:style-name="T64">; obey-</text:span><text:span text:style-name="T65">따르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bjure</text:p>
          </table:table-cell>
          <table:table-cell office:value-type="string" calcext:value-type="string">
            <text:p>[<text:span text:style-name="T69">맹세</text:span><text:span text:style-name="T70">, </text:span><text:span text:style-name="T71">신의</text:span><text:span text:style-name="T70">, </text:span><text:span text:style-name="T71">주장</text:span><text:span text:style-name="T70"> </text:span><text:span text:style-name="T71">따위</text:span><text:span text:style-name="T70">]</text:span><text:span text:style-name="T71">를</text:span><text:span text:style-name="T70"> </text:span><text:span text:style-name="T71">공개적으로</text:span><text:span text:style-name="T70"> </text:span><text:span text:style-name="T71">버리다</text:span><text:span text:style-name="T70">, [</text:span><text:span text:style-name="T71">권리</text:span><text:span text:style-name="T70"> </text:span><text:span text:style-name="T71">따위</text:span><text:span text:style-name="T70">]</text:span><text:span text:style-name="T71">를</text:span><text:span text:style-name="T70"> </text:span><text:span text:style-name="T71">포기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bomination</text:p>
          </table:table-cell>
          <table:table-cell table:style-name="ce15" office:value-type="string" calcext:value-type="string">
            <text:p>증오<text:span text:style-name="T19">, </text:span><text:span text:style-name="T72">혐오</text:span><text:span text:style-name="T11">, </text:span><text:span text:style-name="T72">혐오감을</text:span><text:span text:style-name="T11"> </text:span><text:span text:style-name="T72">주는</text:span><text:span text:style-name="T11"> </text:span><text:span text:style-name="T72">행위</text:span><text:span text:style-name="T11">(</text:span><text:span text:style-name="T72">일</text:span><text:span text:style-name="T11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boriginal</text:p>
          </table:table-cell>
          <table:table-cell table:style-name="ce15" office:value-type="string" calcext:value-type="string">
            <text:p>원시의<text:span text:style-name="T73">, </text:span><text:span text:style-name="T74">원래의</text:span><text:span text:style-name="T3">, </text:span><text:span text:style-name="T74">토착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bound</text:p>
          </table:table-cell>
          <table:table-cell table:style-name="ce15" office:value-type="string" calcext:value-type="string">
            <text:p>많이<text:span text:style-name="T75"> </text:span><text:span text:style-name="T76">있다</text:span><text:span text:style-name="T8">, ...</text:span><text:span text:style-name="T76">이</text:span><text:span text:style-name="T8"> </text:span><text:span text:style-name="T76">풍부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brogate</text:p>
          </table:table-cell>
          <table:table-cell office:value-type="string" calcext:value-type="string">
            <text:p>[<text:span text:style-name="T77">법률</text:span><text:span text:style-name="T78">, </text:span><text:span text:style-name="T79">습관</text:span><text:span text:style-name="T78"> </text:span><text:span text:style-name="T79">따위</text:span><text:span text:style-name="T78">]</text:span><text:span text:style-name="T79">를</text:span><text:span text:style-name="T78"> </text:span><text:span text:style-name="T79">폐기하다</text:span><text:span text:style-name="T78">, </text:span><text:span text:style-name="T79">철폐</text:span><text:span text:style-name="T78">/</text:span><text:span text:style-name="T79">취소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ccede</text:p>
          </table:table-cell>
          <table:table-cell office:value-type="string" calcext:value-type="string">
            <text:p>..<text:span text:style-name="T66">동의하다</text:span><text:span text:style-name="T67">, </text:span><text:span text:style-name="T68">응하다</text:span><text:span text:style-name="T67">, </text:span><text:span text:style-name="T68">승복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ccentuate</text:p>
          </table:table-cell>
          <table:table-cell office:value-type="string" calcext:value-type="string">
            <text:p>...<text:span text:style-name="T80">을</text:span><text:span text:style-name="T81"> </text:span><text:span text:style-name="T82">강조하다</text:span><text:span text:style-name="T81">, </text:span><text:span text:style-name="T82">역설하다</text:span><text:span text:style-name="T81">, </text:span><text:span text:style-name="T82">두드러지게</text:span><text:span text:style-name="T81"> </text:span><text:span text:style-name="T82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ccess</text:p>
          </table:table-cell>
          <table:table-cell table:style-name="ce15" office:value-type="string" calcext:value-type="string">
            <text:p>접근<text:span text:style-name="T19">, </text:span><text:span text:style-name="T72">접근하는</text:span><text:span text:style-name="T11"> </text:span><text:span text:style-name="T72">수단</text:span><text:span text:style-name="T11">(</text:span><text:span text:style-name="T72">방법</text:span><text:span text:style-name="T11">), </text:span><text:span text:style-name="T72">출입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cclaim</text:p>
          </table:table-cell>
          <table:table-cell table:style-name="ce15" office:value-type="string" calcext:value-type="string">
            <text:p>갈채를<text:span text:style-name="T73"> </text:span><text:span text:style-name="T74">보내다</text:span><text:span text:style-name="T3">, </text:span><text:span text:style-name="T74">환호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ccord</text:p>
          </table:table-cell>
          <table:table-cell table:style-name="ce15" office:value-type="string" calcext:value-type="string">
            <text:p>동의<text:span text:style-name="T75">/</text:span><text:span text:style-name="T76">조화하다</text:span><text:span text:style-name="T8">; </text:span><text:span text:style-name="T76">허용하다</text:span><text:span text:style-name="T8">, </text:span><text:span text:style-name="T76">수용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ccouterments</text:p>
          </table:table-cell>
          <table:table-cell office:value-type="string" calcext:value-type="string">
            <text:p>[<text:span text:style-name="T77">군복과</text:span><text:span text:style-name="T78"> </text:span><text:span text:style-name="T79">무기</text:span><text:span text:style-name="T78"> </text:span><text:span text:style-name="T79">이외의</text:span><text:span text:style-name="T78">] </text:span><text:span text:style-name="T79">장비</text:span><text:span text:style-name="T78">, </text:span><text:span text:style-name="T79">장구</text:span><text:span text:style-name="T78">, </text:span><text:span text:style-name="T79">마구</text:span><text:span text:style-name="T78">, </text:span><text:span text:style-name="T79">복장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ccrue</text:p>
          </table:table-cell>
          <table:table-cell office:value-type="string" calcext:value-type="string">
            <text:p>[<text:span text:style-name="T77">자연히</text:span><text:span text:style-name="T78">]</text:span><text:span text:style-name="T79">증가하다</text:span><text:span text:style-name="T78">(</text:span><text:span text:style-name="T79">생기다</text:span><text:span text:style-name="T78">), [</text:span><text:span text:style-name="T79">이자</text:span><text:span text:style-name="T78"> </text:span><text:span text:style-name="T79">따위가</text:span><text:span text:style-name="T78">] </text:span><text:span text:style-name="T79">붙다</text:span><text:span text:style-name="T78">, </text:span><text:span text:style-name="T79">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cquisitive</text:p>
          </table:table-cell>
          <table:table-cell table:style-name="ce15" office:value-type="string" calcext:value-type="string">
            <text:p>욕심이<text:span text:style-name="T83"> </text:span><text:span text:style-name="T84">많은</text:span><text:span text:style-name="T14">, [</text:span><text:span text:style-name="T84">지식</text:span><text:span text:style-name="T14">, </text:span><text:span text:style-name="T84">부귀</text:span><text:span text:style-name="T14">, </text:span><text:span text:style-name="T84">세력</text:span><text:span text:style-name="T14"> </text:span><text:span text:style-name="T84">등을</text:span><text:span text:style-name="T14">] </text:span><text:span text:style-name="T84">원하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cquit</text:p>
          </table:table-cell>
          <table:table-cell table:style-name="ce15" office:value-type="string" calcext:value-type="string">
            <text:p>무죄로<text:span text:style-name="T83"> </text:span><text:span text:style-name="T84">하다</text:span><text:span text:style-name="T14">, </text:span><text:span text:style-name="T84">사면하다</text:span><text:span text:style-name="T14">, </text:span><text:span text:style-name="T84">석방하다</text:span><text:span text:style-name="T14">; </text:span><text:span text:style-name="T84">스스로</text:span><text:span text:style-name="T14"> </text:span><text:span text:style-name="T84">행동하다</text:span><text:span text:style-name="T14">, </text:span><text:span text:style-name="T84">처신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cronym</text:p>
          </table:table-cell>
          <table:table-cell table:style-name="ce15" office:value-type="string" calcext:value-type="string">
            <text:p>머릿글자로<text:span text:style-name="T19"> </text:span><text:span text:style-name="T72">된</text:span><text:span text:style-name="T11"> </text:span><text:span text:style-name="T72">말</text:span><text:span text:style-name="T11">(</text:span><text:span text:style-name="T72">단어</text:span><text:span text:style-name="T11">)  ex)U.F.O.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dage</text:p>
          </table:table-cell>
          <table:table-cell table:style-name="ce15" office:value-type="string" calcext:value-type="string">
            <text:p>속담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dduce</text:p>
          </table:table-cell>
          <table:table-cell office:value-type="string" calcext:value-type="string">
            <text:p>...<text:span text:style-name="T85">을</text:span><text:span text:style-name="T86"> </text:span><text:span text:style-name="T87">인용하다</text:span><text:span text:style-name="T86">; [</text:span><text:span text:style-name="T87">증거</text:span><text:span text:style-name="T86">, </text:span><text:span text:style-name="T87">이유</text:span><text:span text:style-name="T86">]</text:span><text:span text:style-name="T87">를</text:span><text:span text:style-name="T86"> </text:span><text:span text:style-name="T87">제시하다</text:span><text:span text:style-name="T86">, ci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djourn</text:p>
          </table:table-cell>
          <table:table-cell office:value-type="string" calcext:value-type="string">
            <text:p>...<text:span text:style-name="T88">을</text:span><text:span text:style-name="T89"> </text:span><text:span text:style-name="T90">연기하다</text:span><text:span text:style-name="T89">, </text:span><text:span text:style-name="T90">미루다</text:span><text:span text:style-name="T89">, </text:span><text:span text:style-name="T90">휴회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djunct</text:p>
          </table:table-cell>
          <table:table-cell table:style-name="ce15" office:value-type="string" calcext:value-type="string">
            <text:p>부가물<text:span text:style-name="T6">, </text:span><text:span text:style-name="T91">부수품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d-lib</text:p>
          </table:table-cell>
          <table:table-cell table:style-name="ce15" office:value-type="string" calcext:value-type="string">
            <text:p>즉흥적으로<text:span text:style-name="T6"> ...</text:span><text:span text:style-name="T91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dvent</text:p>
          </table:table-cell>
          <table:table-cell office:value-type="string" calcext:value-type="string">
            <text:p>[<text:span text:style-name="T77">중요한</text:span><text:span text:style-name="T78"> </text:span><text:span text:style-name="T79">사건</text:span><text:span text:style-name="T78">, </text:span><text:span text:style-name="T79">인물</text:span><text:span text:style-name="T78"> </text:span><text:span text:style-name="T79">따위의</text:span><text:span text:style-name="T78">]</text:span><text:span text:style-name="T79">출현</text:span><text:span text:style-name="T78">, </text:span><text:span text:style-name="T79">도래</text:span><text:span text:style-name="T78">, </text:span><text:span text:style-name="T79">등장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dventitious</text:p>
          </table:table-cell>
          <table:table-cell table:style-name="ce15" office:value-type="string" calcext:value-type="string">
            <text:p>우연히<text:span text:style-name="T19"> </text:span><text:span text:style-name="T72">얻은</text:span><text:span text:style-name="T11">, </text:span><text:span text:style-name="T72">우연의</text:span><text:span text:style-name="T11">, </text:span><text:span text:style-name="T72">우발의</text:span><text:span text:style-name="T11">, </text:span><text:span text:style-name="T72">후천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dvocate</text:p>
          </table:table-cell>
          <table:table-cell table:style-name="ce15" office:value-type="string" calcext:value-type="string">
            <text:p>변호<text:span text:style-name="T6">/</text:span><text:span text:style-name="T91">지지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ffidavit</text:p>
          </table:table-cell>
          <table:table-cell table:style-name="ce15" office:value-type="string" calcext:value-type="string">
            <text:p>공술서<text:span text:style-name="T75">, </text:span><text:span text:style-name="T76">맹세</text:span><text:span text:style-name="T8">/</text:span><text:span text:style-name="T76">서약하는</text:span><text:span text:style-name="T8"> </text:span><text:span text:style-name="T76">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ffiliate</text:p>
          </table:table-cell>
          <table:table-cell office:value-type="string" calcext:value-type="string">
            <text:p>...<text:span text:style-name="T77">을</text:span><text:span text:style-name="T78"> </text:span><text:span text:style-name="T79">합병하다</text:span><text:span text:style-name="T78">, </text:span><text:span text:style-name="T79">가입시키다</text:span><text:span text:style-name="T78">, </text:span><text:span text:style-name="T79">일원으로</text:span><text:span text:style-name="T78"> </text:span><text:span text:style-name="T79">하다</text:span><text:span text:style-name="T78">,</text:span><text:span text:style-name="T79">제휴</text:span><text:span text:style-name="T78">/</text:span><text:span text:style-name="T79">협력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ffliction</text:p>
          </table:table-cell>
          <table:table-cell table:style-name="ce15" office:value-type="string" calcext:value-type="string">
            <text:p>고통<text:span text:style-name="T92">, </text:span><text:span text:style-name="T93">고뇌</text:span><text:span text:style-name="T94">, </text:span><text:span text:style-name="T93">고난</text:span><text:span text:style-name="T94">; </text:span><text:span text:style-name="T93">고통의</text:span><text:span text:style-name="T94"> </text:span><text:span text:style-name="T93">원인</text:span><text:span text:style-name="T94">, </text:span><text:span text:style-name="T93">불행</text:span><text:span text:style-name="T94">, </text:span><text:span text:style-name="T93">재앙</text:span><text:span text:style-name="T94">, </text:span><text:span text:style-name="T93">박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fford</text:p>
          </table:table-cell>
          <table:table-cell office:value-type="string" calcext:value-type="string">
            <text:p>...<text:span text:style-name="T88">을</text:span><text:span text:style-name="T89"> </text:span><text:span text:style-name="T90">수여하다</text:span><text:span text:style-name="T89">, </text:span><text:span text:style-name="T90">주다</text:span><text:span text:style-name="T89">, </text:span><text:span text:style-name="T90">공급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ffront</text:p>
          </table:table-cell>
          <table:table-cell table:style-name="ce15" office:value-type="string" calcext:value-type="string">
            <text:p>모욕<text:span text:style-name="T73">/</text:span><text:span text:style-name="T74">치욕을</text:span><text:span text:style-name="T3"> </text:span><text:span text:style-name="T74">주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ftermath</text:p>
          </table:table-cell>
          <table:table-cell table:style-name="ce15" office:value-type="string" calcext:value-type="string">
            <text:p>결과<text:span text:style-name="T73">, </text:span><text:span text:style-name="T74">여파</text:span><text:span text:style-name="T3">, </text:span><text:span text:style-name="T74">영향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ggrandize</text:p>
          </table:table-cell>
          <table:table-cell office:value-type="string" calcext:value-type="string">
            <text:p>[<text:span text:style-name="T95">범위를</text:span><text:span text:style-name="T96">] </text:span><text:span text:style-name="T97">크게</text:span><text:span text:style-name="T96"> </text:span><text:span text:style-name="T97">하다</text:span><text:span text:style-name="T96">, </text:span><text:span text:style-name="T97">확대하다</text:span><text:span text:style-name="T96">, [</text:span><text:span text:style-name="T97">부</text:span><text:span text:style-name="T96">, </text:span><text:span text:style-name="T97">권력</text:span><text:span text:style-name="T96">, </text:span><text:span text:style-name="T97">지위</text:span><text:span text:style-name="T96">]...</text:span><text:span text:style-name="T97">을</text:span><text:span text:style-name="T96"> </text:span><text:span text:style-name="T97">강화</text:span><text:span text:style-name="T96"> </text:span><text:span text:style-name="T97">확대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ggrieve</text:p>
          </table:table-cell>
          <table:table-cell office:value-type="string" calcext:value-type="string">
            <text:p>...<text:span text:style-name="T63">에게</text:span><text:span text:style-name="T64"> </text:span><text:span text:style-name="T65">고통을</text:span><text:span text:style-name="T64"> </text:span><text:span text:style-name="T65">주다</text:span><text:span text:style-name="T64">, </text:span><text:span text:style-name="T65">괴롭히다</text:span><text:span text:style-name="T64">, </text:span><text:span text:style-name="T65">학대하다</text:span><text:span text:style-name="T64">; grievous-</text:span><text:span text:style-name="T65">슬퍼하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ghast</text:p>
          </table:table-cell>
          <table:table-cell table:style-name="ce15" office:value-type="string" calcext:value-type="string">
            <text:p>깜짝<text:span text:style-name="T75"> </text:span><text:span text:style-name="T76">놀라다</text:span><text:span text:style-name="T8">, </text:span><text:span text:style-name="T76">넋이</text:span><text:span text:style-name="T8"> </text:span><text:span text:style-name="T76">나가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lchemy</text:p>
          </table:table-cell>
          <table:table-cell table:style-name="ce15" office:value-type="string" calcext:value-type="string">
            <text:p>연금술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lienate</text:p>
          </table:table-cell>
          <table:table-cell office:value-type="string" calcext:value-type="string">
            <text:p>...<text:span text:style-name="T63">소외하다</text:span><text:span text:style-name="T64">, ...</text:span><text:span text:style-name="T65">을</text:span><text:span text:style-name="T64"> </text:span><text:span text:style-name="T65">멀리하다</text:span><text:span text:style-name="T64">, ...</text:span><text:span text:style-name="T65">을</text:span><text:span text:style-name="T64"> </text:span><text:span text:style-name="T65">달가와하지</text:span><text:span text:style-name="T64"> </text:span><text:span text:style-name="T65">않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llegiance</text:p>
          </table:table-cell>
          <table:table-cell table:style-name="ce15" office:value-type="string" calcext:value-type="string">
            <text:p>충성<text:span text:style-name="T19">, </text:span><text:span text:style-name="T72">충의</text:span><text:span text:style-name="T11">, </text:span><text:span text:style-name="T72">충실</text:span><text:span text:style-name="T11">, [</text:span><text:span text:style-name="T72">일에</text:span><text:span text:style-name="T11"> </text:span><text:span text:style-name="T72">대한</text:span><text:span text:style-name="T11">] </text:span><text:span text:style-name="T72">전념</text:span><text:span text:style-name="T11">, loyalt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llegory</text:p>
          </table:table-cell>
          <table:table-cell table:style-name="ce15" office:value-type="string" calcext:value-type="string">
            <text:p>우화<text:span text:style-name="T19">, </text:span><text:span text:style-name="T72">비유담</text:span><text:span text:style-name="T11">, </text:span><text:span text:style-name="T72">풍유</text:span><text:span text:style-name="T11">, </text:span><text:span text:style-name="T72">비유</text:span><text:span text:style-name="T11">, </text:span><text:span text:style-name="T72">상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llot</text:p>
          </table:table-cell>
          <table:table-cell table:style-name="ce15" office:value-type="string" calcext:value-type="string">
            <text:p>할당<text:span text:style-name="T6">/</text:span><text:span text:style-name="T91">배당하다</text:span><text:span text:style-name="T6">, </text:span><text:span text:style-name="T91">배분하다</text:span><text:span text:style-name="T6">, alloc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ltercation</text:p>
          </table:table-cell>
          <table:table-cell table:style-name="ce15" office:value-type="string" calcext:value-type="string">
            <text:p>언쟁<text:span text:style-name="T6">, </text:span><text:span text:style-name="T91">말다툼</text:span><text:span text:style-name="T6">, </text:span><text:span text:style-name="T91">격론</text:span><text:span text:style-name="T6">, deb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mass</text:p>
          </table:table-cell>
          <table:table-cell office:value-type="string" calcext:value-type="string">
            <text:p>[<text:span text:style-name="T80">재산</text:span><text:span text:style-name="T81">]</text:span><text:span text:style-name="T82">을</text:span><text:span text:style-name="T81"> </text:span><text:span text:style-name="T82">모으다</text:span><text:span text:style-name="T81">, </text:span><text:span text:style-name="T82">축적하다</text:span><text:span text:style-name="T81">, </text:span><text:span text:style-name="T82">쌓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mid</text:p>
          </table:table-cell>
          <table:table-cell office:value-type="string" calcext:value-type="string">
            <text:p>...<text:span text:style-name="T77">의</text:span><text:span text:style-name="T78"> </text:span><text:span text:style-name="T79">한복판에</text:span><text:span text:style-name="T78">[</text:span><text:span text:style-name="T79">서</text:span><text:span text:style-name="T78">], ...</text:span><text:span text:style-name="T79">에</text:span><text:span text:style-name="T78"> </text:span><text:span text:style-name="T79">둘러싸여</text:span><text:span text:style-name="T78">, ...</text:span><text:span text:style-name="T79">사이에</text:span><text:span text:style-name="T78">, </text:span><text:span text:style-name="T79">한창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nathema</text:p>
          </table:table-cell>
          <table:table-cell table:style-name="ce15" office:value-type="string" calcext:value-type="string">
            <text:p>혐오<text:span text:style-name="T83"> </text:span><text:span text:style-name="T84">받는</text:span><text:span text:style-name="T14"> </text:span><text:span text:style-name="T84">사람</text:span><text:span text:style-name="T14">(</text:span><text:span text:style-name="T84">것</text:span><text:span text:style-name="T14">); </text:span><text:span text:style-name="T84">저주</text:span><text:span text:style-name="T14">, </text:span><text:span text:style-name="T84">심한</text:span><text:span text:style-name="T14"> </text:span><text:span text:style-name="T84">매도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ncillary</text:p>
          </table:table-cell>
          <table:table-cell table:style-name="ce15" office:value-type="string" calcext:value-type="string">
            <text:p>보조적인<text:span text:style-name="T73">, </text:span><text:span text:style-name="T74">부속적인</text:span><text:span text:style-name="T3">, </text:span><text:span text:style-name="T74">부수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ngst</text:p>
          </table:table-cell>
          <table:table-cell table:style-name="ce15" office:value-type="string" calcext:value-type="string">
            <text:p>불안감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nnex</text:p>
          </table:table-cell>
          <table:table-cell table:style-name="ce15" office:value-type="string" calcext:value-type="string">
            <text:p>부가하다<text:span text:style-name="T6">, </text:span><text:span text:style-name="T91">첨가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nnuity</text:p>
          </table:table-cell>
          <table:table-cell table:style-name="ce15" office:value-type="string" calcext:value-type="string">
            <text:p>연금<text:span text:style-name="T75">(</text:span><text:span text:style-name="T76">연봉</text:span><text:span text:style-name="T8">), </text:span><text:span text:style-name="T76">연간이자</text:span><text:span text:style-name="T8"> </text:span><text:span text:style-name="T76">수입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ntedate</text:p>
          </table:table-cell>
          <table:table-cell office:value-type="string" calcext:value-type="string">
            <text:p>[<text:span text:style-name="T98">시간적으로</text:span><text:span text:style-name="T99">]...</text:span><text:span text:style-name="T100">보다</text:span><text:span text:style-name="T99"> </text:span><text:span text:style-name="T100">앞선</text:span><text:span text:style-name="T99">, ...</text:span><text:span text:style-name="T100">이전의</text:span><text:span text:style-name="T99">(</text:span><text:span text:style-name="T100">예전의</text:span><text:span text:style-name="T99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nterior</text:p>
          </table:table-cell>
          <table:table-cell table:style-name="ce15" office:value-type="string" calcext:value-type="string">
            <text:p>선행한<text:span text:style-name="T83">, </text:span><text:span text:style-name="T84">보다</text:span><text:span text:style-name="T14"> </text:span><text:span text:style-name="T84">이전의</text:span><text:span text:style-name="T14">(</text:span><text:span text:style-name="T84">상태</text:span><text:span text:style-name="T14">, </text:span><text:span text:style-name="T84">사건</text:span><text:span text:style-name="T14">), </text:span><text:span text:style-name="T84">앞면의</text:span><text:span text:style-name="T14">, </text:span><text:span text:style-name="T84">앞쪽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nthology</text:p>
          </table:table-cell>
          <table:table-cell table:style-name="ce15" office:value-type="string" calcext:value-type="string">
            <text:p>명시<text:span text:style-name="T83"> </text:span><text:span text:style-name="T84">전집</text:span><text:span text:style-name="T14">, </text:span><text:span text:style-name="T84">작품집</text:span><text:span text:style-name="T14">, [</text:span><text:span text:style-name="T84">한</text:span><text:span text:style-name="T14"> </text:span><text:span text:style-name="T84">작가의</text:span><text:span text:style-name="T14">]</text:span><text:span text:style-name="T84">전작</text:span><text:span text:style-name="T14">, </text:span><text:span text:style-name="T84">작품집</text:span><text:span text:style-name="T14">, collection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nthropomorphic</text:p>
          </table:table-cell>
          <table:table-cell table:style-name="ce15" office:value-type="string" calcext:value-type="string">
            <text:p>의인법적인<text:span text:style-name="T19">(</text:span><text:span text:style-name="T72">동물</text:span><text:span text:style-name="T11">, </text:span><text:span text:style-name="T72">사물을</text:span><text:span text:style-name="T11"> </text:span><text:span text:style-name="T72">사람처럼</text:span><text:span text:style-name="T11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ntipodal</text:p>
          </table:table-cell>
          <table:table-cell table:style-name="ce15" office:value-type="string" calcext:value-type="string">
            <text:p>지구의<text:span text:style-name="T19"> </text:span><text:span text:style-name="T72">정반대의</text:span><text:span text:style-name="T11"> </text:span><text:span text:style-name="T72">지역</text:span><text:span text:style-name="T11"> </text:span><text:span text:style-name="T72">상태</text:span><text:span text:style-name="T11">, </text:span><text:span text:style-name="T72">정반대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ntiquity</text:p>
          </table:table-cell>
          <table:table-cell table:style-name="ce15" office:value-type="string" calcext:value-type="string">
            <text:p>태고<text:span text:style-name="T19">, </text:span><text:span text:style-name="T72">고대</text:span><text:span text:style-name="T11">; </text:span><text:span text:style-name="T72">고물</text:span><text:span text:style-name="T11">, </text:span><text:span text:style-name="T72">고대의</text:span><text:span text:style-name="T11"> </text:span><text:span text:style-name="T72">풍습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erture</text:p>
          </table:table-cell>
          <table:table-cell table:style-name="ce15" office:value-type="string" calcext:value-type="string">
            <text:p>째진<text:span text:style-name="T19"> </text:span><text:span text:style-name="T72">틈</text:span><text:span text:style-name="T11">, </text:span><text:span text:style-name="T72">구멍</text:span><text:span text:style-name="T11">, </text:span><text:span text:style-name="T72">구경</text:span><text:span text:style-name="T11">, chasm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ex</text:p>
          </table:table-cell>
          <table:table-cell table:style-name="ce15" office:value-type="string" calcext:value-type="string">
            <text:p>정점<text:span text:style-name="T75">, </text:span><text:span text:style-name="T76">꼭대기</text:span><text:span text:style-name="T8">, </text:span><text:span text:style-name="T76">최고조</text:span><text:span text:style-name="T8">, </text:span><text:span text:style-name="T76">극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ogee</text:p>
          </table:table-cell>
          <table:table-cell office:value-type="string" calcext:value-type="string">
            <text:p>[<text:span text:style-name="T95">달</text:span><text:span text:style-name="T96">, </text:span><text:span text:style-name="T97">인공위성</text:span><text:span text:style-name="T96"> </text:span><text:span text:style-name="T97">따위가</text:span><text:span text:style-name="T96"> </text:span><text:span text:style-name="T97">궤도상에서</text:span><text:span text:style-name="T96"> </text:span><text:span text:style-name="T97">지구와</text:span><text:span text:style-name="T96"> </text:span><text:span text:style-name="T97">가장</text:span><text:span text:style-name="T96"> </text:span><text:span text:style-name="T97">멀어지는</text:span><text:span text:style-name="T96"> </text:span><text:span text:style-name="T97">위치</text:span><text:span text:style-name="T96">]</text:span><text:span text:style-name="T97">최고점</text:span><text:span text:style-name="T96">, </text:span><text:span text:style-name="T97">원지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oplexy</text:p>
          </table:table-cell>
          <table:table-cell office:value-type="string" calcext:value-type="string">
            <text:p>(<text:span text:style-name="T88">뇌</text:span><text:span text:style-name="T89">)</text:span><text:span text:style-name="T90">졸증</text:span><text:span text:style-name="T89">, </text:span><text:span text:style-name="T90">출혈</text:span><text:span text:style-name="T89">, </text:span><text:span text:style-name="T90">일혈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ostasy</text:p>
          </table:table-cell>
          <table:table-cell table:style-name="ce15" office:value-type="string" calcext:value-type="string">
            <text:p>배신<text:span text:style-name="T6">, </text:span><text:span text:style-name="T91">변절</text:span><text:span text:style-name="T6">, </text:span><text:span text:style-name="T91">탈당</text:span><text:span text:style-name="T6">, treacher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palling</text:p>
          </table:table-cell>
          <table:table-cell table:style-name="ce15" office:value-type="string" calcext:value-type="string">
            <text:p>소름끼치는<text:span text:style-name="T75">, </text:span><text:span text:style-name="T76">무서운</text:span><text:span text:style-name="T8">; appellate-</text:span><text:span text:style-name="T76">항소하다</text:span><text:span text:style-name="T8">, compell-</text:span><text:span text:style-name="T76">강제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parition</text:p>
          </table:table-cell>
          <table:table-cell table:style-name="ce15" office:value-type="string" calcext:value-type="string">
            <text:p>환영<text:span text:style-name="T73">, </text:span><text:span text:style-name="T74">허깨비</text:span><text:span text:style-name="T3">, </text:span><text:span text:style-name="T74">유령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pellation</text:p>
          </table:table-cell>
          <table:table-cell table:style-name="ce15" office:value-type="string" calcext:value-type="string">
            <text:p>명칭<text:span text:style-name="T6">, </text:span><text:span text:style-name="T91">호칭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pendage</text:p>
          </table:table-cell>
          <table:table-cell table:style-name="ce15" office:value-type="string" calcext:value-type="string">
            <text:p>부속물<text:span text:style-name="T6">, </text:span><text:span text:style-name="T91">첨가물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portion</text:p>
          </table:table-cell>
          <table:table-cell table:style-name="ce15" office:value-type="string" calcext:value-type="string">
            <text:p>할당하다<text:span text:style-name="T75">, </text:span><text:span text:style-name="T76">배분하다</text:span><text:span text:style-name="T8">, allocation, allo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posite</text:p>
          </table:table-cell>
          <table:table-cell table:style-name="ce15" office:value-type="string" calcext:value-type="string">
            <text:p>적합한<text:span text:style-name="T19">, </text:span><text:span text:style-name="T72">적절한</text:span><text:span text:style-name="T11">, </text:span><text:span text:style-name="T72">딱</text:span><text:span text:style-name="T11"> </text:span><text:span text:style-name="T72">들어맞는</text:span><text:span text:style-name="T11">, apropos, ap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praise</text:p>
          </table:table-cell>
          <table:table-cell office:value-type="string" calcext:value-type="string">
            <text:p>...<text:span text:style-name="T80">을</text:span><text:span text:style-name="T81"> </text:span><text:span text:style-name="T82">평가하다</text:span><text:span text:style-name="T81">, </text:span><text:span text:style-name="T82">값을</text:span><text:span text:style-name="T81"> </text:span><text:span text:style-name="T82">매기다</text:span><text:span text:style-name="T81">, </text:span><text:span text:style-name="T82">감정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prise</text:p>
          </table:table-cell>
          <table:table-cell office:value-type="string" calcext:value-type="string">
            <text:p>...<text:span text:style-name="T66">에게</text:span><text:span text:style-name="T67"> </text:span><text:span text:style-name="T68">알리다</text:span><text:span text:style-name="T67">, </text:span><text:span text:style-name="T68">통보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purtenance</text:p>
          </table:table-cell>
          <table:table-cell table:style-name="ce15" office:value-type="string" calcext:value-type="string">
            <text:p>부속물<text:span text:style-name="T75">, </text:span><text:span text:style-name="T76">부수물</text:span><text:span text:style-name="T8">, appendag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ropos</text:p>
          </table:table-cell>
          <table:table-cell table:style-name="ce15" office:value-type="string" calcext:value-type="string">
            <text:p>때마침<text:span text:style-name="T19">, </text:span><text:span text:style-name="T72">시기</text:span><text:span text:style-name="T11"> </text:span><text:span text:style-name="T72">적절하게</text:span><text:span text:style-name="T11">, </text:span><text:span text:style-name="T72">적절히</text:span><text:span text:style-name="T11">, apposite, ap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pt</text:p>
          </table:table-cell>
          <table:table-cell table:style-name="ce15" office:value-type="string" calcext:value-type="string">
            <text:p>적절한<text:span text:style-name="T101">, </text:span><text:span text:style-name="T102">적당한</text:span><text:span text:style-name="T103">, ...</text:span><text:span text:style-name="T102">하는</text:span><text:span text:style-name="T103"> </text:span><text:span text:style-name="T102">경향이</text:span><text:span text:style-name="T103"> </text:span><text:span text:style-name="T102">있는</text:span><text:span text:style-name="T103">; </text:span><text:span text:style-name="T102">재주</text:span><text:span text:style-name="T103"> </text:span><text:span text:style-name="T102">있는</text:span><text:span text:style-name="T103">, </text:span><text:span text:style-name="T102">총기</text:span><text:span text:style-name="T103"> </text:span><text:span text:style-name="T102">있는</text:span><text:span text:style-name="T103">, apposite, apropos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cade</text:p>
          </table:table-cell>
          <table:table-cell table:style-name="ce15" office:value-type="string" calcext:value-type="string">
            <text:p>아케이드<text:span text:style-name="T19">(</text:span><text:span text:style-name="T72">아치형</text:span><text:span text:style-name="T11"> </text:span><text:span text:style-name="T72">기둥의</text:span><text:span text:style-name="T11"> </text:span><text:span text:style-name="T72">열</text:span><text:span text:style-name="T11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chipelago</text:p>
          </table:table-cell>
          <table:table-cell table:style-name="ce15" office:value-type="string" calcext:value-type="string">
            <text:p>군도<text:span text:style-name="T6">(</text:span><text:span text:style-name="T91">섬들의</text:span><text:span text:style-name="T6"> </text:span><text:span text:style-name="T91">집합</text:span><text:span text:style-name="T6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chives</text:p>
          </table:table-cell>
          <table:table-cell table:style-name="ce15" office:value-type="string" calcext:value-type="string">
            <text:p>기록<text:span text:style-name="T75">(</text:span><text:span text:style-name="T76">공문서</text:span><text:span text:style-name="T8">) </text:span><text:span text:style-name="T76">보관소</text:span><text:span text:style-name="T8">, </text:span><text:span text:style-name="T76">공문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id</text:p>
          </table:table-cell>
          <table:table-cell table:style-name="ce15" office:value-type="string" calcext:value-type="string">
            <text:p>마른<text:span text:style-name="T83">, </text:span><text:span text:style-name="T84">습기</text:span><text:span text:style-name="T14"> </text:span><text:span text:style-name="T84">없는</text:span><text:span text:style-name="T14">, </text:span><text:span text:style-name="T84">무미건조한</text:span><text:span text:style-name="T14">, </text:span><text:span text:style-name="T84">보잘</text:span><text:span text:style-name="T14"> </text:span><text:span text:style-name="T84">것</text:span><text:span text:style-name="T14"> </text:span><text:span text:style-name="T84">없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mament</text:p>
          </table:table-cell>
          <table:table-cell table:style-name="ce15" office:value-type="string" calcext:value-type="string">
            <text:p>군대<text:span text:style-name="T73">, </text:span><text:span text:style-name="T74">군비</text:span><text:span text:style-name="T3">, </text:span><text:span text:style-name="T74">군사력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mistice</text:p>
          </table:table-cell>
          <table:table-cell table:style-name="ce15" office:value-type="string" calcext:value-type="string">
            <text:p>휴전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raign</text:p>
          </table:table-cell>
          <table:table-cell office:value-type="string" calcext:value-type="string">
            <text:p>[<text:span text:style-name="T104">법</text:span><text:span text:style-name="T105">]</text:span><text:span text:style-name="T106">공소</text:span><text:span text:style-name="T105"> </text:span><text:span text:style-name="T106">사실을</text:span><text:span text:style-name="T105"> </text:span><text:span text:style-name="T106">심리하다</text:span><text:span text:style-name="T105">; </text:span><text:span text:style-name="T106">힐책하다</text:span><text:span text:style-name="T105">, </text:span><text:span text:style-name="T106">규탄하다</text:span><text:span text:style-name="T105">, </text:span><text:span text:style-name="T106">심문</text:span><text:span text:style-name="T105">, </text:span><text:span text:style-name="T106">규탄</text:span><text:span text:style-name="T105">, </text:span><text:span text:style-name="T106">비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rant</text:p>
          </table:table-cell>
          <table:table-cell table:style-name="ce15" office:value-type="string" calcext:value-type="string">
            <text:p>철저한<text:span text:style-name="T6">, </text:span><text:span text:style-name="T91">형편없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rears</text:p>
          </table:table-cell>
          <table:table-cell table:style-name="ce15" office:value-type="string" calcext:value-type="string">
            <text:p>지불<text:span text:style-name="T19"> </text:span><text:span text:style-name="T72">잔금</text:span><text:span text:style-name="T11">, </text:span><text:span text:style-name="T72">연체금</text:span><text:span text:style-name="T11">, </text:span><text:span text:style-name="T72">지체</text:span><text:span text:style-name="T11">, </text:span><text:span text:style-name="T72">밀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senal</text:p>
          </table:table-cell>
          <table:table-cell table:style-name="ce15" office:value-type="string" calcext:value-type="string">
            <text:p>병기고<text:span text:style-name="T73">, </text:span><text:span text:style-name="T74">병기</text:span><text:span text:style-name="T3"> </text:span><text:span text:style-name="T74">창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ticulate</text:p>
          </table:table-cell>
          <table:table-cell table:style-name="ce15" office:value-type="string" calcext:value-type="string">
            <text:p>똑똑히<text:span text:style-name="T6"> </text:span><text:span text:style-name="T91">발음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rtisan</text:p>
          </table:table-cell>
          <table:table-cell table:style-name="ce15" office:value-type="string" calcext:value-type="string">
            <text:p>직공<text:span text:style-name="T6">, </text:span><text:span text:style-name="T91">기능공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scertain</text:p>
          </table:table-cell>
          <table:table-cell table:style-name="ce15" office:value-type="string" calcext:value-type="string">
            <text:p>확인하다<text:span text:style-name="T75">, (</text:span><text:span text:style-name="T76">사실</text:span><text:span text:style-name="T8"> </text:span><text:span text:style-name="T76">여부를</text:span><text:span text:style-name="T8">) </text:span><text:span text:style-name="T76">알아내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scribe</text:p>
          </table:table-cell>
          <table:table-cell office:value-type="string" calcext:value-type="string">
            <text:p>(<text:span text:style-name="T80">결과</text:span><text:span text:style-name="T81"> </text:span><text:span text:style-name="T82">따위를</text:span><text:span text:style-name="T81">)...</text:span><text:span text:style-name="T82">의</text:span><text:span text:style-name="T81"> </text:span><text:span text:style-name="T82">탓으로</text:span><text:span text:style-name="T81"> </text:span><text:span text:style-name="T82">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skance</text:p>
          </table:table-cell>
          <table:table-cell table:style-name="ce15" office:value-type="string" calcext:value-type="string">
            <text:p>비스듬히<text:span text:style-name="T6">; </text:span><text:span text:style-name="T91">곁눈으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spersion</text:p>
          </table:table-cell>
          <table:table-cell table:style-name="ce15" office:value-type="string" calcext:value-type="string">
            <text:p>중상<text:span text:style-name="T6">, </text:span><text:span text:style-name="T91">비방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ssail</text:p>
          </table:table-cell>
          <table:table-cell table:style-name="ce15" office:value-type="string" calcext:value-type="string">
            <text:p>습격하다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ssert</text:p>
          </table:table-cell>
          <table:table-cell table:style-name="ce15" office:value-type="string" calcext:value-type="string">
            <text:p>단언하다<text:span text:style-name="T75">, </text:span><text:span text:style-name="T76">주장</text:span><text:span text:style-name="T8">(</text:span><text:span text:style-name="T76">옹호</text:span><text:span text:style-name="T8">)</text:span><text:span text:style-name="T76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ssess</text:p>
          </table:table-cell>
          <table:table-cell office:value-type="string" calcext:value-type="string">
            <text:p>(<text:span text:style-name="T66">세금</text:span><text:span text:style-name="T67">, </text:span><text:span text:style-name="T68">요금을</text:span><text:span text:style-name="T67">) </text:span><text:span text:style-name="T68">사정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stringent</text:p>
          </table:table-cell>
          <table:table-cell table:style-name="ce15" office:value-type="string" calcext:value-type="string">
            <text:p>엄한<text:span text:style-name="T19">, </text:span><text:span text:style-name="T72">호된</text:span><text:span text:style-name="T11">; stringent-</text:span><text:span text:style-name="T72">엄한</text:span><text:span text:style-name="T11">,</text:span><text:span text:style-name="T72">설득력있는</text:span><text:span text:style-name="T11">, contingent-</text:span><text:span text:style-name="T72">불시의</text:span><text:span text:style-name="T11">,</text:span><text:span text:style-name="T72">우연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sylum</text:p>
          </table:table-cell>
          <table:table-cell office:value-type="string" calcext:value-type="string">
            <text:p>(<text:span text:style-name="T88">정신</text:span><text:span text:style-name="T89">)</text:span><text:span text:style-name="T90">보호</text:span><text:span text:style-name="T89"> </text:span><text:span text:style-name="T90">수용소</text:span><text:span text:style-name="T89">; </text:span><text:span text:style-name="T90">보호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tone</text:p>
          </table:table-cell>
          <table:table-cell table:style-name="ce15" office:value-type="string" calcext:value-type="string">
            <text:p>배상하다<text:span text:style-name="T75">, </text:span><text:span text:style-name="T76">보상하다</text:span><text:span text:style-name="T8">, amend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tropny</text:p>
          </table:table-cell>
          <table:table-cell table:style-name="ce15" office:value-type="string" calcext:value-type="string">
            <text:p>위축시키다<text:span text:style-name="T19">, </text:span><text:span text:style-name="T72">쇠약해지다</text:span><text:span text:style-name="T11">; </text:span><text:span text:style-name="T72">위축</text:span><text:span text:style-name="T11">, </text:span><text:span text:style-name="T72">퇴화</text:span><text:span text:style-name="T11">, </text:span><text:span text:style-name="T72">쇠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ttest</text:p>
          </table:table-cell>
          <table:table-cell table:style-name="ce15" office:value-type="string" calcext:value-type="string">
            <text:p>증명하다<text:span text:style-name="T6">, </text:span><text:span text:style-name="T91">입증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ttribute</text:p>
          </table:table-cell>
          <table:table-cell office:value-type="string" calcext:value-type="string">
            <text:p>(<text:span text:style-name="T77">성질을</text:span><text:span text:style-name="T78">)...</text:span><text:span text:style-name="T79">에</text:span><text:span text:style-name="T78"> </text:span><text:span text:style-name="T79">있다고</text:span><text:span text:style-name="T78"> </text:span><text:span text:style-name="T79">핟</text:span><text:span text:style-name="T78">, (</text:span><text:span text:style-name="T79">결과를</text:span><text:span text:style-name="T78">)...</text:span><text:span text:style-name="T79">에</text:span><text:span text:style-name="T78"> </text:span><text:span text:style-name="T79">돌리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ugur</text:p>
          </table:table-cell>
          <table:table-cell table:style-name="ce15" office:value-type="string" calcext:value-type="string">
            <text:p>점치다<text:span text:style-name="T75">, ...</text:span><text:span text:style-name="T76">의</text:span><text:span text:style-name="T8"> </text:span><text:span text:style-name="T76">조짐을</text:span><text:span text:style-name="T8"> </text:span><text:span text:style-name="T76">보이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ugust</text:p>
          </table:table-cell>
          <table:table-cell table:style-name="ce15" office:value-type="string" calcext:value-type="string">
            <text:p>위엄있는<text:span text:style-name="T73">, </text:span><text:span text:style-name="T74">존엄한</text:span><text:span text:style-name="T3">, </text:span><text:span text:style-name="T74">당당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uspices</text:p>
          </table:table-cell>
          <table:table-cell table:style-name="ce15" office:value-type="string" calcext:value-type="string">
            <text:p>찬조<text:span text:style-name="T19">, </text:span><text:span text:style-name="T72">후원</text:span><text:span text:style-name="T11">, </text:span><text:span text:style-name="T72">주최</text:span><text:span text:style-name="T11">, </text:span><text:span text:style-name="T72">경사스러운</text:span><text:span text:style-name="T11">, </text:span><text:span text:style-name="T72">보호</text:span><text:span text:style-name="T11">, </text:span><text:span text:style-name="T72">원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uxiliary</text:p>
          </table:table-cell>
          <table:table-cell table:style-name="ce15" office:value-type="string" calcext:value-type="string">
            <text:p>보조의<text:span text:style-name="T6">, </text:span><text:span text:style-name="T91">예비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vail</text:p>
          </table:table-cell>
          <table:table-cell table:style-name="ce15" office:value-type="string" calcext:value-type="string">
            <text:p>쓸모있다<text:span text:style-name="T75">, ...</text:span><text:span text:style-name="T76">에</text:span><text:span text:style-name="T8"> </text:span><text:span text:style-name="T76">도움이</text:span><text:span text:style-name="T8"> </text:span><text:span text:style-name="T76">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vang-garde</text:p>
          </table:table-cell>
          <table:table-cell office:value-type="string" calcext:value-type="string">
            <text:p>(<text:span text:style-name="T107">예술성의</text:span><text:span text:style-name="T108">) </text:span><text:span text:style-name="T109">전위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version</text:p>
          </table:table-cell>
          <table:table-cell table:style-name="ce15" office:value-type="string" calcext:value-type="string">
            <text:p>싫어함<text:span text:style-name="T6">, </text:span><text:span text:style-name="T91">혐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vert</text:p>
          </table:table-cell>
          <table:table-cell office:value-type="string" calcext:value-type="string">
            <text:p>(<text:span text:style-name="T77">눈</text:span><text:span text:style-name="T78">, </text:span><text:span text:style-name="T79">생각을</text:span><text:span text:style-name="T78">) </text:span><text:span text:style-name="T79">돌리다</text:span><text:span text:style-name="T78">, (</text:span><text:span text:style-name="T79">타격</text:span><text:span text:style-name="T78">, </text:span><text:span text:style-name="T79">위험을</text:span><text:span text:style-name="T78">)</text:span><text:span text:style-name="T79">피하다</text:span><text:span text:style-name="T78">, </text:span><text:span text:style-name="T79">막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avid</text:p>
          </table:table-cell>
          <table:table-cell table:style-name="ce15" office:value-type="string" calcext:value-type="string">
            <text:p>탐욕스러운<text:span text:style-name="T75">, </text:span><text:span text:style-name="T76">욕심</text:span><text:span text:style-name="T8"> </text:span><text:span text:style-name="T76">많은</text:span><text:span text:style-name="T8">, avarice; arid-</text:span><text:span text:style-name="T76">건조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acchanal</text:p>
          </table:table-cell>
          <table:table-cell table:style-name="ce15" office:value-type="string" calcext:value-type="string">
            <text:p>취해<text:span text:style-name="T75"> </text:span><text:span text:style-name="T76">떠드는</text:span><text:span text:style-name="T8"> </text:span><text:span text:style-name="T76">사람</text:span><text:span text:style-name="T8">, </text:span><text:span text:style-name="T76">야단법석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aleful</text:p>
          </table:table-cell>
          <table:table-cell table:style-name="ce15" office:value-type="string" calcext:value-type="string">
            <text:p>해로운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alk</text:p>
          </table:table-cell>
          <table:table-cell table:style-name="ce15" office:value-type="string" calcext:value-type="string">
            <text:p>갑자기<text:span text:style-name="T73"> </text:span><text:span text:style-name="T74">서다</text:span><text:span text:style-name="T3">; </text:span><text:span text:style-name="T74">주춤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allyhoo</text:p>
          </table:table-cell>
          <table:table-cell table:style-name="ce15" office:value-type="string" calcext:value-type="string">
            <text:p>야단스럽고<text:span text:style-name="T19"> </text:span><text:span text:style-name="T72">저속한</text:span><text:span text:style-name="T11"> </text:span><text:span text:style-name="T72">선전</text:span><text:span text:style-name="T11">, </text:span><text:span text:style-name="T72">광고</text:span><text:span text:style-name="T11">; </text:span><text:span text:style-name="T72">떠들썩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alm</text:p>
          </table:table-cell>
          <table:table-cell table:style-name="ce15" office:value-type="string" calcext:value-type="string">
            <text:p>향유<text:span text:style-name="T19">, </text:span><text:span text:style-name="T72">방향</text:span><text:span text:style-name="T11">, (</text:span><text:span text:style-name="T72">신경</text:span><text:span text:style-name="T11">)</text:span><text:span text:style-name="T72">안정제</text:span><text:span text:style-name="T11">. </text:span><text:span text:style-name="T72">진통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andy</text:p>
          </table:table-cell>
          <table:table-cell office:value-type="string" calcext:value-type="string">
            <text:p>(<text:span text:style-name="T104">공</text:span><text:span text:style-name="T105"> </text:span><text:span text:style-name="T106">따위를</text:span><text:span text:style-name="T105">) </text:span><text:span text:style-name="T106">치고</text:span><text:span text:style-name="T105"> </text:span><text:span text:style-name="T106">받고하다</text:span><text:span text:style-name="T105">, (</text:span><text:span text:style-name="T106">타격</text:span><text:span text:style-name="T105">, </text:span><text:span text:style-name="T106">말</text:span><text:span text:style-name="T105"> </text:span><text:span text:style-name="T106">따위를</text:span><text:span text:style-name="T105">) </text:span><text:span text:style-name="T106">주고</text:span><text:span text:style-name="T105"> </text:span><text:span text:style-name="T106">받고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anter</text:p>
          </table:table-cell>
          <table:table-cell table:style-name="ce15" office:value-type="string" calcext:value-type="string">
            <text:p>희롱<text:span text:style-name="T6">, </text:span><text:span text:style-name="T91">놀림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aroque</text:p>
          </table:table-cell>
          <table:table-cell table:style-name="ce15" office:value-type="string" calcext:value-type="string">
            <text:p>기이한<text:span text:style-name="T6">, </text:span><text:span text:style-name="T91">기괴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arrage</text:p>
          </table:table-cell>
          <table:table-cell table:style-name="ce15" office:value-type="string" calcext:value-type="string">
            <text:p>탄막<text:span text:style-name="T19">; (</text:span><text:span text:style-name="T72">질문</text:span><text:span text:style-name="T11"> </text:span><text:span text:style-name="T72">따위의</text:span><text:span text:style-name="T11">) </text:span><text:span text:style-name="T72">연발</text:span><text:span text:style-name="T11">, </text:span><text:span text:style-name="T72">연속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auble</text:p>
          </table:table-cell>
          <table:table-cell table:style-name="ce15" office:value-type="string" calcext:value-type="string">
            <text:p>값싸고<text:span text:style-name="T19"> </text:span><text:span text:style-name="T72">야한</text:span><text:span text:style-name="T11"> </text:span><text:span text:style-name="T72">것</text:span><text:span text:style-name="T11">, </text:span><text:span text:style-name="T72">자질구레한</text:span><text:span text:style-name="T11"> </text:span><text:span text:style-name="T72">장신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edlam</text:p>
          </table:table-cell>
          <table:table-cell table:style-name="ce15" office:value-type="string" calcext:value-type="string">
            <text:p>수라장<text:span text:style-name="T73">, </text:span><text:span text:style-name="T74">소란한</text:span><text:span text:style-name="T3"> </text:span><text:span text:style-name="T74">장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egrudge</text:p>
          </table:table-cell>
          <table:table-cell table:style-name="ce15" office:value-type="string" calcext:value-type="string">
            <text:p>시새우다<text:span text:style-name="T19">; </text:span><text:span text:style-name="T72">선뜻</text:span><text:span text:style-name="T11"> </text:span><text:span text:style-name="T72">내놓지</text:span><text:span text:style-name="T11"> </text:span><text:span text:style-name="T72">않다</text:span><text:span text:style-name="T11">, </text:span><text:span text:style-name="T72">주기</text:span><text:span text:style-name="T11"> </text:span><text:span text:style-name="T72">싫어하다</text:span><text:span text:style-name="T11">, wistful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ehest</text:p>
          </table:table-cell>
          <table:table-cell table:style-name="ce15" office:value-type="string" calcext:value-type="string">
            <text:p>명령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emoan</text:p>
          </table:table-cell>
          <table:table-cell table:style-name="ce15" office:value-type="string" calcext:value-type="string">
            <text:p>슬퍼하다<text:span text:style-name="T6">, </text:span><text:span text:style-name="T91">한탄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enediction</text:p>
          </table:table-cell>
          <table:table-cell table:style-name="ce15" office:value-type="string" calcext:value-type="string">
            <text:p>축복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enighted</text:p>
          </table:table-cell>
          <table:table-cell table:style-name="ce15" office:value-type="string" calcext:value-type="string">
            <text:p>미개의<text:span text:style-name="T75">, </text:span><text:span text:style-name="T76">문화가</text:span><text:span text:style-name="T8"> </text:span><text:span text:style-name="T76">뒤진</text:span><text:span text:style-name="T8">,</text:span><text:span text:style-name="T76">무지몽매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estow</text:p>
          </table:table-cell>
          <table:table-cell table:style-name="ce15" office:value-type="string" calcext:value-type="string">
            <text:p>주다<text:span text:style-name="T19">, </text:span><text:span text:style-name="T72">수여하다</text:span><text:span text:style-name="T11">; (</text:span><text:span text:style-name="T72">간수해</text:span><text:span text:style-name="T11">)</text:span><text:span text:style-name="T72">두다</text:span><text:span text:style-name="T11">; </text:span><text:span text:style-name="T72">숙박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ilious</text:p>
          </table:table-cell>
          <table:table-cell table:style-name="ce15" office:value-type="string" calcext:value-type="string">
            <text:p>꽤<text:span text:style-name="T6"> </text:span><text:span text:style-name="T91">까다로운</text:span><text:span text:style-name="T6">, </text:span><text:span text:style-name="T91">성마른</text:span><text:span text:style-name="T6">, irasible, choleric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ivouac</text:p>
          </table:table-cell>
          <table:table-cell table:style-name="ce15" office:value-type="string" calcext:value-type="string">
            <text:p>야영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lanch</text:p>
          </table:table-cell>
          <table:table-cell table:style-name="ce15" office:value-type="string" calcext:value-type="string">
            <text:p>희게<text:span text:style-name="T19"> </text:span><text:span text:style-name="T72">핟</text:span><text:span text:style-name="T11">, </text:span><text:span text:style-name="T72">표백하다</text:span><text:span text:style-name="T11">; </text:span><text:span text:style-name="T72">새파래지다</text:span><text:span text:style-name="T11">, bleach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land</text:p>
          </table:table-cell>
          <table:table-cell table:style-name="ce15" office:value-type="string" calcext:value-type="string">
            <text:p>온화한<text:span text:style-name="T19">, (</text:span><text:span text:style-name="T72">맛이</text:span><text:span text:style-name="T11">) </text:span><text:span text:style-name="T72">부드러운</text:span><text:span text:style-name="T11">; </text:span><text:span text:style-name="T72">시시한</text:span><text:span text:style-name="T11">, </text:span><text:span text:style-name="T72">매력없는</text:span><text:span text:style-name="T11">, </text:span><text:span text:style-name="T72">무관심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landishment</text:p>
          </table:table-cell>
          <table:table-cell table:style-name="ce15" office:value-type="string" calcext:value-type="string">
            <text:p>아첨<text:span text:style-name="T6">, </text:span><text:span text:style-name="T91">추종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liss</text:p>
          </table:table-cell>
          <table:table-cell table:style-name="ce15" office:value-type="string" calcext:value-type="string">
            <text:p>더<text:span text:style-name="T19"> </text:span><text:span text:style-name="T72">없는</text:span><text:span text:style-name="T11"> </text:span><text:span text:style-name="T72">기쁨</text:span><text:span text:style-name="T11">, </text:span><text:span text:style-name="T72">대단한</text:span><text:span text:style-name="T11"> </text:span><text:span text:style-name="T72">행복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luster</text:p>
          </table:table-cell>
          <table:table-cell office:value-type="string" calcext:value-type="string">
            <text:p>(<text:span text:style-name="T80">바람</text:span><text:span text:style-name="T81">, </text:span><text:span text:style-name="T82">물결이</text:span><text:span text:style-name="T81">) </text:span><text:span text:style-name="T82">휘몰아</text:span><text:span text:style-name="T81"> </text:span><text:span text:style-name="T82">치다</text:span><text:span text:style-name="T81">, </text:span><text:span text:style-name="T82">소리지르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ombast</text:p>
          </table:table-cell>
          <table:table-cell table:style-name="ce15" office:value-type="string" calcext:value-type="string">
            <text:p>과장된<text:span text:style-name="T73"> </text:span><text:span text:style-name="T74">말</text:span><text:span text:style-name="T3">; </text:span><text:span text:style-name="T74">과장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on vivant</text:p>
          </table:table-cell>
          <table:table-cell table:style-name="ce15" office:value-type="string" calcext:value-type="string">
            <text:p>미식가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ona fide</text:p>
          </table:table-cell>
          <table:table-cell table:style-name="ce15" office:value-type="string" calcext:value-type="string">
            <text:p>진실한<text:span text:style-name="T73">, </text:span><text:span text:style-name="T74">성의</text:span><text:span text:style-name="T3"> </text:span><text:span text:style-name="T74">있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oon</text:p>
          </table:table-cell>
          <table:table-cell table:style-name="ce15" office:value-type="string" calcext:value-type="string">
            <text:p>은혜<text:span text:style-name="T6">, </text:span><text:span text:style-name="T91">혜택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oor</text:p>
          </table:table-cell>
          <table:table-cell table:style-name="ce15" office:value-type="string" calcext:value-type="string">
            <text:p>시골뜨기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ooty</text:p>
          </table:table-cell>
          <table:table-cell table:style-name="ce15" office:value-type="string" calcext:value-type="string">
            <text:p>전리품<text:span text:style-name="T6">, </text:span><text:span text:style-name="T91">노획물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otch</text:p>
          </table:table-cell>
          <table:table-cell table:style-name="ce15" office:value-type="string" calcext:value-type="string">
            <text:p>서투르게<text:span text:style-name="T19"> </text:span><text:span text:style-name="T72">기운</text:span><text:span text:style-name="T11"> </text:span><text:span text:style-name="T72">곳</text:span><text:span text:style-name="T11">; </text:span><text:span text:style-name="T72">서투르게</text:span><text:span text:style-name="T11"> </text:span><text:span text:style-name="T72">수선하다</text:span><text:span text:style-name="T11">, </text:span><text:span text:style-name="T72">망쳐놓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racing</text:p>
          </table:table-cell>
          <table:table-cell office:value-type="string" calcext:value-type="string">
            <text:p>...<text:span text:style-name="T98">에게</text:span><text:span text:style-name="T99"> </text:span><text:span text:style-name="T100">기운나게</text:span><text:span text:style-name="T99"> </text:span><text:span text:style-name="T100">하다</text:span><text:span text:style-name="T99">, </text:span><text:span text:style-name="T100">상쾌하게</text:span><text:span text:style-name="T99"> </text:span><text:span text:style-name="T100">하다</text:span><text:span text:style-name="T99">, galvaniz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randish</text:p>
          </table:table-cell>
          <table:table-cell office:value-type="string" calcext:value-type="string">
            <text:p>(<text:span text:style-name="T80">칼</text:span><text:span text:style-name="T81"> </text:span><text:span text:style-name="T82">따위를</text:span><text:span text:style-name="T81">) </text:span><text:span text:style-name="T82">휘두르다</text:span><text:span text:style-name="T81">, (</text:span><text:span text:style-name="T82">창을</text:span><text:span text:style-name="T81">)</text:span><text:span text:style-name="T82">내젓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ravado</text:p>
          </table:table-cell>
          <table:table-cell table:style-name="ce15" office:value-type="string" calcext:value-type="string">
            <text:p>허세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rawn</text:p>
          </table:table-cell>
          <table:table-cell table:style-name="ce15" office:value-type="string" calcext:value-type="string">
            <text:p>근육<text:span text:style-name="T6">, </text:span><text:span text:style-name="T91">완력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razen</text:p>
          </table:table-cell>
          <table:table-cell table:style-name="ce15" office:value-type="string" calcext:value-type="string">
            <text:p>뻔뻔스러운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reach</text:p>
          </table:table-cell>
          <table:table-cell table:style-name="ce15" office:value-type="string" calcext:value-type="string">
            <text:p>위반<text:span text:style-name="T19">; (</text:span><text:span text:style-name="T72">성벽의</text:span><text:span text:style-name="T11">)</text:span><text:span text:style-name="T72">터진</text:span><text:span text:style-name="T11"> </text:span><text:span text:style-name="T72">곳</text:span><text:span text:style-name="T11">, </text:span><text:span text:style-name="T72">돌파구</text:span><text:span text:style-name="T11">; bleach-</text:span><text:span text:style-name="T72">표백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rink</text:p>
          </table:table-cell>
          <table:table-cell table:style-name="ce15" office:value-type="string" calcext:value-type="string">
            <text:p>가장자리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ristle</text:p>
          </table:table-cell>
          <table:table-cell table:style-name="ce15" office:value-type="string" calcext:value-type="string">
            <text:p>강모<text:span text:style-name="T75">, (</text:span><text:span text:style-name="T76">머리가</text:span><text:span text:style-name="T8">) </text:span><text:span text:style-name="T76">곤두서다</text:span><text:span text:style-name="T8">, </text:span><text:span text:style-name="T76">성내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romide</text:p>
          </table:table-cell>
          <table:table-cell table:style-name="ce15" office:value-type="string" calcext:value-type="string">
            <text:p>고리타분한<text:span text:style-name="T83"> </text:span><text:span text:style-name="T84">생각</text:span><text:span text:style-name="T14">, </text:span><text:span text:style-name="T84">평범한</text:span><text:span text:style-name="T14"> </text:span><text:span text:style-name="T84">사람</text:span><text:span text:style-name="T14">, </text:span><text:span text:style-name="T84">틀에</text:span><text:span text:style-name="T14"> </text:span><text:span text:style-name="T84">박힌</text:span><text:span text:style-name="T14"> </text:span><text:span text:style-name="T84">문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rouhaha</text:p>
          </table:table-cell>
          <table:table-cell table:style-name="ce15" office:value-type="string" calcext:value-type="string">
            <text:p>소란<text:span text:style-name="T75">, </text:span><text:span text:style-name="T76">소동</text:span><text:span text:style-name="T8">, </text:span><text:span text:style-name="T76">시끄러운</text:span><text:span text:style-name="T8">, </text:span><text:span text:style-name="T76">떠들썩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rusque</text:p>
          </table:table-cell>
          <table:table-cell table:style-name="ce15" office:value-type="string" calcext:value-type="string">
            <text:p>퉁명스러운<text:span text:style-name="T6">, </text:span><text:span text:style-name="T91">무뚝뚝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uffoon</text:p>
          </table:table-cell>
          <table:table-cell table:style-name="ce15" office:value-type="string" calcext:value-type="string">
            <text:p>익살<text:span text:style-name="T6"> </text:span><text:span text:style-name="T91">광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ulwark</text:p>
          </table:table-cell>
          <table:table-cell table:style-name="ce15" office:value-type="string" calcext:value-type="string">
            <text:p>성채<text:span text:style-name="T75">, </text:span><text:span text:style-name="T76">보루</text:span><text:span text:style-name="T8">, </text:span><text:span text:style-name="T76">방호문</text:span><text:span text:style-name="T8">, </text:span><text:span text:style-name="T76">방파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byzantine</text:p>
          </table:table-cell>
          <table:table-cell table:style-name="ce15" office:value-type="string" calcext:value-type="string">
            <text:p>비잔틴인<text:span text:style-name="T19">, </text:span><text:span text:style-name="T72">비잔티움의</text:span><text:span text:style-name="T11">(</text:span><text:span text:style-name="T72">건축</text:span><text:span text:style-name="T11"> </text:span><text:span text:style-name="T72">양식</text:span><text:span text:style-name="T11"> </text:span><text:span text:style-name="T72">등</text:span><text:span text:style-name="T11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bal</text:p>
          </table:table-cell>
          <table:table-cell table:style-name="ce15" office:value-type="string" calcext:value-type="string">
            <text:p>음모<text:span text:style-name="T6">, </text:span><text:span text:style-name="T91">권모술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che</text:p>
          </table:table-cell>
          <table:table-cell table:style-name="ce15" office:value-type="string" calcext:value-type="string">
            <text:p>감춰두는<text:span text:style-name="T73"> </text:span><text:span text:style-name="T74">곳</text:span><text:span text:style-name="T3">, </text:span><text:span text:style-name="T74">저장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lamity</text:p>
          </table:table-cell>
          <table:table-cell table:style-name="ce15" office:value-type="string" calcext:value-type="string">
            <text:p>불행<text:span text:style-name="T6">, </text:span><text:span text:style-name="T91">재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llous</text:p>
          </table:table-cell>
          <table:table-cell office:value-type="string" calcext:value-type="string">
            <text:p>(<text:span text:style-name="T77">피부가</text:span><text:span text:style-name="T78">) </text:span><text:span text:style-name="T79">딱딱해진</text:span><text:span text:style-name="T78">, </text:span><text:span text:style-name="T79">못이</text:span><text:span text:style-name="T78"> </text:span><text:span text:style-name="T79">생긴</text:span><text:span text:style-name="T78">, </text:span><text:span text:style-name="T79">무감각한</text:span><text:span text:style-name="T78">, </text:span><text:span text:style-name="T79">무정한</text:span><text:span text:style-name="T78">, </text:span><text:span text:style-name="T79">냉담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lumny</text:p>
          </table:table-cell>
          <table:table-cell table:style-name="ce15" office:value-type="string" calcext:value-type="string">
            <text:p>비방<text:span text:style-name="T6">, </text:span><text:span text:style-name="T91">중상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non</text:p>
          </table:table-cell>
          <table:table-cell table:style-name="ce15" office:value-type="string" calcext:value-type="string">
            <text:p>교리<text:span text:style-name="T73">, </text:span><text:span text:style-name="T74">계율</text:span><text:span text:style-name="T3">, </text:span><text:span text:style-name="T74">규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nt</text:p>
          </table:table-cell>
          <table:table-cell table:style-name="ce15" office:value-type="string" calcext:value-type="string">
            <text:p>점잔<text:span text:style-name="T19"> </text:span><text:span text:style-name="T72">뺀</text:span><text:span text:style-name="T11"> </text:span><text:span text:style-name="T72">위선적인</text:span><text:span text:style-name="T11"> </text:span><text:span text:style-name="T72">말투</text:span><text:span text:style-name="T11">; recant-</text:span><text:span text:style-name="T72">철회하다</text:span><text:span text:style-name="T11">,</text:span><text:span text:style-name="T72">부인핟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nvass</text:p>
          </table:table-cell>
          <table:table-cell table:style-name="ce15" office:value-type="string" calcext:value-type="string">
            <text:p>자세히<text:span text:style-name="T75"> </text:span><text:span text:style-name="T76">조사하다</text:span><text:span text:style-name="T8">, </text:span><text:span text:style-name="T76">철저하게</text:span><text:span text:style-name="T8"> </text:span><text:span text:style-name="T76">논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pacious</text:p>
          </table:table-cell>
          <table:table-cell table:style-name="ce15" office:value-type="string" calcext:value-type="string">
            <text:p>많이<text:span text:style-name="T19"> </text:span><text:span text:style-name="T72">들어가는</text:span><text:span text:style-name="T11">, </text:span><text:span text:style-name="T72">포용력이</text:span><text:span text:style-name="T11"> </text:span><text:span text:style-name="T72">큰</text:span><text:span text:style-name="T11">, </text:span><text:span text:style-name="T72">광대한</text:span><text:span text:style-name="T11">, </text:span><text:span text:style-name="T72">관대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pital</text:p>
          </table:table-cell>
          <table:table-cell table:style-name="ce15" office:value-type="string" calcext:value-type="string">
            <text:p>수도<text:span text:style-name="T19">, </text:span><text:span text:style-name="T72">자본</text:span><text:span text:style-name="T11">(</text:span><text:span text:style-name="T72">금</text:span><text:span text:style-name="T11">), </text:span><text:span text:style-name="T72">원금</text:span><text:span text:style-name="T11">, </text:span><text:span text:style-name="T72">자원</text:span><text:span text:style-name="T11">, </text:span><text:span text:style-name="T72">밑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ptivate</text:p>
          </table:table-cell>
          <table:table-cell office:value-type="string" calcext:value-type="string">
            <text:p>...<text:span text:style-name="T80">을</text:span><text:span text:style-name="T81"> </text:span><text:span text:style-name="T82">매혹하다</text:span><text:span text:style-name="T81">, </text:span><text:span text:style-name="T82">사로잡다</text:span><text:span text:style-name="T81">, </text:span><text:span text:style-name="T82">넋을</text:span><text:span text:style-name="T81"> </text:span><text:span text:style-name="T82">빼앗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rcinogenic</text:p>
          </table:table-cell>
          <table:table-cell table:style-name="ce15" office:value-type="string" calcext:value-type="string">
            <text:p>발암성의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rdinal</text:p>
          </table:table-cell>
          <table:table-cell table:style-name="ce15" office:value-type="string" calcext:value-type="string">
            <text:p>가장<text:span text:style-name="T75"> </text:span><text:span text:style-name="T76">중요한</text:span><text:span text:style-name="T8">, </text:span><text:span text:style-name="T76">주요한</text:span><text:span text:style-name="T8">, </text:span><text:span text:style-name="T76">기본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reen</text:p>
          </table:table-cell>
          <table:table-cell table:style-name="ce15" office:value-type="string" calcext:value-type="string">
            <text:p>갑자기<text:span text:style-name="T110"> </text:span><text:span text:style-name="T111">방향을</text:span><text:span text:style-name="T112"> </text:span><text:span text:style-name="T111">바구다</text:span><text:span text:style-name="T112">;[</text:span><text:span text:style-name="T111">차가</text:span><text:span text:style-name="T112"> </text:span><text:span text:style-name="T111">급커브에서</text:span><text:span text:style-name="T112">] </text:span><text:span text:style-name="T111">기울다</text:span><text:span text:style-name="T112">;[</text:span><text:span text:style-name="T111">배를</text:span><text:span text:style-name="T112">]</text:span><text:span text:style-name="T111">기울여서</text:span><text:span text:style-name="T112"> </text:span><text:span text:style-name="T111">청소</text:span><text:span text:style-name="T112">(</text:span><text:span text:style-name="T111">수리</text:span><text:span text:style-name="T112">)</text:span><text:span text:style-name="T111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rtography</text:p>
          </table:table-cell>
          <table:table-cell table:style-name="ce15" office:value-type="string" calcext:value-type="string">
            <text:p>지도<text:span text:style-name="T19"> </text:span><text:span text:style-name="T72">제작</text:span><text:span text:style-name="T11">[</text:span><text:span text:style-name="T72">법</text:span><text:span text:style-name="T11">], </text:span><text:span text:style-name="T72">제도</text:span><text:span text:style-name="T11">[</text:span><text:span text:style-name="T72">법</text:span><text:span text:style-name="T11">]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scade</text:p>
          </table:table-cell>
          <table:table-cell table:style-name="ce15" office:value-type="string" calcext:value-type="string">
            <text:p>작은<text:span text:style-name="T19"> </text:span><text:span text:style-name="T72">폭포</text:span><text:span text:style-name="T11">, </text:span><text:span text:style-name="T72">폭포처럼</text:span><text:span text:style-name="T11"> </text:span><text:span text:style-name="T72">생긴</text:span><text:span text:style-name="T11"> </text:span><text:span text:style-name="T72">것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taclysm</text:p>
          </table:table-cell>
          <table:table-cell table:style-name="ce15" office:value-type="string" calcext:value-type="string">
            <text:p>격동<text:span text:style-name="T19">, </text:span><text:span text:style-name="T72">대변동</text:span><text:span text:style-name="T11">, </text:span><text:span text:style-name="T72">지각의</text:span><text:span text:style-name="T11"> </text:span><text:span text:style-name="T72">격변</text:span><text:span text:style-name="T11">, </text:span><text:span text:style-name="T72">대홍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ucus</text:p>
          </table:table-cell>
          <table:table-cell table:style-name="ce15" office:value-type="string" calcext:value-type="string">
            <text:p>정당의<text:span text:style-name="T75"> </text:span><text:span text:style-name="T76">지방대화</text:span><text:span text:style-name="T8">, </text:span><text:span text:style-name="T76">간부회의</text:span><text:span text:style-name="T8">, </text:span><text:span text:style-name="T76">위원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valier</text:p>
          </table:table-cell>
          <table:table-cell table:style-name="ce15" office:value-type="string" calcext:value-type="string">
            <text:p>교만한<text:span text:style-name="T19">,</text:span><text:span text:style-name="T72">건방진</text:span><text:span text:style-name="T11">; </text:span><text:span text:style-name="T72">태평한</text:span><text:span text:style-name="T11">; </text:span><text:span text:style-name="T72">말탄</text:span><text:span text:style-name="T11"> </text:span><text:span text:style-name="T72">무사</text:span><text:span text:style-name="T11">(knight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avil</text:p>
          </table:table-cell>
          <table:table-cell table:style-name="ce15" office:value-type="string" calcext:value-type="string">
            <text:p>트집잡다<text:span text:style-name="T73">, </text:span><text:span text:style-name="T74">쓸데없이</text:span><text:span text:style-name="T3"> </text:span><text:span text:style-name="T74">흠잡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haff</text:p>
          </table:table-cell>
          <table:table-cell table:style-name="ce15" office:value-type="string" calcext:value-type="string">
            <text:p>쓸모<text:span text:style-name="T75"> </text:span><text:span text:style-name="T76">없는</text:span><text:span text:style-name="T8"> </text:span><text:span text:style-name="T76">것</text:span><text:span text:style-name="T8">, </text:span><text:span text:style-name="T76">잡동사니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hameleon</text:p>
          </table:table-cell>
          <table:table-cell table:style-name="ce15" office:value-type="string" calcext:value-type="string">
            <text:p>변덕스러운<text:span text:style-name="T75">, </text:span><text:span text:style-name="T76">바람기가</text:span><text:span text:style-name="T8"> </text:span><text:span text:style-name="T76">있는</text:span><text:span text:style-name="T8"> </text:span><text:span text:style-name="T76">사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hampion</text:p>
          </table:table-cell>
          <table:table-cell office:value-type="string" calcext:value-type="string">
            <text:p>[<text:span text:style-name="T66">앞장서서</text:span><text:span text:style-name="T67">]...</text:span><text:span text:style-name="T68">을</text:span><text:span text:style-name="T67"> </text:span><text:span text:style-name="T68">옹호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hannel</text:p>
          </table:table-cell>
          <table:table-cell table:style-name="ce15" office:value-type="string" calcext:value-type="string">
            <text:p>경로<text:span text:style-name="T75">, </text:span><text:span text:style-name="T76">통로</text:span><text:span text:style-name="T8">; </text:span><text:span text:style-name="T76">수로</text:span><text:span text:style-name="T8">, </text:span><text:span text:style-name="T76">해협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haste</text:p>
          </table:table-cell>
          <table:table-cell office:value-type="string" calcext:value-type="string">
            <text:p>[<text:span text:style-name="T63">육체적으로</text:span><text:span text:style-name="T64">]</text:span><text:span text:style-name="T65">순진한</text:span><text:span text:style-name="T64">, </text:span><text:span text:style-name="T65">더럽혀지지</text:span><text:span text:style-name="T64"> </text:span><text:span text:style-name="T65">않은</text:span><text:span text:style-name="T64">; </text:span><text:span text:style-name="T65">우아한</text:span><text:span text:style-name="T64">,</text:span><text:span text:style-name="T65">순수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herub</text:p>
          </table:table-cell>
          <table:table-cell table:style-name="ce15" office:value-type="string" calcext:value-type="string">
            <text:p>예쁘고<text:span text:style-name="T19"> </text:span><text:span text:style-name="T72">순진한</text:span><text:span text:style-name="T11"> </text:span><text:span text:style-name="T72">어린이</text:span><text:span text:style-name="T11">; </text:span><text:span text:style-name="T72">천사의</text:span><text:span text:style-name="T11"> </text:span><text:span text:style-name="T72">한</text:span><text:span text:style-name="T11"> </text:span><text:span text:style-name="T72">종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hortle</text:p>
          </table:table-cell>
          <table:table-cell table:style-name="ce15" office:value-type="string" calcext:value-type="string">
            <text:p>혼자서<text:span text:style-name="T19"> </text:span><text:span text:style-name="T72">킬킬거리다</text:span><text:span text:style-name="T11">, </text:span><text:span text:style-name="T72">신이</text:span><text:span text:style-name="T11"> </text:span><text:span text:style-name="T72">나서</text:span><text:span text:style-name="T11"> </text:span><text:span text:style-name="T72">웃다</text:span><text:span text:style-name="T11">, </text:span><text:span text:style-name="T72">기뻐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hurl</text:p>
          </table:table-cell>
          <table:table-cell table:style-name="ce15" office:value-type="string" calcext:value-type="string">
            <text:p>농부<text:span text:style-name="T19">, </text:span><text:span text:style-name="T72">시골뜨기</text:span><text:span text:style-name="T11">; </text:span><text:span text:style-name="T72">성미</text:span><text:span text:style-name="T11"> </text:span><text:span text:style-name="T72">까다로운</text:span><text:span text:style-name="T11"> </text:span><text:span text:style-name="T72">사람</text:span><text:span text:style-name="T11">, </text:span><text:span text:style-name="T72">구두쇠</text:span><text:span text:style-name="T11">, boor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hutzpah</text:p>
          </table:table-cell>
          <table:table-cell table:style-name="ce15" office:value-type="string" calcext:value-type="string">
            <text:p>뻔뻔스러운<text:span text:style-name="T75">, blatan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ipher</text:p>
          </table:table-cell>
          <table:table-cell office:value-type="string" calcext:value-type="string">
            <text:p>0(<text:span text:style-name="T63">영</text:span><text:span text:style-name="T64">), </text:span><text:span text:style-name="T65">가치</text:span><text:span text:style-name="T64"> </text:span><text:span text:style-name="T65">없는</text:span><text:span text:style-name="T64"> </text:span><text:span text:style-name="T65">것</text:span><text:span text:style-name="T64">; </text:span><text:span text:style-name="T65">암호</text:span><text:span text:style-name="T64">, </text:span><text:span text:style-name="T65">부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urcumnavigate</text:p>
          </table:table-cell>
          <table:table-cell office:value-type="string" calcext:value-type="string">
            <text:p>...<text:span text:style-name="T77">을</text:span><text:span text:style-name="T78"> </text:span><text:span text:style-name="T79">두루</text:span><text:span text:style-name="T78"> </text:span><text:span text:style-name="T79">항해하다</text:span><text:span text:style-name="T78">, [</text:span><text:span text:style-name="T79">특히</text:span><text:span text:style-name="T78">]</text:span><text:span text:style-name="T79">세계를</text:span><text:span text:style-name="T78"> </text:span><text:span text:style-name="T79">배로</text:span><text:span text:style-name="T78"> </text:span><text:span text:style-name="T79">일주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itadel</text:p>
          </table:table-cell>
          <table:table-cell table:style-name="ce15" office:value-type="string" calcext:value-type="string">
            <text:p>성채<text:span text:style-name="T75">, </text:span><text:span text:style-name="T76">요새</text:span><text:span text:style-name="T8">, </text:span><text:span text:style-name="T76">견고한</text:span><text:span text:style-name="T8"> </text:span><text:span text:style-name="T76">장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landestine</text:p>
          </table:table-cell>
          <table:table-cell table:style-name="ce15" office:value-type="string" calcext:value-type="string">
            <text:p>비밀의<text:span text:style-name="T19">, </text:span><text:span text:style-name="T72">내밀의</text:span><text:span text:style-name="T11">, </text:span><text:span text:style-name="T72">남</text:span><text:span text:style-name="T11"> </text:span><text:span text:style-name="T72">몰래하는</text:span><text:span text:style-name="T11">, arcan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lassic</text:p>
          </table:table-cell>
          <table:table-cell table:style-name="ce15" office:value-type="string" calcext:value-type="string">
            <text:p>일류의<text:span text:style-name="T19">, </text:span><text:span text:style-name="T72">초</text:span><text:span text:style-name="T11"> </text:span><text:span text:style-name="T72">고급의</text:span><text:span text:style-name="T11">, </text:span><text:span text:style-name="T72">우수한</text:span><text:span text:style-name="T11">; </text:span><text:span text:style-name="T72">표준의</text:span><text:span text:style-name="T11">, </text:span><text:span text:style-name="T72">모범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leave</text:p>
          </table:table-cell>
          <table:table-cell office:value-type="string" calcext:value-type="string">
            <text:p>...<text:span text:style-name="T113">을</text:span><text:span text:style-name="T114"> </text:span><text:span text:style-name="T115">쪼개다</text:span><text:span text:style-name="T114">, </text:span><text:span text:style-name="T115">찢다</text:span><text:span text:style-name="T114">; ...</text:span><text:span text:style-name="T115">을</text:span><text:span text:style-name="T114"> </text:span><text:span text:style-name="T115">밀어</text:span><text:span text:style-name="T114"> </text:span><text:span text:style-name="T115">해치고</text:span><text:span text:style-name="T114"> </text:span><text:span text:style-name="T115">나가다</text:span><text:span text:style-name="T114">; </text:span><text:span text:style-name="T115">달라붙다</text:span><text:span text:style-name="T114">, </text:span><text:span text:style-name="T115">집착하다</text:span><text:span text:style-name="T114">, ren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limatic</text:p>
          </table:table-cell>
          <table:table-cell table:style-name="ce15" office:value-type="string" calcext:value-type="string">
            <text:p>기후<text:span text:style-name="T75">[</text:span><text:span text:style-name="T76">상</text:span><text:span text:style-name="T8">]</text:span><text:span text:style-name="T76">의</text:span><text:span text:style-name="T8">, </text:span><text:span text:style-name="T76">풍토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loister</text:p>
          </table:table-cell>
          <table:table-cell table:style-name="ce15" office:value-type="string" calcext:value-type="string">
            <text:p>보행<text:span text:style-name="T92"> </text:span><text:span text:style-name="T93">복도</text:span><text:span text:style-name="T94">, </text:span><text:span text:style-name="T93">안뜰</text:span><text:span text:style-name="T94">, </text:span><text:span text:style-name="T93">수도원</text:span><text:span text:style-name="T94">, </text:span><text:span text:style-name="T93">수도</text:span><text:span text:style-name="T94"> </text:span><text:span text:style-name="T93">새활</text:span><text:span text:style-name="T94">, </text:span><text:span text:style-name="T93">조용한</text:span><text:span text:style-name="T94"> </text:span><text:span text:style-name="T93">외딴곳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lone</text:p>
          </table:table-cell>
          <table:table-cell table:style-name="ce15" office:value-type="string" calcext:value-type="string">
            <text:p>똑같이<text:span text:style-name="T19"> </text:span><text:span text:style-name="T72">복제</text:span><text:span text:style-name="T11">; </text:span><text:span text:style-name="T72">무성생식</text:span><text:span text:style-name="T11"> </text:span><text:span text:style-name="T72">증가</text:span><text:span text:style-name="T11">; </text:span><text:span text:style-name="T72">복제</text:span><text:span text:style-name="T11">(</text:span><text:span text:style-name="T72">복사</text:span><text:span text:style-name="T11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lout</text:p>
          </table:table-cell>
          <table:table-cell table:style-name="ce15" office:value-type="string" calcext:value-type="string">
            <text:p>손바닥으로<text:span text:style-name="T19"> </text:span><text:span text:style-name="T72">때리기</text:span><text:span text:style-name="T11">, </text:span><text:span text:style-name="T72">영향력</text:span><text:span text:style-name="T11">, [</text:span><text:span text:style-name="T72">표적에</text:span><text:span text:style-name="T11">]</text:span><text:span text:style-name="T72">적중</text:span><text:span text:style-name="T11">, </text:span><text:span text:style-name="T72">명중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loy</text:p>
          </table:table-cell>
          <table:table-cell table:style-name="ce15" office:value-type="string" calcext:value-type="string">
            <text:p>싫증나다<text:span text:style-name="T6">, </text:span><text:span text:style-name="T91">물리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ddle</text:p>
          </table:table-cell>
          <table:table-cell office:value-type="string" calcext:value-type="string">
            <text:p>...<text:span text:style-name="T104">을</text:span><text:span text:style-name="T105"> </text:span><text:span text:style-name="T106">상냥하게</text:span><text:span text:style-name="T105"> </text:span><text:span text:style-name="T106">다루다</text:span><text:span text:style-name="T105">, </text:span><text:span text:style-name="T106">응석받이로</text:span><text:span text:style-name="T105"> </text:span><text:span text:style-name="T106">기르다</text:span><text:span text:style-name="T105">; </text:span><text:span text:style-name="T106">응석받이</text:span><text:span text:style-name="T105">, </text:span><text:span text:style-name="T106">허약하게</text:span><text:span text:style-name="T105"> </text:span><text:span text:style-name="T106">자란</text:span><text:span text:style-name="T105"> </text:span><text:span text:style-name="T106">사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gitate</text:p>
          </table:table-cell>
          <table:table-cell table:style-name="ce15" office:value-type="string" calcext:value-type="string">
            <text:p>심사<text:span text:style-name="T83"> </text:span><text:span text:style-name="T84">숙고하다</text:span><text:span text:style-name="T14">, ...</text:span><text:span text:style-name="T84">을</text:span><text:span text:style-name="T14"> </text:span><text:span text:style-name="T84">고안하다</text:span><text:span text:style-name="T14">;...</text:span><text:span text:style-name="T84">을</text:span><text:span text:style-name="T14"> </text:span><text:span text:style-name="T84">궁리</text:span><text:span text:style-name="T14">/</text:span><text:span text:style-name="T84">계획하다</text:span><text:span text:style-name="T14">, ruminate, deliber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hort</text:p>
          </table:table-cell>
          <table:table-cell table:style-name="ce15" office:value-type="string" calcext:value-type="string">
            <text:p>한<text:span text:style-name="T83"> </text:span><text:span text:style-name="T84">패</text:span><text:span text:style-name="T14">, </text:span><text:span text:style-name="T84">동료</text:span><text:span text:style-name="T14">, </text:span><text:span text:style-name="T84">동아리</text:span><text:span text:style-name="T14">; </text:span><text:span text:style-name="T84">군대</text:span><text:span text:style-name="T14">, </text:span><text:span text:style-name="T84">그룹</text:span><text:span text:style-name="T14">, </text:span><text:span text:style-name="T84">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mmemorate</text:p>
          </table:table-cell>
          <table:table-cell office:value-type="string" calcext:value-type="string">
            <text:p>[<text:span text:style-name="T77">물건이</text:span><text:span text:style-name="T78">]...</text:span><text:span text:style-name="T79">의</text:span><text:span text:style-name="T78"> </text:span><text:span text:style-name="T79">기념이</text:span><text:span text:style-name="T78"> </text:span><text:span text:style-name="T79">되다</text:span><text:span text:style-name="T78">, ...</text:span><text:span text:style-name="T79">을</text:span><text:span text:style-name="T78"> </text:span><text:span text:style-name="T79">기념</text:span><text:span text:style-name="T78">/</text:span><text:span text:style-name="T79">축하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mmiserate</text:p>
          </table:table-cell>
          <table:table-cell office:value-type="string" calcext:value-type="string">
            <text:p>...<text:span text:style-name="T77">을</text:span><text:span text:style-name="T78"> </text:span><text:span text:style-name="T79">가엾게</text:span><text:span text:style-name="T78">(</text:span><text:span text:style-name="T79">딱하게</text:span><text:span text:style-name="T78">) </text:span><text:span text:style-name="T79">여기다</text:span><text:span text:style-name="T78">, </text:span><text:span text:style-name="T79">애처로워하다</text:span><text:span text:style-name="T78">, ...</text:span><text:span text:style-name="T79">에게</text:span><text:span text:style-name="T78"> </text:span><text:span text:style-name="T79">동정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mmodious</text:p>
          </table:table-cell>
          <table:table-cell table:style-name="ce15" office:value-type="string" calcext:value-type="string">
            <text:p>넓은<text:span text:style-name="T75">, </text:span><text:span text:style-name="T76">널찍한</text:span><text:span text:style-name="T8">, </text:span><text:span text:style-name="T76">넓고</text:span><text:span text:style-name="T8"> </text:span><text:span text:style-name="T76">편리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mpatible</text:p>
          </table:table-cell>
          <table:table-cell table:style-name="ce15" office:value-type="string" calcext:value-type="string">
            <text:p>조화되는<text:span text:style-name="T75">, </text:span><text:span text:style-name="T76">조화하는</text:span><text:span text:style-name="T8">, </text:span><text:span text:style-name="T76">적합한</text:span><text:span text:style-name="T8">, </text:span><text:span text:style-name="T76">모순없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mpetent</text:p>
          </table:table-cell>
          <table:table-cell table:style-name="ce15" office:value-type="string" calcext:value-type="string">
            <text:p>유능한<text:span text:style-name="T19">, </text:span><text:span text:style-name="T72">상당한</text:span><text:span text:style-name="T11">, </text:span><text:span text:style-name="T72">충분한</text:span><text:span text:style-name="T11"> </text:span><text:span text:style-name="T72">자격이</text:span><text:span text:style-name="T11"> </text:span><text:span text:style-name="T72">있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mpile</text:p>
          </table:table-cell>
          <table:table-cell table:style-name="ce15" office:value-type="string" calcext:value-type="string">
            <text:p>하나로<text:span text:style-name="T73"> </text:span><text:span text:style-name="T74">종합하다</text:span><text:span text:style-name="T3">, </text:span><text:span text:style-name="T74">집계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mply</text:p>
          </table:table-cell>
          <table:table-cell table:style-name="ce15" office:value-type="string" calcext:value-type="string">
            <text:p>따르다<text:span text:style-name="T73">, </text:span><text:span text:style-name="T74">동의하다</text:span><text:span text:style-name="T3">, </text:span><text:span text:style-name="T74">승낙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mposed</text:p>
          </table:table-cell>
          <table:table-cell table:style-name="ce15" office:value-type="string" calcext:value-type="string">
            <text:p>침착한<text:span text:style-name="T73">, </text:span><text:span text:style-name="T74">평온한</text:span><text:span text:style-name="T3">, </text:span><text:span text:style-name="T74">편안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mpromise</text:p>
          </table:table-cell>
          <table:table-cell table:style-name="ce15" office:value-type="string" calcext:value-type="string">
            <text:p>타협<text:span text:style-name="T19">, </text:span><text:span text:style-name="T72">양보</text:span><text:span text:style-name="T11">, </text:span><text:span text:style-name="T72">화해</text:span><text:span text:style-name="T11">, </text:span><text:span text:style-name="T72">절충</text:span><text:span text:style-name="T11">(</text:span><text:span text:style-name="T72">안</text:span><text:span text:style-name="T11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mpunction</text:p>
          </table:table-cell>
          <table:table-cell table:style-name="ce15" office:value-type="string" calcext:value-type="string">
            <text:p>양심의<text:span text:style-name="T83"> </text:span><text:span text:style-name="T84">가책</text:span><text:span text:style-name="T14">, </text:span><text:span text:style-name="T84">마음의</text:span><text:span text:style-name="T14"> </text:span><text:span text:style-name="T84">거리낌</text:span><text:span text:style-name="T14">; </text:span><text:span text:style-name="T84">뉘우침</text:span><text:span text:style-name="T14">; [</text:span><text:span text:style-name="T84">가벼운</text:span><text:span text:style-name="T14">] </text:span><text:span text:style-name="T84">후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cave</text:p>
          </table:table-cell>
          <table:table-cell table:style-name="ce15" office:value-type="string" calcext:value-type="string">
            <text:p>오목한<text:span text:style-name="T19">, </text:span><text:span text:style-name="T72">요면의</text:span><text:span text:style-name="T11">; </text:span><text:span text:style-name="T72">움푹</text:span><text:span text:style-name="T11"> </text:span><text:span text:style-name="T72">들어간</text:span><text:span text:style-name="T11"> </text:span><text:span text:style-name="T72">곳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cede</text:p>
          </table:table-cell>
          <table:table-cell office:value-type="string" calcext:value-type="string">
            <text:p>...<text:span text:style-name="T116">을</text:span><text:span text:style-name="T117"> </text:span><text:span text:style-name="T118">인정하다</text:span><text:span text:style-name="T117">, ...</text:span><text:span text:style-name="T118">을</text:span><text:span text:style-name="T117"> [</text:span><text:span text:style-name="T118">권리</text:span><text:span text:style-name="T117">, </text:span><text:span text:style-name="T118">특권으로서</text:span><text:span text:style-name="T117">] </text:span><text:span text:style-name="T118">용인하다</text:span><text:span text:style-name="T117">, </text:span><text:span text:style-name="T118">허용하다</text:span><text:span text:style-name="T117">, avow, accede=agre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centric</text:p>
          </table:table-cell>
          <table:table-cell office:value-type="string" calcext:value-type="string">
            <text:p>[<text:span text:style-name="T80">원</text:span><text:span text:style-name="T81">, </text:span><text:span text:style-name="T82">구가</text:span><text:span text:style-name="T81">]</text:span><text:span text:style-name="T82">동일한</text:span><text:span text:style-name="T81"> </text:span><text:span text:style-name="T82">중심을</text:span><text:span text:style-name="T81"> </text:span><text:span text:style-name="T82">가진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cert</text:p>
          </table:table-cell>
          <table:table-cell table:style-name="ce15" office:value-type="string" calcext:value-type="string">
            <text:p>제휴<text:span text:style-name="T83">, </text:span><text:span text:style-name="T84">협력</text:span><text:span text:style-name="T14">, </text:span><text:span text:style-name="T84">협약</text:span><text:span text:style-name="T14">, </text:span><text:span text:style-name="T84">협조</text:span><text:span text:style-name="T14">, </text:span><text:span text:style-name="T84">조화</text:span><text:span text:style-name="T14">, </text:span><text:span text:style-name="T84">일치</text:span><text:span text:style-name="T14">; </text:span><text:span text:style-name="T84">콘서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coct</text:p>
          </table:table-cell>
          <table:table-cell office:value-type="string" calcext:value-type="string">
            <text:p>...<text:span text:style-name="T77">을</text:span><text:span text:style-name="T78"> </text:span><text:span text:style-name="T79">뒤섞어서</text:span><text:span text:style-name="T78"> </text:span><text:span text:style-name="T79">만들다</text:span><text:span text:style-name="T78">,</text:span><text:span text:style-name="T79">조합하다</text:span><text:span text:style-name="T78">, </text:span><text:span text:style-name="T79">조제하다</text:span><text:span text:style-name="T78">, </text:span><text:span text:style-name="T79">꾸며내다</text:span><text:span text:style-name="T78">; </text:span><text:span text:style-name="T79">꾀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comitant</text:p>
          </table:table-cell>
          <table:table-cell table:style-name="ce15" office:value-type="string" calcext:value-type="string">
            <text:p>수반하다<text:span text:style-name="T83">, </text:span><text:span text:style-name="T84">복수하는</text:span><text:span text:style-name="T14">, </text:span><text:span text:style-name="T84">상반하는</text:span><text:span text:style-name="T14">; </text:span><text:span text:style-name="T84">부수하는</text:span><text:span text:style-name="T14"> </text:span><text:span text:style-name="T84">성질</text:span><text:span text:style-name="T14">(</text:span><text:span text:style-name="T84">사정</text:span><text:span text:style-name="T14">), </text:span><text:span text:style-name="T84">부수물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federate</text:p>
          </table:table-cell>
          <table:table-cell table:style-name="ce15" office:value-type="string" calcext:value-type="string">
            <text:p>동맹자<text:span text:style-name="T119">(</text:span><text:span text:style-name="T120">국</text:span><text:span text:style-name="T121">), </text:span><text:span text:style-name="T120">연합자</text:span><text:span text:style-name="T121">(</text:span><text:span text:style-name="T120">국</text:span><text:span text:style-name="T121">), </text:span><text:span text:style-name="T120">공모자</text:span><text:span text:style-name="T121">; </text:span><text:span text:style-name="T120">연합한</text:span><text:span text:style-name="T121">, </text:span><text:span text:style-name="T120">동맹한</text:span><text:span text:style-name="T121">; </text:span><text:span text:style-name="T120">동맹</text:span><text:span text:style-name="T121">/</text:span><text:span text:style-name="T120">연합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fer</text:p>
          </table:table-cell>
          <table:table-cell table:style-name="ce15" office:value-type="string" calcext:value-type="string">
            <text:p>수여하다<text:span text:style-name="T19">, </text:span><text:span text:style-name="T72">주다</text:span><text:span text:style-name="T11">, </text:span><text:span text:style-name="T72">의논</text:span><text:span text:style-name="T11">(</text:span><text:span text:style-name="T72">상의</text:span><text:span text:style-name="T11">)</text:span><text:span text:style-name="T72">하다</text:span><text:span text:style-name="T11">, </text:span><text:span text:style-name="T72">회담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fidant</text:p>
          </table:table-cell>
          <table:table-cell office:value-type="string" calcext:value-type="string">
            <text:p>[<text:span text:style-name="T104">비밀</text:span><text:span text:style-name="T105"> </text:span><text:span text:style-name="T106">등을</text:span><text:span text:style-name="T105"> </text:span><text:span text:style-name="T106">털어놓을</text:span><text:span text:style-name="T105"> </text:span><text:span text:style-name="T106">수</text:span><text:span text:style-name="T105"> </text:span><text:span text:style-name="T106">있는</text:span><text:span text:style-name="T105">] </text:span><text:span text:style-name="T106">믿을</text:span><text:span text:style-name="T105"> </text:span><text:span text:style-name="T106">만한</text:span><text:span text:style-name="T105">(</text:span><text:span text:style-name="T106">극친한</text:span><text:span text:style-name="T105">) </text:span><text:span text:style-name="T106">친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figuration</text:p>
          </table:table-cell>
          <table:table-cell office:value-type="string" calcext:value-type="string">
            <text:p>[<text:span text:style-name="T77">요소</text:span><text:span text:style-name="T78">, </text:span><text:span text:style-name="T79">부분의</text:span><text:span text:style-name="T78">] </text:span><text:span text:style-name="T79">사관</text:span><text:span text:style-name="T78"> </text:span><text:span text:style-name="T79">위치</text:span><text:span text:style-name="T78">, </text:span><text:span text:style-name="T79">배열</text:span><text:span text:style-name="T78">, </text:span><text:span text:style-name="T79">배치</text:span><text:span text:style-name="T78">, </text:span><text:span text:style-name="T79">외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flagration</text:p>
          </table:table-cell>
          <table:table-cell table:style-name="ce15" office:value-type="string" calcext:value-type="string">
            <text:p>큰<text:span text:style-name="T6"> </text:span><text:span text:style-name="T91">화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fluence</text:p>
          </table:table-cell>
          <table:table-cell office:value-type="string" calcext:value-type="string">
            <text:p>[<text:span text:style-name="T104">하천</text:span><text:span text:style-name="T105"> </text:span><text:span text:style-name="T106">다우의</text:span><text:span text:style-name="T105">]</text:span><text:span text:style-name="T106">합류</text:span><text:span text:style-name="T105">, </text:span><text:span text:style-name="T106">합류점</text:span><text:span text:style-name="T105">; [</text:span><text:span text:style-name="T106">사람</text:span><text:span text:style-name="T105">, </text:span><text:span text:style-name="T106">사물의</text:span><text:span text:style-name="T105">]</text:span><text:span text:style-name="T106">모임</text:span><text:span text:style-name="T105">, </text:span><text:span text:style-name="T106">집합</text:span><text:span text:style-name="T105">, </text:span><text:span text:style-name="T106">군중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found</text:p>
          </table:table-cell>
          <table:table-cell table:style-name="ce15" office:value-type="string" calcext:value-type="string">
            <text:p>당황케하다<text:span text:style-name="T19">, </text:span><text:span text:style-name="T72">놀라다</text:span><text:span text:style-name="T11">, </text:span><text:span text:style-name="T72">혼동하다</text:span><text:span text:style-name="T11">, ...</text:span><text:span text:style-name="T72">을</text:span><text:span text:style-name="T11"> </text:span><text:span text:style-name="T72">뒤섞다</text:span><text:span text:style-name="T11">, confused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geal</text:p>
          </table:table-cell>
          <table:table-cell office:value-type="string" calcext:value-type="string">
            <text:p>...<text:span text:style-name="T66">을</text:span><text:span text:style-name="T67"> </text:span><text:span text:style-name="T68">얼리다</text:span><text:span text:style-name="T67">, </text:span><text:span text:style-name="T68">응고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jugal</text:p>
          </table:table-cell>
          <table:table-cell table:style-name="ce15" office:value-type="string" calcext:value-type="string">
            <text:p>부부<text:span text:style-name="T19">[</text:span><text:span text:style-name="T72">간</text:span><text:span text:style-name="T11">]</text:span><text:span text:style-name="T72">의</text:span><text:span text:style-name="T11">, </text:span><text:span text:style-name="T72">혼인</text:span><text:span text:style-name="T11">[</text:span><text:span text:style-name="T72">상</text:span><text:span text:style-name="T11">]</text:span><text:span text:style-name="T72">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nive</text:p>
          </table:table-cell>
          <table:table-cell table:style-name="ce15" office:value-type="string" calcext:value-type="string">
            <text:p>보고도<text:span text:style-name="T92"> </text:span><text:span text:style-name="T93">못</text:span><text:span text:style-name="T94"> </text:span><text:span text:style-name="T93">본체하다</text:span><text:span text:style-name="T94">, </text:span><text:span text:style-name="T93">묵인</text:span><text:span text:style-name="T94">(</text:span><text:span text:style-name="T93">묵허</text:span><text:span text:style-name="T94">)</text:span><text:span text:style-name="T93">하다</text:span><text:span text:style-name="T94">; </text:span><text:span text:style-name="T93">공모하다</text:span><text:span text:style-name="T94">, </text:span><text:span text:style-name="T93">묵계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servatory</text:p>
          </table:table-cell>
          <table:table-cell table:style-name="ce15" office:value-type="string" calcext:value-type="string">
            <text:p>온실<text:span text:style-name="T83">, </text:span><text:span text:style-name="T84">식물실</text:span><text:span text:style-name="T14">; </text:span><text:span text:style-name="T84">미술학교</text:span><text:span text:style-name="T14">, </text:span><text:span text:style-name="T84">음악학교</text:span><text:span text:style-name="T14">; </text:span><text:span text:style-name="T84">보존성의</text:span><text:span text:style-name="T14">, </text:span><text:span text:style-name="T84">보존력이</text:span><text:span text:style-name="T14"> </text:span><text:span text:style-name="T84">잇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sign</text:p>
          </table:table-cell>
          <table:table-cell office:value-type="string" calcext:value-type="string">
            <text:p>...<text:span text:style-name="T122">을</text:span><text:span text:style-name="T123"> </text:span><text:span text:style-name="T124">넘겨주다</text:span><text:span text:style-name="T123">, </text:span><text:span text:style-name="T124">인도하다</text:span><text:span text:style-name="T123">; </text:span><text:span text:style-name="T124">위탁</text:span><text:span text:style-name="T123">/</text:span><text:span text:style-name="T124">위임하다</text:span><text:span text:style-name="T123">; </text:span><text:span text:style-name="T124">할당하다</text:span><text:span text:style-name="T123">; ...</text:span><text:span text:style-name="T124">을</text:span><text:span text:style-name="T123"> </text:span><text:span text:style-name="T124">제쳐놓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solidate</text:p>
          </table:table-cell>
          <table:table-cell table:style-name="ce15" office:value-type="string" calcext:value-type="string">
            <text:p>합병<text:span text:style-name="T19">/</text:span><text:span text:style-name="T72">통합하다</text:span><text:span text:style-name="T11">; </text:span><text:span text:style-name="T72">강화하다</text:span><text:span text:style-name="T11">, </text:span><text:span text:style-name="T72">굳건히</text:span><text:span text:style-name="T11"> </text:span><text:span text:style-name="T72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scpicuous</text:p>
          </table:table-cell>
          <table:table-cell table:style-name="ce15" office:value-type="string" calcext:value-type="string">
            <text:p>잘<text:span text:style-name="T75"> </text:span><text:span text:style-name="T76">보이다</text:span><text:span text:style-name="T8">, </text:span><text:span text:style-name="T76">이채로운</text:span><text:span text:style-name="T8">, </text:span><text:span text:style-name="T76">돋보이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sternation</text:p>
          </table:table-cell>
          <table:table-cell table:style-name="ce15" office:value-type="string" calcext:value-type="string">
            <text:p>대단한<text:span text:style-name="T73"> </text:span><text:span text:style-name="T74">놀람</text:span><text:span text:style-name="T3">, </text:span><text:span text:style-name="T74">경악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stituency</text:p>
          </table:table-cell>
          <table:table-cell table:style-name="ce15" office:value-type="string" calcext:value-type="string">
            <text:p>선거민<text:span text:style-name="T19">, </text:span><text:span text:style-name="T72">투표자</text:span><text:span text:style-name="T11">, </text:span><text:span text:style-name="T72">선거구</text:span><text:span text:style-name="T11">; </text:span><text:span text:style-name="T72">지지자층</text:span><text:span text:style-name="T11">, </text:span><text:span text:style-name="T72">고객층</text:span><text:span text:style-name="T11">; constitute-</text:span><text:span text:style-name="T72">구성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tempt</text:p>
          </table:table-cell>
          <table:table-cell table:style-name="ce15" office:value-type="string" calcext:value-type="string">
            <text:p>경멸<text:span text:style-name="T75">, </text:span><text:span text:style-name="T76">멸시</text:span><text:span text:style-name="T8">, </text:span><text:span text:style-name="T76">모욕</text:span><text:span text:style-name="T8">, </text:span><text:span text:style-name="T76">치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tinuum</text:p>
          </table:table-cell>
          <table:table-cell table:style-name="ce15" office:value-type="string" calcext:value-type="string">
            <text:p>연속<text:span text:style-name="T6">, </text:span><text:span text:style-name="T91">연속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traband</text:p>
          </table:table-cell>
          <table:table-cell table:style-name="ce15" office:value-type="string" calcext:value-type="string">
            <text:p>밀수품<text:span text:style-name="T19">; </text:span><text:span text:style-name="T72">밀수</text:span><text:span text:style-name="T11">, </text:span><text:span text:style-name="T72">밀무역</text:span><text:span text:style-name="T11">; </text:span><text:span text:style-name="T72">부정거래품</text:span><text:span text:style-name="T11">, </text:span><text:span text:style-name="T72">금제품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tretemps</text:p>
          </table:table-cell>
          <table:table-cell table:style-name="ce15" office:value-type="string" calcext:value-type="string">
            <text:p>뜻하지<text:span text:style-name="T19"> </text:span><text:span text:style-name="T72">않게</text:span><text:span text:style-name="T11">(</text:span><text:span text:style-name="T72">공교롭게</text:span><text:span text:style-name="T11">) </text:span><text:span text:style-name="T72">일어난</text:span><text:span text:style-name="T11"> </text:span><text:span text:style-name="T72">사건</text:span><text:span text:style-name="T11">, contingen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tumely</text:p>
          </table:table-cell>
          <table:table-cell office:value-type="string" calcext:value-type="string">
            <text:p>[<text:span text:style-name="T85">말</text:span><text:span text:style-name="T86">, </text:span><text:span text:style-name="T87">태도의</text:span><text:span text:style-name="T86">]</text:span><text:span text:style-name="T87">오만함</text:span><text:span text:style-name="T86">, </text:span><text:span text:style-name="T87">모욕</text:span><text:span text:style-name="T86">(</text:span><text:span text:style-name="T87">적인</text:span><text:span text:style-name="T86"> </text:span><text:span text:style-name="T87">취급</text:span><text:span text:style-name="T86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undrum</text:p>
          </table:table-cell>
          <table:table-cell office:value-type="string" calcext:value-type="string">
            <text:p>[<text:span text:style-name="T77">익살스러운</text:span><text:span text:style-name="T78"> </text:span><text:span text:style-name="T79">말장난으로</text:span><text:span text:style-name="T78"> </text:span><text:span text:style-name="T79">대답하는</text:span><text:span text:style-name="T78">]</text:span><text:span text:style-name="T79">수수께끼</text:span><text:span text:style-name="T78">; </text:span><text:span text:style-name="T79">난문</text:span><text:span text:style-name="T78">, </text:span><text:span text:style-name="T79">수수께끼</text:span><text:span text:style-name="T78"> </text:span><text:span text:style-name="T79">인물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vene</text:p>
          </table:table-cell>
          <table:table-cell table:style-name="ce15" office:value-type="string" calcext:value-type="string">
            <text:p>집합하다<text:span text:style-name="T19">, </text:span><text:span text:style-name="T72">회홥하다</text:span><text:span text:style-name="T11">; ...</text:span><text:span text:style-name="T72">을</text:span><text:span text:style-name="T11"> </text:span><text:span text:style-name="T72">모으다</text:span><text:span text:style-name="T11">, </text:span><text:span text:style-name="T72">소집하다</text:span><text:span text:style-name="T11">, gather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versant</text:p>
          </table:table-cell>
          <table:table-cell table:style-name="ce15" office:value-type="string" calcext:value-type="string">
            <text:p>친밀한<text:span text:style-name="T83">, </text:span><text:span text:style-name="T84">친교가</text:span><text:span text:style-name="T14"> </text:span><text:span text:style-name="T84">있는</text:span><text:span text:style-name="T14">; </text:span><text:span text:style-name="T84">정통한</text:span><text:span text:style-name="T14">, </text:span><text:span text:style-name="T84">잘</text:span><text:span text:style-name="T14"> </text:span><text:span text:style-name="T84">알고</text:span><text:span text:style-name="T14"> </text:span><text:span text:style-name="T84">있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verse</text:p>
          </table:table-cell>
          <table:table-cell table:style-name="ce15" office:value-type="string" calcext:value-type="string">
            <text:p>거꾸로<text:span text:style-name="T119"> </text:span><text:span text:style-name="T120">된</text:span><text:span text:style-name="T121">, </text:span><text:span text:style-name="T120">역</text:span><text:span text:style-name="T121">, </text:span><text:span text:style-name="T120">반대의</text:span><text:span text:style-name="T121">; </text:span><text:span text:style-name="T120">격이</text:span><text:span text:style-name="T121"> </text:span><text:span text:style-name="T120">없이</text:span><text:span text:style-name="T121"> </text:span><text:span text:style-name="T120">주고받는</text:span><text:span text:style-name="T121"> </text:span><text:span text:style-name="T120">말</text:span><text:span text:style-name="T121">, </text:span><text:span text:style-name="T120">대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vey</text:p>
          </table:table-cell>
          <table:table-cell table:style-name="ce15" office:value-type="string" calcext:value-type="string">
            <text:p>운송하다<text:span text:style-name="T19">, </text:span><text:span text:style-name="T72">수송하다</text:span><text:span text:style-name="T11">, </text:span><text:span text:style-name="T72">전달하다</text:span><text:span text:style-name="T11">, </text:span><text:span text:style-name="T72">알리다</text:span><text:span text:style-name="T11">, [</text:span><text:span text:style-name="T72">법률</text:span><text:span text:style-name="T11">]</text:span><text:span text:style-name="T72">양도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viction</text:p>
          </table:table-cell>
          <table:table-cell table:style-name="ce15" office:value-type="string" calcext:value-type="string">
            <text:p>신념<text:span text:style-name="T19">, </text:span><text:span text:style-name="T72">확신</text:span><text:span text:style-name="T11">, </text:span><text:span text:style-name="T72">유죄의</text:span><text:span text:style-name="T11"> </text:span><text:span text:style-name="T72">판결</text:span><text:span text:style-name="T11">(</text:span><text:span text:style-name="T72">평가</text:span><text:span text:style-name="T11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volution</text:p>
          </table:table-cell>
          <table:table-cell table:style-name="ce15" office:value-type="string" calcext:value-type="string">
            <text:p>나선<text:span text:style-name="T73">, </text:span><text:span text:style-name="T74">회선의</text:span><text:span text:style-name="T3"> </text:span><text:span text:style-name="T74">것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pious</text:p>
          </table:table-cell>
          <table:table-cell table:style-name="ce15" office:value-type="string" calcext:value-type="string">
            <text:p>많은<text:span text:style-name="T73">, </text:span><text:span text:style-name="T74">다량의</text:span><text:span text:style-name="T3">, </text:span><text:span text:style-name="T74">풍부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rdial</text:p>
          </table:table-cell>
          <table:table-cell table:style-name="ce15" office:value-type="string" calcext:value-type="string">
            <text:p>다뜻한<text:span text:style-name="T83">, </text:span><text:span text:style-name="T84">우정어린</text:span><text:span text:style-name="T14">, </text:span><text:span text:style-name="T84">인정잇는</text:span><text:span text:style-name="T14">; </text:span><text:span text:style-name="T84">기운을</text:span><text:span text:style-name="T14"> </text:span><text:span text:style-name="T84">돋구는</text:span><text:span text:style-name="T14">, </text:span><text:span text:style-name="T84">충심의</text:span><text:span text:style-name="T14">, </text:span><text:span text:style-name="T84">성심성의</text:span><text:span text:style-name="T14">, loyalt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rollary</text:p>
          </table:table-cell>
          <table:table-cell office:value-type="string" calcext:value-type="string">
            <text:p>[<text:span text:style-name="T66">당연한</text:span><text:span text:style-name="T67">] </text:span><text:span text:style-name="T68">결고</text:span><text:span text:style-name="T67">, </text:span><text:span text:style-name="T68">추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rporeal</text:p>
          </table:table-cell>
          <table:table-cell table:style-name="ce15" office:value-type="string" calcext:value-type="string">
            <text:p>육체의<text:span text:style-name="T19">, </text:span><text:span text:style-name="T72">물질적인</text:span><text:span text:style-name="T11">, </text:span><text:span text:style-name="T72">유형의</text:span><text:span text:style-name="T11">, </text:span><text:span text:style-name="T72">실체가</text:span><text:span text:style-name="T11"> </text:span><text:span text:style-name="T72">있는</text:span><text:span text:style-name="T11">, substentiv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rrelation</text:p>
          </table:table-cell>
          <table:table-cell table:style-name="ce15" office:value-type="string" calcext:value-type="string">
            <text:p>상호<text:span text:style-name="T73">(</text:span><text:span text:style-name="T74">상관</text:span><text:span text:style-name="T3">)</text:span><text:span text:style-name="T74">관계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rrosive</text:p>
          </table:table-cell>
          <table:table-cell table:style-name="ce15" office:value-type="string" calcext:value-type="string">
            <text:p>부식<text:span text:style-name="T83">[</text:span><text:span text:style-name="T84">침식</text:span><text:span text:style-name="T14">]</text:span><text:span text:style-name="T84">성의</text:span><text:span text:style-name="T14">, </text:span><text:span text:style-name="T84">부식하는</text:span><text:span text:style-name="T14">; [</text:span><text:span text:style-name="T84">정신적으로</text:span><text:span text:style-name="T14">] </text:span><text:span text:style-name="T84">좀</text:span><text:span text:style-name="T14"> </text:span><text:span text:style-name="T84">먹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rrugated</text:p>
          </table:table-cell>
          <table:table-cell table:style-name="ce15" office:value-type="string" calcext:value-type="string">
            <text:p>물결<text:span text:style-name="T19"> </text:span><text:span text:style-name="T72">모양의</text:span><text:span text:style-name="T11">, </text:span><text:span text:style-name="T72">주름이</text:span><text:span text:style-name="T11"> </text:span><text:span text:style-name="T72">있는</text:span><text:span text:style-name="T11">, </text:span><text:span text:style-name="T72">골진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terie</text:p>
          </table:table-cell>
          <table:table-cell table:style-name="ce15" office:value-type="string" calcext:value-type="string">
            <text:p>동료<text:span text:style-name="T19">, </text:span><text:span text:style-name="T72">친구</text:span><text:span text:style-name="T11">, </text:span><text:span text:style-name="T72">동인</text:span><text:span text:style-name="T11">, </text:span><text:span text:style-name="T72">서클</text:span><text:span text:style-name="T11">; </text:span><text:span text:style-name="T72">그룹</text:span><text:span text:style-name="T11">, </text:span><text:span text:style-name="T72">일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wer</text:p>
          </table:table-cell>
          <table:table-cell office:value-type="string" calcext:value-type="string">
            <text:p>[<text:span text:style-name="T88">공포</text:span><text:span text:style-name="T89">, </text:span><text:span text:style-name="T90">부그러움</text:span><text:span text:style-name="T89"> </text:span><text:span text:style-name="T90">때문에</text:span><text:span text:style-name="T89">] </text:span><text:span text:style-name="T90">위축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rass</text:p>
          </table:table-cell>
          <table:table-cell table:style-name="ce15" office:value-type="string" calcext:value-type="string">
            <text:p>우둔한<text:span text:style-name="T6">, </text:span><text:span text:style-name="T91">어리석은</text:span><text:span text:style-name="T6">, </text:span><text:span text:style-name="T91">터무니없는</text:span><text:span text:style-name="T6">, dull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raven</text:p>
          </table:table-cell>
          <table:table-cell table:style-name="ce15" office:value-type="string" calcext:value-type="string">
            <text:p>겁많은<text:span text:style-name="T75">, </text:span><text:span text:style-name="T76">소심한</text:span><text:span text:style-name="T8">; </text:span><text:span text:style-name="T76">비열한</text:span><text:span text:style-name="T8">, </text:span><text:span text:style-name="T76">비겁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rescendo</text:p>
          </table:table-cell>
          <table:table-cell table:style-name="ce15" office:value-type="string" calcext:value-type="string">
            <text:p>힘<text:span text:style-name="T83">, </text:span><text:span text:style-name="T84">음량이</text:span><text:span text:style-name="T14"> </text:span><text:span text:style-name="T84">점점</text:span><text:span text:style-name="T14"> </text:span><text:span text:style-name="T84">강해짐</text:span><text:span text:style-name="T14">, [</text:span><text:span text:style-name="T84">음악</text:span><text:span text:style-name="T14">]</text:span><text:span text:style-name="T84">점점</text:span><text:span text:style-name="T14"> </text:span><text:span text:style-name="T84">세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restfallen</text:p>
          </table:table-cell>
          <table:table-cell table:style-name="ce15" office:value-type="string" calcext:value-type="string">
            <text:p>풀이<text:span text:style-name="T73"> </text:span><text:span text:style-name="T74">죽은</text:span><text:span text:style-name="T3">, </text:span><text:span text:style-name="T74">의기소침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revice</text:p>
          </table:table-cell>
          <table:table-cell office:value-type="string" calcext:value-type="string">
            <text:p>[<text:span text:style-name="T88">좁고</text:span><text:span text:style-name="T89"> </text:span><text:span text:style-name="T90">깊은</text:span><text:span text:style-name="T89">] </text:span><text:span text:style-name="T90">갈라진</text:span><text:span text:style-name="T89"> </text:span><text:span text:style-name="T90">틈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ringe</text:p>
          </table:table-cell>
          <table:table-cell office:value-type="string" calcext:value-type="string">
            <text:p>[<text:span text:style-name="T63">공포로</text:span><text:span text:style-name="T64"> </text:span><text:span text:style-name="T65">인하여</text:span><text:span text:style-name="T64">] </text:span><text:span text:style-name="T65">움츠리다</text:span><text:span text:style-name="T64">, </text:span><text:span text:style-name="T65">위축되다</text:span><text:span text:style-name="T64">, </text:span><text:span text:style-name="T65">굽실굽실하다</text:span><text:span text:style-name="T64">, </text:span><text:span text:style-name="T65">아첨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ritique</text:p>
          </table:table-cell>
          <table:table-cell table:style-name="ce15" office:value-type="string" calcext:value-type="string">
            <text:p>비평<text:span text:style-name="T19">[</text:span><text:span text:style-name="T72">문</text:span><text:span text:style-name="T11">], </text:span><text:span text:style-name="T72">평론</text:span><text:span text:style-name="T11">[</text:span><text:span text:style-name="T72">문</text:span><text:span text:style-name="T11">], </text:span><text:span text:style-name="T72">비평법</text:span><text:span text:style-name="T11">, </text:span><text:span text:style-name="T72">비평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ruz</text:p>
          </table:table-cell>
          <table:table-cell table:style-name="ce15" office:value-type="string" calcext:value-type="string">
            <text:p>가장<text:span text:style-name="T75"> </text:span><text:span text:style-name="T76">중요한</text:span><text:span text:style-name="T8"> </text:span><text:span text:style-name="T76">점</text:span><text:span text:style-name="T8">, </text:span><text:span text:style-name="T76">난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uisine</text:p>
          </table:table-cell>
          <table:table-cell table:style-name="ce15" office:value-type="string" calcext:value-type="string">
            <text:p>요리법<text:span text:style-name="T75">, </text:span><text:span text:style-name="T76">요리</text:span><text:span text:style-name="T8">, culinar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ull</text:p>
          </table:table-cell>
          <table:table-cell table:style-name="ce15" office:value-type="string" calcext:value-type="string">
            <text:p>고르다<text:span text:style-name="T73">, </text:span><text:span text:style-name="T74">선택</text:span><text:span text:style-name="T3">/</text:span><text:span text:style-name="T74">선발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urb</text:p>
          </table:table-cell>
          <table:table-cell office:value-type="string" calcext:value-type="string">
            <text:p>...<text:span text:style-name="T122">을</text:span><text:span text:style-name="T123"> </text:span><text:span text:style-name="T124">구속하다</text:span><text:span text:style-name="T123">, </text:span><text:span text:style-name="T124">억제하다</text:span><text:span text:style-name="T123">; </text:span><text:span text:style-name="T124">구속</text:span><text:span text:style-name="T123">, </text:span><text:span text:style-name="T124">억제</text:span><text:span text:style-name="T123">; [</text:span><text:span text:style-name="T124">말의</text:span><text:span text:style-name="T123">]</text:span><text:span text:style-name="T124">고삐</text:span><text:span text:style-name="T123">, </text:span><text:span text:style-name="T124">재갈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urmudgeon</text:p>
          </table:table-cell>
          <table:table-cell table:style-name="ce15" office:value-type="string" calcext:value-type="string">
            <text:p>심술궂은<text:span text:style-name="T6"> </text:span><text:span text:style-name="T91">구두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ursory</text:p>
          </table:table-cell>
          <table:table-cell table:style-name="ce15" office:value-type="string" calcext:value-type="string">
            <text:p>서두르는<text:span text:style-name="T75">, </text:span><text:span text:style-name="T76">대강의</text:span><text:span text:style-name="T8">, </text:span><text:span text:style-name="T76">되는</text:span><text:span text:style-name="T8"> </text:span><text:span text:style-name="T76">대로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base</text:p>
          </table:table-cell>
          <table:table-cell office:value-type="string" calcext:value-type="string">
            <text:p>[<text:span text:style-name="T80">품질</text:span><text:span text:style-name="T81">, </text:span><text:span text:style-name="T82">가치를</text:span><text:span text:style-name="T81">]</text:span><text:span text:style-name="T82">떨어뜨리다</text:span><text:span text:style-name="T81">; </text:span><text:span text:style-name="T82">천하게</text:span><text:span text:style-name="T81"> </text:span><text:span text:style-name="T82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bunk</text:p>
          </table:table-cell>
          <table:table-cell table:style-name="ce15" office:value-type="string" calcext:value-type="string">
            <text:p>정체를<text:span text:style-name="T6"> </text:span><text:span text:style-name="T91">폭로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cree</text:p>
          </table:table-cell>
          <table:table-cell table:style-name="ce15" office:value-type="string" calcext:value-type="string">
            <text:p>법령<text:span text:style-name="T75">, </text:span><text:span text:style-name="T76">포고</text:span><text:span text:style-name="T8">, (</text:span><text:span text:style-name="T76">재판소의</text:span><text:span text:style-name="T8">)</text:span><text:span text:style-name="T76">명령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cry</text:p>
          </table:table-cell>
          <table:table-cell table:style-name="ce15" office:value-type="string" calcext:value-type="string">
            <text:p>비난하다<text:span text:style-name="T6">, (denounce)</text:span><text:span text:style-name="T91">헐뜯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em</text:p>
          </table:table-cell>
          <table:table-cell office:value-type="string" calcext:value-type="string">
            <text:p>(...<text:span text:style-name="T107">이라고</text:span><text:span text:style-name="T108">) </text:span><text:span text:style-name="T109">생각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fiit</text:p>
          </table:table-cell>
          <table:table-cell table:style-name="ce15" office:value-type="string" calcext:value-type="string">
            <text:p>결손<text:span text:style-name="T19">, </text:span><text:span text:style-name="T72">부족</text:span><text:span text:style-name="T11">, </text:span><text:span text:style-name="T72">적자</text:span><text:span text:style-name="T11">(</text:span><text:span text:style-name="T72">↔</text:span><text:span text:style-name="T11">surplus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file</text:p>
          </table:table-cell>
          <table:table-cell table:style-name="ce15" office:value-type="string" calcext:value-type="string">
            <text:p>더럽히다<text:span text:style-name="T19">, </text:span><text:span text:style-name="T72">불결하게</text:span><text:span text:style-name="T11"> </text:span><text:span text:style-name="T72">하다</text:span><text:span text:style-name="T11">, ...</text:span><text:span text:style-name="T72">의</text:span><text:span text:style-name="T11"> </text:span><text:span text:style-name="T72">신성을</text:span><text:span text:style-name="T11"> </text:span><text:span text:style-name="T72">더럽히다</text:span><text:span text:style-name="T11">(desecrate), =consecr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ft</text:p>
          </table:table-cell>
          <table:table-cell table:style-name="ce15" office:value-type="string" calcext:value-type="string">
            <text:p>솜씨<text:span text:style-name="T73"> </text:span><text:span text:style-name="T74">좋은</text:span><text:span text:style-name="T3">, </text:span><text:span text:style-name="T74">능숙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funct</text:p>
          </table:table-cell>
          <table:table-cell office:value-type="string" calcext:value-type="string">
            <text:p>1. <text:span text:style-name="T125">죽은</text:span><text:span text:style-name="T126">, </text:span><text:span text:style-name="T127">고인이된</text:span><text:span text:style-name="T126">(deceased); 2. </text:span><text:span text:style-name="T127">현존하지</text:span><text:span text:style-name="T126"> </text:span><text:span text:style-name="T127">않은</text:span><text:span text:style-name="T126">, demis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grade</text:p>
          </table:table-cell>
          <table:table-cell office:value-type="string" calcext:value-type="string">
            <text:p>1. <text:span text:style-name="T85">지위를</text:span><text:span text:style-name="T86"> </text:span><text:span text:style-name="T87">낮추다</text:span><text:span text:style-name="T86">, </text:span><text:span text:style-name="T87">파면하다</text:span><text:span text:style-name="T86">, 2. </text:span><text:span text:style-name="T87">붕괴시키다</text:span><text:span text:style-name="T86">, 3. </text:span><text:span text:style-name="T87">품위를</text:span><text:span text:style-name="T86"> </text:span><text:span text:style-name="T87">떨어뜨리다</text:span><text:span text:style-name="T86">(deteriorat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ign</text:p>
          </table:table-cell>
          <table:table-cell table:style-name="ce15" office:value-type="string" calcext:value-type="string">
            <text:p>황송하게<text:span text:style-name="T6"> ~</text:span><text:span text:style-name="T91">을</text:span><text:span text:style-name="T6"> </text:span><text:span text:style-name="T91">해주시다</text:span><text:span text:style-name="T6">, condescend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ity</text:p>
          </table:table-cell>
          <table:table-cell table:style-name="ce15" office:value-type="string" calcext:value-type="string">
            <text:p>신위<text:span text:style-name="T73">, </text:span><text:span text:style-name="T74">신격</text:span><text:span text:style-name="T3">, </text:span><text:span text:style-name="T74">신성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jected</text:p>
          </table:table-cell>
          <table:table-cell table:style-name="ce15" office:value-type="string" calcext:value-type="string">
            <text:p>낙담하다<text:span text:style-name="T6">, </text:span><text:span text:style-name="T91">풀죽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lectable</text:p>
          </table:table-cell>
          <table:table-cell table:style-name="ce15" office:value-type="string" calcext:value-type="string">
            <text:p>즐거운<text:span text:style-name="T75">, </text:span><text:span text:style-name="T76">유쾌한</text:span><text:span text:style-name="T8">; deleterous-</text:span><text:span text:style-name="T76">해로운</text:span><text:span text:style-name="T8">,</text:span><text:span text:style-name="T76">유독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linquent</text:p>
          </table:table-cell>
          <table:table-cell table:style-name="ce15" office:value-type="string" calcext:value-type="string">
            <text:p>태만한<text:span text:style-name="T19">, </text:span><text:span text:style-name="T72">비행의</text:span><text:span text:style-name="T11">, </text:span><text:span text:style-name="T72">체납되어</text:span><text:span text:style-name="T11"> </text:span><text:span text:style-name="T72">있는</text:span><text:span text:style-name="T11">, lazy, guilt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lve</text:p>
          </table:table-cell>
          <table:table-cell table:style-name="ce15" office:value-type="string" calcext:value-type="string">
            <text:p>탐구하다<text:span text:style-name="T6">, </text:span><text:span text:style-name="T91">파고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meanor</text:p>
          </table:table-cell>
          <table:table-cell table:style-name="ce15" office:value-type="string" calcext:value-type="string">
            <text:p>행동<text:span text:style-name="T6">, </text:span><text:span text:style-name="T91">행실</text:span><text:span text:style-name="T6">, </text:span><text:span text:style-name="T91">품행</text:span><text:span text:style-name="T6">, behavior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mise</text:p>
          </table:table-cell>
          <table:table-cell table:style-name="ce15" office:value-type="string" calcext:value-type="string">
            <text:p>서거<text:span text:style-name="T75">, </text:span><text:span text:style-name="T76">별세</text:span><text:span text:style-name="T8">, defunc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mography</text:p>
          </table:table-cell>
          <table:table-cell table:style-name="ce15" office:value-type="string" calcext:value-type="string">
            <text:p>인구<text:span text:style-name="T6"> </text:span><text:span text:style-name="T91">통계학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mur</text:p>
          </table:table-cell>
          <table:table-cell table:style-name="ce15" office:value-type="string" calcext:value-type="string">
            <text:p>이의를<text:span text:style-name="T73"> </text:span><text:span text:style-name="T74">말하다</text:span><text:span text:style-name="T3">, </text:span><text:span text:style-name="T74">반대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mure</text:p>
          </table:table-cell>
          <table:table-cell table:style-name="ce15" office:value-type="string" calcext:value-type="string">
            <text:p>새침한<text:span text:style-name="T73">, </text:span><text:span text:style-name="T74">진지한</text:span><text:span text:style-name="T3">, </text:span><text:span text:style-name="T74">침착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nomination</text:p>
          </table:table-cell>
          <table:table-cell table:style-name="ce15" office:value-type="string" calcext:value-type="string">
            <text:p>계급<text:span text:style-name="T75">, </text:span><text:span text:style-name="T76">종류</text:span><text:span text:style-name="T8">, </text:span><text:span text:style-name="T76">명명</text:span><text:span text:style-name="T8">, </text:span><text:span text:style-name="T76">명칭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note</text:p>
          </table:table-cell>
          <table:table-cell table:style-name="ce15" office:value-type="string" calcext:value-type="string">
            <text:p>표시하다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nounce</text:p>
          </table:table-cell>
          <table:table-cell table:style-name="ce15" office:value-type="string" calcext:value-type="string">
            <text:p>비난하다<text:span text:style-name="T6">, </text:span><text:span text:style-name="T91">고발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pict</text:p>
          </table:table-cell>
          <table:table-cell table:style-name="ce15" office:value-type="string" calcext:value-type="string">
            <text:p>그리다<text:span text:style-name="T73">, </text:span><text:span text:style-name="T74">묘사핟</text:span><text:span text:style-name="T3">,</text:span><text:span text:style-name="T74">서술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plete</text:p>
          </table:table-cell>
          <table:table-cell table:style-name="ce15" office:value-type="string" calcext:value-type="string">
            <text:p>비우다<text:span text:style-name="T6">, </text:span><text:span text:style-name="T91">고갈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plore</text:p>
          </table:table-cell>
          <table:table-cell table:style-name="ce15" office:value-type="string" calcext:value-type="string">
            <text:p>비탄하다<text:span text:style-name="T75">(lamnet), </text:span><text:span text:style-name="T76">개탄하다</text:span><text:span text:style-name="T8">, mourn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ploy</text:p>
          </table:table-cell>
          <table:table-cell office:value-type="string" calcext:value-type="string">
            <text:p>(<text:span text:style-name="T107">군사</text:span><text:span text:style-name="T108">)</text:span><text:span text:style-name="T109">전개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pose</text:p>
          </table:table-cell>
          <table:table-cell office:value-type="string" calcext:value-type="string">
            <text:p>(<text:span text:style-name="T125">고관직에서</text:span><text:span text:style-name="T126">)</text:span><text:span text:style-name="T127">퇴위하다</text:span><text:span text:style-name="T126">, (</text:span><text:span text:style-name="T127">왕을</text:span><text:span text:style-name="T126">) </text:span><text:span text:style-name="T127">폐하다</text:span><text:span text:style-name="T126">, abdic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predate</text:p>
          </table:table-cell>
          <table:table-cell table:style-name="ce15" office:value-type="string" calcext:value-type="string">
            <text:p>약탈하다<text:span text:style-name="T75">, plunder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relict</text:p>
          </table:table-cell>
          <table:table-cell office:value-type="string" calcext:value-type="string">
            <text:p>1. <text:span text:style-name="T66">유기된</text:span><text:span text:style-name="T67">, </text:span><text:span text:style-name="T68">버려진</text:span><text:span text:style-name="T67">, 2. </text:span><text:span text:style-name="T68">무책임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sist</text:p>
          </table:table-cell>
          <table:table-cell table:style-name="ce15" office:value-type="string" calcext:value-type="string">
            <text:p>그만두다<text:span text:style-name="T75">, </text:span><text:span text:style-name="T76">단념하다</text:span><text:span text:style-name="T8">, renounc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evout</text:p>
          </table:table-cell>
          <table:table-cell table:style-name="ce15" office:value-type="string" calcext:value-type="string">
            <text:p>독실한<text:span text:style-name="T75">, </text:span><text:span text:style-name="T76">헌신적인</text:span><text:span text:style-name="T8">, devo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atribe</text:p>
          </table:table-cell>
          <table:table-cell table:style-name="ce15" office:value-type="string" calcext:value-type="string">
            <text:p>통렬한<text:span text:style-name="T19"> </text:span><text:span text:style-name="T72">비난을</text:span><text:span text:style-name="T11"> </text:span><text:span text:style-name="T72">담은</text:span><text:span text:style-name="T11"> </text:span><text:span text:style-name="T72">연설</text:span><text:span text:style-name="T11">; </text:span><text:span text:style-name="T72">욕</text:span><text:span text:style-name="T11">, </text:span><text:span text:style-name="T72">비방</text:span><text:span text:style-name="T11">(invectiv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chotomy</text:p>
          </table:table-cell>
          <table:table-cell table:style-name="ce15" office:value-type="string" calcext:value-type="string">
            <text:p>이분법<text:span text:style-name="T6">, </text:span><text:span text:style-name="T91">양분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ffuse</text:p>
          </table:table-cell>
          <table:table-cell table:style-name="ce15" office:value-type="string" calcext:value-type="string">
            <text:p>발산하다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lapidated</text:p>
          </table:table-cell>
          <table:table-cell table:style-name="ce15" office:value-type="string" calcext:value-type="string">
            <text:p>헐어<text:span text:style-name="T19"> </text:span><text:span text:style-name="T72">빠지게</text:span><text:span text:style-name="T11"> </text:span><text:span text:style-name="T72">하다</text:span><text:span text:style-name="T11">, </text:span><text:span text:style-name="T72">황폐케</text:span><text:span text:style-name="T11"> </text:span><text:span text:style-name="T72">하다</text:span><text:span text:style-name="T11">, devast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late</text:p>
          </table:table-cell>
          <table:table-cell table:style-name="ce15" office:value-type="string" calcext:value-type="string">
            <text:p>넓히다<text:span text:style-name="T6">, </text:span><text:span text:style-name="T91">팽창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lemma</text:p>
          </table:table-cell>
          <table:table-cell table:style-name="ce15" office:value-type="string" calcext:value-type="string">
            <text:p>진퇴양난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minution</text:p>
          </table:table-cell>
          <table:table-cell table:style-name="ce15" office:value-type="string" calcext:value-type="string">
            <text:p>감소<text:span text:style-name="T75">, </text:span><text:span text:style-name="T76">축소</text:span><text:span text:style-name="T8">, diminish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re</text:p>
          </table:table-cell>
          <table:table-cell table:style-name="ce15" office:value-type="string" calcext:value-type="string">
            <text:p>무시무시한<text:span text:style-name="T19">, </text:span><text:span text:style-name="T72">무서운</text:span><text:span text:style-name="T11">; </text:span><text:span text:style-name="T72">비참한</text:span><text:span text:style-name="T11">; </text:span><text:span text:style-name="T72">급박한</text:span><text:span text:style-name="T11">, </text:span><text:span text:style-name="T72">긴급한</text:span><text:span text:style-name="T11">; </text:span><text:span text:style-name="T72">지독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rge</text:p>
          </table:table-cell>
          <table:table-cell table:style-name="ce15" office:value-type="string" calcext:value-type="string">
            <text:p>장송가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affect</text:p>
          </table:table-cell>
          <table:table-cell office:value-type="string" calcext:value-type="string">
            <text:p>...<text:span text:style-name="T113">에게</text:span><text:span text:style-name="T114"> </text:span><text:span text:style-name="T115">불만을</text:span><text:span text:style-name="T114"> </text:span><text:span text:style-name="T115">품게</text:span><text:span text:style-name="T114"> </text:span><text:span text:style-name="T115">하다</text:span><text:span text:style-name="T114">, ...</text:span><text:span text:style-name="T115">의</text:span><text:span text:style-name="T114"> </text:span><text:span text:style-name="T115">호의를</text:span><text:span text:style-name="T114"> </text:span><text:span text:style-name="T115">잃게</text:span><text:span text:style-name="T114"> </text:span><text:span text:style-name="T115">하다</text:span><text:span text:style-name="T114">; </text:span><text:span text:style-name="T115">배반하다</text:span><text:span text:style-name="T114">, disgruntl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arrary</text:p>
          </table:table-cell>
          <table:table-cell table:style-name="ce15" office:value-type="string" calcext:value-type="string">
            <text:p>혼란<text:span text:style-name="T19">, </text:span><text:span text:style-name="T72">난잡</text:span><text:span text:style-name="T11">, </text:span><text:span text:style-name="T72">단정치</text:span><text:span text:style-name="T11"> </text:span><text:span text:style-name="T72">못한</text:span><text:span text:style-name="T11"> </text:span><text:span text:style-name="T72">복장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claim</text:p>
          </table:table-cell>
          <table:table-cell table:style-name="ce15" office:value-type="string" calcext:value-type="string">
            <text:p>포기하다<text:span text:style-name="T73">, </text:span><text:span text:style-name="T74">기권하다</text:span><text:span text:style-name="T3">, </text:span><text:span text:style-name="T74">거절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comfit</text:p>
          </table:table-cell>
          <table:table-cell office:value-type="string" calcext:value-type="string">
            <text:p>...<text:span text:style-name="T107">의계획을</text:span><text:span text:style-name="T108"> </text:span><text:span text:style-name="T109">좌절시키다</text:span><text:span text:style-name="T108">(frustrate); </text:span><text:span text:style-name="T109">당황케하다</text:span><text:span text:style-name="T108">, confuged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concert</text:p>
          </table:table-cell>
          <table:table-cell table:style-name="ce15" office:value-type="string" calcext:value-type="string">
            <text:p>당황케하다<text:span text:style-name="T6">, </text:span><text:span text:style-name="T91">쩔쩔매게</text:span><text:span text:style-name="T6"> </text:span><text:span text:style-name="T91">하다</text:span><text:span text:style-name="T6">, confuged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course</text:p>
          </table:table-cell>
          <table:table-cell table:style-name="ce15" office:value-type="string" calcext:value-type="string">
            <text:p>강연<text:span text:style-name="T73">, </text:span><text:span text:style-name="T74">강론</text:span><text:span text:style-name="T3">, </text:span><text:span text:style-name="T74">논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crepancy</text:p>
          </table:table-cell>
          <table:table-cell table:style-name="ce15" office:value-type="string" calcext:value-type="string">
            <text:p>모순<text:span text:style-name="T6">, </text:span><text:span text:style-name="T91">불일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cursive</text:p>
          </table:table-cell>
          <table:table-cell table:style-name="ce15" office:value-type="string" calcext:value-type="string">
            <text:p>광범위한<text:span text:style-name="T19">, </text:span><text:span text:style-name="T72">산만한</text:span><text:span text:style-name="T11">, </text:span><text:span text:style-name="T72">종잡을</text:span><text:span text:style-name="T11"> </text:span><text:span text:style-name="T72">수</text:span><text:span text:style-name="T11"> </text:span><text:span text:style-name="T72">없는</text:span><text:span text:style-name="T11">(digressiv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gruntle</text:p>
          </table:table-cell>
          <table:table-cell office:value-type="string" calcext:value-type="string">
            <text:p>...<text:span text:style-name="T116">을</text:span><text:span text:style-name="T117"> </text:span><text:span text:style-name="T118">언짢게</text:span><text:span text:style-name="T117"> </text:span><text:span text:style-name="T118">하다</text:span><text:span text:style-name="T117">, ...</text:span><text:span text:style-name="T118">에</text:span><text:span text:style-name="T117"> </text:span><text:span text:style-name="T118">불평을</text:span><text:span text:style-name="T117"> </text:span><text:span text:style-name="T118">품게하다</text:span><text:span text:style-name="T117">, </text:span><text:span text:style-name="T118">불만스러운</text:span><text:span text:style-name="T117">, disaffec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information</text:p>
          </table:table-cell>
          <table:table-cell table:style-name="ce15" office:value-type="string" calcext:value-type="string">
            <text:p>잘못된<text:span text:style-name="T6">, </text:span><text:span text:style-name="T91">정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mal</text:p>
          </table:table-cell>
          <table:table-cell table:style-name="ce15" office:value-type="string" calcext:value-type="string">
            <text:p>음산한<text:span text:style-name="T75">, </text:span><text:span text:style-name="T76">오싹해지는</text:span><text:span text:style-name="T8">(dreary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may</text:p>
          </table:table-cell>
          <table:table-cell table:style-name="ce15" office:value-type="string" calcext:value-type="string">
            <text:p>당황하게<text:span text:style-name="T73"> </text:span><text:span text:style-name="T74">하다</text:span><text:span text:style-name="T3">, </text:span><text:span text:style-name="T74">걱정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passionate</text:p>
          </table:table-cell>
          <table:table-cell table:style-name="ce15" office:value-type="string" calcext:value-type="string">
            <text:p>냉정한<text:span text:style-name="T75">, </text:span><text:span text:style-name="T76">공정한</text:span><text:span text:style-name="T8">, indifferen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perse</text:p>
          </table:table-cell>
          <table:table-cell table:style-name="ce15" office:value-type="string" calcext:value-type="string">
            <text:p>흩어지게<text:span text:style-name="T73"> </text:span><text:span text:style-name="T74">하다</text:span><text:span text:style-name="T3">, </text:span><text:span text:style-name="T74">산란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pirit</text:p>
          </table:table-cell>
          <table:table-cell table:style-name="ce15" office:value-type="string" calcext:value-type="string">
            <text:p>낙심시키다<text:span text:style-name="T19">, ...</text:span><text:span text:style-name="T72">의</text:span><text:span text:style-name="T11"> </text:span><text:span text:style-name="T72">기력을</text:span><text:span text:style-name="T11"> </text:span><text:span text:style-name="T72">빼앗다</text:span><text:span text:style-name="T11">, depressed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position</text:p>
          </table:table-cell>
          <table:table-cell table:style-name="ce15" office:value-type="string" calcext:value-type="string">
            <text:p>기질<text:span text:style-name="T73">, </text:span><text:span text:style-name="T74">성질</text:span><text:span text:style-name="T3">, </text:span><text:span text:style-name="T74">성벽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proportionate</text:p>
          </table:table-cell>
          <table:table-cell table:style-name="ce15" office:value-type="string" calcext:value-type="string">
            <text:p>어울리지<text:span text:style-name="T19"> </text:span><text:span text:style-name="T72">않는</text:span><text:span text:style-name="T11">, </text:span><text:span text:style-name="T72">조화되지</text:span><text:span text:style-name="T11"> </text:span><text:span text:style-name="T72">않는</text:span><text:span text:style-name="T11">, </text:span><text:span text:style-name="T72">불균형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quiet</text:p>
          </table:table-cell>
          <table:table-cell office:value-type="string" calcext:value-type="string">
            <text:p>...<text:span text:style-name="T63">의</text:span><text:span text:style-name="T64"> </text:span><text:span text:style-name="T65">안정을</text:span><text:span text:style-name="T64"> </text:span><text:span text:style-name="T65">어지럽히다</text:span><text:span text:style-name="T64">, ...</text:span><text:span text:style-name="T65">을</text:span><text:span text:style-name="T64"> </text:span><text:span text:style-name="T65">불안하게</text:span><text:span text:style-name="T64"> </text:span><text:span text:style-name="T65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semble</text:p>
          </table:table-cell>
          <table:table-cell office:value-type="string" calcext:value-type="string">
            <text:p>[<text:span text:style-name="T77">성격</text:span><text:span text:style-name="T78">, </text:span><text:span text:style-name="T79">행위</text:span><text:span text:style-name="T78"> </text:span><text:span text:style-name="T79">등을</text:span><text:span text:style-name="T78">] </text:span><text:span text:style-name="T79">숨기다</text:span><text:span text:style-name="T78">, </text:span><text:span text:style-name="T79">가장하다</text:span><text:span text:style-name="T78">, </text:span><text:span text:style-name="T79">위선적으로</text:span><text:span text:style-name="T78"> </text:span><text:span text:style-name="T79">행동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sent</text:p>
          </table:table-cell>
          <table:table-cell table:style-name="ce15" office:value-type="string" calcext:value-type="string">
            <text:p>의견을<text:span text:style-name="T6"> </text:span><text:span text:style-name="T91">달리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service</text:p>
          </table:table-cell>
          <table:table-cell table:style-name="ce15" office:value-type="string" calcext:value-type="string">
            <text:p>불친절한<text:span text:style-name="T75"> </text:span><text:span text:style-name="T76">행위</text:span><text:span text:style-name="T8">, </text:span><text:span text:style-name="T76">냉대</text:span><text:span text:style-name="T8">, </text:span><text:span text:style-name="T76">구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sident</text:p>
          </table:table-cell>
          <table:table-cell table:style-name="ce15" office:value-type="string" calcext:value-type="string">
            <text:p>반대하는<text:span text:style-name="T73">, </text:span><text:span text:style-name="T74">의견을</text:span><text:span text:style-name="T3"> </text:span><text:span text:style-name="T74">달리하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suade</text:p>
          </table:table-cell>
          <table:table-cell office:value-type="string" calcext:value-type="string">
            <text:p>[<text:span text:style-name="T63">충고나</text:span><text:span text:style-name="T64"> </text:span><text:span text:style-name="T65">설득으로</text:span><text:span text:style-name="T64">](</text:span><text:span text:style-name="T65">남</text:span><text:span text:style-name="T64">)</text:span><text:span text:style-name="T65">에게</text:span><text:span text:style-name="T64"> </text:span><text:span text:style-name="T65">그만두게</text:span><text:span text:style-name="T64"> </text:span><text:span text:style-name="T65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stinct</text:p>
          </table:table-cell>
          <table:table-cell table:style-name="ce15" office:value-type="string" calcext:value-type="string">
            <text:p>별개의<text:span text:style-name="T75">, </text:span><text:span text:style-name="T76">독특한</text:span><text:span text:style-name="T8">, </text:span><text:span text:style-name="T76">확실한</text:span><text:span text:style-name="T8">, </text:span><text:span text:style-name="T76">뚜렷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urnal</text:p>
          </table:table-cell>
          <table:table-cell table:style-name="ce15" office:value-type="string" calcext:value-type="string">
            <text:p>매일의<text:span text:style-name="T73">, </text:span><text:span text:style-name="T74">날마다의</text:span><text:span text:style-name="T3">, </text:span><text:span text:style-name="T74">낮동안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vine</text:p>
          </table:table-cell>
          <table:table-cell table:style-name="ce15" office:value-type="string" calcext:value-type="string">
            <text:p>신의<text:span text:style-name="T75">, </text:span><text:span text:style-name="T76">신성의</text:span><text:span text:style-name="T8">; </text:span><text:span text:style-name="T76">점치다</text:span><text:span text:style-name="T8">, </text:span><text:span text:style-name="T76">예언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ivulge</text:p>
          </table:table-cell>
          <table:table-cell office:value-type="string" calcext:value-type="string">
            <text:p>[<text:span text:style-name="T107">비밀을</text:span><text:span text:style-name="T108">]</text:span><text:span text:style-name="T109">누설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ocument</text:p>
          </table:table-cell>
          <table:table-cell office:value-type="string" calcext:value-type="string">
            <text:p>...<text:span text:style-name="T66">을</text:span><text:span text:style-name="T67"> </text:span><text:span text:style-name="T68">증거로</text:span><text:span text:style-name="T67"> </text:span><text:span text:style-name="T68">입증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oldrums</text:p>
          </table:table-cell>
          <table:table-cell table:style-name="ce15" office:value-type="string" calcext:value-type="string">
            <text:p>침체기<text:span text:style-name="T6">, </text:span><text:span text:style-name="T91">정체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oleful</text:p>
          </table:table-cell>
          <table:table-cell table:style-name="ce15" office:value-type="string" calcext:value-type="string">
            <text:p>슬픔에<text:span text:style-name="T73"> </text:span><text:span text:style-name="T74">잠긴</text:span><text:span text:style-name="T3">, </text:span><text:span text:style-name="T74">음울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olt</text:p>
          </table:table-cell>
          <table:table-cell table:style-name="ce15" office:value-type="string" calcext:value-type="string">
            <text:p>얼간이<text:span text:style-name="T6">, </text:span><text:span text:style-name="T91">바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otage</text:p>
          </table:table-cell>
          <table:table-cell table:style-name="ce15" office:value-type="string" calcext:value-type="string">
            <text:p>망령<text:span text:style-name="T75">, </text:span><text:span text:style-name="T76">노망</text:span><text:span text:style-name="T8">(senility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ouble entendre</text:p>
          </table:table-cell>
          <table:table-cell table:style-name="ce15" office:value-type="string" calcext:value-type="string">
            <text:p>이중의미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our</text:p>
          </table:table-cell>
          <table:table-cell table:style-name="ce15" office:value-type="string" calcext:value-type="string">
            <text:p>기분<text:span text:style-name="T73"> </text:span><text:span text:style-name="T74">나쁜</text:span><text:span text:style-name="T3">(forbidding), </text:span><text:span text:style-name="T74">가혹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owncast</text:p>
          </table:table-cell>
          <table:table-cell table:style-name="ce15" office:value-type="string" calcext:value-type="string">
            <text:p>의기소침한<text:span text:style-name="T6">, </text:span><text:span text:style-name="T91">우스꽝스러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ownplay</text:p>
          </table:table-cell>
          <table:table-cell office:value-type="string" calcext:value-type="string">
            <text:p>...<text:span text:style-name="T88">을</text:span><text:span text:style-name="T89"> </text:span><text:span text:style-name="T90">중시하지</text:span><text:span text:style-name="T89"> </text:span><text:span text:style-name="T90">않다</text:span><text:span text:style-name="T89">, </text:span><text:span text:style-name="T90">얕보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raconian</text:p>
          </table:table-cell>
          <table:table-cell office:value-type="string" calcext:value-type="string">
            <text:p>(<text:span text:style-name="T66">법률이</text:span><text:span text:style-name="T67">)</text:span><text:span text:style-name="T68">엄격한</text:span><text:span text:style-name="T67">, </text:span><text:span text:style-name="T68">가혹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roll</text:p>
          </table:table-cell>
          <table:table-cell table:style-name="ce15" office:value-type="string" calcext:value-type="string">
            <text:p>우스운<text:span text:style-name="T6">, </text:span><text:span text:style-name="T91">우스꽝스러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ross</text:p>
          </table:table-cell>
          <table:table-cell office:value-type="string" calcext:value-type="string">
            <text:p>[<text:span text:style-name="T116">녹은</text:span><text:span text:style-name="T117"> </text:span><text:span text:style-name="T118">금속의</text:span><text:span text:style-name="T117">]</text:span><text:span text:style-name="T118">불순물</text:span><text:span text:style-name="T117">, </text:span><text:span text:style-name="T118">가치</text:span><text:span text:style-name="T117"> </text:span><text:span text:style-name="T118">없는</text:span><text:span text:style-name="T117"> </text:span><text:span text:style-name="T118">것</text:span><text:span text:style-name="T117">, </text:span><text:span text:style-name="T118">쓰레기</text:span><text:span text:style-name="T117">, chaff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duress</text:p>
          </table:table-cell>
          <table:table-cell table:style-name="ce15" office:value-type="string" calcext:value-type="string">
            <text:p>구속<text:span text:style-name="T73">, </text:span><text:span text:style-name="T74">감금</text:span><text:span text:style-name="T3">; </text:span><text:span text:style-name="T74">협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bb</text:p>
          </table:table-cell>
          <table:table-cell table:style-name="ce15" office:value-type="string" calcext:value-type="string">
            <text:p>썰물<text:span text:style-name="T6">, </text:span><text:span text:style-name="T91">감퇴</text:span><text:span text:style-name="T6">; </text:span><text:span text:style-name="T91">쇠해지다</text:span><text:span text:style-name="T6">, emaci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cclesiastical</text:p>
          </table:table-cell>
          <table:table-cell table:style-name="ce15" office:value-type="string" calcext:value-type="string">
            <text:p>교회의<text:span text:style-name="T6">, </text:span><text:span text:style-name="T91">성직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clipse</text:p>
          </table:table-cell>
          <table:table-cell office:value-type="string" calcext:value-type="string">
            <text:p>[<text:span text:style-name="T128">천체가</text:span><text:span text:style-name="T129">]...</text:span><text:span text:style-name="T130">을</text:span><text:span text:style-name="T129"> </text:span><text:span text:style-name="T130">가리다</text:span><text:span text:style-name="T129">, ...</text:span><text:span text:style-name="T130">을</text:span><text:span text:style-name="T129"> </text:span><text:span text:style-name="T130">숨기다</text:span><text:span text:style-name="T129">, [</text:span><text:span text:style-name="T130">빛</text:span><text:span text:style-name="T129">]</text:span><text:span text:style-name="T130">을</text:span><text:span text:style-name="T129"> </text:span><text:span text:style-name="T130">가로막다</text:span><text:span text:style-name="T129"> </text:span><text:span text:style-name="T130">→월식</text:span><text:span text:style-name="T129">/</text:span><text:span text:style-name="T130">일식</text:span><text:span text:style-name="T129"> </text:span><text:span text:style-name="T130">같은</text:span><text:span text:style-name="T129"> </text:span><text:span text:style-name="T130">것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cosystem</text:p>
          </table:table-cell>
          <table:table-cell table:style-name="ce15" office:value-type="string" calcext:value-type="string">
            <text:p>생태계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dict</text:p>
          </table:table-cell>
          <table:table-cell table:style-name="ce15" office:value-type="string" calcext:value-type="string">
            <text:p>칙령<text:span text:style-name="T6">, </text:span><text:span text:style-name="T91">포고</text:span><text:span text:style-name="T6">, </text:span><text:span text:style-name="T91">명령</text:span><text:span text:style-name="T6">(decre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difice</text:p>
          </table:table-cell>
          <table:table-cell table:style-name="ce15" office:value-type="string" calcext:value-type="string">
            <text:p>대건축물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ffectual</text:p>
          </table:table-cell>
          <table:table-cell table:style-name="ce15" office:value-type="string" calcext:value-type="string">
            <text:p>효과적인<text:span text:style-name="T75">, </text:span><text:span text:style-name="T76">충분한</text:span><text:span text:style-name="T8">(adequat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fficacy</text:p>
          </table:table-cell>
          <table:table-cell table:style-name="ce15" office:value-type="string" calcext:value-type="string">
            <text:p>효력<text:span text:style-name="T6">, </text:span><text:span text:style-name="T91">효능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ffigy</text:p>
          </table:table-cell>
          <table:table-cell table:style-name="ce15" office:value-type="string" calcext:value-type="string">
            <text:p>초상<text:span text:style-name="T6">, </text:span><text:span text:style-name="T91">상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lation</text:p>
          </table:table-cell>
          <table:table-cell table:style-name="ce15" office:value-type="string" calcext:value-type="string">
            <text:p>의기양양<text:span text:style-name="T6">, </text:span><text:span text:style-name="T91">매우</text:span><text:span text:style-name="T6"> </text:span><text:span text:style-name="T91">기뻐함</text:span><text:span text:style-name="T6">, el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lectorate</text:p>
          </table:table-cell>
          <table:table-cell table:style-name="ce15" office:value-type="string" calcext:value-type="string">
            <text:p>유권자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legy</text:p>
          </table:table-cell>
          <table:table-cell table:style-name="ce15" office:value-type="string" calcext:value-type="string">
            <text:p>애가<text:span text:style-name="T6">, </text:span><text:span text:style-name="T91">만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lite</text:p>
          </table:table-cell>
          <table:table-cell table:style-name="ce15" office:value-type="string" calcext:value-type="string">
            <text:p>선발된<text:span text:style-name="T6"> </text:span><text:span text:style-name="T91">사람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locution</text:p>
          </table:table-cell>
          <table:table-cell table:style-name="ce15" office:value-type="string" calcext:value-type="string">
            <text:p>연설<text:span text:style-name="T19"> </text:span><text:span text:style-name="T72">태도</text:span><text:span text:style-name="T11">, </text:span><text:span text:style-name="T72">웅변술</text:span><text:span text:style-name="T11">, rhiteric; elaborate-</text:span><text:span text:style-name="T72">정교한</text:span><text:span text:style-name="T11">,</text:span><text:span text:style-name="T72">복잡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maciate</text:p>
          </table:table-cell>
          <table:table-cell office:value-type="string" calcext:value-type="string">
            <text:p>...<text:span text:style-name="T80">을</text:span><text:span text:style-name="T81"> </text:span><text:span text:style-name="T82">여위게</text:span><text:span text:style-name="T81"> </text:span><text:span text:style-name="T82">함</text:span><text:span text:style-name="T81">, </text:span><text:span text:style-name="T82">쇠약하게</text:span><text:span text:style-name="T81"> </text:span><text:span text:style-name="T82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manate</text:p>
          </table:table-cell>
          <table:table-cell office:value-type="string" calcext:value-type="string">
            <text:p>[<text:span text:style-name="T85">빛</text:span><text:span text:style-name="T86">, </text:span><text:span text:style-name="T87">소리</text:span><text:span text:style-name="T86">, </text:span><text:span text:style-name="T87">사상</text:span><text:span text:style-name="T86"> </text:span><text:span text:style-name="T87">따위를</text:span><text:span text:style-name="T86">] </text:span><text:span text:style-name="T87">발산하다</text:span><text:span text:style-name="T86">, </text:span><text:span text:style-name="T87">유포하다</text:span><text:span text:style-name="T86">, dispers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mancipate</text:p>
          </table:table-cell>
          <table:table-cell office:value-type="string" calcext:value-type="string">
            <text:p>...<text:span text:style-name="T88">을</text:span><text:span text:style-name="T89"> </text:span><text:span text:style-name="T90">해방하다</text:span><text:span text:style-name="T89">, </text:span><text:span text:style-name="T90">자유롭게</text:span><text:span text:style-name="T89"> </text:span><text:span text:style-name="T90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mbargo</text:p>
          </table:table-cell>
          <table:table-cell table:style-name="ce15" office:value-type="string" calcext:value-type="string">
            <text:p>통상<text:span text:style-name="T75"> </text:span><text:span text:style-name="T76">정지</text:span><text:span text:style-name="T8">, </text:span><text:span text:style-name="T76">출항금지</text:span><text:span text:style-name="T8">, </text:span><text:span text:style-name="T76">수출금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mbellish</text:p>
          </table:table-cell>
          <table:table-cell office:value-type="string" calcext:value-type="string">
            <text:p>...<text:span text:style-name="T125">을</text:span><text:span text:style-name="T126"> </text:span><text:span text:style-name="T127">아름답게</text:span><text:span text:style-name="T126"> </text:span><text:span text:style-name="T127">하다</text:span><text:span text:style-name="T126">, </text:span><text:span text:style-name="T127">장식하다</text:span><text:span text:style-name="T126">(adorn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mbody</text:p>
          </table:table-cell>
          <table:table-cell office:value-type="string" calcext:value-type="string">
            <text:p>[<text:span text:style-name="T131">정신</text:span><text:span text:style-name="T132">]</text:span><text:span text:style-name="T133">에</text:span><text:span text:style-name="T132"> </text:span><text:span text:style-name="T133">형체</text:span><text:span text:style-name="T132">(</text:span><text:span text:style-name="T133">육체</text:span><text:span text:style-name="T132">)</text:span><text:span text:style-name="T133">를</text:span><text:span text:style-name="T132"> </text:span><text:span text:style-name="T133">주다</text:span><text:span text:style-name="T132">, [</text:span><text:span text:style-name="T133">사상</text:span><text:span text:style-name="T132"> </text:span><text:span text:style-name="T133">따위를</text:span><text:span text:style-name="T132">] </text:span><text:span text:style-name="T133">구체적으로</text:span><text:span text:style-name="T132"> </text:span><text:span text:style-name="T133">나타내다</text:span><text:span text:style-name="T132">, +ethereal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mbroil</text:p>
          </table:table-cell>
          <table:table-cell office:value-type="string" calcext:value-type="string">
            <text:p>[<text:span text:style-name="T95">분쟁</text:span><text:span text:style-name="T96">, </text:span><text:span text:style-name="T97">전쟁</text:span><text:span text:style-name="T96"> </text:span><text:span text:style-name="T97">따위에</text:span><text:span text:style-name="T96">]...</text:span><text:span text:style-name="T97">을</text:span><text:span text:style-name="T96"> </text:span><text:span text:style-name="T97">끌어들이다</text:span><text:span text:style-name="T96">, </text:span><text:span text:style-name="T97">휩스어</text:span><text:span text:style-name="T96"> </text:span><text:span text:style-name="T97">넣다</text:span><text:span text:style-name="T96">; </text:span><text:span text:style-name="T97">혼란시키다</text:span><text:span text:style-name="T96">, </text:span><text:span text:style-name="T97">복잡하게</text:span><text:span text:style-name="T96"> </text:span><text:span text:style-name="T97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mbryonic</text:p>
          </table:table-cell>
          <table:table-cell table:style-name="ce15" office:value-type="string" calcext:value-type="string">
            <text:p>미발달의<text:span text:style-name="T19">, </text:span><text:span text:style-name="T72">미숙의</text:span><text:span text:style-name="T11">; </text:span><text:span text:style-name="T72">태아의</text:span><text:span text:style-name="T11">, </text:span><text:span text:style-name="T72">태생의</text:span><text:span text:style-name="T11">; </text:span><text:span text:style-name="T72">발아기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missary</text:p>
          </table:table-cell>
          <table:table-cell table:style-name="ce15" office:value-type="string" calcext:value-type="string">
            <text:p>사절<text:span text:style-name="T73">, </text:span><text:span text:style-name="T74">특사</text:span><text:span text:style-name="T3">; </text:span><text:span text:style-name="T74">밀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mpathy</text:p>
          </table:table-cell>
          <table:table-cell office:value-type="string" calcext:value-type="string">
            <text:p>[<text:span text:style-name="T107">심리</text:span><text:span text:style-name="T108">]</text:span><text:span text:style-name="T109">감정이입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mpower</text:p>
          </table:table-cell>
          <table:table-cell office:value-type="string" calcext:value-type="string">
            <text:p>...<text:span text:style-name="T80">에게</text:span><text:span text:style-name="T81"> </text:span><text:span text:style-name="T82">권한을</text:span><text:span text:style-name="T81"> </text:span><text:span text:style-name="T82">부여하다</text:span><text:span text:style-name="T81">, </text:span><text:span text:style-name="T82">권력을</text:span><text:span text:style-name="T81"> </text:span><text:span text:style-name="T82">위임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ndear</text:p>
          </table:table-cell>
          <table:table-cell office:value-type="string" calcext:value-type="string">
            <text:p>...<text:span text:style-name="T77">을</text:span><text:span text:style-name="T78"> </text:span><text:span text:style-name="T79">사랑받게</text:span><text:span text:style-name="T78"> </text:span><text:span text:style-name="T79">하다</text:span><text:span text:style-name="T78">, </text:span><text:span text:style-name="T79">따르게</text:span><text:span text:style-name="T78"> </text:span><text:span text:style-name="T79">하다</text:span><text:span text:style-name="T78">, </text:span><text:span text:style-name="T79">사모하게</text:span><text:span text:style-name="T78"> </text:span><text:span text:style-name="T79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ngaging</text:p>
          </table:table-cell>
          <table:table-cell table:style-name="ce15" office:value-type="string" calcext:value-type="string">
            <text:p>매력적인<text:span text:style-name="T75">, </text:span><text:span text:style-name="T76">애교있는</text:span><text:span text:style-name="T8">, </text:span><text:span text:style-name="T76">상냥한</text:span><text:span text:style-name="T8">, </text:span><text:span text:style-name="T76">기분좋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nmity</text:p>
          </table:table-cell>
          <table:table-cell table:style-name="ce15" office:value-type="string" calcext:value-type="string">
            <text:p>적의<text:span text:style-name="T19">, </text:span><text:span text:style-name="T72">앙심</text:span><text:span text:style-name="T11">, </text:span><text:span text:style-name="T72">증오</text:span><text:span text:style-name="T11">, </text:span><text:span text:style-name="T72">적대</text:span><text:span text:style-name="T11">, animit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nnui</text:p>
          </table:table-cell>
          <table:table-cell table:style-name="ce15" office:value-type="string" calcext:value-type="string">
            <text:p>지루함<text:span text:style-name="T75">, </text:span><text:span text:style-name="T76">권태</text:span><text:span text:style-name="T8">(boredom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nsue</text:p>
          </table:table-cell>
          <table:table-cell table:style-name="ce15" office:value-type="string" calcext:value-type="string">
            <text:p>계속되다<text:span text:style-name="T19">, </text:span><text:span text:style-name="T72">잇따라</text:span><text:span text:style-name="T11"> </text:span><text:span text:style-name="T72">일어나다</text:span><text:span text:style-name="T11">; [</text:span><text:span text:style-name="T72">결과로서</text:span><text:span text:style-name="T11">] </text:span><text:span text:style-name="T72">생기다</text:span><text:span text:style-name="T11">, </text:span><text:span text:style-name="T72">일어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ntail</text:p>
          </table:table-cell>
          <table:table-cell office:value-type="string" calcext:value-type="string">
            <text:p>[<text:span text:style-name="T122">필연적인</text:span><text:span text:style-name="T123"> </text:span><text:span text:style-name="T124">결과로서</text:span><text:span text:style-name="T123">]...</text:span><text:span text:style-name="T124">을</text:span><text:span text:style-name="T123"> </text:span><text:span text:style-name="T124">일으키다</text:span><text:span text:style-name="T123">, </text:span><text:span text:style-name="T124">수반하다</text:span><text:span text:style-name="T123">;...</text:span><text:span text:style-name="T124">을</text:span><text:span text:style-name="T123"> </text:span><text:span text:style-name="T124">필요로</text:span><text:span text:style-name="T123"> </text:span><text:span text:style-name="T124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ntity</text:p>
          </table:table-cell>
          <table:table-cell table:style-name="ce15" office:value-type="string" calcext:value-type="string">
            <text:p>실재<text:span text:style-name="T19">, </text:span><text:span text:style-name="T72">존재</text:span><text:span text:style-name="T11">; </text:span><text:span text:style-name="T72">본질</text:span><text:span text:style-name="T11">, </text:span><text:span text:style-name="T72">실질</text:span><text:span text:style-name="T11">; </text:span><text:span text:style-name="T72">실재물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ntreat</text:p>
          </table:table-cell>
          <table:table-cell office:value-type="string" calcext:value-type="string">
            <text:p>[<text:span text:style-name="T63">남</text:span><text:span text:style-name="T64">]</text:span><text:span text:style-name="T65">에게</text:span><text:span text:style-name="T64"> </text:span><text:span text:style-name="T65">간청하다</text:span><text:span text:style-name="T64">, </text:span><text:span text:style-name="T65">탄원하다</text:span><text:span text:style-name="T64">, </text:span><text:span text:style-name="T65">부탁하다</text:span><text:span text:style-name="T64">, </text:span><text:span text:style-name="T65">빌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ntrepreneur</text:p>
          </table:table-cell>
          <table:table-cell table:style-name="ce15" office:value-type="string" calcext:value-type="string">
            <text:p>청부업자<text:span text:style-name="T75">, [</text:span><text:span text:style-name="T76">일반적으로</text:span><text:span text:style-name="T8">]</text:span><text:span text:style-name="T76">기업가</text:span><text:span text:style-name="T8">; </text:span><text:span text:style-name="T76">흥행주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numerate</text:p>
          </table:table-cell>
          <table:table-cell office:value-type="string" calcext:value-type="string">
            <text:p>...<text:span text:style-name="T122">을</text:span><text:span text:style-name="T123"> </text:span><text:span text:style-name="T124">열거하다</text:span><text:span text:style-name="T123">, </text:span><text:span text:style-name="T124">늘어놓다</text:span><text:span text:style-name="T123">; ...</text:span><text:span text:style-name="T124">의</text:span><text:span text:style-name="T123"> </text:span><text:span text:style-name="T124">수를</text:span><text:span text:style-name="T123"> </text:span><text:span text:style-name="T124">확인하다</text:span><text:span text:style-name="T123">, ...</text:span><text:span text:style-name="T124">을</text:span><text:span text:style-name="T123"> </text:span><text:span text:style-name="T124">세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nvision</text:p>
          </table:table-cell>
          <table:table-cell office:value-type="string" calcext:value-type="string">
            <text:p>[<text:span text:style-name="T122">장래의</text:span><text:span text:style-name="T123"> </text:span><text:span text:style-name="T124">일</text:span><text:span text:style-name="T123"> </text:span><text:span text:style-name="T124">따위</text:span><text:span text:style-name="T123">]</text:span><text:span text:style-name="T124">를</text:span><text:span text:style-name="T123"> </text:span><text:span text:style-name="T124">마음속에</text:span><text:span text:style-name="T123"> </text:span><text:span text:style-name="T124">그리다</text:span><text:span text:style-name="T123">, ...</text:span><text:span text:style-name="T124">을</text:span><text:span text:style-name="T123"> </text:span><text:span text:style-name="T124">상상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picure</text:p>
          </table:table-cell>
          <table:table-cell table:style-name="ce15" office:value-type="string" calcext:value-type="string">
            <text:p>식도락가<text:span text:style-name="T6">, </text:span><text:span text:style-name="T91">미식가</text:span><text:span text:style-name="T6">; </text:span><text:span text:style-name="T91">쾌락주의자</text:span><text:span text:style-name="T6">, culinar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pilogue</text:p>
          </table:table-cell>
          <table:table-cell table:style-name="ce15" office:value-type="string" calcext:value-type="string">
            <text:p>끝맺음<text:span text:style-name="T75">[</text:span><text:span text:style-name="T76">말</text:span><text:span text:style-name="T8">] </text:span><text:span text:style-name="T76">→</text:span><text:span text:style-name="T8"> </text:span><text:span text:style-name="T76">에필로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poch</text:p>
          </table:table-cell>
          <table:table-cell office:value-type="string" calcext:value-type="string">
            <text:p>[<text:span text:style-name="T134">획일적인</text:span><text:span text:style-name="T135">]</text:span><text:span text:style-name="T136">시대</text:span><text:span text:style-name="T135">, </text:span><text:span text:style-name="T136">획기적인</text:span><text:span text:style-name="T135"> </text:span><text:span text:style-name="T136">사건</text:span><text:span text:style-name="T135">; </text:span><text:span text:style-name="T136">신기운</text:span><text:span text:style-name="T135">(</text:span><text:span text:style-name="T136">시간상에서</text:span><text:span text:style-name="T135"> </text:span><text:span text:style-name="T136">구분되는</text:span><text:span text:style-name="T135"> </text:span><text:span text:style-name="T136">시기</text:span><text:span text:style-name="T135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questrian</text:p>
          </table:table-cell>
          <table:table-cell table:style-name="ce15" office:value-type="string" calcext:value-type="string">
            <text:p>말에<text:span text:style-name="T83"> </text:span><text:span text:style-name="T84">올라탄</text:span><text:span text:style-name="T14">, </text:span><text:span text:style-name="T84">마상의</text:span><text:span text:style-name="T14">; </text:span><text:span text:style-name="T84">기수의</text:span><text:span text:style-name="T14">, </text:span><text:span text:style-name="T84">마</text:span><text:span text:style-name="T14">(</text:span><text:span text:style-name="T84">馬</text:span><text:span text:style-name="T14">)</text:span><text:span text:style-name="T84">술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stimable</text:p>
          </table:table-cell>
          <table:table-cell table:style-name="ce15" office:value-type="string" calcext:value-type="string">
            <text:p>존중<text:span text:style-name="T110">(</text:span><text:span text:style-name="T111">존경</text:span><text:span text:style-name="T112">)</text:span><text:span text:style-name="T111">할</text:span><text:span text:style-name="T112"> </text:span><text:span text:style-name="T111">만한</text:span><text:span text:style-name="T112">, </text:span><text:span text:style-name="T111">존중</text:span><text:span text:style-name="T112">(</text:span><text:span text:style-name="T111">존경</text:span><text:span text:style-name="T112">)</text:span><text:span text:style-name="T111">받을</text:span><text:span text:style-name="T112"> </text:span><text:span text:style-name="T111">만한</text:span><text:span text:style-name="T112">; </text:span><text:span text:style-name="T111">평가할</text:span><text:span text:style-name="T112"> </text:span><text:span text:style-name="T111">수</text:span><text:span text:style-name="T112"> </text:span><text:span text:style-name="T111">있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strange</text:p>
          </table:table-cell>
          <table:table-cell office:value-type="string" calcext:value-type="string">
            <text:p>[<text:span text:style-name="T128">남</text:span><text:span text:style-name="T129">]</text:span><text:span text:style-name="T130">의</text:span><text:span text:style-name="T129"> </text:span><text:span text:style-name="T130">기분</text:span><text:span text:style-name="T129">, </text:span><text:span text:style-name="T130">애정을</text:span><text:span text:style-name="T129"> </text:span><text:span text:style-name="T130">멀어지게</text:span><text:span text:style-name="T129"> </text:span><text:span text:style-name="T130">하다</text:span><text:span text:style-name="T129">, [</text:span><text:span text:style-name="T130">남</text:span><text:span text:style-name="T129">]</text:span><text:span text:style-name="T130">의</text:span><text:span text:style-name="T129"> </text:span><text:span text:style-name="T130">사이를</text:span><text:span text:style-name="T129"> </text:span><text:span text:style-name="T130">가르다</text:span><text:span text:style-name="T129">, ...</text:span><text:span text:style-name="T130">을</text:span><text:span text:style-name="T129"> </text:span><text:span text:style-name="T130">멀리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thics</text:p>
          </table:table-cell>
          <table:table-cell table:style-name="ce15" office:value-type="string" calcext:value-type="string">
            <text:p>윤리<text:span text:style-name="T19">, </text:span><text:span text:style-name="T72">도덕</text:span><text:span text:style-name="T11">; </text:span><text:span text:style-name="T72">윤리학</text:span><text:span text:style-name="T11">, </text:span><text:span text:style-name="T72">도덕론</text:span><text:span text:style-name="T11">, </text:span><text:span text:style-name="T72">윤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ulogy</text:p>
          </table:table-cell>
          <table:table-cell table:style-name="ce15" office:value-type="string" calcext:value-type="string">
            <text:p>찬사<text:span text:style-name="T92">, </text:span><text:span text:style-name="T93">찬양</text:span><text:span text:style-name="T94">(</text:span><text:span text:style-name="T93">칭찬</text:span><text:span text:style-name="T94">)</text:span><text:span text:style-name="T93">하는</text:span><text:span text:style-name="T94"> </text:span><text:span text:style-name="T93">말</text:span><text:span text:style-name="T94">; </text:span><text:span text:style-name="T93">고인을</text:span><text:span text:style-name="T94"> </text:span><text:span text:style-name="T93">기리는</text:span><text:span text:style-name="T94"> </text:span><text:span text:style-name="T93">연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vince</text:p>
          </table:table-cell>
          <table:table-cell office:value-type="string" calcext:value-type="string">
            <text:p>[<text:span text:style-name="T122">감정</text:span><text:span text:style-name="T123"> </text:span><text:span text:style-name="T124">따위를</text:span><text:span text:style-name="T123">] </text:span><text:span text:style-name="T124">분명히</text:span><text:span text:style-name="T123"> </text:span><text:span text:style-name="T124">나타내다</text:span><text:span text:style-name="T123">, </text:span><text:span text:style-name="T124">명시하다</text:span><text:span text:style-name="T123">; ...</text:span><text:span text:style-name="T124">을</text:span><text:span text:style-name="T123"> </text:span><text:span text:style-name="T124">증명하다</text:span><text:span text:style-name="T123">; invoke-</text:span><text:span text:style-name="T124">빌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voke</text:p>
          </table:table-cell>
          <table:table-cell office:value-type="string" calcext:value-type="string">
            <text:p>[<text:span text:style-name="T113">기억</text:span><text:span text:style-name="T114"> </text:span><text:span text:style-name="T115">따위</text:span><text:span text:style-name="T114">]</text:span><text:span text:style-name="T115">를</text:span><text:span text:style-name="T114"> </text:span><text:span text:style-name="T115">되살려</text:span><text:span text:style-name="T114"> </text:span><text:span text:style-name="T115">내다</text:span><text:span text:style-name="T114">, </text:span><text:span text:style-name="T115">환기하다</text:span><text:span text:style-name="T114">, [</text:span><text:span text:style-name="T115">웃음을</text:span><text:span text:style-name="T114">] </text:span><text:span text:style-name="T115">자아내다</text:span><text:span text:style-name="T114">, </text:span><text:span text:style-name="T115">이끌어내다</text:span><text:span text:style-name="T114">, elicit, extrac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cise</text:p>
          </table:table-cell>
          <table:table-cell office:value-type="string" calcext:value-type="string">
            <text:p>[<text:span text:style-name="T137">구</text:span><text:span text:style-name="T138">, </text:span><text:span text:style-name="T139">문장</text:span><text:span text:style-name="T138"> </text:span><text:span text:style-name="T139">따위</text:span><text:span text:style-name="T138">]</text:span><text:span text:style-name="T139">를</text:span><text:span text:style-name="T138"> </text:span><text:span text:style-name="T139">삭제하다</text:span><text:span text:style-name="T138">, ...</text:span><text:span text:style-name="T139">을</text:span><text:span text:style-name="T138"> </text:span><text:span text:style-name="T139">전개하다</text:span><text:span text:style-name="T138">, </text:span><text:span text:style-name="T139">잘라내다</text:span><text:span text:style-name="T138">; </text:span><text:span text:style-name="T139">물푸메</text:span><text:span text:style-name="T138">, </text:span><text:span text:style-name="T139">소비세</text:span><text:span text:style-name="T138">, </text:span><text:span text:style-name="T139">면허세</text:span><text:span text:style-name="T138">, effac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empt</text:p>
          </table:table-cell>
          <table:table-cell office:value-type="string" calcext:value-type="string">
            <text:p>...<text:span text:style-name="T85">을</text:span><text:span text:style-name="T86"> </text:span><text:span text:style-name="T87">면제하다</text:span><text:span text:style-name="T86">, </text:span><text:span text:style-name="T87">면제된</text:span><text:span text:style-name="T86">, </text:span><text:span text:style-name="T87">면제</text:span><text:span text:style-name="T86">(</text:span><text:span text:style-name="T87">세</text:span><text:span text:style-name="T86">)</text:span><text:span text:style-name="T87">자</text:span><text:span text:style-name="T86">, immun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hume</text:p>
          </table:table-cell>
          <table:table-cell office:value-type="string" calcext:value-type="string">
            <text:p>...<text:span text:style-name="T77">을</text:span><text:span text:style-name="T78"> </text:span><text:span text:style-name="T79">발굴하다</text:span><text:span text:style-name="T78">, [</text:span><text:span text:style-name="T79">특히</text:span><text:span text:style-name="T78">](</text:span><text:span text:style-name="T79">시체</text:span><text:span text:style-name="T78">, </text:span><text:span text:style-name="T79">무덤</text:span><text:span text:style-name="T78">)</text:span><text:span text:style-name="T79">을</text:span><text:span text:style-name="T78"> </text:span><text:span text:style-name="T79">발굴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odus</text:p>
          </table:table-cell>
          <table:table-cell office:value-type="string" calcext:value-type="string">
            <text:p>[<text:span text:style-name="T122">많은</text:span><text:span text:style-name="T123"> </text:span><text:span text:style-name="T124">사람이</text:span><text:span text:style-name="T123">]</text:span><text:span text:style-name="T124">나가기</text:span><text:span text:style-name="T123">, </text:span><text:span text:style-name="T124">출발</text:span><text:span text:style-name="T123">; [</text:span><text:span text:style-name="T124">이민단</text:span><text:span text:style-name="T123"> </text:span><text:span text:style-name="T124">따위의</text:span><text:span text:style-name="T123">] </text:span><text:span text:style-name="T124">출국</text:span><text:span text:style-name="T123">, </text:span><text:span text:style-name="T124">이주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orbitant</text:p>
          </table:table-cell>
          <table:table-cell table:style-name="ce15" office:value-type="string" calcext:value-type="string">
            <text:p>엄청난<text:span text:style-name="T19">, </text:span><text:span text:style-name="T72">터무니없는</text:span><text:span text:style-name="T11">, </text:span><text:span text:style-name="T72">값이</text:span><text:span text:style-name="T11"> </text:span><text:span text:style-name="T72">엄청난</text:span><text:span text:style-name="T11">, egregious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piate</text:p>
          </table:table-cell>
          <table:table-cell office:value-type="string" calcext:value-type="string">
            <text:p>...<text:span text:style-name="T116">을</text:span><text:span text:style-name="T117"> </text:span><text:span text:style-name="T118">보상하다</text:span><text:span text:style-name="T117">; [</text:span><text:span text:style-name="T118">죄</text:span><text:span text:style-name="T117"> </text:span><text:span text:style-name="T118">따위</text:span><text:span text:style-name="T117">]</text:span><text:span text:style-name="T118">의</text:span><text:span text:style-name="T117"> </text:span><text:span text:style-name="T118">갚음을</text:span><text:span text:style-name="T117"> </text:span><text:span text:style-name="T118">하다</text:span><text:span text:style-name="T117">, amend, aton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plicate</text:p>
          </table:table-cell>
          <table:table-cell office:value-type="string" calcext:value-type="string">
            <text:p>[<text:span text:style-name="T69">논지</text:span><text:span text:style-name="T70">, </text:span><text:span text:style-name="T71">원리</text:span><text:span text:style-name="T70">, </text:span><text:span text:style-name="T71">주의</text:span><text:span text:style-name="T70"> </text:span><text:span text:style-name="T71">따위</text:span><text:span text:style-name="T70">]</text:span><text:span text:style-name="T71">를</text:span><text:span text:style-name="T70"> </text:span><text:span text:style-name="T71">전개하여</text:span><text:span text:style-name="T70"> </text:span><text:span text:style-name="T71">명백히</text:span><text:span text:style-name="T70"> </text:span><text:span text:style-name="T71">하다</text:span><text:span text:style-name="T70">, ...</text:span><text:span text:style-name="T71">을</text:span><text:span text:style-name="T70"> </text:span><text:span text:style-name="T71">설명하다</text:span><text:span text:style-name="T70">, </text:span><text:span text:style-name="T71">해설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position</text:p>
          </table:table-cell>
          <table:table-cell table:style-name="ce15" office:value-type="string" calcext:value-type="string">
            <text:p>설명<text:span text:style-name="T75">, </text:span><text:span text:style-name="T76">해설</text:span><text:span text:style-name="T8">; </text:span><text:span text:style-name="T76">전람회</text:span><text:span text:style-name="T8">, </text:span><text:span text:style-name="T76">박람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postulate</text:p>
          </table:table-cell>
          <table:table-cell table:style-name="ce15" office:value-type="string" calcext:value-type="string">
            <text:p>타이르다<text:span text:style-name="T73">, </text:span><text:span text:style-name="T74">충고하다</text:span><text:span text:style-name="T3">, exhort; postulate-</text:span><text:span text:style-name="T74">가정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punge</text:p>
          </table:table-cell>
          <table:table-cell office:value-type="string" calcext:value-type="string">
            <text:p>...<text:span text:style-name="T134">을</text:span><text:span text:style-name="T135"> </text:span><text:span text:style-name="T136">지우다</text:span><text:span text:style-name="T135">, </text:span><text:span text:style-name="T136">말살</text:span><text:span text:style-name="T135">(</text:span><text:span text:style-name="T136">말소</text:span><text:span text:style-name="T135">)</text:span><text:span text:style-name="T136">하다</text:span><text:span text:style-name="T135">, ...</text:span><text:span text:style-name="T136">을</text:span><text:span text:style-name="T135"> </text:span><text:span text:style-name="T136">없애다</text:span><text:span text:style-name="T135">; </text:span><text:span text:style-name="T136">멸종시키다</text:span><text:span text:style-name="T135">, efface, excis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quisite</text:p>
          </table:table-cell>
          <table:table-cell table:style-name="ce15" office:value-type="string" calcext:value-type="string">
            <text:p>매우<text:span text:style-name="T19"> </text:span><text:span text:style-name="T72">아름다운</text:span><text:span text:style-name="T11">, </text:span><text:span text:style-name="T72">절묘한</text:span><text:span text:style-name="T11">, </text:span><text:span text:style-name="T72">훌륭한</text:span><text:span text:style-name="T11">, </text:span><text:span text:style-name="T72">강렬한</text:span><text:span text:style-name="T11">(intens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tant</text:p>
          </table:table-cell>
          <table:table-cell table:style-name="ce15" office:value-type="string" calcext:value-type="string">
            <text:p>현존<text:span text:style-name="T19">(</text:span><text:span text:style-name="T72">잔존</text:span><text:span text:style-name="T11">)</text:span><text:span text:style-name="T72">하고</text:span><text:span text:style-name="T11"> </text:span><text:span text:style-name="T72">있는</text:span><text:span text:style-name="T11">, extand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tort</text:p>
          </table:table-cell>
          <table:table-cell table:style-name="ce15" office:value-type="string" calcext:value-type="string">
            <text:p>강탈하다<text:span text:style-name="T83">, </text:span><text:span text:style-name="T84">착취하다</text:span><text:span text:style-name="T14">; </text:span><text:span text:style-name="T84">억지로</text:span><text:span text:style-name="T14"> </text:span><text:span text:style-name="T84">꾸며내다</text:span><text:span text:style-name="T14">; [</text:span><text:span text:style-name="T84">자백을</text:span><text:span text:style-name="T14">]</text:span><text:span text:style-name="T84">억지로</text:span><text:span text:style-name="T14"> </text:span><text:span text:style-name="T84">얻어내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tremity</text:p>
          </table:table-cell>
          <table:table-cell table:style-name="ce15" office:value-type="string" calcext:value-type="string">
            <text:p>끝<text:span text:style-name="T140">, </text:span><text:span text:style-name="T141">선단</text:span><text:span text:style-name="T140">, </text:span><text:span text:style-name="T141">맨끝</text:span><text:span text:style-name="T140">; </text:span><text:span text:style-name="T141">절정</text:span><text:span text:style-name="T140">, </text:span><text:span text:style-name="T141">곤경</text:span><text:span text:style-name="T140">, </text:span><text:span text:style-name="T141">난국</text:span><text:span text:style-name="T140">; </text:span><text:span text:style-name="T141">사지</text:span><text:span text:style-name="T140">(</text:span><text:span text:style-name="T141">손발</text:span><text:span text:style-name="T140">), extrem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exuberant</text:p>
          </table:table-cell>
          <table:table-cell table:style-name="ce15" office:value-type="string" calcext:value-type="string">
            <text:p>무성한<text:span text:style-name="T119">, </text:span><text:span text:style-name="T120">풍부한</text:span><text:span text:style-name="T121">; </text:span><text:span text:style-name="T120">다작의</text:span><text:span text:style-name="T121">; </text:span><text:span text:style-name="T120">생기</text:span><text:span text:style-name="T121"> </text:span><text:span text:style-name="T120">가득한</text:span><text:span text:style-name="T121">, </text:span><text:span text:style-name="T120">넘칠듯한</text:span><text:span text:style-name="T121">; [</text:span><text:span text:style-name="T120">문제</text:span><text:span text:style-name="T121">, </text:span><text:span text:style-name="T120">언어가</text:span><text:span text:style-name="T121">] </text:span><text:span text:style-name="T120">화려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acade</text:p>
          </table:table-cell>
          <table:table-cell office:value-type="string" calcext:value-type="string">
            <text:p>[<text:span text:style-name="T80">건물의</text:span><text:span text:style-name="T81">] </text:span><text:span text:style-name="T82">정면</text:span><text:span text:style-name="T81">, [</text:span><text:span text:style-name="T82">사물의</text:span><text:span text:style-name="T81">]</text:span><text:span text:style-name="T82">외관</text:span><text:span text:style-name="T81">, </text:span><text:span text:style-name="T82">겉보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acet</text:p>
          </table:table-cell>
          <table:table-cell office:value-type="string" calcext:value-type="string">
            <text:p>[<text:span text:style-name="T95">보석</text:span><text:span text:style-name="T96"> </text:span><text:span text:style-name="T97">등의</text:span><text:span text:style-name="T96">] </text:span><text:span text:style-name="T97">자른</text:span><text:span text:style-name="T96"> </text:span><text:span text:style-name="T97">면</text:span><text:span text:style-name="T96">, </text:span><text:span text:style-name="T97">면</text:span><text:span text:style-name="T96">; [</text:span><text:span text:style-name="T97">사람</text:span><text:span text:style-name="T96">, </text:span><text:span text:style-name="T97">사물의</text:span><text:span text:style-name="T96">] </text:span><text:span text:style-name="T97">일면</text:span><text:span text:style-name="T96">, </text:span><text:span text:style-name="T97">국면</text:span><text:span text:style-name="T96">; facetuous-</text:span><text:span text:style-name="T97">우수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allacy</text:p>
          </table:table-cell>
          <table:table-cell table:style-name="ce15" office:value-type="string" calcext:value-type="string">
            <text:p>그릇된<text:span text:style-name="T75"> </text:span><text:span text:style-name="T76">생각</text:span><text:span text:style-name="T8">(</text:span><text:span text:style-name="T76">믿음</text:span><text:span text:style-name="T8">), </text:span><text:span text:style-name="T76">잘못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athom</text:p>
          </table:table-cell>
          <table:table-cell office:value-type="string" calcext:value-type="string">
            <text:p>[<text:span text:style-name="T77">수심</text:span><text:span text:style-name="T78">]</text:span><text:span text:style-name="T79">을</text:span><text:span text:style-name="T78"> </text:span><text:span text:style-name="T79">재다</text:span><text:span text:style-name="T78">(sound), [</text:span><text:span text:style-name="T79">남의</text:span><text:span text:style-name="T78"> </text:span><text:span text:style-name="T79">마음을</text:span><text:span text:style-name="T78">] </text:span><text:span text:style-name="T79">헤에리다</text:span><text:span text:style-name="T78">, </text:span><text:span text:style-name="T79">추측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aux</text:p>
          </table:table-cell>
          <table:table-cell office:value-type="string" calcext:value-type="string">
            <text:p>false<text:span text:style-name="T66">옳지</text:span><text:span text:style-name="T67"> </text:span><text:span text:style-name="T68">않은</text:span><text:span text:style-name="T67">, </text:span><text:span text:style-name="T68">그릇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awn</text:p>
          </table:table-cell>
          <table:table-cell office:value-type="string" calcext:value-type="string">
            <text:p>[<text:span text:style-name="T63">야비한</text:span><text:span text:style-name="T64"> </text:span><text:span text:style-name="T65">짓을</text:span><text:span text:style-name="T64"> </text:span><text:span text:style-name="T65">해가면</text:span><text:span text:style-name="T64">] </text:span><text:span text:style-name="T65">알랑거리다</text:span><text:span text:style-name="T64">, </text:span><text:span text:style-name="T65">아첨하다</text:span><text:span text:style-name="T64">; n. </text:span><text:span text:style-name="T65">어린사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eign</text:p>
          </table:table-cell>
          <table:table-cell office:value-type="string" calcext:value-type="string">
            <text:p>...<text:span text:style-name="T131">을</text:span><text:span text:style-name="T132"> </text:span><text:span text:style-name="T133">가장하다</text:span><text:span text:style-name="T132">, ...</text:span><text:span text:style-name="T133">인</text:span><text:span text:style-name="T132"> </text:span><text:span text:style-name="T133">체하다</text:span><text:span text:style-name="T132">, [</text:span><text:span text:style-name="T133">구실</text:span><text:span text:style-name="T132"> </text:span><text:span text:style-name="T133">따위</text:span><text:span text:style-name="T132">]</text:span><text:span text:style-name="T133">를</text:span><text:span text:style-name="T132"> </text:span><text:span text:style-name="T133">꾸며내다</text:span><text:span text:style-name="T132">, </text:span><text:span text:style-name="T133">속이다</text:span><text:span text:style-name="T132">; </text:span><text:span text:style-name="T133">가장하다</text:span><text:span text:style-name="T132">, dissembl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ester</text:p>
          </table:table-cell>
          <table:table-cell office:value-type="string" calcext:value-type="string">
            <text:p>[<text:span text:style-name="T98">상처</text:span><text:span text:style-name="T99"> </text:span><text:span text:style-name="T100">따위가</text:span><text:span text:style-name="T99">] </text:span><text:span text:style-name="T100">곪다</text:span><text:span text:style-name="T99">, </text:span><text:span text:style-name="T100">쑤시다</text:span><text:span text:style-name="T99">, </text:span><text:span text:style-name="T100">아프다</text:span><text:span text:style-name="T99">, erode, corrosiv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etish</text:p>
          </table:table-cell>
          <table:table-cell office:value-type="string" calcext:value-type="string">
            <text:p>[<text:span text:style-name="T122">나무</text:span><text:span text:style-name="T123">, </text:span><text:span text:style-name="T124">돌과</text:span><text:span text:style-name="T123"> </text:span><text:span text:style-name="T124">같은</text:span><text:span text:style-name="T123">]</text:span><text:span text:style-name="T124">신</text:span><text:span text:style-name="T123">, </text:span><text:span text:style-name="T124">미신의</text:span><text:span text:style-name="T123"> </text:span><text:span text:style-name="T124">대상</text:span><text:span text:style-name="T123">; </text:span><text:span text:style-name="T124">페티즘의</text:span><text:span text:style-name="T123"> </text:span><text:span text:style-name="T124">대상물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iasco</text:p>
          </table:table-cell>
          <table:table-cell table:style-name="ce15" office:value-type="string" calcext:value-type="string">
            <text:p>대실패<text:span text:style-name="T6">, </text:span><text:span text:style-name="T91">완패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iat</text:p>
          </table:table-cell>
          <table:table-cell table:style-name="ce15" office:value-type="string" calcext:value-type="string">
            <text:p>법령<text:span text:style-name="T75">, </text:span><text:span text:style-name="T76">명령</text:span><text:span text:style-name="T8">, </text:span><text:span text:style-name="T76">엄명</text:span><text:span text:style-name="T8">, </text:span><text:span text:style-name="T76">인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ickle</text:p>
          </table:table-cell>
          <table:table-cell table:style-name="ce15" office:value-type="string" calcext:value-type="string">
            <text:p>변하기<text:span text:style-name="T19"> </text:span><text:span text:style-name="T72">쉬운</text:span><text:span text:style-name="T11">, </text:span><text:span text:style-name="T72">불안정한</text:span><text:span text:style-name="T11">; </text:span><text:span text:style-name="T72">변덕스러운</text:span><text:span text:style-name="T11">; finichy-</text:span><text:span text:style-name="T72">까다로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igment</text:p>
          </table:table-cell>
          <table:table-cell table:style-name="ce15" office:value-type="string" calcext:value-type="string">
            <text:p>꾸며낸<text:span text:style-name="T19">(</text:span><text:span text:style-name="T72">지어낸</text:span><text:span text:style-name="T11">) </text:span><text:span text:style-name="T72">일</text:span><text:span text:style-name="T11">; </text:span><text:span text:style-name="T72">허구</text:span><text:span text:style-name="T11">, </text:span><text:span text:style-name="T72">꾸면내</text:span><text:span text:style-name="T11"> </text:span><text:span text:style-name="T72">이야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iscal</text:p>
          </table:table-cell>
          <table:table-cell table:style-name="ce15" office:value-type="string" calcext:value-type="string">
            <text:p>재정<text:span text:style-name="T19">(</text:span><text:span text:style-name="T72">상</text:span><text:span text:style-name="T11">)</text:span><text:span text:style-name="T72">의</text:span><text:span text:style-name="T11">, </text:span><text:span text:style-name="T72">회계의</text:span><text:span text:style-name="T11">; </text:span><text:span text:style-name="T72">국고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ledgling</text:p>
          </table:table-cell>
          <table:table-cell table:style-name="ce15" office:value-type="string" calcext:value-type="string">
            <text:p>풋내기<text:span text:style-name="T83">, </text:span><text:span text:style-name="T84">신출내기</text:span><text:span text:style-name="T14">, </text:span><text:span text:style-name="T84">애송이</text:span><text:span text:style-name="T14">; </text:span><text:span text:style-name="T84">깃털이</text:span><text:span text:style-name="T14"> </text:span><text:span text:style-name="T84">갓난</text:span><text:span text:style-name="T14"> </text:span><text:span text:style-name="T84">새</text:span><text:span text:style-name="T14">; fledge-</text:span><text:span text:style-name="T84">담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lippant</text:p>
          </table:table-cell>
          <table:table-cell table:style-name="ce15" office:value-type="string" calcext:value-type="string">
            <text:p>경솔한<text:span text:style-name="T75">, </text:span><text:span text:style-name="T76">경박한</text:span><text:span text:style-name="T8">; </text:span><text:span text:style-name="T76">건방진</text:span><text:span text:style-name="T8">, </text:span><text:span text:style-name="T76">뻔뻔스러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lorid</text:p>
          </table:table-cell>
          <table:table-cell table:style-name="ce15" office:value-type="string" calcext:value-type="string">
            <text:p>혈색이<text:span text:style-name="T75"> </text:span><text:span text:style-name="T76">좋은</text:span><text:span text:style-name="T8">, </text:span><text:span text:style-name="T76">얼굴이</text:span><text:span text:style-name="T8"> </text:span><text:span text:style-name="T76">붉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odder</text:p>
          </table:table-cell>
          <table:table-cell office:value-type="string" calcext:value-type="string">
            <text:p>[<text:span text:style-name="T98">가축의</text:span><text:span text:style-name="T99">] </text:span><text:span text:style-name="T100">먹이</text:span><text:span text:style-name="T99">, </text:span><text:span text:style-name="T100">사료</text:span><text:span text:style-name="T99">; </text:span><text:span text:style-name="T100">원재료</text:span><text:span text:style-name="T99">, </text:span><text:span text:style-name="T100">원료</text:span><text:span text:style-name="T99">(raw material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olly</text:p>
          </table:table-cell>
          <table:table-cell table:style-name="ce15" office:value-type="string" calcext:value-type="string">
            <text:p>어리석은<text:span text:style-name="T6">(</text:span><text:span text:style-name="T91">짓</text:span><text:span text:style-name="T6">); </text:span><text:span text:style-name="T91">경솔한</text:span><text:span text:style-name="T6">(imprudenc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oray</text:p>
          </table:table-cell>
          <table:table-cell table:style-name="ce15" office:value-type="string" calcext:value-type="string">
            <text:p>침입<text:span text:style-name="T75">, </text:span><text:span text:style-name="T76">침략</text:span><text:span text:style-name="T8">; an initial ventur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orebode</text:p>
          </table:table-cell>
          <table:table-cell office:value-type="string" calcext:value-type="string">
            <text:p>[<text:span text:style-name="T95">보통</text:span><text:span text:style-name="T96"> </text:span><text:span text:style-name="T97">나쁜</text:span><text:span text:style-name="T96"> </text:span><text:span text:style-name="T97">일</text:span><text:span text:style-name="T96">]</text:span><text:span text:style-name="T97">을</text:span><text:span text:style-name="T96"> </text:span><text:span text:style-name="T97">미리</text:span><text:span text:style-name="T96"> </text:span><text:span text:style-name="T97">나타내다</text:span><text:span text:style-name="T96">, </text:span><text:span text:style-name="T97">조짐을</text:span><text:span text:style-name="T96"> </text:span><text:span text:style-name="T97">보이다</text:span><text:span text:style-name="T96">; </text:span><text:span text:style-name="T97">예언</text:span><text:span text:style-name="T96">/</text:span><text:span text:style-name="T97">예감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oreclose</text:p>
          </table:table-cell>
          <table:table-cell table:style-name="ce15" office:value-type="string" calcext:value-type="string">
            <text:p>저당물을<text:span text:style-name="T110"> </text:span><text:span text:style-name="T111">찾을</text:span><text:span text:style-name="T112"> </text:span><text:span text:style-name="T111">권리를</text:span><text:span text:style-name="T112"> </text:span><text:span text:style-name="T111">상실케하다</text:span><text:span text:style-name="T112">, [</text:span><text:span text:style-name="T111">저당물</text:span><text:span text:style-name="T112">]</text:span><text:span text:style-name="T111">을</text:span><text:span text:style-name="T112"> </text:span><text:span text:style-name="T111">처분하다</text:span><text:span text:style-name="T112">; </text:span><text:span text:style-name="T111">내쫓다</text:span><text:span text:style-name="T112">, </text:span><text:span text:style-name="T111">배척</text:span><text:span text:style-name="T112">(</text:span><text:span text:style-name="T111">배제</text:span><text:span text:style-name="T112">)</text:span><text:span text:style-name="T111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orensic</text:p>
          </table:table-cell>
          <table:table-cell table:style-name="ce15" office:value-type="string" calcext:value-type="string">
            <text:p>법정의<text:span text:style-name="T75">(</text:span><text:span text:style-name="T76">에</text:span><text:span text:style-name="T8"> </text:span><text:span text:style-name="T76">관한</text:span><text:span text:style-name="T8">), </text:span><text:span text:style-name="T76">논쟁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orestall</text:p>
          </table:table-cell>
          <table:table-cell office:value-type="string" calcext:value-type="string">
            <text:p>...<text:span text:style-name="T63">의</text:span><text:span text:style-name="T64"> </text:span><text:span text:style-name="T65">기선을</text:span><text:span text:style-name="T64"> </text:span><text:span text:style-name="T65">제하다</text:span><text:span text:style-name="T64">, ...</text:span><text:span text:style-name="T65">을</text:span><text:span text:style-name="T64"> </text:span><text:span text:style-name="T65">미리</text:span><text:span text:style-name="T64"> </text:span><text:span text:style-name="T65">막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orswear</text:p>
          </table:table-cell>
          <table:table-cell office:value-type="string" calcext:value-type="string">
            <text:p>...<text:span text:style-name="T113">을</text:span><text:span text:style-name="T114"> </text:span><text:span text:style-name="T115">맹세로</text:span><text:span text:style-name="T114"> </text:span><text:span text:style-name="T115">끊다</text:span><text:span text:style-name="T114">, ...</text:span><text:span text:style-name="T115">을</text:span><text:span text:style-name="T114"> </text:span><text:span text:style-name="T115">맹세로</text:span><text:span text:style-name="T114"> </text:span><text:span text:style-name="T115">부정하다</text:span><text:span text:style-name="T114">, </text:span><text:span text:style-name="T115">지기</text:span><text:span text:style-name="T114"> </text:span><text:span text:style-name="T115">진술을</text:span><text:span text:style-name="T114"> </text:span><text:span text:style-name="T115">철회하다</text:span><text:span text:style-name="T114">(recant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orte</text:p>
          </table:table-cell>
          <table:table-cell table:style-name="ce15" office:value-type="string" calcext:value-type="string">
            <text:p>장점<text:span text:style-name="T6">, </text:span><text:span text:style-name="T91">특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orthright</text:p>
          </table:table-cell>
          <table:table-cell office:value-type="string" calcext:value-type="string">
            <text:p>1. <text:span text:style-name="T88">솔직하게</text:span><text:span text:style-name="T89">, </text:span><text:span text:style-name="T90">숨기지</text:span><text:span text:style-name="T89"> </text:span><text:span text:style-name="T90">않고</text:span><text:span text:style-name="T89">  2. </text:span><text:span text:style-name="T90">똑바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oster</text:p>
          </table:table-cell>
          <table:table-cell office:value-type="string" calcext:value-type="string">
            <text:p>(<text:span text:style-name="T80">성장</text:span><text:span text:style-name="T81">, </text:span><text:span text:style-name="T82">발달</text:span><text:span text:style-name="T81">)</text:span><text:span text:style-name="T82">을</text:span><text:span text:style-name="T81"> </text:span><text:span text:style-name="T82">촉진하다</text:span><text:span text:style-name="T81">, </text:span><text:span text:style-name="T82">증진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ragmentary</text:p>
          </table:table-cell>
          <table:table-cell table:style-name="ce15" office:value-type="string" calcext:value-type="string">
            <text:p>미완의<text:span text:style-name="T6">, </text:span><text:span text:style-name="T91">단편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ruitful</text:p>
          </table:table-cell>
          <table:table-cell table:style-name="ce15" office:value-type="string" calcext:value-type="string">
            <text:p>결실이<text:span text:style-name="T119"> </text:span><text:span text:style-name="T120">많은</text:span><text:span text:style-name="T121">, (</text:span><text:span text:style-name="T120">풍작</text:span><text:span text:style-name="T121">)</text:span><text:span text:style-name="T120">을</text:span><text:span text:style-name="T121"> </text:span><text:span text:style-name="T120">가져오는</text:span><text:span text:style-name="T121">, </text:span><text:span text:style-name="T120">기름진</text:span><text:span text:style-name="T121">, </text:span><text:span text:style-name="T120">비옥한</text:span><text:span text:style-name="T121">, </text:span><text:span text:style-name="T120">수익이</text:span><text:span text:style-name="T121"> </text:span><text:span text:style-name="T120">많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uel</text:p>
          </table:table-cell>
          <table:table-cell office:value-type="string" calcext:value-type="string">
            <text:p>1. (<text:span text:style-name="T125">감정을</text:span><text:span text:style-name="T126">) </text:span><text:span text:style-name="T127">부추기다</text:span><text:span text:style-name="T126">  2. ...</text:span><text:span text:style-name="T127">을</text:span><text:span text:style-name="T126"> </text:span><text:span text:style-name="T127">태우다</text:span><text:span text:style-name="T126">(kindl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fulminate</text:p>
          </table:table-cell>
          <table:table-cell table:style-name="ce15" office:value-type="string" calcext:value-type="string">
            <text:p>맹렬히<text:span text:style-name="T73"> </text:span><text:span text:style-name="T74">비난하다</text:span><text:span text:style-name="T3">, </text:span><text:span text:style-name="T74">호통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affe</text:p>
          </table:table-cell>
          <table:table-cell table:style-name="ce15" office:value-type="string" calcext:value-type="string">
            <text:p>실패<text:span text:style-name="T75">, </text:span><text:span text:style-name="T76">실수</text:span><text:span text:style-name="T8">(blunder), fiasce; plunder-</text:span><text:span text:style-name="T76">약탈하다</text:span><text:span text:style-name="T8">, plounder-</text:span><text:span text:style-name="T76">버둥대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alvanize</text:p>
          </table:table-cell>
          <table:table-cell office:value-type="string" calcext:value-type="string">
            <text:p>...<text:span text:style-name="T85">을</text:span><text:span text:style-name="T86"> </text:span><text:span text:style-name="T87">갑자기</text:span><text:span text:style-name="T86"> </text:span><text:span text:style-name="T87">활기띠게</text:span><text:span text:style-name="T86"> </text:span><text:span text:style-name="T87">하다</text:span><text:span text:style-name="T86">, </text:span><text:span text:style-name="T87">생기를</text:span><text:span text:style-name="T86"> </text:span><text:span text:style-name="T87">회복시키다</text:span><text:span text:style-name="T86">(revitalzie), bracing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ambit</text:p>
          </table:table-cell>
          <table:table-cell office:value-type="string" calcext:value-type="string">
            <text:p>(<text:span text:style-name="T80">행동이나</text:span><text:span text:style-name="T81"> </text:span><text:span text:style-name="T82">거래</text:span><text:span text:style-name="T81"> </text:span><text:span text:style-name="T82">따위의</text:span><text:span text:style-name="T81">) </text:span><text:span text:style-name="T82">시작</text:span><text:span text:style-name="T81">, </text:span><text:span text:style-name="T82">선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amut</text:p>
          </table:table-cell>
          <table:table-cell table:style-name="ce15" office:value-type="string" calcext:value-type="string">
            <text:p>전<text:span text:style-name="T73"> </text:span><text:span text:style-name="T74">범위</text:span><text:span text:style-name="T3">, </text:span><text:span text:style-name="T74">전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arner</text:p>
          </table:table-cell>
          <table:table-cell office:value-type="string" calcext:value-type="string">
            <text:p>1. ...<text:span text:style-name="T88">을</text:span><text:span text:style-name="T89"> </text:span><text:span text:style-name="T90">모으다</text:span><text:span text:style-name="T89">   2. (</text:span><text:span text:style-name="T90">득점을</text:span><text:span text:style-name="T89">) </text:span><text:span text:style-name="T90">얻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astronomy</text:p>
          </table:table-cell>
          <table:table-cell table:style-name="ce15" office:value-type="string" calcext:value-type="string">
            <text:p>미식법<text:span text:style-name="T75">, </text:span><text:span text:style-name="T76">요리법</text:span><text:span text:style-name="T8">, culinar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eneric</text:p>
          </table:table-cell>
          <table:table-cell table:style-name="ce15" office:value-type="string" calcext:value-type="string">
            <text:p>일반적인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enesis</text:p>
          </table:table-cell>
          <table:table-cell table:style-name="ce15" office:value-type="string" calcext:value-type="string">
            <text:p>기원<text:span text:style-name="T6">, </text:span><text:span text:style-name="T91">발생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enocide</text:p>
          </table:table-cell>
          <table:table-cell table:style-name="ce15" office:value-type="string" calcext:value-type="string">
            <text:p>한<text:span text:style-name="T19"> </text:span><text:span text:style-name="T72">국민</text:span><text:span text:style-name="T11"> </text:span><text:span text:style-name="T72">또는</text:span><text:span text:style-name="T11"> </text:span><text:span text:style-name="T72">민족의</text:span><text:span text:style-name="T11"> </text:span><text:span text:style-name="T72">말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ermane</text:p>
          </table:table-cell>
          <table:table-cell table:style-name="ce15" office:value-type="string" calcext:value-type="string">
            <text:p>일정한<text:span text:style-name="T19"> </text:span><text:span text:style-name="T72">관계가</text:span><text:span text:style-name="T11"> </text:span><text:span text:style-name="T72">있는</text:span><text:span text:style-name="T11">, </text:span><text:span text:style-name="T72">적절한</text:span><text:span text:style-name="T11">(pertinet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hastly</text:p>
          </table:table-cell>
          <table:table-cell table:style-name="ce15" office:value-type="string" calcext:value-type="string">
            <text:p>무시무시한<text:span text:style-name="T75">, </text:span><text:span text:style-name="T76">송장</text:span><text:span text:style-name="T8">(</text:span><text:span text:style-name="T76">유령</text:span><text:span text:style-name="T8">) </text:span><text:span text:style-name="T76">같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ratis</text:p>
          </table:table-cell>
          <table:table-cell table:style-name="ce15" office:value-type="string" calcext:value-type="string">
            <text:p>무료로<text:span text:style-name="T6">, </text:span><text:span text:style-name="T91">공짜로</text:span><text:span text:style-name="T6">; </text:span><text:span text:style-name="T91">무료의</text:span><text:span text:style-name="T6">, gratuitous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rievous</text:p>
          </table:table-cell>
          <table:table-cell table:style-name="ce15" office:value-type="string" calcext:value-type="string">
            <text:p>비통한<text:span text:style-name="T19">, </text:span><text:span text:style-name="T72">슬프게</text:span><text:span text:style-name="T11"> </text:span><text:span text:style-name="T72">하는</text:span><text:span text:style-name="T11">, </text:span><text:span text:style-name="T72">슬퍼할</text:span><text:span text:style-name="T11">, mourn, bemoan; aggrieve-</text:span><text:span text:style-name="T72">괴롭히다</text:span><text:span text:style-name="T11">, </text:span><text:span text:style-name="T72">학대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rimace</text:p>
          </table:table-cell>
          <table:table-cell table:style-name="ce15" office:value-type="string" calcext:value-type="string">
            <text:p>찡그린<text:span text:style-name="T92"> </text:span><text:span text:style-name="T93">얼굴</text:span><text:span text:style-name="T94">, </text:span><text:span text:style-name="T93">우거지상</text:span><text:span text:style-name="T94">, </text:span><text:span text:style-name="T93">점잔</text:span><text:span text:style-name="T94"> </text:span><text:span text:style-name="T93">뺸</text:span><text:span text:style-name="T94"> </text:span><text:span text:style-name="T93">얼굴</text:span><text:span text:style-name="T94">, </text:span><text:span text:style-name="T93">꾸민</text:span><text:span text:style-name="T94"> </text:span><text:span text:style-name="T93">얼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uise</text:p>
          </table:table-cell>
          <table:table-cell table:style-name="ce15" office:value-type="string" calcext:value-type="string">
            <text:p>외관<text:span text:style-name="T75">, </text:span><text:span text:style-name="T76">외양</text:span><text:span text:style-name="T8">, </text:span><text:span text:style-name="T76">겉보기</text:span><text:span text:style-name="T8">, </text:span><text:span text:style-name="T76">의복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abituate</text:p>
          </table:table-cell>
          <table:table-cell office:value-type="string" calcext:value-type="string">
            <text:p>...<text:span text:style-name="T88">을</text:span><text:span text:style-name="T89"> </text:span><text:span text:style-name="T90">길들이다</text:span><text:span text:style-name="T89">, </text:span><text:span text:style-name="T90">익숙하게</text:span><text:span text:style-name="T89"> </text:span><text:span text:style-name="T90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acyon</text:p>
          </table:table-cell>
          <table:table-cell table:style-name="ce15" office:value-type="string" calcext:value-type="string">
            <text:p>교묘한<text:span text:style-name="T19">, </text:span><text:span text:style-name="T72">잔잔한</text:span><text:span text:style-name="T11">; </text:span><text:span text:style-name="T72">부유한</text:span><text:span text:style-name="T11">, </text:span><text:span text:style-name="T72">번영하는</text:span><text:span text:style-name="T11">, </text:span><text:span text:style-name="T72">즐거운</text:span><text:span text:style-name="T11">, </text:span><text:span text:style-name="T72">무사태평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arass</text:p>
          </table:table-cell>
          <table:table-cell office:value-type="string" calcext:value-type="string">
            <text:p>[<text:span text:style-name="T122">적</text:span><text:span text:style-name="T123">]</text:span><text:span text:style-name="T124">을</text:span><text:span text:style-name="T123"> </text:span><text:span text:style-name="T124">끊임없는</text:span><text:span text:style-name="T123"> </text:span><text:span text:style-name="T124">공격으로</text:span><text:span text:style-name="T123"> </text:span><text:span text:style-name="T124">괴롭히다</text:span><text:span text:style-name="T123">, ...</text:span><text:span text:style-name="T124">을</text:span><text:span text:style-name="T123"> </text:span><text:span text:style-name="T124">시달리게</text:span><text:span text:style-name="T123"> </text:span><text:span text:style-name="T124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arbinger</text:p>
          </table:table-cell>
          <table:table-cell table:style-name="ce15" office:value-type="string" calcext:value-type="string">
            <text:p>선구자<text:span text:style-name="T73">, </text:span><text:span text:style-name="T74">예고</text:span><text:span text:style-name="T3">, </text:span><text:span text:style-name="T74">전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arp</text:p>
          </table:table-cell>
          <table:table-cell office:value-type="string" calcext:value-type="string">
            <text:p>[<text:span text:style-name="T88">같은</text:span><text:span text:style-name="T89"> </text:span><text:span text:style-name="T90">말을</text:span><text:span text:style-name="T89">] </text:span><text:span text:style-name="T90">자꾸만</text:span><text:span text:style-name="T89"> </text:span><text:span text:style-name="T90">되풀이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arry</text:p>
          </table:table-cell>
          <table:table-cell office:value-type="string" calcext:value-type="string">
            <text:p>[<text:span text:style-name="T77">남</text:span><text:span text:style-name="T78">]</text:span><text:span text:style-name="T79">을</text:span><text:span text:style-name="T78"> </text:span><text:span text:style-name="T79">고민하게</text:span><text:span text:style-name="T78"> </text:span><text:span text:style-name="T79">하다</text:span><text:span text:style-name="T78">, </text:span><text:span text:style-name="T79">괴롭히다</text:span><text:span text:style-name="T78">; </text:span><text:span text:style-name="T79">약탈하다</text:span><text:span text:style-name="T78">, </text:span><text:span text:style-name="T79">침략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einous</text:p>
          </table:table-cell>
          <table:table-cell table:style-name="ce15" office:value-type="string" calcext:value-type="string">
            <text:p>극악한<text:span text:style-name="T19">, </text:span><text:span text:style-name="T72">흉악한</text:span><text:span text:style-name="T11">, </text:span><text:span text:style-name="T72">밉살</text:span><text:span text:style-name="T11"> </text:span><text:span text:style-name="T72">맞은</text:span><text:span text:style-name="T11">, </text:span><text:span text:style-name="T72">가증스러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erald</text:p>
          </table:table-cell>
          <table:table-cell office:value-type="string" calcext:value-type="string">
            <text:p>[<text:span text:style-name="T85">국왕의</text:span><text:span text:style-name="T86"> </text:span><text:span text:style-name="T87">즉위</text:span><text:span text:style-name="T86">, </text:span><text:span text:style-name="T87">선전을</text:span><text:span text:style-name="T86"> </text:span><text:span text:style-name="T87">알리는</text:span><text:span text:style-name="T86">]</text:span><text:span text:style-name="T87">포교관</text:span><text:span text:style-name="T86">, </text:span><text:span text:style-name="T87">선구자</text:span><text:span text:style-name="T86">(harbinger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oary</text:p>
          </table:table-cell>
          <table:table-cell office:value-type="string" calcext:value-type="string">
            <text:p>[<text:span text:style-name="T80">늙어서</text:span><text:span text:style-name="T81">] </text:span><text:span text:style-name="T82">백발의</text:span><text:span text:style-name="T81">, </text:span><text:span text:style-name="T82">오래된</text:span><text:span text:style-name="T81">, </text:span><text:span text:style-name="T82">낡은</text:span><text:span text:style-name="T81">; hoard-</text:span><text:span text:style-name="T82">저장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omage</text:p>
          </table:table-cell>
          <table:table-cell table:style-name="ce15" office:value-type="string" calcext:value-type="string">
            <text:p>존경<text:span text:style-name="T6">, </text:span><text:span text:style-name="T91">경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ubris</text:p>
          </table:table-cell>
          <table:table-cell office:value-type="string" calcext:value-type="string">
            <text:p>[<text:span text:style-name="T85">자신</text:span><text:span text:style-name="T86"> </text:span><text:span text:style-name="T87">과잉</text:span><text:span text:style-name="T86"> </text:span><text:span text:style-name="T87">따위에</text:span><text:span text:style-name="T86"> </text:span><text:span text:style-name="T87">의한</text:span><text:span text:style-name="T86">] </text:span><text:span text:style-name="T87">오만</text:span><text:span text:style-name="T86">, </text:span><text:span text:style-name="T87">자만</text:span><text:span text:style-name="T86">, insolen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hypocrisy</text:p>
          </table:table-cell>
          <table:table-cell table:style-name="ce15" office:value-type="string" calcext:value-type="string">
            <text:p>위선<text:span text:style-name="T19">, </text:span><text:span text:style-name="T72">위선적</text:span><text:span text:style-name="T11"> </text:span><text:span text:style-name="T72">행위</text:span><text:span text:style-name="T11">; ...</text:span><text:span text:style-name="T72">인</text:span><text:span text:style-name="T11"> </text:span><text:span text:style-name="T72">척하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diom</text:p>
          </table:table-cell>
          <table:table-cell table:style-name="ce15" office:value-type="string" calcext:value-type="string">
            <text:p>관용어법<text:span text:style-name="T19">, [</text:span><text:span text:style-name="T72">지역적</text:span><text:span text:style-name="T11">, </text:span><text:span text:style-name="T72">계층적인</text:span><text:span text:style-name="T11">] </text:span><text:span text:style-name="T72">방언</text:span><text:span text:style-name="T11">, </text:span><text:span text:style-name="T72">사투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bue</text:p>
          </table:table-cell>
          <table:table-cell office:value-type="string" calcext:value-type="string">
            <text:p>1.(<text:span text:style-name="T122">사상</text:span><text:span text:style-name="T123">, </text:span><text:span text:style-name="T124">감정</text:span><text:span text:style-name="T123"> </text:span><text:span text:style-name="T124">등을</text:span><text:span text:style-name="T123">)...</text:span><text:span text:style-name="T124">에게</text:span><text:span text:style-name="T123"> </text:span><text:span text:style-name="T124">불어넣다</text:span><text:span text:style-name="T123">, </text:span><text:span text:style-name="T124">고취하다</text:span><text:span text:style-name="T123">,   2....</text:span><text:span text:style-name="T124">에</text:span><text:span text:style-name="T123"> </text:span><text:span text:style-name="T124">스며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asse</text:p>
          </table:table-cell>
          <table:table-cell table:style-name="ce15" office:value-type="string" calcext:value-type="string">
            <text:p>궁지<text:span text:style-name="T73">, </text:span><text:span text:style-name="T74">난국</text:span><text:span text:style-name="T3">, </text:span><text:span text:style-name="T74">막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eacb</text:p>
          </table:table-cell>
          <table:table-cell office:value-type="string" calcext:value-type="string">
            <text:p>1. <text:span text:style-name="T66">비난하다</text:span><text:span text:style-name="T67">, </text:span><text:span text:style-name="T68">질책하다</text:span><text:span text:style-name="T67">   2. </text:span><text:span text:style-name="T68">탄핵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ecunious</text:p>
          </table:table-cell>
          <table:table-cell table:style-name="ce15" office:value-type="string" calcext:value-type="string">
            <text:p>무일푼인<text:span text:style-name="T6">, </text:span><text:span text:style-name="T91">가난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ede</text:p>
          </table:table-cell>
          <table:table-cell office:value-type="string" calcext:value-type="string">
            <text:p>...<text:span text:style-name="T66">을</text:span><text:span text:style-name="T67"> </text:span><text:span text:style-name="T68">방해하다</text:span><text:span text:style-name="T67">, </text:span><text:span text:style-name="T68">훼방놓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pending</text:p>
          </table:table-cell>
          <table:table-cell table:style-name="ce15" office:value-type="string" calcext:value-type="string">
            <text:p>박두한<text:span text:style-name="T75">, </text:span><text:span text:style-name="T76">임박한</text:span><text:span text:style-name="T8">(imminent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penetrable</text:p>
          </table:table-cell>
          <table:table-cell office:value-type="string" calcext:value-type="string">
            <text:p>1. <text:span text:style-name="T63">꿰뚫을</text:span><text:span text:style-name="T64"> </text:span><text:span text:style-name="T65">수</text:span><text:span text:style-name="T64"> </text:span><text:span text:style-name="T65">없는</text:span><text:span text:style-name="T64">   2. </text:span><text:span text:style-name="T65">이해할</text:span><text:span text:style-name="T64"> </text:span><text:span text:style-name="T65">수</text:span><text:span text:style-name="T64"> </text:span><text:span text:style-name="T65">없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erative</text:p>
          </table:table-cell>
          <table:table-cell table:style-name="ce15" office:value-type="string" calcext:value-type="string">
            <text:p>부득이한<text:span text:style-name="T73">, </text:span><text:span text:style-name="T74">꼭</text:span><text:span text:style-name="T3"> </text:span><text:span text:style-name="T74">필요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etuous</text:p>
          </table:table-cell>
          <table:table-cell table:style-name="ce15" office:value-type="string" calcext:value-type="string">
            <text:p>열렬한<text:span text:style-name="T73">, </text:span><text:span text:style-name="T74">성급한</text:span><text:span text:style-name="T3">, </text:span><text:span text:style-name="T74">충동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lication</text:p>
          </table:table-cell>
          <table:table-cell table:style-name="ce15" office:value-type="string" calcext:value-type="string">
            <text:p>포함<text:span text:style-name="T6">, </text:span><text:span text:style-name="T91">함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ortune</text:p>
          </table:table-cell>
          <table:table-cell office:value-type="string" calcext:value-type="string">
            <text:p>...<text:span text:style-name="T66">에게</text:span><text:span text:style-name="T67"> </text:span><text:span text:style-name="T68">끈덕지게</text:span><text:span text:style-name="T67"> </text:span><text:span text:style-name="T68">조르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overish</text:p>
          </table:table-cell>
          <table:table-cell office:value-type="string" calcext:value-type="string">
            <text:p>1....<text:span text:style-name="T122">을</text:span><text:span text:style-name="T123"> </text:span><text:span text:style-name="T124">가난하게</text:span><text:span text:style-name="T123"> </text:span><text:span text:style-name="T124">하다</text:span><text:span text:style-name="T123">   2. (</text:span><text:span text:style-name="T124">질</text:span><text:span text:style-name="T123">, </text:span><text:span text:style-name="T124">산출력을</text:span><text:span text:style-name="T123">)</text:span><text:span text:style-name="T124">빈약하게</text:span><text:span text:style-name="T123"> </text:span><text:span text:style-name="T124">하다</text:span><text:span text:style-name="T123">, </text:span><text:span text:style-name="T124">저하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regnable</text:p>
          </table:table-cell>
          <table:table-cell table:style-name="ce15" office:value-type="string" calcext:value-type="string">
            <text:p>난공불락의<text:span text:style-name="T6">, </text:span><text:span text:style-name="T91">견고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resario</text:p>
          </table:table-cell>
          <table:table-cell office:value-type="string" calcext:value-type="string">
            <text:p>(<text:span text:style-name="T88">가극단</text:span><text:span text:style-name="T89">, </text:span><text:span text:style-name="T90">악단</text:span><text:span text:style-name="T89"> </text:span><text:span text:style-name="T90">등의</text:span><text:span text:style-name="T89">) </text:span><text:span text:style-name="T90">단장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romptu</text:p>
          </table:table-cell>
          <table:table-cell table:style-name="ce15" office:value-type="string" calcext:value-type="string">
            <text:p>즉흥의<text:span text:style-name="T6">, </text:span><text:span text:style-name="T91">준비없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rovise</text:p>
          </table:table-cell>
          <table:table-cell office:value-type="string" calcext:value-type="string">
            <text:p>1. <text:span text:style-name="T88">즉석에서</text:span><text:span text:style-name="T89"> </text:span><text:span text:style-name="T90">짓다</text:span><text:span text:style-name="T89">   2. </text:span><text:span text:style-name="T90">임시변통으로</text:span><text:span text:style-name="T89"> </text:span><text:span text:style-name="T90">만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mpunity</text:p>
          </table:table-cell>
          <table:table-cell table:style-name="ce15" office:value-type="string" calcext:value-type="string">
            <text:p>형벌을<text:span text:style-name="T73"> </text:span><text:span text:style-name="T74">받지</text:span><text:span text:style-name="T3"> </text:span><text:span text:style-name="T74">않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advertent</text:p>
          </table:table-cell>
          <table:table-cell table:style-name="ce15" office:value-type="string" calcext:value-type="string">
            <text:p>부주의한<text:span text:style-name="T75">, </text:span><text:span text:style-name="T76">소홀한</text:span><text:span text:style-name="T8">, insoucian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alienable</text:p>
          </table:table-cell>
          <table:table-cell table:style-name="ce15" office:value-type="string" calcext:value-type="string">
            <text:p>양도할<text:span text:style-name="T19"> </text:span><text:span text:style-name="T72">수</text:span><text:span text:style-name="T11"> </text:span><text:span text:style-name="T72">없는</text:span><text:span text:style-name="T11">, </text:span><text:span text:style-name="T72">이양할</text:span><text:span text:style-name="T11"> </text:span><text:span text:style-name="T72">수</text:span><text:span text:style-name="T11"> </text:span><text:span text:style-name="T72">없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carnation</text:p>
          </table:table-cell>
          <table:table-cell office:value-type="string" calcext:value-type="string">
            <text:p>1. <text:span text:style-name="T116">육체를</text:span><text:span text:style-name="T117"> </text:span><text:span text:style-name="T118">가진</text:span><text:span text:style-name="T117"> </text:span><text:span text:style-name="T118">존재가</text:span><text:span text:style-name="T117"> </text:span><text:span text:style-name="T118">되기</text:span><text:span text:style-name="T117">   2. </text:span><text:span text:style-name="T118">구체화</text:span><text:span text:style-name="T117">, </text:span><text:span text:style-name="T118">구상</text:span><text:span text:style-name="T117">, </text:span><text:span text:style-name="T118">실현</text:span><text:span text:style-name="T117">(embodiment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cendiary</text:p>
          </table:table-cell>
          <table:table-cell office:value-type="string" calcext:value-type="string">
            <text:p>1. <text:span text:style-name="T88">불을</text:span><text:span text:style-name="T89"> </text:span><text:span text:style-name="T90">내는</text:span><text:span text:style-name="T89">, </text:span><text:span text:style-name="T90">태우는</text:span><text:span text:style-name="T89">   2. </text:span><text:span text:style-name="T90">선동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clination</text:p>
          </table:table-cell>
          <table:table-cell table:style-name="ce15" office:value-type="string" calcext:value-type="string">
            <text:p>경향<text:span text:style-name="T6">, </text:span><text:span text:style-name="T91">성향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culcate</text:p>
          </table:table-cell>
          <table:table-cell office:value-type="string" calcext:value-type="string">
            <text:p>...<text:span text:style-name="T80">을</text:span><text:span text:style-name="T81"> </text:span><text:span text:style-name="T82">되풀이하여</text:span><text:span text:style-name="T81"> </text:span><text:span text:style-name="T82">가르치다</text:span><text:span text:style-name="T81">, </text:span><text:span text:style-name="T82">알아듣도록</text:span><text:span text:style-name="T81"> </text:span><text:span text:style-name="T82">가르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cumbent</text:p>
          </table:table-cell>
          <table:table-cell office:value-type="string" calcext:value-type="string">
            <text:p>1. <text:span text:style-name="T80">현직의</text:span><text:span text:style-name="T81">, </text:span><text:span text:style-name="T82">재직</text:span><text:span text:style-name="T81"> </text:span><text:span text:style-name="T82">중의</text:span><text:span text:style-name="T81">   2. </text:span><text:span text:style-name="T82">의무가</text:span><text:span text:style-name="T81"> </text:span><text:span text:style-name="T82">있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cursion</text:p>
          </table:table-cell>
          <table:table-cell table:style-name="ce15" office:value-type="string" calcext:value-type="string">
            <text:p>침입<text:span text:style-name="T75">, </text:span><text:span text:style-name="T76">습격</text:span><text:span text:style-name="T8">, incursiv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dict</text:p>
          </table:table-cell>
          <table:table-cell office:value-type="string" calcext:value-type="string">
            <text:p>...<text:span text:style-name="T107">을</text:span><text:span text:style-name="T108"> </text:span><text:span text:style-name="T109">기소하다</text:span><text:span text:style-name="T108">, </text:span><text:span text:style-name="T109">고발하다</text:span><text:span text:style-name="T108">, impeach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duce</text:p>
          </table:table-cell>
          <table:table-cell table:style-name="ce15" office:value-type="string" calcext:value-type="string">
            <text:p>권유하다<text:span text:style-name="T19">, </text:span><text:span text:style-name="T72">유도하여</text:span><text:span text:style-name="T11"> ...</text:span><text:span text:style-name="T72">하게</text:span><text:span text:style-name="T11"> </text:span><text:span text:style-name="T72">하다</text:span><text:span text:style-name="T11">, persuad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eluctable</text:p>
          </table:table-cell>
          <table:table-cell table:style-name="ce15" office:value-type="string" calcext:value-type="string">
            <text:p>불가피한<text:span text:style-name="T19">, </text:span><text:span text:style-name="T72">피할</text:span><text:span text:style-name="T11"> </text:span><text:span text:style-name="T72">수</text:span><text:span text:style-name="T11"> </text:span><text:span text:style-name="T72">없는</text:span><text:span text:style-name="T11">; elude-</text:span><text:span text:style-name="T72">피하다</text:span><text:span text:style-name="T11">,</text:span><text:span text:style-name="T72">벗어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eradicable</text:p>
          </table:table-cell>
          <table:table-cell table:style-name="ce15" office:value-type="string" calcext:value-type="string">
            <text:p>근접할<text:span text:style-name="T19"> </text:span><text:span text:style-name="T72">수</text:span><text:span text:style-name="T11"> </text:span><text:span text:style-name="T72">없는</text:span><text:span text:style-name="T11">, </text:span><text:span text:style-name="T72">없애기</text:span><text:span text:style-name="T11"> </text:span><text:span text:style-name="T72">어려운</text:span><text:span text:style-name="T11">, +eradicable, eradic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flammatory</text:p>
          </table:table-cell>
          <table:table-cell table:style-name="ce15" office:value-type="string" calcext:value-type="string">
            <text:p>격하게<text:span text:style-name="T73"> </text:span><text:span text:style-name="T74">하는</text:span><text:span text:style-name="T3">, </text:span><text:span text:style-name="T74">선동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flux</text:p>
          </table:table-cell>
          <table:table-cell table:style-name="ce15" office:value-type="string" calcext:value-type="string">
            <text:p>유입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fraction</text:p>
          </table:table-cell>
          <table:table-cell table:style-name="ce15" office:value-type="string" calcext:value-type="string">
            <text:p>위반<text:span text:style-name="T6">, </text:span><text:span text:style-name="T91">배반</text:span><text:span text:style-name="T6">, </text:span><text:span text:style-name="T91">침범</text:span><text:span text:style-name="T6">, break, infringe, breach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frastructure</text:p>
          </table:table-cell>
          <table:table-cell table:style-name="ce15" office:value-type="string" calcext:value-type="string">
            <text:p>하부조직<text:span text:style-name="T75">, </text:span><text:span text:style-name="T76">하부구조</text:span><text:span text:style-name="T8">, (</text:span><text:span text:style-name="T76">경제</text:span><text:span text:style-name="T8">)</text:span><text:span text:style-name="T76">기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fringe</text:p>
          </table:table-cell>
          <table:table-cell office:value-type="string" calcext:value-type="string">
            <text:p>...<text:span text:style-name="T98">을</text:span><text:span text:style-name="T99"> </text:span><text:span text:style-name="T100">위반하다</text:span><text:span text:style-name="T99">, (</text:span><text:span text:style-name="T100">권리</text:span><text:span text:style-name="T99">)</text:span><text:span text:style-name="T100">를</text:span><text:span text:style-name="T99"> </text:span><text:span text:style-name="T100">침해하다</text:span><text:span text:style-name="T99">, break, infringe, breach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fuse</text:p>
          </table:table-cell>
          <table:table-cell office:value-type="string" calcext:value-type="string">
            <text:p>1.(<text:span text:style-name="T85">액체</text:span><text:span text:style-name="T86">)</text:span><text:span text:style-name="T87">를</text:span><text:span text:style-name="T86"> </text:span><text:span text:style-name="T87">주입하다</text:span><text:span text:style-name="T86">   2.(</text:span><text:span text:style-name="T87">사상</text:span><text:span text:style-name="T86">)</text:span><text:span text:style-name="T87">을</text:span><text:span text:style-name="T86"> </text:span><text:span text:style-name="T87">부러넣다</text:span><text:span text:style-name="T86">(instill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gratiate</text:p>
          </table:table-cell>
          <table:table-cell office:value-type="string" calcext:value-type="string">
            <text:p>...<text:span text:style-name="T122">에게</text:span><text:span text:style-name="T123"> </text:span><text:span text:style-name="T124">알랑거리다</text:span><text:span text:style-name="T123">, ...</text:span><text:span text:style-name="T124">의</text:span><text:span text:style-name="T123"> </text:span><text:span text:style-name="T124">비위를</text:span><text:span text:style-name="T123"> </text:span><text:span text:style-name="T124">맞추다</text:span><text:span text:style-name="T123">; gratification-</text:span><text:span text:style-name="T124">만족</text:span><text:span text:style-name="T123">, gratify-</text:span><text:span text:style-name="T124">기쁘게하다</text:span><text:span text:style-name="T123">, </text:span><text:span text:style-name="T124">만족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imical</text:p>
          </table:table-cell>
          <table:table-cell office:value-type="string" calcext:value-type="string">
            <text:p>1. <text:span text:style-name="T66">해로운</text:span><text:span text:style-name="T67">, </text:span><text:span text:style-name="T68">불리한</text:span><text:span text:style-name="T67"> 2. </text:span><text:span text:style-name="T68">적대하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imitable</text:p>
          </table:table-cell>
          <table:table-cell table:style-name="ce15" office:value-type="string" calcext:value-type="string">
            <text:p>모방할<text:span text:style-name="T19"> </text:span><text:span text:style-name="T72">수</text:span><text:span text:style-name="T11"> </text:span><text:span text:style-name="T72">없는</text:span><text:span text:style-name="T11">, </text:span><text:span text:style-name="T72">비길</text:span><text:span text:style-name="T11"> </text:span><text:span text:style-name="T72">데</text:span><text:span text:style-name="T11"> </text:span><text:span text:style-name="T72">없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nuendo</text:p>
          </table:table-cell>
          <table:table-cell table:style-name="ce15" office:value-type="string" calcext:value-type="string">
            <text:p>풍자<text:span text:style-name="T6">, </text:span><text:span text:style-name="T91">암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unquisition</text:p>
          </table:table-cell>
          <table:table-cell office:value-type="string" calcext:value-type="string">
            <text:p>1.(<text:span text:style-name="T63">철저한</text:span><text:span text:style-name="T64">) </text:span><text:span text:style-name="T65">조사</text:span><text:span text:style-name="T64">, </text:span><text:span text:style-name="T65">탐구</text:span><text:span text:style-name="T64">   2.(</text:span><text:span text:style-name="T65">공적기관의</text:span><text:span text:style-name="T64">) </text:span><text:span text:style-name="T65">심문</text:span><text:span text:style-name="T64">, </text:span><text:span text:style-name="T65">최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souciant</text:p>
          </table:table-cell>
          <table:table-cell table:style-name="ce15" office:value-type="string" calcext:value-type="string">
            <text:p>무관심<text:span text:style-name="T75">, </text:span><text:span text:style-name="T76">부주의</text:span><text:span text:style-name="T8">, inadverten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sufferable</text:p>
          </table:table-cell>
          <table:table-cell table:style-name="ce15" office:value-type="string" calcext:value-type="string">
            <text:p>견딜<text:span text:style-name="T73"> </text:span><text:span text:style-name="T74">수</text:span><text:span text:style-name="T3"> </text:span><text:span text:style-name="T74">없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superable</text:p>
          </table:table-cell>
          <table:table-cell table:style-name="ce15" office:value-type="string" calcext:value-type="string">
            <text:p>이겨내기<text:span text:style-name="T19"> </text:span><text:span text:style-name="T72">어려운</text:span><text:span text:style-name="T11">, </text:span><text:span text:style-name="T72">극복하기</text:span><text:span text:style-name="T11"> </text:span><text:span text:style-name="T72">어려운</text:span><text:span text:style-name="T11">(invincibl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surrection</text:p>
          </table:table-cell>
          <table:table-cell table:style-name="ce15" office:value-type="string" calcext:value-type="string">
            <text:p>폭동<text:span text:style-name="T73">, </text:span><text:span text:style-name="T74">반란</text:span><text:span text:style-name="T3">; resurrection-</text:span><text:span text:style-name="T74">부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tegral</text:p>
          </table:table-cell>
          <table:table-cell table:style-name="ce15" office:value-type="string" calcext:value-type="string">
            <text:p>필수의<text:span text:style-name="T6">, </text:span><text:span text:style-name="T91">완전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terim</text:p>
          </table:table-cell>
          <table:table-cell office:value-type="string" calcext:value-type="string">
            <text:p>1.<text:span text:style-name="T88">사이</text:span><text:span text:style-name="T89">, </text:span><text:span text:style-name="T90">잠시</text:span><text:span text:style-name="T89">(meantime)   2. </text:span><text:span text:style-name="T90">잠정</text:span><text:span text:style-name="T89"> </text:span><text:span text:style-name="T90">협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terloper</text:p>
          </table:table-cell>
          <table:table-cell table:style-name="ce15" office:value-type="string" calcext:value-type="string">
            <text:p>남의<text:span text:style-name="T92"> </text:span><text:span text:style-name="T93">일에</text:span><text:span text:style-name="T94"> </text:span><text:span text:style-name="T93">참견하는</text:span><text:span text:style-name="T94"> </text:span><text:span text:style-name="T93">사람</text:span><text:span text:style-name="T94">, </text:span><text:span text:style-name="T93">주제넘은</text:span><text:span text:style-name="T94"> </text:span><text:span text:style-name="T93">사람</text:span><text:span text:style-name="T94">(intruder); </text:span><text:span text:style-name="T93">무허가</text:span><text:span text:style-name="T94"> </text:span><text:span text:style-name="T93">영업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terlude</text:p>
          </table:table-cell>
          <table:table-cell table:style-name="ce15" office:value-type="string" calcext:value-type="string">
            <text:p>중가네<text:span text:style-name="T19"> </text:span><text:span text:style-name="T72">생긴</text:span><text:span text:style-name="T11"> </text:span><text:span text:style-name="T72">일</text:span><text:span text:style-name="T11">(episode), </text:span><text:span text:style-name="T72">사이</text:span><text:span text:style-name="T11"> </text:span><text:span text:style-name="T72">틈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terminable</text:p>
          </table:table-cell>
          <table:table-cell table:style-name="ce15" office:value-type="string" calcext:value-type="string">
            <text:p>영구히<text:span text:style-name="T73"> </text:span><text:span text:style-name="T74">계속되는</text:span><text:span text:style-name="T3">, </text:span><text:span text:style-name="T74">끝없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termittent</text:p>
          </table:table-cell>
          <table:table-cell table:style-name="ce15" office:value-type="string" calcext:value-type="string">
            <text:p>때때로<text:span text:style-name="T83"> </text:span><text:span text:style-name="T84">끊기는</text:span><text:span text:style-name="T14">, </text:span><text:span text:style-name="T84">단속하는</text:span><text:span text:style-name="T14">, [</text:span><text:span text:style-name="T84">열</text:span><text:span text:style-name="T14">, </text:span><text:span text:style-name="T84">흐름</text:span><text:span text:style-name="T14"> </text:span><text:span text:style-name="T84">따위가</text:span><text:span text:style-name="T14">]</text:span><text:span text:style-name="T84">간헐성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tersperse</text:p>
          </table:table-cell>
          <table:table-cell office:value-type="string" calcext:value-type="string">
            <text:p>...<text:span text:style-name="T122">을</text:span><text:span text:style-name="T123"> </text:span><text:span text:style-name="T124">흩뿌리다</text:span><text:span text:style-name="T123">, </text:span><text:span text:style-name="T124">산재시키다</text:span><text:span text:style-name="T123">; [</text:span><text:span text:style-name="T124">산재시킨</text:span><text:span text:style-name="T123"> </text:span><text:span text:style-name="T124">것으로</text:span><text:span text:style-name="T123">]...</text:span><text:span text:style-name="T124">에</text:span><text:span text:style-name="T123"> </text:span><text:span text:style-name="T124">변화를</text:span><text:span text:style-name="T123"> </text:span><text:span text:style-name="T124">주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tervene</text:p>
          </table:table-cell>
          <table:table-cell office:value-type="string" calcext:value-type="string">
            <text:p>..<text:span text:style-name="T122">의</text:span><text:span text:style-name="T123"> </text:span><text:span text:style-name="T124">사이에</text:span><text:span text:style-name="T123"> </text:span><text:span text:style-name="T124">있다</text:span><text:span text:style-name="T123">. (</text:span><text:span text:style-name="T124">들어가다</text:span><text:span text:style-name="T123">, </text:span><text:span text:style-name="T124">일어나다</text:span><text:span text:style-name="T123">), </text:span><text:span text:style-name="T124">지장을</text:span><text:span text:style-name="T123"> </text:span><text:span text:style-name="T124">주다</text:span><text:span text:style-name="T123">; </text:span><text:span text:style-name="T124">중재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timate</text:p>
          </table:table-cell>
          <table:table-cell office:value-type="string" calcext:value-type="string">
            <text:p>...<text:span text:style-name="T63">을</text:span><text:span text:style-name="T64"> </text:span><text:span text:style-name="T65">넌지시</text:span><text:span text:style-name="T64"> </text:span><text:span text:style-name="T65">비추다</text:span><text:span text:style-name="T64">, </text:span><text:span text:style-name="T65">암시하다</text:span><text:span text:style-name="T64">; </text:span><text:span text:style-name="T65">친밀한</text:span><text:span text:style-name="T64">, </text:span><text:span text:style-name="T65">친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tricate</text:p>
          </table:table-cell>
          <table:table-cell table:style-name="ce15" office:value-type="string" calcext:value-type="string">
            <text:p>뒤얽힌<text:span text:style-name="T19">, </text:span><text:span text:style-name="T72">얽히고</text:span><text:span text:style-name="T11"> </text:span><text:span text:style-name="T72">설킨</text:span><text:span text:style-name="T11">; </text:span><text:span text:style-name="T72">복잡한</text:span><text:span text:style-name="T11">, </text:span><text:span text:style-name="T72">난해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trigue</text:p>
          </table:table-cell>
          <table:table-cell table:style-name="ce15" office:value-type="string" calcext:value-type="string">
            <text:p>음모<text:span text:style-name="T83">, </text:span><text:span text:style-name="T84">계략</text:span><text:span text:style-name="T14">; </text:span><text:span text:style-name="T84">흥미를</text:span><text:span text:style-name="T14"> </text:span><text:span text:style-name="T84">돋구다</text:span><text:span text:style-name="T14">, </text:span><text:span text:style-name="T84">당혹케하다</text:span><text:span text:style-name="T14">; </text:span><text:span text:style-name="T84">간통</text:span><text:span text:style-name="T14">, </text:span><text:span text:style-name="T84">불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vidious</text:p>
          </table:table-cell>
          <table:table-cell table:style-name="ce15" office:value-type="string" calcext:value-type="string">
            <text:p>비위에<text:span text:style-name="T140"> </text:span><text:span text:style-name="T141">거슬리는</text:span><text:span text:style-name="T140">, </text:span><text:span text:style-name="T141">불쾌한</text:span><text:span text:style-name="T140">; </text:span><text:span text:style-name="T141">질투심나게</text:span><text:span text:style-name="T140"> </text:span><text:span text:style-name="T141">하는</text:span><text:span text:style-name="T140">; </text:span><text:span text:style-name="T141">몹시</text:span><text:span text:style-name="T140"> </text:span><text:span text:style-name="T141">차별적인</text:span><text:span text:style-name="T140">, </text:span><text:span text:style-name="T141">괘씸한</text:span><text:span text:style-name="T140">, malais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violate</text:p>
          </table:table-cell>
          <table:table-cell table:style-name="ce15" office:value-type="string" calcext:value-type="string">
            <text:p>침범되지<text:span text:style-name="T110"> </text:span><text:span text:style-name="T111">않는</text:span><text:span text:style-name="T112">, </text:span><text:span text:style-name="T111">신성한</text:span><text:span text:style-name="T112">; [</text:span><text:span text:style-name="T111">약속</text:span><text:span text:style-name="T112">, </text:span><text:span text:style-name="T111">법률</text:span><text:span text:style-name="T112"> </text:span><text:span text:style-name="T111">등이</text:span><text:span text:style-name="T112">]</text:span><text:span text:style-name="T111">잘</text:span><text:span text:style-name="T112"> </text:span><text:span text:style-name="T111">지켜지고</text:span><text:span text:style-name="T112"> </text:span><text:span text:style-name="T111">있는</text:span><text:span text:style-name="T112">, </text:span><text:span text:style-name="T111">흩뜨려지지</text:span><text:span text:style-name="T112"> </text:span><text:span text:style-name="T111">않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nvoke</text:p>
          </table:table-cell>
          <table:table-cell office:value-type="string" calcext:value-type="string">
            <text:p>[<text:span text:style-name="T142">신의</text:span><text:span text:style-name="T143"> </text:span><text:span text:style-name="T144">가호</text:span><text:span text:style-name="T143">]</text:span><text:span text:style-name="T144">를</text:span><text:span text:style-name="T143"> </text:span><text:span text:style-name="T144">빌다</text:span><text:span text:style-name="T143">; [</text:span><text:span text:style-name="T144">자비</text:span><text:span text:style-name="T143">, </text:span><text:span text:style-name="T144">원조</text:span><text:span text:style-name="T143"> </text:span><text:span text:style-name="T144">등</text:span><text:span text:style-name="T143">]</text:span><text:span text:style-name="T144">을</text:span><text:span text:style-name="T143"> </text:span><text:span text:style-name="T144">간청하다</text:span><text:span text:style-name="T143">, [</text:span><text:span text:style-name="T144">법</text:span><text:span text:style-name="T143"> </text:span><text:span text:style-name="T144">등</text:span><text:span text:style-name="T143">]</text:span><text:span text:style-name="T144">에</text:span><text:span text:style-name="T143"> </text:span><text:span text:style-name="T144">호소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iridescent</text:p>
          </table:table-cell>
          <table:table-cell table:style-name="ce15" office:value-type="string" calcext:value-type="string">
            <text:p>각도에<text:span text:style-name="T83"> </text:span><text:span text:style-name="T84">따라</text:span><text:span text:style-name="T14"> </text:span><text:span text:style-name="T84">색깔이</text:span><text:span text:style-name="T14"> </text:span><text:span text:style-name="T84">달라</text:span><text:span text:style-name="T14"> </text:span><text:span text:style-name="T84">보이는</text:span><text:span text:style-name="T14">, </text:span><text:span text:style-name="T84">무지개색의</text:span><text:span text:style-name="T14">, </text:span><text:span text:style-name="T84">진주색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jargon</text:p>
          </table:table-cell>
          <table:table-cell table:style-name="ce15" office:value-type="string" calcext:value-type="string">
            <text:p>특수용어<text:span text:style-name="T92">, </text:span><text:span text:style-name="T93">은어</text:span><text:span text:style-name="T94">; </text:span><text:span text:style-name="T93">뜻을</text:span><text:span text:style-name="T94"> </text:span><text:span text:style-name="T93">알</text:span><text:span text:style-name="T94"> </text:span><text:span text:style-name="T93">수</text:span><text:span text:style-name="T94"> </text:span><text:span text:style-name="T93">없는</text:span><text:span text:style-name="T94"> </text:span><text:span text:style-name="T93">말</text:span><text:span text:style-name="T94">; </text:span><text:span text:style-name="T93">사투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jaunt</text:p>
          </table:table-cell>
          <table:table-cell table:style-name="ce15" office:value-type="string" calcext:value-type="string">
            <text:p>소풍<text:span text:style-name="T6">, </text:span><text:span text:style-name="T91">들놀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jingoism</text:p>
          </table:table-cell>
          <table:table-cell table:style-name="ce15" office:value-type="string" calcext:value-type="string">
            <text:p>강경<text:span text:style-name="T83"> </text:span><text:span text:style-name="T84">외교</text:span><text:span text:style-name="T14"> </text:span><text:span text:style-name="T84">정책</text:span><text:span text:style-name="T14">(</text:span><text:span text:style-name="T84">론</text:span><text:span text:style-name="T14">), </text:span><text:span text:style-name="T84">주전론</text:span><text:span text:style-name="T14">, </text:span><text:span text:style-name="T84">맹목적</text:span><text:span text:style-name="T14"> </text:span><text:span text:style-name="T84">애국주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jocular</text:p>
          </table:table-cell>
          <table:table-cell table:style-name="ce15" office:value-type="string" calcext:value-type="string">
            <text:p>우스꽝스러운<text:span text:style-name="T73">, </text:span><text:span text:style-name="T74">익살맞은</text:span><text:span text:style-name="T3">, </text:span><text:span text:style-name="T74">웃기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jubilation</text:p>
          </table:table-cell>
          <table:table-cell table:style-name="ce15" office:value-type="string" calcext:value-type="string">
            <text:p>환희<text:span text:style-name="T6">, </text:span><text:span text:style-name="T91">환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juction</text:p>
          </table:table-cell>
          <table:table-cell table:style-name="ce15" office:value-type="string" calcext:value-type="string">
            <text:p>결합<text:span text:style-name="T19">, </text:span><text:span text:style-name="T72">접합</text:span><text:span text:style-name="T11">; </text:span><text:span text:style-name="T72">합체</text:span><text:span text:style-name="T11">, </text:span><text:span text:style-name="T72">합동</text:span><text:span text:style-name="T11">; </text:span><text:span text:style-name="T72">접합점</text:span><text:span text:style-name="T11">, </text:span><text:span text:style-name="T72">합류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junta</text:p>
          </table:table-cell>
          <table:table-cell office:value-type="string" calcext:value-type="string">
            <text:p>[<text:span text:style-name="T80">쿠데타</text:span><text:span text:style-name="T81"> </text:span><text:span text:style-name="T82">직후</text:span><text:span text:style-name="T81"> </text:span><text:span text:style-name="T82">정권을</text:span><text:span text:style-name="T81"> </text:span><text:span text:style-name="T82">장악하는</text:span><text:span text:style-name="T81">]</text:span><text:span text:style-name="T82">군사정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karma</text:p>
          </table:table-cell>
          <table:table-cell table:style-name="ce15" office:value-type="string" calcext:value-type="string">
            <text:p>업보<text:span text:style-name="T73">, </text:span><text:span text:style-name="T74">인연</text:span><text:span text:style-name="T3">; </text:span><text:span text:style-name="T74">숙명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arceny</text:p>
          </table:table-cell>
          <table:table-cell table:style-name="ce15" office:value-type="string" calcext:value-type="string">
            <text:p>절도죄<text:span text:style-name="T6">, </text:span><text:span text:style-name="T91">절도</text:span><text:span text:style-name="T6">[</text:span><text:span text:style-name="T91">행위</text:span><text:span text:style-name="T6">]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ascivious</text:p>
          </table:table-cell>
          <table:table-cell table:style-name="ce15" office:value-type="string" calcext:value-type="string">
            <text:p>색을<text:span text:style-name="T19"> </text:span><text:span text:style-name="T72">좋아하는</text:span><text:span text:style-name="T11">, </text:span><text:span text:style-name="T72">음탕한</text:span><text:span text:style-name="T11">; </text:span><text:span text:style-name="T72">색정을</text:span><text:span text:style-name="T11"> </text:span><text:span text:style-name="T72">돋구는</text:span><text:span text:style-name="T11">, </text:span><text:span text:style-name="T72">음란한</text:span><text:span text:style-name="T11">, licentious, prurien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avish</text:p>
          </table:table-cell>
          <table:table-cell office:value-type="string" calcext:value-type="string">
            <text:p>...<text:span text:style-name="T63">을</text:span><text:span text:style-name="T64"> </text:span><text:span text:style-name="T65">아낌없이</text:span><text:span text:style-name="T64"> </text:span><text:span text:style-name="T65">주다</text:span><text:span text:style-name="T64">(</text:span><text:span text:style-name="T65">사용하다</text:span><text:span text:style-name="T64">); ...</text:span><text:span text:style-name="T65">을</text:span><text:span text:style-name="T64"> </text:span><text:span text:style-name="T65">낭비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ax</text:p>
          </table:table-cell>
          <table:table-cell table:style-name="ce15" office:value-type="string" calcext:value-type="string">
            <text:p>해이된<text:span text:style-name="T119">, </text:span><text:span text:style-name="T120">조심성</text:span><text:span text:style-name="T121"> </text:span><text:span text:style-name="T120">없는</text:span><text:span text:style-name="T121">, </text:span><text:span text:style-name="T120">단정치</text:span><text:span text:style-name="T121"> </text:span><text:span text:style-name="T120">못한</text:span><text:span text:style-name="T121">; </text:span><text:span text:style-name="T120">명확하지</text:span><text:span text:style-name="T121"> </text:span><text:span text:style-name="T120">않은</text:span><text:span text:style-name="T121">; </text:span><text:span text:style-name="T120">느슨한</text:span><text:span text:style-name="T121">, </text:span><text:span text:style-name="T120">이완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ayman</text:p>
          </table:table-cell>
          <table:table-cell table:style-name="ce15" office:value-type="string" calcext:value-type="string">
            <text:p>비전문가<text:span text:style-name="T83">, </text:span><text:span text:style-name="T84">문외한</text:span><text:span text:style-name="T14">, </text:span><text:span text:style-name="T84">아마추어</text:span><text:span text:style-name="T14">; [</text:span><text:span text:style-name="T84">성직자에</text:span><text:span text:style-name="T14"> </text:span><text:span text:style-name="T84">대한</text:span><text:span text:style-name="T14">]</text:span><text:span text:style-name="T84">신도</text:span><text:span text:style-name="T14">, </text:span><text:span text:style-name="T84">속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iaison</text:p>
          </table:table-cell>
          <table:table-cell table:style-name="ce15" office:value-type="string" calcext:value-type="string">
            <text:p>연락<text:span text:style-name="T73">(connecion; association); </text:span><text:span text:style-name="T74">간통</text:span><text:span text:style-name="T3">, </text:span><text:span text:style-name="T74">밀통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icentious</text:p>
          </table:table-cell>
          <table:table-cell table:style-name="ce15" office:value-type="string" calcext:value-type="string">
            <text:p>부도덕한<text:span text:style-name="T83">, [</text:span><text:span text:style-name="T84">특히</text:span><text:span text:style-name="T14">]</text:span><text:span text:style-name="T84">방탕한</text:span><text:span text:style-name="T14">, </text:span><text:span text:style-name="T84">성적으로</text:span><text:span text:style-name="T14"> </text:span><text:span text:style-name="T84">음탕한</text:span><text:span text:style-name="T14">(lewd); </text:span><text:span text:style-name="T84">무법의</text:span><text:span text:style-name="T14">, </text:span><text:span text:style-name="T84">파격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impid</text:p>
          </table:table-cell>
          <table:table-cell office:value-type="string" calcext:value-type="string">
            <text:p>[<text:span text:style-name="T104">물</text:span><text:span text:style-name="T105">, </text:span><text:span text:style-name="T106">공기</text:span><text:span text:style-name="T105">, </text:span><text:span text:style-name="T106">마음</text:span><text:span text:style-name="T105"> </text:span><text:span text:style-name="T106">따위가</text:span><text:span text:style-name="T105">]</text:span><text:span text:style-name="T106">맑은</text:span><text:span text:style-name="T105">, </text:span><text:span text:style-name="T106">투명한</text:span><text:span text:style-name="T105">; [</text:span><text:span text:style-name="T106">문체가</text:span><text:span text:style-name="T105">]</text:span><text:span text:style-name="T106">명쾌한</text:span><text:span text:style-name="T105">, </text:span><text:span text:style-name="T106">명석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istless</text:p>
          </table:table-cell>
          <table:table-cell table:style-name="ce15" office:value-type="string" calcext:value-type="string">
            <text:p>마음<text:span text:style-name="T19"> </text:span><text:span text:style-name="T72">내키지</text:span><text:span text:style-name="T11"> </text:span><text:span text:style-name="T72">않는</text:span><text:span text:style-name="T11">; </text:span><text:span text:style-name="T72">노곤한</text:span><text:span text:style-name="T11">, </text:span><text:span text:style-name="T72">귀찮은</text:span><text:span text:style-name="T11">, </text:span><text:span text:style-name="T72">무관심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itany</text:p>
          </table:table-cell>
          <table:table-cell office:value-type="string" calcext:value-type="string">
            <text:p>[<text:span text:style-name="T116">교리</text:span><text:span text:style-name="T117">]</text:span><text:span text:style-name="T118">연도</text:span><text:span text:style-name="T117">, </text:span><text:span text:style-name="T118">소원</text:span><text:span text:style-name="T117"> </text:span><text:span text:style-name="T118">늘어놓기</text:span><text:span text:style-name="T117">; </text:span><text:span text:style-name="T118">지루한</text:span><text:span text:style-name="T117"> </text:span><text:span text:style-name="T118">설명</text:span><text:span text:style-name="T117">(</text:span><text:span text:style-name="T118">이야기</text:span><text:span text:style-name="T117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ivid</text:p>
          </table:table-cell>
          <table:table-cell office:value-type="string" calcext:value-type="string">
            <text:p>[<text:span text:style-name="T85">타박상으로</text:span><text:span text:style-name="T86"> </text:span><text:span text:style-name="T87">피부</text:span><text:span text:style-name="T86"> </text:span><text:span text:style-name="T87">따위가</text:span><text:span text:style-name="T86">]</text:span><text:span text:style-name="T87">검푸른</text:span><text:span text:style-name="T86">; </text:span><text:span text:style-name="T87">흙빛의</text:span><text:span text:style-name="T86">; </text:span><text:span text:style-name="T87">격노한</text:span><text:span text:style-name="T86">(enraged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oath</text:p>
          </table:table-cell>
          <table:table-cell table:style-name="ce15" office:value-type="string" calcext:value-type="string">
            <text:p>싫어하는<text:span text:style-name="T75">, </text:span><text:span text:style-name="T76">꺼림칙한</text:span><text:span text:style-name="T8">(reluctant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obby</text:p>
          </table:table-cell>
          <table:table-cell office:value-type="string" calcext:value-type="string">
            <text:p>[<text:span text:style-name="T128">의안</text:span><text:span text:style-name="T129">]</text:span><text:span text:style-name="T130">의</text:span><text:span text:style-name="T129"> </text:span><text:span text:style-name="T130">통과</text:span><text:span text:style-name="T129"> </text:span><text:span text:style-name="T130">운동을</text:span><text:span text:style-name="T129"> </text:span><text:span text:style-name="T130">하다</text:span><text:span text:style-name="T129">; ...</text:span><text:span text:style-name="T130">의</text:span><text:span text:style-name="T129"> </text:span><text:span text:style-name="T130">이면</text:span><text:span text:style-name="T129"> </text:span><text:span text:style-name="T130">공작을</text:span><text:span text:style-name="T129"> </text:span><text:span text:style-name="T130">하다</text:span><text:span text:style-name="T129">;[</text:span><text:span text:style-name="T130">의원</text:span><text:span text:style-name="T129">]</text:span><text:span text:style-name="T130">에게</text:span><text:span text:style-name="T129"> </text:span><text:span text:style-name="T130">운동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out</text:p>
          </table:table-cell>
          <table:table-cell table:style-name="ce15" office:value-type="string" calcext:value-type="string">
            <text:p>버릇없는<text:span text:style-name="T83"> </text:span><text:span text:style-name="T84">사람</text:span><text:span text:style-name="T14">, </text:span><text:span text:style-name="T84">시골</text:span><text:span text:style-name="T14"> </text:span><text:span text:style-name="T84">뜨기</text:span><text:span text:style-name="T14">; </text:span><text:span text:style-name="T84">얼간이</text:span><text:span text:style-name="T14">, boor; rout-</text:span><text:span text:style-name="T84">완패</text:span><text:span text:style-name="T14">, tout-</text:span><text:span text:style-name="T84">조르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udicrous</text:p>
          </table:table-cell>
          <table:table-cell table:style-name="ce15" office:value-type="string" calcext:value-type="string">
            <text:p>우스운<text:span text:style-name="T19">, </text:span><text:span text:style-name="T72">익살맞은</text:span><text:span text:style-name="T11">, </text:span><text:span text:style-name="T72">바보</text:span><text:span text:style-name="T11"> </text:span><text:span text:style-name="T72">같은</text:span><text:span text:style-name="T11">(ridiculous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lyrical</text:p>
          </table:table-cell>
          <table:table-cell table:style-name="ce15" office:value-type="string" calcext:value-type="string">
            <text:p>서정<text:span text:style-name="T83"> </text:span><text:span text:style-name="T84">시조</text:span><text:span text:style-name="T14">(</text:span><text:span text:style-name="T84">풍</text:span><text:span text:style-name="T14">)</text:span><text:span text:style-name="T84">의</text:span><text:span text:style-name="T14">, </text:span><text:span text:style-name="T84">서정미가</text:span><text:span text:style-name="T14"> </text:span><text:span text:style-name="T84">있는</text:span><text:span text:style-name="T14">, </text:span><text:span text:style-name="T84">감상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alapropism</text:p>
          </table:table-cell>
          <table:table-cell table:style-name="ce15" office:value-type="string" calcext:value-type="string">
            <text:p>말의<text:span text:style-name="T19"> </text:span><text:span text:style-name="T72">우스꽝스런</text:span><text:span text:style-name="T11"> </text:span><text:span text:style-name="T72">오용</text:span><text:span text:style-name="T11">; </text:span><text:span text:style-name="T72">오용된</text:span><text:span text:style-name="T11"> </text:span><text:span text:style-name="T72">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ania</text:p>
          </table:table-cell>
          <table:table-cell table:style-name="ce15" office:value-type="string" calcext:value-type="string">
            <text:p>열광<text:span text:style-name="T75">, </text:span><text:span text:style-name="T76">열주</text:span><text:span text:style-name="T8">, ...</text:span><text:span text:style-name="T76">광</text:span><text:span text:style-name="T8">, ...</text:span><text:span text:style-name="T76">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arginal</text:p>
          </table:table-cell>
          <table:table-cell table:style-name="ce15" office:value-type="string" calcext:value-type="string">
            <text:p>가장자리의<text:span text:style-name="T92">; </text:span><text:span text:style-name="T93">한계의</text:span><text:span text:style-name="T94">, [</text:span><text:span text:style-name="T93">특히</text:span><text:span text:style-name="T94">]</text:span><text:span text:style-name="T93">최저한의</text:span><text:span text:style-name="T94">, [</text:span><text:span text:style-name="T93">경제</text:span><text:span text:style-name="T94">]</text:span><text:span text:style-name="T93">가까스로</text:span><text:span text:style-name="T94"> </text:span><text:span text:style-name="T93">수지가</text:span><text:span text:style-name="T94"> </text:span><text:span text:style-name="T93">맞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aterialistic</text:p>
          </table:table-cell>
          <table:table-cell table:style-name="ce15" office:value-type="string" calcext:value-type="string">
            <text:p>유물론<text:span text:style-name="T19">[</text:span><text:span text:style-name="T72">자</text:span><text:span text:style-name="T11">]</text:span><text:span text:style-name="T72">의</text:span><text:span text:style-name="T11">, </text:span><text:span text:style-name="T72">물질주의</text:span><text:span text:style-name="T11">[</text:span><text:span text:style-name="T72">자</text:span><text:span text:style-name="T11">]</text:span><text:span text:style-name="T72">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awkish</text:p>
          </table:table-cell>
          <table:table-cell table:style-name="ce15" office:value-type="string" calcext:value-type="string">
            <text:p>메스꺼운<text:span text:style-name="T19">, </text:span><text:span text:style-name="T72">구역질나는</text:span><text:span text:style-name="T11">; </text:span><text:span text:style-name="T72">유난히</text:span><text:span text:style-name="T11"> </text:span><text:span text:style-name="T72">감상적인</text:span><text:span text:style-name="T11">, </text:span><text:span text:style-name="T72">심약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eander</text:p>
          </table:table-cell>
          <table:table-cell table:style-name="ce15" office:value-type="string" calcext:value-type="string">
            <text:p>꾸불꾸불<text:span text:style-name="T83"> </text:span><text:span text:style-name="T84">나아가다</text:span><text:span text:style-name="T14">, </text:span><text:span text:style-name="T84">정처없이</text:span><text:span text:style-name="T14"> </text:span><text:span text:style-name="T84">걷다</text:span><text:span text:style-name="T14">, ...</text:span><text:span text:style-name="T84">을</text:span><text:span text:style-name="T14"> </text:span><text:span text:style-name="T84">구부러지게</text:span><text:span text:style-name="T14"> </text:span><text:span text:style-name="T84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edium</text:p>
          </table:table-cell>
          <table:table-cell table:style-name="ce15" office:value-type="string" calcext:value-type="string">
            <text:p>매개물<text:span text:style-name="T75">, </text:span><text:span text:style-name="T76">매체</text:span><text:span text:style-name="T8">; </text:span><text:span text:style-name="T76">수단</text:span><text:span text:style-name="T8">, </text:span><text:span text:style-name="T76">방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elancholy</text:p>
          </table:table-cell>
          <table:table-cell table:style-name="ce15" office:value-type="string" calcext:value-type="string">
            <text:p>우울한<text:span text:style-name="T19">, </text:span><text:span text:style-name="T72">침울한</text:span><text:span text:style-name="T11">, </text:span><text:span text:style-name="T72">울적하게</text:span><text:span text:style-name="T11"> </text:span><text:span text:style-name="T72">만드는</text:span><text:span text:style-name="T11">, </text:span><text:span text:style-name="T72">생각에</text:span><text:span text:style-name="T11"> </text:span><text:span text:style-name="T72">잠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elee</text:p>
          </table:table-cell>
          <table:table-cell table:style-name="ce15" office:value-type="string" calcext:value-type="string">
            <text:p>난투<text:span text:style-name="T73">, </text:span><text:span text:style-name="T74">혼전</text:span><text:span text:style-name="T3">, </text:span><text:span text:style-name="T74">혼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enagerie</text:p>
          </table:table-cell>
          <table:table-cell office:value-type="string" calcext:value-type="string">
            <text:p>a collection of animals <text:span text:style-name="T88">구경시키는</text:span><text:span text:style-name="T89"> </text:span><text:span text:style-name="T90">동물</text:span><text:span text:style-name="T89">; [</text:span><text:span text:style-name="T90">이동하는</text:span><text:span text:style-name="T89">]</text:span><text:span text:style-name="T90">동물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eticulous</text:p>
          </table:table-cell>
          <table:table-cell table:style-name="ce15" office:value-type="string" calcext:value-type="string">
            <text:p>매우<text:span text:style-name="T75"> </text:span><text:span text:style-name="T76">신중한</text:span><text:span text:style-name="T8">, </text:span><text:span text:style-name="T76">세심한</text:span><text:span text:style-name="T8">, </text:span><text:span text:style-name="T76">꼼꼼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illennium</text:p>
          </table:table-cell>
          <table:table-cell table:style-name="ce15" office:value-type="string" calcext:value-type="string">
            <text:p>천년의<text:span text:style-name="T75"> </text:span><text:span text:style-name="T76">기간</text:span><text:span text:style-name="T8">, </text:span><text:span text:style-name="T76">천기기</text:span><text:span text:style-name="T8">; </text:span><text:span text:style-name="T76">황금시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ore</text:p>
          </table:table-cell>
          <table:table-cell table:style-name="ce15" office:value-type="string" calcext:value-type="string">
            <text:p>진흙<text:span text:style-name="T6">, </text:span><text:span text:style-name="T91">수렁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ode</text:p>
          </table:table-cell>
          <table:table-cell table:style-name="ce15" office:value-type="string" calcext:value-type="string">
            <text:p>양식<text:span text:style-name="T73">, </text:span><text:span text:style-name="T74">방식</text:span><text:span text:style-name="T3">, </text:span><text:span text:style-name="T74">양상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odulate</text:p>
          </table:table-cell>
          <table:table-cell table:style-name="ce15" office:value-type="string" calcext:value-type="string">
            <text:p>조정하다<text:span text:style-name="T19">, </text:span><text:span text:style-name="T72">바꾸다</text:span><text:span text:style-name="T11">; </text:span><text:span text:style-name="T72">변조하다</text:span><text:span text:style-name="T11">, </text:span><text:span text:style-name="T72">바구다</text:span><text:span text:style-name="T11">, </text:span><text:span text:style-name="T72">조절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omentum</text:p>
          </table:table-cell>
          <table:table-cell table:style-name="ce15" office:value-type="string" calcext:value-type="string">
            <text:p>운동량<text:span text:style-name="T19">, </text:span><text:span text:style-name="T72">타성</text:span><text:span text:style-name="T11">; </text:span><text:span text:style-name="T72">기세</text:span><text:span text:style-name="T11">, </text:span><text:span text:style-name="T72">추진력</text:span><text:span text:style-name="T11">, </text:span><text:span text:style-name="T72">여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oratorium</text:p>
          </table:table-cell>
          <table:table-cell table:style-name="ce15" office:value-type="string" calcext:value-type="string">
            <text:p>일시<text:span text:style-name="T19"> </text:span><text:span text:style-name="T72">중지</text:span><text:span text:style-name="T11">, </text:span><text:span text:style-name="T72">지불</text:span><text:span text:style-name="T11"> </text:span><text:span text:style-name="T72">유예기간</text:span><text:span text:style-name="T11">; </text:span><text:span text:style-name="T72">지불유예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ores</text:p>
          </table:table-cell>
          <table:table-cell table:style-name="ce15" office:value-type="string" calcext:value-type="string">
            <text:p>관습<text:span text:style-name="T73">, </text:span><text:span text:style-name="T74">습속</text:span><text:span text:style-name="T3">, </text:span><text:span text:style-name="T74">풍속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otif</text:p>
          </table:table-cell>
          <table:table-cell table:style-name="ce15" office:value-type="string" calcext:value-type="string">
            <text:p>주제<text:span text:style-name="T75">, </text:span><text:span text:style-name="T76">동기</text:span><text:span text:style-name="T8">, </text:span><text:span text:style-name="T76">주지</text:span><text:span text:style-name="T8">, </text:span><text:span text:style-name="T76">특색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otley</text:p>
          </table:table-cell>
          <table:table-cell table:style-name="ce15" office:value-type="string" calcext:value-type="string">
            <text:p>잡색의<text:span text:style-name="T75">, </text:span><text:span text:style-name="T76">얼룩덜룩한</text:span><text:span text:style-name="T8">; </text:span><text:span text:style-name="T76">혼성의</text:span><text:span text:style-name="T8">, </text:span><text:span text:style-name="T76">잡색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inicipal</text:p>
          </table:table-cell>
          <table:table-cell table:style-name="ce15" office:value-type="string" calcext:value-type="string">
            <text:p>자치도시의<text:span text:style-name="T73">(</text:span><text:span text:style-name="T74">시의</text:span><text:span text:style-name="T3">); </text:span><text:span text:style-name="T74">내정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use</text:p>
          </table:table-cell>
          <table:table-cell table:style-name="ce15" office:value-type="string" calcext:value-type="string">
            <text:p>명상하다<text:span text:style-name="T6">, </text:span><text:span text:style-name="T91">숙고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uster</text:p>
          </table:table-cell>
          <table:table-cell table:style-name="ce15" office:value-type="string" calcext:value-type="string">
            <text:p>소집하다<text:span text:style-name="T6">, </text:span><text:span text:style-name="T91">모으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mystic</text:p>
          </table:table-cell>
          <table:table-cell table:style-name="ce15" office:value-type="string" calcext:value-type="string">
            <text:p>비법의<text:span text:style-name="T19">, </text:span><text:span text:style-name="T72">비전의</text:span><text:span text:style-name="T11">; </text:span><text:span text:style-name="T72">신비적인</text:span><text:span text:style-name="T11">, </text:span><text:span text:style-name="T72">유현한</text:span><text:span text:style-name="T11">; </text:span><text:span text:style-name="T72">신비주의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nebulous</text:p>
          </table:table-cell>
          <table:table-cell table:style-name="ce15" office:value-type="string" calcext:value-type="string">
            <text:p>흐린<text:span text:style-name="T75">, </text:span><text:span text:style-name="T76">불투명한</text:span><text:span text:style-name="T8">; </text:span><text:span text:style-name="T76">애매한</text:span><text:span text:style-name="T8">, </text:span><text:span text:style-name="T76">막연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nemesis</text:p>
          </table:table-cell>
          <table:table-cell table:style-name="ce15" office:value-type="string" calcext:value-type="string">
            <text:p>벌을<text:span text:style-name="T75"> </text:span><text:span text:style-name="T76">주는</text:span><text:span text:style-name="T8"> </text:span><text:span text:style-name="T76">사람</text:span><text:span text:style-name="T8">, </text:span><text:span text:style-name="T76">천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neophyte</text:p>
          </table:table-cell>
          <table:table-cell table:style-name="ce15" office:value-type="string" calcext:value-type="string">
            <text:p>신참자<text:span text:style-name="T75"> </text:span><text:span text:style-name="T76">→</text:span><text:span text:style-name="T8"> beginner; novic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nirvana</text:p>
          </table:table-cell>
          <table:table-cell table:style-name="ce15" office:value-type="string" calcext:value-type="string">
            <text:p>열반<text:span text:style-name="T6">, </text:span><text:span text:style-name="T91">해탈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noisome</text:p>
          </table:table-cell>
          <table:table-cell table:style-name="ce15" office:value-type="string" calcext:value-type="string">
            <text:p>악취가<text:span text:style-name="T92"> </text:span><text:span text:style-name="T93">나는</text:span><text:span text:style-name="T94">, </text:span><text:span text:style-name="T93">비위에</text:span><text:span text:style-name="T94"> </text:span><text:span text:style-name="T93">거슬리는</text:span><text:span text:style-name="T94">; </text:span><text:span text:style-name="T93">불쾌한</text:span><text:span text:style-name="T94">, </text:span><text:span text:style-name="T93">싫은</text:span><text:span text:style-name="T94">; </text:span><text:span text:style-name="T93">유해한</text:span><text:span text:style-name="T94">,</text:span><text:span text:style-name="T93">유독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nomadic</text:p>
          </table:table-cell>
          <table:table-cell table:style-name="ce15" office:value-type="string" calcext:value-type="string">
            <text:p>유목의<text:span text:style-name="T6">, </text:span><text:span text:style-name="T91">방랑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nomenclature</text:p>
          </table:table-cell>
          <table:table-cell table:style-name="ce15" office:value-type="string" calcext:value-type="string">
            <text:p>명명법<text:span text:style-name="T73">; </text:span><text:span text:style-name="T74">전문어</text:span><text:span text:style-name="T3">, </text:span><text:span text:style-name="T74">학명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nonchalant</text:p>
          </table:table-cell>
          <table:table-cell table:style-name="ce15" office:value-type="string" calcext:value-type="string">
            <text:p>무관심한<text:span text:style-name="T6">, </text:span><text:span text:style-name="T91">냉담한</text:span><text:span text:style-name="T6">, </text:span><text:span text:style-name="T91">태연한</text:span><text:span text:style-name="T6">, disinteres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nullify</text:p>
          </table:table-cell>
          <table:table-cell table:style-name="ce15" office:value-type="string" calcext:value-type="string">
            <text:p>무효로<text:span text:style-name="T75"> </text:span><text:span text:style-name="T76">하다</text:span><text:span text:style-name="T8">, </text:span><text:span text:style-name="T76">취소하다</text:span><text:span text:style-name="T8">, </text:span><text:span text:style-name="T76">폐기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beisance</text:p>
          </table:table-cell>
          <table:table-cell table:style-name="ce15" office:value-type="string" calcext:value-type="string">
            <text:p>경례<text:span text:style-name="T19">, </text:span><text:span text:style-name="T72">인사</text:span><text:span text:style-name="T11">, </text:span><text:span text:style-name="T72">경의</text:span><text:span text:style-name="T11">, </text:span><text:span text:style-name="T72">존경</text:span><text:span text:style-name="T11">, obedient, obedience, obeisant, obe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bjective</text:p>
          </table:table-cell>
          <table:table-cell table:style-name="ce15" office:value-type="string" calcext:value-type="string">
            <text:p>객관적인<text:span text:style-name="T75">, </text:span><text:span text:style-name="T76">목적의</text:span><text:span text:style-name="T8">, +subjectiv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btrusive</text:p>
          </table:table-cell>
          <table:table-cell table:style-name="ce15" office:value-type="string" calcext:value-type="string">
            <text:p>강요하는<text:span text:style-name="T19">, </text:span><text:span text:style-name="T72">주제넘게</text:span><text:span text:style-name="T11"> </text:span><text:span text:style-name="T72">나서는</text:span><text:span text:style-name="T11">, </text:span><text:span text:style-name="T72">눈에</text:span><text:span text:style-name="T11"> </text:span><text:span text:style-name="T72">거슬리는</text:span><text:span text:style-name="T11">, obtrude, compelling, coerc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bviate</text:p>
          </table:table-cell>
          <table:table-cell table:style-name="ce15" office:value-type="string" calcext:value-type="string">
            <text:p>없애다<text:span text:style-name="T75">, </text:span><text:span text:style-name="T76">제거하다</text:span><text:span text:style-name="T8">, </text:span><text:span text:style-name="T76">미연에</text:span><text:span text:style-name="T8"> </text:span><text:span text:style-name="T76">방지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ccult</text:p>
          </table:table-cell>
          <table:table-cell table:style-name="ce15" office:value-type="string" calcext:value-type="string">
            <text:p>신비로운<text:span text:style-name="T73">, </text:span><text:span text:style-name="T74">오묘한</text:span><text:span text:style-name="T3">, </text:span><text:span text:style-name="T74">불가사의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dious</text:p>
          </table:table-cell>
          <table:table-cell table:style-name="ce15" office:value-type="string" calcext:value-type="string">
            <text:p>싫은<text:span text:style-name="T73">, </text:span><text:span text:style-name="T74">밉살스러운</text:span><text:span text:style-name="T3">, </text:span><text:span text:style-name="T74">추악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dyssey</text:p>
          </table:table-cell>
          <table:table-cell table:style-name="ce15" office:value-type="string" calcext:value-type="string">
            <text:p>장기간의<text:span text:style-name="T92"> </text:span><text:span text:style-name="T93">방랑</text:span><text:span text:style-name="T94">(</text:span><text:span text:style-name="T93">모험</text:span><text:span text:style-name="T94">) </text:span><text:span text:style-name="T93">여행</text:span><text:span text:style-name="T94">; </text:span><text:span text:style-name="T93">운명의</text:span><text:span text:style-name="T94"> </text:span><text:span text:style-name="T93">많은</text:span><text:span text:style-name="T94"> </text:span><text:span text:style-name="T93">변화를</text:span><text:span text:style-name="T94"> </text:span><text:span text:style-name="T93">상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lfactory</text:p>
          </table:table-cell>
          <table:table-cell table:style-name="ce15" office:value-type="string" calcext:value-type="string">
            <text:p>후각의<text:span text:style-name="T75">, </text:span><text:span text:style-name="T76">냄새의</text:span><text:span text:style-name="T8">; </text:span><text:span text:style-name="T76">후각기관</text:span><text:span text:style-name="T8">, </text:span><text:span text:style-name="T76">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ligarchy</text:p>
          </table:table-cell>
          <table:table-cell table:style-name="ce15" office:value-type="string" calcext:value-type="string">
            <text:p>과두정치<text:span text:style-name="T73">, </text:span><text:span text:style-name="T74">소수</text:span><text:span text:style-name="T3"> </text:span><text:span text:style-name="T74">독재정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minous</text:p>
          </table:table-cell>
          <table:table-cell table:style-name="ce15" office:value-type="string" calcext:value-type="string">
            <text:p>불길한<text:span text:style-name="T19">, </text:span><text:span text:style-name="T72">나쁜</text:span><text:span text:style-name="T11"> </text:span><text:span text:style-name="T72">징후의</text:span><text:span text:style-name="T11">; </text:span><text:span text:style-name="T72">전조의</text:span><text:span text:style-name="T11">; </text:span><text:span text:style-name="T72">날씨가</text:span><text:span text:style-name="T11"> </text:span><text:span text:style-name="T72">험악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mniscient</text:p>
          </table:table-cell>
          <table:table-cell table:style-name="ce15" office:value-type="string" calcext:value-type="string">
            <text:p>무엇이든지<text:span text:style-name="T19"> </text:span><text:span text:style-name="T72">다</text:span><text:span text:style-name="T11"> </text:span><text:span text:style-name="T72">아는</text:span><text:span text:style-name="T11">, </text:span><text:span text:style-name="T72">진지한</text:span><text:span text:style-name="T11">, </text:span><text:span text:style-name="T72">박식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pprobrious</text:p>
          </table:table-cell>
          <table:table-cell table:style-name="ce15" office:value-type="string" calcext:value-type="string">
            <text:p>상스러운<text:span text:style-name="T19">, </text:span><text:span text:style-name="T72">무례한</text:span><text:span text:style-name="T11">, </text:span><text:span text:style-name="T72">부끄러운</text:span><text:span text:style-name="T11">, </text:span><text:span text:style-name="T72">치욕</text:span><text:span text:style-name="T11">, </text:span><text:span text:style-name="T72">불명예</text:span><text:span text:style-name="T11">, </text:span><text:span text:style-name="T72">비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rdinance</text:p>
          </table:table-cell>
          <table:table-cell table:style-name="ce15" office:value-type="string" calcext:value-type="string">
            <text:p>법령<text:span text:style-name="T75">, </text:span><text:span text:style-name="T76">의식</text:span><text:span text:style-name="T8">, decree, mand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scillate</text:p>
          </table:table-cell>
          <table:table-cell table:style-name="ce15" office:value-type="string" calcext:value-type="string">
            <text:p>진동하다<text:span text:style-name="T83">, </text:span><text:span text:style-name="T84">떨리다</text:span><text:span text:style-name="T14">, </text:span><text:span text:style-name="T84">흔들리다</text:span><text:span text:style-name="T14">, </text:span><text:span text:style-name="T84">동요하다</text:span><text:span text:style-name="T14">, </text:span><text:span text:style-name="T84">갈피를</text:span><text:span text:style-name="T14"> </text:span><text:span text:style-name="T84">못</text:span><text:span text:style-name="T14"> </text:span><text:span text:style-name="T84">잡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smosis</text:p>
          </table:table-cell>
          <table:table-cell table:style-name="ce15" office:value-type="string" calcext:value-type="string">
            <text:p>삼투<text:span text:style-name="T6">, </text:span><text:span text:style-name="T91">삼투성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stracize</text:p>
          </table:table-cell>
          <table:table-cell table:style-name="ce15" office:value-type="string" calcext:value-type="string">
            <text:p>추방하다<text:span text:style-name="T75">, </text:span><text:span text:style-name="T76">배척하다</text:span><text:span text:style-name="T8">, releg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ust</text:p>
          </table:table-cell>
          <table:table-cell table:style-name="ce15" office:value-type="string" calcext:value-type="string">
            <text:p>내쫓다<text:span text:style-name="T6">, </text:span><text:span text:style-name="T91">불법적으로</text:span><text:span text:style-name="T6"> </text:span><text:span text:style-name="T91">빼앗다</text:span><text:span text:style-name="T6">, expel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verride</text:p>
          </table:table-cell>
          <table:table-cell table:style-name="ce15" office:value-type="string" calcext:value-type="string">
            <text:p>유린하다<text:span text:style-name="T75">, </text:span><text:span text:style-name="T76">짓밟다</text:span><text:span text:style-name="T8">, </text:span><text:span text:style-name="T76">무시하다</text:span><text:span text:style-name="T8">, </text:span><text:span text:style-name="T76">거절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verture</text:p>
          </table:table-cell>
          <table:table-cell table:style-name="ce15" office:value-type="string" calcext:value-type="string">
            <text:p>서곡<text:span text:style-name="T19">, </text:span><text:span text:style-name="T72">전주곡</text:span><text:span text:style-name="T11">; </text:span><text:span text:style-name="T72">신청</text:span><text:span text:style-name="T11">, </text:span><text:span text:style-name="T72">제안</text:span><text:span text:style-name="T11">,</text:span><text:span text:style-name="T72">교섭</text:span><text:span text:style-name="T11"> </text:span><text:span text:style-name="T72">개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oxymoron</text:p>
          </table:table-cell>
          <table:table-cell table:style-name="ce15" office:value-type="string" calcext:value-type="string">
            <text:p>모순어법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latable</text:p>
          </table:table-cell>
          <table:table-cell table:style-name="ce15" office:value-type="string" calcext:value-type="string">
            <text:p>맛있는<text:span text:style-name="T140">, </text:span><text:span text:style-name="T141">입에</text:span><text:span text:style-name="T140"> </text:span><text:span text:style-name="T141">맞는</text:span><text:span text:style-name="T140">; </text:span><text:span text:style-name="T141">취미가</text:span><text:span text:style-name="T140"> </text:span><text:span text:style-name="T141">맞는</text:span><text:span text:style-name="T140">, </text:span><text:span text:style-name="T141">마음에</text:span><text:span text:style-name="T140"> </text:span><text:span text:style-name="T141">맞는</text:span><text:span text:style-name="T140">, </text:span><text:span text:style-name="T141">유쾌한</text:span><text:span text:style-name="T140">, pal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llor</text:p>
          </table:table-cell>
          <table:table-cell office:value-type="string" calcext:value-type="string">
            <text:p>[<text:span text:style-name="T125">얼굴</text:span><text:span text:style-name="T126"> </text:span><text:span text:style-name="T127">등이</text:span><text:span text:style-name="T126">]</text:span><text:span text:style-name="T127">창백</text:span><text:span text:style-name="T126"> </text:span><text:span text:style-name="T127">→</text:span><text:span text:style-name="T126"> paleness, whiteness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ndemic</text:p>
          </table:table-cell>
          <table:table-cell table:style-name="ce15" office:value-type="string" calcext:value-type="string">
            <text:p>전국적<text:span text:style-name="T19">(</text:span><text:span text:style-name="T72">넓은</text:span><text:span text:style-name="T11"> </text:span><text:span text:style-name="T72">지역</text:span><text:span text:style-name="T11">)</text:span><text:span text:style-name="T72">으로</text:span><text:span text:style-name="T11"> </text:span><text:span text:style-name="T72">유행하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negyric</text:p>
          </table:table-cell>
          <table:table-cell table:style-name="ce15" office:value-type="string" calcext:value-type="string">
            <text:p>찬사<text:span text:style-name="T73">, </text:span><text:span text:style-name="T74">과장된</text:span><text:span text:style-name="T3"> </text:span><text:span text:style-name="T74">칭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rable</text:p>
          </table:table-cell>
          <table:table-cell table:style-name="ce15" office:value-type="string" calcext:value-type="string">
            <text:p>우화<text:span text:style-name="T75">; palpable=touchable, culpable=guilt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ragon</text:p>
          </table:table-cell>
          <table:table-cell table:style-name="ce15" office:value-type="string" calcext:value-type="string">
            <text:p>모범<text:span text:style-name="T6">, </text:span><text:span text:style-name="T91">전형</text:span><text:span text:style-name="T6">, </text:span><text:span text:style-name="T91">귀감</text:span><text:span text:style-name="T6">, paradigm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rallel</text:p>
          </table:table-cell>
          <table:table-cell table:style-name="ce15" office:value-type="string" calcext:value-type="string">
            <text:p>평행의<text:span text:style-name="T19">, </text:span><text:span text:style-name="T72">같은</text:span><text:span text:style-name="T11"> </text:span><text:span text:style-name="T72">방향의</text:span><text:span text:style-name="T11">, </text:span><text:span text:style-name="T72">유사한</text:span><text:span text:style-name="T11">; </text:span><text:span text:style-name="T72">서로</text:span><text:span text:style-name="T11"> </text:span><text:span text:style-name="T72">같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ranoia</text:p>
          </table:table-cell>
          <table:table-cell table:style-name="ce15" office:value-type="string" calcext:value-type="string">
            <text:p>편집증<text:span text:style-name="T6">, </text:span><text:span text:style-name="T91">과대망상증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ranormal</text:p>
          </table:table-cell>
          <table:table-cell table:style-name="ce15" office:value-type="string" calcext:value-type="string">
            <text:p>과학적으로<text:span text:style-name="T19"> </text:span><text:span text:style-name="T72">알</text:span><text:span text:style-name="T11"> </text:span><text:span text:style-name="T72">수가</text:span><text:span text:style-name="T11"> </text:span><text:span text:style-name="T72">없는</text:span><text:span text:style-name="T11">, </text:span><text:span text:style-name="T72">초자연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roxysm</text:p>
          </table:table-cell>
          <table:table-cell table:style-name="ce15" office:value-type="string" calcext:value-type="string">
            <text:p>발작<text:span text:style-name="T6">, </text:span><text:span text:style-name="T91">격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rtition</text:p>
          </table:table-cell>
          <table:table-cell table:style-name="ce15" office:value-type="string" calcext:value-type="string">
            <text:p>분할<text:span text:style-name="T6">, </text:span><text:span text:style-name="T91">구획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storal</text:p>
          </table:table-cell>
          <table:table-cell table:style-name="ce15" office:value-type="string" calcext:value-type="string">
            <text:p>전원적인<text:span text:style-name="T75">, idyllic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thos</text:p>
          </table:table-cell>
          <table:table-cell table:style-name="ce15" office:value-type="string" calcext:value-type="string">
            <text:p>비애<text:span text:style-name="T73">, </text:span><text:span text:style-name="T74">비감</text:span><text:span text:style-name="T3">, </text:span><text:span text:style-name="T74">페이소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tina</text:p>
          </table:table-cell>
          <table:table-cell table:style-name="ce15" office:value-type="string" calcext:value-type="string">
            <text:p>손때에<text:span text:style-name="T19"> </text:span><text:span text:style-name="T72">진</text:span><text:span text:style-name="T11"> </text:span><text:span text:style-name="T72">윤기</text:span><text:span text:style-name="T11">, </text:span><text:span text:style-name="T72">녹청</text:span><text:span text:style-name="T11">, </text:span><text:span text:style-name="T72">고색</text:span><text:span text:style-name="T11">, archaic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atrimony</text:p>
          </table:table-cell>
          <table:table-cell table:style-name="ce15" office:value-type="string" calcext:value-type="string">
            <text:p>세습<text:span text:style-name="T75"> </text:span><text:span text:style-name="T76">재산</text:span><text:span text:style-name="T8">, legacy; lethargy-</text:span><text:span text:style-name="T76">무감각</text:span><text:span text:style-name="T8">,</text:span><text:span text:style-name="T76">무기력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eculiar</text:p>
          </table:table-cell>
          <table:table-cell office:value-type="string" calcext:value-type="string">
            <text:p>1. <text:span text:style-name="T88">기묘한</text:span><text:span text:style-name="T89">, </text:span><text:span text:style-name="T90">괴상한</text:span><text:span text:style-name="T89">   2. </text:span><text:span text:style-name="T90">특유의</text:span><text:span text:style-name="T89">, </text:span><text:span text:style-name="T90">독특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eregrination</text:p>
          </table:table-cell>
          <table:table-cell table:style-name="ce15" office:value-type="string" calcext:value-type="string">
            <text:p>여행<text:span text:style-name="T6">, </text:span><text:span text:style-name="T91">여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erpetrator</text:p>
          </table:table-cell>
          <table:table-cell table:style-name="ce15" office:value-type="string" calcext:value-type="string">
            <text:p>가해자<text:span text:style-name="T6">, </text:span><text:span text:style-name="T91">용의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erpetuate</text:p>
          </table:table-cell>
          <table:table-cell office:value-type="string" calcext:value-type="string">
            <text:p>...<text:span text:style-name="T77">을</text:span><text:span text:style-name="T78"> </text:span><text:span text:style-name="T79">영속시키다</text:span><text:span text:style-name="T78">. ...</text:span><text:span text:style-name="T79">을</text:span><text:span text:style-name="T78"> </text:span><text:span text:style-name="T79">불휴</text:span><text:span text:style-name="T78">(</text:span><text:span text:style-name="T79">불멸</text:span><text:span text:style-name="T78">)</text:span><text:span text:style-name="T79">하게</text:span><text:span text:style-name="T78"> </text:span><text:span text:style-name="T79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erverse</text:p>
          </table:table-cell>
          <table:table-cell table:style-name="ce15" office:value-type="string" calcext:value-type="string">
            <text:p>외고집의<text:span text:style-name="T75">, </text:span><text:span text:style-name="T76">심술궂은</text:span><text:span text:style-name="T8">, obdurate, stern, stif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hantasm</text:p>
          </table:table-cell>
          <table:table-cell table:style-name="ce15" office:value-type="string" calcext:value-type="string">
            <text:p>유령<text:span text:style-name="T6">, </text:span><text:span text:style-name="T91">환영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hlegmatic</text:p>
          </table:table-cell>
          <table:table-cell office:value-type="string" calcext:value-type="string">
            <text:p>1. <text:span text:style-name="T125">무기력한</text:span><text:span text:style-name="T126">, </text:span><text:span text:style-name="T127">무관심한</text:span><text:span text:style-name="T126">   2. </text:span><text:span text:style-name="T127">냉정한</text:span><text:span text:style-name="T126">, </text:span><text:span text:style-name="T127">침착한</text:span><text:span text:style-name="T126">, disinterest, nonchalant, indifferen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ilgrimage</text:p>
          </table:table-cell>
          <table:table-cell table:style-name="ce15" office:value-type="string" calcext:value-type="string">
            <text:p>성지순례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lacebo</text:p>
          </table:table-cell>
          <table:table-cell table:style-name="ce15" office:value-type="string" calcext:value-type="string">
            <text:p>위약<text:span text:style-name="T75">(</text:span><text:span text:style-name="T76">거짓약</text:span><text:span text:style-name="T8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latonic</text:p>
          </table:table-cell>
          <table:table-cell office:value-type="string" calcext:value-type="string">
            <text:p>1. <text:span text:style-name="T66">관념적인</text:span><text:span text:style-name="T67">   2.(</text:span><text:span text:style-name="T68">순</text:span><text:span text:style-name="T67">)</text:span><text:span text:style-name="T68">정신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lausible</text:p>
          </table:table-cell>
          <table:table-cell office:value-type="string" calcext:value-type="string">
            <text:p>1. <text:span text:style-name="T66">그럴싸한</text:span><text:span text:style-name="T67">   2. </text:span><text:span text:style-name="T68">그럴듯하게</text:span><text:span text:style-name="T67"> </text:span><text:span text:style-name="T68">말하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liable</text:p>
          </table:table-cell>
          <table:table-cell office:value-type="string" calcext:value-type="string">
            <text:p>1. <text:span text:style-name="T88">휘기</text:span><text:span text:style-name="T89"> </text:span><text:span text:style-name="T90">쉬운</text:span><text:span text:style-name="T89">, </text:span><text:span text:style-name="T90">유연한</text:span><text:span text:style-name="T89">   2. </text:span><text:span text:style-name="T90">유순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light</text:p>
          </table:table-cell>
          <table:table-cell office:value-type="string" calcext:value-type="string">
            <text:p>(<text:span text:style-name="T88">나쁜</text:span><text:span text:style-name="T89">)</text:span><text:span text:style-name="T90">상태</text:span><text:span text:style-name="T89">, </text:span><text:span text:style-name="T90">양상</text:span><text:span text:style-name="T89">, </text:span><text:span text:style-name="T90">처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lunder</text:p>
          </table:table-cell>
          <table:table-cell table:style-name="ce15" office:value-type="string" calcext:value-type="string">
            <text:p>약탈하다<text:span text:style-name="T73">, </text:span><text:span text:style-name="T74">강탈하다</text:span><text:span text:style-name="T3">; flounder-</text:span><text:span text:style-name="T74">버둥거리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luralism</text:p>
          </table:table-cell>
          <table:table-cell office:value-type="string" calcext:value-type="string">
            <text:p>1.(<text:span text:style-name="T66">철학</text:span><text:span text:style-name="T67">)</text:span><text:span text:style-name="T68">다원론</text:span><text:span text:style-name="T67">   2. </text:span><text:span text:style-name="T68">복수성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ontificate</text:p>
          </table:table-cell>
          <table:table-cell table:style-name="ce15" office:value-type="string" calcext:value-type="string">
            <text:p>거만하게<text:span text:style-name="T75"> </text:span><text:span text:style-name="T76">말</text:span><text:span text:style-name="T8">(</text:span><text:span text:style-name="T76">행동</text:span><text:span text:style-name="T8">)</text:span><text:span text:style-name="T76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orous</text:p>
          </table:table-cell>
          <table:table-cell office:value-type="string" calcext:value-type="string">
            <text:p>1. <text:span text:style-name="T66">구멍이</text:span><text:span text:style-name="T67"> </text:span><text:span text:style-name="T68">많은</text:span><text:span text:style-name="T67">   2. </text:span><text:span text:style-name="T68">침투성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osterity</text:p>
          </table:table-cell>
          <table:table-cell table:style-name="ce15" office:value-type="string" calcext:value-type="string">
            <text:p>후세<text:span text:style-name="T6">, </text:span><text:span text:style-name="T91">자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osthumous</text:p>
          </table:table-cell>
          <table:table-cell table:style-name="ce15" office:value-type="string" calcext:value-type="string">
            <text:p>사후의<text:span text:style-name="T73">, </text:span><text:span text:style-name="T74">사후에</text:span><text:span text:style-name="T3"> </text:span><text:span text:style-name="T74">생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osture</text:p>
          </table:table-cell>
          <table:table-cell office:value-type="string" calcext:value-type="string">
            <text:p>(<text:span text:style-name="T80">어떤</text:span><text:span text:style-name="T81">) </text:span><text:span text:style-name="T82">자세를</text:span><text:span text:style-name="T81"> </text:span><text:span text:style-name="T82">취하다</text:span><text:span text:style-name="T81">, </text:span><text:span text:style-name="T82">포즈를</text:span><text:span text:style-name="T81"> </text:span><text:span text:style-name="T82">취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attle</text:p>
          </table:table-cell>
          <table:table-cell table:style-name="ce15" office:value-type="string" calcext:value-type="string">
            <text:p>떠듬떠듬<text:span text:style-name="T6"> </text:span><text:span text:style-name="T91">말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carious</text:p>
          </table:table-cell>
          <table:table-cell office:value-type="string" calcext:value-type="string">
            <text:p>1. <text:span text:style-name="T107">불안정한</text:span><text:span text:style-name="T108">  2. </text:span><text:span text:style-name="T109">위태로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cocious</text:p>
          </table:table-cell>
          <table:table-cell table:style-name="ce15" office:value-type="string" calcext:value-type="string">
            <text:p>조숙한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decessor</text:p>
          </table:table-cell>
          <table:table-cell table:style-name="ce15" office:value-type="string" calcext:value-type="string">
            <text:p>전임자<text:span text:style-name="T73">, </text:span><text:span text:style-name="T74">선배</text:span><text:span text:style-name="T3">, </text:span><text:span text:style-name="T74">선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dicament</text:p>
          </table:table-cell>
          <table:table-cell table:style-name="ce15" office:value-type="string" calcext:value-type="string">
            <text:p>곤경<text:span text:style-name="T6">, </text:span><text:span text:style-name="T91">궁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dispose</text:p>
          </table:table-cell>
          <table:table-cell office:value-type="string" calcext:value-type="string">
            <text:p>(<text:span text:style-name="T104">남</text:span><text:span text:style-name="T105">)</text:span><text:span text:style-name="T106">을</text:span><text:span text:style-name="T105"> ...</text:span><text:span text:style-name="T106">에</text:span><text:span text:style-name="T105"> </text:span><text:span text:style-name="T106">기울게</text:span><text:span text:style-name="T105"> </text:span><text:span text:style-name="T106">핟</text:span><text:span text:style-name="T105">, ...</text:span><text:span text:style-name="T106">에</text:span><text:span text:style-name="T105"> (</text:span><text:span text:style-name="T106">미리</text:span><text:span text:style-name="T105">) </text:span><text:span text:style-name="T106">경향을</text:span><text:span text:style-name="T105"> </text:span><text:span text:style-name="T106">주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dominant</text:p>
          </table:table-cell>
          <table:table-cell table:style-name="ce15" office:value-type="string" calcext:value-type="string">
            <text:p>뛰어난<text:span text:style-name="T6">, </text:span><text:span text:style-name="T91">우월한</text:span><text:span text:style-name="T6">, </text:span><text:span text:style-name="T91">현저한</text:span><text:span text:style-name="T6">, dominan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gnant</text:p>
          </table:table-cell>
          <table:table-cell office:value-type="string" calcext:value-type="string">
            <text:p>1. <text:span text:style-name="T107">의미심장한</text:span><text:span text:style-name="T108">  2. </text:span><text:span text:style-name="T109">풍부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lude</text:p>
          </table:table-cell>
          <table:table-cell table:style-name="ce15" office:value-type="string" calcext:value-type="string">
            <text:p>전주곡<text:span text:style-name="T75">, overtur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meditated</text:p>
          </table:table-cell>
          <table:table-cell table:style-name="ce15" office:value-type="string" calcext:value-type="string">
            <text:p>미리<text:span text:style-name="T73"> </text:span><text:span text:style-name="T74">생각한</text:span><text:span text:style-name="T3">, </text:span><text:span text:style-name="T74">계획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ponderance</text:p>
          </table:table-cell>
          <table:table-cell office:value-type="string" calcext:value-type="string">
            <text:p>(<text:span text:style-name="T77">무게</text:span><text:span text:style-name="T78">, </text:span><text:span text:style-name="T79">힘</text:span><text:span text:style-name="T78">, </text:span><text:span text:style-name="T79">수량</text:span><text:span text:style-name="T78"> </text:span><text:span text:style-name="T79">따위가</text:span><text:span text:style-name="T78">) </text:span><text:span text:style-name="T79">남보다</text:span><text:span text:style-name="T78"> </text:span><text:span text:style-name="T79">뛰어남</text:span><text:span text:style-name="T78">, </text:span><text:span text:style-name="T79">우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sage</text:p>
          </table:table-cell>
          <table:table-cell office:value-type="string" calcext:value-type="string">
            <text:p>...<text:span text:style-name="T66">을</text:span><text:span text:style-name="T67"> </text:span><text:span text:style-name="T68">예감하다</text:span><text:span text:style-name="T67">, </text:span><text:span text:style-name="T68">예언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sentiment</text:p>
          </table:table-cell>
          <table:table-cell office:value-type="string" calcext:value-type="string">
            <text:p>(<text:span text:style-name="T88">특히</text:span><text:span text:style-name="T89"> </text:span><text:span text:style-name="T90">나쁜</text:span><text:span text:style-name="T89">) </text:span><text:span text:style-name="T90">예감</text:span><text:span text:style-name="T89">, </text:span><text:span text:style-name="T90">육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sumably</text:p>
          </table:table-cell>
          <table:table-cell table:style-name="ce15" office:value-type="string" calcext:value-type="string">
            <text:p>아마<text:span text:style-name="T6">, </text:span><text:span text:style-name="T91">추측컨데</text:span><text:span text:style-name="T6">, </text:span><text:span text:style-name="T91">뻔뻔하다</text:span><text:span text:style-name="T6">, presum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esuppose</text:p>
          </table:table-cell>
          <table:table-cell office:value-type="string" calcext:value-type="string">
            <text:p>...<text:span text:style-name="T66">을</text:span><text:span text:style-name="T67"> </text:span><text:span text:style-name="T68">전제로</text:span><text:span text:style-name="T67"> </text:span><text:span text:style-name="T68">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imal</text:p>
          </table:table-cell>
          <table:table-cell office:value-type="string" calcext:value-type="string">
            <text:p>1. <text:span text:style-name="T66">최초의</text:span><text:span text:style-name="T67">, </text:span><text:span text:style-name="T68">근원의</text:span><text:span text:style-name="T67">  2. </text:span><text:span text:style-name="T68">주요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istine</text:p>
          </table:table-cell>
          <table:table-cell office:value-type="string" calcext:value-type="string">
            <text:p>1. <text:span text:style-name="T66">소박한</text:span><text:span text:style-name="T67">, </text:span><text:span text:style-name="T68">순박한</text:span><text:span text:style-name="T67">   2. </text:span><text:span text:style-name="T68">원시시대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ivation</text:p>
          </table:table-cell>
          <table:table-cell table:style-name="ce15" office:value-type="string" calcext:value-type="string">
            <text:p>결핍<text:span text:style-name="T6">, </text:span><text:span text:style-name="T91">궁핍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oclaim</text:p>
          </table:table-cell>
          <table:table-cell office:value-type="string" calcext:value-type="string">
            <text:p>...<text:span text:style-name="T107">을</text:span><text:span text:style-name="T108"> </text:span><text:span text:style-name="T109">공언하다</text:span><text:span text:style-name="T108">, </text:span><text:span text:style-name="T109">선언하다</text:span><text:span text:style-name="T108">(declar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ocure</text:p>
          </table:table-cell>
          <table:table-cell office:value-type="string" calcext:value-type="string">
            <text:p>(<text:span text:style-name="T63">힘을</text:span><text:span text:style-name="T64"> </text:span><text:span text:style-name="T65">다하여</text:span><text:span text:style-name="T64">)...</text:span><text:span text:style-name="T65">을</text:span><text:span text:style-name="T64"> </text:span><text:span text:style-name="T65">얻다</text:span><text:span text:style-name="T64">, </text:span><text:span text:style-name="T65">손에</text:span><text:span text:style-name="T64"> </text:span><text:span text:style-name="T65">넣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ogeny</text:p>
          </table:table-cell>
          <table:table-cell table:style-name="ce15" office:value-type="string" calcext:value-type="string">
            <text:p>자손<text:span text:style-name="T6">, </text:span><text:span text:style-name="T91">계승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opagate</text:p>
          </table:table-cell>
          <table:table-cell office:value-type="string" calcext:value-type="string">
            <text:p>1.(<text:span text:style-name="T63">동</text:span><text:span text:style-name="T64">, </text:span><text:span text:style-name="T65">식물을</text:span><text:span text:style-name="T64">) </text:span><text:span text:style-name="T65">번식시키다</text:span><text:span text:style-name="T64">, </text:span><text:span text:style-name="T65">증식시키다</text:span><text:span text:style-name="T64">  2. </text:span><text:span text:style-name="T65">퍼뜨리다</text:span><text:span text:style-name="T64">, </text:span><text:span text:style-name="T65">유포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opound</text:p>
          </table:table-cell>
          <table:table-cell office:value-type="string" calcext:value-type="string">
            <text:p>(<text:span text:style-name="T98">문제</text:span><text:span text:style-name="T99">, </text:span><text:span text:style-name="T100">계획</text:span><text:span text:style-name="T99"> </text:span><text:span text:style-name="T100">따위를</text:span><text:span text:style-name="T99">) </text:span><text:span text:style-name="T100">제출하다</text:span><text:span text:style-name="T99">, </text:span><text:span text:style-name="T100">제의하다</text:span><text:span text:style-name="T99">, propos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ot<text:span text:style-name="T60">  </text:span><text:span text:style-name="T61">g</text:span><text:span text:style-name="T62">  </text:span></text:p>
          </table:table-cell>
          <table:table-cell table:style-name="ce15" office:value-type="string" calcext:value-type="string">
            <text:p>피보호자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otocol</text:p>
          </table:table-cell>
          <table:table-cell table:style-name="ce15" office:value-type="string" calcext:value-type="string">
            <text:p>외교의례<text:span text:style-name="T6">, </text:span><text:span text:style-name="T91">의정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ovocation</text:p>
          </table:table-cell>
          <table:table-cell table:style-name="ce15" office:value-type="string" calcext:value-type="string">
            <text:p>화나게<text:span text:style-name="T19"> </text:span><text:span text:style-name="T72">하기</text:span><text:span text:style-name="T11">, </text:span><text:span text:style-name="T72">분노</text:span><text:span text:style-name="T11">, </text:span><text:span text:style-name="T72">자극</text:span><text:span text:style-name="T11">(incitement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owess</text:p>
          </table:table-cell>
          <table:table-cell office:value-type="string" calcext:value-type="string">
            <text:p>1. <text:span text:style-name="T80">훌륭한</text:span><text:span text:style-name="T81"> </text:span><text:span text:style-name="T82">솜씨</text:span><text:span text:style-name="T81">, </text:span><text:span text:style-name="T82">위엄</text:span><text:span text:style-name="T81">  2. </text:span><text:span text:style-name="T82">용기</text:span><text:span text:style-name="T81">, </text:span><text:span text:style-name="T82">무용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rurient</text:p>
          </table:table-cell>
          <table:table-cell office:value-type="string" calcext:value-type="string">
            <text:p>1. <text:span text:style-name="T107">호색의</text:span><text:span text:style-name="T108">, </text:span><text:span text:style-name="T109">음란한</text:span><text:span text:style-name="T108">   2. </text:span><text:span text:style-name="T109">외설의</text:span><text:span text:style-name="T108">, licentious, lascivious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seudonym</text:p>
          </table:table-cell>
          <table:table-cell table:style-name="ce15" office:value-type="string" calcext:value-type="string">
            <text:p>익명<text:span text:style-name="T6">, </text:span><text:span text:style-name="T91">가명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syche</text:p>
          </table:table-cell>
          <table:table-cell table:style-name="ce15" office:value-type="string" calcext:value-type="string">
            <text:p>영혼<text:span text:style-name="T6">, </text:span><text:span text:style-name="T91">정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ummel</text:p>
          </table:table-cell>
          <table:table-cell office:value-type="string" calcext:value-type="string">
            <text:p>(<text:span text:style-name="T107">주먹으로</text:span><text:span text:style-name="T108">)...</text:span><text:span text:style-name="T109">을</text:span><text:span text:style-name="T108"> </text:span><text:span text:style-name="T109">연타하다</text:span><text:span text:style-name="T108">; plumb=plumme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unctilious</text:p>
          </table:table-cell>
          <table:table-cell table:style-name="ce15" office:value-type="string" calcext:value-type="string">
            <text:p>격식에<text:span text:style-name="T73"> </text:span><text:span text:style-name="T74">치우친</text:span><text:span text:style-name="T3">, </text:span><text:span text:style-name="T74">꼼꼼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undit</text:p>
          </table:table-cell>
          <table:table-cell table:style-name="ce15" office:value-type="string" calcext:value-type="string">
            <text:p>박식한<text:span text:style-name="T75"> </text:span><text:span text:style-name="T76">사람</text:span><text:span text:style-name="T8">, erudi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ungent</text:p>
          </table:table-cell>
          <table:table-cell table:style-name="ce15" office:value-type="string" calcext:value-type="string">
            <text:p>강하게<text:span text:style-name="T19"> </text:span><text:span text:style-name="T72">자극하는</text:span><text:span text:style-name="T11">, </text:span><text:span text:style-name="T72">자극성의</text:span><text:span text:style-name="T11">, </text:span><text:span text:style-name="T72">신랄한</text:span><text:span text:style-name="T11">; repugnant-</text:span><text:span text:style-name="T72">싫어하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unitive</text:p>
          </table:table-cell>
          <table:table-cell table:style-name="ce15" office:value-type="string" calcext:value-type="string">
            <text:p>형벌의<text:span text:style-name="T6">, </text:span><text:span text:style-name="T91">징벌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urblind</text:p>
          </table:table-cell>
          <table:table-cell table:style-name="ce15" office:value-type="string" calcext:value-type="string">
            <text:p>반소경의<text:span text:style-name="T19">, </text:span><text:span text:style-name="T72">눈이</text:span><text:span text:style-name="T11"> </text:span><text:span text:style-name="T72">침침한</text:span><text:span text:style-name="T11">, </text:span><text:span text:style-name="T72">우둔한</text:span><text:span text:style-name="T11">, </text:span><text:span text:style-name="T72">둔감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puritanical</text:p>
          </table:table-cell>
          <table:table-cell table:style-name="ce15" office:value-type="string" calcext:value-type="string">
            <text:p>청교도적인<text:span text:style-name="T73">, </text:span><text:span text:style-name="T74">매우</text:span><text:span text:style-name="T3"> </text:span><text:span text:style-name="T74">엄격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quaint</text:p>
          </table:table-cell>
          <table:table-cell office:value-type="string" calcext:value-type="string">
            <text:p>1. <text:span text:style-name="T107">예스럽고</text:span><text:span text:style-name="T108"> </text:span><text:span text:style-name="T109">아취있는</text:span><text:span text:style-name="T108">   2. </text:span><text:span text:style-name="T109">정교한</text:span><text:span text:style-name="T108">, archaic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quandary</text:p>
          </table:table-cell>
          <table:table-cell table:style-name="ce15" office:value-type="string" calcext:value-type="string">
            <text:p>당혹<text:span text:style-name="T73">, </text:span><text:span text:style-name="T74">곤혹</text:span><text:span text:style-name="T3">, </text:span><text:span text:style-name="T74">궁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quasi</text:p>
          </table:table-cell>
          <table:table-cell table:style-name="ce15" office:value-type="string" calcext:value-type="string">
            <text:p>유사한<text:span text:style-name="T6">, </text:span><text:span text:style-name="T91">외견상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quay</text:p>
          </table:table-cell>
          <table:table-cell table:style-name="ce15" office:value-type="string" calcext:value-type="string">
            <text:p>부두<text:span text:style-name="T75">, </text:span><text:span text:style-name="T76">선창</text:span><text:span text:style-name="T8">, harbor, haven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quel</text:p>
          </table:table-cell>
          <table:table-cell office:value-type="string" calcext:value-type="string">
            <text:p>(<text:span text:style-name="T77">폭동</text:span><text:span text:style-name="T78">, </text:span><text:span text:style-name="T79">혼란</text:span><text:span text:style-name="T78">)</text:span><text:span text:style-name="T79">을</text:span><text:span text:style-name="T78"> </text:span><text:span text:style-name="T79">가라앉히다</text:span><text:span text:style-name="T78">, (</text:span><text:span text:style-name="T79">감정</text:span><text:span text:style-name="T78">)</text:span><text:span text:style-name="T79">을</text:span><text:span text:style-name="T78"> </text:span><text:span text:style-name="T79">억누르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query</text:p>
          </table:table-cell>
          <table:table-cell table:style-name="ce15" office:value-type="string" calcext:value-type="string">
            <text:p>질문<text:span text:style-name="T6">, </text:span><text:span text:style-name="T91">의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queue</text:p>
          </table:table-cell>
          <table:table-cell office:value-type="string" calcext:value-type="string">
            <text:p>1. (<text:span text:style-name="T63">차례를</text:span><text:span text:style-name="T64"> </text:span><text:span text:style-name="T65">기다리는</text:span><text:span text:style-name="T64">) </text:span><text:span text:style-name="T65">줄</text:span><text:span text:style-name="T64">   2. (</text:span><text:span text:style-name="T65">컴퓨터</text:span><text:span text:style-name="T64">) </text:span><text:span text:style-name="T65">대기</text:span><text:span text:style-name="T64"> </text:span><text:span text:style-name="T65">행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quiescent</text:p>
          </table:table-cell>
          <table:table-cell table:style-name="ce15" office:value-type="string" calcext:value-type="string">
            <text:p>고요한<text:span text:style-name="T73">, </text:span><text:span text:style-name="T74">쉬고</text:span><text:span text:style-name="T3"> </text:span><text:span text:style-name="T74">있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quintessential</text:p>
          </table:table-cell>
          <table:table-cell table:style-name="ce15" office:value-type="string" calcext:value-type="string">
            <text:p>전형적인<text:span text:style-name="T73">, </text:span><text:span text:style-name="T74">본질</text:span><text:span text:style-name="T3">, </text:span><text:span text:style-name="T74">정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quizzical</text:p>
          </table:table-cell>
          <table:table-cell table:style-name="ce15" office:value-type="string" calcext:value-type="string">
            <text:p>기묘한<text:span text:style-name="T6">, </text:span><text:span text:style-name="T91">우스꽝스러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quotidian</text:p>
          </table:table-cell>
          <table:table-cell table:style-name="ce15" office:value-type="string" calcext:value-type="string">
            <text:p>매일의<text:span text:style-name="T75">, </text:span><text:span text:style-name="T76">나날의</text:span><text:span text:style-name="T8">, ordinar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ampant</text:p>
          </table:table-cell>
          <table:table-cell office:value-type="string" calcext:value-type="string">
            <text:p>1. <text:span text:style-name="T80">유행하는</text:span><text:span text:style-name="T81">, </text:span><text:span text:style-name="T82">만연하는</text:span><text:span text:style-name="T81">   2. </text:span><text:span text:style-name="T82">맹렬한</text:span><text:span text:style-name="T81">, </text:span><text:span text:style-name="T82">격노한</text:span><text:span text:style-name="T81">   3. </text:span><text:span text:style-name="T82">분방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apture</text:p>
          </table:table-cell>
          <table:table-cell table:style-name="ce15" office:value-type="string" calcext:value-type="string">
            <text:p>큰<text:span text:style-name="T19"> </text:span><text:span text:style-name="T72">기쁨</text:span><text:span text:style-name="T11">, </text:span><text:span text:style-name="T72">황홀</text:span><text:span text:style-name="T11">, </text:span><text:span text:style-name="T72">환희</text:span><text:span text:style-name="T11">, bliss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arefied</text:p>
          </table:table-cell>
          <table:table-cell table:style-name="ce15" office:value-type="string" calcext:value-type="string">
            <text:p>희박하여진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atify</text:p>
          </table:table-cell>
          <table:table-cell office:value-type="string" calcext:value-type="string">
            <text:p>(<text:span text:style-name="T80">조약</text:span><text:span text:style-name="T81"> </text:span><text:span text:style-name="T82">따우를</text:span><text:span text:style-name="T81">) </text:span><text:span text:style-name="T82">비준하다</text:span><text:span text:style-name="T81">, </text:span><text:span text:style-name="T82">확인하다</text:span><text:span text:style-name="T81">, </text:span><text:span text:style-name="T82">확증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atiocination</text:p>
          </table:table-cell>
          <table:table-cell table:style-name="ce15" office:value-type="string" calcext:value-type="string">
            <text:p>추론<text:span text:style-name="T6">, </text:span><text:span text:style-name="T91">추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ationale</text:p>
          </table:table-cell>
          <table:table-cell table:style-name="ce15" office:value-type="string" calcext:value-type="string">
            <text:p>이론적<text:span text:style-name="T75"> </text:span><text:span text:style-name="T76">해석</text:span><text:span text:style-name="T8">, </text:span><text:span text:style-name="T76">근본적</text:span><text:span text:style-name="T8"> </text:span><text:span text:style-name="T76">이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aucous</text:p>
          </table:table-cell>
          <table:table-cell table:style-name="ce15" office:value-type="string" calcext:value-type="string">
            <text:p>귀에<text:span text:style-name="T6"> </text:span><text:span text:style-name="T91">거슬리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actionary</text:p>
          </table:table-cell>
          <table:table-cell office:value-type="string" calcext:value-type="string">
            <text:p>1. <text:span text:style-name="T66">반작용의</text:span><text:span text:style-name="T67">   2. </text:span><text:span text:style-name="T68">반동적인</text:span><text:span text:style-name="T67">, </text:span><text:span text:style-name="T68">복고조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buff</text:p>
          </table:table-cell>
          <table:table-cell office:value-type="string" calcext:value-type="string">
            <text:p>1. <text:span text:style-name="T66">거절하다</text:span><text:span text:style-name="T67">  2. ...</text:span><text:span text:style-name="T68">을</text:span><text:span text:style-name="T67"> </text:span><text:span text:style-name="T68">좌절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cidivism</text:p>
          </table:table-cell>
          <table:table-cell table:style-name="ce15" office:value-type="string" calcext:value-type="string">
            <text:p>상습적<text:span text:style-name="T6"> </text:span><text:span text:style-name="T91">범행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claim</text:p>
          </table:table-cell>
          <table:table-cell office:value-type="string" calcext:value-type="string">
            <text:p>...<text:span text:style-name="T104">을</text:span><text:span text:style-name="T105"> </text:span><text:span text:style-name="T106">개간</text:span><text:span text:style-name="T105">(</text:span><text:span text:style-name="T106">매립</text:span><text:span text:style-name="T105">)</text:span><text:span text:style-name="T106">하다</text:span><text:span text:style-name="T105">, ...</text:span><text:span text:style-name="T106">을</text:span><text:span text:style-name="T105"> </text:span><text:span text:style-name="T106">교정</text:span><text:span text:style-name="T105">/</text:span><text:span text:style-name="T106">개선하다</text:span><text:span text:style-name="T105">; </text:span><text:span text:style-name="T106">교화하다</text:span><text:span text:style-name="T105">; proclaim-</text:span><text:span text:style-name="T106">선언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deem</text:p>
          </table:table-cell>
          <table:table-cell office:value-type="string" calcext:value-type="string">
            <text:p>buy back(<text:span text:style-name="T69">상환하다</text:span><text:span text:style-name="T70">), [</text:span><text:span text:style-name="T71">의무</text:span><text:span text:style-name="T70">]</text:span><text:span text:style-name="T71">를</text:span><text:span text:style-name="T70"> </text:span><text:span text:style-name="T71">이행하다</text:span><text:span text:style-name="T70">(fulfill);</text:span><text:span text:style-name="T71">결점을</text:span><text:span text:style-name="T70"> </text:span><text:span text:style-name="T71">메우다</text:span><text:span text:style-name="T70">;[</text:span><text:span text:style-name="T71">남</text:span><text:span text:style-name="T70">, </text:span><text:span text:style-name="T71">죄인</text:span><text:span text:style-name="T70">]</text:span><text:span text:style-name="T71">을</text:span><text:span text:style-name="T70"> </text:span><text:span text:style-name="T71">구하다</text:span><text:span text:style-name="T70">; deem-</text:span><text:span text:style-name="T71">생각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dress</text:p>
          </table:table-cell>
          <table:table-cell office:value-type="string" calcext:value-type="string">
            <text:p>[<text:span text:style-name="T116">고통</text:span><text:span text:style-name="T117">, </text:span><text:span text:style-name="T118">결핍</text:span><text:span text:style-name="T117"> </text:span><text:span text:style-name="T118">따위를</text:span><text:span text:style-name="T117">] </text:span><text:span text:style-name="T118">제거하다</text:span><text:span text:style-name="T117">, </text:span><text:span text:style-name="T118">교정하다</text:span><text:span text:style-name="T117">, </text:span><text:span text:style-name="T118">고치다</text:span><text:span text:style-name="T117">, </text:span><text:span text:style-name="T118">구제하다</text:span><text:span text:style-name="T117">, revis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ferendum</text:p>
          </table:table-cell>
          <table:table-cell table:style-name="ce15" office:value-type="string" calcext:value-type="string">
            <text:p>국민<text:span text:style-name="T19">[</text:span><text:span text:style-name="T72">일반</text:span><text:span text:style-name="T11">]</text:span><text:span text:style-name="T72">투표</text:span><text:span text:style-name="T11">, </text:span><text:span text:style-name="T72">국민</text:span><text:span text:style-name="T11"> </text:span><text:span text:style-name="T72">투표</text:span><text:span text:style-name="T11"> </text:span><text:span text:style-name="T72">제도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fractory</text:p>
          </table:table-cell>
          <table:table-cell table:style-name="ce15" office:value-type="string" calcext:value-type="string">
            <text:p>고집센<text:span text:style-name="T92">, </text:span><text:span text:style-name="T93">다루기</text:span><text:span text:style-name="T94"> </text:span><text:span text:style-name="T93">힘든</text:span><text:span text:style-name="T94">; [</text:span><text:span text:style-name="T93">병</text:span><text:span text:style-name="T94"> </text:span><text:span text:style-name="T93">따위가</text:span><text:span text:style-name="T94">]</text:span><text:span text:style-name="T93">나치의</text:span><text:span text:style-name="T94">, </text:span><text:span text:style-name="T93">고질의</text:span><text:span text:style-name="T94">; </text:span><text:span text:style-name="T93">내화성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gime</text:p>
          </table:table-cell>
          <table:table-cell table:style-name="ce15" office:value-type="string" calcext:value-type="string">
            <text:p>정부<text:span text:style-name="T73">, </text:span><text:span text:style-name="T74">정권</text:span><text:span text:style-name="T3">; </text:span><text:span text:style-name="T74">권리체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gimen</text:p>
          </table:table-cell>
          <table:table-cell table:style-name="ce15" office:value-type="string" calcext:value-type="string">
            <text:p>양생법<text:span text:style-name="T19">, </text:span><text:span text:style-name="T72">식이요법</text:span><text:span text:style-name="T11">(</text:span><text:span text:style-name="T72">규정된</text:span><text:span text:style-name="T11"> </text:span><text:span text:style-name="T72">과정</text:span><text:span text:style-name="T11">, </text:span><text:span text:style-name="T72">절차</text:span><text:span text:style-name="T11"> </text:span><text:span text:style-name="T72">→</text:span><text:span text:style-name="T11"> a regulated cours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mission</text:p>
          </table:table-cell>
          <table:table-cell office:value-type="string" calcext:value-type="string">
            <text:p>[<text:span text:style-name="T69">노력</text:span><text:span text:style-name="T70">, </text:span><text:span text:style-name="T71">긴장</text:span><text:span text:style-name="T70"> </text:span><text:span text:style-name="T71">따위의</text:span><text:span text:style-name="T70">]</text:span><text:span text:style-name="T71">감퇴</text:span><text:span text:style-name="T70">, </text:span><text:span text:style-name="T71">저하</text:span><text:span text:style-name="T70">; [</text:span><text:span text:style-name="T71">병</text:span><text:span text:style-name="T70"> </text:span><text:span text:style-name="T71">따위의</text:span><text:span text:style-name="T70">]</text:span><text:span text:style-name="T71">소강</text:span><text:span text:style-name="T70">; </text:span><text:span text:style-name="T71">용서</text:span><text:span text:style-name="T70">(pardon), </text:span><text:span text:style-name="T71">사면</text:span><text:span text:style-name="T70">, </text:span><text:span text:style-name="T71">면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muneration</text:p>
          </table:table-cell>
          <table:table-cell table:style-name="ce15" office:value-type="string" calcext:value-type="string">
            <text:p>보답<text:span text:style-name="T75">, </text:span><text:span text:style-name="T76">보상</text:span><text:span text:style-name="T8">; </text:span><text:span text:style-name="T76">보수</text:span><text:span text:style-name="T8">, </text:span><text:span text:style-name="T76">급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nd</text:p>
          </table:table-cell>
          <table:table-cell office:value-type="string" calcext:value-type="string">
            <text:p>...<text:span text:style-name="T77">을</text:span><text:span text:style-name="T78"> </text:span><text:span text:style-name="T79">째다</text:span><text:span text:style-name="T78">, </text:span><text:span text:style-name="T79">찢다</text:span><text:span text:style-name="T78">, </text:span><text:span text:style-name="T79">부수다</text:span><text:span text:style-name="T78">; </text:span><text:span text:style-name="T79">분열시키다</text:span><text:span text:style-name="T78">; rant-</text:span><text:span text:style-name="T79">호언장담하다</text:span><text:span text:style-name="T78">, rent-</text:span><text:span text:style-name="T79">틈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nder</text:p>
          </table:table-cell>
          <table:table-cell office:value-type="string" calcext:value-type="string">
            <text:p>...<text:span text:style-name="T80">로</text:span><text:span text:style-name="T81"> </text:span><text:span text:style-name="T82">되게</text:span><text:span text:style-name="T81"> </text:span><text:span text:style-name="T82">하다</text:span><text:span text:style-name="T81">; </text:span><text:span text:style-name="T82">제공하다</text:span><text:span text:style-name="T81">; </text:span><text:span text:style-name="T82">표현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partee</text:p>
          </table:table-cell>
          <table:table-cell table:style-name="ce15" office:value-type="string" calcext:value-type="string">
            <text:p>현답<text:span text:style-name="T83">; </text:span><text:span text:style-name="T84">명답</text:span><text:span text:style-name="T14">, </text:span><text:span text:style-name="T84">재치있는</text:span><text:span text:style-name="T14"> </text:span><text:span text:style-name="T84">응답</text:span><text:span text:style-name="T14">(</text:span><text:span text:style-name="T84">대화</text:span><text:span text:style-name="T14">); </text:span><text:span text:style-name="T84">재치있는</text:span><text:span text:style-name="T14"> </text:span><text:span text:style-name="T84">웅변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plicate</text:p>
          </table:table-cell>
          <table:table-cell office:value-type="string" calcext:value-type="string">
            <text:p>...<text:span text:style-name="T80">을</text:span><text:span text:style-name="T81"> </text:span><text:span text:style-name="T82">반복하다</text:span><text:span text:style-name="T81">; ...</text:span><text:span text:style-name="T82">을</text:span><text:span text:style-name="T81"> </text:span><text:span text:style-name="T82">접어젖히다</text:span><text:span text:style-name="T81">; </text:span><text:span text:style-name="T82">복제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pose</text:p>
          </table:table-cell>
          <table:table-cell table:style-name="ce15" office:value-type="string" calcext:value-type="string">
            <text:p>휴식<text:span text:style-name="T75">; </text:span><text:span text:style-name="T76">한적함</text:span><text:span text:style-name="T8">, </text:span><text:span text:style-name="T76">고요함</text:span><text:span text:style-name="T8">; </text:span><text:span text:style-name="T76">차분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press</text:p>
          </table:table-cell>
          <table:table-cell office:value-type="string" calcext:value-type="string">
            <text:p>...<text:span text:style-name="T80">을</text:span><text:span text:style-name="T81"> </text:span><text:span text:style-name="T82">억제하다</text:span><text:span text:style-name="T81">, </text:span><text:span text:style-name="T82">참다</text:span><text:span text:style-name="T81">; ...</text:span><text:span text:style-name="T82">을</text:span><text:span text:style-name="T81"> </text:span><text:span text:style-name="T82">진압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primand</text:p>
          </table:table-cell>
          <table:table-cell office:value-type="string" calcext:value-type="string">
            <text:p>[<text:span text:style-name="T63">특히</text:span><text:span text:style-name="T64"> </text:span><text:span text:style-name="T65">공식적인</text:span><text:span text:style-name="T64">] </text:span><text:span text:style-name="T65">견책</text:span><text:span text:style-name="T64">, </text:span><text:span text:style-name="T65">징계</text:span><text:span text:style-name="T64">; </text:span><text:span text:style-name="T65">질책</text:span><text:span text:style-name="T64">, </text:span><text:span text:style-name="T65">비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prisal</text:p>
          </table:table-cell>
          <table:table-cell table:style-name="ce15" office:value-type="string" calcext:value-type="string">
            <text:p>보복<text:span text:style-name="T140">, </text:span><text:span text:style-name="T141">앙갚음</text:span><text:span text:style-name="T140">; [</text:span><text:span text:style-name="T141">타국에</text:span><text:span text:style-name="T140"> </text:span><text:span text:style-name="T141">대한</text:span><text:span text:style-name="T140"> </text:span><text:span text:style-name="T141">보복</text:span><text:span text:style-name="T140"> </text:span><text:span text:style-name="T141">수단으로써의</text:span><text:span text:style-name="T140">] </text:span><text:span text:style-name="T141">무력행사</text:span><text:span text:style-name="T140">, </text:span><text:span text:style-name="T141">실력행사</text:span><text:span text:style-name="T140">, vengeful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probate</text:p>
          </table:table-cell>
          <table:table-cell table:style-name="ce15" office:value-type="string" calcext:value-type="string">
            <text:p>타락자<text:span text:style-name="T19">, </text:span><text:span text:style-name="T72">무뢰한</text:span><text:span text:style-name="T11">; </text:span><text:span text:style-name="T72">신에게</text:span><text:span text:style-name="T11"> </text:span><text:span text:style-name="T72">버림받은</text:span><text:span text:style-name="T11"> </text:span><text:span text:style-name="T72">사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pugnant</text:p>
          </table:table-cell>
          <table:table-cell table:style-name="ce15" office:value-type="string" calcext:value-type="string">
            <text:p>싫은<text:span text:style-name="T19">, </text:span><text:span text:style-name="T72">불쾌한</text:span><text:span text:style-name="T11">; </text:span><text:span text:style-name="T72">모순된</text:span><text:span text:style-name="T11">, </text:span><text:span text:style-name="T72">양립할</text:span><text:span text:style-name="T11"> </text:span><text:span text:style-name="T72">수</text:span><text:span text:style-name="T11"> </text:span><text:span text:style-name="T72">없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signation</text:p>
          </table:table-cell>
          <table:table-cell table:style-name="ce15" office:value-type="string" calcext:value-type="string">
            <text:p>순종<text:span text:style-name="T83">, </text:span><text:span text:style-name="T84">체념</text:span><text:span text:style-name="T14">; [</text:span><text:span text:style-name="T84">소극적인</text:span><text:span text:style-name="T14">] </text:span><text:span text:style-name="T84">승인</text:span><text:span text:style-name="T14">, </text:span><text:span text:style-name="T84">묵인</text:span><text:span text:style-name="T14">(acquiescence); </text:span><text:span text:style-name="T84">사직</text:span><text:span text:style-name="T14">, </text:span><text:span text:style-name="T84">사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splendent</text:p>
          </table:table-cell>
          <table:table-cell table:style-name="ce15" office:value-type="string" calcext:value-type="string">
            <text:p>눈부시게<text:span text:style-name="T73"> </text:span><text:span text:style-name="T74">빛나는</text:span><text:span text:style-name="T3">, </text:span><text:span text:style-name="T74">찬란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surrection</text:p>
          </table:table-cell>
          <table:table-cell table:style-name="ce15" office:value-type="string" calcext:value-type="string">
            <text:p>부활<text:span text:style-name="T75">, </text:span><text:span text:style-name="T76">소생</text:span><text:span text:style-name="T8">; insurrection-</text:span><text:span text:style-name="T76">폭동</text:span><text:span text:style-name="T8">,</text:span><text:span text:style-name="T76">반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tort</text:p>
          </table:table-cell>
          <table:table-cell table:style-name="ce15" office:value-type="string" calcext:value-type="string">
            <text:p>앙갚음하다<text:span text:style-name="T83">, ...</text:span><text:span text:style-name="T84">에</text:span><text:span text:style-name="T14"> </text:span><text:span text:style-name="T84">보복하다</text:span><text:span text:style-name="T14">, </text:span><text:span text:style-name="T84">되받아</text:span><text:span text:style-name="T14"> </text:span><text:span text:style-name="T84">치다</text:span><text:span text:style-name="T14">; extort-</text:span><text:span text:style-name="T84">강요하다</text:span><text:span text:style-name="T14">, tortuous-</text:span><text:span text:style-name="T84">구불구불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trospect</text:p>
          </table:table-cell>
          <table:table-cell table:style-name="ce15" office:value-type="string" calcext:value-type="string">
            <text:p>회상<text:span text:style-name="T6">, </text:span><text:span text:style-name="T91">회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vamp</text:p>
          </table:table-cell>
          <table:table-cell office:value-type="string" calcext:value-type="string">
            <text:p>(<text:span text:style-name="T125">연극</text:span><text:span text:style-name="T126"> or </text:span><text:span text:style-name="T127">서적을</text:span><text:span text:style-name="T126">) </text:span><text:span text:style-name="T127">개작하다</text:span><text:span text:style-name="T126">, </text:span><text:span text:style-name="T127">개정하다</text:span><text:span text:style-name="T126">, transcrib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vel</text:p>
          </table:table-cell>
          <table:table-cell table:style-name="ce15" office:value-type="string" calcext:value-type="string">
            <text:p>향락하다<text:span text:style-name="T73">, </text:span><text:span text:style-name="T74">흥청대다</text:span><text:span text:style-name="T3">; rebel-</text:span><text:span text:style-name="T74">반역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vile</text:p>
          </table:table-cell>
          <table:table-cell office:value-type="string" calcext:value-type="string">
            <text:p>...<text:span text:style-name="T77">의</text:span><text:span text:style-name="T78"> </text:span><text:span text:style-name="T79">욕을</text:span><text:span text:style-name="T78"> </text:span><text:span text:style-name="T79">하다</text:span><text:span text:style-name="T78">, ...</text:span><text:span text:style-name="T79">을</text:span><text:span text:style-name="T78"> </text:span><text:span text:style-name="T79">비방하다</text:span><text:span text:style-name="T78">, belie-</text:span><text:span text:style-name="T79">거짓을</text:span><text:span text:style-name="T78"> </text:span><text:span text:style-name="T79">밝히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evulsion</text:p>
          </table:table-cell>
          <table:table-cell office:value-type="string" calcext:value-type="string">
            <text:p>1. [<text:span text:style-name="T88">감정의</text:span><text:span text:style-name="T89">]</text:span><text:span text:style-name="T90">급변</text:span><text:span text:style-name="T89">   2. </text:span><text:span text:style-name="T90">강한</text:span><text:span text:style-name="T89"> </text:span><text:span text:style-name="T90">혐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hapsodize</text:p>
          </table:table-cell>
          <table:table-cell table:style-name="ce15" office:value-type="string" calcext:value-type="string">
            <text:p>열광적으로<text:span text:style-name="T6"> </text:span><text:span text:style-name="T91">쓰다</text:span><text:span text:style-name="T6">(</text:span><text:span text:style-name="T91">말하다</text:span><text:span text:style-name="T6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ibald</text:p>
          </table:table-cell>
          <table:table-cell table:style-name="ce15" office:value-type="string" calcext:value-type="string">
            <text:p>입버릇이<text:span text:style-name="T19"> </text:span><text:span text:style-name="T72">나쁜</text:span><text:span text:style-name="T11">, </text:span><text:span text:style-name="T72">야비한</text:span><text:span text:style-name="T11">, </text:span><text:span text:style-name="T72">상스러운</text:span><text:span text:style-name="T11">(indecent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ife</text:p>
          </table:table-cell>
          <table:table-cell table:style-name="ce15" office:value-type="string" calcext:value-type="string">
            <text:p>유행하고<text:span text:style-name="T92"> </text:span><text:span text:style-name="T93">있는</text:span><text:span text:style-name="T94">, </text:span><text:span text:style-name="T93">왕성한</text:span><text:span text:style-name="T94">, </text:span><text:span text:style-name="T93">자주</text:span><text:span text:style-name="T94"> </text:span><text:span text:style-name="T93">일어나는</text:span><text:span text:style-name="T94">; rift-</text:span><text:span text:style-name="T93">틈</text:span><text:span text:style-name="T94">,</text:span><text:span text:style-name="T93">균열</text:span><text:span text:style-name="T94">,</text:span><text:span text:style-name="T93">갈라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ivet</text:p>
          </table:table-cell>
          <table:table-cell office:value-type="string" calcext:value-type="string">
            <text:p>1. [<text:span text:style-name="T63">눈</text:span><text:span text:style-name="T64">, </text:span><text:span text:style-name="T65">주의</text:span><text:span text:style-name="T64">]</text:span><text:span text:style-name="T65">를</text:span><text:span text:style-name="T64"> </text:span><text:span text:style-name="T65">집중하다</text:span><text:span text:style-name="T64">(engross)   2. </text:span><text:span text:style-name="T65">단단히</text:span><text:span text:style-name="T64"> </text:span><text:span text:style-name="T65">고정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out</text:p>
          </table:table-cell>
          <table:table-cell office:value-type="string" calcext:value-type="string">
            <text:p>[<text:span text:style-name="T77">적군</text:span><text:span text:style-name="T78"> </text:span><text:span text:style-name="T79">따위</text:span><text:span text:style-name="T78">]</text:span><text:span text:style-name="T79">를</text:span><text:span text:style-name="T78"> </text:span><text:span text:style-name="T79">패주시키다</text:span><text:span text:style-name="T78">, </text:span><text:span text:style-name="T79">완패시키다</text:span><text:span text:style-name="T78">p tout-</text:span><text:span text:style-name="T79">조르다</text:span><text:span text:style-name="T78">, lout-</text:span><text:span text:style-name="T79">촌뜨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rue</text:p>
          </table:table-cell>
          <table:table-cell office:value-type="string" calcext:value-type="string">
            <text:p>1. <text:span text:style-name="T107">슬퍼하다</text:span><text:span text:style-name="T108">(mourn), </text:span><text:span text:style-name="T109">원통해하다</text:span><text:span text:style-name="T108">   2. </text:span><text:span text:style-name="T109">후회하다</text:span><text:span text:style-name="T108">, wo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ally</text:p>
          </table:table-cell>
          <table:table-cell office:value-type="string" calcext:value-type="string">
            <text:p>1. <text:span text:style-name="T107">돌격</text:span><text:span text:style-name="T108">, </text:span><text:span text:style-name="T109">출격</text:span><text:span text:style-name="T108">(excursion)   2. </text:span><text:span text:style-name="T109">재담</text:span><text:span text:style-name="T108">(reparte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alutation</text:p>
          </table:table-cell>
          <table:table-cell table:style-name="ce15" office:value-type="string" calcext:value-type="string">
            <text:p>인사<text:span text:style-name="T75">, </text:span><text:span text:style-name="T76">인사말</text:span><text:span text:style-name="T8">  cf)salu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anction</text:p>
          </table:table-cell>
          <table:table-cell office:value-type="string" calcext:value-type="string">
            <text:p>1. <text:span text:style-name="T80">인가</text:span><text:span text:style-name="T81">  2. </text:span><text:span text:style-name="T82">도덕적</text:span><text:span text:style-name="T81"> </text:span><text:span text:style-name="T82">구속력</text:span><text:span text:style-name="T81">  3. </text:span><text:span text:style-name="T82">상벌</text:span><text:span text:style-name="T81">, </text:span><text:span text:style-name="T82">처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arcasm</text:p>
          </table:table-cell>
          <table:table-cell table:style-name="ce15" office:value-type="string" calcext:value-type="string">
            <text:p>비꼼<text:span text:style-name="T6">, </text:span><text:span text:style-name="T91">풍자</text:span><text:span text:style-name="T6">, </text:span><text:span text:style-name="T91">비웃음</text:span><text:span text:style-name="T6">(sneer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avant</text:p>
          </table:table-cell>
          <table:table-cell office:value-type="string" calcext:value-type="string">
            <text:p>(<text:span text:style-name="T125">특히</text:span><text:span text:style-name="T126"> </text:span><text:span text:style-name="T127">저명한</text:span><text:span text:style-name="T126">)</text:span><text:span text:style-name="T127">학자</text:span><text:span text:style-name="T126">, </text:span><text:span text:style-name="T127">대과학자</text:span><text:span text:style-name="T126">, pundit, erudi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cant</text:p>
          </table:table-cell>
          <table:table-cell office:value-type="string" calcext:value-type="string">
            <text:p>1. <text:span text:style-name="T116">불충분한</text:span><text:span text:style-name="T117">, </text:span><text:span text:style-name="T118">부족한</text:span><text:span text:style-name="T117">   2. </text:span><text:span text:style-name="T118">겨우</text:span><text:span text:style-name="T117"> </text:span><text:span text:style-name="T118">되는</text:span><text:span text:style-name="T117">, scarce; cant-</text:span><text:span text:style-name="T118">위선적인</text:span><text:span text:style-name="T117">, recant-</text:span><text:span text:style-name="T118">부인하다</text:span><text:span text:style-name="T117">,</text:span><text:span text:style-name="T118">철회하다</text:span><text:span text:style-name="T117">,repudia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chism</text:p>
          </table:table-cell>
          <table:table-cell office:value-type="string" calcext:value-type="string">
            <text:p>1. <text:span text:style-name="T125">분리</text:span><text:span text:style-name="T126">, </text:span><text:span text:style-name="T127">분열</text:span><text:span text:style-name="T126">   2. </text:span><text:span text:style-name="T127">이교</text:span><text:span text:style-name="T126">, </text:span><text:span text:style-name="T127">분파</text:span><text:span text:style-name="T126">, chasm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corn</text:p>
          </table:table-cell>
          <table:table-cell table:style-name="ce15" office:value-type="string" calcext:value-type="string">
            <text:p>경멸<text:span text:style-name="T6">, </text:span><text:span text:style-name="T91">모욕</text:span><text:span text:style-name="T6">, </text:span><text:span text:style-name="T91">냉소</text:span><text:span text:style-name="T6">(contempt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eamless</text:p>
          </table:table-cell>
          <table:table-cell table:style-name="ce15" office:value-type="string" calcext:value-type="string">
            <text:p>이음새가<text:span text:style-name="T119"> </text:span><text:span text:style-name="T120">없는</text:span><text:span text:style-name="T121">   cf)seam </text:span><text:span text:style-name="T120">→</text:span><text:span text:style-name="T121">1. </text:span><text:span text:style-name="T120">솔기</text:span><text:span text:style-name="T121">, </text:span><text:span text:style-name="T120">이음자리</text:span><text:span text:style-name="T121">  2. </text:span><text:span text:style-name="T120">갈라진</text:span><text:span text:style-name="T121"> </text:span><text:span text:style-name="T120">틈</text:span><text:span text:style-name="T121">, </text:span><text:span text:style-name="T120">흠</text:span><text:span text:style-name="T121">  3. </text:span><text:span text:style-name="T120">봉합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ecede</text:p>
          </table:table-cell>
          <table:table-cell office:value-type="string" calcext:value-type="string">
            <text:p>[<text:span text:style-name="T104">특히</text:span><text:span text:style-name="T105"> </text:span><text:span text:style-name="T106">정당</text:span><text:span text:style-name="T105">, </text:span><text:span text:style-name="T106">종교</text:span><text:span text:style-name="T105"> </text:span><text:span text:style-name="T106">단체에서</text:span><text:span text:style-name="T105">] </text:span><text:span text:style-name="T106">탈퇴하다</text:span><text:span text:style-name="T105">, </text:span><text:span text:style-name="T106">분리하다</text:span><text:span text:style-name="T105">; concede-</text:span><text:span text:style-name="T106">양보하다</text:span><text:span text:style-name="T105">,</text:span><text:span text:style-name="T106">인정하다</text:span><text:span text:style-name="T105">, accede-</text:span><text:span text:style-name="T106">동의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eclusion</text:p>
          </table:table-cell>
          <table:table-cell table:style-name="ce15" office:value-type="string" calcext:value-type="string">
            <text:p>격리<text:span text:style-name="T6">, </text:span><text:span text:style-name="T91">차단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ect</text:p>
          </table:table-cell>
          <table:table-cell table:style-name="ce15" office:value-type="string" calcext:value-type="string">
            <text:p>분파<text:span text:style-name="T75">, </text:span><text:span text:style-name="T76">종파</text:span><text:span text:style-name="T8">, </text:span><text:span text:style-name="T76">학파</text:span><text:span text:style-name="T8">. </text:span><text:span text:style-name="T76">파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edentary</text:p>
          </table:table-cell>
          <table:table-cell office:value-type="string" calcext:value-type="string">
            <text:p>1. <text:span text:style-name="T80">앉아서</text:span><text:span text:style-name="T81"> </text:span><text:span text:style-name="T82">일하는</text:span><text:span text:style-name="T81">, </text:span><text:span text:style-name="T82">앉아</text:span><text:span text:style-name="T81"> </text:span><text:span text:style-name="T82">있는</text:span><text:span text:style-name="T81">  2. </text:span><text:span text:style-name="T82">정착성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elf-made</text:p>
          </table:table-cell>
          <table:table-cell office:value-type="string" calcext:value-type="string">
            <text:p>1. <text:span text:style-name="T88">자력으로</text:span><text:span text:style-name="T89"> </text:span><text:span text:style-name="T90">입신출세한</text:span><text:span text:style-name="T89">  2. </text:span><text:span text:style-name="T90">자기가</text:span><text:span text:style-name="T89"> </text:span><text:span text:style-name="T90">만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ententious</text:p>
          </table:table-cell>
          <table:table-cell office:value-type="string" calcext:value-type="string">
            <text:p>1. <text:span text:style-name="T80">금언이</text:span><text:span text:style-name="T81"> </text:span><text:span text:style-name="T82">많은</text:span><text:span text:style-name="T81">  2. </text:span><text:span text:style-name="T82">금언</text:span><text:span text:style-name="T81"> </text:span><text:span text:style-name="T82">같은</text:span><text:span text:style-name="T81">, </text:span><text:span text:style-name="T82">독선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erene</text:p>
          </table:table-cell>
          <table:table-cell table:style-name="ce15" office:value-type="string" calcext:value-type="string">
            <text:p>잔잔한<text:span text:style-name="T6">, </text:span><text:span text:style-name="T91">조용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erpentine</text:p>
          </table:table-cell>
          <table:table-cell office:value-type="string" calcext:value-type="string">
            <text:p>1. <text:span text:style-name="T63">뱀의</text:span><text:span text:style-name="T64">, </text:span><text:span text:style-name="T65">뱀과</text:span><text:span text:style-name="T64"> </text:span><text:span text:style-name="T65">같은</text:span><text:span text:style-name="T64">  2. </text:span><text:span text:style-name="T65">꼬불꼬불한</text:span><text:span text:style-name="T64">(sinuous)  cf)serpent </text:span><text:span text:style-name="T65">→</text:span><text:span text:style-name="T64"> </text:span><text:span text:style-name="T65">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hackle</text:p>
          </table:table-cell>
          <table:table-cell table:style-name="ce15" office:value-type="string" calcext:value-type="string">
            <text:p>수갑<text:span text:style-name="T6">(manacle), </text:span><text:span text:style-name="T91">속박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hibboleth</text:p>
          </table:table-cell>
          <table:table-cell office:value-type="string" calcext:value-type="string">
            <text:p>[<text:span text:style-name="T122">어떤</text:span><text:span text:style-name="T123"> </text:span><text:span text:style-name="T124">계급</text:span><text:span text:style-name="T123">, </text:span><text:span text:style-name="T124">단체</text:span><text:span text:style-name="T123"> </text:span><text:span text:style-name="T124">등의</text:span><text:span text:style-name="T123"> </text:span><text:span text:style-name="T124">특유한</text:span><text:span text:style-name="T123">] </text:span><text:span text:style-name="T124">발음</text:span><text:span text:style-name="T123">, </text:span><text:span text:style-name="T124">관습</text:span><text:span text:style-name="T123">, </text:span><text:span text:style-name="T124">표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hrewd</text:p>
          </table:table-cell>
          <table:table-cell table:style-name="ce15" office:value-type="string" calcext:value-type="string">
            <text:p>영리한<text:span text:style-name="T6">, </text:span><text:span text:style-name="T91">약삭빠른</text:span><text:span text:style-name="T6">, </text:span><text:span text:style-name="T91">교활한</text:span><text:span text:style-name="T6">(shy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ingular</text:p>
          </table:table-cell>
          <table:table-cell table:style-name="ce15" office:value-type="string" calcext:value-type="string">
            <text:p>보통이<text:span text:style-name="T19"> </text:span><text:span text:style-name="T72">아닌</text:span><text:span text:style-name="T11">, </text:span><text:span text:style-name="T72">두드러진</text:span><text:span text:style-name="T11">, </text:span><text:span text:style-name="T72">뛰어난</text:span><text:span text:style-name="T11">, </text:span><text:span text:style-name="T72">훌륭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kirmish</text:p>
          </table:table-cell>
          <table:table-cell table:style-name="ce15" office:value-type="string" calcext:value-type="string">
            <text:p>소충돌<text:span text:style-name="T73">, </text:span><text:span text:style-name="T74">소규모</text:span><text:span text:style-name="T3"> </text:span><text:span text:style-name="T74">접전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kittish</text:p>
          </table:table-cell>
          <table:table-cell table:style-name="ce15" office:value-type="string" calcext:value-type="string">
            <text:p>잘<text:span text:style-name="T73"> </text:span><text:span text:style-name="T74">놀라는</text:span><text:span text:style-name="T3">, </text:span><text:span text:style-name="T74">겁많은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lake</text:p>
          </table:table-cell>
          <table:table-cell office:value-type="string" calcext:value-type="string">
            <text:p>1. [<text:span text:style-name="T80">불을</text:span><text:span text:style-name="T81">] </text:span><text:span text:style-name="T82">끄다</text:span><text:span text:style-name="T81">(quench)  2. [</text:span><text:span text:style-name="T82">욕망을</text:span><text:span text:style-name="T81">] </text:span><text:span text:style-name="T82">채우다</text:span><text:span text:style-name="T81">  3. </text:span><text:span text:style-name="T82">약화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olace</text:p>
          </table:table-cell>
          <table:table-cell table:style-name="ce15" office:value-type="string" calcext:value-type="string">
            <text:p>위로<text:span text:style-name="T75">, </text:span><text:span text:style-name="T76">위안</text:span><text:span text:style-name="T8">(consolation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olidarity</text:p>
          </table:table-cell>
          <table:table-cell table:style-name="ce15" office:value-type="string" calcext:value-type="string">
            <text:p>일치<text:span text:style-name="T73"> </text:span><text:span text:style-name="T74">단결</text:span><text:span text:style-name="T3">, </text:span><text:span text:style-name="T74">결속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ophomoric</text:p>
          </table:table-cell>
          <table:table-cell office:value-type="string" calcext:value-type="string">
            <text:p>2<text:span text:style-name="T88">학년생의</text:span><text:span text:style-name="T89">, </text:span><text:span text:style-name="T90">미숙한</text:span><text:span text:style-name="T89">, </text:span><text:span text:style-name="T90">아는</text:span><text:span text:style-name="T89"> </text:span><text:span text:style-name="T90">체하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ordid</text:p>
          </table:table-cell>
          <table:table-cell table:style-name="ce15" office:value-type="string" calcext:value-type="string">
            <text:p>더러운<text:span text:style-name="T19">, </text:span><text:span text:style-name="T72">불결한</text:span><text:span text:style-name="T11">(squalid); morbid-</text:span><text:span text:style-name="T72">병적</text:span><text:span text:style-name="T11">,</text:span><text:span text:style-name="T72">불건정상태</text:span><text:span text:style-name="T11">, forbid-</text:span><text:span text:style-name="T72">방해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overeign</text:p>
          </table:table-cell>
          <table:table-cell table:style-name="ce15" office:value-type="string" calcext:value-type="string">
            <text:p>주권자<text:span text:style-name="T73">, </text:span><text:span text:style-name="T74">통치자</text:span><text:span text:style-name="T3">, </text:span><text:span text:style-name="T74">군주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pate</text:p>
          </table:table-cell>
          <table:table-cell office:value-type="string" calcext:value-type="string">
            <text:p>[<text:span text:style-name="T107">감정</text:span><text:span text:style-name="T108"> </text:span><text:span text:style-name="T109">따위의</text:span><text:span text:style-name="T108">] </text:span><text:span text:style-name="T109">격발</text:span><text:span text:style-name="T108">, ignit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pecious</text:p>
          </table:table-cell>
          <table:table-cell table:style-name="ce15" office:value-type="string" calcext:value-type="string">
            <text:p>허울<text:span text:style-name="T6"> </text:span><text:span text:style-name="T91">좋은</text:span><text:span text:style-name="T6">, </text:span><text:span text:style-name="T91">그럴듯한</text:span><text:span text:style-name="T6">, superfluous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pecter</text:p>
          </table:table-cell>
          <table:table-cell table:style-name="ce15" office:value-type="string" calcext:value-type="string">
            <text:p>유령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pectrum</text:p>
          </table:table-cell>
          <table:table-cell table:style-name="ce15" office:value-type="string" calcext:value-type="string">
            <text:p>스펙트럼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purn</text:p>
          </table:table-cell>
          <table:table-cell office:value-type="string" calcext:value-type="string">
            <text:p>1. <text:span text:style-name="T88">내쫓아내다</text:span><text:span text:style-name="T89">, </text:span><text:span text:style-name="T90">추방하다</text:span><text:span text:style-name="T89">  2. </text:span><text:span text:style-name="T90">경멸하다</text:span><text:span text:style-name="T89">, </text:span><text:span text:style-name="T90">모욕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talwart</text:p>
          </table:table-cell>
          <table:table-cell office:value-type="string" calcext:value-type="string">
            <text:p>1. <text:span text:style-name="T66">건장한</text:span><text:span text:style-name="T67">   2. </text:span><text:span text:style-name="T68">강하고</text:span><text:span text:style-name="T67"> </text:span><text:span text:style-name="T68">용기있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tark</text:p>
          </table:table-cell>
          <table:table-cell office:value-type="string" calcext:value-type="string">
            <text:p>1. <text:span text:style-name="T107">완전한</text:span><text:span text:style-name="T108">(utter)   2. </text:span><text:span text:style-name="T109">황량한</text:span><text:span text:style-name="T108">(desolate)   3. </text:span><text:span text:style-name="T109">엄격한</text:span><text:span text:style-name="T108">(harsh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tint</text:p>
          </table:table-cell>
          <table:table-cell office:value-type="string" calcext:value-type="string">
            <text:p>...<text:span text:style-name="T107">을</text:span><text:span text:style-name="T108"> </text:span><text:span text:style-name="T109">제한하다</text:span><text:span text:style-name="T108">, </text:span><text:span text:style-name="T109">절약하다</text:span><text:span text:style-name="T108">(frugal), sting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tipend</text:p>
          </table:table-cell>
          <table:table-cell table:style-name="ce15" office:value-type="string" calcext:value-type="string">
            <text:p>봉급<text:span text:style-name="T6">, </text:span><text:span text:style-name="T91">급여금</text:span><text:span text:style-name="T6">, </text:span><text:span text:style-name="T91">수당</text:span><text:span text:style-name="T6">, remuneration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tolid</text:p>
          </table:table-cell>
          <table:table-cell table:style-name="ce15" office:value-type="string" calcext:value-type="string">
            <text:p>둔감한<text:span text:style-name="T6">, </text:span><text:span text:style-name="T91">무신경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tout</text:p>
          </table:table-cell>
          <table:table-cell office:value-type="string" calcext:value-type="string">
            <text:p>1. <text:span text:style-name="T145">뚱뚱한</text:span><text:span text:style-name="T146">(plump)  2. </text:span><text:span text:style-name="T147">튼튼한</text:span><text:span text:style-name="T146">(stocky, sturdy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tratagem</text:p>
          </table:table-cell>
          <table:table-cell table:style-name="ce15" office:value-type="string" calcext:value-type="string">
            <text:p>전략<text:span text:style-name="T6">, </text:span><text:span text:style-name="T91">계략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tupendous</text:p>
          </table:table-cell>
          <table:table-cell office:value-type="string" calcext:value-type="string">
            <text:p>1. <text:span text:style-name="T88">놀랄만한</text:span><text:span text:style-name="T89">   2. </text:span><text:span text:style-name="T90">엄청나게</text:span><text:span text:style-name="T89"> </text:span><text:span text:style-name="T90">큰</text:span><text:span text:style-name="T89">, </text:span><text:span text:style-name="T90">거대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tupor</text:p>
          </table:table-cell>
          <table:table-cell office:value-type="string" calcext:value-type="string">
            <text:p>1. <text:span text:style-name="T66">마비</text:span><text:span text:style-name="T67">, </text:span><text:span text:style-name="T68">무감각</text:span><text:span text:style-name="T67">   2. </text:span><text:span text:style-name="T68">아연실색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bside</text:p>
          </table:table-cell>
          <table:table-cell office:value-type="string" calcext:value-type="string">
            <text:p>1. (<text:span text:style-name="T80">땅이</text:span><text:span text:style-name="T81">) </text:span><text:span text:style-name="T82">내려앉다</text:span><text:span text:style-name="T81">   2. </text:span><text:span text:style-name="T82">가라앉다</text:span><text:span text:style-name="T81">, </text:span><text:span text:style-name="T82">진정되다</text:span><text:span text:style-name="T81">, </text:span><text:span text:style-name="T82">침전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bsidiary</text:p>
          </table:table-cell>
          <table:table-cell table:style-name="ce15" office:value-type="string" calcext:value-type="string">
            <text:p>보조의<text:span text:style-name="T6">, </text:span><text:span text:style-name="T91">보충적인</text:span><text:span text:style-name="T6">(supplemental), </text:span><text:span text:style-name="T91">부수적인</text:span><text:span text:style-name="T6">(subordinat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bsidize</text:p>
          </table:table-cell>
          <table:table-cell office:value-type="string" calcext:value-type="string">
            <text:p>...<text:span text:style-name="T66">에게</text:span><text:span text:style-name="T67"> </text:span><text:span text:style-name="T68">보조금을</text:span><text:span text:style-name="T67"> </text:span><text:span text:style-name="T68">지급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bstantiate</text:p>
          </table:table-cell>
          <table:table-cell office:value-type="string" calcext:value-type="string">
            <text:p>1. ...<text:span text:style-name="T88">을</text:span><text:span text:style-name="T89"> </text:span><text:span text:style-name="T90">증명하다</text:span><text:span text:style-name="T89">   2. ...</text:span><text:span text:style-name="T90">을</text:span><text:span text:style-name="T89"> </text:span><text:span text:style-name="T90">구체화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bterfuge</text:p>
          </table:table-cell>
          <table:table-cell table:style-name="ce15" office:value-type="string" calcext:value-type="string">
            <text:p>구실<text:span text:style-name="T75">, </text:span><text:span text:style-name="T76">핑계</text:span><text:span text:style-name="T8">, </text:span><text:span text:style-name="T76">발뺌</text:span><text:span text:style-name="T8">, </text:span><text:span text:style-name="T76">속이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ffice</text:p>
          </table:table-cell>
          <table:table-cell table:style-name="ce15" office:value-type="string" calcext:value-type="string">
            <text:p>충분하다<text:span text:style-name="T73">, ...</text:span><text:span text:style-name="T74">을</text:span><text:span text:style-name="T3"> </text:span><text:span text:style-name="T74">만족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ffrage</text:p>
          </table:table-cell>
          <table:table-cell table:style-name="ce15" office:value-type="string" calcext:value-type="string">
            <text:p>투표권<text:span text:style-name="T6">, </text:span><text:span text:style-name="T91">선거권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ffuse</text:p>
          </table:table-cell>
          <table:table-cell office:value-type="string" calcext:value-type="string">
            <text:p>...<text:span text:style-name="T80">을</text:span><text:span text:style-name="T81"> </text:span><text:span text:style-name="T82">채우다</text:span><text:span text:style-name="T81">, </text:span><text:span text:style-name="T82">가득하게</text:span><text:span text:style-name="T81"> </text:span><text:span text:style-name="T82">하다</text:span><text:span text:style-name="T81">, </text:span><text:span text:style-name="T82">뒤덮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mptuous</text:p>
          </table:table-cell>
          <table:table-cell office:value-type="string" calcext:value-type="string">
            <text:p>1. <text:span text:style-name="T107">고가의</text:span><text:span text:style-name="T108">, </text:span><text:span text:style-name="T109">사치스러운</text:span><text:span text:style-name="T108">   2. </text:span><text:span text:style-name="T109">훌륭한</text:span><text:span text:style-name="T108">(splendid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persede</text:p>
          </table:table-cell>
          <table:table-cell office:value-type="string" calcext:value-type="string">
            <text:p>1. ...<text:span text:style-name="T63">에</text:span><text:span text:style-name="T64"> </text:span><text:span text:style-name="T65">대신하다</text:span><text:span text:style-name="T64">   2. [</text:span><text:span text:style-name="T65">사람</text:span><text:span text:style-name="T64">]</text:span><text:span text:style-name="T65">을</text:span><text:span text:style-name="T64"> </text:span><text:span text:style-name="T65">바구다</text:span><text:span text:style-name="T64">, </text:span><text:span text:style-name="T65">면직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pine</text:p>
          </table:table-cell>
          <table:table-cell office:value-type="string" calcext:value-type="string">
            <text:p>1. <text:span text:style-name="T125">반듯이</text:span><text:span text:style-name="T126"> </text:span><text:span text:style-name="T127">누운</text:span><text:span text:style-name="T126">   2. </text:span><text:span text:style-name="T127">나태한</text:span><text:span text:style-name="T126">, </text:span><text:span text:style-name="T127">게으른</text:span><text:span text:style-name="T126">(lethargic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pplication</text:p>
          </table:table-cell>
          <table:table-cell table:style-name="ce15" office:value-type="string" calcext:value-type="string">
            <text:p>탄원<text:span text:style-name="T6">, </text:span><text:span text:style-name="T91">간청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ppress</text:p>
          </table:table-cell>
          <table:table-cell table:style-name="ce15" office:value-type="string" calcext:value-type="string">
            <text:p>억압하다<text:span text:style-name="T75">, </text:span><text:span text:style-name="T76">진압하다</text:span><text:span text:style-name="T8">(subdue, quash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rmise</text:p>
          </table:table-cell>
          <table:table-cell table:style-name="ce15" office:value-type="string" calcext:value-type="string">
            <text:p>추측<text:span text:style-name="T19">, </text:span><text:span text:style-name="T72">짐작하다</text:span><text:span text:style-name="T11">; remise-</text:span><text:span text:style-name="T72">부주의한</text:span><text:span text:style-name="T11">,lazy, demise-</text:span><text:span text:style-name="T72">서거</text:span><text:span text:style-name="T11">,</text:span><text:span text:style-name="T72">소멸</text:span><text:span text:style-name="T11">,</text:span><text:span text:style-name="T72">양도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rreal</text:p>
          </table:table-cell>
          <table:table-cell table:style-name="ce15" office:value-type="string" calcext:value-type="string">
            <text:p>초현실적인<text:span text:style-name="T6">; corporea-</text:span><text:span text:style-name="T91">현실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usceptible</text:p>
          </table:table-cell>
          <table:table-cell office:value-type="string" calcext:value-type="string">
            <text:p>1. <text:span text:style-name="T98">영향받기</text:span><text:span text:style-name="T99"> </text:span><text:span text:style-name="T100">쉬운</text:span><text:span text:style-name="T99">   2. </text:span><text:span text:style-name="T100">감수성이</text:span><text:span text:style-name="T99"> </text:span><text:span text:style-name="T100">강한</text:span><text:span text:style-name="T99">, </text:span><text:span text:style-name="T100">민감한</text:span><text:span text:style-name="T99">, susceptive, susceptibilit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weeping</text:p>
          </table:table-cell>
          <table:table-cell office:value-type="string" calcext:value-type="string">
            <text:p>1. <text:span text:style-name="T88">전반적인</text:span><text:span text:style-name="T89">, </text:span><text:span text:style-name="T90">대략적인</text:span><text:span text:style-name="T89">   2. </text:span><text:span text:style-name="T90">완전한</text:span><text:span text:style-name="T89">, </text:span><text:span text:style-name="T90">철저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yntax</text:p>
          </table:table-cell>
          <table:table-cell table:style-name="ce15" office:value-type="string" calcext:value-type="string">
            <text:p>구문론<text:span text:style-name="T6">, </text:span><text:span text:style-name="T91">문장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systemic</text:p>
          </table:table-cell>
          <table:table-cell office:value-type="string" calcext:value-type="string">
            <text:p>1. <text:span text:style-name="T77">조직</text:span><text:span text:style-name="T78">(</text:span><text:span text:style-name="T79">체계</text:span><text:span text:style-name="T78">, </text:span><text:span text:style-name="T79">계통</text:span><text:span text:style-name="T78">)</text:span><text:span text:style-name="T79">의</text:span><text:span text:style-name="T78">   2. [</text:span><text:span text:style-name="T79">생리</text:span><text:span text:style-name="T78">, </text:span><text:span text:style-name="T79">병리</text:span><text:span text:style-name="T78">] </text:span><text:span text:style-name="T79">온몸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actical</text:p>
          </table:table-cell>
          <table:table-cell table:style-name="ce15" office:value-type="string" calcext:value-type="string">
            <text:p>전술상의<text:span text:style-name="T73">, tactless, </text:span><text:span text:style-name="T74">순진한</text:span><text:span text:style-name="T3">, </text:span><text:span text:style-name="T74">멍청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aint</text:p>
          </table:table-cell>
          <table:table-cell table:style-name="ce15" office:value-type="string" calcext:value-type="string">
            <text:p>더러움<text:span text:style-name="T83">, </text:span><text:span text:style-name="T84">얼룩</text:span><text:span text:style-name="T14">, </text:span><text:span text:style-name="T84">오점</text:span><text:span text:style-name="T14">; </text:span><text:span text:style-name="T84">부패</text:span><text:span text:style-name="T14"> </text:span><text:span text:style-name="T84">타락</text:span><text:span text:style-name="T14">; </text:span><text:span text:style-name="T84">감염</text:span><text:span text:style-name="T14">(</text:span><text:span text:style-name="T84">력</text:span><text:span text:style-name="T14">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edium</text:p>
          </table:table-cell>
          <table:table-cell table:style-name="ce15" office:value-type="string" calcext:value-type="string">
            <text:p>지루함<text:span text:style-name="T73">, </text:span><text:span text:style-name="T74">싫증남</text:span><text:span text:style-name="T3">, </text:span><text:span text:style-name="T74">권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eem</text:p>
          </table:table-cell>
          <table:table-cell table:style-name="ce15" office:value-type="string" calcext:value-type="string">
            <text:p>충만하다<text:span text:style-name="T73">, </text:span><text:span text:style-name="T74">풍부히</text:span><text:span text:style-name="T3"> </text:span><text:span text:style-name="T74">있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emporal</text:p>
          </table:table-cell>
          <table:table-cell office:value-type="string" calcext:value-type="string">
            <text:p>1. <text:span text:style-name="T80">때의</text:span><text:span text:style-name="T81">, </text:span><text:span text:style-name="T82">시간의</text:span><text:span text:style-name="T81">   2. </text:span><text:span text:style-name="T82">이승의</text:span><text:span text:style-name="T81">, </text:span><text:span text:style-name="T82">세속의</text:span><text:span text:style-name="T81">   3. </text:span><text:span text:style-name="T82">일시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emporize</text:p>
          </table:table-cell>
          <table:table-cell table:style-name="ce15" office:value-type="string" calcext:value-type="string">
            <text:p>임시변통하다<text:span text:style-name="T6">; extemporize-</text:span><text:span text:style-name="T91">사전준비없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epid</text:p>
          </table:table-cell>
          <table:table-cell table:style-name="ce15" office:value-type="string" calcext:value-type="string">
            <text:p>미지근한<text:span text:style-name="T75">, </text:span><text:span text:style-name="T76">미온한</text:span><text:span text:style-name="T8">(lukewarm), insipid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hesis</text:p>
          </table:table-cell>
          <table:table-cell table:style-name="ce15" office:value-type="string" calcext:value-type="string">
            <text:p>논문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horny</text:p>
          </table:table-cell>
          <table:table-cell office:value-type="string" calcext:value-type="string">
            <text:p>1. <text:span text:style-name="T66">가시처럼</text:span><text:span text:style-name="T67"> </text:span><text:span text:style-name="T68">날카로운</text:span><text:span text:style-name="T67">   2. </text:span><text:span text:style-name="T68">고통스러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hreshold</text:p>
          </table:table-cell>
          <table:table-cell office:value-type="string" calcext:value-type="string">
            <text:p>1. <text:span text:style-name="T88">문지방</text:span><text:span text:style-name="T89">, </text:span><text:span text:style-name="T90">입구</text:span><text:span text:style-name="T89">   2. </text:span><text:span text:style-name="T90">시작</text:span><text:span text:style-name="T89">, </text:span><text:span text:style-name="T90">발단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hrottle</text:p>
          </table:table-cell>
          <table:table-cell table:style-name="ce15" office:value-type="string" calcext:value-type="string">
            <text:p>조리개<text:span text:style-name="T6">, </text:span><text:span text:style-name="T91">조절판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hwart</text:p>
          </table:table-cell>
          <table:table-cell office:value-type="string" calcext:value-type="string">
            <text:p>...<text:span text:style-name="T107">을</text:span><text:span text:style-name="T108"> </text:span><text:span text:style-name="T109">방해하다</text:span><text:span text:style-name="T108">, </text:span><text:span text:style-name="T109">훼방놓다</text:span><text:span text:style-name="T108">(hinder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imorous</text:p>
          </table:table-cell>
          <table:table-cell table:style-name="ce15" office:value-type="string" calcext:value-type="string">
            <text:p>겁많은<text:span text:style-name="T75">, </text:span><text:span text:style-name="T76">겁쟁이의</text:span><text:span text:style-name="T8">(timid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itillate</text:p>
          </table:table-cell>
          <table:table-cell office:value-type="string" calcext:value-type="string">
            <text:p>...<text:span text:style-name="T66">의</text:span><text:span text:style-name="T67"> </text:span><text:span text:style-name="T68">흥을</text:span><text:span text:style-name="T67"> </text:span><text:span text:style-name="T68">돋우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itular</text:p>
          </table:table-cell>
          <table:table-cell table:style-name="ce15" office:value-type="string" calcext:value-type="string">
            <text:p>표제의<text:span text:style-name="T73">, </text:span><text:span text:style-name="T74">제목의</text:span><text:span text:style-name="T3">, </text:span><text:span text:style-name="T74">직함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oil</text:p>
          </table:table-cell>
          <table:table-cell table:style-name="ce15" office:value-type="string" calcext:value-type="string">
            <text:p>애<text:span text:style-name="T75">(</text:span><text:span text:style-name="T76">쓰는</text:span><text:span text:style-name="T8"> </text:span><text:span text:style-name="T76">일</text:span><text:span text:style-name="T8">), </text:span><text:span text:style-name="T76">노고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ortuous</text:p>
          </table:table-cell>
          <table:table-cell table:style-name="ce15" office:value-type="string" calcext:value-type="string">
            <text:p>구불구불한<text:span text:style-name="T75">, </text:span><text:span text:style-name="T76">비틀린</text:span><text:span text:style-name="T8">, meandor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oxic</text:p>
          </table:table-cell>
          <table:table-cell table:style-name="ce15" office:value-type="string" calcext:value-type="string">
            <text:p>유독한<text:span text:style-name="T6">, </text:span><text:span text:style-name="T91">독성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ransfix</text:p>
          </table:table-cell>
          <table:table-cell office:value-type="string" calcext:value-type="string">
            <text:p>1. [<text:span text:style-name="T113">공포</text:span><text:span text:style-name="T114"> </text:span><text:span text:style-name="T115">따위로</text:span><text:span text:style-name="T114">] ...</text:span><text:span text:style-name="T115">을</text:span><text:span text:style-name="T114"> </text:span><text:span text:style-name="T115">오금을</text:span><text:span text:style-name="T114"> </text:span><text:span text:style-name="T115">못쓰게</text:span><text:span text:style-name="T114"> </text:span><text:span text:style-name="T115">하다</text:span><text:span text:style-name="T114">  2. ...</text:span><text:span text:style-name="T115">을</text:span><text:span text:style-name="T114"> </text:span><text:span text:style-name="T115">고정시키다</text:span><text:span text:style-name="T114">, </text:span><text:span text:style-name="T115">못박다</text:span><text:span text:style-name="T114">(rivet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rauma</text:p>
          </table:table-cell>
          <table:table-cell office:value-type="string" calcext:value-type="string">
            <text:p>1. [<text:span text:style-name="T77">병리</text:span><text:span text:style-name="T78">]</text:span><text:span text:style-name="T79">외상</text:span><text:span text:style-name="T78">  2. </text:span><text:span text:style-name="T79">정신적</text:span><text:span text:style-name="T78"> </text:span><text:span text:style-name="T79">외상</text:span><text:span text:style-name="T78">, </text:span><text:span text:style-name="T79">마음의</text:span><text:span text:style-name="T78"> </text:span><text:span text:style-name="T79">상처</text:span><text:span text:style-name="T78">, </text:span><text:span text:style-name="T79">쇼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ravesty</text:p>
          </table:table-cell>
          <table:table-cell table:style-name="ce15" office:value-type="string" calcext:value-type="string">
            <text:p>익살스럽게<text:span text:style-name="T19"> </text:span><text:span text:style-name="T72">고쳐놓은</text:span><text:span text:style-name="T11"> </text:span><text:span text:style-name="T72">것</text:span><text:span text:style-name="T11">, </text:span><text:span text:style-name="T72">서투른</text:span><text:span text:style-name="T11"> </text:span><text:span text:style-name="T72">모방</text:span><text:span text:style-name="T11">, </text:span><text:span text:style-name="T72">가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renchant</text:p>
          </table:table-cell>
          <table:table-cell office:value-type="string" calcext:value-type="string">
            <text:p>1. <text:span text:style-name="T80">신랄한</text:span><text:span text:style-name="T81">, </text:span><text:span text:style-name="T82">예민한</text:span><text:span text:style-name="T81">   2. </text:span><text:span text:style-name="T82">명확한</text:span><text:span text:style-name="T81">; nonchalant=indifferent, penchant-</text:span><text:span text:style-name="T82">취미</text:span><text:span text:style-name="T81">,</text:span><text:span text:style-name="T82">기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riumvirate</text:p>
          </table:table-cell>
          <table:table-cell office:value-type="string" calcext:value-type="string">
            <text:p>1. 3<text:span text:style-name="T88">두정치</text:span><text:span text:style-name="T89">, 3</text:span><text:span text:style-name="T90">인</text:span><text:span text:style-name="T89"> </text:span><text:span text:style-name="T90">집권</text:span><text:span text:style-name="T89">   2. 3</text:span><text:span text:style-name="T90">인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ryst</text:p>
          </table:table-cell>
          <table:table-cell table:style-name="ce15" office:value-type="string" calcext:value-type="string">
            <text:p>만날<text:span text:style-name="T75"> </text:span><text:span text:style-name="T76">약속</text:span><text:span text:style-name="T8">, </text:span><text:span text:style-name="T76">데이트의</text:span><text:span text:style-name="T8"> </text:span><text:span text:style-name="T76">약속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umult</text:p>
          </table:table-cell>
          <table:table-cell office:value-type="string" calcext:value-type="string">
            <text:p>1. <text:span text:style-name="T125">큰</text:span><text:span text:style-name="T126"> </text:span><text:span text:style-name="T127">소동</text:span><text:span text:style-name="T126">, </text:span><text:span text:style-name="T127">소란</text:span><text:span text:style-name="T126">   2. </text:span><text:span text:style-name="T127">폭동</text:span><text:span text:style-name="T126">, turmoil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urbid</text:p>
          </table:table-cell>
          <table:table-cell table:style-name="ce15" office:value-type="string" calcext:value-type="string">
            <text:p>불투명한<text:span text:style-name="T19">, </text:span><text:span text:style-name="T72">흐린</text:span><text:span text:style-name="T11">, </text:span><text:span text:style-name="T72">탁한</text:span><text:span text:style-name="T11">, opaque; morbid-</text:span><text:span text:style-name="T72">병적인</text:span><text:span text:style-name="T11">,</text:span><text:span text:style-name="T72">불건전한</text:span><text:span text:style-name="T11">, forbid-</text:span><text:span text:style-name="T72">방해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turmoil</text:p>
          </table:table-cell>
          <table:table-cell office:value-type="string" calcext:value-type="string">
            <text:p>1. <text:span text:style-name="T125">혼란</text:span><text:span text:style-name="T126">, </text:span><text:span text:style-name="T127">동요</text:span><text:span text:style-name="T126">   2. </text:span><text:span text:style-name="T127">소란</text:span><text:span text:style-name="T126">, </text:span><text:span text:style-name="T127">소동</text:span><text:span text:style-name="T126">, tumult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uncanny</text:p>
          </table:table-cell>
          <table:table-cell office:value-type="string" calcext:value-type="string">
            <text:p>1. <text:span text:style-name="T107">초자연적인</text:span><text:span text:style-name="T108">   2. </text:span><text:span text:style-name="T109">기괴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underlying</text:p>
          </table:table-cell>
          <table:table-cell office:value-type="string" calcext:value-type="string">
            <text:p>1. <text:span text:style-name="T88">밑에</text:span><text:span text:style-name="T89"> </text:span><text:span text:style-name="T90">놓인</text:span><text:span text:style-name="T89">  2. </text:span><text:span text:style-name="T90">기초적인</text:span><text:span text:style-name="T89">, </text:span><text:span text:style-name="T90">근본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undermine</text:p>
          </table:table-cell>
          <table:table-cell office:value-type="string" calcext:value-type="string">
            <text:p>...<text:span text:style-name="T80">의</text:span><text:span text:style-name="T81"> </text:span><text:span text:style-name="T82">밑을</text:span><text:span text:style-name="T81"> </text:span><text:span text:style-name="T82">파다</text:span><text:span text:style-name="T81">; </text:span><text:span text:style-name="T82">해치다</text:span><text:span text:style-name="T81">, </text:span><text:span text:style-name="T82">손상시키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underpinning</text:p>
          </table:table-cell>
          <table:table-cell table:style-name="ce15" office:value-type="string" calcext:value-type="string">
            <text:p>받침<text:span text:style-name="T73">, </text:span><text:span text:style-name="T74">토대</text:span><text:span text:style-name="T3">, </text:span><text:span text:style-name="T74">지주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underscore</text:p>
          </table:table-cell>
          <table:table-cell table:style-name="ce15" office:value-type="string" calcext:value-type="string">
            <text:p>밑줄을<text:span text:style-name="T75"> </text:span><text:span text:style-name="T76">긋다</text:span><text:span text:style-name="T8">, </text:span><text:span text:style-name="T76">강조하다</text:span><text:span text:style-name="T8">; </text:span><text:span text:style-name="T76">예고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underwrite</text:p>
          </table:table-cell>
          <table:table-cell table:style-name="ce15" office:value-type="string" calcext:value-type="string">
            <text:p>후원하다<text:span text:style-name="T19">, </text:span><text:span text:style-name="T72">보증하다</text:span><text:span text:style-name="T11">, </text:span><text:span text:style-name="T72">보험에</text:span><text:span text:style-name="T11"> </text:span><text:span text:style-name="T72">가입하다</text:span><text:span text:style-name="T11">; </text:span><text:span text:style-name="T72">서명하다</text:span><text:span text:style-name="T11">, subsidize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unilateral</text:p>
          </table:table-cell>
          <table:table-cell table:style-name="ce15" office:value-type="string" calcext:value-type="string">
            <text:p>한쪽<text:span text:style-name="T75"> </text:span><text:span text:style-name="T76">편만의</text:span><text:span text:style-name="T8">, </text:span><text:span text:style-name="T76">단독적인</text:span><text:span text:style-name="T8">, </text:span><text:span text:style-name="T76">일방적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usury</text:p>
          </table:table-cell>
          <table:table-cell table:style-name="ce15" office:value-type="string" calcext:value-type="string">
            <text:p>고리대금업<text:span text:style-name="T83">, </text:span><text:span text:style-name="T84">대단히</text:span><text:span text:style-name="T14"> </text:span><text:span text:style-name="T84">비싼</text:span><text:span text:style-name="T14"> </text:span><text:span text:style-name="T84">이자</text:span><text:span text:style-name="T14">, </text:span><text:span text:style-name="T84">폭리</text:span><text:span text:style-name="T14">; usurp-</text:span><text:span text:style-name="T84">불법적인</text:span><text:span text:style-name="T14"> </text:span><text:span text:style-name="T84">획득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acuous</text:p>
          </table:table-cell>
          <table:table-cell table:style-name="ce15" office:value-type="string" calcext:value-type="string">
            <text:p>공허한<text:span text:style-name="T92">, </text:span><text:span text:style-name="T93">빈</text:span><text:span text:style-name="T94">, </text:span><text:span text:style-name="T93">얼빠진</text:span><text:span text:style-name="T94">, </text:span><text:span text:style-name="T93">머리가</text:span><text:span text:style-name="T94"> </text:span><text:span text:style-name="T93">텅빈</text:span><text:span text:style-name="T94">, </text:span><text:span text:style-name="T93">아무것도</text:span><text:span text:style-name="T94"> </text:span><text:span text:style-name="T93">하지</text:span><text:span text:style-name="T94"> </text:span><text:span text:style-name="T93">않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agary</text:p>
          </table:table-cell>
          <table:table-cell table:style-name="ce15" office:value-type="string" calcext:value-type="string">
            <text:p>엉뚱한<text:span text:style-name="T75"> </text:span><text:span text:style-name="T76">짓</text:span><text:span text:style-name="T8">, </text:span><text:span text:style-name="T76">기발한</text:span><text:span text:style-name="T8"> </text:span><text:span text:style-name="T76">행동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anquish</text:p>
          </table:table-cell>
          <table:table-cell table:style-name="ce15" office:value-type="string" calcext:value-type="string">
            <text:p>정복하다<text:span text:style-name="T6">, </text:span><text:span text:style-name="T91">이기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eneer</text:p>
          </table:table-cell>
          <table:table-cell table:style-name="ce15" office:value-type="string" calcext:value-type="string">
            <text:p>합판<text:span text:style-name="T73">; </text:span><text:span text:style-name="T74">겉치장</text:span><text:span text:style-name="T3">, </text:span><text:span text:style-name="T74">허식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erdant</text:p>
          </table:table-cell>
          <table:table-cell table:style-name="ce15" office:value-type="string" calcext:value-type="string">
            <text:p>신록의<text:span text:style-name="T75">, </text:span><text:span text:style-name="T76">푸릇푸릇한</text:span><text:span text:style-name="T8">; </text:span><text:span text:style-name="T76">미숙한</text:span><text:span text:style-name="T8">, </text:span><text:span text:style-name="T76">순진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erge</text:p>
          </table:table-cell>
          <table:table-cell table:style-name="ce15" office:value-type="string" calcext:value-type="string">
            <text:p>모서리<text:span text:style-name="T19">, </text:span><text:span text:style-name="T72">가장자리</text:span><text:span text:style-name="T11">; </text:span><text:span text:style-name="T72">경계</text:span><text:span text:style-name="T11">, </text:span><text:span text:style-name="T72">끝</text:span><text:span text:style-name="T11">, brink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erity</text:p>
          </table:table-cell>
          <table:table-cell table:style-name="ce15" office:value-type="string" calcext:value-type="string">
            <text:p>진실<text:span text:style-name="T6">, </text:span><text:span text:style-name="T91">사실</text:span><text:span text:style-name="T6">, </text:span><text:span text:style-name="T91">진리</text:span><text:span text:style-name="T6">, veracity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ie</text:p>
          </table:table-cell>
          <table:table-cell table:style-name="ce15" office:value-type="string" calcext:value-type="string">
            <text:p>경쟁하다<text:span text:style-name="T75">, </text:span><text:span text:style-name="T76">겨루다</text:span><text:span text:style-name="T8">, </text:span><text:span text:style-name="T76">우열을</text:span><text:span text:style-name="T8"> </text:span><text:span text:style-name="T76">다투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igilant</text:p>
          </table:table-cell>
          <table:table-cell table:style-name="ce15" office:value-type="string" calcext:value-type="string">
            <text:p>자지<text:span text:style-name="T19"> </text:span><text:span text:style-name="T72">않고</text:span><text:span text:style-name="T11"> </text:span><text:span text:style-name="T72">지키는</text:span><text:span text:style-name="T11">, </text:span><text:span text:style-name="T72">방심하지</text:span><text:span text:style-name="T11"> </text:span><text:span text:style-name="T72">않는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ignette</text:p>
          </table:table-cell>
          <table:table-cell table:style-name="ce15" office:value-type="string" calcext:value-type="string">
            <text:p>삽화<text:span text:style-name="T75">, </text:span><text:span text:style-name="T76">당초</text:span><text:span text:style-name="T8"> </text:span><text:span text:style-name="T76">장시</text:span><text:span text:style-name="T8">, </text:span><text:span text:style-name="T76">당초무늬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iscous</text:p>
          </table:table-cell>
          <table:table-cell table:style-name="ce15" office:value-type="string" calcext:value-type="string">
            <text:p>끈끈한<text:span text:style-name="T75">, </text:span><text:span text:style-name="T76">끈적거리는</text:span><text:span text:style-name="T8">, </text:span><text:span text:style-name="T76">점착성의</text:span><text:span text:style-name="T8">(sticky); </text:span><text:span text:style-name="T76">점성의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ivacious</text:p>
          </table:table-cell>
          <table:table-cell table:style-name="ce15" office:value-type="string" calcext:value-type="string">
            <text:p>활발한<text:span text:style-name="T73">, </text:span><text:span text:style-name="T74">쾌활한</text:span><text:span text:style-name="T3">, </text:span><text:span text:style-name="T74">명랑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ogue</text:p>
          </table:table-cell>
          <table:table-cell office:value-type="string" calcext:value-type="string">
            <text:p>[<text:span text:style-name="T122">어던</text:span><text:span text:style-name="T123"> </text:span><text:span text:style-name="T124">시기의</text:span><text:span text:style-name="T123">] </text:span><text:span text:style-name="T124">유행</text:span><text:span text:style-name="T123">[</text:span><text:span text:style-name="T124">품</text:span><text:span text:style-name="T123">], </text:span><text:span text:style-name="T124">성행</text:span><text:span text:style-name="T123">(fashion); </text:span><text:span text:style-name="T124">인기</text:span><text:span text:style-name="T123">, </text:span><text:span text:style-name="T124">호평</text:span><text:span text:style-name="T123">; vague-</text:span><text:span text:style-name="T124">모호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oluminous</text:p>
          </table:table-cell>
          <table:table-cell table:style-name="ce15" office:value-type="string" calcext:value-type="string">
            <text:p>저서가<text:span text:style-name="T92"> </text:span><text:span text:style-name="T93">많은</text:span><text:span text:style-name="T94">, </text:span><text:span text:style-name="T93">다작의</text:span><text:span text:style-name="T94">; </text:span><text:span text:style-name="T93">부수가</text:span><text:span text:style-name="T94"> </text:span><text:span text:style-name="T93">많은</text:span><text:span text:style-name="T94">, </text:span><text:span text:style-name="T93">수많은</text:span><text:span text:style-name="T94">; </text:span><text:span text:style-name="T93">큰</text:span><text:span text:style-name="T94">, </text:span><text:span text:style-name="T93">더치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oluptuous</text:p>
          </table:table-cell>
          <table:table-cell table:style-name="ce15" office:value-type="string" calcext:value-type="string">
            <text:p>관능의<text:span text:style-name="T19"> </text:span><text:span text:style-name="T72">만족에</text:span><text:span text:style-name="T11"> </text:span><text:span text:style-name="T72">젖은</text:span><text:span text:style-name="T11">; </text:span><text:span text:style-name="T72">방탕한</text:span><text:span text:style-name="T11">; </text:span><text:span text:style-name="T72">관능적인</text:span><text:span text:style-name="T11">, </text:span><text:span text:style-name="T72">요염한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voracious</text:p>
          </table:table-cell>
          <table:table-cell table:style-name="ce15" office:value-type="string" calcext:value-type="string">
            <text:p>게걸스레<text:span text:style-name="T83"> </text:span><text:span text:style-name="T84">먹는</text:span><text:span text:style-name="T14">, </text:span><text:span text:style-name="T84">대식하는</text:span><text:span text:style-name="T14">; [</text:span><text:span text:style-name="T84">사람이</text:span><text:span text:style-name="T14">]</text:span><text:span text:style-name="T84">싫증내지</text:span><text:span text:style-name="T14"> </text:span><text:span text:style-name="T84">않는</text:span><text:span text:style-name="T14">, </text:span><text:span text:style-name="T84">탐욕스러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waft</text:p>
          </table:table-cell>
          <table:table-cell office:value-type="string" calcext:value-type="string">
            <text:p>[<text:span text:style-name="T80">특히</text:span><text:span text:style-name="T81"> </text:span><text:span text:style-name="T82">공중을</text:span><text:span text:style-name="T81">] </text:span><text:span text:style-name="T82">떠돌다</text:span><text:span text:style-name="T81">, </text:span><text:span text:style-name="T82">흐르다</text:span><text:span text:style-name="T81">, </text:span><text:span text:style-name="T82">부동하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waive</text:p>
          </table:table-cell>
          <table:table-cell office:value-type="string" calcext:value-type="string">
            <text:p>[<text:span text:style-name="T69">권리</text:span><text:span text:style-name="T70">, </text:span><text:span text:style-name="T71">주장</text:span><text:span text:style-name="T70"> </text:span><text:span text:style-name="T71">등</text:span><text:span text:style-name="T70">]</text:span><text:span text:style-name="T71">을</text:span><text:span text:style-name="T70"> </text:span><text:span text:style-name="T71">버리다</text:span><text:span text:style-name="T70">, ...</text:span><text:span text:style-name="T71">을</text:span><text:span text:style-name="T70"> </text:span><text:span text:style-name="T71">고의로</text:span><text:span text:style-name="T70"> </text:span><text:span text:style-name="T71">포기하다</text:span><text:span text:style-name="T70">; </text:span><text:span text:style-name="T71">무시하다</text:span><text:span text:style-name="T70">, renounce; waver-</text:span><text:span text:style-name="T71">흔들리다</text:span><text:span text:style-name="T70">, weave-</text:span><text:span text:style-name="T71">짜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wake</text:p>
          </table:table-cell>
          <table:table-cell table:style-name="ce15" office:value-type="string" calcext:value-type="string">
            <text:p>장례식<text:span text:style-name="T148"> </text:span><text:span text:style-name="T149">전야의</text:span><text:span text:style-name="T150"> </text:span><text:span text:style-name="T149">철야</text:span><text:span text:style-name="T150">, </text:span><text:span text:style-name="T149">교회</text:span><text:span text:style-name="T150"> </text:span><text:span text:style-name="T149">헌당</text:span><text:span text:style-name="T150"> </text:span><text:span text:style-name="T149">기념</text:span><text:span text:style-name="T150"> </text:span><text:span text:style-name="T149">축제</text:span><text:span text:style-name="T150">; </text:span><text:span text:style-name="T149">그</text:span><text:span text:style-name="T150"> </text:span><text:span text:style-name="T149">전야의</text:span><text:span text:style-name="T150"> </text:span><text:span text:style-name="T149">철야제</text:span><text:span text:style-name="T150">; </text:span><text:span text:style-name="T149">눈뜨고</text:span><text:span text:style-name="T150"> </text:span><text:span text:style-name="T149">있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wane</text:p>
          </table:table-cell>
          <table:table-cell table:style-name="ce15" office:value-type="string" calcext:value-type="string">
            <text:p>작아지다<text:span text:style-name="T119">, [</text:span><text:span text:style-name="T120">권력</text:span><text:span text:style-name="T121">, </text:span><text:span text:style-name="T120">명성</text:span><text:span text:style-name="T121"> </text:span><text:span text:style-name="T120">따위가</text:span><text:span text:style-name="T121">]</text:span><text:span text:style-name="T120">약화되다</text:span><text:span text:style-name="T121">, </text:span><text:span text:style-name="T120">시들다</text:span><text:span text:style-name="T121">; </text:span><text:span text:style-name="T120">감소되다</text:span><text:span text:style-name="T121">, [</text:span><text:span text:style-name="T120">달이</text:span><text:span text:style-name="T121">]</text:span><text:span text:style-name="T120">이울다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warrant</text:p>
          </table:table-cell>
          <table:table-cell office:value-type="string" calcext:value-type="string">
            <text:p>...<text:span text:style-name="T113">을</text:span><text:span text:style-name="T114"> </text:span><text:span text:style-name="T115">정당화하다</text:span><text:span text:style-name="T114">,</text:span><text:span text:style-name="T115">옳다고</text:span><text:span text:style-name="T114"> </text:span><text:span text:style-name="T115">하다</text:span><text:span text:style-name="T114">(justify);...</text:span><text:span text:style-name="T115">에</text:span><text:span text:style-name="T114"> </text:span><text:span text:style-name="T115">권한을</text:span><text:span text:style-name="T114"> </text:span><text:span text:style-name="T115">주다</text:span><text:span text:style-name="T114">;...</text:span><text:span text:style-name="T115">을</text:span><text:span text:style-name="T114"> </text:span><text:span text:style-name="T115">보증하다</text:span><text:span text:style-name="T114">(guarantee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wary</text:p>
          </table:table-cell>
          <table:table-cell table:style-name="ce15" office:value-type="string" calcext:value-type="string">
            <text:p>주의<text:span text:style-name="T19"> </text:span><text:span text:style-name="T72">깊은</text:span><text:span text:style-name="T11">, </text:span><text:span text:style-name="T72">신중한</text:span><text:span text:style-name="T11">, </text:span><text:span text:style-name="T72">조심성</text:span><text:span text:style-name="T11"> </text:span><text:span text:style-name="T72">있는</text:span><text:span text:style-name="T11">(watchful)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wizened</text:p>
          </table:table-cell>
          <table:table-cell table:style-name="ce15" office:value-type="string" calcext:value-type="string">
            <text:p>시든<text:span text:style-name="T6">, </text:span><text:span text:style-name="T91">이운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woe</text:p>
          </table:table-cell>
          <table:table-cell table:style-name="ce15" office:value-type="string" calcext:value-type="string">
            <text:p>비애<text:span text:style-name="T19">, </text:span><text:span text:style-name="T72">비통</text:span><text:span text:style-name="T11">, </text:span><text:span text:style-name="T72">고뇌</text:span><text:span text:style-name="T11">; </text:span><text:span text:style-name="T72">재난</text:span><text:span text:style-name="T11">, </text:span><text:span text:style-name="T72">화</text:span><text:span text:style-name="T11">(calamity), </text:span><text:span text:style-name="T72">고생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wrath</text:p>
          </table:table-cell>
          <table:table-cell table:style-name="ce15" office:value-type="string" calcext:value-type="string">
            <text:p>분노<text:span text:style-name="T6">, </text:span><text:span text:style-name="T91">격노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zeitgeist</text:p>
          </table:table-cell>
          <table:table-cell table:style-name="ce15" office:value-type="string" calcext:value-type="string">
            <text:p>시대정신<text:span text:style-name="T6">, </text:span><text:span text:style-name="T91">시대사조</text:span>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zenith</text:p>
          </table:table-cell>
          <table:table-cell table:style-name="ce15" office:value-type="string" calcext:value-type="string">
            <text:p>정점<text:span text:style-name="T73">, </text:span><text:span text:style-name="T74">절정</text:span><text:span text:style-name="T3">, </text:span><text:span text:style-name="T74">전성</text:span></text:p>
          </table:table-cell>
          <table:table-cell table:number-columns-repeated="1022"/>
        </table:table-row>
        <table:table-row table:style-name="ro11" table:number-rows-repeated="104772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Titles" table:base-cell-address="$'Word Smart - 1'.$A$1" table:cell-range-address="$'Wordsmart - II'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돋움" svg:font-family="돋움"/>
    <style:font-face style:name="굴림체" svg:font-family="굴림체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\</number:text>
      <number:number number:decimal-places="0" loext:min-decimal-places="0" number:min-integer-digits="1" number:grouping="true"/>
    </number:number-style>
    <number:number-style style:name="N121">
      <number:text>-\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\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\</number:text>
      <number:number number:decimal-places="2" loext:min-decimal-places="2" number:min-integer-digits="1" number:grouping="true"/>
    </number:number-style>
    <number:number-style style:name="N123">
      <number:text>-\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\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\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돋움" fo:font-family="돋움" fo:font-size="11pt" style:font-name-asian="Noto Sans CJK SC Regular" style:font-family-asian="'Noto Sans CJK SC Regular'" style:font-family-generic-asian="system" style:font-pitch-asian="variable" style:font-size-asian="11pt" style:font-name-complex="돋움" style:font-family-complex="돋움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14.14pt" fo:margin-bottom="17.01pt" fo:margin-left="25.51pt" fo:margin-right="11.34pt" style:first-page-number="continue" style:scale-to="100%" style:table-centering="horizontal" style:writing-mode="lr-tb"/>
      <style:header-style>
        <style:header-footer-properties fo:min-height="21.26pt" fo:margin-left="28.35pt" fo:margin-right="42.49pt" fo:margin-bottom="0pt"/>
      </style:header-style>
      <style:footer-style>
        <style:header-footer-properties fo:min-height="21.26pt" fo:margin-left="28.35pt" fo:margin-right="42.49pt" fo:margin-top="9.8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0" style:font-size-asian="10pt" style:font-style-asian="normal" style:font-weight-asian="0" style:font-size-complex="10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d_20_Smart_20_-_20_1" style:display-name="PageStyle_Word Smart -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dsmart_20_-_20_II" style:display-name="PageStyle_Wordsmart - II" style:page-layout-name="Mpm4">
      <style:header style:display="false"/>
      <style:header-left style:display="false"/>
      <style:footer>
        <text:p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양호준</meta:initial-creator>
    <meta:creation-date>2000-11-14T22:55:25</meta:creation-date>
    <dc:date>2017-02-19T14:52:34.982334195</dc:date>
    <meta:print-date>2000-11-18T09:11:52</meta:print-date>
    <meta:editing-duration>PT59S</meta:editing-duration>
    <meta:editing-cycles>1</meta:editing-cycles>
    <meta:document-statistic meta:table-count="2" meta:cell-count="3534" meta:object-count="0"/>
    <meta:generator>LibreOffice/5.1.4.2$Linux_X86_64 LibreOffice_project/1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삭제()
'
' 삭제 Macro
' 양호준이(가) 2000-11-14에 기록한 매크로
'
' 바로 가기 키: Ctrl+Shift+D
'
    ActiveCell.Rows("1:1").EntireRow.Select
    Selection.Delete Shift:=xlUp
End Sub
Sub 셀병합취소()
'
' 셀병합취소 Macro
' 양호준이(가) 2000-11-14에 기록한 매크로
'
' 바로 가기 키: Ctrl+Shift+U
'
    With Selection
        .HorizontalAlignment = xlJustify
        .VerticalAlignment = xlTop
        .WrapText = True
        .Orientation = 0
        .AddIndent = False
        .ShrinkToFit = False
        .MergeCells = False
    End With
End Sub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Sub 셀영역의가운데로세로()
'
' 셀영역의가운데로세로 Macro
' 양호준이(가) 2000-11-15에 기록한 매크로
'
' 바로 가기 키: Ctrl+Shift+M
'
    With Selection
        .HorizontalAlignment = xlJustify
        .VerticalAlignment = xlCenter
        .WrapText = True
        .Orientation = 0
        .AddIndent = False
        .ShrinkToFit = False
        .MergeCells = False
    End With
End Sub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Sub 삽입()
'
' 삽입 Macro
' 양호준이(가) 2000-11-16에 기록한 매크로
'
' 바로 가기 키: Ctrl+Shift+I
'
    ActiveCell.Rows("1:1").EntireRow.Select
    Selection.Insert Shift:=xlDown
End Sub
Sub 셀높이십으로()
'
' 셀높이십으로 Macro
' 양호준이(가) 2000-11-16에 기록한 매크로
'
' 바로 가기 키: Ctrl+Shift+T
'
    ActiveCell.Rows("1:1").EntireRow.RowHeight = 10.5
End Sub
Sub 붉은색으로()
'
' 붉은색으로 Macro
' 양호준이(가) 2000-11-16에 기록한 매크로
'
' 바로 가기 키: Ctrl+Shift+R
'
    Selection.Font.ColorIndex = 3
    Application.CommandBars("Stop Recording").Visible = False
End Sub
Sub 검정색으로()
'
' 검정색으로 Macro
' 양호준이(가) 2000-11-16에 기록한 매크로
'
' 바로 가기 키: Ctrl+Shift+G
'
    Selection.Font.ColorIndex = 0
End Sub
Sub 파란색으로()
'
' 파란색으로 Macro
' 양호준이(가) 2000-11-16에 기록한 매크로
'
' 바로 가기 키: Ctrl+Shift+P
'
    Selection.Font.ColorIndex = 5
End Sub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페이지나누기()
'
' 페이지나누기 Macro
' 양호준이(가) 2000-11-18에 기록한 매크로
'
' 바로 가기 키: Ctrl+Shift+Z
'
    ActiveWindow.SelectedSheets.HPageBreaks.Add Before:=ActiveCell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Module2"/>
  <library:element library:name="Module3"/>
  <library:element library:name="Module4"/>
  <library:element library:name="Sheet1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